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82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0.965cm"/>
    </style:style>
    <style:style style:name="co11" style:family="table-column">
      <style:table-column-properties fo:break-before="auto" style:column-width="1.93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1.148cm"/>
    </style:style>
    <style:style style:name="co16" style:family="table-column">
      <style:table-column-properties fo:break-before="auto" style:column-width="2.148cm"/>
    </style:style>
    <style:style style:name="co17" style:family="table-column">
      <style:table-column-properties fo:break-before="auto" style:column-width="1.113cm"/>
    </style:style>
    <style:style style:name="co18" style:family="table-column">
      <style:table-column-properties fo:break-before="auto" style:column-width="1.905cm"/>
    </style:style>
    <style:style style:name="co32" style:family="table-column">
      <style:table-column-properties fo:break-before="auto" style:column-width="1.18cm"/>
    </style:style>
    <style:style style:name="co33" style:family="table-column">
      <style:table-column-properties fo:break-before="auto" style:column-width="1.21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.187cm"/>
    </style:style>
    <style:style style:name="co36" style:family="table-column">
      <style:table-column-properties fo:break-before="auto" style:column-width="1.954cm"/>
    </style:style>
    <style:style style:name="co37" style:family="table-column">
      <style:table-column-properties fo:break-before="auto" style:column-width="0.942cm"/>
    </style:style>
    <style:style style:name="co38" style:family="table-column">
      <style:table-column-properties fo:break-before="auto" style:column-width="1.633cm"/>
    </style:style>
    <style:style style:name="co22" style:family="table-column">
      <style:table-column-properties fo:break-before="auto" style:column-width="1.422cm"/>
    </style:style>
    <style:style style:name="co39" style:family="table-column">
      <style:table-column-properties fo:break-before="auto" style:column-width="13.01cm"/>
    </style:style>
    <style:style style:name="co28" style:family="table-column">
      <style:table-column-properties fo:break-before="auto" style:column-width="1.118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1.392cm"/>
    </style:style>
    <style:style style:name="co31" style:family="table-column">
      <style:table-column-properties fo:break-before="auto" style:column-width="1.286cm"/>
    </style:style>
    <style:style style:name="co40" style:family="table-column">
      <style:table-column-properties fo:break-before="auto" style:column-width="1.535cm"/>
    </style:style>
    <style:style style:name="co41" style:family="table-column">
      <style:table-column-properties fo:break-before="auto" style:column-width="1.928cm"/>
    </style:style>
    <style:style style:name="co42" style:family="table-column">
      <style:table-column-properties fo:break-before="auto" style:column-width="1.064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997cm"/>
    </style:style>
    <style:style style:name="co45" style:family="table-column">
      <style:table-column-properties fo:break-before="auto" style:column-width="1.3cm"/>
    </style:style>
    <style:style style:name="co46" style:family="table-column">
      <style:table-column-properties fo:break-before="auto" style:column-width="1.24cm"/>
    </style:style>
    <style:style style:name="co47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91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0" style:family="table-cell" style:parent-style-name="Default">
      <style:table-cell-properties fo:border-bottom="0.06pt solid #000000" fo:border-left="none" fo:border-right="none" fo:border-top="none"/>
    </style:style>
    <style:style style:name="ce101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2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03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8" style:family="table-cell" style:parent-style-name="Default" style:data-style-name="N1"/>
    <style:style style:name="ce10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11" style:family="table-cell" style:parent-style-name="Default" style:data-style-name="N112"/>
    <style:style style:name="ce3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11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9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3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2" style:family="table-cell" style:parent-style-name="Default">
      <style:table-cell-properties fo:border-bottom="none" fo:border-left="none" fo:border-right="none" fo:border-top="0.06pt solid #000000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4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5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26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2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8" style:family="table-cell" style:parent-style-name="Default" style:data-style-name="N10003"/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5" style:family="table-cell" style:parent-style-name="Default">
      <style:text-properties style:text-underline-style="solid" style:text-underline-width="auto" style:text-underline-color="font-color"/>
    </style:style>
    <style:style style:name="ce9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7" style:family="table-cell" style:parent-style-name="Default">
      <style:table-cell-properties fo:border-bottom="0.06pt solid #000000" fo:border-left="none" fo:border-right="none" fo:border-top="none"/>
    </style:style>
    <style:style style:name="ce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14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 style:data-style-name="N1"/>
    <style:style style:name="ce1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112"/>
    <style:style style:name="ce1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131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4" style:family="table-cell" style:parent-style-name="Default">
      <style:table-cell-properties fo:border-bottom="0.06pt solid #000000" fo:border-left="none" fo:border-right="0.06pt solid #000000" fo:border-top="none"/>
    </style:style>
    <style:style style:name="ce135" style:family="table-cell" style:parent-style-name="Default" style:data-style-name="N1">
      <style:text-properties fo:font-weight="bold" style:font-weight-asian="bold" style:font-weight-complex="bold"/>
    </style:style>
    <style:style style:name="ce13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1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2" style:family="table-cell" style:parent-style-name="Default">
      <style:table-cell-properties fo:border-bottom="none" fo:border-left="none" fo:border-right="none" fo:border-top="0.06pt solid #000000"/>
    </style:style>
    <style:style style:name="ce14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4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45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46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4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8" style:family="table-cell" style:parent-style-name="Default" style:data-style-name="N100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_Acu_NA" table:style-name="ta1">
        <office:forms form:automatic-focus="false" form:apply-design-mode="false"/>
        <table:table-column table:style-name="co1" table:default-cell-style-name="ce64"/>
        <table:table-column table:style-name="co2" table:default-cell-style-name="Default"/>
        <table:table-column table:style-name="co3" table:number-columns-repeated="15" table:default-cell-style-name="ce64"/>
        <table:table-column table:style-name="co4" table:default-cell-style-name="ce64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69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70" office:value-type="string" calcext:value-type="string">
            <text:p>Casos acumulados</text:p>
          </table:table-cell>
          <table:table-cell table:number-columns-repeated="16"/>
          <table:table-cell table:style-name="ce94" table:number-columns-repeated="34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71"/>
          <table:table-cell table:style-name="ce66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66" office:value-type="string" calcext:value-type="string">
            <text:p>España</text:p>
          </table:table-cell>
          <table:table-cell table:style-name="ce66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66" office:value-type="string" calcext:value-type="string">
            <text:p>Italia</text:p>
          </table:table-cell>
          <table:table-cell table:style-name="ce66" office:value-type="string" calcext:value-type="string">
            <text:p>Irlanda</text:p>
          </table:table-cell>
          <table:table-cell table:style-name="ce66" office:value-type="string" calcext:value-type="string">
            <text:p>Luxemburgo</text:p>
          </table:table-cell>
          <table:table-cell table:style-name="ce66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72" office:value-type="date" office:date-value="2020-02-20" calcext:value-type="date">
            <text:p>20/02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65" table:number-columns-repeated="4"/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35"/>
        </table:table-row>
        <table:table-row table:style-name="ro1">
          <table:table-cell/>
          <table:table-cell table:style-name="ce73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73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74" office:value-type="date" office:date-value="2020-02-23" calcext:value-type="date">
            <text:p>23/02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150" calcext:value-type="float">
            <text:p>150</text:p>
          </table:table-cell>
          <table:table-cell table:style-name="ce66" table:number-columns-repeated="4"/>
          <table:table-cell table:style-name="ce66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2-24" calcext:value-type="date">
            <text:p>24/02</text:p>
          </table:table-cell>
          <table:table-cell table:style-name="ce65" office:value-type="float" office:value="16" calcext:value-type="float">
            <text:p>16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227" calcext:value-type="float">
            <text:p>227</text:p>
          </table:table-cell>
          <table:table-cell table:style-name="ce65" table:number-columns-repeated="3"/>
          <table:table-cell table:style-name="ce81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73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2-29" calcext:value-type="date">
            <text:p>29/02</text:p>
          </table:table-cell>
          <table:table-cell table:style-name="ce81" office:value-type="float" office:value="66" calcext:value-type="float">
            <text:p>66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2" office:value-type="float" office:value="59" calcext:value-type="float">
            <text:p>59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128" calcext:value-type="float">
            <text:p>1128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66"/>
          <table:table-cell table:style-name="ce74" office:value-type="date" office:date-value="2020-03-01" calcext:value-type="date">
            <text:p>01/03</text:p>
          </table:table-cell>
          <table:table-cell table:style-name="ce66" office:value-type="float" office:value="117" calcext:value-type="float">
            <text:p>117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84" calcext:value-type="float">
            <text:p>84</text:p>
          </table:table-cell>
          <table:table-cell table:style-name="ce66" office:value-type="float" office:value="130" calcext:value-type="float">
            <text:p>13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694" calcext:value-type="float">
            <text:p>1694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19" calcext:value-type="float">
            <text:p>19</text:p>
          </table:table-cell>
          <table:table-cell table:style-name="ce81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02" calcext:value-type="date">
            <text:p>02/03</text:p>
          </table:table-cell>
          <table:table-cell table:style-name="ce65" office:value-type="float" office:value="151" calcext:value-type="float">
            <text:p>15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float" office:value="191" calcext:value-type="float">
            <text:p>191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36" calcext:value-type="float">
            <text:p>2036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85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66"/>
          <table:table-cell table:style-name="ce74" office:value-type="date" office:date-value="2020-03-08" calcext:value-type="date">
            <text:p>08/03</text:p>
          </table:table-cell>
          <table:table-cell table:style-name="ce66" office:value-type="float" office:value="847" calcext:value-type="float">
            <text:p>847</text:p>
          </table:table-cell>
          <table:table-cell table:style-name="ce66" office:value-type="float" office:value="99" calcext:value-type="float">
            <text:p>99</text:p>
          </table:table-cell>
          <table:table-cell table:style-name="ce66" office:value-type="float" office:value="200" calcext:value-type="float">
            <text:p>200</text:p>
          </table:table-cell>
          <table:table-cell table:style-name="ce66" office:value-type="float" office:value="37" calcext:value-type="float">
            <text:p>37</text:p>
          </table:table-cell>
          <table:table-cell table:style-name="ce84" office:value-type="float" office:value="674" calcext:value-type="float">
            <text:p>674</text:p>
          </table:table-cell>
          <table:table-cell table:style-name="ce66" office:value-type="float" office:value="1126" calcext:value-type="float">
            <text:p>1126</text:p>
          </table:table-cell>
          <table:table-cell table:style-name="ce66" office:value-type="float" office:value="264" calcext:value-type="float">
            <text:p>264</text:p>
          </table:table-cell>
          <table:table-cell table:style-name="ce66" office:value-type="float" office:value="7375" calcext:value-type="float">
            <text:p>737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67" calcext:value-type="float">
            <text:p>167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271" calcext:value-type="float">
            <text:p>271</text:p>
          </table:table-cell>
          <table:table-cell table:style-name="ce66" office:value-type="float" office:value="225" calcext:value-type="float">
            <text:p>225</text:p>
          </table:table-cell>
          <table:table-cell table:style-name="ce66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09" calcext:value-type="date">
            <text:p>09/03</text:p>
          </table:table-cell>
          <table:table-cell table:style-name="ce65" office:value-type="float" office:value="1112" calcext:value-type="float">
            <text:p>1112</text:p>
          </table:table-cell>
          <table:table-cell table:style-name="ce65" office:value-type="float" office:value="131" calcext:value-type="float">
            <text:p>131</text:p>
          </table:table-cell>
          <table:table-cell table:style-name="ce65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65" office:value-type="float" office:value="999" calcext:value-type="float">
            <text:p>999</text:p>
          </table:table-cell>
          <table:table-cell table:style-name="ce65" office:value-type="float" office:value="1412" calcext:value-type="float">
            <text:p>1412</text:p>
          </table:table-cell>
          <table:table-cell table:style-name="ce65" office:value-type="float" office:value="321" calcext:value-type="float">
            <text:p>321</text:p>
          </table:table-cell>
          <table:table-cell table:style-name="ce65" office:value-type="float" office:value="9172" calcext:value-type="float">
            <text:p>9172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90" calcext:value-type="float">
            <text:p>190</text:p>
          </table:table-cell>
          <table:table-cell table:style-name="ce81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4" calcext:value-type="date">
            <text:p>14/03</text:p>
          </table:table-cell>
          <table:table-cell table:style-name="ce81" office:value-type="float" office:value="4585" calcext:value-type="float">
            <text:p>4585</text:p>
          </table:table-cell>
          <table:table-cell table:style-name="ce81" office:value-type="float" office:value="655" calcext:value-type="float">
            <text:p>655</text:p>
          </table:table-cell>
          <table:table-cell table:style-name="ce81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81" office:value-type="float" office:value="5753" calcext:value-type="float">
            <text:p>5753</text:p>
          </table:table-cell>
          <table:table-cell table:style-name="ce81" office:value-type="float" office:value="4500" calcext:value-type="float">
            <text:p>4500</text:p>
          </table:table-cell>
          <table:table-cell table:style-name="ce81" office:value-type="float" office:value="959" calcext:value-type="float">
            <text:p>959</text:p>
          </table:table-cell>
          <table:table-cell table:style-name="ce81" office:value-type="float" office:value="21157" calcext:value-type="float">
            <text:p>21157</text:p>
          </table:table-cell>
          <table:table-cell table:style-name="ce81" office:value-type="float" office:value="129" calcext:value-type="float">
            <text:p>129</text:p>
          </table:table-cell>
          <table:table-cell table:style-name="ce81" office:value-type="float" office:value="51" calcext:value-type="float">
            <text:p>51</text:p>
          </table:table-cell>
          <table:table-cell table:style-name="ce81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66"/>
          <table:table-cell table:style-name="ce74" office:value-type="date" office:date-value="2020-03-15" calcext:value-type="date">
            <text:p>15/03</text:p>
          </table:table-cell>
          <table:table-cell table:style-name="ce66" office:value-type="float" office:value="5813" calcext:value-type="float">
            <text:p>5813</text:p>
          </table:table-cell>
          <table:table-cell table:style-name="ce66" office:value-type="float" office:value="860" calcext:value-type="float">
            <text:p>860</text:p>
          </table:table-cell>
          <table:table-cell table:style-name="ce66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66" office:value-type="float" office:value="7753" calcext:value-type="float">
            <text:p>7753</text:p>
          </table:table-cell>
          <table:table-cell table:style-name="ce66" office:value-type="float" office:value="5400" calcext:value-type="float">
            <text:p>5400</text:p>
          </table:table-cell>
          <table:table-cell table:style-name="ce66" office:value-type="float" office:value="1135" calcext:value-type="float">
            <text:p>1135</text:p>
          </table:table-cell>
          <table:table-cell table:style-name="ce66" office:value-type="float" office:value="24747" calcext:value-type="float">
            <text:p>24747</text:p>
          </table:table-cell>
          <table:table-cell table:style-name="ce66" office:value-type="float" office:value="169" calcext:value-type="float">
            <text:p>169</text:p>
          </table:table-cell>
          <table:table-cell table:style-name="ce66" office:value-type="float" office:value="77" calcext:value-type="float">
            <text:p>77</text:p>
          </table:table-cell>
          <table:table-cell table:style-name="ce66" office:value-type="float" office:value="1077" calcext:value-type="float">
            <text:p>1077</text:p>
          </table:table-cell>
          <table:table-cell table:style-name="ce81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16" calcext:value-type="date">
            <text:p>16/03</text:p>
          </table:table-cell>
          <table:table-cell table:style-name="ce65" office:value-type="float" office:value="6012" calcext:value-type="float">
            <text:p>6012</text:p>
          </table:table-cell>
          <table:table-cell table:style-name="ce65" office:value-type="float" office:value="1016" calcext:value-type="float">
            <text:p>1016</text:p>
          </table:table-cell>
          <table:table-cell table:style-name="ce65" office:value-type="float" office:value="1058" calcext:value-type="float">
            <text:p>1058</text:p>
          </table:table-cell>
          <table:table-cell table:style-name="ce65" office:value-type="float" office:value="932" calcext:value-type="float">
            <text:p>932</text:p>
          </table:table-cell>
          <table:table-cell table:style-name="ce65" office:value-type="float" office:value="9191" calcext:value-type="float">
            <text:p>9191</text:p>
          </table:table-cell>
          <table:table-cell table:style-name="ce65" office:value-type="float" office:value="6633" calcext:value-type="float">
            <text:p>6633</text:p>
          </table:table-cell>
          <table:table-cell table:style-name="ce65" office:value-type="float" office:value="1413" calcext:value-type="float">
            <text:p>1413</text:p>
          </table:table-cell>
          <table:table-cell table:style-name="ce65" office:value-type="float" office:value="27980" calcext:value-type="float">
            <text:p>27980</text:p>
          </table:table-cell>
          <table:table-cell table:style-name="ce65" office:value-type="float" office:value="223" calcext:value-type="float">
            <text:p>223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float" office:value="1169" calcext:value-type="float">
            <text:p>1169</text:p>
          </table:table-cell>
          <table:table-cell table:style-name="ce65" office:value-type="float" office:value="331" calcext:value-type="float">
            <text:p>331</text:p>
          </table:table-cell>
          <table:table-cell table:style-name="ce65" office:value-type="float" office:value="1543" calcext:value-type="float">
            <text:p>1543</text:p>
          </table:table-cell>
          <table:table-cell table:style-name="ce65" office:value-type="float" office:value="1146" calcext:value-type="float">
            <text:p>1146</text:p>
          </table:table-cell>
          <table:table-cell table:style-name="ce65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66"/>
          <table:table-cell table:style-name="ce74" office:value-type="date" office:date-value="2020-03-22" calcext:value-type="date">
            <text:p>22/03</text:p>
          </table:table-cell>
          <table:table-cell table:style-name="ce66" office:value-type="float" office:value="18610" calcext:value-type="float">
            <text:p>18610</text:p>
          </table:table-cell>
          <table:table-cell table:style-name="ce66" office:value-type="float" office:value="3244" calcext:value-type="float">
            <text:p>3244</text:p>
          </table:table-cell>
          <table:table-cell table:style-name="ce66" office:value-type="float" office:value="3401" calcext:value-type="float">
            <text:p>3401</text:p>
          </table:table-cell>
          <table:table-cell table:style-name="ce66" office:value-type="float" office:value="1512" calcext:value-type="float">
            <text:p>1512</text:p>
          </table:table-cell>
          <table:table-cell table:style-name="ce66" office:value-type="float" office:value="28572" calcext:value-type="float">
            <text:p>28572</text:p>
          </table:table-cell>
          <table:table-cell table:style-name="ce66" office:value-type="float" office:value="16018" calcext:value-type="float">
            <text:p>16018</text:p>
          </table:table-cell>
          <table:table-cell table:style-name="ce66" office:value-type="float" office:value="4204" calcext:value-type="float">
            <text:p>4204</text:p>
          </table:table-cell>
          <table:table-cell table:style-name="ce66" office:value-type="float" office:value="59138" calcext:value-type="float">
            <text:p>59138</text:p>
          </table:table-cell>
          <table:table-cell table:style-name="ce66" office:value-type="float" office:value="906" calcext:value-type="float">
            <text:p>906</text:p>
          </table:table-cell>
          <table:table-cell table:style-name="ce66" office:value-type="float" office:value="798" calcext:value-type="float">
            <text:p>798</text:p>
          </table:table-cell>
          <table:table-cell table:style-name="ce66" office:value-type="float" office:value="2132" calcext:value-type="float">
            <text:p>2132</text:p>
          </table:table-cell>
          <table:table-cell table:style-name="ce66" office:value-type="float" office:value="1600" calcext:value-type="float">
            <text:p>1600</text:p>
          </table:table-cell>
          <table:table-cell table:style-name="ce66" office:value-type="float" office:value="5683" calcext:value-type="float">
            <text:p>5683</text:p>
          </table:table-cell>
          <table:table-cell table:style-name="ce66" office:value-type="float" office:value="1984" calcext:value-type="float">
            <text:p>1984</text:p>
          </table:table-cell>
          <table:table-cell table:style-name="ce66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23" calcext:value-type="date">
            <text:p>23/03</text:p>
          </table:table-cell>
          <table:table-cell table:style-name="ce65" office:value-type="float" office:value="22672" calcext:value-type="float">
            <text:p>22672</text:p>
          </table:table-cell>
          <table:table-cell table:style-name="ce65" office:value-type="float" office:value="3924" calcext:value-type="float">
            <text:p>3924</text:p>
          </table:table-cell>
          <table:table-cell table:style-name="ce65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65" office:value-type="float" office:value="33089" calcext:value-type="float">
            <text:p>33089</text:p>
          </table:table-cell>
          <table:table-cell table:style-name="ce65" office:value-type="float" office:value="19856" calcext:value-type="float">
            <text:p>19856</text:p>
          </table:table-cell>
          <table:table-cell table:style-name="ce65" office:value-type="float" office:value="4749" calcext:value-type="float">
            <text:p>4749</text:p>
          </table:table-cell>
          <table:table-cell table:style-name="ce65" office:value-type="float" office:value="63927" calcext:value-type="float">
            <text:p>63927</text:p>
          </table:table-cell>
          <table:table-cell table:style-name="ce65" office:value-type="float" office:value="1125" calcext:value-type="float">
            <text:p>1125</text:p>
          </table:table-cell>
          <table:table-cell table:style-name="ce65" office:value-type="float" office:value="875" calcext:value-type="float">
            <text:p>875</text:p>
          </table:table-cell>
          <table:table-cell table:style-name="ce65" office:value-type="float" office:value="2371" calcext:value-type="float">
            <text:p>2371</text:p>
          </table:table-cell>
          <table:table-cell table:style-name="ce81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30" calcext:value-type="date">
            <text:p>30/03</text:p>
          </table:table-cell>
          <table:table-cell table:style-name="ce65" office:value-type="float" office:value="57298" calcext:value-type="float">
            <text:p>57298</text:p>
          </table:table-cell>
          <table:table-cell table:style-name="ce65" office:value-type="float" office:value="9377" calcext:value-type="float">
            <text:p>9377</text:p>
          </table:table-cell>
          <table:table-cell table:style-name="ce65" office:value-type="float" office:value="11899" calcext:value-type="float">
            <text:p>11899</text:p>
          </table:table-cell>
          <table:table-cell table:style-name="ce65" office:value-type="float" office:value="2755" calcext:value-type="float">
            <text:p>2755</text:p>
          </table:table-cell>
          <table:table-cell table:style-name="ce65" office:value-type="float" office:value="85195" calcext:value-type="float">
            <text:p>85195</text:p>
          </table:table-cell>
          <table:table-cell table:style-name="ce65" office:value-type="float" office:value="44550" calcext:value-type="float">
            <text:p>44550</text:p>
          </table:table-cell>
          <table:table-cell table:style-name="ce65" office:value-type="float" office:value="11750" calcext:value-type="float">
            <text:p>11750</text:p>
          </table:table-cell>
          <table:table-cell table:style-name="ce65" office:value-type="float" office:value="101739" calcext:value-type="float">
            <text:p>101739</text:p>
          </table:table-cell>
          <table:table-cell table:style-name="ce65" office:value-type="float" office:value="2910" calcext:value-type="float">
            <text:p>2910</text:p>
          </table:table-cell>
          <table:table-cell table:style-name="ce65" office:value-type="float" office:value="1988" calcext:value-type="float">
            <text:p>1988</text:p>
          </table:table-cell>
          <table:table-cell table:style-name="ce65" office:value-type="float" office:value="4226" calcext:value-type="float">
            <text:p>4226</text:p>
          </table:table-cell>
          <table:table-cell table:style-name="ce65" office:value-type="float" office:value="6408" calcext:value-type="float">
            <text:p>6408</text:p>
          </table:table-cell>
          <table:table-cell table:style-name="ce65" office:value-type="float" office:value="22271" calcext:value-type="float">
            <text:p>22271</text:p>
          </table:table-cell>
          <table:table-cell table:style-name="ce65" office:value-type="float" office:value="4358" calcext:value-type="float">
            <text:p>4358</text:p>
          </table:table-cell>
          <table:table-cell table:style-name="ce65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4" calcext:value-type="float">
            <text:p>5874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93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6" calcext:value-type="float">
            <text:p>6476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3" calcext:value-type="float">
            <text:p>6833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66"/>
          <table:table-cell table:style-name="ce74" office:value-type="date" office:date-value="2020-04-05" calcext:value-type="date">
            <text:p>05/04</text:p>
          </table:table-cell>
          <table:table-cell table:style-name="ce66" office:value-type="float" office:value="91714" calcext:value-type="float">
            <text:p>91714</text:p>
          </table:table-cell>
          <table:table-cell table:style-name="ce66" office:value-type="float" office:value="11907" calcext:value-type="float">
            <text:p>11907</text:p>
          </table:table-cell>
          <table:table-cell table:style-name="ce66" office:value-type="float" office:value="19691" calcext:value-type="float">
            <text:p>19691</text:p>
          </table:table-cell>
          <table:table-cell table:style-name="ce66" office:value-type="float" office:value="4561" calcext:value-type="float">
            <text:p>4561</text:p>
          </table:table-cell>
          <table:table-cell table:style-name="ce66" office:value-type="float" office:value="130759" calcext:value-type="float">
            <text:p>130759</text:p>
          </table:table-cell>
          <table:table-cell table:style-name="ce66" office:value-type="float" office:value="70478" calcext:value-type="float">
            <text:p>70478</text:p>
          </table:table-cell>
          <table:table-cell table:style-name="ce66" office:value-type="float" office:value="17851" calcext:value-type="float">
            <text:p>17851</text:p>
          </table:table-cell>
          <table:table-cell table:style-name="ce66" office:value-type="float" office:value="128948" calcext:value-type="float">
            <text:p>128948</text:p>
          </table:table-cell>
          <table:table-cell table:style-name="ce66" office:value-type="float" office:value="4994" calcext:value-type="float">
            <text:p>4994</text:p>
          </table:table-cell>
          <table:table-cell table:style-name="ce66" office:value-type="float" office:value="2804" calcext:value-type="float">
            <text:p>2804</text:p>
          </table:table-cell>
          <table:table-cell table:style-name="ce66" office:value-type="float" office:value="5640" calcext:value-type="float">
            <text:p>5640</text:p>
          </table:table-cell>
          <table:table-cell table:style-name="ce66" office:value-type="float" office:value="11278" calcext:value-type="float">
            <text:p>11278</text:p>
          </table:table-cell>
          <table:table-cell table:style-name="ce66" office:value-type="float" office:value="49481" calcext:value-type="float">
            <text:p>49481</text:p>
          </table:table-cell>
          <table:table-cell table:style-name="ce66" office:value-type="float" office:value="7174" calcext:value-type="float">
            <text:p>7174</text:p>
          </table:table-cell>
          <table:table-cell table:style-name="ce66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4-06" calcext:value-type="date">
            <text:p>06/04</text:p>
          </table:table-cell>
          <table:table-cell table:style-name="ce65" office:value-type="float" office:value="95391" calcext:value-type="float">
            <text:p>95391</text:p>
          </table:table-cell>
          <table:table-cell table:style-name="ce65" office:value-type="float" office:value="12206" calcext:value-type="float">
            <text:p>12206</text:p>
          </table:table-cell>
          <table:table-cell table:style-name="ce65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65" office:value-type="float" office:value="135032" calcext:value-type="float">
            <text:p>135032</text:p>
          </table:table-cell>
          <table:table-cell table:style-name="ce65" office:value-type="float" office:value="74390" calcext:value-type="float">
            <text:p>74390</text:p>
          </table:table-cell>
          <table:table-cell table:style-name="ce65" office:value-type="float" office:value="18803" calcext:value-type="float">
            <text:p>18803</text:p>
          </table:table-cell>
          <table:table-cell table:style-name="ce65" office:value-type="float" office:value="132547" calcext:value-type="float">
            <text:p>132547</text:p>
          </table:table-cell>
          <table:table-cell table:style-name="ce65" office:value-type="float" office:value="5364" calcext:value-type="float">
            <text:p>5364</text:p>
          </table:table-cell>
          <table:table-cell table:style-name="ce65" office:value-type="float" office:value="2843" calcext:value-type="float">
            <text:p>2843</text:p>
          </table:table-cell>
          <table:table-cell table:style-name="ce65" office:value-type="float" office:value="5755" calcext:value-type="float">
            <text:p>5755</text:p>
          </table:table-cell>
          <table:table-cell table:style-name="ce81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4" calcext:value-type="float">
            <text:p>7564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2" calcext:value-type="float">
            <text:p>8302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8" calcext:value-type="float">
            <text:p>8958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602" calcext:value-type="float">
            <text:p>9602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7" calcext:value-type="float">
            <text:p>10057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51" calcext:value-type="float">
            <text:p>10451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66"/>
          <table:table-cell table:style-name="ce74" office:value-type="date" office:date-value="2020-04-12" calcext:value-type="date">
            <text:p>12/04</text:p>
          </table:table-cell>
          <table:table-cell table:style-name="ce66" office:value-type="float" office:value="120479" calcext:value-type="float">
            <text:p>120479</text:p>
          </table:table-cell>
          <table:table-cell table:style-name="ce66" office:value-type="float" office:value="13894" calcext:value-type="float">
            <text:p>13894</text:p>
          </table:table-cell>
          <table:table-cell table:style-name="ce66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66" office:value-type="float" office:value="166019" calcext:value-type="float">
            <text:p>166019</text:p>
          </table:table-cell>
          <table:table-cell table:style-name="ce66" office:value-type="float" office:value="95403" calcext:value-type="float">
            <text:p>95403</text:p>
          </table:table-cell>
          <table:table-cell table:style-name="ce66" office:value-type="float" office:value="25587" calcext:value-type="float">
            <text:p>25587</text:p>
          </table:table-cell>
          <table:table-cell table:style-name="ce66" office:value-type="float" office:value="156363" calcext:value-type="float">
            <text:p>156363</text:p>
          </table:table-cell>
          <table:table-cell table:style-name="ce66" office:value-type="float" office:value="9655" calcext:value-type="float">
            <text:p>9655</text:p>
          </table:table-cell>
          <table:table-cell table:style-name="ce66" office:value-type="float" office:value="3281" calcext:value-type="float">
            <text:p>3281</text:p>
          </table:table-cell>
          <table:table-cell table:style-name="ce66" office:value-type="float" office:value="6415" calcext:value-type="float">
            <text:p>6415</text:p>
          </table:table-cell>
          <table:table-cell table:style-name="ce81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4" calcext:value-type="float">
            <text:p>10914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4-13" calcext:value-type="date">
            <text:p>13/04</text:p>
          </table:table-cell>
          <table:table-cell table:style-name="ce65" office:value-type="float" office:value="123016" calcext:value-type="float">
            <text:p>123016</text:p>
          </table:table-cell>
          <table:table-cell table:style-name="ce65" office:value-type="float" office:value="13999" calcext:value-type="float">
            <text:p>13999</text:p>
          </table:table-cell>
          <table:table-cell table:style-name="ce65" office:value-type="float" office:value="30589" calcext:value-type="float">
            <text:p>30589</text:p>
          </table:table-cell>
          <table:table-cell table:style-name="ce65" office:value-type="float" office:value="6513" calcext:value-type="float">
            <text:p>6513</text:p>
          </table:table-cell>
          <table:table-cell table:style-name="ce65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65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65" office:value-type="float" office:value="10647" calcext:value-type="float">
            <text:p>10647</text:p>
          </table:table-cell>
          <table:table-cell table:style-name="ce65" office:value-type="float" office:value="3292" calcext:value-type="float">
            <text:p>3292</text:p>
          </table:table-cell>
          <table:table-cell table:style-name="ce65" office:value-type="float" office:value="6488" calcext:value-type="float">
            <text:p>6488</text:p>
          </table:table-cell>
          <table:table-cell table:style-name="ce65" office:value-type="float" office:value="16934" calcext:value-type="float">
            <text:p>16934</text:p>
          </table:table-cell>
          <table:table-cell table:style-name="ce65" office:value-type="float" office:value="88621" calcext:value-type="float">
            <text:p>88621</text:p>
          </table:table-cell>
          <table:table-cell table:style-name="ce65" office:value-type="float" office:value="11350" calcext:value-type="float">
            <text:p>11350</text:p>
          </table:table-cell>
          <table:table-cell table:style-name="ce65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30" calcext:value-type="float">
            <text:p>11830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4" calcext:value-type="float">
            <text:p>12434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8" calcext:value-type="float">
            <text:p>13058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6" calcext:value-type="float">
            <text:p>13746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0" calcext:value-type="float">
            <text:p>14270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9" calcext:value-type="date">
            <text:p>19/04</text:p>
          </table:table-cell>
          <table:table-cell office:value-type="float" office:value="139897" calcext:value-type="float">
            <text:p>139897</text:p>
          </table:table-cell>
          <table:table-cell office:value-type="float" office:value="14696" calcext:value-type="float">
            <text:p>14696</text:p>
          </table:table-cell>
          <table:table-cell office:value-type="float" office:value="38496" calcext:value-type="float">
            <text:p>38496</text:p>
          </table:table-cell>
          <table:table-cell office:value-type="float" office:value="7580" calcext:value-type="float">
            <text:p>7580</text:p>
          </table:table-cell>
          <table:table-cell office:value-type="float" office:value="198470" calcext:value-type="float">
            <text:p>198470</text:p>
          </table:table-cell>
          <table:table-cell office:value-type="float" office:value="112606" calcext:value-type="float">
            <text:p>112606</text:p>
          </table:table-cell>
          <table:table-cell office:value-type="float" office:value="32655" calcext:value-type="float">
            <text:p>32655</text:p>
          </table:table-cell>
          <table:table-cell office:value-type="float" office:value="178972" calcext:value-type="float">
            <text:p>178972</text:p>
          </table:table-cell>
          <table:table-cell office:value-type="float" office:value="15251" calcext:value-type="float">
            <text:p>15251</text:p>
          </table:table-cell>
          <table:table-cell/>
          <table:table-cell office:value-type="float" office:value="7068" calcext:value-type="float">
            <text:p>7068</text:p>
          </table:table-cell>
          <table:table-cell office:value-type="float" office:value="20206" calcext:value-type="float">
            <text:p>20206</text:p>
          </table:table-cell>
          <table:table-cell office:value-type="float" office:value="120067" calcext:value-type="float">
            <text:p>120067</text:p>
          </table:table-cell>
          <table:table-cell table:number-columns-repeated="37"/>
        </table:table-row>
        <table:table-row table:style-name="ro1" table:number-rows-repeated="3">
          <table:table-cell/>
          <table:table-cell table:style-name="ce73"/>
          <table:table-cell table:number-columns-repeated="50"/>
        </table:table-row>
        <table:table-row table:style-name="ro1" table:number-rows-repeated="38">
          <table:table-cell table:number-columns-repeated="52"/>
        </table:table-row>
        <table:table-row table:style-name="ro1">
          <table:table-cell table:style-name="ce67"/>
          <table:table-cell table:number-columns-repeated="13"/>
          <table:table-cell table:style-name="ce67" table:number-columns-repeated="4"/>
          <table:table-cell table:style-name="ce95" table:number-columns-repeated="34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table:table-column table:style-name="co8" table:default-cell-style-name="Default"/>
        <table:table-column table:style-name="co9" table:default-cell-style-name="Default"/>
        <table:table-column table:style-name="co9" table:number-columns-repeated="15" table:default-cell-style-name="ce64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69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70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1"/>
          <table:table-cell table:style-name="ce66" table:formula="of:=[C_Acu_NA.C8]" office:value-type="string" office:string-value="Alemania" calcext:value-type="string">
            <text:p>Alemania</text:p>
          </table:table-cell>
          <table:table-cell table:style-name="ce66" table:formula="of:=[C_Acu_NA.D8]" office:value-type="string" office:string-value="Austria" calcext:value-type="string">
            <text:p>Austria</text:p>
          </table:table-cell>
          <table:table-cell table:style-name="ce66" table:formula="of:=[C_Acu_NA.E8]" office:value-type="string" office:string-value="Bélgica" calcext:value-type="string">
            <text:p>Bélgica</text:p>
          </table:table-cell>
          <table:table-cell table:style-name="ce66" table:formula="of:=[C_Acu_NA.F8]" office:value-type="string" office:string-value="Dinamarca" calcext:value-type="string">
            <text:p>Dinamarca</text:p>
          </table:table-cell>
          <table:table-cell table:style-name="ce66" table:formula="of:=[C_Acu_NA.G8]" office:value-type="string" office:string-value="España" calcext:value-type="string">
            <text:p>España</text:p>
          </table:table-cell>
          <table:table-cell table:style-name="ce66" table:formula="of:=[C_Acu_NA.H8]" office:value-type="string" office:string-value="Francia" calcext:value-type="string">
            <text:p>Francia</text:p>
          </table:table-cell>
          <table:table-cell table:style-name="ce66" table:formula="of:=[C_Acu_NA.I8]" office:value-type="string" office:string-value="Holanda" calcext:value-type="string">
            <text:p>Holanda</text:p>
          </table:table-cell>
          <table:table-cell table:style-name="ce66" table:formula="of:=[C_Acu_NA.J8]" office:value-type="string" office:string-value="Italia" calcext:value-type="string">
            <text:p>Italia</text:p>
          </table:table-cell>
          <table:table-cell table:style-name="ce66" table:formula="of:=[C_Acu_NA.K8]" office:value-type="string" office:string-value="Irlanda" calcext:value-type="string">
            <text:p>Irlanda</text:p>
          </table:table-cell>
          <table:table-cell table:style-name="ce66" table:formula="of:=[C_Acu_NA.L8]" office:value-type="string" office:string-value="Luxemburgo" calcext:value-type="string">
            <text:p>Luxemburgo</text:p>
          </table:table-cell>
          <table:table-cell table:style-name="ce66" table:formula="of:=[C_Acu_NA.M8]" office:value-type="string" office:string-value="Noruega" calcext:value-type="string">
            <text:p>Noruega</text:p>
          </table:table-cell>
          <table:table-cell table:style-name="ce66" table:formula="of:=[C_Acu_NA.N8]" office:value-type="string" office:string-value="Portugal" calcext:value-type="string">
            <text:p>Portugal</text:p>
          </table:table-cell>
          <table:table-cell table:style-name="ce66" table:formula="of:=[C_Acu_NA.O8]" office:value-type="string" office:string-value="Reino Unido" calcext:value-type="string">
            <text:p>Reino Unido</text:p>
          </table:table-cell>
          <table:table-cell table:style-name="ce66" table:formula="of:=[C_Acu_NA.P8]" office:value-type="string" office:string-value="Suecia" calcext:value-type="string">
            <text:p>Suecia</text:p>
          </table:table-cell>
          <table:table-cell table:style-name="ce66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72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73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73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96" table:formula="of:=[C_Acu_NA.A13]" office:value-type="string" office:string-value="L" calcext:value-type="string">
            <text:p>L</text:p>
          </table:table-cell>
          <table:table-cell table:style-name="ce72" table:formula="of:=[C_Acu_NA.B13]" office:value-type="date" office:date-value="2020-02-24" calcext:value-type="date">
            <text:p>24/02</text:p>
          </table:table-cell>
          <table:table-cell table:style-name="ce65" table:formula="of:=[C_Acu_NA.C13]-[C_Acu_NA.C12]" office:value-type="float" office:value="16" calcext:value-type="float">
            <text:p>16</text:p>
          </table:table-cell>
          <table:table-cell table:style-name="ce65" table:number-columns-repeated="6"/>
          <table:table-cell table:style-name="ce65" table:formula="of:=[C_Acu_NA.J13]-[C_Acu_NA.J12]" office:value-type="float" office:value="77" calcext:value-type="float">
            <text:p>77</text:p>
          </table:table-cell>
          <table:table-cell table:style-name="ce65" table:number-columns-repeated="4"/>
          <table:table-cell table:style-name="ce65" table:formula="of:=[C_Acu_NA.O13]-[C_Acu_NA.O12]" office:value-type="float" office:value="4" calcext:value-type="float">
            <text:p>4</text:p>
          </table:table-cell>
          <table:table-cell table:style-name="ce65" table:number-columns-repeated="2"/>
        </table:table-row>
        <table:table-row table:style-name="ro1">
          <table:table-cell/>
          <table:table-cell table:style-name="ce73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3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73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97"/>
          <table:table-cell table:style-name="ce74" table:formula="of:=[C_Acu_NA.B19]" office:value-type="date" office:date-value="2020-03-01" calcext:value-type="date">
            <text:p>01/03</text:p>
          </table:table-cell>
          <table:table-cell table:style-name="ce66" table:formula="of:=[C_Acu_NA.C19]-[C_Acu_NA.C18]" office:value-type="float" office:value="51" calcext:value-type="float">
            <text:p>51</text:p>
          </table:table-cell>
          <table:table-cell table:style-name="ce66" table:formula="of:=[C_Acu_NA.D19]-[C_Acu_NA.D18]" office:value-type="float" office:value="5" calcext:value-type="float">
            <text:p>5</text:p>
          </table:table-cell>
          <table:table-cell table:style-name="ce66" table:formula="of:=[C_Acu_NA.E19]-[C_Acu_NA.E18]" office:value-type="float" office:value="1" calcext:value-type="float">
            <text:p>1</text:p>
          </table:table-cell>
          <table:table-cell table:style-name="ce66" table:formula="of:=[C_Acu_NA.F19]-[C_Acu_NA.F18]" office:value-type="float" office:value="1" calcext:value-type="float">
            <text:p>1</text:p>
          </table:table-cell>
          <table:table-cell table:style-name="ce66" table:formula="of:=[C_Acu_NA.G19]-[C_Acu_NA.G18]" office:value-type="float" office:value="25" calcext:value-type="float">
            <text:p>25</text:p>
          </table:table-cell>
          <table:table-cell table:style-name="ce66" table:formula="of:=[C_Acu_NA.H19]-[C_Acu_NA.H18]" office:value-type="float" office:value="30" calcext:value-type="float">
            <text:p>30</text:p>
          </table:table-cell>
          <table:table-cell table:style-name="ce66" table:formula="of:=[C_Acu_NA.I19]-[C_Acu_NA.I18]" office:value-type="float" office:value="3" calcext:value-type="float">
            <text:p>3</text:p>
          </table:table-cell>
          <table:table-cell table:style-name="ce66" table:formula="of:=[C_Acu_NA.J19]-[C_Acu_NA.J18]" office:value-type="float" office:value="566" calcext:value-type="float">
            <text:p>566</text:p>
          </table:table-cell>
          <table:table-cell table:style-name="ce66" table:formula="of:=[C_Acu_NA.K19]-[C_Acu_NA.K18]" office:value-type="float" office:value="0" calcext:value-type="float">
            <text:p>0</text:p>
          </table:table-cell>
          <table:table-cell table:style-name="ce66" table:formula="of:=[C_Acu_NA.L19]-[C_Acu_NA.L18]" office:value-type="float" office:value="0" calcext:value-type="float">
            <text:p>0</text:p>
          </table:table-cell>
          <table:table-cell table:style-name="ce66" table:formula="of:=[C_Acu_NA.M19]-[C_Acu_NA.M18]" office:value-type="float" office:value="4" calcext:value-type="float">
            <text:p>4</text:p>
          </table:table-cell>
          <table:table-cell table:style-name="ce66"/>
          <table:table-cell table:style-name="ce66" table:formula="of:=[C_Acu_NA.O19]-[C_Acu_NA.O18]" office:value-type="float" office:value="12" calcext:value-type="float">
            <text:p>12</text:p>
          </table:table-cell>
          <table:table-cell table:style-name="ce66" table:formula="of:=[C_Acu_NA.P19]-[C_Acu_NA.P18]" office:value-type="float" office:value="0" calcext:value-type="float">
            <text:p>0</text:p>
          </table:table-cell>
          <table:table-cell table:style-name="ce66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98" table:formula="of:=[C_Acu_NA.A20]" office:value-type="string" office:string-value="L" calcext:value-type="string">
            <text:p>L</text:p>
          </table:table-cell>
          <table:table-cell table:style-name="ce73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73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73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73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73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73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73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96" table:formula="of:=[C_Acu_NA.A27]" office:value-type="string" office:string-value="L" calcext:value-type="string">
            <text:p>L</text:p>
          </table:table-cell>
          <table:table-cell table:style-name="ce72" table:formula="of:=[C_Acu_NA.B27]" office:value-type="date" office:date-value="2020-03-09" calcext:value-type="date">
            <text:p>09/03</text:p>
          </table:table-cell>
          <table:table-cell table:style-name="ce65" table:formula="of:=[C_Acu_NA.C27]-[C_Acu_NA.C26]" office:value-type="float" office:value="265" calcext:value-type="float">
            <text:p>265</text:p>
          </table:table-cell>
          <table:table-cell table:style-name="ce65" table:formula="of:=[C_Acu_NA.D27]-[C_Acu_NA.D26]" office:value-type="float" office:value="32" calcext:value-type="float">
            <text:p>32</text:p>
          </table:table-cell>
          <table:table-cell table:style-name="ce65" table:formula="of:=[C_Acu_NA.E27]-[C_Acu_NA.E26]" office:value-type="float" office:value="39" calcext:value-type="float">
            <text:p>39</text:p>
          </table:table-cell>
          <table:table-cell table:style-name="ce65" table:formula="of:=[C_Acu_NA.F27]-[C_Acu_NA.F26]" office:value-type="float" office:value="55" calcext:value-type="float">
            <text:p>55</text:p>
          </table:table-cell>
          <table:table-cell table:style-name="ce65" table:formula="of:=[C_Acu_NA.G27]-[C_Acu_NA.G26]" office:value-type="float" office:value="325" calcext:value-type="float">
            <text:p>325</text:p>
          </table:table-cell>
          <table:table-cell table:style-name="ce65" table:formula="of:=[C_Acu_NA.H27]-[C_Acu_NA.H26]" office:value-type="float" office:value="286" calcext:value-type="float">
            <text:p>286</text:p>
          </table:table-cell>
          <table:table-cell table:style-name="ce65" table:formula="of:=[C_Acu_NA.I27]-[C_Acu_NA.I26]" office:value-type="float" office:value="57" calcext:value-type="float">
            <text:p>57</text:p>
          </table:table-cell>
          <table:table-cell table:style-name="ce65" table:formula="of:=[C_Acu_NA.J27]-[C_Acu_NA.J26]" office:value-type="float" office:value="1797" calcext:value-type="float">
            <text:p>1797</text:p>
          </table:table-cell>
          <table:table-cell table:style-name="ce65" table:formula="of:=[C_Acu_NA.K27]-[C_Acu_NA.K26]" office:value-type="float" office:value="3" calcext:value-type="float">
            <text:p>3</text:p>
          </table:table-cell>
          <table:table-cell table:style-name="ce65" table:formula="of:=[C_Acu_NA.L27]-[C_Acu_NA.L26]" office:value-type="float" office:value="0" calcext:value-type="float">
            <text:p>0</text:p>
          </table:table-cell>
          <table:table-cell table:style-name="ce65" table:formula="of:=[C_Acu_NA.M27]-[C_Acu_NA.M26]" office:value-type="float" office:value="23" calcext:value-type="float">
            <text:p>23</text:p>
          </table:table-cell>
          <table:table-cell table:style-name="ce65" table:formula="of:=[C_Acu_NA.N27]-[C_Acu_NA.N26]" office:value-type="float" office:value="9" calcext:value-type="float">
            <text:p>9</text:p>
          </table:table-cell>
          <table:table-cell table:style-name="ce65" table:formula="of:=[C_Acu_NA.O27]-[C_Acu_NA.O26]" office:value-type="float" office:value="50" calcext:value-type="float">
            <text:p>50</text:p>
          </table:table-cell>
          <table:table-cell table:style-name="ce65" table:formula="of:=[C_Acu_NA.P27]-[C_Acu_NA.P26]" office:value-type="float" office:value="101" calcext:value-type="float">
            <text:p>101</text:p>
          </table:table-cell>
          <table:table-cell table:style-name="ce65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73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73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73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73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73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97"/>
          <table:table-cell table:style-name="ce74" table:formula="of:=[C_Acu_NA.B33]" office:value-type="date" office:date-value="2020-03-15" calcext:value-type="date">
            <text:p>15/03</text:p>
          </table:table-cell>
          <table:table-cell table:style-name="ce66" table:formula="of:=[C_Acu_NA.C33]-[C_Acu_NA.C32]" office:value-type="float" office:value="1228" calcext:value-type="float">
            <text:p>1228</text:p>
          </table:table-cell>
          <table:table-cell table:style-name="ce66" table:formula="of:=[C_Acu_NA.D33]-[C_Acu_NA.D32]" office:value-type="float" office:value="205" calcext:value-type="float">
            <text:p>205</text:p>
          </table:table-cell>
          <table:table-cell table:style-name="ce66" table:formula="of:=[C_Acu_NA.E33]-[C_Acu_NA.E32]" office:value-type="float" office:value="197" calcext:value-type="float">
            <text:p>197</text:p>
          </table:table-cell>
          <table:table-cell table:style-name="ce66" table:formula="of:=[C_Acu_NA.F33]-[C_Acu_NA.F32]" office:value-type="float" office:value="39" calcext:value-type="float">
            <text:p>39</text:p>
          </table:table-cell>
          <table:table-cell table:style-name="ce66" table:formula="of:=[C_Acu_NA.G33]-[C_Acu_NA.G32]" office:value-type="float" office:value="2000" calcext:value-type="float">
            <text:p>2000</text:p>
          </table:table-cell>
          <table:table-cell table:style-name="ce66" table:formula="of:=[C_Acu_NA.H33]-[C_Acu_NA.H32]" office:value-type="float" office:value="900" calcext:value-type="float">
            <text:p>900</text:p>
          </table:table-cell>
          <table:table-cell table:style-name="ce66" table:formula="of:=[C_Acu_NA.I33]-[C_Acu_NA.I32]" office:value-type="float" office:value="176" calcext:value-type="float">
            <text:p>176</text:p>
          </table:table-cell>
          <table:table-cell table:style-name="ce66" table:formula="of:=[C_Acu_NA.J33]-[C_Acu_NA.J32]" office:value-type="float" office:value="3590" calcext:value-type="float">
            <text:p>3590</text:p>
          </table:table-cell>
          <table:table-cell table:style-name="ce66" table:formula="of:=[C_Acu_NA.K33]-[C_Acu_NA.K32]" office:value-type="float" office:value="40" calcext:value-type="float">
            <text:p>40</text:p>
          </table:table-cell>
          <table:table-cell table:style-name="ce66" table:formula="of:=[C_Acu_NA.L33]-[C_Acu_NA.L32]" office:value-type="float" office:value="26" calcext:value-type="float">
            <text:p>26</text:p>
          </table:table-cell>
          <table:table-cell table:style-name="ce66" table:formula="of:=[C_Acu_NA.M33]-[C_Acu_NA.M32]" office:value-type="float" office:value="170" calcext:value-type="float">
            <text:p>170</text:p>
          </table:table-cell>
          <table:table-cell table:style-name="ce66" table:formula="of:=[C_Acu_NA.N33]-[C_Acu_NA.N32]" office:value-type="float" office:value="76" calcext:value-type="float">
            <text:p>76</text:p>
          </table:table-cell>
          <table:table-cell table:style-name="ce66" table:formula="of:=[C_Acu_NA.O33]-[C_Acu_NA.O32]" office:value-type="float" office:value="330" calcext:value-type="float">
            <text:p>330</text:p>
          </table:table-cell>
          <table:table-cell table:style-name="ce66" table:formula="of:=[C_Acu_NA.P33]-[C_Acu_NA.P32]" office:value-type="float" office:value="69" calcext:value-type="float">
            <text:p>69</text:p>
          </table:table-cell>
          <table:table-cell table:style-name="ce66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98" table:formula="of:=[C_Acu_NA.A34]" office:value-type="string" office:string-value="L" calcext:value-type="string">
            <text:p>L</text:p>
          </table:table-cell>
          <table:table-cell table:style-name="ce73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73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73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73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73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73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73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96" table:formula="of:=[C_Acu_NA.A41]" office:value-type="string" office:string-value="L" calcext:value-type="string">
            <text:p>L</text:p>
          </table:table-cell>
          <table:table-cell table:style-name="ce72" table:formula="of:=[C_Acu_NA.B41]" office:value-type="date" office:date-value="2020-03-23" calcext:value-type="date">
            <text:p>23/03</text:p>
          </table:table-cell>
          <table:table-cell table:style-name="ce65" table:formula="of:=[C_Acu_NA.C41]-[C_Acu_NA.C40]" office:value-type="float" office:value="4062" calcext:value-type="float">
            <text:p>4062</text:p>
          </table:table-cell>
          <table:table-cell table:style-name="ce65" table:formula="of:=[C_Acu_NA.D41]-[C_Acu_NA.D40]" office:value-type="float" office:value="680" calcext:value-type="float">
            <text:p>680</text:p>
          </table:table-cell>
          <table:table-cell table:style-name="ce65" table:formula="of:=[C_Acu_NA.E41]-[C_Acu_NA.E40]" office:value-type="float" office:value="342" calcext:value-type="float">
            <text:p>342</text:p>
          </table:table-cell>
          <table:table-cell table:style-name="ce65" table:formula="of:=[C_Acu_NA.F41]-[C_Acu_NA.F40]" office:value-type="float" office:value="70" calcext:value-type="float">
            <text:p>70</text:p>
          </table:table-cell>
          <table:table-cell table:style-name="ce65" table:formula="of:=[C_Acu_NA.G41]-[C_Acu_NA.G40]" office:value-type="float" office:value="4517" calcext:value-type="float">
            <text:p>4517</text:p>
          </table:table-cell>
          <table:table-cell table:style-name="ce65" table:formula="of:=[C_Acu_NA.H41]-[C_Acu_NA.H40]" office:value-type="float" office:value="3838" calcext:value-type="float">
            <text:p>3838</text:p>
          </table:table-cell>
          <table:table-cell table:style-name="ce65" table:formula="of:=[C_Acu_NA.I41]-[C_Acu_NA.I40]" office:value-type="float" office:value="545" calcext:value-type="float">
            <text:p>545</text:p>
          </table:table-cell>
          <table:table-cell table:style-name="ce65" table:formula="of:=[C_Acu_NA.J41]-[C_Acu_NA.J40]" office:value-type="float" office:value="4789" calcext:value-type="float">
            <text:p>4789</text:p>
          </table:table-cell>
          <table:table-cell table:style-name="ce65" table:formula="of:=[C_Acu_NA.K41]-[C_Acu_NA.K40]" office:value-type="float" office:value="219" calcext:value-type="float">
            <text:p>219</text:p>
          </table:table-cell>
          <table:table-cell table:style-name="ce65" table:formula="of:=[C_Acu_NA.L41]-[C_Acu_NA.L40]" office:value-type="float" office:value="77" calcext:value-type="float">
            <text:p>77</text:p>
          </table:table-cell>
          <table:table-cell table:style-name="ce65" table:formula="of:=[C_Acu_NA.M41]-[C_Acu_NA.M40]" office:value-type="float" office:value="239" calcext:value-type="float">
            <text:p>239</text:p>
          </table:table-cell>
          <table:table-cell table:style-name="ce65" table:formula="of:=[C_Acu_NA.N41]-[C_Acu_NA.N40]" office:value-type="float" office:value="460" calcext:value-type="float">
            <text:p>460</text:p>
          </table:table-cell>
          <table:table-cell table:style-name="ce65" table:formula="of:=[C_Acu_NA.O41]-[C_Acu_NA.O40]" office:value-type="float" office:value="967" calcext:value-type="float">
            <text:p>967</text:p>
          </table:table-cell>
          <table:table-cell table:style-name="ce65" table:formula="of:=[C_Acu_NA.P41]-[C_Acu_NA.P40]" office:value-type="float" office:value="182" calcext:value-type="float">
            <text:p>182</text:p>
          </table:table-cell>
          <table:table-cell table:style-name="ce65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73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73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73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73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73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97"/>
          <table:table-cell table:style-name="ce74" table:formula="of:=[C_Acu_NA.B47]" office:value-type="date" office:date-value="2020-03-29" calcext:value-type="date">
            <text:p>29/03</text:p>
          </table:table-cell>
          <table:table-cell table:style-name="ce66" table:formula="of:=[C_Acu_NA.C47]-[C_Acu_NA.C46]" office:value-type="float" office:value="3965" calcext:value-type="float">
            <text:p>3965</text:p>
          </table:table-cell>
          <table:table-cell table:style-name="ce66" table:formula="of:=[C_Acu_NA.D47]-[C_Acu_NA.D46]" office:value-type="float" office:value="541" calcext:value-type="float">
            <text:p>541</text:p>
          </table:table-cell>
          <table:table-cell table:style-name="ce66" table:formula="of:=[C_Acu_NA.E47]-[C_Acu_NA.E46]" office:value-type="float" office:value="1702" calcext:value-type="float">
            <text:p>1702</text:p>
          </table:table-cell>
          <table:table-cell table:style-name="ce66" table:formula="of:=[C_Acu_NA.F47]-[C_Acu_NA.F46]" office:value-type="float" office:value="198" calcext:value-type="float">
            <text:p>198</text:p>
          </table:table-cell>
          <table:table-cell table:style-name="ce66" table:formula="of:=[C_Acu_NA.G47]-[C_Acu_NA.G46]" office:value-type="float" office:value="6549" calcext:value-type="float">
            <text:p>6549</text:p>
          </table:table-cell>
          <table:table-cell table:style-name="ce66" table:formula="of:=[C_Acu_NA.H47]-[C_Acu_NA.H46]" office:value-type="float" office:value="2599" calcext:value-type="float">
            <text:p>2599</text:p>
          </table:table-cell>
          <table:table-cell table:style-name="ce66" table:formula="of:=[C_Acu_NA.I47]-[C_Acu_NA.I46]" office:value-type="float" office:value="1104" calcext:value-type="float">
            <text:p>1104</text:p>
          </table:table-cell>
          <table:table-cell table:style-name="ce66" table:formula="of:=[C_Acu_NA.J47]-[C_Acu_NA.J46]" office:value-type="float" office:value="7217" calcext:value-type="float">
            <text:p>7217</text:p>
          </table:table-cell>
          <table:table-cell table:style-name="ce66" table:formula="of:=[C_Acu_NA.K47]-[C_Acu_NA.K46]" office:value-type="float" office:value="200" calcext:value-type="float">
            <text:p>200</text:p>
          </table:table-cell>
          <table:table-cell table:style-name="ce66" table:formula="of:=[C_Acu_NA.L47]-[C_Acu_NA.L46]" office:value-type="float" office:value="119" calcext:value-type="float">
            <text:p>119</text:p>
          </table:table-cell>
          <table:table-cell table:style-name="ce66" table:formula="of:=[C_Acu_NA.M47]-[C_Acu_NA.M46]" office:value-type="float" office:value="257" calcext:value-type="float">
            <text:p>257</text:p>
          </table:table-cell>
          <table:table-cell table:style-name="ce66" table:formula="of:=[C_Acu_NA.N47]-[C_Acu_NA.N46]" office:value-type="float" office:value="792" calcext:value-type="float">
            <text:p>792</text:p>
          </table:table-cell>
          <table:table-cell table:style-name="ce66" table:formula="of:=[C_Acu_NA.O47]-[C_Acu_NA.O46]" office:value-type="float" office:value="2502" calcext:value-type="float">
            <text:p>2502</text:p>
          </table:table-cell>
          <table:table-cell table:style-name="ce66" table:formula="of:=[C_Acu_NA.P47]-[C_Acu_NA.P46]" office:value-type="float" office:value="281" calcext:value-type="float">
            <text:p>281</text:p>
          </table:table-cell>
          <table:table-cell table:style-name="ce66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98" table:formula="of:=[C_Acu_NA.A48]" office:value-type="string" office:string-value="L" calcext:value-type="string">
            <text:p>L</text:p>
          </table:table-cell>
          <table:table-cell table:style-name="ce73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73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73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73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5" calcext:value-type="float">
            <text:p>555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73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2" calcext:value-type="float">
            <text:p>602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73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73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1" calcext:value-type="float">
            <text:p>341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96" table:formula="of:=[C_Acu_NA.A55]" office:value-type="string" office:string-value="L" calcext:value-type="string">
            <text:p>L</text:p>
          </table:table-cell>
          <table:table-cell table:style-name="ce72" table:formula="of:=[C_Acu_NA.B55]" office:value-type="date" office:date-value="2020-04-06" calcext:value-type="date">
            <text:p>06/04</text:p>
          </table:table-cell>
          <table:table-cell table:style-name="ce65" table:formula="of:=[C_Acu_NA.C55]-[C_Acu_NA.C54]" office:value-type="float" office:value="3677" calcext:value-type="float">
            <text:p>3677</text:p>
          </table:table-cell>
          <table:table-cell table:style-name="ce65" table:formula="of:=[C_Acu_NA.D55]-[C_Acu_NA.D54]" office:value-type="float" office:value="299" calcext:value-type="float">
            <text:p>299</text:p>
          </table:table-cell>
          <table:table-cell table:style-name="ce65" table:formula="of:=[C_Acu_NA.E55]-[C_Acu_NA.E54]" office:value-type="float" office:value="1123" calcext:value-type="float">
            <text:p>1123</text:p>
          </table:table-cell>
          <table:table-cell table:style-name="ce65" table:formula="of:=[C_Acu_NA.F55]-[C_Acu_NA.F54]" office:value-type="float" office:value="314" calcext:value-type="float">
            <text:p>314</text:p>
          </table:table-cell>
          <table:table-cell table:style-name="ce65" table:formula="of:=[C_Acu_NA.G55]-[C_Acu_NA.G54]" office:value-type="float" office:value="4273" calcext:value-type="float">
            <text:p>4273</text:p>
          </table:table-cell>
          <table:table-cell table:style-name="ce65" table:formula="of:=[C_Acu_NA.H55]-[C_Acu_NA.H54]" office:value-type="float" office:value="3912" calcext:value-type="float">
            <text:p>3912</text:p>
          </table:table-cell>
          <table:table-cell table:style-name="ce65" table:formula="of:=[C_Acu_NA.I55]-[C_Acu_NA.I54]" office:value-type="float" office:value="952" calcext:value-type="float">
            <text:p>952</text:p>
          </table:table-cell>
          <table:table-cell table:style-name="ce65" table:formula="of:=[C_Acu_NA.J55]-[C_Acu_NA.J54]" office:value-type="float" office:value="3599" calcext:value-type="float">
            <text:p>3599</text:p>
          </table:table-cell>
          <table:table-cell table:style-name="ce65" table:formula="of:=[C_Acu_NA.K55]-[C_Acu_NA.K54]" office:value-type="float" office:value="370" calcext:value-type="float">
            <text:p>370</text:p>
          </table:table-cell>
          <table:table-cell table:style-name="ce65" table:formula="of:=[C_Acu_NA.L55]-[C_Acu_NA.L54]" office:value-type="float" office:value="39" calcext:value-type="float">
            <text:p>39</text:p>
          </table:table-cell>
          <table:table-cell table:style-name="ce65" table:formula="of:=[C_Acu_NA.M55]-[C_Acu_NA.M54]" office:value-type="float" office:value="115" calcext:value-type="float">
            <text:p>115</text:p>
          </table:table-cell>
          <table:table-cell table:style-name="ce65" table:formula="of:=[C_Acu_NA.N55]-[C_Acu_NA.N54]" office:value-type="float" office:value="452" calcext:value-type="float">
            <text:p>452</text:p>
          </table:table-cell>
          <table:table-cell table:style-name="ce65" table:formula="of:=[C_Acu_NA.O55]-[C_Acu_NA.O54]" office:value-type="float" office:value="4143" calcext:value-type="float">
            <text:p>4143</text:p>
          </table:table-cell>
          <table:table-cell table:style-name="ce65" table:formula="of:=[C_Acu_NA.P55]-[C_Acu_NA.P54]" office:value-type="float" office:value="390" calcext:value-type="float">
            <text:p>390</text:p>
          </table:table-cell>
          <table:table-cell table:style-name="ce65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73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73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6" calcext:value-type="float">
            <text:p>656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73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4" calcext:value-type="float">
            <text:p>644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73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5" calcext:value-type="float">
            <text:p>455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73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4" calcext:value-type="float">
            <text:p>394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97"/>
          <table:table-cell table:style-name="ce74" table:formula="of:=[C_Acu_NA.B61]" office:value-type="date" office:date-value="2020-04-12" calcext:value-type="date">
            <text:p>12/04</text:p>
          </table:table-cell>
          <table:table-cell table:style-name="ce66" table:formula="of:=[C_Acu_NA.C61]-[C_Acu_NA.C60]" office:value-type="float" office:value="2821" calcext:value-type="float">
            <text:p>2821</text:p>
          </table:table-cell>
          <table:table-cell table:style-name="ce66" table:formula="of:=[C_Acu_NA.D61]-[C_Acu_NA.D60]" office:value-type="float" office:value="118" calcext:value-type="float">
            <text:p>118</text:p>
          </table:table-cell>
          <table:table-cell table:style-name="ce66" table:formula="of:=[C_Acu_NA.E61]-[C_Acu_NA.E60]" office:value-type="float" office:value="1629" calcext:value-type="float">
            <text:p>1629</text:p>
          </table:table-cell>
          <table:table-cell table:style-name="ce66" table:formula="of:=[C_Acu_NA.F61]-[C_Acu_NA.F60]" office:value-type="float" office:value="178" calcext:value-type="float">
            <text:p>178</text:p>
          </table:table-cell>
          <table:table-cell table:style-name="ce66" table:formula="of:=[C_Acu_NA.G61]-[C_Acu_NA.G60]" office:value-type="float" office:value="4167" calcext:value-type="float">
            <text:p>4167</text:p>
          </table:table-cell>
          <table:table-cell table:style-name="ce66" table:formula="of:=[C_Acu_NA.H61]-[C_Acu_NA.H60]" office:value-type="float" office:value="1613" calcext:value-type="float">
            <text:p>1613</text:p>
          </table:table-cell>
          <table:table-cell table:style-name="ce66" table:formula="of:=[C_Acu_NA.I61]-[C_Acu_NA.I60]" office:value-type="float" office:value="1174" calcext:value-type="float">
            <text:p>1174</text:p>
          </table:table-cell>
          <table:table-cell table:style-name="ce66" table:formula="of:=[C_Acu_NA.J61]-[C_Acu_NA.J60]" office:value-type="float" office:value="6092" calcext:value-type="float">
            <text:p>6092</text:p>
          </table:table-cell>
          <table:table-cell table:style-name="ce66" table:formula="of:=[C_Acu_NA.K61]-[C_Acu_NA.K60]" office:value-type="float" office:value="727" calcext:value-type="float">
            <text:p>727</text:p>
          </table:table-cell>
          <table:table-cell table:style-name="ce66" table:formula="of:=[C_Acu_NA.L61]-[C_Acu_NA.L60]" office:value-type="float" office:value="11" calcext:value-type="float">
            <text:p>11</text:p>
          </table:table-cell>
          <table:table-cell table:style-name="ce66" table:formula="of:=[C_Acu_NA.M61]-[C_Acu_NA.M60]" office:value-type="float" office:value="95" calcext:value-type="float">
            <text:p>95</text:p>
          </table:table-cell>
          <table:table-cell table:style-name="ce66" table:formula="of:=[C_Acu_NA.N61]-[C_Acu_NA.N60]" office:value-type="float" office:value="598" calcext:value-type="float">
            <text:p>598</text:p>
          </table:table-cell>
          <table:table-cell table:style-name="ce66" table:formula="of:=[C_Acu_NA.O61]-[C_Acu_NA.O60]" office:value-type="float" office:value="5288" calcext:value-type="float">
            <text:p>5288</text:p>
          </table:table-cell>
          <table:table-cell table:style-name="ce66" table:formula="of:=[C_Acu_NA.P61]-[C_Acu_NA.P60]" office:value-type="float" office:value="463" calcext:value-type="float">
            <text:p>463</text:p>
          </table:table-cell>
          <table:table-cell table:style-name="ce66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98" table:formula="of:=[C_Acu_NA.A62]" office:value-type="string" office:string-value="L" calcext:value-type="string">
            <text:p>L</text:p>
          </table:table-cell>
          <table:table-cell table:style-name="ce72" table:formula="of:=[C_Acu_NA.B62]" office:value-type="date" office:date-value="2020-04-13" calcext:value-type="date">
            <text:p>13/04</text:p>
          </table:table-cell>
          <table:table-cell table:style-name="ce65" table:formula="of:=[C_Acu_NA.C62]-[C_Acu_NA.C61]" office:value-type="float" office:value="2537" calcext:value-type="float">
            <text:p>2537</text:p>
          </table:table-cell>
          <table:table-cell table:style-name="ce65" table:formula="of:=[C_Acu_NA.D62]-[C_Acu_NA.D61]" office:value-type="float" office:value="105" calcext:value-type="float">
            <text:p>105</text:p>
          </table:table-cell>
          <table:table-cell table:style-name="ce65" table:formula="of:=[C_Acu_NA.E62]-[C_Acu_NA.E61]" office:value-type="float" office:value="942" calcext:value-type="float">
            <text:p>942</text:p>
          </table:table-cell>
          <table:table-cell table:style-name="ce65" table:formula="of:=[C_Acu_NA.F62]-[C_Acu_NA.F61]" office:value-type="float" office:value="144" calcext:value-type="float">
            <text:p>144</text:p>
          </table:table-cell>
          <table:table-cell table:style-name="ce65" table:formula="of:=[C_Acu_NA.G62]-[C_Acu_NA.G61]" office:value-type="float" office:value="3477" calcext:value-type="float">
            <text:p>3477</text:p>
          </table:table-cell>
          <table:table-cell table:style-name="ce65" table:formula="of:=[C_Acu_NA.H62]-[C_Acu_NA.H61]" office:value-type="float" office:value="2673" calcext:value-type="float">
            <text:p>2673</text:p>
          </table:table-cell>
          <table:table-cell table:style-name="ce65" table:formula="of:=[C_Acu_NA.I62]-[C_Acu_NA.I61]" office:value-type="float" office:value="964" calcext:value-type="float">
            <text:p>964</text:p>
          </table:table-cell>
          <table:table-cell table:style-name="ce65" table:formula="of:=[C_Acu_NA.J62]-[C_Acu_NA.J61]" office:value-type="float" office:value="3153" calcext:value-type="float">
            <text:p>3153</text:p>
          </table:table-cell>
          <table:table-cell table:style-name="ce65" table:formula="of:=[C_Acu_NA.K62]-[C_Acu_NA.K61]" office:value-type="float" office:value="992" calcext:value-type="float">
            <text:p>992</text:p>
          </table:table-cell>
          <table:table-cell table:style-name="ce65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65" table:formula="of:=[C_Acu_NA.N62]-[C_Acu_NA.N61]" office:value-type="float" office:value="349" calcext:value-type="float">
            <text:p>349</text:p>
          </table:table-cell>
          <table:table-cell table:style-name="ce65" table:formula="of:=[C_Acu_NA.O62]-[C_Acu_NA.O61]" office:value-type="float" office:value="4342" calcext:value-type="float">
            <text:p>4342</text:p>
          </table:table-cell>
          <table:table-cell table:style-name="ce65" table:formula="of:=[C_Acu_NA.P62]-[C_Acu_NA.P61]" office:value-type="float" office:value="436" calcext:value-type="float">
            <text:p>436</text:p>
          </table:table-cell>
          <table:table-cell table:style-name="ce65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73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80" calcext:value-type="float">
            <text:p>480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73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73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4" calcext:value-type="float">
            <text:p>624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73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73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24" calcext:value-type="float">
            <text:p>524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/>
          <table:table-cell table:style-name="ce73" table:formula="of:=[C_Acu_NA.B68]" office:value-type="date" office:date-value="2020-04-19" calcext:value-type="date">
            <text:p>19/04</text:p>
          </table:table-cell>
          <table:table-cell table:formula="of:=[C_Acu_NA.C68]-[C_Acu_NA.C67]" office:value-type="float" office:value="2458" calcext:value-type="float">
            <text:p>2458</text:p>
          </table:table-cell>
          <table:table-cell table:formula="of:=[C_Acu_NA.D68]-[C_Acu_NA.D67]" office:value-type="float" office:value="59" calcext:value-type="float">
            <text:p>59</text:p>
          </table:table-cell>
          <table:table-cell table:formula="of:=[C_Acu_NA.E68]-[C_Acu_NA.E67]" office:value-type="float" office:value="1313" calcext:value-type="float">
            <text:p>1313</text:p>
          </table:table-cell>
          <table:table-cell table:formula="of:=[C_Acu_NA.F68]-[C_Acu_NA.F67]" office:value-type="float" office:value="143" calcext:value-type="float">
            <text:p>143</text:p>
          </table:table-cell>
          <table:table-cell table:formula="of:=[C_Acu_NA.G68]-[C_Acu_NA.G67]" office:value-type="float" office:value="6744" calcext:value-type="float">
            <text:p>6744</text:p>
          </table:table-cell>
          <table:table-cell table:formula="of:=[C_Acu_NA.H68]-[C_Acu_NA.H67]" office:value-type="float" office:value="785" calcext:value-type="float">
            <text:p>785</text:p>
          </table:table-cell>
          <table:table-cell table:formula="of:=[C_Acu_NA.I68]-[C_Acu_NA.I67]" office:value-type="float" office:value="1066" calcext:value-type="float">
            <text:p>1066</text:p>
          </table:table-cell>
          <table:table-cell table:formula="of:=[C_Acu_NA.J68]-[C_Acu_NA.J67]" office:value-type="float" office:value="3047" calcext:value-type="float">
            <text:p>3047</text:p>
          </table:table-cell>
          <table:table-cell table:formula="of:=[C_Acu_NA.K68]-[C_Acu_NA.K67]" office:value-type="float" office:value="493" calcext:value-type="float">
            <text:p>493</text:p>
          </table:table-cell>
          <table:table-cell table:formula="of:=[C_Acu_NA.L68]-[C_Acu_NA.L67]" office:value-type="float" office:value="-3537" calcext:value-type="float">
            <text:p>-3537</text:p>
          </table:table-cell>
          <table:table-cell table:formula="of:=[C_Acu_NA.M68]-[C_Acu_NA.M67]" office:value-type="float" office:value="84" calcext:value-type="float">
            <text:p>84</text:p>
          </table:table-cell>
          <table:table-cell table:formula="of:=[C_Acu_NA.N68]-[C_Acu_NA.N67]" office:value-type="float" office:value="521" calcext:value-type="float">
            <text:p>521</text:p>
          </table:table-cell>
          <table:table-cell table:formula="of:=[C_Acu_NA.O68]-[C_Acu_NA.O67]" office:value-type="float" office:value="5850" calcext:value-type="float">
            <text:p>5850</text:p>
          </table:table-cell>
          <table:table-cell table:number-columns-repeated="2"/>
        </table:table-row>
        <table:table-row table:style-name="ro1" table:number-rows-repeated="36">
          <table:table-cell/>
          <table:table-cell table:style-name="ce98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table:table-column table:style-name="co10" table:default-cell-style-name="Default"/>
        <table:table-column table:style-name="co11" table:default-cell-style-name="ce73"/>
        <table:table-column table:style-name="co11" table:number-columns-repeated="15" table:default-cell-style-name="ce116"/>
        <table:table-column table:style-name="co7" table:default-cell-style-name="ce119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15"/>
          <table:table-cell table:style-name="Default"/>
        </table:table-row>
        <table:table-row table:style-name="ro1">
          <table:table-cell/>
          <table:table-cell table:style-name="ce69" office:value-type="string" calcext:value-type="string">
            <text:p>Datos de diferentes países, ajustados a la población</text:p>
          </table:table-cell>
          <table:table-cell table:style-name="ce64" table:number-columns-repeated="5"/>
          <table:table-cell table:style-name="Default"/>
          <table:table-cell table:style-name="ce64" table:number-columns-repeated="9"/>
          <table:table-cell table:style-name="Default"/>
        </table:table-row>
        <table:table-row table:style-name="ro1">
          <table:table-cell/>
          <table:table-cell table:style-name="ce70" office:value-type="string" calcext:value-type="string">
            <text:p>Casos diarios</text:p>
          </table:table-cell>
          <table:table-cell table:style-name="ce64" table:number-columns-repeated="5"/>
          <table:table-cell table:style-name="ce81" table:number-columns-repeated="6"/>
          <table:table-cell table:style-name="ce64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64" table:number-columns-repeated="5"/>
          <table:table-cell table:style-name="ce81"/>
          <table:table-cell table:style-name="ce121" table:number-columns-repeated="5"/>
          <table:table-cell table:style-name="ce64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64" table:number-columns-repeated="15"/>
          <table:table-cell table:style-name="Default"/>
        </table:table-row>
        <table:table-row table:style-name="ro1">
          <table:table-cell/>
          <table:table-cell table:style-name="ce81" office:value-type="string" calcext:value-type="string">
            <text:p>Habitantes</text:p>
          </table:table-cell>
          <table:table-cell table:style-name="ce112" office:value-type="float" office:value="80.457737" calcext:value-type="float">
            <text:p>80.5</text:p>
          </table:table-cell>
          <table:table-cell table:style-name="ce112" office:value-type="float" office:value="8.858775" calcext:value-type="float">
            <text:p>8.9</text:p>
          </table:table-cell>
          <table:table-cell table:style-name="ce112" office:value-type="float" office:value="11.455519" calcext:value-type="float">
            <text:p>11.5</text:p>
          </table:table-cell>
          <table:table-cell table:style-name="ce112" office:value-type="float" office:value="5.806081" calcext:value-type="float">
            <text:p>5.8</text:p>
          </table:table-cell>
          <table:table-cell table:style-name="ce112" office:value-type="float" office:value="46.723" calcext:value-type="float">
            <text:p>46.7</text:p>
          </table:table-cell>
          <table:table-cell table:style-name="ce112" office:value-type="float" office:value="67.364357" calcext:value-type="float">
            <text:p>67.4</text:p>
          </table:table-cell>
          <table:table-cell table:style-name="ce112" office:value-type="float" office:value="17.282163" calcext:value-type="float">
            <text:p>17.3</text:p>
          </table:table-cell>
          <table:table-cell table:style-name="ce112" office:value-type="float" office:value="62.246674" calcext:value-type="float">
            <text:p>62.2</text:p>
          </table:table-cell>
          <table:table-cell table:style-name="ce112" office:value-type="float" office:value="4.90424" calcext:value-type="float">
            <text:p>4.9</text:p>
          </table:table-cell>
          <table:table-cell table:style-name="ce112" office:value-type="float" office:value="0.613894" calcext:value-type="float">
            <text:p>0.6</text:p>
          </table:table-cell>
          <table:table-cell table:style-name="ce112" office:value-type="float" office:value="5.372191" calcext:value-type="float">
            <text:p>5.4</text:p>
          </table:table-cell>
          <table:table-cell table:style-name="ce112" office:value-type="float" office:value="10.276617" calcext:value-type="float">
            <text:p>10.3</text:p>
          </table:table-cell>
          <table:table-cell table:style-name="ce129" office:value-type="float" office:value="66.647112" calcext:value-type="float">
            <text:p>66.6</text:p>
          </table:table-cell>
          <table:table-cell table:style-name="ce112" office:value-type="float" office:value="10.230185" calcext:value-type="float">
            <text:p>10.2</text:p>
          </table:table-cell>
          <table:table-cell table:style-name="ce112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64" table:number-columns-repeated="15"/>
          <table:table-cell table:style-name="Default"/>
        </table:table-row>
        <table:table-row table:style-name="ro1">
          <table:table-cell/>
          <table:table-cell table:style-name="ce71"/>
          <table:table-cell table:style-name="ce66" table:formula="of:=[C_Dia_NA.C8]" office:value-type="string" office:string-value="Alemania" calcext:value-type="string">
            <text:p>Alemania</text:p>
          </table:table-cell>
          <table:table-cell table:style-name="ce66" table:formula="of:=[C_Dia_NA.D8]" office:value-type="string" office:string-value="Austria" calcext:value-type="string">
            <text:p>Austria</text:p>
          </table:table-cell>
          <table:table-cell table:style-name="ce66" table:formula="of:=[C_Dia_NA.E8]" office:value-type="string" office:string-value="Bélgica" calcext:value-type="string">
            <text:p>Bélgica</text:p>
          </table:table-cell>
          <table:table-cell table:style-name="ce66" table:formula="of:=[C_Dia_NA.F8]" office:value-type="string" office:string-value="Dinamarca" calcext:value-type="string">
            <text:p>Dinamarca</text:p>
          </table:table-cell>
          <table:table-cell table:style-name="ce66" table:formula="of:=[C_Dia_NA.G8]" office:value-type="string" office:string-value="España" calcext:value-type="string">
            <text:p>España</text:p>
          </table:table-cell>
          <table:table-cell table:style-name="ce66" table:formula="of:=[C_Dia_NA.H8]" office:value-type="string" office:string-value="Francia" calcext:value-type="string">
            <text:p>Francia</text:p>
          </table:table-cell>
          <table:table-cell table:style-name="ce66" table:formula="of:=[C_Dia_NA.I8]" office:value-type="string" office:string-value="Holanda" calcext:value-type="string">
            <text:p>Holanda</text:p>
          </table:table-cell>
          <table:table-cell table:style-name="ce66" table:formula="of:=[C_Dia_NA.J8]" office:value-type="string" office:string-value="Italia" calcext:value-type="string">
            <text:p>Italia</text:p>
          </table:table-cell>
          <table:table-cell table:style-name="ce66" table:formula="of:=[C_Dia_NA.K8]" office:value-type="string" office:string-value="Irlanda" calcext:value-type="string">
            <text:p>Irlanda</text:p>
          </table:table-cell>
          <table:table-cell table:style-name="ce66" table:formula="of:=[C_Dia_NA.L8]" office:value-type="string" office:string-value="Luxemburgo" calcext:value-type="string">
            <text:p>Luxemburgo</text:p>
          </table:table-cell>
          <table:table-cell table:style-name="ce66" table:formula="of:=[C_Dia_NA.M8]" office:value-type="string" office:string-value="Noruega" calcext:value-type="string">
            <text:p>Noruega</text:p>
          </table:table-cell>
          <table:table-cell table:style-name="ce66" table:formula="of:=[C_Dia_NA.N8]" office:value-type="string" office:string-value="Portugal" calcext:value-type="string">
            <text:p>Portugal</text:p>
          </table:table-cell>
          <table:table-cell table:style-name="ce66" table:formula="of:=[C_Dia_NA.O8]" office:value-type="string" office:string-value="Reino Unido" calcext:value-type="string">
            <text:p>Reino Unido</text:p>
          </table:table-cell>
          <table:table-cell table:style-name="ce66" table:formula="of:=[C_Dia_NA.P8]" office:value-type="string" office:string-value="Suecia" calcext:value-type="string">
            <text:p>Suecia</text:p>
          </table:table-cell>
          <table:table-cell table:style-name="ce66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72" table:formula="of:=[C_Dia_NA.B9]" office:value-type="date" office:date-value="2020-02-20" calcext:value-type="date">
            <text:p>20/02</text:p>
          </table:table-cell>
          <table:table-cell table:style-name="ce64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64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112" table:number-columns-repeated="7"/>
          <table:table-cell table:style-name="ce112" table:formula="of:=[C_Dia_NA.J11]/[.$J$6]" office:value-type="float" office:value="0.947841807579952" calcext:value-type="float">
            <text:p>0.9</text:p>
          </table:table-cell>
          <table:table-cell table:style-name="ce112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112" table:number-columns-repeated="7"/>
          <table:table-cell table:style-name="ce112" table:formula="of:=[C_Dia_NA.J12]/[.$J$6]" office:value-type="float" office:value="1.14062319217248" calcext:value-type="float">
            <text:p>1.1</text:p>
          </table:table-cell>
          <table:table-cell table:style-name="ce112" table:number-columns-repeated="7"/>
          <table:table-cell/>
        </table:table-row>
        <table:table-row table:style-name="ro1">
          <table:table-cell table:style-name="ce96" table:formula="of:=[C_Dia_NA.A13]" office:value-type="string" office:string-value="L" calcext:value-type="string">
            <text:p>L</text:p>
          </table:table-cell>
          <table:table-cell table:style-name="ce72" table:formula="of:=[C_Dia_NA.B13]" office:value-type="date" office:date-value="2020-02-24" calcext:value-type="date">
            <text:p>24/02</text:p>
          </table:table-cell>
          <table:table-cell table:style-name="ce114" table:formula="of:=[C_Dia_NA.C13]/[.$C$6]" office:value-type="float" office:value="0.198862167848444" calcext:value-type="float">
            <text:p>0.2</text:p>
          </table:table-cell>
          <table:table-cell table:style-name="ce114" table:number-columns-repeated="6"/>
          <table:table-cell table:style-name="ce114" table:formula="of:=[C_Dia_NA.J13]/[.$J$6]" office:value-type="float" office:value="1.23701388446875" calcext:value-type="float">
            <text:p>1.2</text:p>
          </table:table-cell>
          <table:table-cell table:style-name="ce114" table:number-columns-repeated="4"/>
          <table:table-cell table:style-name="ce114" table:formula="of:=[C_Dia_NA.O13]/[.$O$6]" office:value-type="float" office:value="0.060017604363712" calcext:value-type="float">
            <text:p>0.1</text:p>
          </table:table-cell>
          <table:table-cell table:style-name="ce114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112" table:formula="of:=[C_Dia_NA.C14]/[.$C$6]" office:value-type="float" office:value="0.0248577709810556" calcext:value-type="float">
            <text:p>0.0</text:p>
          </table:table-cell>
          <table:table-cell table:style-name="ce112" table:number-columns-repeated="3"/>
          <table:table-cell table:style-name="ce120" table:formula="of:=[C_Dia_NA.G14]/[.$G$6]" office:value-type="float" office:value="0.0214027352695674" calcext:value-type="float">
            <text:p>0.02</text:p>
          </table:table-cell>
          <table:table-cell table:style-name="ce112" table:formula="of:=[C_Dia_NA.H14]/[.$H$6]" office:value-type="float" office:value="0.192980391692895" calcext:value-type="float">
            <text:p>0.2</text:p>
          </table:table-cell>
          <table:table-cell table:style-name="ce112"/>
          <table:table-cell table:style-name="ce112" table:formula="of:=[C_Dia_NA.J14]/[.$J$6]" office:value-type="float" office:value="1.49405573059213" calcext:value-type="float">
            <text:p>1.5</text:p>
          </table:table-cell>
          <table:table-cell table:style-name="ce112" table:number-columns-repeated="4"/>
          <table:table-cell table:style-name="ce112" table:formula="of:=[C_Dia_NA.O14]/[.$O$6]" office:value-type="float" office:value="0" calcext:value-type="float">
            <text:p>0.0</text:p>
          </table:table-cell>
          <table:table-cell table:style-name="ce112"/>
          <table:table-cell table:style-name="ce112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112" table:formula="of:=[C_Dia_NA.C15]/[.$C$6]" office:value-type="float" office:value="0.0372866564715833" calcext:value-type="float">
            <text:p>0.0</text:p>
          </table:table-cell>
          <table:table-cell table:style-name="ce112" table:number-columns-repeated="3"/>
          <table:table-cell table:style-name="ce112" table:formula="of:=[C_Dia_NA.G15]/[.$G$6]" office:value-type="float" office:value="0.149819146886972" calcext:value-type="float">
            <text:p>0.1</text:p>
          </table:table-cell>
          <table:table-cell table:style-name="ce112" table:formula="of:=[C_Dia_NA.H15]/[.$H$6]" office:value-type="float" office:value="0.0742232275741903" calcext:value-type="float">
            <text:p>0.1</text:p>
          </table:table-cell>
          <table:table-cell table:style-name="ce112"/>
          <table:table-cell table:style-name="ce112" table:formula="of:=[C_Dia_NA.J15]/[.$J$6]" office:value-type="float" office:value="2.00813942283888" calcext:value-type="float">
            <text:p>2.0</text:p>
          </table:table-cell>
          <table:table-cell table:style-name="ce112" table:number-columns-repeated="2"/>
          <table:table-cell table:style-name="ce112" table:formula="of:=[C_Dia_NA.M15]/[.$L$6]" office:value-type="float" office:value="1.62894571375514" calcext:value-type="float">
            <text:p>1.6</text:p>
          </table:table-cell>
          <table:table-cell table:style-name="ce112"/>
          <table:table-cell table:style-name="ce112" table:formula="of:=[C_Dia_NA.O15]/[.$O$6]" office:value-type="float" office:value="0" calcext:value-type="float">
            <text:p>0.0</text:p>
          </table:table-cell>
          <table:table-cell table:style-name="ce112" table:formula="of:=[C_Dia_NA.P15]/[.$P$6]" office:value-type="float" office:value="0.0977499429384708" calcext:value-type="float">
            <text:p>0.1</text:p>
          </table:table-cell>
          <table:table-cell table:style-name="ce112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112" table:formula="of:=[C_Dia_NA.C16]/[.$C$6]" office:value-type="float" office:value="0.0621444274526389" calcext:value-type="float">
            <text:p>0.1</text:p>
          </table:table-cell>
          <table:table-cell table:style-name="ce112" table:number-columns-repeated="2"/>
          <table:table-cell table:style-name="ce112" table:formula="of:=[C_Dia_NA.F16]/[.$F$6]" office:value-type="float" office:value="0.172233215485626" calcext:value-type="float">
            <text:p>0.2</text:p>
          </table:table-cell>
          <table:table-cell table:style-name="ce112" table:formula="of:=[C_Dia_NA.G16]/[.$G$6]" office:value-type="float" office:value="0.128416411617405" calcext:value-type="float">
            <text:p>0.1</text:p>
          </table:table-cell>
          <table:table-cell table:style-name="ce112" table:formula="of:=[C_Dia_NA.H16]/[.$H$6]" office:value-type="float" office:value="0.296892910296761" calcext:value-type="float">
            <text:p>0.3</text:p>
          </table:table-cell>
          <table:table-cell table:style-name="ce112" table:formula="of:=[C_Dia_NA.I16]/[.$I$6]" office:value-type="float" office:value="0.0578631274337593" calcext:value-type="float">
            <text:p>0.1</text:p>
          </table:table-cell>
          <table:table-cell table:style-name="ce112" table:formula="of:=[C_Dia_NA.J16]/[.$J$6]" office:value-type="float" office:value="3.29334865345577" calcext:value-type="float">
            <text:p>3.3</text:p>
          </table:table-cell>
          <table:table-cell table:style-name="ce112" table:number-columns-repeated="2"/>
          <table:table-cell table:style-name="ce112" table:formula="of:=[C_Dia_NA.M16]/[.$L$6]" office:value-type="float" office:value="4.88683714126543" calcext:value-type="float">
            <text:p>4.9</text:p>
          </table:table-cell>
          <table:table-cell table:style-name="ce112"/>
          <table:table-cell table:style-name="ce112" table:formula="of:=[C_Dia_NA.O16]/[.$O$6]" office:value-type="float" office:value="0" calcext:value-type="float">
            <text:p>0.0</text:p>
          </table:table-cell>
          <table:table-cell table:style-name="ce112" table:formula="of:=[C_Dia_NA.P16]/[.$P$6]" office:value-type="float" office:value="0.0977499429384708" calcext:value-type="float">
            <text:p>0.1</text:p>
          </table:table-cell>
          <table:table-cell table:style-name="ce112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112" table:formula="of:=[C_Dia_NA.C17]/[.$C$6]" office:value-type="float" office:value="0.33557990824425" calcext:value-type="float">
            <text:p>0.3</text:p>
          </table:table-cell>
          <table:table-cell table:style-name="ce112" table:number-columns-repeated="2"/>
          <table:table-cell table:style-name="ce112" table:formula="of:=[C_Dia_NA.F17]/[.$F$6]" office:value-type="float" office:value="0.172233215485626" calcext:value-type="float">
            <text:p>0.2</text:p>
          </table:table-cell>
          <table:table-cell table:style-name="ce112" table:formula="of:=[C_Dia_NA.G17]/[.$G$6]" office:value-type="float" office:value="0.342443764313079" calcext:value-type="float">
            <text:p>0.3</text:p>
          </table:table-cell>
          <table:table-cell table:style-name="ce112" table:formula="of:=[C_Dia_NA.H17]/[.$H$6]" office:value-type="float" office:value="0.282048264781923" calcext:value-type="float">
            <text:p>0.3</text:p>
          </table:table-cell>
          <table:table-cell table:style-name="ce112" table:formula="of:=[C_Dia_NA.I17]/[.$I$6]" office:value-type="float" office:value="0.0578631274337593" calcext:value-type="float">
            <text:p>0.1</text:p>
          </table:table-cell>
          <table:table-cell table:style-name="ce112" table:formula="of:=[C_Dia_NA.J17]/[.$J$6]" office:value-type="float" office:value="3.82349746108523" calcext:value-type="float">
            <text:p>3.8</text:p>
          </table:table-cell>
          <table:table-cell table:style-name="ce112" table:number-columns-repeated="2"/>
          <table:table-cell table:style-name="ce112" table:formula="of:=[C_Dia_NA.M17]/[.$L$6]" office:value-type="float" office:value="4.88683714126543" calcext:value-type="float">
            <text:p>4.9</text:p>
          </table:table-cell>
          <table:table-cell table:style-name="ce112"/>
          <table:table-cell table:style-name="ce112" table:formula="of:=[C_Dia_NA.O17]/[.$O$6]" office:value-type="float" office:value="0.0900264065455679" calcext:value-type="float">
            <text:p>0.1</text:p>
          </table:table-cell>
          <table:table-cell table:style-name="ce112" table:formula="of:=[C_Dia_NA.P17]/[.$P$6]" office:value-type="float" office:value="0.781999543507766" calcext:value-type="float">
            <text:p>0.8</text:p>
          </table:table-cell>
          <table:table-cell table:style-name="ce112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112" table:formula="of:=[C_Dia_NA.C18]/[.$C$6]" office:value-type="float" office:value="0.161575511376861" calcext:value-type="float">
            <text:p>0.2</text:p>
          </table:table-cell>
          <table:table-cell table:style-name="ce112" table:formula="of:=[C_Dia_NA.D18]/[.$D$6]" office:value-type="float" office:value="0.564412122443566" calcext:value-type="float">
            <text:p>0.6</text:p>
          </table:table-cell>
          <table:table-cell table:style-name="ce112"/>
          <table:table-cell table:style-name="ce112" table:formula="of:=[C_Dia_NA.F18]/[.$F$6]" office:value-type="float" office:value="0.172233215485626" calcext:value-type="float">
            <text:p>0.2</text:p>
          </table:table-cell>
          <table:table-cell table:style-name="ce112" table:formula="of:=[C_Dia_NA.G18]/[.$G$6]" office:value-type="float" office:value="0.577873852278321" calcext:value-type="float">
            <text:p>0.6</text:p>
          </table:table-cell>
          <table:table-cell table:style-name="ce112" table:formula="of:=[C_Dia_NA.H18]/[.$H$6]" office:value-type="float" office:value="0.638319757138037" calcext:value-type="float">
            <text:p>0.6</text:p>
          </table:table-cell>
          <table:table-cell table:style-name="ce112" table:formula="of:=[C_Dia_NA.I18]/[.$I$6]" office:value-type="float" office:value="0.231452509735037" calcext:value-type="float">
            <text:p>0.2</text:p>
          </table:table-cell>
          <table:table-cell table:style-name="ce112" table:formula="of:=[C_Dia_NA.J18]/[.$J$6]" office:value-type="float" office:value="3.85562769185065" calcext:value-type="float">
            <text:p>3.9</text:p>
          </table:table-cell>
          <table:table-cell table:style-name="ce112" table:formula="of:=[C_Dia_NA.K18]/[.$K$6]" office:value-type="float" office:value="0.203905192241815" calcext:value-type="float">
            <text:p>0.2</text:p>
          </table:table-cell>
          <table:table-cell table:style-name="ce112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112"/>
          <table:table-cell table:style-name="ce112" table:formula="of:=[C_Dia_NA.O18]/[.$O$6]" office:value-type="float" office:value="0.060017604363712" calcext:value-type="float">
            <text:p>0.1</text:p>
          </table:table-cell>
          <table:table-cell table:style-name="ce112" table:formula="of:=[C_Dia_NA.P18]/[.$P$6]" office:value-type="float" office:value="0.293249828815412" calcext:value-type="float">
            <text:p>0.3</text:p>
          </table:table-cell>
          <table:table-cell table:style-name="ce112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97"/>
          <table:table-cell table:style-name="ce74" table:formula="of:=[C_Dia_NA.B19]" office:value-type="date" office:date-value="2020-03-01" calcext:value-type="date">
            <text:p>01/03</text:p>
          </table:table-cell>
          <table:table-cell table:style-name="ce115" table:formula="of:=[C_Dia_NA.C19]/[.$C$6]" office:value-type="float" office:value="0.633873160016917" calcext:value-type="float">
            <text:p>0.6</text:p>
          </table:table-cell>
          <table:table-cell table:style-name="ce115" table:formula="of:=[C_Dia_NA.D19]/[.$D$6]" office:value-type="float" office:value="0.564412122443566" calcext:value-type="float">
            <text:p>0.6</text:p>
          </table:table-cell>
          <table:table-cell table:style-name="ce115" table:formula="of:=[C_Dia_NA.E19]/[.$E$6]" office:value-type="float" office:value="0.087294167990119" calcext:value-type="float">
            <text:p>0.1</text:p>
          </table:table-cell>
          <table:table-cell table:style-name="ce115" table:formula="of:=[C_Dia_NA.F19]/[.$F$6]" office:value-type="float" office:value="0.172233215485626" calcext:value-type="float">
            <text:p>0.2</text:p>
          </table:table-cell>
          <table:table-cell table:style-name="ce115" table:formula="of:=[C_Dia_NA.G19]/[.$G$6]" office:value-type="float" office:value="0.535068381739186" calcext:value-type="float">
            <text:p>0.5</text:p>
          </table:table-cell>
          <table:table-cell table:style-name="ce115" table:formula="of:=[C_Dia_NA.H19]/[.$H$6]" office:value-type="float" office:value="0.445339365445142" calcext:value-type="float">
            <text:p>0.4</text:p>
          </table:table-cell>
          <table:table-cell table:style-name="ce115" table:formula="of:=[C_Dia_NA.I19]/[.$I$6]" office:value-type="float" office:value="0.173589382301278" calcext:value-type="float">
            <text:p>0.2</text:p>
          </table:table-cell>
          <table:table-cell table:style-name="ce115" table:formula="of:=[C_Dia_NA.J19]/[.$J$6]" office:value-type="float" office:value="9.09285530661446" calcext:value-type="float">
            <text:p>9.1</text:p>
          </table:table-cell>
          <table:table-cell table:style-name="ce115" table:formula="of:=[C_Dia_NA.K19]/[.$K$6]" office:value-type="float" office:value="0" calcext:value-type="float">
            <text:p>0.0</text:p>
          </table:table-cell>
          <table:table-cell table:style-name="ce115" table:formula="of:=[C_Dia_NA.L19]/[.$L$6]" office:value-type="float" office:value="0" calcext:value-type="float">
            <text:p>0.0</text:p>
          </table:table-cell>
          <table:table-cell table:style-name="ce115" table:formula="of:=[C_Dia_NA.M19]/[.$L$6]" office:value-type="float" office:value="6.51578285502057" calcext:value-type="float">
            <text:p>6.5</text:p>
          </table:table-cell>
          <table:table-cell table:style-name="ce115"/>
          <table:table-cell table:style-name="ce115" table:formula="of:=[C_Dia_NA.O19]/[.$O$6]" office:value-type="float" office:value="0.180052813091136" calcext:value-type="float">
            <text:p>0.2</text:p>
          </table:table-cell>
          <table:table-cell table:style-name="ce115" table:formula="of:=[C_Dia_NA.P19]/[.$P$6]" office:value-type="float" office:value="0" calcext:value-type="float">
            <text:p>0.0</text:p>
          </table:table-cell>
          <table:table-cell table:style-name="ce115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98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112" table:formula="of:=[C_Dia_NA.C20]/[.$C$6]" office:value-type="float" office:value="0.422582106677945" calcext:value-type="float">
            <text:p>0.4</text:p>
          </table:table-cell>
          <table:table-cell table:style-name="ce112" table:formula="of:=[C_Dia_NA.D20]/[.$D$6]" office:value-type="float" office:value="0" calcext:value-type="float">
            <text:p>0.0</text:p>
          </table:table-cell>
          <table:table-cell table:style-name="ce112" table:formula="of:=[C_Dia_NA.E20]/[.$E$6]" office:value-type="float" office:value="0.523765007940714" calcext:value-type="float">
            <text:p>0.5</text:p>
          </table:table-cell>
          <table:table-cell table:style-name="ce112" table:formula="of:=[C_Dia_NA.F20]/[.$F$6]" office:value-type="float" office:value="0" calcext:value-type="float">
            <text:p>0.0</text:p>
          </table:table-cell>
          <table:table-cell table:style-name="ce112" table:formula="of:=[C_Dia_NA.G20]/[.$G$6]" office:value-type="float" office:value="0.642082058087024" calcext:value-type="float">
            <text:p>0.6</text:p>
          </table:table-cell>
          <table:table-cell table:style-name="ce112" table:formula="of:=[C_Dia_NA.H20]/[.$H$6]" office:value-type="float" office:value="0.905523376405122" calcext:value-type="float">
            <text:p>0.9</text:p>
          </table:table-cell>
          <table:table-cell table:style-name="ce112" table:formula="of:=[C_Dia_NA.I20]/[.$I$6]" office:value-type="float" office:value="0.578631274337593" calcext:value-type="float">
            <text:p>0.6</text:p>
          </table:table-cell>
          <table:table-cell table:style-name="ce112" table:formula="of:=[C_Dia_NA.J20]/[.$J$6]" office:value-type="float" office:value="5.49426946088718" calcext:value-type="float">
            <text:p>5.5</text:p>
          </table:table-cell>
          <table:table-cell table:style-name="ce112" table:formula="of:=[C_Dia_NA.K20]/[.$K$6]" office:value-type="float" office:value="0" calcext:value-type="float">
            <text:p>0.0</text:p>
          </table:table-cell>
          <table:table-cell table:style-name="ce112" table:formula="of:=[C_Dia_NA.L20]/[.$L$6]" office:value-type="float" office:value="0" calcext:value-type="float">
            <text:p>0.0</text:p>
          </table:table-cell>
          <table:table-cell table:style-name="ce112" table:formula="of:=[C_Dia_NA.M20]/[.$L$6]" office:value-type="float" office:value="9.77367428253086" calcext:value-type="float">
            <text:p>9.8</text:p>
          </table:table-cell>
          <table:table-cell table:style-name="ce112" table:formula="of:=[C_Dia_NA.N20]/[.$N$6]" office:value-type="float" office:value="0.194616574695739" calcext:value-type="float">
            <text:p>0.2</text:p>
          </table:table-cell>
          <table:table-cell table:style-name="ce112" table:formula="of:=[C_Dia_NA.O20]/[.$O$6]" office:value-type="float" office:value="0.07502200545464" calcext:value-type="float">
            <text:p>0.1</text:p>
          </table:table-cell>
          <table:table-cell table:style-name="ce112" table:formula="of:=[C_Dia_NA.P20]/[.$P$6]" office:value-type="float" office:value="0.488749714692354" calcext:value-type="float">
            <text:p>0.5</text:p>
          </table:table-cell>
          <table:table-cell table:style-name="ce112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112" table:formula="of:=[C_Dia_NA.C21]/[.$C$6]" office:value-type="float" office:value="0.459868763149528" calcext:value-type="float">
            <text:p>0.5</text:p>
          </table:table-cell>
          <table:table-cell table:style-name="ce112" table:formula="of:=[C_Dia_NA.D21]/[.$D$6]" office:value-type="float" office:value="0.903059395909705" calcext:value-type="float">
            <text:p>0.9</text:p>
          </table:table-cell>
          <table:table-cell table:style-name="ce112" table:formula="of:=[C_Dia_NA.E21]/[.$E$6]" office:value-type="float" office:value="0.436470839950595" calcext:value-type="float">
            <text:p>0.4</text:p>
          </table:table-cell>
          <table:table-cell table:style-name="ce112" table:formula="of:=[C_Dia_NA.F21]/[.$F$6]" office:value-type="float" office:value="1.03339929291376" calcext:value-type="float">
            <text:p>1.0</text:p>
          </table:table-cell>
          <table:table-cell table:style-name="ce112" table:formula="of:=[C_Dia_NA.G21]/[.$G$6]" office:value-type="float" office:value="0.770498469704428" calcext:value-type="float">
            <text:p>0.8</text:p>
          </table:table-cell>
          <table:table-cell table:style-name="ce112" table:formula="of:=[C_Dia_NA.H21]/[.$H$6]" office:value-type="float" office:value="0.311737555811599" calcext:value-type="float">
            <text:p>0.3</text:p>
          </table:table-cell>
          <table:table-cell table:style-name="ce112" table:formula="of:=[C_Dia_NA.I21]/[.$I$6]" office:value-type="float" office:value="0.289315637168796" calcext:value-type="float">
            <text:p>0.3</text:p>
          </table:table-cell>
          <table:table-cell table:style-name="ce112" table:formula="of:=[C_Dia_NA.J21]/[.$J$6]" office:value-type="float" office:value="7.48634376834335" calcext:value-type="float">
            <text:p>7.5</text:p>
          </table:table-cell>
          <table:table-cell table:style-name="ce112" table:formula="of:=[C_Dia_NA.K21]/[.$K$6]" office:value-type="float" office:value="0.203905192241815" calcext:value-type="float">
            <text:p>0.2</text:p>
          </table:table-cell>
          <table:table-cell table:style-name="ce112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112" table:formula="of:=[C_Dia_NA.N21]/[.$N$6]" office:value-type="float" office:value="0.194616574695739" calcext:value-type="float">
            <text:p>0.2</text:p>
          </table:table-cell>
          <table:table-cell table:style-name="ce112" table:formula="of:=[C_Dia_NA.O21]/[.$O$6]" office:value-type="float" office:value="0.165048412000208" calcext:value-type="float">
            <text:p>0.2</text:p>
          </table:table-cell>
          <table:table-cell table:style-name="ce112" table:formula="of:=[C_Dia_NA.P21]/[.$P$6]" office:value-type="float" office:value="1.27074925820012" calcext:value-type="float">
            <text:p>1.3</text:p>
          </table:table-cell>
          <table:table-cell table:style-name="ce112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112" table:formula="of:=[C_Dia_NA.C22]/[.$C$6]" office:value-type="float" office:value="0.646302045507445" calcext:value-type="float">
            <text:p>0.6</text:p>
          </table:table-cell>
          <table:table-cell table:style-name="ce112" table:formula="of:=[C_Dia_NA.D22]/[.$D$6]" office:value-type="float" office:value="1.24170666937585" calcext:value-type="float">
            <text:p>1.2</text:p>
          </table:table-cell>
          <table:table-cell table:style-name="ce112" table:formula="of:=[C_Dia_NA.E22]/[.$E$6]" office:value-type="float" office:value="0.87294167990119" calcext:value-type="float">
            <text:p>0.9</text:p>
          </table:table-cell>
          <table:table-cell table:style-name="ce112" table:formula="of:=[C_Dia_NA.F22]/[.$F$6]" office:value-type="float" office:value="0.861166077428131" calcext:value-type="float">
            <text:p>0.9</text:p>
          </table:table-cell>
          <table:table-cell table:style-name="ce112" table:formula="of:=[C_Dia_NA.G22]/[.$G$6]" office:value-type="float" office:value="1.02733129293924" calcext:value-type="float">
            <text:p>1.0</text:p>
          </table:table-cell>
          <table:table-cell table:style-name="ce112" table:formula="of:=[C_Dia_NA.H22]/[.$H$6]" office:value-type="float" office:value="1.08365912258318" calcext:value-type="float">
            <text:p>1.1</text:p>
          </table:table-cell>
          <table:table-cell table:style-name="ce112" table:formula="of:=[C_Dia_NA.I22]/[.$I$6]" office:value-type="float" office:value="0.81008378407263" calcext:value-type="float">
            <text:p>0.8</text:p>
          </table:table-cell>
          <table:table-cell table:style-name="ce112" table:formula="of:=[C_Dia_NA.J22]/[.$J$6]" office:value-type="float" office:value="9.43022272965139" calcext:value-type="float">
            <text:p>9.4</text:p>
          </table:table-cell>
          <table:table-cell table:style-name="ce112" table:formula="of:=[C_Dia_NA.K22]/[.$K$6]" office:value-type="float" office:value="0.815620768967261" calcext:value-type="float">
            <text:p>0.8</text:p>
          </table:table-cell>
          <table:table-cell table:style-name="ce112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112" table:formula="of:=[C_Dia_NA.N22]/[.$N$6]" office:value-type="float" office:value="0.194616574695739" calcext:value-type="float">
            <text:p>0.2</text:p>
          </table:table-cell>
          <table:table-cell table:style-name="ce112" table:formula="of:=[C_Dia_NA.O22]/[.$O$6]" office:value-type="float" office:value="0.510149637091552" calcext:value-type="float">
            <text:p>0.5</text:p>
          </table:table-cell>
          <table:table-cell table:style-name="ce112" table:formula="of:=[C_Dia_NA.P22]/[.$P$6]" office:value-type="float" office:value="2.83474834521565" calcext:value-type="float">
            <text:p>2.8</text:p>
          </table:table-cell>
          <table:table-cell table:style-name="ce112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112" table:formula="of:=[C_Dia_NA.C23]/[.$C$6]" office:value-type="float" office:value="1.35474851846753" calcext:value-type="float">
            <text:p>1.4</text:p>
          </table:table-cell>
          <table:table-cell table:style-name="ce112" table:formula="of:=[C_Dia_NA.D23]/[.$D$6]" office:value-type="float" office:value="1.35458909386456" calcext:value-type="float">
            <text:p>1.4</text:p>
          </table:table-cell>
          <table:table-cell table:style-name="ce112" table:formula="of:=[C_Dia_NA.E23]/[.$E$6]" office:value-type="float" office:value="2.35694253573321" calcext:value-type="float">
            <text:p>2.4</text:p>
          </table:table-cell>
          <table:table-cell table:style-name="ce112" table:formula="of:=[C_Dia_NA.F23]/[.$F$6]" office:value-type="float" office:value="0.861166077428131" calcext:value-type="float">
            <text:p>0.9</text:p>
          </table:table-cell>
          <table:table-cell table:style-name="ce112" table:formula="of:=[C_Dia_NA.G23]/[.$G$6]" office:value-type="float" office:value="0.834706675513131" calcext:value-type="float">
            <text:p>0.8</text:p>
          </table:table-cell>
          <table:table-cell table:style-name="ce112" table:formula="of:=[C_Dia_NA.H23]/[.$H$6]" office:value-type="float" office:value="2.04856108104765" calcext:value-type="float">
            <text:p>2.0</text:p>
          </table:table-cell>
          <table:table-cell table:style-name="ce112" table:formula="of:=[C_Dia_NA.I23]/[.$I$6]" office:value-type="float" office:value="2.54597760708541" calcext:value-type="float">
            <text:p>2.5</text:p>
          </table:table-cell>
          <table:table-cell table:style-name="ce112" table:formula="of:=[C_Dia_NA.J23]/[.$J$6]" office:value-type="float" office:value="12.3540737293048" calcext:value-type="float">
            <text:p>12.4</text:p>
          </table:table-cell>
          <table:table-cell table:style-name="ce112" table:formula="of:=[C_Dia_NA.K23]/[.$K$6]" office:value-type="float" office:value="1.42733634569271" calcext:value-type="float">
            <text:p>1.4</text:p>
          </table:table-cell>
          <table:table-cell table:style-name="ce112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112" table:formula="of:=[C_Dia_NA.N23]/[.$N$6]" office:value-type="float" office:value="0.291924862043608" calcext:value-type="float">
            <text:p>0.3</text:p>
          </table:table-cell>
          <table:table-cell table:style-name="ce112" table:formula="of:=[C_Dia_NA.O23]/[.$O$6]" office:value-type="float" office:value="0.435127631636912" calcext:value-type="float">
            <text:p>0.4</text:p>
          </table:table-cell>
          <table:table-cell table:style-name="ce112" table:formula="of:=[C_Dia_NA.P23]/[.$P$6]" office:value-type="float" office:value="2.44374857346177" calcext:value-type="float">
            <text:p>2.4</text:p>
          </table:table-cell>
          <table:table-cell table:style-name="ce112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112" table:formula="of:=[C_Dia_NA.C24]/[.$C$6]" office:value-type="float" office:value="2.29934381574764" calcext:value-type="float">
            <text:p>2.3</text:p>
          </table:table-cell>
          <table:table-cell table:style-name="ce112" table:formula="of:=[C_Dia_NA.D24]/[.$D$6]" office:value-type="float" office:value="1.58035394284198" calcext:value-type="float">
            <text:p>1.6</text:p>
          </table:table-cell>
          <table:table-cell table:style-name="ce112" table:formula="of:=[C_Dia_NA.E24]/[.$E$6]" office:value-type="float" office:value="5.15035591141702" calcext:value-type="float">
            <text:p>5.2</text:p>
          </table:table-cell>
          <table:table-cell table:style-name="ce112" table:formula="of:=[C_Dia_NA.F24]/[.$F$6]" office:value-type="float" office:value="0.516699646456879" calcext:value-type="float">
            <text:p>0.5</text:p>
          </table:table-cell>
          <table:table-cell table:style-name="ce112" table:formula="of:=[C_Dia_NA.G24]/[.$G$6]" office:value-type="float" office:value="2.73955011450463" calcext:value-type="float">
            <text:p>2.7</text:p>
          </table:table-cell>
          <table:table-cell table:style-name="ce112" table:formula="of:=[C_Dia_NA.H24]/[.$H$6]" office:value-type="float" office:value="2.82048264781923" calcext:value-type="float">
            <text:p>2.8</text:p>
          </table:table-cell>
          <table:table-cell table:style-name="ce112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112" table:formula="of:=[C_Dia_NA.K24]/[.$K$6]" office:value-type="float" office:value="1.01952596120908" calcext:value-type="float">
            <text:p>1.0</text:p>
          </table:table-cell>
          <table:table-cell table:style-name="ce112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112" table:formula="of:=[C_Dia_NA.N24]/[.$N$6]" office:value-type="float" office:value="0.389233149391478" calcext:value-type="float">
            <text:p>0.4</text:p>
          </table:table-cell>
          <table:table-cell table:style-name="ce112" table:formula="of:=[C_Dia_NA.O24]/[.$O$6]" office:value-type="float" office:value="0.690202450182688" calcext:value-type="float">
            <text:p>0.7</text:p>
          </table:table-cell>
          <table:table-cell table:style-name="ce112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112" table:formula="of:=[C_Dia_NA.C25]/[.$C$6]" office:value-type="float" office:value="1.86433282357917" calcext:value-type="float">
            <text:p>1.9</text:p>
          </table:table-cell>
          <table:table-cell table:style-name="ce112" table:formula="of:=[C_Dia_NA.D25]/[.$D$6]" office:value-type="float" office:value="2.70917818772912" calcext:value-type="float">
            <text:p>2.7</text:p>
          </table:table-cell>
          <table:table-cell table:style-name="ce112" table:formula="of:=[C_Dia_NA.E25]/[.$E$6]" office:value-type="float" office:value="5.23765007940714" calcext:value-type="float">
            <text:p>5.2</text:p>
          </table:table-cell>
          <table:table-cell table:style-name="ce112" table:formula="of:=[C_Dia_NA.F25]/[.$F$6]" office:value-type="float" office:value="1.03339929291376" calcext:value-type="float">
            <text:p>1.0</text:p>
          </table:table-cell>
          <table:table-cell table:style-name="ce112" table:formula="of:=[C_Dia_NA.G25]/[.$G$6]" office:value-type="float" office:value="1.39117779252188" calcext:value-type="float">
            <text:p>1.4</text:p>
          </table:table-cell>
          <table:table-cell table:style-name="ce112" table:formula="of:=[C_Dia_NA.H25]/[.$H$6]" office:value-type="float" office:value="4.98780089298559" calcext:value-type="float">
            <text:p>5.0</text:p>
          </table:table-cell>
          <table:table-cell table:style-name="ce112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112" table:formula="of:=[C_Dia_NA.K25]/[.$K$6]" office:value-type="float" office:value="0.203905192241815" calcext:value-type="float">
            <text:p>0.2</text:p>
          </table:table-cell>
          <table:table-cell table:style-name="ce112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112" table:formula="of:=[C_Dia_NA.N25]/[.$N$6]" office:value-type="float" office:value="0.778466298782955" calcext:value-type="float">
            <text:p>0.8</text:p>
          </table:table-cell>
          <table:table-cell table:style-name="ce112" table:formula="of:=[C_Dia_NA.O25]/[.$O$6]" office:value-type="float" office:value="0.690202450182688" calcext:value-type="float">
            <text:p>0.7</text:p>
          </table:table-cell>
          <table:table-cell table:style-name="ce112" table:formula="of:=[C_Dia_NA.P25]/[.$P$6]" office:value-type="float" office:value="3.22574811696954" calcext:value-type="float">
            <text:p>3.2</text:p>
          </table:table-cell>
          <table:table-cell table:style-name="ce112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112" table:formula="of:=[C_Dia_NA.C26]/[.$C$6]" office:value-type="float" office:value="2.02590833495603" calcext:value-type="float">
            <text:p>2.0</text:p>
          </table:table-cell>
          <table:table-cell table:style-name="ce112" table:formula="of:=[C_Dia_NA.D26]/[.$D$6]" office:value-type="float" office:value="2.25764848977426" calcext:value-type="float">
            <text:p>2.3</text:p>
          </table:table-cell>
          <table:table-cell table:style-name="ce112" table:formula="of:=[C_Dia_NA.E26]/[.$E$6]" office:value-type="float" office:value="2.70611920769369" calcext:value-type="float">
            <text:p>2.7</text:p>
          </table:table-cell>
          <table:table-cell table:style-name="ce112" table:formula="of:=[C_Dia_NA.F26]/[.$F$6]" office:value-type="float" office:value="1.37786572388501" calcext:value-type="float">
            <text:p>1.4</text:p>
          </table:table-cell>
          <table:table-cell table:style-name="ce112" table:formula="of:=[C_Dia_NA.G26]/[.$G$6]" office:value-type="float" office:value="5.22226740577446" calcext:value-type="float">
            <text:p>5.2</text:p>
          </table:table-cell>
          <table:table-cell table:style-name="ce112" table:formula="of:=[C_Dia_NA.H26]/[.$H$6]" office:value-type="float" office:value="2.62750225612634" calcext:value-type="float">
            <text:p>2.6</text:p>
          </table:table-cell>
          <table:table-cell table:style-name="ce112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112" table:formula="of:=[C_Dia_NA.K26]/[.$K$6]" office:value-type="float" office:value="0.40781038448363" calcext:value-type="float">
            <text:p>0.4</text:p>
          </table:table-cell>
          <table:table-cell table:style-name="ce112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112" table:formula="of:=[C_Dia_NA.N26]/[.$N$6]" office:value-type="float" office:value="0.875774586130825" calcext:value-type="float">
            <text:p>0.9</text:p>
          </table:table-cell>
          <table:table-cell table:style-name="ce112" table:formula="of:=[C_Dia_NA.O26]/[.$O$6]" office:value-type="float" office:value="0.975286070910319" calcext:value-type="float">
            <text:p>1.0</text:p>
          </table:table-cell>
          <table:table-cell table:style-name="ce112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96" table:formula="of:=[C_Dia_NA.A27]" office:value-type="string" office:string-value="L" calcext:value-type="string">
            <text:p>L</text:p>
          </table:table-cell>
          <table:table-cell table:style-name="ce72" table:formula="of:=[C_Dia_NA.B27]" office:value-type="date" office:date-value="2020-03-09" calcext:value-type="date">
            <text:p>09/03</text:p>
          </table:table-cell>
          <table:table-cell table:style-name="ce114" table:formula="of:=[C_Dia_NA.C27]/[.$C$6]" office:value-type="float" office:value="3.29365465498986" calcext:value-type="float">
            <text:p>3.3</text:p>
          </table:table-cell>
          <table:table-cell table:style-name="ce114" table:formula="of:=[C_Dia_NA.D27]/[.$D$6]" office:value-type="float" office:value="3.61223758363882" calcext:value-type="float">
            <text:p>3.6</text:p>
          </table:table-cell>
          <table:table-cell table:style-name="ce114" table:formula="of:=[C_Dia_NA.E27]/[.$E$6]" office:value-type="float" office:value="3.40447255161464" calcext:value-type="float">
            <text:p>3.4</text:p>
          </table:table-cell>
          <table:table-cell table:style-name="ce114" table:formula="of:=[C_Dia_NA.F27]/[.$F$6]" office:value-type="float" office:value="9.47282685170944" calcext:value-type="float">
            <text:p>9.5</text:p>
          </table:table-cell>
          <table:table-cell table:style-name="ce114" table:formula="of:=[C_Dia_NA.G27]/[.$G$6]" office:value-type="float" office:value="6.95588896260942" calcext:value-type="float">
            <text:p>7.0</text:p>
          </table:table-cell>
          <table:table-cell table:style-name="ce114" table:formula="of:=[C_Dia_NA.H27]/[.$H$6]" office:value-type="float" office:value="4.24556861724369" calcext:value-type="float">
            <text:p>4.2</text:p>
          </table:table-cell>
          <table:table-cell table:style-name="ce114" table:formula="of:=[C_Dia_NA.I27]/[.$I$6]" office:value-type="float" office:value="3.29819826372428" calcext:value-type="float">
            <text:p>3.3</text:p>
          </table:table-cell>
          <table:table-cell table:style-name="ce118" table:formula="of:=[C_Dia_NA.J27]/[.$J$6]" office:value-type="float" office:value="28.8690123427318" calcext:value-type="float">
            <text:p>29</text:p>
          </table:table-cell>
          <table:table-cell table:style-name="ce114" table:formula="of:=[C_Dia_NA.K27]/[.$K$6]" office:value-type="float" office:value="0.611715576725446" calcext:value-type="float">
            <text:p>0.6</text:p>
          </table:table-cell>
          <table:table-cell table:style-name="ce114" table:formula="of:=[C_Dia_NA.L27]/[.$L$6]" office:value-type="float" office:value="0" calcext:value-type="float">
            <text:p>0.0</text:p>
          </table:table-cell>
          <table:table-cell table:style-name="ce118" table:formula="of:=[C_Dia_NA.M27]/[.$L$6]" office:value-type="float" office:value="37.4657514163683" calcext:value-type="float">
            <text:p>37</text:p>
          </table:table-cell>
          <table:table-cell table:style-name="ce114" table:formula="of:=[C_Dia_NA.N27]/[.$N$6]" office:value-type="float" office:value="0.875774586130825" calcext:value-type="float">
            <text:p>0.9</text:p>
          </table:table-cell>
          <table:table-cell table:style-name="ce114" table:formula="of:=[C_Dia_NA.O27]/[.$O$6]" office:value-type="float" office:value="0.7502200545464" calcext:value-type="float">
            <text:p>0.8</text:p>
          </table:table-cell>
          <table:table-cell table:style-name="ce114" table:formula="of:=[C_Dia_NA.P27]/[.$P$6]" office:value-type="float" office:value="9.87274423678555" calcext:value-type="float">
            <text:p>9.9</text:p>
          </table:table-cell>
          <table:table-cell table:style-name="ce114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112" table:formula="of:=[C_Dia_NA.C28]/[.$C$6]" office:value-type="float" office:value="5.63028512720908" calcext:value-type="float">
            <text:p>5.6</text:p>
          </table:table-cell>
          <table:table-cell table:style-name="ce112" table:formula="of:=[C_Dia_NA.D28]/[.$D$6]" office:value-type="float" office:value="5.75700364892437" calcext:value-type="float">
            <text:p>5.8</text:p>
          </table:table-cell>
          <table:table-cell table:style-name="ce112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112" table:formula="of:=[C_Dia_NA.H28]/[.$H$6]" office:value-type="float" office:value="5.52220813151976" calcext:value-type="float">
            <text:p>5.5</text:p>
          </table:table-cell>
          <table:table-cell table:style-name="ce112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112" table:formula="of:=[C_Dia_NA.K28]/[.$K$6]" office:value-type="float" office:value="2.03905192241815" calcext:value-type="float">
            <text:p>2.0</text:p>
          </table:table-cell>
          <table:table-cell table:style-name="ce112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112" table:formula="of:=[C_Dia_NA.N28]/[.$N$6]" office:value-type="float" office:value="0.194616574695739" calcext:value-type="float">
            <text:p>0.2</text:p>
          </table:table-cell>
          <table:table-cell table:style-name="ce112" table:formula="of:=[C_Dia_NA.O28]/[.$O$6]" office:value-type="float" office:value="0.780228856728255" calcext:value-type="float">
            <text:p>0.8</text:p>
          </table:table-cell>
          <table:table-cell table:style-name="ce112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112" table:formula="of:=[C_Dia_NA.C29]/[.$C$6]" office:value-type="float" office:value="4.98398308170164" calcext:value-type="float">
            <text:p>5.0</text:p>
          </table:table-cell>
          <table:table-cell table:style-name="ce112" table:formula="of:=[C_Dia_NA.D29]/[.$D$6]" office:value-type="float" office:value="7.22447516727764" calcext:value-type="float">
            <text:p>7.2</text:p>
          </table:table-cell>
          <table:table-cell table:style-name="ce112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112" table:formula="of:=[C_Dia_NA.H29]/[.$H$6]" office:value-type="float" office:value="7.37778882087452" calcext:value-type="float">
            <text:p>7.4</text:p>
          </table:table-cell>
          <table:table-cell table:style-name="ce112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112" table:formula="of:=[C_Dia_NA.K29]/[.$K$6]" office:value-type="float" office:value="1.83514673017634" calcext:value-type="float">
            <text:p>1.8</text:p>
          </table:table-cell>
          <table:table-cell table:style-name="ce112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112" table:formula="of:=[C_Dia_NA.N29]/[.$N$6]" office:value-type="float" office:value="1.75154917226165" calcext:value-type="float">
            <text:p>1.8</text:p>
          </table:table-cell>
          <table:table-cell table:style-name="ce112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112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112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112" table:formula="of:=[C_Dia_NA.H30]/[.$H$6]" office:value-type="float" office:value="8.83256408132865" calcext:value-type="float">
            <text:p>8.8</text:p>
          </table:table-cell>
          <table:table-cell table:style-name="ce112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112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112" table:formula="of:=[C_Dia_NA.N30]/[.$N$6]" office:value-type="float" office:value="1.84885745960952" calcext:value-type="float">
            <text:p>1.8</text:p>
          </table:table-cell>
          <table:table-cell table:style-name="ce112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97"/>
          <table:table-cell table:style-name="ce74" table:formula="of:=[C_Dia_NA.B33]" office:value-type="date" office:date-value="2020-03-15" calcext:value-type="date">
            <text:p>15/03</text:p>
          </table:table-cell>
          <table:table-cell table:style-name="ce117" table:formula="of:=[C_Dia_NA.C33]/[.$C$6]" office:value-type="float" office:value="15.2626713823681" calcext:value-type="float">
            <text:p>15</text:p>
          </table:table-cell>
          <table:table-cell table:style-name="ce117" table:formula="of:=[C_Dia_NA.D33]/[.$D$6]" office:value-type="float" office:value="23.1408970201862" calcext:value-type="float">
            <text:p>23</text:p>
          </table:table-cell>
          <table:table-cell table:style-name="ce117" table:formula="of:=[C_Dia_NA.E33]/[.$E$6]" office:value-type="float" office:value="17.1969510940534" calcext:value-type="float">
            <text:p>17</text:p>
          </table:table-cell>
          <table:table-cell table:style-name="ce117" table:formula="of:=[C_Dia_NA.F33]/[.$F$6]" office:value-type="float" office:value="6.71709540393942" calcext:value-type="float">
            <text:p>7</text:p>
          </table:table-cell>
          <table:table-cell table:style-name="ce117" table:formula="of:=[C_Dia_NA.G33]/[.$G$6]" office:value-type="float" office:value="42.8054705391349" calcext:value-type="float">
            <text:p>43</text:p>
          </table:table-cell>
          <table:table-cell table:style-name="ce117" table:formula="of:=[C_Dia_NA.H33]/[.$H$6]" office:value-type="float" office:value="13.3601809633543" calcext:value-type="float">
            <text:p>13</text:p>
          </table:table-cell>
          <table:table-cell table:style-name="ce117" table:formula="of:=[C_Dia_NA.I33]/[.$I$6]" office:value-type="float" office:value="10.1839104283416" calcext:value-type="float">
            <text:p>10</text:p>
          </table:table-cell>
          <table:table-cell table:style-name="ce117" table:formula="of:=[C_Dia_NA.J33]/[.$J$6]" office:value-type="float" office:value="57.6737642239327" calcext:value-type="float">
            <text:p>58</text:p>
          </table:table-cell>
          <table:table-cell table:style-name="ce117" table:formula="of:=[C_Dia_NA.K33]/[.$K$6]" office:value-type="float" office:value="8.15620768967261" calcext:value-type="float">
            <text:p>8</text:p>
          </table:table-cell>
          <table:table-cell table:style-name="ce117" table:formula="of:=[C_Dia_NA.L33]/[.$L$6]" office:value-type="float" office:value="42.3525885576337" calcext:value-type="float">
            <text:p>42</text:p>
          </table:table-cell>
          <table:table-cell table:style-name="ce117" table:formula="of:=[C_Dia_NA.M33]/[.$L$6]" office:value-type="float" office:value="276.920771338374" calcext:value-type="float">
            <text:p>277</text:p>
          </table:table-cell>
          <table:table-cell table:style-name="ce117" table:formula="of:=[C_Dia_NA.N33]/[.$N$6]" office:value-type="float" office:value="7.39542983843808" calcext:value-type="float">
            <text:p>7</text:p>
          </table:table-cell>
          <table:table-cell table:style-name="ce117" table:formula="of:=[C_Dia_NA.O33]/[.$O$6]" office:value-type="float" office:value="4.95145236000624" calcext:value-type="float">
            <text:p>5</text:p>
          </table:table-cell>
          <table:table-cell table:style-name="ce117" table:formula="of:=[C_Dia_NA.P33]/[.$P$6]" office:value-type="float" office:value="6.74474606275449" calcext:value-type="float">
            <text:p>7</text:p>
          </table:table-cell>
          <table:table-cell table:style-name="ce117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98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96" table:formula="of:=[C_Dia_NA.A41]" office:value-type="string" office:string-value="L" calcext:value-type="string">
            <text:p>L</text:p>
          </table:table-cell>
          <table:table-cell table:style-name="ce72" table:formula="of:=[C_Dia_NA.B41]" office:value-type="date" office:date-value="2020-03-23" calcext:value-type="date">
            <text:p>23/03</text:p>
          </table:table-cell>
          <table:table-cell table:style-name="ce118" table:formula="of:=[C_Dia_NA.C41]/[.$C$6]" office:value-type="float" office:value="50.4861328625238" calcext:value-type="float">
            <text:p>50</text:p>
          </table:table-cell>
          <table:table-cell table:style-name="ce118" table:formula="of:=[C_Dia_NA.D41]/[.$D$6]" office:value-type="float" office:value="76.760048652325" calcext:value-type="float">
            <text:p>77</text:p>
          </table:table-cell>
          <table:table-cell table:style-name="ce118" table:formula="of:=[C_Dia_NA.E41]/[.$E$6]" office:value-type="float" office:value="29.8546054526207" calcext:value-type="float">
            <text:p>30</text:p>
          </table:table-cell>
          <table:table-cell table:style-name="ce118" table:formula="of:=[C_Dia_NA.F41]/[.$F$6]" office:value-type="float" office:value="12.0563250839938" calcext:value-type="float">
            <text:p>12</text:p>
          </table:table-cell>
          <table:table-cell table:style-name="ce118" table:formula="of:=[C_Dia_NA.G41]/[.$G$6]" office:value-type="float" office:value="96.6761552126362" calcext:value-type="float">
            <text:p>97</text:p>
          </table:table-cell>
          <table:table-cell table:style-name="ce118" table:formula="of:=[C_Dia_NA.H41]/[.$H$6]" office:value-type="float" office:value="56.9737494859485" calcext:value-type="float">
            <text:p>57</text:p>
          </table:table-cell>
          <table:table-cell table:style-name="ce118" table:formula="of:=[C_Dia_NA.I41]/[.$I$6]" office:value-type="float" office:value="31.5354044513988" calcext:value-type="float">
            <text:p>32</text:p>
          </table:table-cell>
          <table:table-cell table:style-name="ce118" table:formula="of:=[C_Dia_NA.J41]/[.$J$6]" office:value-type="float" office:value="76.9358375678032" calcext:value-type="float">
            <text:p>77</text:p>
          </table:table-cell>
          <table:table-cell table:style-name="ce118" table:formula="of:=[C_Dia_NA.K41]/[.$K$6]" office:value-type="float" office:value="44.6552371009575" calcext:value-type="float">
            <text:p>45</text:p>
          </table:table-cell>
          <table:table-cell table:style-name="ce118" table:formula="of:=[C_Dia_NA.L41]/[.$L$6]" office:value-type="float" office:value="125.428819959146" calcext:value-type="float">
            <text:p>125</text:p>
          </table:table-cell>
          <table:table-cell table:style-name="ce118" table:formula="of:=[C_Dia_NA.M41]/[.$L$6]" office:value-type="float" office:value="389.318025587479" calcext:value-type="float">
            <text:p>389</text:p>
          </table:table-cell>
          <table:table-cell table:style-name="ce118" table:formula="of:=[C_Dia_NA.N41]/[.$N$6]" office:value-type="float" office:value="44.7618121800199" calcext:value-type="float">
            <text:p>45</text:p>
          </table:table-cell>
          <table:table-cell table:style-name="ce118" table:formula="of:=[C_Dia_NA.O41]/[.$O$6]" office:value-type="float" office:value="14.5092558549274" calcext:value-type="float">
            <text:p>15</text:p>
          </table:table-cell>
          <table:table-cell table:style-name="ce118" table:formula="of:=[C_Dia_NA.P41]/[.$P$6]" office:value-type="float" office:value="17.7904896148017" calcext:value-type="float">
            <text:p>18</text:p>
          </table:table-cell>
          <table:table-cell table:style-name="ce118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97"/>
          <table:table-cell table:style-name="ce74" table:formula="of:=[C_Dia_NA.B47]" office:value-type="date" office:date-value="2020-03-29" calcext:value-type="date">
            <text:p>29/03</text:p>
          </table:table-cell>
          <table:table-cell table:style-name="ce117" table:formula="of:=[C_Dia_NA.C47]/[.$C$6]" office:value-type="float" office:value="49.2805309699426" calcext:value-type="float">
            <text:p>49</text:p>
          </table:table-cell>
          <table:table-cell table:style-name="ce117" table:formula="of:=[C_Dia_NA.D47]/[.$D$6]" office:value-type="float" office:value="61.0693916483938" calcext:value-type="float">
            <text:p>61</text:p>
          </table:table-cell>
          <table:table-cell table:style-name="ce117" table:formula="of:=[C_Dia_NA.E47]/[.$E$6]" office:value-type="float" office:value="148.574673919183" calcext:value-type="float">
            <text:p>149</text:p>
          </table:table-cell>
          <table:table-cell table:style-name="ce117" table:formula="of:=[C_Dia_NA.F47]/[.$F$6]" office:value-type="float" office:value="34.102176666154" calcext:value-type="float">
            <text:p>34</text:p>
          </table:table-cell>
          <table:table-cell table:style-name="ce117" table:formula="of:=[C_Dia_NA.G47]/[.$G$6]" office:value-type="float" office:value="140.166513280397" calcext:value-type="float">
            <text:p>140</text:p>
          </table:table-cell>
          <table:table-cell table:style-name="ce117" table:formula="of:=[C_Dia_NA.H47]/[.$H$6]" office:value-type="float" office:value="38.5812336930641" calcext:value-type="float">
            <text:p>39</text:p>
          </table:table-cell>
          <table:table-cell table:style-name="ce117" table:formula="of:=[C_Dia_NA.I47]/[.$I$6]" office:value-type="float" office:value="63.8808926868703" calcext:value-type="float">
            <text:p>64</text:p>
          </table:table-cell>
          <table:table-cell table:style-name="ce117" table:formula="of:=[C_Dia_NA.J47]/[.$J$6]" office:value-type="float" office:value="115.941937717026" calcext:value-type="float">
            <text:p>116</text:p>
          </table:table-cell>
          <table:table-cell table:style-name="ce117" table:formula="of:=[C_Dia_NA.K47]/[.$K$6]" office:value-type="float" office:value="40.781038448363" calcext:value-type="float">
            <text:p>41</text:p>
          </table:table-cell>
          <table:table-cell table:style-name="ce117" table:formula="of:=[C_Dia_NA.L47]/[.$L$6]" office:value-type="float" office:value="193.844539936862" calcext:value-type="float">
            <text:p>194</text:p>
          </table:table-cell>
          <table:table-cell table:style-name="ce117" table:formula="of:=[C_Dia_NA.M47]/[.$L$6]" office:value-type="float" office:value="418.639048435072" calcext:value-type="float">
            <text:p>419</text:p>
          </table:table-cell>
          <table:table-cell table:style-name="ce117" table:formula="of:=[C_Dia_NA.N47]/[.$N$6]" office:value-type="float" office:value="77.0681635795126" calcext:value-type="float">
            <text:p>77</text:p>
          </table:table-cell>
          <table:table-cell table:style-name="ce117" table:formula="of:=[C_Dia_NA.O47]/[.$O$6]" office:value-type="float" office:value="37.5410115295018" calcext:value-type="float">
            <text:p>38</text:p>
          </table:table-cell>
          <table:table-cell table:style-name="ce117" table:formula="of:=[C_Dia_NA.P47]/[.$P$6]" office:value-type="float" office:value="27.4677339657103" calcext:value-type="float">
            <text:p>27</text:p>
          </table:table-cell>
          <table:table-cell table:style-name="ce117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98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2512183308513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8454656489594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3327305420185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96" table:formula="of:=[C_Dia_NA.A55]" office:value-type="string" office:string-value="L" calcext:value-type="string">
            <text:p>L</text:p>
          </table:table-cell>
          <table:table-cell table:style-name="ce72" table:formula="of:=[C_Dia_NA.B55]" office:value-type="date" office:date-value="2020-04-06" calcext:value-type="date">
            <text:p>06/04</text:p>
          </table:table-cell>
          <table:table-cell table:style-name="ce118" table:formula="of:=[C_Dia_NA.C55]/[.$C$6]" office:value-type="float" office:value="45.7010119486707" calcext:value-type="float">
            <text:p>46</text:p>
          </table:table-cell>
          <table:table-cell table:style-name="ce118" table:formula="of:=[C_Dia_NA.D55]/[.$D$6]" office:value-type="float" office:value="33.7518449221252" calcext:value-type="float">
            <text:p>34</text:p>
          </table:table-cell>
          <table:table-cell table:style-name="ce118" table:formula="of:=[C_Dia_NA.E55]/[.$E$6]" office:value-type="float" office:value="98.0313506529036" calcext:value-type="float">
            <text:p>98</text:p>
          </table:table-cell>
          <table:table-cell table:style-name="ce118" table:formula="of:=[C_Dia_NA.F55]/[.$F$6]" office:value-type="float" office:value="54.0812296624866" calcext:value-type="float">
            <text:p>54</text:p>
          </table:table-cell>
          <table:table-cell table:style-name="ce118" table:formula="of:=[C_Dia_NA.G55]/[.$G$6]" office:value-type="float" office:value="91.4538878068617" calcext:value-type="float">
            <text:p>91</text:p>
          </table:table-cell>
          <table:table-cell table:style-name="ce118" table:formula="of:=[C_Dia_NA.H55]/[.$H$6]" office:value-type="float" office:value="58.0722532540465" calcext:value-type="float">
            <text:p>58</text:p>
          </table:table-cell>
          <table:table-cell table:style-name="ce118" table:formula="of:=[C_Dia_NA.I55]/[.$I$6]" office:value-type="float" office:value="55.0856973169389" calcext:value-type="float">
            <text:p>55</text:p>
          </table:table-cell>
          <table:table-cell table:style-name="ce118" table:formula="of:=[C_Dia_NA.J55]/[.$J$6]" office:value-type="float" office:value="57.8183502623771" calcext:value-type="float">
            <text:p>58</text:p>
          </table:table-cell>
          <table:table-cell table:style-name="ce118" table:formula="of:=[C_Dia_NA.K55]/[.$K$6]" office:value-type="float" office:value="75.4449211294717" calcext:value-type="float">
            <text:p>75</text:p>
          </table:table-cell>
          <table:table-cell table:style-name="ce118" table:formula="of:=[C_Dia_NA.L55]/[.$L$6]" office:value-type="float" office:value="63.5288828364506" calcext:value-type="float">
            <text:p>64</text:p>
          </table:table-cell>
          <table:table-cell table:style-name="ce118" table:formula="of:=[C_Dia_NA.M55]/[.$L$6]" office:value-type="float" office:value="187.328757081842" calcext:value-type="float">
            <text:p>187</text:p>
          </table:table-cell>
          <table:table-cell table:style-name="ce118" table:formula="of:=[C_Dia_NA.N55]/[.$N$6]" office:value-type="float" office:value="43.983345881237" calcext:value-type="float">
            <text:p>44</text:p>
          </table:table-cell>
          <table:table-cell table:style-name="ce118" table:formula="of:=[C_Dia_NA.O55]/[.$O$6]" office:value-type="float" office:value="62.1632337197147" calcext:value-type="float">
            <text:p>62</text:p>
          </table:table-cell>
          <table:table-cell table:style-name="ce118" table:formula="of:=[C_Dia_NA.P55]/[.$P$6]" office:value-type="float" office:value="38.1224777460036" calcext:value-type="float">
            <text:p>38</text:p>
          </table:table-cell>
          <table:table-cell table:style-name="ce118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1239625676369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2.9509632523752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4762240370042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5134775177575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97"/>
          <table:table-cell table:style-name="ce74" table:formula="of:=[C_Dia_NA.B61]" office:value-type="date" office:date-value="2020-04-12" calcext:value-type="date">
            <text:p>12/04</text:p>
          </table:table-cell>
          <table:table-cell table:style-name="ce117" table:formula="of:=[C_Dia_NA.C61]/[.$C$6]" office:value-type="float" office:value="35.0618859687789" calcext:value-type="float">
            <text:p>35</text:p>
          </table:table-cell>
          <table:table-cell table:style-name="ce117" table:formula="of:=[C_Dia_NA.D61]/[.$D$6]" office:value-type="float" office:value="13.3201260896682" calcext:value-type="float">
            <text:p>13</text:p>
          </table:table-cell>
          <table:table-cell table:style-name="ce117" table:formula="of:=[C_Dia_NA.E61]/[.$E$6]" office:value-type="float" office:value="142.202199655904" calcext:value-type="float">
            <text:p>142</text:p>
          </table:table-cell>
          <table:table-cell table:style-name="ce117" table:formula="of:=[C_Dia_NA.F61]/[.$F$6]" office:value-type="float" office:value="30.6575123564415" calcext:value-type="float">
            <text:p>31</text:p>
          </table:table-cell>
          <table:table-cell table:style-name="ce117" table:formula="of:=[C_Dia_NA.G61]/[.$G$6]" office:value-type="float" office:value="89.1851978682876" calcext:value-type="float">
            <text:p>89</text:p>
          </table:table-cell>
          <table:table-cell table:style-name="ce117" table:formula="of:=[C_Dia_NA.H61]/[.$H$6]" office:value-type="float" office:value="23.9444132154338" calcext:value-type="float">
            <text:p>24</text:p>
          </table:table-cell>
          <table:table-cell table:style-name="ce117" table:formula="of:=[C_Dia_NA.I61]/[.$I$6]" office:value-type="float" office:value="67.9313116072334" calcext:value-type="float">
            <text:p>68</text:p>
          </table:table-cell>
          <table:table-cell table:style-name="ce117" table:formula="of:=[C_Dia_NA.J61]/[.$J$6]" office:value-type="float" office:value="97.8686829114757" calcext:value-type="float">
            <text:p>98</text:p>
          </table:table-cell>
          <table:table-cell table:style-name="ce117" table:formula="of:=[C_Dia_NA.K61]/[.$K$6]" office:value-type="float" office:value="148.2390747598" calcext:value-type="float">
            <text:p>148</text:p>
          </table:table-cell>
          <table:table-cell table:style-name="ce117" table:formula="of:=[C_Dia_NA.L61]/[.$L$6]" office:value-type="float" office:value="17.9184028513066" calcext:value-type="float">
            <text:p>18</text:p>
          </table:table-cell>
          <table:table-cell table:style-name="ce117" table:formula="of:=[C_Dia_NA.M61]/[.$L$6]" office:value-type="float" office:value="154.749842806739" calcext:value-type="float">
            <text:p>155</text:p>
          </table:table-cell>
          <table:table-cell table:style-name="ce117" table:formula="of:=[C_Dia_NA.N61]/[.$N$6]" office:value-type="float" office:value="58.1903558340259" calcext:value-type="float">
            <text:p>58</text:p>
          </table:table-cell>
          <table:table-cell table:style-name="ce117" table:formula="of:=[C_Dia_NA.O61]/[.$O$6]" office:value-type="float" office:value="79.3432729688272" calcext:value-type="float">
            <text:p>79</text:p>
          </table:table-cell>
          <table:table-cell table:style-name="ce117" table:formula="of:=[C_Dia_NA.P61]/[.$P$6]" office:value-type="float" office:value="45.258223580512" calcext:value-type="float">
            <text:p>45</text:p>
          </table:table-cell>
          <table:table-cell table:style-name="ce117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98" table:formula="of:=[C_Dia_NA.A62]" office:value-type="string" office:string-value="L" calcext:value-type="string">
            <text:p>L</text:p>
          </table:table-cell>
          <table:table-cell table:style-name="ce72" table:formula="of:=[C_Dia_NA.B62]" office:value-type="date" office:date-value="2020-04-13" calcext:value-type="date">
            <text:p>13/04</text:p>
          </table:table-cell>
          <table:table-cell table:style-name="ce118" table:formula="of:=[C_Dia_NA.C62]/[.$C$6]" office:value-type="float" office:value="31.532082489469" calcext:value-type="float">
            <text:p>32</text:p>
          </table:table-cell>
          <table:table-cell table:style-name="ce118" table:formula="of:=[C_Dia_NA.D62]/[.$D$6]" office:value-type="float" office:value="11.8526545713149" calcext:value-type="float">
            <text:p>12</text:p>
          </table:table-cell>
          <table:table-cell table:style-name="ce118" table:formula="of:=[C_Dia_NA.E62]/[.$E$6]" office:value-type="float" office:value="82.2311062466921" calcext:value-type="float">
            <text:p>82</text:p>
          </table:table-cell>
          <table:table-cell table:style-name="ce118" table:formula="of:=[C_Dia_NA.F62]/[.$F$6]" office:value-type="float" office:value="24.8015830299302" calcext:value-type="float">
            <text:p>25</text:p>
          </table:table-cell>
          <table:table-cell table:style-name="ce118" table:formula="of:=[C_Dia_NA.G62]/[.$G$6]" office:value-type="float" office:value="74.417310532286" calcext:value-type="float">
            <text:p>74</text:p>
          </table:table-cell>
          <table:table-cell table:style-name="ce118" table:formula="of:=[C_Dia_NA.H62]/[.$H$6]" office:value-type="float" office:value="39.6797374611621" calcext:value-type="float">
            <text:p>40</text:p>
          </table:table-cell>
          <table:table-cell table:style-name="ce118" table:formula="of:=[C_Dia_NA.I62]/[.$I$6]" office:value-type="float" office:value="55.780054846144" calcext:value-type="float">
            <text:p>56</text:p>
          </table:table-cell>
          <table:table-cell table:style-name="ce118" table:formula="of:=[C_Dia_NA.J62]/[.$J$6]" office:value-type="float" office:value="50.6533088016879" calcext:value-type="float">
            <text:p>51</text:p>
          </table:table-cell>
          <table:table-cell table:style-name="ce118" table:formula="of:=[C_Dia_NA.K62]/[.$K$6]" office:value-type="float" office:value="202.273950703881" calcext:value-type="float">
            <text:p>202</text:p>
          </table:table-cell>
          <table:table-cell table:style-name="ce118" table:formula="of:=[C_Dia_NA.L62]/[.$L$6]" office:value-type="float" office:value="17.9184028513066" calcext:value-type="float">
            <text:p>18</text:p>
          </table:table-cell>
          <table:table-cell table:style-name="ce118" table:formula="of:=[C_Dia_NA.M62]/[.$L$6]" office:value-type="float" office:value="118.913037104125" calcext:value-type="float">
            <text:p>119</text:p>
          </table:table-cell>
          <table:table-cell table:style-name="ce118" table:formula="of:=[C_Dia_NA.N62]/[.$N$6]" office:value-type="float" office:value="33.9605922844064" calcext:value-type="float">
            <text:p>34</text:p>
          </table:table-cell>
          <table:table-cell table:style-name="ce118" table:formula="of:=[C_Dia_NA.O62]/[.$O$6]" office:value-type="float" office:value="65.1491095368093" calcext:value-type="float">
            <text:p>65</text:p>
          </table:table-cell>
          <table:table-cell table:style-name="ce118" table:formula="of:=[C_Dia_NA.P62]/[.$P$6]" office:value-type="float" office:value="42.6189751211733" calcext:value-type="float">
            <text:p>43</text:p>
          </table:table-cell>
          <table:table-cell table:style-name="ce118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919972610466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9959643936058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1.2209700997587" calcext:value-type="float">
            <text:p>51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68]" office:value-type="date" office:date-value="2020-04-19" calcext:value-type="date">
            <text:p>19/04</text:p>
          </table:table-cell>
          <table:table-cell table:formula="of:=[C_Dia_NA.C68]/[.$C$6]" office:value-type="float" office:value="30.5502005357173" calcext:value-type="float">
            <text:p>31</text:p>
          </table:table-cell>
          <table:table-cell table:formula="of:=[C_Dia_NA.D68]/[.$D$6]" office:value-type="float" office:value="6.66006304483408" calcext:value-type="float">
            <text:p>7</text:p>
          </table:table-cell>
          <table:table-cell table:formula="of:=[C_Dia_NA.E68]/[.$E$6]" office:value-type="float" office:value="114.617242571026" calcext:value-type="float">
            <text:p>115</text:p>
          </table:table-cell>
          <table:table-cell table:formula="of:=[C_Dia_NA.F68]/[.$F$6]" office:value-type="float" office:value="24.6293498144445" calcext:value-type="float">
            <text:p>25</text:p>
          </table:table-cell>
          <table:table-cell table:formula="of:=[C_Dia_NA.G68]/[.$G$6]" office:value-type="float" office:value="144.340046657963" calcext:value-type="float">
            <text:p>144</text:p>
          </table:table-cell>
          <table:table-cell table:formula="of:=[C_Dia_NA.H68]/[.$H$6]" office:value-type="float" office:value="11.6530467291479" calcext:value-type="float">
            <text:p>12</text:p>
          </table:table-cell>
          <table:table-cell table:formula="of:=[C_Dia_NA.I68]/[.$I$6]" office:value-type="float" office:value="61.6820938443874" calcext:value-type="float">
            <text:p>62</text:p>
          </table:table-cell>
          <table:table-cell table:formula="of:=[C_Dia_NA.J68]/[.$J$6]" office:value-type="float" office:value="48.9504065711206" calcext:value-type="float">
            <text:p>49</text:p>
          </table:table-cell>
          <table:table-cell table:formula="of:=[C_Dia_NA.K68]/[.$K$6]" office:value-type="float" office:value="100.525259775215" calcext:value-type="float">
            <text:p>101</text:p>
          </table:table-cell>
          <table:table-cell/>
          <table:table-cell table:formula="of:=[C_Dia_NA.M68]/[.$L$6]" office:value-type="float" office:value="136.831439955432" calcext:value-type="float">
            <text:p>137</text:p>
          </table:table-cell>
          <table:table-cell table:formula="of:=[C_Dia_NA.N68]/[.$N$6]" office:value-type="float" office:value="50.69761770824" calcext:value-type="float">
            <text:p>51</text:p>
          </table:table-cell>
          <table:table-cell table:formula="of:=[C_Dia_NA.O68]/[.$O$6]" office:value-type="float" office:value="87.7757463819287" calcext:value-type="float">
            <text:p>88</text:p>
          </table:table-cell>
          <table:table-cell table:number-columns-repeated="3"/>
        </table:table-row>
        <table:table-row table:style-name="ro1" table:number-rows-repeated="6">
          <table:table-cell table:number-columns-repeated="18"/>
        </table:table-row>
        <table:table-row table:style-name="ro1" table:number-rows-repeated="31">
          <table:table-cell/>
          <table:table-cell table:style-name="Default"/>
          <table:table-cell table:style-name="ce119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119" table:number-columns-repeated="15"/>
          <table:table-cell/>
        </table:table-row>
      </table:table>
      <table:table table:name="M_Acu_NA" table:style-name="ta1">
        <table:table-column table:style-name="co1" table:default-cell-style-name="ce64"/>
        <table:table-column table:style-name="co2" table:default-cell-style-name="Default"/>
        <table:table-column table:style-name="co2" table:number-columns-repeated="10" table:default-cell-style-name="ce64"/>
        <table:table-column table:style-name="co4" table:number-columns-repeated="7" table:default-cell-style-name="ce64"/>
        <table:table-column table:style-name="co4" table:number-columns-repeated="2" table:default-cell-style-name="Default"/>
        <table:table-column table:style-name="co4" table:number-columns-repeated="2" table:default-cell-style-name="ce64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69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70" office:value-type="string" calcext:value-type="string">
            <text:p>Muertes acumuladas</text:p>
          </table:table-cell>
          <table:table-cell table:number-columns-repeated="17"/>
          <table:table-cell table:style-name="ce94" table:number-columns-repeated="2"/>
          <table:table-cell table:number-columns-repeated="2"/>
          <table:table-cell table:style-name="ce94" table:number-columns-repeated="29"/>
        </table:table-row>
        <table:table-row table:style-name="ro1">
          <table:table-cell/>
          <table:table-cell table:style-name="ce64"/>
          <table:table-cell table:number-columns-repeated="50"/>
        </table:table-row>
        <table:table-row table:style-name="ro1">
          <table:table-cell/>
          <table:table-cell table:style-name="ce71"/>
          <table:table-cell table:style-name="ce66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66" office:value-type="string" calcext:value-type="string">
            <text:p>España</text:p>
          </table:table-cell>
          <table:table-cell table:style-name="ce66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66" office:value-type="string" calcext:value-type="string">
            <text:p>Italia</text:p>
          </table:table-cell>
          <table:table-cell table:style-name="ce66" office:value-type="string" calcext:value-type="string">
            <text:p>Irlanda</text:p>
          </table:table-cell>
          <table:table-cell table:style-name="ce66" office:value-type="string" calcext:value-type="string">
            <text:p>Luxemburgo</text:p>
          </table:table-cell>
          <table:table-cell table:style-name="ce66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65"/>
          <table:table-cell table:style-name="ce72" office:value-type="date" office:date-value="2020-02-20" calcext:value-type="date">
            <text:p>20/02</text:p>
          </table:table-cell>
          <table:table-cell table:style-name="ce65" table:number-columns-repeated="4"/>
          <table:table-cell table:style-name="ce130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4"/>
          <table:table-cell table:style-name="ce131" table:formula="of:=SUM([.C9:.Q9])" office:value-type="float" office:value="1" calcext:value-type="float">
            <text:p>1</text:p>
          </table:table-cell>
          <table:table-cell table:style-name="ce131"/>
          <table:table-cell table:number-columns-repeated="29"/>
        </table:table-row>
        <table:table-row table:style-name="ro1">
          <table:table-cell/>
          <table:table-cell table:style-name="ce73" office:value-type="date" office:date-value="2020-02-21" calcext:value-type="date">
            <text:p>21/02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31" table:formula="of:=SUM([.C10:.Q10])" office:value-type="float" office:value="3" calcext:value-type="float">
            <text:p>3</text:p>
          </table:table-cell>
          <table:table-cell table:style-name="ce131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2-22" calcext:value-type="date">
            <text:p>22/02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131" table:formula="of:=SUM([.C11:.Q11])" office:value-type="float" office:value="4" calcext:value-type="float">
            <text:p>4</text:p>
          </table:table-cell>
          <table:table-cell table:style-name="ce131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2-23" calcext:value-type="date">
            <text:p>23/02</text:p>
          </table:table-cell>
          <table:table-cell table:style-name="ce66" table:number-columns-repeated="4"/>
          <table:table-cell table:style-name="ce8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 table:number-columns-repeated="7"/>
          <table:table-cell table:number-columns-repeated="4"/>
          <table:table-cell table:style-name="ce131" table:formula="of:=SUM([.C12:.Q12])" office:value-type="float" office:value="5" calcext:value-type="float">
            <text:p>5</text:p>
          </table:table-cell>
          <table:table-cell table:style-name="ce131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2-24" calcext:value-type="date">
            <text:p>24/02</text:p>
          </table:table-cell>
          <table:table-cell table:style-name="ce65" table:number-columns-repeated="4"/>
          <table:table-cell table:style-name="ce130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table:style-name="ce65" office:value-type="float" office:value="7" calcext:value-type="float">
            <text:p>7</text:p>
          </table:table-cell>
          <table:table-cell table:number-columns-repeated="11"/>
          <table:table-cell table:style-name="ce131" table:formula="of:=SUM([.C13:.Q13])" office:value-type="float" office:value="9" calcext:value-type="float">
            <text:p>9</text:p>
          </table:table-cell>
          <table:table-cell table:style-name="ce131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2-25" calcext:value-type="date">
            <text:p>25/02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131" table:formula="of:=SUM([.C14:.Q14])" office:value-type="float" office:value="12" calcext:value-type="float">
            <text:p>12</text:p>
          </table:table-cell>
          <table:table-cell table:style-name="ce131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2-26" calcext:value-type="date">
            <text:p>26/02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131" table:formula="of:=SUM([.C15:.Q15])" office:value-type="float" office:value="15" calcext:value-type="float">
            <text:p>15</text:p>
          </table:table-cell>
          <table:table-cell table:style-name="ce131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2-27" calcext:value-type="date">
            <text:p>27/02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131" table:formula="of:=SUM([.C16:.Q16])" office:value-type="float" office:value="20" calcext:value-type="float">
            <text:p>20</text:p>
          </table:table-cell>
          <table:table-cell table:style-name="ce131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2-28" calcext:value-type="date">
            <text:p>28/02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131" table:formula="of:=SUM([.C17:.Q17])" office:value-type="float" office:value="24" calcext:value-type="float">
            <text:p>24</text:p>
          </table:table-cell>
          <table:table-cell table:style-name="ce131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2-29" calcext:value-type="date">
            <text:p>29/02</text:p>
          </table:table-cell>
          <table:table-cell table:style-name="ce81" table:number-columns-repeated="4"/>
          <table:table-cell table:style-name="ce82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/>
          <table:table-cell table:style-name="ce81" office:value-type="float" office:value="29" calcext:value-type="float">
            <text:p>29</text:p>
          </table:table-cell>
          <table:table-cell table:number-columns-repeated="11"/>
          <table:table-cell table:style-name="ce131" table:formula="of:=SUM([.C18:.Q18])" office:value-type="float" office:value="32" calcext:value-type="float">
            <text:p>32</text:p>
          </table:table-cell>
          <table:table-cell table:style-name="ce131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3-01" calcext:value-type="date">
            <text:p>01/03</text:p>
          </table:table-cell>
          <table:table-cell table:style-name="ce66" table:number-columns-repeated="4"/>
          <table:table-cell table:style-name="ce84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/>
          <table:table-cell table:style-name="ce66" office:value-type="float" office:value="34" calcext:value-type="float">
            <text:p>34</text:p>
          </table:table-cell>
          <table:table-cell table:number-columns-repeated="11"/>
          <table:table-cell table:style-name="ce131" table:formula="of:=SUM([.C19:.Q19])" office:value-type="float" office:value="37" calcext:value-type="float">
            <text:p>37</text:p>
          </table:table-cell>
          <table:table-cell table:style-name="ce131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02" calcext:value-type="date">
            <text:p>02/03</text:p>
          </table:table-cell>
          <table:table-cell table:style-name="ce65" table:number-columns-repeated="4"/>
          <table:table-cell table:style-name="ce130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52" calcext:value-type="float">
            <text:p>52</text:p>
          </table:table-cell>
          <table:table-cell table:style-name="ce65" table:number-columns-repeated="7"/>
          <table:table-cell table:number-columns-repeated="4"/>
          <table:table-cell table:style-name="ce131" table:formula="of:=SUM([.C20:.Q20])" office:value-type="float" office:value="56" calcext:value-type="float">
            <text:p>56</text:p>
          </table:table-cell>
          <table:table-cell table:style-name="ce131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03" calcext:value-type="date">
            <text:p>03/03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131" table:formula="of:=SUM([.C21:.Q21])" office:value-type="float" office:value="84" calcext:value-type="float">
            <text:p>84</text:p>
          </table:table-cell>
          <table:table-cell table:style-name="ce131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131" table:formula="of:=SUM([.C22:.Q22])" office:value-type="float" office:value="112" calcext:value-type="float">
            <text:p>112</text:p>
          </table:table-cell>
          <table:table-cell table:style-name="ce131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131" table:formula="of:=SUM([.C23:.Q23])" office:value-type="float" office:value="160" calcext:value-type="float">
            <text:p>160</text:p>
          </table:table-cell>
          <table:table-cell table:style-name="ce131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131" table:formula="of:=SUM([.C24:.Q24])" office:value-type="float" office:value="215" calcext:value-type="float">
            <text:p>215</text:p>
          </table:table-cell>
          <table:table-cell table:style-name="ce131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07" calcext:value-type="date">
            <text:p>07/03</text:p>
          </table:table-cell>
          <table:table-cell table:number-columns-repeated="4"/>
          <table:table-cell table:style-name="ce8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131" table:formula="of:=SUM([.C25:.Q25])" office:value-type="float" office:value="261" calcext:value-type="float">
            <text:p>261</text:p>
          </table:table-cell>
          <table:table-cell table:style-name="ce131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3-08" calcext:value-type="date">
            <text:p>08/03</text:p>
          </table:table-cell>
          <table:table-cell table:style-name="ce66" table:number-columns-repeated="4"/>
          <table:table-cell table:style-name="ce84" office:value-type="float" office:value="10" calcext:value-type="float">
            <text:p>1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366" calcext:value-type="float">
            <text:p>366</text:p>
          </table:table-cell>
          <table:table-cell table:style-name="ce66" table:number-columns-repeated="4"/>
          <table:table-cell table:style-name="ce66" office:value-type="float" office:value="3" calcext:value-type="float">
            <text:p>3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131" table:formula="of:=SUM([.C26:.Q26])" office:value-type="float" office:value="403" calcext:value-type="float">
            <text:p>403</text:p>
          </table:table-cell>
          <table:table-cell table:style-name="ce131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09" calcext:value-type="date">
            <text:p>09/03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65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131" table:formula="of:=SUM([.C27:.Q27])" office:value-type="float" office:value="513" calcext:value-type="float">
            <text:p>513</text:p>
          </table:table-cell>
          <table:table-cell table:style-name="ce131" table:formula="of:=[.V27]-[.V26]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131" table:formula="of:=SUM([.C28:.Q28])" office:value-type="float" office:value="711" calcext:value-type="float">
            <text:p>711</text:p>
          </table:table-cell>
          <table:table-cell table:style-name="ce131" table:formula="of:=[.V28]-[.V27]" office:value-type="float" office:value="198" calcext:value-type="float">
            <text:p>198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131" table:formula="of:=SUM([.C29:.Q29])" office:value-type="float" office:value="946" calcext:value-type="float">
            <text:p>946</text:p>
          </table:table-cell>
          <table:table-cell table:style-name="ce131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131" table:formula="of:=SUM([.C30:.Q30])" office:value-type="float" office:value="1193" calcext:value-type="float">
            <text:p>1,193</text:p>
          </table:table-cell>
          <table:table-cell table:style-name="ce131" table:formula="of:=[.V30]-[.V29]" office:value-type="float" office:value="247" calcext:value-type="float">
            <text:p>247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131" table:formula="of:=SUM([.C31:.Q31])" office:value-type="float" office:value="1508" calcext:value-type="float">
            <text:p>1,508</text:p>
          </table:table-cell>
          <table:table-cell table:style-name="ce131" table:formula="of:=[.V31]-[.V30]" office:value-type="float" office:value="315" calcext:value-type="float">
            <text:p>315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4" calcext:value-type="date">
            <text:p>14/03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36" calcext:value-type="float">
            <text:p>136</text:p>
          </table:table-cell>
          <table:table-cell table:style-name="ce81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81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131" table:formula="of:=SUM([.C32:.Q32])" office:value-type="float" office:value="1736" calcext:value-type="float">
            <text:p>1,736</text:p>
          </table:table-cell>
          <table:table-cell table:style-name="ce131" table:formula="of:=[.V32]-[.V31]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3-15" calcext:value-type="date">
            <text:p>15/03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6" office:value-type="float" office:value="288" calcext:value-type="float">
            <text:p>288</text:p>
          </table:table-cell>
          <table:table-cell table:style-name="ce66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66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131" table:formula="of:=SUM([.C33:.Q33])" office:value-type="float" office:value="2321" calcext:value-type="float">
            <text:p>2,321</text:p>
          </table:table-cell>
          <table:table-cell table:style-name="ce131" table:formula="of:=[.V33]-[.V32]" office:value-type="float" office:value="585" calcext:value-type="float">
            <text:p>585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16" calcext:value-type="date">
            <text:p>16/03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style-name="ce65" office:value-type="float" office:value="309" calcext:value-type="float">
            <text:p>309</text:p>
          </table:table-cell>
          <table:table-cell table:style-name="ce65" office:value-type="float" office:value="148" calcext:value-type="float">
            <text:p>148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158" calcext:value-type="float">
            <text:p>215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55" calcext:value-type="float">
            <text:p>5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131" table:formula="of:=SUM([.C34:.Q34])" office:value-type="float" office:value="2759" calcext:value-type="float">
            <text:p>2,759</text:p>
          </table:table-cell>
          <table:table-cell table:style-name="ce131" table:formula="of:=[.V34]-[.V33]" office:value-type="float" office:value="438" calcext:value-type="float">
            <text:p>438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131" table:formula="of:=SUM([.C35:.Q35])" office:value-type="float" office:value="3353" calcext:value-type="float">
            <text:p>3,353</text:p>
          </table:table-cell>
          <table:table-cell table:style-name="ce131" table:formula="of:=[.V35]-[.V34]" office:value-type="float" office:value="594" calcext:value-type="float">
            <text:p>594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131" table:formula="of:=SUM([.C36:.Q36])" office:value-type="float" office:value="4084" calcext:value-type="float">
            <text:p>4,084</text:p>
          </table:table-cell>
          <table:table-cell table:style-name="ce131" table:formula="of:=[.V36]-[.V35]" office:value-type="float" office:value="731" calcext:value-type="float">
            <text:p>731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131" table:formula="of:=SUM([.C37:.Q37])" office:value-type="float" office:value="4905" calcext:value-type="float">
            <text:p>4,905</text:p>
          </table:table-cell>
          <table:table-cell table:style-name="ce131" table:formula="of:=[.V37]-[.V36]" office:value-type="float" office:value="821" calcext:value-type="float">
            <text:p>821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131" table:formula="of:=SUM([.C38:.Q38])" office:value-type="float" office:value="5978" calcext:value-type="float">
            <text:p>5,978</text:p>
          </table:table-cell>
          <table:table-cell table:style-name="ce131" table:formula="of:=[.V38]-[.V37]" office:value-type="float" office:value="1073" calcext:value-type="float">
            <text:p>1,073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131" table:formula="of:=SUM([.C39:.Q39])" office:value-type="float" office:value="7376" calcext:value-type="float">
            <text:p>7,376</text:p>
          </table:table-cell>
          <table:table-cell table:style-name="ce131" table:formula="of:=[.V39]-[.V38]" office:value-type="float" office:value="1398" calcext:value-type="float">
            <text:p>1,398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3-22" calcext:value-type="date">
            <text:p>22/03</text:p>
          </table:table-cell>
          <table:table-cell table:style-name="ce66" office:value-type="float" office:value="55" calcext:value-type="float">
            <text:p>5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720" calcext:value-type="float">
            <text:p>1720</text:p>
          </table:table-cell>
          <table:table-cell table:style-name="ce66" office:value-type="float" office:value="674" calcext:value-type="float">
            <text:p>674</text:p>
          </table:table-cell>
          <table:table-cell table:style-name="ce66" office:value-type="float" office:value="179" calcext:value-type="float">
            <text:p>179</text:p>
          </table:table-cell>
          <table:table-cell table:style-name="ce66" office:value-type="float" office:value="5476" calcext:value-type="float">
            <text:p>547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281" calcext:value-type="float">
            <text:p>281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131" table:formula="of:=SUM([.C40:.Q40])" office:value-type="float" office:value="8683" calcext:value-type="float">
            <text:p>8,683</text:p>
          </table:table-cell>
          <table:table-cell table:style-name="ce131" table:formula="of:=[.V40]-[.V39]" office:value-type="float" office:value="1307" calcext:value-type="float">
            <text:p>1,307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23" calcext:value-type="date">
            <text:p>23/03</text:p>
          </table:table-cell>
          <table:table-cell table:style-name="ce65" office:value-type="float" office:value="86" calcext:value-type="float">
            <text:p>86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88" calcext:value-type="float">
            <text:p>88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182" calcext:value-type="float">
            <text:p>2182</text:p>
          </table:table-cell>
          <table:table-cell table:style-name="ce65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65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131" table:formula="of:=SUM([.C41:.Q41])" office:value-type="float" office:value="10120" calcext:value-type="float">
            <text:p>10,120</text:p>
          </table:table-cell>
          <table:table-cell table:style-name="ce131" table:formula="of:=[.V41]-[.V40]" office:value-type="float" office:value="1437" calcext:value-type="float">
            <text:p>1,437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131" table:formula="of:=SUM([.C42:.Q42])" office:value-type="float" office:value="11892" calcext:value-type="float">
            <text:p>11,892</text:p>
          </table:table-cell>
          <table:table-cell table:style-name="ce131" table:formula="of:=[.V42]-[.V41]" office:value-type="float" office:value="1772" calcext:value-type="float">
            <text:p>1,772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131" table:formula="of:=SUM([.C43:.Q43])" office:value-type="float" office:value="13948" calcext:value-type="float">
            <text:p>13,948</text:p>
          </table:table-cell>
          <table:table-cell table:style-name="ce131" table:formula="of:=[.V43]-[.V42]" office:value-type="float" office:value="2056" calcext:value-type="float">
            <text:p>2,056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131" table:formula="of:=SUM([.C44:.Q44])" office:value-type="float" office:value="16112" calcext:value-type="float">
            <text:p>16,112</text:p>
          </table:table-cell>
          <table:table-cell table:style-name="ce131" table:formula="of:=[.V44]-[.V43]" office:value-type="float" office:value="2164" calcext:value-type="float">
            <text:p>2,164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131" table:formula="of:=SUM([.C45:.Q45])" office:value-type="float" office:value="18749" calcext:value-type="float">
            <text:p>18,749</text:p>
          </table:table-cell>
          <table:table-cell table:style-name="ce131" table:formula="of:=[.V45]-[.V44]" office:value-type="float" office:value="2637" calcext:value-type="float">
            <text:p>2,637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131" table:formula="of:=SUM([.C46:.Q46])" office:value-type="float" office:value="21372" calcext:value-type="float">
            <text:p>21,372</text:p>
          </table:table-cell>
          <table:table-cell table:style-name="ce131" table:formula="of:=[.V46]-[.V45]" office:value-type="float" office:value="2623" calcext:value-type="float">
            <text:p>2,623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131" table:formula="of:=SUM([.C47:.Q47])" office:value-type="float" office:value="23845" calcext:value-type="float">
            <text:p>23,845</text:p>
          </table:table-cell>
          <table:table-cell table:style-name="ce131" table:formula="of:=[.V47]-[.V46]" office:value-type="float" office:value="2473" calcext:value-type="float">
            <text:p>2,473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30" calcext:value-type="date">
            <text:p>30/03</text:p>
          </table:table-cell>
          <table:table-cell table:style-name="ce65" office:value-type="float" office:value="455" calcext:value-type="float">
            <text:p>455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office:value-type="float" office:value="513" calcext:value-type="float">
            <text:p>513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7340" calcext:value-type="float">
            <text:p>7340</text:p>
          </table:table-cell>
          <table:table-cell table:style-name="ce65" office:value-type="float" office:value="3024" calcext:value-type="float">
            <text:p>3024</text:p>
          </table:table-cell>
          <table:table-cell table:style-name="ce65" office:value-type="float" office:value="864" calcext:value-type="float">
            <text:p>864</text:p>
          </table:table-cell>
          <table:table-cell table:style-name="ce65" office:value-type="float" office:value="11591" calcext:value-type="float">
            <text:p>11591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40" calcext:value-type="float">
            <text:p>140</text:p>
          </table:table-cell>
          <table:table-cell table:style-name="ce65" office:value-type="float" office:value="1789" calcext:value-type="float">
            <text:p>1789</text:p>
          </table:table-cell>
          <table:table-cell table:style-name="ce65" office:value-type="float" office:value="284" calcext:value-type="float">
            <text:p>284</text:p>
          </table:table-cell>
          <table:table-cell table:style-name="ce65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131" table:formula="of:=SUM([.C48:.Q48])" office:value-type="float" office:value="26666" calcext:value-type="float">
            <text:p>26,666</text:p>
          </table:table-cell>
          <table:table-cell table:style-name="ce131" table:formula="of:=[.V48]-[.V47]" office:value-type="float" office:value="2821" calcext:value-type="float">
            <text:p>2,821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29" calcext:value-type="float">
            <text:p>329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131" table:formula="of:=SUM([.C49:.Q49])" office:value-type="float" office:value="30090" calcext:value-type="float">
            <text:p>30,090</text:p>
          </table:table-cell>
          <table:table-cell table:style-name="ce131" table:formula="of:=[.V49]-[.V48]" office:value-type="float" office:value="3424" calcext:value-type="float">
            <text:p>3,424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80" calcext:value-type="float">
            <text:p>380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131" table:formula="of:=SUM([.C50:.Q50])" office:value-type="float" office:value="33354" calcext:value-type="float">
            <text:p>33,354</text:p>
          </table:table-cell>
          <table:table-cell table:style-name="ce131" table:formula="of:=[.V50]-[.V49]" office:value-type="float" office:value="3264" calcext:value-type="float">
            <text:p>3,264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47" calcext:value-type="float">
            <text:p>44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131" table:formula="of:=SUM([.C51:.Q51])" office:value-type="float" office:value="37783" calcext:value-type="float">
            <text:p>37,783</text:p>
          </table:table-cell>
          <table:table-cell table:style-name="ce131" table:formula="of:=[.V51]-[.V50]" office:value-type="float" office:value="4429" calcext:value-type="float">
            <text:p>4,429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26" calcext:value-type="float">
            <text:p>526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131" table:formula="of:=SUM([.C52:.Q52])" office:value-type="float" office:value="41965" calcext:value-type="float">
            <text:p>41,965</text:p>
          </table:table-cell>
          <table:table-cell table:style-name="ce131" table:formula="of:=[.V52]-[.V51]" office:value-type="float" office:value="4182" calcext:value-type="float">
            <text:p>4,182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594" calcext:value-type="float">
            <text:p>59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131" table:formula="of:=SUM([.C53:.Q53])" office:value-type="float" office:value="45783" calcext:value-type="float">
            <text:p>45,783</text:p>
          </table:table-cell>
          <table:table-cell table:style-name="ce131" table:formula="of:=[.V53]-[.V52]" office:value-type="float" office:value="3818" calcext:value-type="float">
            <text:p>3,818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4-05" calcext:value-type="date">
            <text:p>05/04</text:p>
          </table:table-cell>
          <table:table-cell table:style-name="ce66" office:value-type="float" office:value="1342" calcext:value-type="float">
            <text:p>1342</text:p>
          </table:table-cell>
          <table:table-cell table:style-name="ce66" office:value-type="float" office:value="204" calcext:value-type="float">
            <text:p>204</text:p>
          </table:table-cell>
          <table:table-cell table:style-name="ce66" office:value-type="float" office:value="1447" calcext:value-type="float">
            <text:p>1447</text:p>
          </table:table-cell>
          <table:table-cell table:style-name="ce66" office:value-type="float" office:value="179" calcext:value-type="float">
            <text:p>179</text:p>
          </table:table-cell>
          <table:table-cell table:style-name="ce66" office:value-type="float" office:value="12418" calcext:value-type="float">
            <text:p>12418</text:p>
          </table:table-cell>
          <table:table-cell table:style-name="ce66" office:value-type="float" office:value="8078" calcext:value-type="float">
            <text:p>8078</text:p>
          </table:table-cell>
          <table:table-cell table:style-name="ce66" office:value-type="float" office:value="1766" calcext:value-type="float">
            <text:p>1766</text:p>
          </table:table-cell>
          <table:table-cell table:style-name="ce66" office:value-type="float" office:value="15887" calcext:value-type="float">
            <text:p>15887</text:p>
          </table:table-cell>
          <table:table-cell table:style-name="ce66" office:value-type="float" office:value="158" calcext:value-type="float">
            <text:p>158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58" calcext:value-type="float">
            <text:p>58</text:p>
          </table:table-cell>
          <table:table-cell table:style-name="ce66" office:value-type="float" office:value="295" calcext:value-type="float">
            <text:p>295</text:p>
          </table:table-cell>
          <table:table-cell table:style-name="ce66" office:value-type="float" office:value="5373" calcext:value-type="float">
            <text:p>5373</text:p>
          </table:table-cell>
          <table:table-cell table:style-name="ce66" office:value-type="float" office:value="675" calcext:value-type="float">
            <text:p>675</text:p>
          </table:table-cell>
          <table:table-cell table:style-name="ce66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131" table:formula="of:=SUM([.C54:.Q54])" office:value-type="float" office:value="48641" calcext:value-type="float">
            <text:p>48,641</text:p>
          </table:table-cell>
          <table:table-cell table:style-name="ce131" table:formula="of:=[.V54]-[.V53]" office:value-type="float" office:value="2858" calcext:value-type="float">
            <text:p>2,858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4-06" calcext:value-type="date">
            <text:p>06/04</text:p>
          </table:table-cell>
          <table:table-cell table:style-name="ce65" office:value-type="float" office:value="1434" calcext:value-type="float">
            <text:p>1434</text:p>
          </table:table-cell>
          <table:table-cell table:style-name="ce65" office:value-type="float" office:value="220" calcext:value-type="float">
            <text:p>220</text:p>
          </table:table-cell>
          <table:table-cell table:style-name="ce65" office:value-type="float" office:value="1632" calcext:value-type="float">
            <text:p>1632</text:p>
          </table:table-cell>
          <table:table-cell table:style-name="ce65" office:value-type="float" office:value="187" calcext:value-type="float">
            <text:p>187</text:p>
          </table:table-cell>
          <table:table-cell table:style-name="ce65" office:value-type="float" office:value="13055" calcext:value-type="float">
            <text:p>13055</text:p>
          </table:table-cell>
          <table:table-cell table:style-name="ce65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65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65" calcext:value-type="float">
            <text:p>765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131" table:formula="of:=SUM([.C55:.Q55])" office:value-type="float" office:value="52111" calcext:value-type="float">
            <text:p>52,111</text:p>
          </table:table-cell>
          <table:table-cell table:style-name="ce131" table:formula="of:=[.V55]-[.V54]" office:value-type="float" office:value="3470" calcext:value-type="float">
            <text:p>3,470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43" calcext:value-type="float">
            <text:p>843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131" table:formula="of:=SUM([.C56:.Q56])" office:value-type="float" office:value="56879" calcext:value-type="float">
            <text:p>56,879</text:p>
          </table:table-cell>
          <table:table-cell table:style-name="ce132" table:formula="of:=[.V56]-[.V55]" office:value-type="float" office:value="4768" calcext:value-type="float">
            <text:p>4,768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45" calcext:value-type="float">
            <text:p>945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131" table:formula="of:=SUM([.C57:.Q57])" office:value-type="float" office:value="60492" calcext:value-type="float">
            <text:p>60,492</text:p>
          </table:table-cell>
          <table:table-cell table:style-name="ce131" table:formula="of:=[.V57]-[.V56]" office:value-type="float" office:value="3613" calcext:value-type="float">
            <text:p>3,613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20" calcext:value-type="float">
            <text:p>1020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131" table:formula="of:=SUM([.C58:.Q58])" office:value-type="float" office:value="65024" calcext:value-type="float">
            <text:p>65,024</text:p>
          </table:table-cell>
          <table:table-cell table:style-name="ce131" table:formula="of:=[.V58]-[.V57]" office:value-type="float" office:value="4532" calcext:value-type="float">
            <text:p>4,532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095" calcext:value-type="float">
            <text:p>1095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131" table:formula="of:=SUM([.C59:.Q59])" office:value-type="float" office:value="69199" calcext:value-type="float">
            <text:p>69,199</text:p>
          </table:table-cell>
          <table:table-cell table:style-name="ce131" table:formula="of:=[.V59]-[.V58]" office:value-type="float" office:value="4175" calcext:value-type="float">
            <text:p>4,175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169" calcext:value-type="float">
            <text:p>1169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131" table:formula="of:=SUM([.C60:.Q60])" office:value-type="float" office:value="72570" calcext:value-type="float">
            <text:p>72,570</text:p>
          </table:table-cell>
          <table:table-cell table:style-name="ce131" table:formula="of:=[.V60]-[.V59]" office:value-type="float" office:value="3371" calcext:value-type="float">
            <text:p>3,371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4-12" calcext:value-type="date">
            <text:p>12/04</text:p>
          </table:table-cell>
          <table:table-cell table:style-name="ce66" office:value-type="float" office:value="2673" calcext:value-type="float">
            <text:p>2673</text:p>
          </table:table-cell>
          <table:table-cell table:style-name="ce66" office:value-type="float" office:value="350" calcext:value-type="float">
            <text:p>350</text:p>
          </table:table-cell>
          <table:table-cell table:style-name="ce66" office:value-type="float" office:value="3600" calcext:value-type="float">
            <text:p>3600</text:p>
          </table:table-cell>
          <table:table-cell table:style-name="ce66" office:value-type="float" office:value="273" calcext:value-type="float">
            <text:p>273</text:p>
          </table:table-cell>
          <table:table-cell table:style-name="ce66" office:value-type="float" office:value="16972" calcext:value-type="float">
            <text:p>16972</text:p>
          </table:table-cell>
          <table:table-cell table:style-name="ce66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66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248" calcext:value-type="float">
            <text:p>1248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131" table:formula="of:=SUM([.C61:.Q61])" office:value-type="float" office:value="75584" calcext:value-type="float">
            <text:p>75,584</text:p>
          </table:table-cell>
          <table:table-cell table:style-name="ce131" table:formula="of:=[.V61]-[.V60]" office:value-type="float" office:value="3014" calcext:value-type="float">
            <text:p>3,014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4-13" calcext:value-type="date">
            <text:p>13/04</text:p>
          </table:table-cell>
          <table:table-cell table:style-name="ce65" office:value-type="float" office:value="2799" calcext:value-type="float">
            <text:p>2799</text:p>
          </table:table-cell>
          <table:table-cell table:style-name="ce65" office:value-type="float" office:value="368" calcext:value-type="float">
            <text:p>368</text:p>
          </table:table-cell>
          <table:table-cell table:style-name="ce65" office:value-type="float" office:value="3903" calcext:value-type="float">
            <text:p>3903</text:p>
          </table:table-cell>
          <table:table-cell table:style-name="ce65" office:value-type="float" office:value="285" calcext:value-type="float">
            <text:p>285</text:p>
          </table:table-cell>
          <table:table-cell table:style-name="ce65" office:value-type="float" office:value="17489" calcext:value-type="float">
            <text:p>17489</text:p>
          </table:table-cell>
          <table:table-cell table:style-name="ce65" office:value-type="float" office:value="14967" calcext:value-type="float">
            <text:p>14967</text:p>
          </table:table-cell>
          <table:table-cell table:style-name="ce65" office:value-type="float" office:value="2823" calcext:value-type="float">
            <text:p>2823</text:p>
          </table:table-cell>
          <table:table-cell table:style-name="ce65" office:value-type="float" office:value="20465" calcext:value-type="float">
            <text:p>20465</text:p>
          </table:table-cell>
          <table:table-cell table:style-name="ce65" office:value-type="float" office:value="365" calcext:value-type="float">
            <text:p>365</text:p>
          </table:table-cell>
          <table:table-cell table:style-name="ce65" office:value-type="float" office:value="67" calcext:value-type="float">
            <text:p>67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float" office:value="535" calcext:value-type="float">
            <text:p>535</text:p>
          </table:table-cell>
          <table:table-cell table:style-name="ce65" office:value-type="float" office:value="12107" calcext:value-type="float">
            <text:p>12107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131" table:formula="of:=SUM([.C62:.Q62])" office:value-type="float" office:value="78736" calcext:value-type="float">
            <text:p>78,736</text:p>
          </table:table-cell>
          <table:table-cell table:style-name="ce131" table:formula="of:=[.V62]-[.V61]" office:value-type="float" office:value="3152" calcext:value-type="float">
            <text:p>3,152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371" calcext:value-type="float">
            <text:p>1371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131" table:formula="of:=SUM([.C63:.Q63])" office:value-type="float" office:value="82186" calcext:value-type="float">
            <text:p>82,186</text:p>
          </table:table-cell>
          <table:table-cell table:style-name="ce131" table:formula="of:=[.V63]-[.V62]" office:value-type="float" office:value="3450" calcext:value-type="float">
            <text:p>3,450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427" calcext:value-type="float">
            <text:p>1427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131" table:formula="of:=SUM([.C64:.Q64])" office:value-type="float" office:value="86556" calcext:value-type="float">
            <text:p>86,556</text:p>
          </table:table-cell>
          <table:table-cell table:style-name="ce131" table:formula="of:=[.V64]-[.V63]" office:value-type="float" office:value="4370" calcext:value-type="float">
            <text:p>4,370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488" calcext:value-type="float">
            <text:p>1488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131" table:formula="of:=SUM([.C65:.Q65])" office:value-type="float" office:value="90356" calcext:value-type="float">
            <text:p>90,356</text:p>
          </table:table-cell>
          <table:table-cell table:style-name="ce131" table:formula="of:=[.V65]-[.V64]" office:value-type="float" office:value="3800" calcext:value-type="float">
            <text:p>3,800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511" calcext:value-type="float">
            <text:p>1511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131" table:formula="of:=SUM([.C66:.Q66])" office:value-type="float" office:value="94097" calcext:value-type="float">
            <text:p>94,097</text:p>
          </table:table-cell>
          <table:table-cell table:style-name="ce131" table:formula="of:=[.V66]-[.V65]" office:value-type="float" office:value="3741" calcext:value-type="float">
            <text:p>3,741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6060" calcext:value-type="float">
            <text:p>16060</text:p>
          </table:table-cell>
          <table:table-cell office:value-type="float" office:value="1520" calcext:value-type="float">
            <text:p>1520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131" table:formula="of:=SUM([.C67:.Q67])" office:value-type="float" office:value="97209" calcext:value-type="float">
            <text:p>97,209</text:p>
          </table:table-cell>
          <table:table-cell table:style-name="ce131" table:formula="of:=[.V67]-[.V66]" office:value-type="float" office:value="3112" calcext:value-type="float">
            <text:p>3,112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9" calcext:value-type="date">
            <text:p>19/04</text:p>
          </table:table-cell>
          <table:table-cell office:value-type="float" office:value="4294" calcext:value-type="float">
            <text:p>4294</text:p>
          </table:table-cell>
          <table:table-cell office:value-type="float" office:value="452" calcext:value-type="float">
            <text:p>452</text:p>
          </table:table-cell>
          <table:table-cell office:value-type="float" office:value="5683" calcext:value-type="float">
            <text:p>5683</text:p>
          </table:table-cell>
          <table:table-cell office:value-type="float" office:value="355" calcext:value-type="float">
            <text:p>355</text:p>
          </table:table-cell>
          <table:table-cell office:value-type="float" office:value="20690" calcext:value-type="float">
            <text:p>20690</text:p>
          </table:table-cell>
          <table:table-cell office:value-type="float" office:value="19718" calcext:value-type="float">
            <text:p>19718</text:p>
          </table:table-cell>
          <table:table-cell office:value-type="float" office:value="3684" calcext:value-type="float">
            <text:p>3684</text:p>
          </table:table-cell>
          <table:table-cell office:value-type="float" office:value="23660" calcext:value-type="float">
            <text:p>23660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T67]+[.S68]" office:value-type="float" office:value="1393" calcext:value-type="float">
            <text:p>1393</text:p>
          </table:table-cell>
          <table:table-cell/>
          <table:table-cell table:style-name="ce131" table:formula="of:=SUM([.C68:.Q68])" office:value-type="float" office:value="82947" calcext:value-type="float">
            <text:p>82,947</text:p>
          </table:table-cell>
          <table:table-cell table:style-name="ce131" table:formula="of:=[.V68]-[.V67]" office:value-type="float" office:value="-14262" calcext:value-type="float">
            <text:p>-14,262</text:p>
          </table:table-cell>
          <table:table-cell table:number-columns-repeated="29"/>
        </table:table-row>
        <table:table-row table:style-name="ro1">
          <table:table-cell/>
          <table:table-cell table:style-name="ce73"/>
          <table:table-cell table:number-columns-repeated="50"/>
        </table:table-row>
        <table:table-row table:style-name="ro1" table:number-rows-repeated="28">
          <table:table-cell/>
          <table:table-cell table:style-name="ce64"/>
          <table:table-cell table:number-columns-repeated="50"/>
        </table:table-row>
        <table:table-row table:style-name="ro1" table:number-rows-repeated="12">
          <table:table-cell table:number-columns-repeated="52"/>
        </table:table-row>
        <table:table-row table:style-name="ro1">
          <table:table-cell table:style-name="ce67"/>
          <table:table-cell table:number-columns-repeated="12"/>
          <table:table-cell table:style-name="ce67" table:number-columns-repeated="6"/>
          <table:table-cell table:style-name="ce95" table:number-columns-repeated="2"/>
          <table:table-cell table:style-name="ce67" table:number-columns-repeated="2"/>
          <table:table-cell table:style-name="ce95" table:number-columns-repeated="29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table:table-column table:style-name="co12" table:default-cell-style-name="Default"/>
        <table:table-column table:style-name="co13" table:default-cell-style-name="ce73"/>
        <table:table-column table:style-name="co14" table:number-columns-repeated="15" table:default-cell-style-name="ce81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64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69" office:value-type="string" calcext:value-type="string">
            <text:p>Datos de diferentes países, NO ajustados a la población</text:p>
          </table:table-cell>
          <table:table-cell table:style-name="ce64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64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70" office:value-type="string" calcext:value-type="string">
            <text:p>Muertes diarias</text:p>
          </table:table-cell>
          <table:table-cell table:style-name="ce64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64" table:number-columns-repeated="4"/>
          <table:table-cell table:style-name="Default" table:number-columns-repeated="11"/>
        </table:table-row>
        <table:table-row table:style-name="ro1">
          <table:table-cell table:style-name="ce97"/>
          <table:table-cell table:style-name="ce71"/>
          <table:table-cell table:style-name="ce66" table:formula="of:=[M_Acu_NA.C8]" office:value-type="string" office:string-value="Alemania" calcext:value-type="string">
            <text:p>Alemania</text:p>
          </table:table-cell>
          <table:table-cell table:style-name="ce66" table:formula="of:=[M_Acu_NA.D8]" office:value-type="string" office:string-value="Austria" calcext:value-type="string">
            <text:p>Austria</text:p>
          </table:table-cell>
          <table:table-cell table:style-name="ce66" table:formula="of:=[M_Acu_NA.E8]" office:value-type="string" office:string-value="Bélgica" calcext:value-type="string">
            <text:p>Bélgica</text:p>
          </table:table-cell>
          <table:table-cell table:style-name="ce66" table:formula="of:=[M_Acu_NA.F8]" office:value-type="string" office:string-value="Dinamarca" calcext:value-type="string">
            <text:p>Dinamarca</text:p>
          </table:table-cell>
          <table:table-cell table:style-name="ce66" table:formula="of:=[M_Acu_NA.G8]" office:value-type="string" office:string-value="España" calcext:value-type="string">
            <text:p>España</text:p>
          </table:table-cell>
          <table:table-cell table:style-name="ce66" table:formula="of:=[M_Acu_NA.H8]" office:value-type="string" office:string-value="Francia" calcext:value-type="string">
            <text:p>Francia</text:p>
          </table:table-cell>
          <table:table-cell table:style-name="ce66" table:formula="of:=[M_Acu_NA.I8]" office:value-type="string" office:string-value="Holanda" calcext:value-type="string">
            <text:p>Holanda</text:p>
          </table:table-cell>
          <table:table-cell table:style-name="ce66" table:formula="of:=[M_Acu_NA.J8]" office:value-type="string" office:string-value="Italia" calcext:value-type="string">
            <text:p>Italia</text:p>
          </table:table-cell>
          <table:table-cell table:style-name="ce66" table:formula="of:=[M_Acu_NA.K8]" office:value-type="string" office:string-value="Irlanda" calcext:value-type="string">
            <text:p>Irlanda</text:p>
          </table:table-cell>
          <table:table-cell table:style-name="ce66" table:formula="of:=[M_Acu_NA.L8]" office:value-type="string" office:string-value="Luxemburgo" calcext:value-type="string">
            <text:p>Luxemburgo</text:p>
          </table:table-cell>
          <table:table-cell table:style-name="ce66" table:formula="of:=[M_Acu_NA.M8]" office:value-type="string" office:string-value="Noruega" calcext:value-type="string">
            <text:p>Noruega</text:p>
          </table:table-cell>
          <table:table-cell table:style-name="ce66" table:formula="of:=[M_Acu_NA.N8]" office:value-type="string" office:string-value="Portugal" calcext:value-type="string">
            <text:p>Portugal</text:p>
          </table:table-cell>
          <table:table-cell table:style-name="ce66" table:formula="of:=[M_Acu_NA.O8]" office:value-type="string" office:string-value="Reino Unido" calcext:value-type="string">
            <text:p>Reino Unido</text:p>
          </table:table-cell>
          <table:table-cell table:style-name="ce66" table:formula="of:=[M_Acu_NA.P8]" office:value-type="string" office:string-value="Suecia" calcext:value-type="string">
            <text:p>Suecia</text:p>
          </table:table-cell>
          <table:table-cell table:style-name="ce66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72" table:formula="of:=[M_Acu_NA.B9]" office:value-type="date" office:date-value="2020-02-20" calcext:value-type="date">
            <text:p>20/02</text:p>
          </table:table-cell>
          <table:table-cell table:style-name="ce64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64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64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64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96" table:formula="of:=[M_Acu_NA.A13]" office:value-type="string" office:string-value="L" calcext:value-type="string">
            <text:p>L</text:p>
          </table:table-cell>
          <table:table-cell table:style-name="ce72" table:formula="of:=[M_Acu_NA.B13]" office:value-type="date" office:date-value="2020-02-24" calcext:value-type="date">
            <text:p>24/02</text:p>
          </table:table-cell>
          <table:table-cell table:style-name="ce65" table:number-columns-repeated="5"/>
          <table:table-cell table:style-name="ce65" table:formula="of:=[M_Acu_NA.H13]-[M_Acu_NA.H12]" office:value-type="float" office:value="0" calcext:value-type="float">
            <text:p>0</text:p>
          </table:table-cell>
          <table:table-cell table:style-name="ce65"/>
          <table:table-cell table:style-name="ce65" table:formula="of:=[M_Acu_NA.J13]-[M_Acu_NA.J12]" office:value-type="float" office:value="4" calcext:value-type="float">
            <text:p>4</text:p>
          </table:table-cell>
          <table:table-cell table:style-name="ce65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4" table:formula="of:=[M_Acu_NA.B19]" office:value-type="date" office:date-value="2020-03-01" calcext:value-type="date">
            <text:p>01/03</text:p>
          </table:table-cell>
          <table:table-cell table:style-name="ce66" table:number-columns-repeated="5"/>
          <table:table-cell table:style-name="ce66" table:formula="of:=[M_Acu_NA.H19]-[M_Acu_NA.H18]" office:value-type="float" office:value="0" calcext:value-type="float">
            <text:p>0</text:p>
          </table:table-cell>
          <table:table-cell table:style-name="ce66"/>
          <table:table-cell table:style-name="ce66" table:formula="of:=[M_Acu_NA.J19]-[M_Acu_NA.J18]" office:value-type="float" office:value="5" calcext:value-type="float">
            <text:p>5</text:p>
          </table:table-cell>
          <table:table-cell table:style-name="ce66" table:number-columns-repeated="7"/>
        </table:table-row>
        <table:table-row table:style-name="ro1">
          <table:table-cell table:style-name="ce98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96" table:formula="of:=[M_Acu_NA.A27]" office:value-type="string" office:string-value="L" calcext:value-type="string">
            <text:p>L</text:p>
          </table:table-cell>
          <table:table-cell table:style-name="ce72" table:formula="of:=[M_Acu_NA.B27]" office:value-type="date" office:date-value="2020-03-09" calcext:value-type="date">
            <text:p>09/03</text:p>
          </table:table-cell>
          <table:table-cell table:style-name="ce65" table:formula="of:=[M_Acu_NA.C27]-[M_Acu_NA.C26]" office:value-type="float" office:value="2" calcext:value-type="float">
            <text:p>2</text:p>
          </table:table-cell>
          <table:table-cell table:style-name="ce65" table:number-columns-repeated="3"/>
          <table:table-cell table:style-name="ce65" table:formula="of:=[M_Acu_NA.G27]-[M_Acu_NA.G26]" office:value-type="float" office:value="6" calcext:value-type="float">
            <text:p>6</text:p>
          </table:table-cell>
          <table:table-cell table:style-name="ce65" table:formula="of:=[M_Acu_NA.H27]-[M_Acu_NA.H26]" office:value-type="float" office:value="2" calcext:value-type="float">
            <text:p>2</text:p>
          </table:table-cell>
          <table:table-cell table:style-name="ce65" table:formula="of:=[M_Acu_NA.I27]-[M_Acu_NA.I26]" office:value-type="float" office:value="1" calcext:value-type="float">
            <text:p>1</text:p>
          </table:table-cell>
          <table:table-cell table:style-name="ce65" table:formula="of:=[M_Acu_NA.J27]-[M_Acu_NA.J26]" office:value-type="float" office:value="97" calcext:value-type="float">
            <text:p>97</text:p>
          </table:table-cell>
          <table:table-cell table:style-name="ce65" table:number-columns-repeated="4"/>
          <table:table-cell table:style-name="ce65" table:formula="of:=[M_Acu_NA.O27]-[M_Acu_NA.O26]" office:value-type="float" office:value="2" calcext:value-type="float">
            <text:p>2</text:p>
          </table:table-cell>
          <table:table-cell table:style-name="ce65"/>
          <table:table-cell table:style-name="ce65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97"/>
          <table:table-cell table:style-name="ce74" table:formula="of:=[M_Acu_NA.B33]" office:value-type="date" office:date-value="2020-03-15" calcext:value-type="date">
            <text:p>15/03</text:p>
          </table:table-cell>
          <table:table-cell table:style-name="ce66" table:formula="of:=[M_Acu_NA.C33]-[M_Acu_NA.C32]" office:value-type="float" office:value="4" calcext:value-type="float">
            <text:p>4</text:p>
          </table:table-cell>
          <table:table-cell table:style-name="ce66" table:formula="of:=[M_Acu_NA.D33]-[M_Acu_NA.D32]" office:value-type="float" office:value="0" calcext:value-type="float">
            <text:p>0</text:p>
          </table:table-cell>
          <table:table-cell table:style-name="ce66" table:formula="of:=[M_Acu_NA.E33]-[M_Acu_NA.E32]" office:value-type="float" office:value="0" calcext:value-type="float">
            <text:p>0</text:p>
          </table:table-cell>
          <table:table-cell table:style-name="ce66" table:formula="of:=[M_Acu_NA.F33]-[M_Acu_NA.F32]" office:value-type="float" office:value="2" calcext:value-type="float">
            <text:p>2</text:p>
          </table:table-cell>
          <table:table-cell table:style-name="ce66" table:formula="of:=[M_Acu_NA.G33]-[M_Acu_NA.G32]" office:value-type="float" office:value="152" calcext:value-type="float">
            <text:p>152</text:p>
          </table:table-cell>
          <table:table-cell table:style-name="ce66" table:formula="of:=[M_Acu_NA.H33]-[M_Acu_NA.H32]" office:value-type="float" office:value="29" calcext:value-type="float">
            <text:p>29</text:p>
          </table:table-cell>
          <table:table-cell table:style-name="ce66" table:formula="of:=[M_Acu_NA.I33]-[M_Acu_NA.I32]" office:value-type="float" office:value="8" calcext:value-type="float">
            <text:p>8</text:p>
          </table:table-cell>
          <table:table-cell table:style-name="ce66" table:formula="of:=[M_Acu_NA.J33]-[M_Acu_NA.J32]" office:value-type="float" office:value="368" calcext:value-type="float">
            <text:p>368</text:p>
          </table:table-cell>
          <table:table-cell table:style-name="ce66" table:formula="of:=[M_Acu_NA.K33]-[M_Acu_NA.K32]" office:value-type="float" office:value="0" calcext:value-type="float">
            <text:p>0</text:p>
          </table:table-cell>
          <table:table-cell table:style-name="ce66" table:formula="of:=[M_Acu_NA.L33]-[M_Acu_NA.L32]" office:value-type="float" office:value="0" calcext:value-type="float">
            <text:p>0</text:p>
          </table:table-cell>
          <table:table-cell table:style-name="ce66" table:formula="of:=[M_Acu_NA.M33]-[M_Acu_NA.M32]" office:value-type="float" office:value="0" calcext:value-type="float">
            <text:p>0</text:p>
          </table:table-cell>
          <table:table-cell table:style-name="ce66"/>
          <table:table-cell table:style-name="ce66" table:formula="of:=[M_Acu_NA.O33]-[M_Acu_NA.O32]" office:value-type="float" office:value="14" calcext:value-type="float">
            <text:p>14</text:p>
          </table:table-cell>
          <table:table-cell table:style-name="ce66" table:formula="of:=[M_Acu_NA.P33]-[M_Acu_NA.P32]" office:value-type="float" office:value="2" calcext:value-type="float">
            <text:p>2</text:p>
          </table:table-cell>
          <table:table-cell table:style-name="ce66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98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96" table:formula="of:=[M_Acu_NA.A41]" office:value-type="string" office:string-value="L" calcext:value-type="string">
            <text:p>L</text:p>
          </table:table-cell>
          <table:table-cell table:style-name="ce72" table:formula="of:=[M_Acu_NA.B41]" office:value-type="date" office:date-value="2020-03-23" calcext:value-type="date">
            <text:p>23/03</text:p>
          </table:table-cell>
          <table:table-cell table:style-name="ce65" table:formula="of:=[M_Acu_NA.C41]-[M_Acu_NA.C40]" office:value-type="float" office:value="31" calcext:value-type="float">
            <text:p>31</text:p>
          </table:table-cell>
          <table:table-cell table:style-name="ce65" table:formula="of:=[M_Acu_NA.D41]-[M_Acu_NA.D40]" office:value-type="float" office:value="5" calcext:value-type="float">
            <text:p>5</text:p>
          </table:table-cell>
          <table:table-cell table:style-name="ce65" table:formula="of:=[M_Acu_NA.E41]-[M_Acu_NA.E40]" office:value-type="float" office:value="13" calcext:value-type="float">
            <text:p>13</text:p>
          </table:table-cell>
          <table:table-cell table:style-name="ce65" table:formula="of:=[M_Acu_NA.F41]-[M_Acu_NA.F40]" office:value-type="float" office:value="0" calcext:value-type="float">
            <text:p>0</text:p>
          </table:table-cell>
          <table:table-cell table:style-name="ce65" table:formula="of:=[M_Acu_NA.G41]-[M_Acu_NA.G40]" office:value-type="float" office:value="462" calcext:value-type="float">
            <text:p>462</text:p>
          </table:table-cell>
          <table:table-cell table:style-name="ce65" table:formula="of:=[M_Acu_NA.H41]-[M_Acu_NA.H40]" office:value-type="float" office:value="186" calcext:value-type="float">
            <text:p>186</text:p>
          </table:table-cell>
          <table:table-cell table:style-name="ce65" table:formula="of:=[M_Acu_NA.I41]-[M_Acu_NA.I40]" office:value-type="float" office:value="34" calcext:value-type="float">
            <text:p>34</text:p>
          </table:table-cell>
          <table:table-cell table:style-name="ce65" table:formula="of:=[M_Acu_NA.J41]-[M_Acu_NA.J40]" office:value-type="float" office:value="601" calcext:value-type="float">
            <text:p>601</text:p>
          </table:table-cell>
          <table:table-cell table:style-name="ce65" table:formula="of:=[M_Acu_NA.K41]-[M_Acu_NA.K40]" office:value-type="float" office:value="2" calcext:value-type="float">
            <text:p>2</text:p>
          </table:table-cell>
          <table:table-cell table:style-name="ce65" table:formula="of:=[M_Acu_NA.L41]-[M_Acu_NA.L40]" office:value-type="float" office:value="0" calcext:value-type="float">
            <text:p>0</text:p>
          </table:table-cell>
          <table:table-cell table:style-name="ce65" table:formula="of:=[M_Acu_NA.M41]-[M_Acu_NA.M40]" office:value-type="float" office:value="0" calcext:value-type="float">
            <text:p>0</text:p>
          </table:table-cell>
          <table:table-cell table:style-name="ce65" table:formula="of:=[M_Acu_NA.N41]-[M_Acu_NA.N40]" office:value-type="float" office:value="9" calcext:value-type="float">
            <text:p>9</text:p>
          </table:table-cell>
          <table:table-cell table:style-name="ce65" table:formula="of:=[M_Acu_NA.O41]-[M_Acu_NA.O40]" office:value-type="float" office:value="54" calcext:value-type="float">
            <text:p>54</text:p>
          </table:table-cell>
          <table:table-cell table:style-name="ce65" table:formula="of:=[M_Acu_NA.P41]-[M_Acu_NA.P40]" office:value-type="float" office:value="11" calcext:value-type="float">
            <text:p>11</text:p>
          </table:table-cell>
          <table:table-cell table:style-name="ce65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97"/>
          <table:table-cell table:style-name="ce74" table:formula="of:=[M_Acu_NA.B47]" office:value-type="date" office:date-value="2020-03-29" calcext:value-type="date">
            <text:p>29/03</text:p>
          </table:table-cell>
          <table:table-cell table:style-name="ce66" table:formula="of:=[M_Acu_NA.C47]-[M_Acu_NA.C46]" office:value-type="float" office:value="64" calcext:value-type="float">
            <text:p>64</text:p>
          </table:table-cell>
          <table:table-cell table:style-name="ce66" table:formula="of:=[M_Acu_NA.D47]-[M_Acu_NA.D46]" office:value-type="float" office:value="18" calcext:value-type="float">
            <text:p>18</text:p>
          </table:table-cell>
          <table:table-cell table:style-name="ce66" table:formula="of:=[M_Acu_NA.E47]-[M_Acu_NA.E46]" office:value-type="float" office:value="78" calcext:value-type="float">
            <text:p>78</text:p>
          </table:table-cell>
          <table:table-cell table:style-name="ce66" table:formula="of:=[M_Acu_NA.F47]-[M_Acu_NA.F46]" office:value-type="float" office:value="7" calcext:value-type="float">
            <text:p>7</text:p>
          </table:table-cell>
          <table:table-cell table:style-name="ce66" table:formula="of:=[M_Acu_NA.G47]-[M_Acu_NA.G46]" office:value-type="float" office:value="838" calcext:value-type="float">
            <text:p>838</text:p>
          </table:table-cell>
          <table:table-cell table:style-name="ce66" table:formula="of:=[M_Acu_NA.H47]-[M_Acu_NA.H46]" office:value-type="float" office:value="292" calcext:value-type="float">
            <text:p>292</text:p>
          </table:table-cell>
          <table:table-cell table:style-name="ce66" table:formula="of:=[M_Acu_NA.I47]-[M_Acu_NA.I46]" office:value-type="float" office:value="132" calcext:value-type="float">
            <text:p>132</text:p>
          </table:table-cell>
          <table:table-cell table:style-name="ce66" table:formula="of:=[M_Acu_NA.J47]-[M_Acu_NA.J46]" office:value-type="float" office:value="756" calcext:value-type="float">
            <text:p>756</text:p>
          </table:table-cell>
          <table:table-cell table:style-name="ce66" table:formula="of:=[M_Acu_NA.K47]-[M_Acu_NA.K46]" office:value-type="float" office:value="10" calcext:value-type="float">
            <text:p>10</text:p>
          </table:table-cell>
          <table:table-cell table:style-name="ce66" table:formula="of:=[M_Acu_NA.L47]-[M_Acu_NA.L46]" office:value-type="float" office:value="3" calcext:value-type="float">
            <text:p>3</text:p>
          </table:table-cell>
          <table:table-cell table:style-name="ce66" table:formula="of:=[M_Acu_NA.M47]-[M_Acu_NA.M46]" office:value-type="float" office:value="2" calcext:value-type="float">
            <text:p>2</text:p>
          </table:table-cell>
          <table:table-cell table:style-name="ce66" table:formula="of:=[M_Acu_NA.N47]-[M_Acu_NA.N46]" office:value-type="float" office:value="19" calcext:value-type="float">
            <text:p>19</text:p>
          </table:table-cell>
          <table:table-cell table:style-name="ce66" table:formula="of:=[M_Acu_NA.O47]-[M_Acu_NA.O46]" office:value-type="float" office:value="180" calcext:value-type="float">
            <text:p>180</text:p>
          </table:table-cell>
          <table:table-cell table:style-name="ce66" table:formula="of:=[M_Acu_NA.P47]-[M_Acu_NA.P46]" office:value-type="float" office:value="38" calcext:value-type="float">
            <text:p>38</text:p>
          </table:table-cell>
          <table:table-cell table:style-name="ce66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98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4" calcext:value-type="float">
            <text:p>44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5" calcext:value-type="float">
            <text:p>45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1" calcext:value-type="float">
            <text:p>51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67" calcext:value-type="float">
            <text:p>67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9" calcext:value-type="float">
            <text:p>79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68" calcext:value-type="float">
            <text:p>68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1" calcext:value-type="float">
            <text:p>81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96" table:formula="of:=[M_Acu_NA.A55]" office:value-type="string" office:string-value="L" calcext:value-type="string">
            <text:p>L</text:p>
          </table:table-cell>
          <table:table-cell table:style-name="ce72" table:formula="of:=[M_Acu_NA.B55]" office:value-type="date" office:date-value="2020-04-06" calcext:value-type="date">
            <text:p>06/04</text:p>
          </table:table-cell>
          <table:table-cell table:style-name="ce65" table:formula="of:=[M_Acu_NA.C55]-[M_Acu_NA.C54]" office:value-type="float" office:value="92" calcext:value-type="float">
            <text:p>92</text:p>
          </table:table-cell>
          <table:table-cell table:style-name="ce65" table:formula="of:=[M_Acu_NA.D55]-[M_Acu_NA.D54]" office:value-type="float" office:value="16" calcext:value-type="float">
            <text:p>16</text:p>
          </table:table-cell>
          <table:table-cell table:style-name="ce65" table:formula="of:=[M_Acu_NA.E55]-[M_Acu_NA.E54]" office:value-type="float" office:value="185" calcext:value-type="float">
            <text:p>185</text:p>
          </table:table-cell>
          <table:table-cell table:style-name="ce65" table:formula="of:=[M_Acu_NA.F55]-[M_Acu_NA.F54]" office:value-type="float" office:value="8" calcext:value-type="float">
            <text:p>8</text:p>
          </table:table-cell>
          <table:table-cell table:style-name="ce65" table:formula="of:=[M_Acu_NA.G55]-[M_Acu_NA.G54]" office:value-type="float" office:value="637" calcext:value-type="float">
            <text:p>637</text:p>
          </table:table-cell>
          <table:table-cell table:style-name="ce65" table:formula="of:=[M_Acu_NA.H55]-[M_Acu_NA.H54]" office:value-type="float" office:value="833" calcext:value-type="float">
            <text:p>833</text:p>
          </table:table-cell>
          <table:table-cell table:style-name="ce65" table:formula="of:=[M_Acu_NA.I55]-[M_Acu_NA.I54]" office:value-type="float" office:value="101" calcext:value-type="float">
            <text:p>101</text:p>
          </table:table-cell>
          <table:table-cell table:style-name="ce65" table:formula="of:=[M_Acu_NA.J55]-[M_Acu_NA.J54]" office:value-type="float" office:value="636" calcext:value-type="float">
            <text:p>636</text:p>
          </table:table-cell>
          <table:table-cell table:style-name="ce65" table:formula="of:=[M_Acu_NA.K55]-[M_Acu_NA.K54]" office:value-type="float" office:value="16" calcext:value-type="float">
            <text:p>16</text:p>
          </table:table-cell>
          <table:table-cell table:style-name="ce65" table:formula="of:=[M_Acu_NA.L55]-[M_Acu_NA.L54]" office:value-type="float" office:value="5" calcext:value-type="float">
            <text:p>5</text:p>
          </table:table-cell>
          <table:table-cell table:style-name="ce65" table:formula="of:=[M_Acu_NA.M55]-[M_Acu_NA.M54]" office:value-type="float" office:value="1" calcext:value-type="float">
            <text:p>1</text:p>
          </table:table-cell>
          <table:table-cell table:style-name="ce65" table:formula="of:=[M_Acu_NA.N55]-[M_Acu_NA.N54]" office:value-type="float" office:value="16" calcext:value-type="float">
            <text:p>16</text:p>
          </table:table-cell>
          <table:table-cell table:style-name="ce65" table:formula="of:=[M_Acu_NA.O55]-[M_Acu_NA.O54]" office:value-type="float" office:value="786" calcext:value-type="float">
            <text:p>786</text:p>
          </table:table-cell>
          <table:table-cell table:style-name="ce65" table:formula="of:=[M_Acu_NA.P55]-[M_Acu_NA.P54]" office:value-type="float" office:value="90" calcext:value-type="float">
            <text:p>90</text:p>
          </table:table-cell>
          <table:table-cell table:style-name="ce65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78" calcext:value-type="float">
            <text:p>78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02" calcext:value-type="float">
            <text:p>102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75" calcext:value-type="float">
            <text:p>75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75" calcext:value-type="float">
            <text:p>75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74" calcext:value-type="float">
            <text:p>74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97"/>
          <table:table-cell table:style-name="ce74" table:formula="of:=[M_Acu_NA.B61]" office:value-type="date" office:date-value="2020-04-12" calcext:value-type="date">
            <text:p>12/04</text:p>
          </table:table-cell>
          <table:table-cell table:style-name="ce66" table:formula="of:=[M_Acu_NA.C61]-[M_Acu_NA.C60]" office:value-type="float" office:value="129" calcext:value-type="float">
            <text:p>129</text:p>
          </table:table-cell>
          <table:table-cell table:style-name="ce66" table:formula="of:=[M_Acu_NA.D61]-[M_Acu_NA.D60]" office:value-type="float" office:value="13" calcext:value-type="float">
            <text:p>13</text:p>
          </table:table-cell>
          <table:table-cell table:style-name="ce66" table:formula="of:=[M_Acu_NA.E61]-[M_Acu_NA.E60]" office:value-type="float" office:value="254" calcext:value-type="float">
            <text:p>254</text:p>
          </table:table-cell>
          <table:table-cell table:style-name="ce66" table:formula="of:=[M_Acu_NA.F61]-[M_Acu_NA.F60]" office:value-type="float" office:value="13" calcext:value-type="float">
            <text:p>13</text:p>
          </table:table-cell>
          <table:table-cell table:style-name="ce66" table:formula="of:=[M_Acu_NA.G61]-[M_Acu_NA.G60]" office:value-type="float" office:value="619" calcext:value-type="float">
            <text:p>619</text:p>
          </table:table-cell>
          <table:table-cell table:style-name="ce66" table:formula="of:=[M_Acu_NA.H61]-[M_Acu_NA.H60]" office:value-type="float" office:value="561" calcext:value-type="float">
            <text:p>561</text:p>
          </table:table-cell>
          <table:table-cell table:style-name="ce66" table:formula="of:=[M_Acu_NA.I61]-[M_Acu_NA.I60]" office:value-type="float" office:value="94" calcext:value-type="float">
            <text:p>94</text:p>
          </table:table-cell>
          <table:table-cell table:style-name="ce66" table:formula="of:=[M_Acu_NA.J61]-[M_Acu_NA.J60]" office:value-type="float" office:value="431" calcext:value-type="float">
            <text:p>431</text:p>
          </table:table-cell>
          <table:table-cell table:style-name="ce66" table:formula="of:=[M_Acu_NA.K61]-[M_Acu_NA.K60]" office:value-type="float" office:value="14" calcext:value-type="float">
            <text:p>14</text:p>
          </table:table-cell>
          <table:table-cell table:style-name="ce66" table:formula="of:=[M_Acu_NA.L61]-[M_Acu_NA.L60]" office:value-type="float" office:value="4" calcext:value-type="float">
            <text:p>4</text:p>
          </table:table-cell>
          <table:table-cell table:style-name="ce66" table:formula="of:=[M_Acu_NA.M61]-[M_Acu_NA.M60]" office:value-type="float" office:value="5" calcext:value-type="float">
            <text:p>5</text:p>
          </table:table-cell>
          <table:table-cell table:style-name="ce66" table:formula="of:=[M_Acu_NA.N61]-[M_Acu_NA.N60]" office:value-type="float" office:value="34" calcext:value-type="float">
            <text:p>34</text:p>
          </table:table-cell>
          <table:table-cell table:style-name="ce66" table:formula="of:=[M_Acu_NA.O61]-[M_Acu_NA.O60]" office:value-type="float" office:value="717" calcext:value-type="float">
            <text:p>717</text:p>
          </table:table-cell>
          <table:table-cell table:style-name="ce66" table:formula="of:=[M_Acu_NA.P61]-[M_Acu_NA.P60]" office:value-type="float" office:value="79" calcext:value-type="float">
            <text:p>79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98" table:formula="of:=[M_Acu_NA.A62]" office:value-type="string" office:string-value="L" calcext:value-type="string">
            <text:p>L</text:p>
          </table:table-cell>
          <table:table-cell table:style-name="ce72" table:formula="of:=[M_Acu_NA.B62]" office:value-type="date" office:date-value="2020-04-13" calcext:value-type="date">
            <text:p>13/04</text:p>
          </table:table-cell>
          <table:table-cell table:style-name="ce65" table:formula="of:=[M_Acu_NA.C62]-[M_Acu_NA.C61]" office:value-type="float" office:value="126" calcext:value-type="float">
            <text:p>126</text:p>
          </table:table-cell>
          <table:table-cell table:style-name="ce65" table:formula="of:=[M_Acu_NA.D62]-[M_Acu_NA.D61]" office:value-type="float" office:value="18" calcext:value-type="float">
            <text:p>18</text:p>
          </table:table-cell>
          <table:table-cell table:style-name="ce65" table:formula="of:=[M_Acu_NA.E62]-[M_Acu_NA.E61]" office:value-type="float" office:value="303" calcext:value-type="float">
            <text:p>303</text:p>
          </table:table-cell>
          <table:table-cell table:style-name="ce65" table:formula="of:=[M_Acu_NA.F62]-[M_Acu_NA.F61]" office:value-type="float" office:value="12" calcext:value-type="float">
            <text:p>12</text:p>
          </table:table-cell>
          <table:table-cell table:style-name="ce65" table:formula="of:=[M_Acu_NA.G62]-[M_Acu_NA.G61]" office:value-type="float" office:value="517" calcext:value-type="float">
            <text:p>517</text:p>
          </table:table-cell>
          <table:table-cell table:style-name="ce65" table:formula="of:=[M_Acu_NA.H62]-[M_Acu_NA.H61]" office:value-type="float" office:value="574" calcext:value-type="float">
            <text:p>574</text:p>
          </table:table-cell>
          <table:table-cell table:style-name="ce65" table:formula="of:=[M_Acu_NA.I62]-[M_Acu_NA.I61]" office:value-type="float" office:value="86" calcext:value-type="float">
            <text:p>86</text:p>
          </table:table-cell>
          <table:table-cell table:style-name="ce65" table:formula="of:=[M_Acu_NA.J62]-[M_Acu_NA.J61]" office:value-type="float" office:value="566" calcext:value-type="float">
            <text:p>566</text:p>
          </table:table-cell>
          <table:table-cell table:style-name="ce65" table:formula="of:=[M_Acu_NA.K62]-[M_Acu_NA.K61]" office:value-type="float" office:value="31" calcext:value-type="float">
            <text:p>31</text:p>
          </table:table-cell>
          <table:table-cell table:style-name="ce65" table:formula="of:=[M_Acu_NA.L62]-[M_Acu_NA.L61]" office:value-type="float" office:value="1" calcext:value-type="float">
            <text:p>1</text:p>
          </table:table-cell>
          <table:table-cell table:style-name="ce65" table:formula="of:=[M_Acu_NA.M62]-[M_Acu_NA.M61]" office:value-type="float" office:value="11" calcext:value-type="float">
            <text:p>11</text:p>
          </table:table-cell>
          <table:table-cell table:style-name="ce65" table:formula="of:=[M_Acu_NA.N62]-[M_Acu_NA.N61]" office:value-type="float" office:value="31" calcext:value-type="float">
            <text:p>31</text:p>
          </table:table-cell>
          <table:table-cell table:style-name="ce65" table:formula="of:=[M_Acu_NA.O62]-[M_Acu_NA.O61]" office:value-type="float" office:value="778" calcext:value-type="float">
            <text:p>778</text:p>
          </table:table-cell>
          <table:table-cell table:style-name="ce65" table:formula="of:=[M_Acu_NA.P62]-[M_Acu_NA.P61]" office:value-type="float" office:value="63" calcext:value-type="float">
            <text:p>63</text:p>
          </table:table-cell>
          <table:table-cell table:style-name="ce65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60" calcext:value-type="float">
            <text:p>60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56" calcext:value-type="float">
            <text:p>56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61" calcext:value-type="float">
            <text:p>61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23" calcext:value-type="float">
            <text:p>23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593" calcext:value-type="float">
            <text:p>593</text:p>
          </table:table-cell>
          <table:table-cell table:formula="of:=[M_Acu_NA.P67]-[M_Acu_NA.P66]" office:value-type="float" office:value="9" calcext:value-type="float">
            <text:p>9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8]" office:value-type="date" office:date-value="2020-04-19" calcext:value-type="date">
            <text:p>19/04</text:p>
          </table:table-cell>
          <table:table-cell table:formula="of:=[M_Acu_NA.C68]-[M_Acu_NA.C67]" office:value-type="float" office:value="184" calcext:value-type="float">
            <text:p>184</text:p>
          </table:table-cell>
          <table:table-cell table:formula="of:=[M_Acu_NA.D68]-[M_Acu_NA.D67]" office:value-type="float" office:value="9" calcext:value-type="float">
            <text:p>9</text:p>
          </table:table-cell>
          <table:table-cell table:formula="of:=[M_Acu_NA.E68]-[M_Acu_NA.E67]" office:value-type="float" office:value="230" calcext:value-type="float">
            <text:p>230</text:p>
          </table:table-cell>
          <table:table-cell table:formula="of:=[M_Acu_NA.F68]-[M_Acu_NA.F67]" office:value-type="float" office:value="9" calcext:value-type="float">
            <text:p>9</text:p>
          </table:table-cell>
          <table:table-cell table:formula="of:=[M_Acu_NA.G68]-[M_Acu_NA.G67]" office:value-type="float" office:value="410" calcext:value-type="float">
            <text:p>410</text:p>
          </table:table-cell>
          <table:table-cell table:formula="of:=[M_Acu_NA.H68]-[M_Acu_NA.H67]" office:value-type="float" office:value="395" calcext:value-type="float">
            <text:p>395</text:p>
          </table:table-cell>
          <table:table-cell table:formula="of:=[M_Acu_NA.I68]-[M_Acu_NA.I67]" office:value-type="float" office:value="83" calcext:value-type="float">
            <text:p>83</text:p>
          </table:table-cell>
          <table:table-cell table:formula="of:=[M_Acu_NA.J68]-[M_Acu_NA.J67]" office:value-type="float" office:value="433" calcext:value-type="float">
            <text:p>433</text:p>
          </table:table-cell>
          <table:table-cell table:formula="of:=[M_Acu_NA.K68]-[M_Acu_NA.K67]" office:value-type="float" office:value="39" calcext:value-type="float">
            <text:p>39</text:p>
          </table:table-cell>
          <table:table-cell/>
          <table:table-cell table:formula="of:=[M_Acu_NA.M68]-[M_Acu_NA.M67]" office:value-type="float" office:value="6" calcext:value-type="float">
            <text:p>6</text:p>
          </table:table-cell>
          <table:table-cell table:formula="of:=[M_Acu_NA.N68]-[M_Acu_NA.N67]" office:value-type="float" office:value="27" calcext:value-type="float">
            <text:p>27</text:p>
          </table:table-cell>
          <table:table-cell/>
          <table:table-cell table:formula="of:=[M_Acu_NA.P68]-[M_Acu_NA.P67]" office:value-type="float" office:value="20" calcext:value-type="float">
            <text:p>20</text:p>
          </table:table-cell>
          <table:table-cell table:formula="of:=[M_Acu_NA.Q68]-[M_Acu_NA.Q67]" office:value-type="float" office:value="25" calcext:value-type="float">
            <text:p>25</text:p>
          </table:table-cell>
        </table:table-row>
        <table:table-row table:style-name="ro1" table:number-rows-repeated="38">
          <table:table-cell/>
          <table:table-cell table:style-name="ce98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98"/>
          <table:table-cell/>
          <table:table-cell table:style-name="Default" table:number-columns-repeated="14"/>
        </table:table-row>
      </table:table>
      <table:table table:name="M_Acu_A" table:style-name="ta1">
        <table:table-column table:style-name="co15" table:default-cell-style-name="Default"/>
        <table:table-column table:style-name="co7" table:default-cell-style-name="ce73"/>
        <table:table-column table:style-name="co16" table:number-columns-repeated="4" table:default-cell-style-name="ce112"/>
        <table:table-column table:style-name="co16" table:number-columns-repeated="4" table:default-cell-style-name="ce116"/>
        <table:table-column table:style-name="co16" table:number-columns-repeated="2" table:default-cell-style-name="ce112"/>
        <table:table-column table:style-name="co16" table:default-cell-style-name="ce116"/>
        <table:table-column table:style-name="co16" table:number-columns-repeated="3" table:default-cell-style-name="ce112"/>
        <table:table-column table:style-name="co16" table:default-cell-style-name="ce116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15"/>
        </table:table-row>
        <table:table-row table:style-name="ro1">
          <table:table-cell/>
          <table:table-cell table:style-name="ce69" office:value-type="string" calcext:value-type="string">
            <text:p>Datos de diferentes países, ajustados a la población</text:p>
          </table:table-cell>
          <table:table-cell table:style-name="ce64" table:number-columns-repeated="5"/>
          <table:table-cell table:style-name="Default"/>
          <table:table-cell table:style-name="ce64" table:number-columns-repeated="9"/>
        </table:table-row>
        <table:table-row table:style-name="ro1">
          <table:table-cell/>
          <table:table-cell table:style-name="ce70" office:value-type="string" calcext:value-type="string">
            <text:p>Muertes acumuladas</text:p>
          </table:table-cell>
          <table:table-cell table:style-name="ce64" table:number-columns-repeated="5"/>
          <table:table-cell table:style-name="ce81" table:number-columns-repeated="6"/>
          <table:table-cell table:style-name="ce64" table:number-columns-repeated="4"/>
        </table:table-row>
        <table:table-row table:style-name="ro1">
          <table:table-cell/>
          <table:table-cell table:style-name="Default"/>
          <table:table-cell table:style-name="ce64" table:number-columns-repeated="5"/>
          <table:table-cell table:style-name="ce81"/>
          <table:table-cell table:style-name="ce121" table:number-columns-repeated="5"/>
          <table:table-cell table:style-name="ce64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64" table:number-columns-repeated="15"/>
        </table:table-row>
        <table:table-row table:style-name="ro1">
          <table:table-cell/>
          <table:table-cell table:style-name="ce81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112" office:value-type="float" office:value="8.4802245" calcext:value-type="float">
            <text:p>8.5</text:p>
          </table:table-cell>
          <table:table-cell table:style-name="ce112" office:value-type="float" office:value="13.3516155574" calcext:value-type="float">
            <text:p>13.4</text:p>
          </table:table-cell>
          <table:table-cell table:style-name="ce112" office:value-type="float" office:value="3.275884548" calcext:value-type="float">
            <text:p>3.3</text:p>
          </table:table-cell>
          <table:table-cell table:style-name="ce112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table:style-name="ce112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table:style-name="ce112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64" table:number-columns-repeated="15"/>
        </table:table-row>
        <table:table-row table:style-name="ro1">
          <table:table-cell/>
          <table:table-cell table:style-name="ce71"/>
          <table:table-cell table:style-name="ce66" table:formula="of:=[M_Acu_NA.C8]" office:value-type="string" office:string-value="Alemania" calcext:value-type="string">
            <text:p>Alemania</text:p>
          </table:table-cell>
          <table:table-cell table:style-name="ce66" table:formula="of:=[M_Acu_NA.D8]" office:value-type="string" office:string-value="Austria" calcext:value-type="string">
            <text:p>Austria</text:p>
          </table:table-cell>
          <table:table-cell table:style-name="ce66" table:formula="of:=[M_Acu_NA.E8]" office:value-type="string" office:string-value="Bélgica" calcext:value-type="string">
            <text:p>Bélgica</text:p>
          </table:table-cell>
          <table:table-cell table:style-name="ce66" table:formula="of:=[M_Acu_NA.F8]" office:value-type="string" office:string-value="Dinamarca" calcext:value-type="string">
            <text:p>Dinamarca</text:p>
          </table:table-cell>
          <table:table-cell table:style-name="ce66" table:formula="of:=[M_Acu_NA.G8]" office:value-type="string" office:string-value="España" calcext:value-type="string">
            <text:p>España</text:p>
          </table:table-cell>
          <table:table-cell table:style-name="ce66" table:formula="of:=[M_Acu_NA.H8]" office:value-type="string" office:string-value="Francia" calcext:value-type="string">
            <text:p>Francia</text:p>
          </table:table-cell>
          <table:table-cell table:style-name="ce66" table:formula="of:=[M_Acu_NA.I8]" office:value-type="string" office:string-value="Holanda" calcext:value-type="string">
            <text:p>Holanda</text:p>
          </table:table-cell>
          <table:table-cell table:style-name="ce66" table:formula="of:=[M_Acu_NA.J8]" office:value-type="string" office:string-value="Italia" calcext:value-type="string">
            <text:p>Italia</text:p>
          </table:table-cell>
          <table:table-cell table:style-name="ce66" table:formula="of:=[M_Acu_NA.K8]" office:value-type="string" office:string-value="Irlanda" calcext:value-type="string">
            <text:p>Irlanda</text:p>
          </table:table-cell>
          <table:table-cell table:style-name="ce66" table:formula="of:=[M_Acu_NA.L8]" office:value-type="string" office:string-value="Luxemburgo" calcext:value-type="string">
            <text:p>Luxemburgo</text:p>
          </table:table-cell>
          <table:table-cell table:style-name="ce66" table:formula="of:=[M_Acu_NA.M8]" office:value-type="string" office:string-value="Noruega" calcext:value-type="string">
            <text:p>Noruega</text:p>
          </table:table-cell>
          <table:table-cell table:style-name="ce66" table:formula="of:=[M_Acu_NA.N8]" office:value-type="string" office:string-value="Portugal" calcext:value-type="string">
            <text:p>Portugal</text:p>
          </table:table-cell>
          <table:table-cell table:style-name="ce66" table:formula="of:=[M_Acu_NA.O8]" office:value-type="string" office:string-value="Reino Unido" calcext:value-type="string">
            <text:p>Reino Unido</text:p>
          </table:table-cell>
          <table:table-cell table:style-name="ce66" table:formula="of:=[M_Acu_NA.P8]" office:value-type="string" office:string-value="Suecia" calcext:value-type="string">
            <text:p>Suecia</text:p>
          </table:table-cell>
          <table:table-cell table:style-name="ce66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72" table:formula="of:=[M_Acu_NA.B9]" office:value-type="date" office:date-value="2020-02-20" calcext:value-type="date">
            <text:p>20/02</text:p>
          </table:table-cell>
          <table:table-cell table:number-columns-repeated="4"/>
          <table:table-cell table:style-name="ce112" table:number-columns-repeated="4"/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4"/>
          <table:table-cell table:style-name="ce112"/>
          <table:table-cell table:style-name="ce120" table:formula="of:=[M_Acu_NA.H10]/[.$H$6]" office:value-type="float" office:value="0.0748973033039256" calcext:value-type="float">
            <text:p>0.07</text:p>
          </table:table-cell>
          <table:table-cell table:style-name="ce112"/>
          <table:table-cell table:style-name="ce120" table:formula="of:=[M_Acu_NA.J10]/[.$J$6]" office:value-type="float" office:value="0.0740669220042003" calcext:value-type="float">
            <text:p>0.07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4"/>
          <table:table-cell table:style-name="ce112"/>
          <table:table-cell table:style-name="ce112" table:formula="of:=[M_Acu_NA.H11]/[.$H$6]" office:value-type="float" office:value="0.0748973033039256" calcext:value-type="float">
            <text:p>0.1</text:p>
          </table:table-cell>
          <table:table-cell table:style-name="ce112"/>
          <table:table-cell table:style-name="ce112" table:formula="of:=[M_Acu_NA.J11]/[.$J$6]" office:value-type="float" office:value="0.148133844008401" calcext:value-type="float">
            <text:p>0.1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4"/>
          <table:table-cell table:style-name="ce112"/>
          <table:table-cell table:style-name="ce112" table:formula="of:=[M_Acu_NA.H12]/[.$H$6]" office:value-type="float" office:value="0.0748973033039256" calcext:value-type="float">
            <text:p>0.1</text:p>
          </table:table-cell>
          <table:table-cell table:style-name="ce112"/>
          <table:table-cell table:style-name="ce112" table:formula="of:=[M_Acu_NA.J12]/[.$J$6]" office:value-type="float" office:value="0.222200766012601" calcext:value-type="float">
            <text:p>0.2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 table:style-name="ce96" table:formula="of:=[M_Acu_NA.A13]" office:value-type="string" office:string-value="L" calcext:value-type="string">
            <text:p>L</text:p>
          </table:table-cell>
          <table:table-cell table:style-name="ce72" table:formula="of:=[M_Acu_NA.B13]" office:value-type="date" office:date-value="2020-02-24" calcext:value-type="date">
            <text:p>24/02</text:p>
          </table:table-cell>
          <table:table-cell table:style-name="ce114" table:number-columns-repeated="5"/>
          <table:table-cell table:style-name="ce114" table:formula="of:=[M_Acu_NA.H13]/[.$H$6]" office:value-type="float" office:value="0.0748973033039256" calcext:value-type="float">
            <text:p>0.1</text:p>
          </table:table-cell>
          <table:table-cell table:style-name="ce114"/>
          <table:table-cell table:style-name="ce114" table:formula="of:=[M_Acu_NA.J13]/[.$J$6]" office:value-type="float" office:value="0.518468454029402" calcext:value-type="float">
            <text:p>0.5</text:p>
          </table:table-cell>
          <table:table-cell table:style-name="ce114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4"/>
          <table:table-cell table:style-name="ce112"/>
          <table:table-cell table:style-name="ce112" table:formula="of:=[M_Acu_NA.H14]/[.$H$6]" office:value-type="float" office:value="0.0748973033039256" calcext:value-type="float">
            <text:p>0.1</text:p>
          </table:table-cell>
          <table:table-cell table:style-name="ce112"/>
          <table:table-cell table:style-name="ce112" table:formula="of:=[M_Acu_NA.J14]/[.$J$6]" office:value-type="float" office:value="0.740669220042003" calcext:value-type="float">
            <text:p>0.7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4"/>
          <table:table-cell table:style-name="ce112"/>
          <table:table-cell table:style-name="ce112" table:formula="of:=[M_Acu_NA.H15]/[.$H$6]" office:value-type="float" office:value="0.149794606607851" calcext:value-type="float">
            <text:p>0.1</text:p>
          </table:table-cell>
          <table:table-cell table:style-name="ce112"/>
          <table:table-cell table:style-name="ce112" table:formula="of:=[M_Acu_NA.J15]/[.$J$6]" office:value-type="float" office:value="0.888803064050404" calcext:value-type="float">
            <text:p>0.9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4"/>
          <table:table-cell table:style-name="ce112"/>
          <table:table-cell table:style-name="ce112" table:formula="of:=[M_Acu_NA.H16]/[.$H$6]" office:value-type="float" office:value="0.149794606607851" calcext:value-type="float">
            <text:p>0.1</text:p>
          </table:table-cell>
          <table:table-cell table:style-name="ce112"/>
          <table:table-cell table:style-name="ce112" table:formula="of:=[M_Acu_NA.J16]/[.$J$6]" office:value-type="float" office:value="1.25913767407141" calcext:value-type="float">
            <text:p>1.3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4"/>
          <table:table-cell table:style-name="ce112"/>
          <table:table-cell table:style-name="ce112" table:formula="of:=[M_Acu_NA.H17]/[.$H$6]" office:value-type="float" office:value="0.149794606607851" calcext:value-type="float">
            <text:p>0.1</text:p>
          </table:table-cell>
          <table:table-cell table:style-name="ce112"/>
          <table:table-cell table:style-name="ce112" table:formula="of:=[M_Acu_NA.J17]/[.$J$6]" office:value-type="float" office:value="1.55540536208821" calcext:value-type="float">
            <text:p>1.6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4"/>
          <table:table-cell table:style-name="ce112"/>
          <table:table-cell table:style-name="ce112" table:formula="of:=[M_Acu_NA.H18]/[.$H$6]" office:value-type="float" office:value="0.149794606607851" calcext:value-type="float">
            <text:p>0.1</text:p>
          </table:table-cell>
          <table:table-cell table:style-name="ce112"/>
          <table:table-cell table:style-name="ce112" table:formula="of:=[M_Acu_NA.J18]/[.$J$6]" office:value-type="float" office:value="2.14794073812181" calcext:value-type="float">
            <text:p>2.1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 table:style-name="ce97"/>
          <table:table-cell table:style-name="ce74" table:formula="of:=[M_Acu_NA.B19]" office:value-type="date" office:date-value="2020-03-01" calcext:value-type="date">
            <text:p>01/03</text:p>
          </table:table-cell>
          <table:table-cell table:style-name="ce115" table:number-columns-repeated="5"/>
          <table:table-cell table:style-name="ce115" table:formula="of:=[M_Acu_NA.H19]/[.$H$6]" office:value-type="float" office:value="0.149794606607851" calcext:value-type="float">
            <text:p>0.1</text:p>
          </table:table-cell>
          <table:table-cell table:style-name="ce115"/>
          <table:table-cell table:style-name="ce115" table:formula="of:=[M_Acu_NA.J19]/[.$J$6]" office:value-type="float" office:value="2.51827534814281" calcext:value-type="float">
            <text:p>2.5</text:p>
          </table:table-cell>
          <table:table-cell table:style-name="ce115" table:number-columns-repeated="7"/>
        </table:table-row>
        <table:table-row table:style-name="ro1">
          <table:table-cell table:style-name="ce98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4"/>
          <table:table-cell table:style-name="ce112"/>
          <table:table-cell table:style-name="ce112" table:formula="of:=[M_Acu_NA.H20]/[.$H$6]" office:value-type="float" office:value="0.224691909911777" calcext:value-type="float">
            <text:p>0.2</text:p>
          </table:table-cell>
          <table:table-cell table:style-name="ce112"/>
          <table:table-cell table:style-name="ce112" table:formula="of:=[M_Acu_NA.J20]/[.$J$6]" office:value-type="float" office:value="3.85147994421842" calcext:value-type="float">
            <text:p>3.9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4"/>
          <table:table-cell table:style-name="ce112"/>
          <table:table-cell table:style-name="ce112" table:formula="of:=[M_Acu_NA.H21]/[.$H$6]" office:value-type="float" office:value="0.299589213215703" calcext:value-type="float">
            <text:p>0.3</text:p>
          </table:table-cell>
          <table:table-cell table:style-name="ce112"/>
          <table:table-cell table:style-name="ce112" table:formula="of:=[M_Acu_NA.J21]/[.$J$6]" office:value-type="float" office:value="5.85128683833183" calcext:value-type="float">
            <text:p>5.9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4"/>
          <table:table-cell table:style-name="ce112"/>
          <table:table-cell table:style-name="ce112" table:formula="of:=[M_Acu_NA.H22]/[.$H$6]" office:value-type="float" office:value="0.299589213215703" calcext:value-type="float">
            <text:p>0.3</text:p>
          </table:table-cell>
          <table:table-cell table:style-name="ce112"/>
          <table:table-cell table:style-name="ce112" table:formula="of:=[M_Acu_NA.J22]/[.$J$6]" office:value-type="float" office:value="7.92516065444944" calcext:value-type="float">
            <text:p>7.9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style-name="ce112" table:formula="of:=[M_Acu_NA.G23]/[.$G$6]" office:value-type="float" office:value="0.353764219331693" calcext:value-type="float">
            <text:p>0.4</text:p>
          </table:table-cell>
          <table:table-cell table:style-name="ce112" table:formula="of:=[M_Acu_NA.H23]/[.$H$6]" office:value-type="float" office:value="0.524281123127479" calcext:value-type="float">
            <text:p>0.5</text:p>
          </table:table-cell>
          <table:table-cell table:style-name="ce112"/>
          <table:table-cell table:formula="of:=[M_Acu_NA.J23]/[.$J$6]" office:value-type="float" office:value="10.9619044566217" calcext:value-type="float">
            <text:p>11</text:p>
          </table:table-cell>
          <table:table-cell table:number-columns-repeated="2"/>
          <table:table-cell table:style-name="ce112"/>
          <table:table-cell/>
          <table:table-cell table:formula="of:=[M_Acu_NA.O23]/[.$O$6]" office:value-type="float" office:value="0.0844406011959319" calcext:value-type="float">
            <text:p>0.1</text:p>
          </table:table-cell>
          <table:table-cell/>
          <table:table-cell table:style-name="ce112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style-name="ce112" table:formula="of:=[M_Acu_NA.G24]/[.$G$6]" office:value-type="float" office:value="0.589607032219489" calcext:value-type="float">
            <text:p>0.6</text:p>
          </table:table-cell>
          <table:table-cell table:style-name="ce112" table:formula="of:=[M_Acu_NA.H24]/[.$H$6]" office:value-type="float" office:value="0.674075729735331" calcext:value-type="float">
            <text:p>0.7</text:p>
          </table:table-cell>
          <table:table-cell table:style-name="ce112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 table:number-columns-repeated="2"/>
          <table:table-cell table:style-name="ce112"/>
          <table:table-cell/>
          <table:table-cell table:formula="of:=[M_Acu_NA.O24]/[.$O$6]" office:value-type="float" office:value="0.168881202391864" calcext:value-type="float">
            <text:p>0.2</text:p>
          </table:table-cell>
          <table:table-cell/>
          <table:table-cell table:style-name="ce112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style-name="ce112" table:formula="of:=[M_Acu_NA.G25]/[.$G$6]" office:value-type="float" office:value="0.943371251551182" calcext:value-type="float">
            <text:p>0.9</text:p>
          </table:table-cell>
          <table:table-cell table:style-name="ce112" table:formula="of:=[M_Acu_NA.H25]/[.$H$6]" office:value-type="float" office:value="1.19835685286281" calcext:value-type="float">
            <text:p>1.2</text:p>
          </table:table-cell>
          <table:table-cell table:style-name="ce112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 table:number-columns-repeated="2"/>
          <table:table-cell table:style-name="ce112"/>
          <table:table-cell/>
          <table:table-cell table:formula="of:=[M_Acu_NA.O25]/[.$O$6]" office:value-type="float" office:value="0.168881202391864" calcext:value-type="float">
            <text:p>0.2</text:p>
          </table:table-cell>
          <table:table-cell/>
          <table:table-cell table:style-name="ce112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style-name="ce112" table:formula="of:=[M_Acu_NA.G26]/[.$G$6]" office:value-type="float" office:value="1.17921406443898" calcext:value-type="float">
            <text:p>1.2</text:p>
          </table:table-cell>
          <table:table-cell table:style-name="ce112" table:formula="of:=[M_Acu_NA.H26]/[.$H$6]" office:value-type="float" office:value="1.42304876277459" calcext:value-type="float">
            <text:p>1.4</text:p>
          </table:table-cell>
          <table:table-cell table:style-name="ce112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 table:number-columns-repeated="2"/>
          <table:table-cell table:style-name="ce112"/>
          <table:table-cell/>
          <table:table-cell table:formula="of:=[M_Acu_NA.O26]/[.$O$6]" office:value-type="float" office:value="0.253321803587796" calcext:value-type="float">
            <text:p>0.3</text:p>
          </table:table-cell>
          <table:table-cell/>
          <table:table-cell table:style-name="ce112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96" table:formula="of:=[M_Acu_NA.A27]" office:value-type="string" office:string-value="L" calcext:value-type="string">
            <text:p>L</text:p>
          </table:table-cell>
          <table:table-cell table:style-name="ce72" table:formula="of:=[M_Acu_NA.B27]" office:value-type="date" office:date-value="2020-03-09" calcext:value-type="date">
            <text:p>09/03</text:p>
          </table:table-cell>
          <table:table-cell table:style-name="ce133" table:formula="of:=[M_Acu_NA.C27]/[.$C$6]" office:value-type="float" office:value="0.11117071100651" calcext:value-type="float">
            <text:p>0.11</text:p>
          </table:table-cell>
          <table:table-cell table:style-name="ce114" table:number-columns-repeated="3"/>
          <table:table-cell table:style-name="ce114" table:formula="of:=[M_Acu_NA.G27]/[.$G$6]" office:value-type="float" office:value="1.88674250310236" calcext:value-type="float">
            <text:p>1.9</text:p>
          </table:table-cell>
          <table:table-cell table:style-name="ce114" table:formula="of:=[M_Acu_NA.H27]/[.$H$6]" office:value-type="float" office:value="1.57284336938244" calcext:value-type="float">
            <text:p>1.6</text:p>
          </table:table-cell>
          <table:table-cell table:style-name="ce114" table:formula="of:=[M_Acu_NA.I27]/[.$I$6]" office:value-type="float" office:value="1.22104425274758" calcext:value-type="float">
            <text:p>1.2</text:p>
          </table:table-cell>
          <table:table-cell table:style-name="ce118" table:formula="of:=[M_Acu_NA.J27]/[.$J$6]" office:value-type="float" office:value="34.2929848879448" calcext:value-type="float">
            <text:p>34</text:p>
          </table:table-cell>
          <table:table-cell table:style-name="ce114" table:number-columns-repeated="4"/>
          <table:table-cell table:style-name="ce114" table:formula="of:=[M_Acu_NA.O27]/[.$O$6]" office:value-type="float" office:value="0.422203005979659" calcext:value-type="float">
            <text:p>0.4</text:p>
          </table:table-cell>
          <table:table-cell table:style-name="ce114"/>
          <table:table-cell table:style-name="ce114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formula="of:=[M_Acu_NA.E28]/[.$E$6]" office:value-type="float" office:value="0.460195588805897" calcext:value-type="float">
            <text:p>0.5</text:p>
          </table:table-cell>
          <table:table-cell/>
          <table:table-cell table:style-name="ce112" table:formula="of:=[M_Acu_NA.G28]/[.$G$6]" office:value-type="float" office:value="4.12724922553642" calcext:value-type="float">
            <text:p>4.1</text:p>
          </table:table-cell>
          <table:table-cell table:style-name="ce112" table:formula="of:=[M_Acu_NA.H28]/[.$H$6]" office:value-type="float" office:value="2.24691909911777" calcext:value-type="float">
            <text:p>2.2</text:p>
          </table:table-cell>
          <table:table-cell table:style-name="ce112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 table:number-columns-repeated="2"/>
          <table:table-cell table:style-name="ce112"/>
          <table:table-cell/>
          <table:table-cell table:formula="of:=[M_Acu_NA.O28]/[.$O$6]" office:value-type="float" office:value="0.506643607175591" calcext:value-type="float">
            <text:p>0.5</text:p>
          </table:table-cell>
          <table:table-cell/>
          <table:table-cell table:style-name="ce112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formula="of:=[M_Acu_NA.E29]/[.$E$6]" office:value-type="float" office:value="1.38058676641769" calcext:value-type="float">
            <text:p>1.4</text:p>
          </table:table-cell>
          <table:table-cell/>
          <table:table-cell table:style-name="ce112" table:formula="of:=[M_Acu_NA.G29]/[.$G$6]" office:value-type="float" office:value="5.5423061028632" calcext:value-type="float">
            <text:p>5.5</text:p>
          </table:table-cell>
          <table:table-cell table:style-name="ce112" table:formula="of:=[M_Acu_NA.H29]/[.$H$6]" office:value-type="float" office:value="3.59507055858843" calcext:value-type="float">
            <text:p>3.6</text:p>
          </table:table-cell>
          <table:table-cell table:style-name="ce112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/>
          <table:table-cell table:style-name="ce112"/>
          <table:table-cell/>
          <table:table-cell table:formula="of:=[M_Acu_NA.O29]/[.$O$6]" office:value-type="float" office:value="0.675524809567455" calcext:value-type="float">
            <text:p>0.7</text:p>
          </table:table-cell>
          <table:table-cell table:formula="of:=[M_Acu_NA.P29]/[.$P$6]" office:value-type="float" office:value="0.488913714916911" calcext:value-type="float">
            <text:p>0.5</text:p>
          </table:table-cell>
          <table:table-cell table:style-name="ce112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formula="of:=[M_Acu_NA.E30]/[.$E$6]" office:value-type="float" office:value="1.38058676641769" calcext:value-type="float">
            <text:p>1.4</text:p>
          </table:table-cell>
          <table:table-cell table:formula="of:=[M_Acu_NA.F30]/[.$F$6]" office:value-type="float" office:value="0.886363510508076" calcext:value-type="float">
            <text:p>0.9</text:p>
          </table:table-cell>
          <table:table-cell table:style-name="ce112" table:formula="of:=[M_Acu_NA.G30]/[.$G$6]" office:value-type="float" office:value="9.90539814128742" calcext:value-type="float">
            <text:p>9.9</text:p>
          </table:table-cell>
          <table:table-cell table:style-name="ce112" table:formula="of:=[M_Acu_NA.H30]/[.$H$6]" office:value-type="float" office:value="4.56873550153946" calcext:value-type="float">
            <text:p>4.6</text:p>
          </table:table-cell>
          <table:table-cell table:style-name="ce112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formula="of:=[M_Acu_NA.O30]/[.$O$6]" office:value-type="float" office:value="0.675524809567455" calcext:value-type="float">
            <text:p>0.7</text:p>
          </table:table-cell>
          <table:table-cell table:formula="of:=[M_Acu_NA.P30]/[.$P$6]" office:value-type="float" office:value="0.488913714916911" calcext:value-type="float">
            <text:p>0.5</text:p>
          </table:table-cell>
          <table:table-cell table:style-name="ce112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formula="of:=[M_Acu_NA.E31]/[.$E$6]" office:value-type="float" office:value="1.38058676641769" calcext:value-type="float">
            <text:p>1.4</text:p>
          </table:table-cell>
          <table:table-cell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112" table:formula="of:=[M_Acu_NA.H31]/[.$H$6]" office:value-type="float" office:value="5.91688696101013" calcext:value-type="float">
            <text:p>5.9</text:p>
          </table:table-cell>
          <table:table-cell table:style-name="ce112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style-name="ce116"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formula="of:=[M_Acu_NA.O31]/[.$O$6]" office:value-type="float" office:value="0.844406011959319" calcext:value-type="float">
            <text:p>0.8</text:p>
          </table:table-cell>
          <table:table-cell table:formula="of:=[M_Acu_NA.P31]/[.$P$6]" office:value-type="float" office:value="0.977827429833821" calcext:value-type="float">
            <text:p>1.0</text:p>
          </table:table-cell>
          <table:table-cell table:style-name="ce112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formula="of:=[M_Acu_NA.E32]/[.$E$6]" office:value-type="float" office:value="1.84078235522359" calcext:value-type="float">
            <text:p>1.8</text:p>
          </table:table-cell>
          <table:table-cell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112" table:formula="of:=[M_Acu_NA.H32]/[.$H$6]" office:value-type="float" office:value="6.81565460065723" calcext:value-type="float">
            <text:p>6.8</text:p>
          </table:table-cell>
          <table:table-cell table:style-name="ce112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formula="of:=[M_Acu_NA.O32]/[.$O$6]" office:value-type="float" office:value="1.77325262511457" calcext:value-type="float">
            <text:p>1.8</text:p>
          </table:table-cell>
          <table:table-cell table:formula="of:=[M_Acu_NA.P32]/[.$P$6]" office:value-type="float" office:value="1.46674114475073" calcext:value-type="float">
            <text:p>1.5</text:p>
          </table:table-cell>
          <table:table-cell table:style-name="ce112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97"/>
          <table:table-cell table:style-name="ce74" table:formula="of:=[M_Acu_NA.B33]" office:value-type="date" office:date-value="2020-03-15" calcext:value-type="date">
            <text:p>15/03</text:p>
          </table:table-cell>
          <table:table-cell table:style-name="ce115" table:formula="of:=[M_Acu_NA.C33]/[.$C$6]" office:value-type="float" office:value="0.667024266039058" calcext:value-type="float">
            <text:p>0.7</text:p>
          </table:table-cell>
          <table:table-cell table:style-name="ce115" table:formula="of:=[M_Acu_NA.D33]/[.$D$6]" office:value-type="float" office:value="0.584989932393462" calcext:value-type="float">
            <text:p>0.6</text:p>
          </table:table-cell>
          <table:table-cell table:style-name="ce115" table:formula="of:=[M_Acu_NA.E33]/[.$E$6]" office:value-type="float" office:value="1.84078235522359" calcext:value-type="float">
            <text:p>1.8</text:p>
          </table:table-cell>
          <table:table-cell table:style-name="ce115" table:formula="of:=[M_Acu_NA.F33]/[.$F$6]" office:value-type="float" office:value="3.5454540420323" calcext:value-type="float">
            <text:p>3.5</text:p>
          </table:table-cell>
          <table:table-cell table:style-name="ce117" table:formula="of:=[M_Acu_NA.G33]/[.$G$6]" office:value-type="float" office:value="33.9613650558426" calcext:value-type="float">
            <text:p>34</text:p>
          </table:table-cell>
          <table:table-cell table:style-name="ce115" table:formula="of:=[M_Acu_NA.H33]/[.$H$6]" office:value-type="float" office:value="8.98767639647108" calcext:value-type="float">
            <text:p>9.0</text:p>
          </table:table-cell>
          <table:table-cell table:style-name="ce115" table:formula="of:=[M_Acu_NA.I33]/[.$I$6]" office:value-type="float" office:value="6.10522126373789" calcext:value-type="float">
            <text:p>6.1</text:p>
          </table:table-cell>
          <table:table-cell table:style-name="ce117" table:formula="of:=[M_Acu_NA.J33]/[.$J$6]" office:value-type="float" office:value="133.987061905598" calcext:value-type="float">
            <text:p>134</text:p>
          </table:table-cell>
          <table:table-cell table:style-name="ce115" table:formula="of:=[M_Acu_NA.K33]/[.$K$6]" office:value-type="float" office:value="2.96268091573978" calcext:value-type="float">
            <text:p>3.0</text:p>
          </table:table-cell>
          <table:table-cell table:style-name="ce115" table:formula="of:=[M_Acu_NA.L33]/[.$L$6]" office:value-type="float" office:value="10.3538790508119" calcext:value-type="float">
            <text:p>10.4</text:p>
          </table:table-cell>
          <table:table-cell table:style-name="ce117" table:formula="of:=[M_Acu_NA.M33]/[.$M$6]" office:value-type="float" office:value="3.30432765513006" calcext:value-type="float">
            <text:p>3</text:p>
          </table:table-cell>
          <table:table-cell table:style-name="ce115"/>
          <table:table-cell table:style-name="ce115" table:formula="of:=[M_Acu_NA.O33]/[.$O$6]" office:value-type="float" office:value="2.95542104185762" calcext:value-type="float">
            <text:p>3.0</text:p>
          </table:table-cell>
          <table:table-cell table:style-name="ce115" table:formula="of:=[M_Acu_NA.P33]/[.$P$6]" office:value-type="float" office:value="2.44456857458455" calcext:value-type="float">
            <text:p>2.4</text:p>
          </table:table-cell>
          <table:table-cell table:style-name="ce117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98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formula="of:=[M_Acu_NA.E34]/[.$E$6]" office:value-type="float" office:value="2.30097794402948" calcext:value-type="float">
            <text:p>2.3</text:p>
          </table:table-cell>
          <table:table-cell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112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formula="of:=[M_Acu_NA.O34]/[.$O$6]" office:value-type="float" office:value="4.64423306577625" calcext:value-type="float">
            <text:p>4.6</text:p>
          </table:table-cell>
          <table:table-cell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formula="of:=[M_Acu_NA.E35]/[.$E$6]" office:value-type="float" office:value="2.30097794402948" calcext:value-type="float">
            <text:p>2.3</text:p>
          </table:table-cell>
          <table:table-cell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formula="of:=[M_Acu_NA.O35]/[.$O$6]" office:value-type="float" office:value="5.99528268491116" calcext:value-type="float">
            <text:p>6.0</text:p>
          </table:table-cell>
          <table:table-cell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formula="of:=[M_Acu_NA.E36]/[.$E$6]" office:value-type="float" office:value="6.44273824328256" calcext:value-type="float">
            <text:p>6.4</text:p>
          </table:table-cell>
          <table:table-cell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style-name="ce116"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formula="of:=[M_Acu_NA.O36]/[.$O$6]" office:value-type="float" office:value="8.69738192318098" calcext:value-type="float">
            <text:p>8.7</text:p>
          </table:table-cell>
          <table:table-cell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formula="of:=[M_Acu_NA.E37]/[.$E$6]" office:value-type="float" office:value="9.66410736492384" calcext:value-type="float">
            <text:p>9.7</text:p>
          </table:table-cell>
          <table:table-cell table:style-name="ce116"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style-name="ce116"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style-name="ce116" table:formula="of:=[M_Acu_NA.O37]/[.$O$6]" office:value-type="float" office:value="12.1594465722142" calcext:value-type="float">
            <text:p>12</text:p>
          </table:table-cell>
          <table:table-cell table:style-name="ce116"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style-name="ce116" table:formula="of:=[M_Acu_NA.E38]/[.$E$6]" office:value-type="float" office:value="17.0272367858182" calcext:value-type="float">
            <text:p>17</text:p>
          </table:table-cell>
          <table:table-cell table:style-name="ce116"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style-name="ce116"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style-name="ce116" table:formula="of:=[M_Acu_NA.O38]/[.$O$6]" office:value-type="float" office:value="14.9459864116799" calcext:value-type="float">
            <text:p>15</text:p>
          </table:table-cell>
          <table:table-cell table:style-name="ce116"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style-name="ce116" table:formula="of:=[M_Acu_NA.E39]/[.$E$6]" office:value-type="float" office:value="30.8331044499951" calcext:value-type="float">
            <text:p>31</text:p>
          </table:table-cell>
          <table:table-cell table:style-name="ce116"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style-name="ce116"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style-name="ce116" table:formula="of:=[M_Acu_NA.O39]/[.$O$6]" office:value-type="float" office:value="19.6746600786521" calcext:value-type="float">
            <text:p>20</text:p>
          </table:table-cell>
          <table:table-cell table:style-name="ce116"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style-name="ce116" table:formula="of:=[M_Acu_NA.E40]/[.$E$6]" office:value-type="float" office:value="34.5146691604423" calcext:value-type="float">
            <text:p>35</text:p>
          </table:table-cell>
          <table:table-cell table:style-name="ce116"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style-name="ce116" table:formula="of:=[M_Acu_NA.O40]/[.$O$6]" office:value-type="float" office:value="23.7278089360569" calcext:value-type="float">
            <text:p>24</text:p>
          </table:table-cell>
          <table:table-cell table:style-name="ce116"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96" table:formula="of:=[M_Acu_NA.A41]" office:value-type="string" office:string-value="L" calcext:value-type="string">
            <text:p>L</text:p>
          </table:table-cell>
          <table:table-cell table:style-name="ce72" table:formula="of:=[M_Acu_NA.B41]" office:value-type="date" office:date-value="2020-03-23" calcext:value-type="date">
            <text:p>23/03</text:p>
          </table:table-cell>
          <table:table-cell table:style-name="ce114" table:formula="of:=[M_Acu_NA.C41]/[.$C$6]" office:value-type="float" office:value="4.78034057327992" calcext:value-type="float">
            <text:p>4.8</text:p>
          </table:table-cell>
          <table:table-cell table:style-name="ce118" table:formula="of:=[M_Acu_NA.D41]/[.$D$6]" office:value-type="float" office:value="12.2847885802627" calcext:value-type="float">
            <text:p>12</text:p>
          </table:table-cell>
          <table:table-cell table:style-name="ce118" table:formula="of:=[M_Acu_NA.E41]/[.$E$6]" office:value-type="float" office:value="40.4972118149189" calcext:value-type="float">
            <text:p>40</text:p>
          </table:table-cell>
          <table:table-cell table:style-name="ce118" table:formula="of:=[M_Acu_NA.F41]/[.$F$6]" office:value-type="float" office:value="21.2727242521938" calcext:value-type="float">
            <text:p>21</text:p>
          </table:table-cell>
          <table:table-cell table:style-name="ce118" table:formula="of:=[M_Acu_NA.G41]/[.$G$6]" office:value-type="float" office:value="257.304508860585" calcext:value-type="float">
            <text:p>257</text:p>
          </table:table-cell>
          <table:table-cell table:style-name="ce118" table:formula="of:=[M_Acu_NA.H41]/[.$H$6]" office:value-type="float" office:value="64.4116808413761" calcext:value-type="float">
            <text:p>64</text:p>
          </table:table-cell>
          <table:table-cell table:style-name="ce118" table:formula="of:=[M_Acu_NA.I41]/[.$I$6]" office:value-type="float" office:value="65.0206064588086" calcext:value-type="float">
            <text:p>65</text:p>
          </table:table-cell>
          <table:table-cell table:style-name="ce118" table:formula="of:=[M_Acu_NA.J41]/[.$J$6]" office:value-type="float" office:value="450.104685019525" calcext:value-type="float">
            <text:p>450</text:p>
          </table:table-cell>
          <table:table-cell table:style-name="ce114" table:formula="of:=[M_Acu_NA.K41]/[.$K$6]" office:value-type="float" office:value="8.88804274721935" calcext:value-type="float">
            <text:p>8.9</text:p>
          </table:table-cell>
          <table:table-cell table:style-name="ce114" table:formula="of:=[M_Acu_NA.L41]/[.$L$6]" office:value-type="float" office:value="82.8310324064953" calcext:value-type="float">
            <text:p>82.8</text:p>
          </table:table-cell>
          <table:table-cell table:style-name="ce118" table:formula="of:=[M_Acu_NA.M41]/[.$M$6]" office:value-type="float" office:value="7.71009786197015" calcext:value-type="float">
            <text:p>8</text:p>
          </table:table-cell>
          <table:table-cell table:style-name="ce118" table:formula="of:=[M_Acu_NA.N41]/[.$N$6]" office:value-type="float" office:value="10.9627021704678" calcext:value-type="float">
            <text:p>11</text:p>
          </table:table-cell>
          <table:table-cell table:style-name="ce118" table:formula="of:=[M_Acu_NA.O41]/[.$O$6]" office:value-type="float" office:value="28.2876014006372" calcext:value-type="float">
            <text:p>28</text:p>
          </table:table-cell>
          <table:table-cell table:style-name="ce118" table:formula="of:=[M_Acu_NA.P41]/[.$P$6]" office:value-type="float" office:value="29.8237366099316" calcext:value-type="float">
            <text:p>30</text:p>
          </table:table-cell>
          <table:table-cell table:style-name="ce118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116" table:formula="of:=[M_Acu_NA.D42]/[.$D$6]" office:value-type="float" office:value="16.3797181070169" calcext:value-type="float">
            <text:p>16</text:p>
          </table:table-cell>
          <table:table-cell table:style-name="ce116" table:formula="of:=[M_Acu_NA.E42]/[.$E$6]" office:value-type="float" office:value="56.1438618343194" calcext:value-type="float">
            <text:p>56</text:p>
          </table:table-cell>
          <table:table-cell table:style-name="ce116"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116" table:formula="of:=[M_Acu_NA.K42]/[.$K$6]" office:value-type="float" office:value="10.3693832050892" calcext:value-type="float">
            <text:p>10</text:p>
          </table:table-cell>
          <table:table-cell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116" table:formula="of:=[M_Acu_NA.N42]/[.$N$6]" office:value-type="float" office:value="15.7290944184973" calcext:value-type="float">
            <text:p>16</text:p>
          </table:table-cell>
          <table:table-cell table:style-name="ce116" table:formula="of:=[M_Acu_NA.O42]/[.$O$6]" office:value-type="float" office:value="35.6339337046832" calcext:value-type="float">
            <text:p>36</text:p>
          </table:table-cell>
          <table:table-cell table:style-name="ce116"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116" table:formula="of:=[M_Acu_NA.D43]/[.$D$6]" office:value-type="float" office:value="18.1346879041973" calcext:value-type="float">
            <text:p>18</text:p>
          </table:table-cell>
          <table:table-cell table:style-name="ce116" table:formula="of:=[M_Acu_NA.E43]/[.$E$6]" office:value-type="float" office:value="81.9148148074497" calcext:value-type="float">
            <text:p>82</text:p>
          </table:table-cell>
          <table:table-cell table:style-name="ce116"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116" table:formula="of:=[M_Acu_NA.K43]/[.$K$6]" office:value-type="float" office:value="13.332064120829" calcext:value-type="float">
            <text:p>13</text:p>
          </table:table-cell>
          <table:table-cell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116" table:formula="of:=[M_Acu_NA.N43]/[.$N$6]" office:value-type="float" office:value="20.4954866665268" calcext:value-type="float">
            <text:p>20</text:p>
          </table:table-cell>
          <table:table-cell table:style-name="ce116" table:formula="of:=[M_Acu_NA.O43]/[.$O$6]" office:value-type="float" office:value="48.8066674912486" calcext:value-type="float">
            <text:p>49</text:p>
          </table:table-cell>
          <table:table-cell table:style-name="ce116"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116" table:formula="of:=[M_Acu_NA.C44]/[.$C$6]" office:value-type="float" office:value="10.8947296786379" calcext:value-type="float">
            <text:p>11</text:p>
          </table:table-cell>
          <table:table-cell table:style-name="ce116" table:formula="of:=[M_Acu_NA.D44]/[.$D$6]" office:value-type="float" office:value="28.6645066872796" calcext:value-type="float">
            <text:p>29</text:p>
          </table:table-cell>
          <table:table-cell table:style-name="ce116" table:formula="of:=[M_Acu_NA.E44]/[.$E$6]" office:value-type="float" office:value="101.243029537297" calcext:value-type="float">
            <text:p>101</text:p>
          </table:table-cell>
          <table:table-cell table:style-name="ce116"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116" table:formula="of:=[M_Acu_NA.K44]/[.$K$6]" office:value-type="float" office:value="28.1454686995279" calcext:value-type="float">
            <text:p>28</text:p>
          </table:table-cell>
          <table:table-cell table:style-name="ce116"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116" table:formula="of:=[M_Acu_NA.N44]/[.$N$6]" office:value-type="float" office:value="28.5983534881769" calcext:value-type="float">
            <text:p>29</text:p>
          </table:table-cell>
          <table:table-cell table:style-name="ce116" table:formula="of:=[M_Acu_NA.O44]/[.$O$6]" office:value-type="float" office:value="64.0904163077123" calcext:value-type="float">
            <text:p>64</text:p>
          </table:table-cell>
          <table:table-cell table:style-name="ce116"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116" table:formula="of:=[M_Acu_NA.C45]/[.$C$6]" office:value-type="float" office:value="14.0630949423235" calcext:value-type="float">
            <text:p>14</text:p>
          </table:table-cell>
          <table:table-cell table:style-name="ce116" table:formula="of:=[M_Acu_NA.D45]/[.$D$6]" office:value-type="float" office:value="33.9294160788208" calcext:value-type="float">
            <text:p>34</text:p>
          </table:table-cell>
          <table:table-cell table:style-name="ce116" table:formula="of:=[M_Acu_NA.E45]/[.$E$6]" office:value-type="float" office:value="132.996525164904" calcext:value-type="float">
            <text:p>133</text:p>
          </table:table-cell>
          <table:table-cell table:style-name="ce116"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116" table:formula="of:=[M_Acu_NA.K45]/[.$K$6]" office:value-type="float" office:value="32.5894900731376" calcext:value-type="float">
            <text:p>33</text:p>
          </table:table-cell>
          <table:table-cell table:style-name="ce116"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116" table:formula="of:=[M_Acu_NA.N45]/[.$N$6]" office:value-type="float" office:value="36.2245810850241" calcext:value-type="float">
            <text:p>36</text:p>
          </table:table-cell>
          <table:table-cell table:style-name="ce116" table:formula="of:=[M_Acu_NA.O45]/[.$O$6]" office:value-type="float" office:value="86.0449726186546" calcext:value-type="float">
            <text:p>86</text:p>
          </table:table-cell>
          <table:table-cell table:style-name="ce116"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116" table:formula="of:=[M_Acu_NA.C46]/[.$C$6]" office:value-type="float" office:value="18.0652405385578" calcext:value-type="float">
            <text:p>18</text:p>
          </table:table-cell>
          <table:table-cell table:style-name="ce116" table:formula="of:=[M_Acu_NA.D46]/[.$D$6]" office:value-type="float" office:value="39.7793154027554" calcext:value-type="float">
            <text:p>40</text:p>
          </table:table-cell>
          <table:table-cell table:style-name="ce116" table:formula="of:=[M_Acu_NA.E46]/[.$E$6]" office:value-type="float" office:value="162.449042848482" calcext:value-type="float">
            <text:p>162</text:p>
          </table:table-cell>
          <table:table-cell table:style-name="ce116"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116" table:formula="of:=[M_Acu_NA.K46]/[.$K$6]" office:value-type="float" office:value="53.3282564833161" calcext:value-type="float">
            <text:p>53</text:p>
          </table:table-cell>
          <table:table-cell table:style-name="ce116"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116" table:formula="of:=[M_Acu_NA.N46]/[.$N$6]" office:value-type="float" office:value="47.6639224802949" calcext:value-type="float">
            <text:p>48</text:p>
          </table:table-cell>
          <table:table-cell table:style-name="ce116" table:formula="of:=[M_Acu_NA.O46]/[.$O$6]" office:value-type="float" office:value="103.693058268604" calcext:value-type="float">
            <text:p>104</text:p>
          </table:table-cell>
          <table:table-cell table:style-name="ce116"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97"/>
          <table:table-cell table:style-name="ce74" table:formula="of:=[M_Acu_NA.B47]" office:value-type="date" office:date-value="2020-03-29" calcext:value-type="date">
            <text:p>29/03</text:p>
          </table:table-cell>
          <table:table-cell table:style-name="ce117" table:formula="of:=[M_Acu_NA.C47]/[.$C$6]" office:value-type="float" office:value="21.6227032907661" calcext:value-type="float">
            <text:p>22</text:p>
          </table:table-cell>
          <table:table-cell table:style-name="ce117" table:formula="of:=[M_Acu_NA.D47]/[.$D$6]" office:value-type="float" office:value="50.3091341858378" calcext:value-type="float">
            <text:p>50</text:p>
          </table:table-cell>
          <table:table-cell table:style-name="ce117" table:formula="of:=[M_Acu_NA.E47]/[.$E$6]" office:value-type="float" office:value="198.344298775342" calcext:value-type="float">
            <text:p>198</text:p>
          </table:table-cell>
          <table:table-cell table:style-name="ce117" table:formula="of:=[M_Acu_NA.F47]/[.$F$6]" office:value-type="float" office:value="63.8181727565815" calcext:value-type="float">
            <text:p>64</text:p>
          </table:table-cell>
          <table:table-cell table:style-name="ce117" table:formula="of:=[M_Acu_NA.G47]/[.$G$6]" office:value-type="float" office:value="769.790941265765" calcext:value-type="float">
            <text:p>770</text:p>
          </table:table-cell>
          <table:table-cell table:style-name="ce117" table:formula="of:=[M_Acu_NA.H47]/[.$H$6]" office:value-type="float" office:value="195.18237241003" calcext:value-type="float">
            <text:p>195</text:p>
          </table:table-cell>
          <table:table-cell table:style-name="ce117" table:formula="of:=[M_Acu_NA.I47]/[.$I$6]" office:value-type="float" office:value="235.356279717096" calcext:value-type="float">
            <text:p>235</text:p>
          </table:table-cell>
          <table:table-cell table:style-name="ce117" table:formula="of:=[M_Acu_NA.J47]/[.$J$6]" office:value-type="float" office:value="798.367352283275" calcext:value-type="float">
            <text:p>798</text:p>
          </table:table-cell>
          <table:table-cell table:style-name="ce117" table:formula="of:=[M_Acu_NA.K47]/[.$K$6]" office:value-type="float" office:value="68.141661062015" calcext:value-type="float">
            <text:p>68</text:p>
          </table:table-cell>
          <table:table-cell table:style-name="ce117" table:formula="of:=[M_Acu_NA.L47]/[.$L$6]" office:value-type="float" office:value="217.43146006705" calcext:value-type="float">
            <text:p>217</text:p>
          </table:table-cell>
          <table:table-cell table:style-name="ce117" table:formula="of:=[M_Acu_NA.M47]/[.$M$6]" office:value-type="float" office:value="24.2317361376205" calcext:value-type="float">
            <text:p>24</text:p>
          </table:table-cell>
          <table:table-cell table:style-name="ce117" table:formula="of:=[M_Acu_NA.N47]/[.$N$6]" office:value-type="float" office:value="56.7200677515509" calcext:value-type="float">
            <text:p>57</text:p>
          </table:table-cell>
          <table:table-cell table:style-name="ce117" table:formula="of:=[M_Acu_NA.O47]/[.$O$6]" office:value-type="float" office:value="118.892366483872" calcext:value-type="float">
            <text:p>119</text:p>
          </table:table-cell>
          <table:table-cell table:style-name="ce117" table:formula="of:=[M_Acu_NA.P47]/[.$P$6]" office:value-type="float" office:value="117.339291580059" calcext:value-type="float">
            <text:p>117</text:p>
          </table:table-cell>
          <table:table-cell table:style-name="ce117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98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116" table:formula="of:=[M_Acu_NA.C48]/[.$C$6]" office:value-type="float" office:value="25.2913367539809" calcext:value-type="float">
            <text:p>25</text:p>
          </table:table-cell>
          <table:table-cell table:style-name="ce116" table:formula="of:=[M_Acu_NA.D48]/[.$D$6]" office:value-type="float" office:value="63.1789126984939" calcext:value-type="float">
            <text:p>63</text:p>
          </table:table-cell>
          <table:table-cell table:style-name="ce116" table:formula="of:=[M_Acu_NA.E48]/[.$E$6]" office:value-type="float" office:value="236.080337057425" calcext:value-type="float">
            <text:p>236</text:p>
          </table:table-cell>
          <table:table-cell table:style-name="ce116"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116" table:formula="of:=[M_Acu_NA.K48]/[.$K$6]" office:value-type="float" office:value="79.9923847249742" calcext:value-type="float">
            <text:p>80</text:p>
          </table:table-cell>
          <table:table-cell table:style-name="ce116"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116" table:formula="of:=[M_Acu_NA.N48]/[.$N$6]" office:value-type="float" office:value="66.7294914724128" calcext:value-type="float">
            <text:p>67</text:p>
          </table:table-cell>
          <table:table-cell table:style-name="ce116" table:formula="of:=[M_Acu_NA.O48]/[.$O$6]" office:value-type="float" office:value="151.064235539522" calcext:value-type="float">
            <text:p>151</text:p>
          </table:table-cell>
          <table:table-cell table:style-name="ce116"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116" table:formula="of:=[M_Acu_NA.C49]/[.$C$6]" office:value-type="float" office:value="32.4062622583976" calcext:value-type="float">
            <text:p>32</text:p>
          </table:table-cell>
          <table:table-cell table:style-name="ce116" table:formula="of:=[M_Acu_NA.D49]/[.$D$6]" office:value-type="float" office:value="74.8787113463632" calcext:value-type="float">
            <text:p>75</text:p>
          </table:table-cell>
          <table:table-cell table:style-name="ce116" table:formula="of:=[M_Acu_NA.E49]/[.$E$6]" office:value-type="float" office:value="324.437890108157" calcext:value-type="float">
            <text:p>324</text:p>
          </table:table-cell>
          <table:table-cell table:style-name="ce116"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116" table:formula="of:=[M_Acu_NA.K49]/[.$K$6]" office:value-type="float" office:value="105.175172508762" calcext:value-type="float">
            <text:p>105</text:p>
          </table:table-cell>
          <table:table-cell table:style-name="ce116"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116" table:formula="of:=[M_Acu_NA.N49]/[.$N$6]" office:value-type="float" office:value="76.2622759684718" calcext:value-type="float">
            <text:p>76</text:p>
          </table:table-cell>
          <table:table-cell table:style-name="ce116" table:formula="of:=[M_Acu_NA.O49]/[.$O$6]" office:value-type="float" office:value="198.604294012832" calcext:value-type="float">
            <text:p>199</text:p>
          </table:table-cell>
          <table:table-cell table:style-name="ce116" table:formula="of:=[M_Acu_NA.P49]/[.$P$6]" office:value-type="float" office:value="160.852612207664" calcext:value-type="float">
            <text:p>161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116" table:formula="of:=[M_Acu_NA.C50]/[.$C$6]" office:value-type="float" office:value="40.6884802283825" calcext:value-type="float">
            <text:p>41</text:p>
          </table:table-cell>
          <table:table-cell table:style-name="ce116" table:formula="of:=[M_Acu_NA.D50]/[.$D$6]" office:value-type="float" office:value="85.4085301294455" calcext:value-type="float">
            <text:p>85</text:p>
          </table:table-cell>
          <table:table-cell table:style-name="ce116" table:formula="of:=[M_Acu_NA.E50]/[.$E$6]" office:value-type="float" office:value="381.041947531283" calcext:value-type="float">
            <text:p>381</text:p>
          </table:table-cell>
          <table:table-cell table:style-name="ce116"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116" table:formula="of:=[M_Acu_NA.K50]/[.$K$6]" office:value-type="float" office:value="125.913938918941" calcext:value-type="float">
            <text:p>126</text:p>
          </table:table-cell>
          <table:table-cell table:style-name="ce116"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116" table:formula="of:=[M_Acu_NA.N50]/[.$N$6]" office:value-type="float" office:value="89.1315350381514" calcext:value-type="float">
            <text:p>89</text:p>
          </table:table-cell>
          <table:table-cell table:style-name="ce116" table:formula="of:=[M_Acu_NA.O50]/[.$O$6]" office:value-type="float" office:value="246.650996093317" calcext:value-type="float">
            <text:p>247</text:p>
          </table:table-cell>
          <table:table-cell table:style-name="ce116" table:formula="of:=[M_Acu_NA.P50]/[.$P$6]" office:value-type="float" office:value="185.787211668426" calcext:value-type="float">
            <text:p>186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116" table:formula="of:=[M_Acu_NA.C51]/[.$C$6]" office:value-type="float" office:value="48.4704299988382" calcext:value-type="float">
            <text:p>48</text:p>
          </table:table-cell>
          <table:table-cell table:style-name="ce116" table:formula="of:=[M_Acu_NA.D51]/[.$D$6]" office:value-type="float" office:value="92.4284093181671" calcext:value-type="float">
            <text:p>92</text:p>
          </table:table-cell>
          <table:table-cell table:style-name="ce116" table:formula="of:=[M_Acu_NA.E51]/[.$E$6]" office:value-type="float" office:value="465.257740282762" calcext:value-type="float">
            <text:p>465</text:p>
          </table:table-cell>
          <table:table-cell table:style-name="ce116"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116" table:formula="of:=[M_Acu_NA.K51]/[.$K$6]" office:value-type="float" office:value="145.171364871249" calcext:value-type="float">
            <text:p>145</text:p>
          </table:table-cell>
          <table:table-cell table:style-name="ce116"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116" table:formula="of:=[M_Acu_NA.N51]/[.$N$6]" office:value-type="float" office:value="99.6175979838162" calcext:value-type="float">
            <text:p>100</text:p>
          </table:table-cell>
          <table:table-cell table:style-name="ce116" table:formula="of:=[M_Acu_NA.O51]/[.$O$6]" office:value-type="float" office:value="304.408367311334" calcext:value-type="float">
            <text:p>304</text:p>
          </table:table-cell>
          <table:table-cell table:style-name="ce116" table:formula="of:=[M_Acu_NA.P51]/[.$P$6]" office:value-type="float" office:value="218.544430567859" calcext:value-type="float">
            <text:p>219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116" table:formula="of:=[M_Acu_NA.C52]/[.$C$6]" office:value-type="float" office:value="56.5303065468102" calcext:value-type="float">
            <text:p>57</text:p>
          </table:table-cell>
          <table:table-cell table:style-name="ce116" table:formula="of:=[M_Acu_NA.D52]/[.$D$6]" office:value-type="float" office:value="98.2783086421017" calcext:value-type="float">
            <text:p>98</text:p>
          </table:table-cell>
          <table:table-cell table:style-name="ce116" table:formula="of:=[M_Acu_NA.E52]/[.$E$6]" office:value-type="float" office:value="526.00355800514" calcext:value-type="float">
            <text:p>526</text:p>
          </table:table-cell>
          <table:table-cell table:style-name="ce116"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116" table:formula="of:=[M_Acu_NA.K52]/[.$K$6]" office:value-type="float" office:value="177.760854944387" calcext:value-type="float">
            <text:p>178</text:p>
          </table:table-cell>
          <table:table-cell table:style-name="ce116"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116" table:formula="of:=[M_Acu_NA.N52]/[.$N$6]" office:value-type="float" office:value="117.253249301525" calcext:value-type="float">
            <text:p>117</text:p>
          </table:table-cell>
          <table:table-cell table:style-name="ce116" table:formula="of:=[M_Acu_NA.O52]/[.$O$6]" office:value-type="float" office:value="364.192312958054" calcext:value-type="float">
            <text:p>364</text:p>
          </table:table-cell>
          <table:table-cell table:style-name="ce116" table:formula="of:=[M_Acu_NA.P52]/[.$P$6]" office:value-type="float" office:value="257.168614046295" calcext:value-type="float">
            <text:p>257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116" table:formula="of:=[M_Acu_NA.C53]/[.$C$6]" office:value-type="float" office:value="64.3678416727691" calcext:value-type="float">
            <text:p>64</text:p>
          </table:table-cell>
          <table:table-cell table:style-name="ce116" table:formula="of:=[M_Acu_NA.D53]/[.$D$6]" office:value-type="float" office:value="108.808127425184" calcext:value-type="float">
            <text:p>109</text:p>
          </table:table-cell>
          <table:table-cell table:style-name="ce116" table:formula="of:=[M_Acu_NA.E53]/[.$E$6]" office:value-type="float" office:value="590.430940437966" calcext:value-type="float">
            <text:p>590</text:p>
          </table:table-cell>
          <table:table-cell table:style-name="ce116"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116" table:formula="of:=[M_Acu_NA.K53]/[.$K$6]" office:value-type="float" office:value="202.943642728175" calcext:value-type="float">
            <text:p>203</text:p>
          </table:table-cell>
          <table:table-cell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116" table:formula="of:=[M_Acu_NA.N53]/[.$N$6]" office:value-type="float" office:value="126.786033797584" calcext:value-type="float">
            <text:p>127</text:p>
          </table:table-cell>
          <table:table-cell table:style-name="ce116" table:formula="of:=[M_Acu_NA.O53]/[.$O$6]" office:value-type="float" office:value="416.461045098336" calcext:value-type="float">
            <text:p>416</text:p>
          </table:table-cell>
          <table:table-cell table:style-name="ce116" table:formula="of:=[M_Acu_NA.P53]/[.$P$6]" office:value-type="float" office:value="290.414746660645" calcext:value-type="float">
            <text:p>290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116" table:formula="of:=[M_Acu_NA.C54]/[.$C$6]" office:value-type="float" office:value="74.595547085368" calcext:value-type="float">
            <text:p>75</text:p>
          </table:table-cell>
          <table:table-cell table:style-name="ce116" table:formula="of:=[M_Acu_NA.D54]/[.$D$6]" office:value-type="float" office:value="119.337946208266" calcext:value-type="float">
            <text:p>119</text:p>
          </table:table-cell>
          <table:table-cell table:style-name="ce116" table:formula="of:=[M_Acu_NA.E54]/[.$E$6]" office:value-type="float" office:value="665.903017002133" calcext:value-type="float">
            <text:p>666</text:p>
          </table:table-cell>
          <table:table-cell table:style-name="ce116"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116" table:formula="of:=[M_Acu_NA.K54]/[.$K$6]" office:value-type="float" office:value="234.051792343443" calcext:value-type="float">
            <text:p>234</text:p>
          </table:table-cell>
          <table:table-cell table:style-name="ce116"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116" table:formula="of:=[M_Acu_NA.N54]/[.$N$6]" office:value-type="float" office:value="140.60857131687" calcext:value-type="float">
            <text:p>141</text:p>
          </table:table-cell>
          <table:table-cell table:style-name="ce116" table:formula="of:=[M_Acu_NA.O54]/[.$O$6]" office:value-type="float" office:value="453.699350225742" calcext:value-type="float">
            <text:p>454</text:p>
          </table:table-cell>
          <table:table-cell table:style-name="ce116" table:formula="of:=[M_Acu_NA.P54]/[.$P$6]" office:value-type="float" office:value="330.016757568915" calcext:value-type="float">
            <text:p>330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96" table:formula="of:=[M_Acu_NA.A55]" office:value-type="string" office:string-value="L" calcext:value-type="string">
            <text:p>L</text:p>
          </table:table-cell>
          <table:table-cell table:style-name="ce72" table:formula="of:=[M_Acu_NA.B55]" office:value-type="date" office:date-value="2020-04-06" calcext:value-type="date">
            <text:p>06/04</text:p>
          </table:table-cell>
          <table:table-cell table:style-name="ce118" table:formula="of:=[M_Acu_NA.C55]/[.$C$6]" office:value-type="float" office:value="79.7093997916674" calcext:value-type="float">
            <text:p>80</text:p>
          </table:table-cell>
          <table:table-cell table:style-name="ce118" table:formula="of:=[M_Acu_NA.D55]/[.$D$6]" office:value-type="float" office:value="128.697785126562" calcext:value-type="float">
            <text:p>129</text:p>
          </table:table-cell>
          <table:table-cell table:style-name="ce118" table:formula="of:=[M_Acu_NA.E55]/[.$E$6]" office:value-type="float" office:value="751.039200931224" calcext:value-type="float">
            <text:p>751</text:p>
          </table:table-cell>
          <table:table-cell table:style-name="ce118" table:formula="of:=[M_Acu_NA.F55]/[.$F$6]" office:value-type="float" office:value="165.74997646501" calcext:value-type="float">
            <text:p>166</text:p>
          </table:table-cell>
          <table:table-cell table:style-name="ce118" table:formula="of:=[M_Acu_NA.G55]/[.$G$6]" office:value-type="float" office:value="1539.46396112509" calcext:value-type="float">
            <text:p>1539</text:p>
          </table:table-cell>
          <table:table-cell table:style-name="ce118" table:formula="of:=[M_Acu_NA.H55]/[.$H$6]" office:value-type="float" office:value="667.409869741281" calcext:value-type="float">
            <text:p>667</text:p>
          </table:table-cell>
          <table:table-cell table:style-name="ce118" table:formula="of:=[M_Acu_NA.I55]/[.$I$6]" office:value-type="float" office:value="569.922404969932" calcext:value-type="float">
            <text:p>570</text:p>
          </table:table-cell>
          <table:table-cell table:style-name="ce118" table:formula="of:=[M_Acu_NA.J55]/[.$J$6]" office:value-type="float" office:value="1223.8077522754" calcext:value-type="float">
            <text:p>1224</text:p>
          </table:table-cell>
          <table:table-cell table:style-name="ce118" table:formula="of:=[M_Acu_NA.K55]/[.$K$6]" office:value-type="float" office:value="257.753239669361" calcext:value-type="float">
            <text:p>258</text:p>
          </table:table-cell>
          <table:table-cell table:style-name="ce118" table:formula="of:=[M_Acu_NA.L55]/[.$L$6]" office:value-type="float" office:value="424.509041083288" calcext:value-type="float">
            <text:p>425</text:p>
          </table:table-cell>
          <table:table-cell table:style-name="ce118" table:formula="of:=[M_Acu_NA.M55]/[.$M$6]" office:value-type="float" office:value="64.9851105508912" calcext:value-type="float">
            <text:p>65</text:p>
          </table:table-cell>
          <table:table-cell table:style-name="ce118" table:formula="of:=[M_Acu_NA.N55]/[.$N$6]" office:value-type="float" office:value="148.234798913717" calcext:value-type="float">
            <text:p>148</text:p>
          </table:table-cell>
          <table:table-cell table:style-name="ce118" table:formula="of:=[M_Acu_NA.O55]/[.$O$6]" office:value-type="float" office:value="520.069662765744" calcext:value-type="float">
            <text:p>520</text:p>
          </table:table-cell>
          <table:table-cell table:style-name="ce118" table:formula="of:=[M_Acu_NA.P55]/[.$P$6]" office:value-type="float" office:value="374.018991911437" calcext:value-type="float">
            <text:p>374</text:p>
          </table:table-cell>
          <table:table-cell table:style-name="ce118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116" table:formula="of:=[M_Acu_NA.C56]/[.$C$6]" office:value-type="float" office:value="89.3256662937305" calcext:value-type="float">
            <text:p>89</text:p>
          </table:table-cell>
          <table:table-cell table:style-name="ce116" table:formula="of:=[M_Acu_NA.D56]/[.$D$6]" office:value-type="float" office:value="142.152553571611" calcext:value-type="float">
            <text:p>142</text:p>
          </table:table-cell>
          <table:table-cell table:style-name="ce116" table:formula="of:=[M_Acu_NA.E56]/[.$E$6]" office:value-type="float" office:value="936.49802322" calcext:value-type="float">
            <text:p>936</text:p>
          </table:table-cell>
          <table:table-cell table:style-name="ce116"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116" table:formula="of:=[M_Acu_NA.K56]/[.$K$6]" office:value-type="float" office:value="311.081496152677" calcext:value-type="float">
            <text:p>311</text:p>
          </table:table-cell>
          <table:table-cell table:style-name="ce116"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116" table:formula="of:=[M_Acu_NA.N56]/[.$N$6]" office:value-type="float" office:value="164.440532557017" calcext:value-type="float">
            <text:p>164</text:p>
          </table:table-cell>
          <table:table-cell table:style-name="ce116" table:formula="of:=[M_Acu_NA.O56]/[.$O$6]" office:value-type="float" office:value="599.274946687528" calcext:value-type="float">
            <text:p>599</text:p>
          </table:table-cell>
          <table:table-cell table:style-name="ce116" table:formula="of:=[M_Acu_NA.P56]/[.$P$6]" office:value-type="float" office:value="412.154261674956" calcext:value-type="float">
            <text:p>412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116" table:formula="of:=[M_Acu_NA.C57]/[.$C$6]" office:value-type="float" office:value="103.444346591557" calcext:value-type="float">
            <text:p>103</text:p>
          </table:table-cell>
          <table:table-cell table:style-name="ce116" table:formula="of:=[M_Acu_NA.D57]/[.$D$6]" office:value-type="float" office:value="159.702251543415" calcext:value-type="float">
            <text:p>160</text:p>
          </table:table-cell>
          <table:table-cell table:style-name="ce116" table:formula="of:=[M_Acu_NA.E57]/[.$E$6]" office:value-type="float" office:value="1030.83811892521" calcext:value-type="float">
            <text:p>1031</text:p>
          </table:table-cell>
          <table:table-cell table:style-name="ce116"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116" table:formula="of:=[M_Acu_NA.K57]/[.$K$6]" office:value-type="float" office:value="348.115007599425" calcext:value-type="float">
            <text:p>348</text:p>
          </table:table-cell>
          <table:table-cell table:style-name="ce116"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116" table:formula="of:=[M_Acu_NA.N57]/[.$N$6]" office:value-type="float" office:value="181.12290542512" calcext:value-type="float">
            <text:p>181</text:p>
          </table:table-cell>
          <table:table-cell table:style-name="ce116" table:formula="of:=[M_Acu_NA.O57]/[.$O$6]" office:value-type="float" office:value="673.667116341144" calcext:value-type="float">
            <text:p>674</text:p>
          </table:table-cell>
          <table:table-cell table:style-name="ce116" table:formula="of:=[M_Acu_NA.P57]/[.$P$6]" office:value-type="float" office:value="462.023460596481" calcext:value-type="float">
            <text:p>462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116" table:formula="of:=[M_Acu_NA.C58]/[.$C$6]" office:value-type="float" office:value="117.118344045358" calcext:value-type="float">
            <text:p>117</text:p>
          </table:table-cell>
          <table:table-cell table:style-name="ce116" table:formula="of:=[M_Acu_NA.D58]/[.$D$6]" office:value-type="float" office:value="172.572030056071" calcext:value-type="float">
            <text:p>173</text:p>
          </table:table-cell>
          <table:table-cell table:style-name="ce116" table:formula="of:=[M_Acu_NA.E58]/[.$E$6]" office:value-type="float" office:value="1161.07347055728" calcext:value-type="float">
            <text:p>1161</text:p>
          </table:table-cell>
          <table:table-cell table:style-name="ce116"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116" table:formula="of:=[M_Acu_NA.K58]/[.$K$6]" office:value-type="float" office:value="389.592540419782" calcext:value-type="float">
            <text:p>390</text:p>
          </table:table-cell>
          <table:table-cell table:style-name="ce116"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116" table:formula="of:=[M_Acu_NA.N58]/[.$N$6]" office:value-type="float" office:value="194.945442944406" calcext:value-type="float">
            <text:p>195</text:p>
          </table:table-cell>
          <table:table-cell table:style-name="ce116" table:formula="of:=[M_Acu_NA.O58]/[.$O$6]" office:value-type="float" office:value="756.418905513158" calcext:value-type="float">
            <text:p>756</text:p>
          </table:table-cell>
          <table:table-cell table:style-name="ce116" table:formula="of:=[M_Acu_NA.P58]/[.$P$6]" office:value-type="float" office:value="498.691989215249" calcext:value-type="float">
            <text:p>499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116" table:formula="of:=[M_Acu_NA.C59]/[.$C$6]" office:value-type="float" office:value="131.904048609224" calcext:value-type="float">
            <text:p>132</text:p>
          </table:table-cell>
          <table:table-cell table:style-name="ce116" table:formula="of:=[M_Acu_NA.D59]/[.$D$6]" office:value-type="float" office:value="186.611788433514" calcext:value-type="float">
            <text:p>187</text:p>
          </table:table-cell>
          <table:table-cell table:style-name="ce116" table:formula="of:=[M_Acu_NA.E59]/[.$E$6]" office:value-type="float" office:value="1389.330482605" calcext:value-type="float">
            <text:p>1389</text:p>
          </table:table-cell>
          <table:table-cell table:style-name="ce116"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116" table:formula="of:=[M_Acu_NA.K59]/[.$K$6]" office:value-type="float" office:value="426.626051866529" calcext:value-type="float">
            <text:p>427</text:p>
          </table:table-cell>
          <table:table-cell table:style-name="ce116"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116" table:formula="of:=[M_Acu_NA.N59]/[.$N$6]" office:value-type="float" office:value="207.338062789283" calcext:value-type="float">
            <text:p>207</text:p>
          </table:table-cell>
          <table:table-cell table:style-name="ce116" table:formula="of:=[M_Acu_NA.O59]/[.$O$6]" office:value-type="float" office:value="833.850936809827" calcext:value-type="float">
            <text:p>834</text:p>
          </table:table-cell>
          <table:table-cell table:style-name="ce116" table:formula="of:=[M_Acu_NA.P59]/[.$P$6]" office:value-type="float" office:value="535.360517834017" calcext:value-type="float">
            <text:p>535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116" table:formula="of:=[M_Acu_NA.C60]/[.$C$6]" office:value-type="float" office:value="141.40914440028" calcext:value-type="float">
            <text:p>141</text:p>
          </table:table-cell>
          <table:table-cell table:style-name="ce116" table:formula="of:=[M_Acu_NA.D60]/[.$D$6]" office:value-type="float" office:value="197.141607216597" calcext:value-type="float">
            <text:p>197</text:p>
          </table:table-cell>
          <table:table-cell table:style-name="ce116" table:formula="of:=[M_Acu_NA.E60]/[.$E$6]" office:value-type="float" office:value="1539.81444014453" calcext:value-type="float">
            <text:p>1540</text:p>
          </table:table-cell>
          <table:table-cell table:style-name="ce116"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116" table:formula="of:=[M_Acu_NA.K60]/[.$K$6]" office:value-type="float" office:value="474.028946518366" calcext:value-type="float">
            <text:p>474</text:p>
          </table:table-cell>
          <table:table-cell table:style-name="ce116"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116" table:formula="of:=[M_Acu_NA.N60]/[.$N$6]" office:value-type="float" office:value="224.020435657386" calcext:value-type="float">
            <text:p>224</text:p>
          </table:table-cell>
          <table:table-cell table:style-name="ce116" table:formula="of:=[M_Acu_NA.O60]/[.$O$6]" office:value-type="float" office:value="896.083659891229" calcext:value-type="float">
            <text:p>896</text:p>
          </table:table-cell>
          <table:table-cell table:style-name="ce116" table:formula="of:=[M_Acu_NA.P60]/[.$P$6]" office:value-type="float" office:value="571.540132737869" calcext:value-type="float">
            <text:p>572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97"/>
          <table:table-cell table:style-name="ce74" table:formula="of:=[M_Acu_NA.B61]" office:value-type="date" office:date-value="2020-04-12" calcext:value-type="date">
            <text:p>12/04</text:p>
          </table:table-cell>
          <table:table-cell table:style-name="ce117" table:formula="of:=[M_Acu_NA.C61]/[.$C$6]" office:value-type="float" office:value="148.5796552602" calcext:value-type="float">
            <text:p>149</text:p>
          </table:table-cell>
          <table:table-cell table:style-name="ce117" table:formula="of:=[M_Acu_NA.D61]/[.$D$6]" office:value-type="float" office:value="204.746476337712" calcext:value-type="float">
            <text:p>205</text:p>
          </table:table-cell>
          <table:table-cell table:style-name="ce117" table:formula="of:=[M_Acu_NA.E61]/[.$E$6]" office:value-type="float" office:value="1656.70411970123" calcext:value-type="float">
            <text:p>1657</text:p>
          </table:table-cell>
          <table:table-cell table:style-name="ce117" table:formula="of:=[M_Acu_NA.F61]/[.$F$6]" office:value-type="float" office:value="241.977238368705" calcext:value-type="float">
            <text:p>242</text:p>
          </table:table-cell>
          <table:table-cell table:style-name="ce117" table:formula="of:=[M_Acu_NA.G61]/[.$G$6]" office:value-type="float" office:value="2001.36211016583" calcext:value-type="float">
            <text:p>2001</text:p>
          </table:table-cell>
          <table:table-cell table:style-name="ce117" table:formula="of:=[M_Acu_NA.H61]/[.$H$6]" office:value-type="float" office:value="1077.9968864534" calcext:value-type="float">
            <text:p>1078</text:p>
          </table:table-cell>
          <table:table-cell table:style-name="ce117" table:formula="of:=[M_Acu_NA.I61]/[.$I$6]" office:value-type="float" office:value="835.499529942531" calcext:value-type="float">
            <text:p>835</text:p>
          </table:table-cell>
          <table:table-cell table:style-name="ce117" table:formula="of:=[M_Acu_NA.J61]/[.$J$6]" office:value-type="float" office:value="1473.85768096158" calcext:value-type="float">
            <text:p>1474</text:p>
          </table:table-cell>
          <table:table-cell table:style-name="ce117" table:formula="of:=[M_Acu_NA.K61]/[.$K$6]" office:value-type="float" office:value="494.767712928544" calcext:value-type="float">
            <text:p>495</text:p>
          </table:table-cell>
          <table:table-cell table:style-name="ce117" table:formula="of:=[M_Acu_NA.L61]/[.$L$6]" office:value-type="float" office:value="683.356017353586" calcext:value-type="float">
            <text:p>683</text:p>
          </table:table-cell>
          <table:table-cell table:style-name="ce117" table:formula="of:=[M_Acu_NA.M61]/[.$M$6]" office:value-type="float" office:value="113.448582826132" calcext:value-type="float">
            <text:p>113</text:p>
          </table:table-cell>
          <table:table-cell table:style-name="ce117" table:formula="of:=[M_Acu_NA.N61]/[.$N$6]" office:value-type="float" office:value="240.226169300686" calcext:value-type="float">
            <text:p>240</text:p>
          </table:table-cell>
          <table:table-cell table:style-name="ce117" table:formula="of:=[M_Acu_NA.O61]/[.$O$6]" office:value-type="float" office:value="956.627570948712" calcext:value-type="float">
            <text:p>957</text:p>
          </table:table-cell>
          <table:table-cell table:style-name="ce117" table:formula="of:=[M_Acu_NA.P61]/[.$P$6]" office:value-type="float" office:value="610.164316216305" calcext:value-type="float">
            <text:p>610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98" table:formula="of:=[M_Acu_NA.A62]" office:value-type="string" office:string-value="L" calcext:value-type="string">
            <text:p>L</text:p>
          </table:table-cell>
          <table:table-cell table:style-name="ce72" table:formula="of:=[M_Acu_NA.B62]" office:value-type="date" office:date-value="2020-04-13" calcext:value-type="date">
            <text:p>13/04</text:p>
          </table:table-cell>
          <table:table-cell table:style-name="ce118" table:formula="of:=[M_Acu_NA.C62]/[.$C$6]" office:value-type="float" office:value="155.58341005361" calcext:value-type="float">
            <text:p>156</text:p>
          </table:table-cell>
          <table:table-cell table:style-name="ce118" table:formula="of:=[M_Acu_NA.D62]/[.$D$6]" office:value-type="float" office:value="215.276295120794" calcext:value-type="float">
            <text:p>215</text:p>
          </table:table-cell>
          <table:table-cell table:style-name="ce118" table:formula="of:=[M_Acu_NA.E62]/[.$E$6]" office:value-type="float" office:value="1796.14338310942" calcext:value-type="float">
            <text:p>1796</text:p>
          </table:table-cell>
          <table:table-cell table:style-name="ce118" table:formula="of:=[M_Acu_NA.F62]/[.$F$6]" office:value-type="float" office:value="252.613600494802" calcext:value-type="float">
            <text:p>253</text:p>
          </table:table-cell>
          <table:table-cell table:style-name="ce118" table:formula="of:=[M_Acu_NA.G62]/[.$G$6]" office:value-type="float" office:value="2062.32747729733" calcext:value-type="float">
            <text:p>2062</text:p>
          </table:table-cell>
          <table:table-cell table:style-name="ce118" table:formula="of:=[M_Acu_NA.H62]/[.$H$6]" office:value-type="float" office:value="1120.98793854986" calcext:value-type="float">
            <text:p>1121</text:p>
          </table:table-cell>
          <table:table-cell table:style-name="ce118" table:formula="of:=[M_Acu_NA.I62]/[.$I$6]" office:value-type="float" office:value="861.751981376604" calcext:value-type="float">
            <text:p>862</text:p>
          </table:table-cell>
          <table:table-cell table:style-name="ce118" table:formula="of:=[M_Acu_NA.J62]/[.$J$6]" office:value-type="float" office:value="1515.77955881596" calcext:value-type="float">
            <text:p>1516</text:p>
          </table:table-cell>
          <table:table-cell table:style-name="ce118" table:formula="of:=[M_Acu_NA.K62]/[.$K$6]" office:value-type="float" office:value="540.689267122511" calcext:value-type="float">
            <text:p>541</text:p>
          </table:table-cell>
          <table:table-cell table:style-name="ce118" table:formula="of:=[M_Acu_NA.L62]/[.$L$6]" office:value-type="float" office:value="693.709896404398" calcext:value-type="float">
            <text:p>694</text:p>
          </table:table-cell>
          <table:table-cell table:style-name="ce118" table:formula="of:=[M_Acu_NA.M62]/[.$M$6]" office:value-type="float" office:value="125.564450894942" calcext:value-type="float">
            <text:p>126</text:p>
          </table:table-cell>
          <table:table-cell table:style-name="ce118" table:formula="of:=[M_Acu_NA.N62]/[.$N$6]" office:value-type="float" office:value="255.001985269577" calcext:value-type="float">
            <text:p>255</text:p>
          </table:table-cell>
          <table:table-cell table:style-name="ce118" table:formula="of:=[M_Acu_NA.O62]/[.$O$6]" office:value-type="float" office:value="1022.32235867915" calcext:value-type="float">
            <text:p>1022</text:p>
          </table:table-cell>
          <table:table-cell table:style-name="ce118" table:formula="of:=[M_Acu_NA.P62]/[.$P$6]" office:value-type="float" office:value="640.96588025607" calcext:value-type="float">
            <text:p>641</text:p>
          </table:table-cell>
          <table:table-cell table:style-name="ce118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116" table:formula="of:=[M_Acu_NA.C63]/[.$C$6]" office:value-type="float" office:value="165.032920489164" calcext:value-type="float">
            <text:p>165</text:p>
          </table:table-cell>
          <table:table-cell table:style-name="ce116" table:formula="of:=[M_Acu_NA.D63]/[.$D$6]" office:value-type="float" office:value="224.63613403909" calcext:value-type="float">
            <text:p>225</text:p>
          </table:table-cell>
          <table:table-cell table:style-name="ce116" table:formula="of:=[M_Acu_NA.E63]/[.$E$6]" office:value-type="float" office:value="1913.03306266611" calcext:value-type="float">
            <text:p>1913</text:p>
          </table:table-cell>
          <table:table-cell table:style-name="ce116"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116" table:formula="of:=[M_Acu_NA.K63]/[.$K$6]" office:value-type="float" office:value="601.424225895176" calcext:value-type="float">
            <text:p>601</text:p>
          </table:table-cell>
          <table:table-cell table:style-name="ce116"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116" table:formula="of:=[M_Acu_NA.N63]/[.$N$6]" office:value-type="float" office:value="270.254440463272" calcext:value-type="float">
            <text:p>270</text:p>
          </table:table-cell>
          <table:table-cell table:style-name="ce116" table:formula="of:=[M_Acu_NA.O63]/[.$O$6]" office:value-type="float" office:value="1086.58165618925" calcext:value-type="float">
            <text:p>1087</text:p>
          </table:table-cell>
          <table:table-cell table:style-name="ce116" table:formula="of:=[M_Acu_NA.P63]/[.$P$6]" office:value-type="float" office:value="670.300703151085" calcext:value-type="float">
            <text:p>670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116" table:formula="of:=[M_Acu_NA.C64]/[.$C$6]" office:value-type="float" office:value="180.874746807591" calcext:value-type="float">
            <text:p>181</text:p>
          </table:table-cell>
          <table:table-cell table:style-name="ce116" table:formula="of:=[M_Acu_NA.D64]/[.$D$6]" office:value-type="float" office:value="229.901043430631" calcext:value-type="float">
            <text:p>230</text:p>
          </table:table-cell>
          <table:table-cell table:style-name="ce116" table:formula="of:=[M_Acu_NA.E64]/[.$E$6]" office:value-type="float" office:value="2043.26841429818" calcext:value-type="float">
            <text:p>2043</text:p>
          </table:table-cell>
          <table:table-cell table:style-name="ce116"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116" table:formula="of:=[M_Acu_NA.K64]/[.$K$6]" office:value-type="float" office:value="657.715163294232" calcext:value-type="float">
            <text:p>658</text:p>
          </table:table-cell>
          <table:table-cell table:style-name="ce116"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116" table:formula="of:=[M_Acu_NA.N64]/[.$N$6]" office:value-type="float" office:value="285.506895656966" calcext:value-type="float">
            <text:p>286</text:p>
          </table:table-cell>
          <table:table-cell table:style-name="ce116" table:formula="of:=[M_Acu_NA.O64]/[.$O$6]" office:value-type="float" office:value="1159.28501381895" calcext:value-type="float">
            <text:p>1159</text:p>
          </table:table-cell>
          <table:table-cell table:style-name="ce116" table:formula="of:=[M_Acu_NA.P64]/[.$P$6]" office:value-type="float" office:value="697.679871186432" calcext:value-type="float">
            <text:p>698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116" table:formula="of:=[M_Acu_NA.C65]/[.$C$6]" office:value-type="float" office:value="198.384133791116" calcext:value-type="float">
            <text:p>198</text:p>
          </table:table-cell>
          <table:table-cell table:style-name="ce116" table:formula="of:=[M_Acu_NA.D65]/[.$D$6]" office:value-type="float" office:value="239.84587228132" calcext:value-type="float">
            <text:p>240</text:p>
          </table:table-cell>
          <table:table-cell table:style-name="ce116" table:formula="of:=[M_Acu_NA.E65]/[.$E$6]" office:value-type="float" office:value="2235.16997483024" calcext:value-type="float">
            <text:p>2235</text:p>
          </table:table-cell>
          <table:table-cell table:style-name="ce116"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116" table:formula="of:=[M_Acu_NA.K65]/[.$K$6]" office:value-type="float" office:value="719.931462524768" calcext:value-type="float">
            <text:p>720</text:p>
          </table:table-cell>
          <table:table-cell table:style-name="ce116"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116" table:formula="of:=[M_Acu_NA.N65]/[.$N$6]" office:value-type="float" office:value="299.806072401055" calcext:value-type="float">
            <text:p>300</text:p>
          </table:table-cell>
          <table:table-cell table:style-name="ce116" table:formula="of:=[M_Acu_NA.O65]/[.$O$6]" office:value-type="float" office:value="1230.8062030319" calcext:value-type="float">
            <text:p>1231</text:p>
          </table:table-cell>
          <table:table-cell table:style-name="ce116" table:formula="of:=[M_Acu_NA.P65]/[.$P$6]" office:value-type="float" office:value="727.503607796363" calcext:value-type="float">
            <text:p>728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116" table:formula="of:=[M_Acu_NA.C66]/[.$C$6]" office:value-type="float" office:value="215.00415508659" calcext:value-type="float">
            <text:p>215</text:p>
          </table:table-cell>
          <table:table-cell table:style-name="ce116" table:formula="of:=[M_Acu_NA.D66]/[.$D$6]" office:value-type="float" office:value="252.130660861582" calcext:value-type="float">
            <text:p>252</text:p>
          </table:table-cell>
          <table:table-cell table:style-name="ce116" table:formula="of:=[M_Acu_NA.E66]/[.$E$6]" office:value-type="float" office:value="2375.98982500485" calcext:value-type="float">
            <text:p>2376</text:p>
          </table:table-cell>
          <table:table-cell table:style-name="ce116"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116" table:formula="of:=[M_Acu_NA.K66]/[.$K$6]" office:value-type="float" office:value="785.110442671043" calcext:value-type="float">
            <text:p>785</text:p>
          </table:table-cell>
          <table:table-cell table:style-name="ce116"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116" table:formula="of:=[M_Acu_NA.N66]/[.$N$6]" office:value-type="float" office:value="313.151970695537" calcext:value-type="float">
            <text:p>313</text:p>
          </table:table-cell>
          <table:table-cell table:style-name="ce116" table:formula="of:=[M_Acu_NA.O66]/[.$O$6]" office:value-type="float" office:value="1306.04277869748" calcext:value-type="float">
            <text:p>1306</text:p>
          </table:table-cell>
          <table:table-cell table:style-name="ce116" table:formula="of:=[M_Acu_NA.P66]/[.$P$6]" office:value-type="float" office:value="738.748623239452" calcext:value-type="float">
            <text:p>739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116" table:formula="of:=[M_Acu_NA.C67]/[.$C$6]" office:value-type="float" office:value="228.455811118377" calcext:value-type="float">
            <text:p>228</text:p>
          </table:table-cell>
          <table:table-cell table:style-name="ce116" table:formula="of:=[M_Acu_NA.D67]/[.$D$6]" office:value-type="float" office:value="259.150540050304" calcext:value-type="float">
            <text:p>259</text:p>
          </table:table-cell>
          <table:table-cell table:style-name="ce116" table:formula="of:=[M_Acu_NA.E67]/[.$E$6]" office:value-type="float" office:value="2509.44654575856" calcext:value-type="float">
            <text:p>2509</text:p>
          </table:table-cell>
          <table:table-cell table:style-name="ce116"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116" table:formula="of:=[M_Acu_NA.K67]/[.$K$6]" office:value-type="float" office:value="845.845401443709" calcext:value-type="float">
            <text:p>846</text:p>
          </table:table-cell>
          <table:table-cell table:style-name="ce116"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style-name="ce116" table:formula="of:=[M_Acu_NA.N67]/[.$N$6]" office:value-type="float" office:value="327.451147439626" calcext:value-type="float">
            <text:p>327</text:p>
          </table:table-cell>
          <table:table-cell table:style-name="ce116" table:formula="of:=[M_Acu_NA.O67]/[.$O$6]" office:value-type="float" office:value="1356.11605520667" calcext:value-type="float">
            <text:p>1356</text:p>
          </table:table-cell>
          <table:table-cell table:style-name="ce116" table:formula="of:=[M_Acu_NA.P67]/[.$P$6]" office:value-type="float" office:value="743.148846673704" calcext:value-type="float">
            <text:p>743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/>
          <table:table-cell table:formula="of:=[M_Acu_NA.B68]" office:value-type="date" office:date-value="2020-04-19" calcext:value-type="date">
            <text:p>19/04</text:p>
          </table:table-cell>
          <table:table-cell table:style-name="ce116" table:formula="of:=[M_Acu_NA.C68]/[.$C$6]" office:value-type="float" office:value="238.683516530976" calcext:value-type="float">
            <text:p>239</text:p>
          </table:table-cell>
          <table:table-cell table:style-name="ce116" table:formula="of:=[M_Acu_NA.D68]/[.$D$6]" office:value-type="float" office:value="264.415449441845" calcext:value-type="float">
            <text:p>264</text:p>
          </table:table-cell>
          <table:table-cell table:style-name="ce116" table:formula="of:=[M_Acu_NA.E68]/[.$E$6]" office:value-type="float" office:value="2615.29153118391" calcext:value-type="float">
            <text:p>2615</text:p>
          </table:table-cell>
          <table:table-cell table:style-name="ce116" table:formula="of:=[M_Acu_NA.F68]/[.$F$6]" office:value-type="float" office:value="314.659046230367" calcext:value-type="float">
            <text:p>315</text:p>
          </table:table-cell>
          <table:table-cell table:formula="of:=[M_Acu_NA.G68]/[.$G$6]" office:value-type="float" office:value="2439.79389932425" calcext:value-type="float">
            <text:p>2440</text:p>
          </table:table-cell>
          <table:table-cell table:formula="of:=[M_Acu_NA.H68]/[.$H$6]" office:value-type="float" office:value="1476.82502654681" calcext:value-type="float">
            <text:p>1477</text:p>
          </table:table-cell>
          <table:table-cell table:formula="of:=[M_Acu_NA.I68]/[.$I$6]" office:value-type="float" office:value="1124.58175678052" calcext:value-type="float">
            <text:p>1125</text:p>
          </table:table-cell>
          <table:table-cell table:formula="of:=[M_Acu_NA.J68]/[.$J$6]" office:value-type="float" office:value="1752.42337461938" calcext:value-type="float">
            <text:p>1752</text:p>
          </table:table-cell>
          <table:table-cell table:style-name="ce116" table:formula="of:=[M_Acu_NA.K68]/[.$K$6]" office:value-type="float" office:value="903.617679300634" calcext:value-type="float">
            <text:p>904</text:p>
          </table:table-cell>
          <table:table-cell table:style-name="ce116"/>
          <table:table-cell table:formula="of:=[M_Acu_NA.M68]/[.$M$6]" office:value-type="float" office:value="169.622152963343" calcext:value-type="float">
            <text:p>170</text:p>
          </table:table-cell>
          <table:table-cell table:style-name="ce116" table:formula="of:=[M_Acu_NA.N68]/[.$N$6]" office:value-type="float" office:value="340.320406509305" calcext:value-type="float">
            <text:p>340</text:p>
          </table:table-cell>
          <table:table-cell table:style-name="ce116"/>
          <table:table-cell table:style-name="ce116" table:formula="of:=[M_Acu_NA.P68]/[.$P$6]" office:value-type="float" office:value="752.927120972042" calcext:value-type="float">
            <text:p>753</text:p>
          </table:table-cell>
          <table:table-cell table:formula="of:=[M_Acu_NA.Q68]/[.$Q$6]" office:value-type="float" office:value="915.904351267254" calcext:value-type="float">
            <text:p>916</text:p>
          </table:table-cell>
        </table:table-row>
        <table:table-row table:style-name="ro1" table:number-rows-repeated="2">
          <table:table-cell table:number-columns-repeated="2"/>
          <table:table-cell table:style-name="ce116"/>
          <table:table-cell table:number-columns-repeated="3"/>
          <table:table-cell table:style-name="ce112" table:number-columns-repeated="4"/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 table:number-rows-repeated="3">
          <table:table-cell table:number-columns-repeated="6"/>
          <table:table-cell table:style-name="ce112" table:number-columns-repeated="4"/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116" table:formula="of:=MAX([.C$9:.C73])" office:value-type="float" office:value="238.683516530976" calcext:value-type="float">
            <text:p>239</text:p>
          </table:table-cell>
          <table:table-cell table:style-name="ce116" table:formula="of:=MAX([.D$9:.D73])" office:value-type="float" office:value="264.415449441845" calcext:value-type="float">
            <text:p>264</text:p>
          </table:table-cell>
          <table:table-cell table:style-name="ce116" table:formula="of:=MAX([.E$9:.E73])" office:value-type="float" office:value="2615.29153118391" calcext:value-type="float">
            <text:p>2615</text:p>
          </table:table-cell>
          <table:table-cell table:style-name="ce116" table:formula="of:=MAX([.F$9:.F73])" office:value-type="float" office:value="314.659046230367" calcext:value-type="float">
            <text:p>315</text:p>
          </table:table-cell>
          <table:table-cell table:formula="of:=MAX([.G$9:.G73])" office:value-type="float" office:value="2439.79389932425" calcext:value-type="float">
            <text:p>2440</text:p>
          </table:table-cell>
          <table:table-cell table:formula="of:=MAX([.H$9:.H73])" office:value-type="float" office:value="1476.82502654681" calcext:value-type="float">
            <text:p>1477</text:p>
          </table:table-cell>
          <table:table-cell table:formula="of:=MAX([.I$9:.I73])" office:value-type="float" office:value="1124.58175678052" calcext:value-type="float">
            <text:p>1125</text:p>
          </table:table-cell>
          <table:table-cell table:formula="of:=MAX([.J$9:.J73])" office:value-type="float" office:value="1752.42337461938" calcext:value-type="float">
            <text:p>1752</text:p>
          </table:table-cell>
          <table:table-cell table:style-name="ce116" table:formula="of:=MAX([.K$9:.K73])" office:value-type="float" office:value="903.617679300634" calcext:value-type="float">
            <text:p>904</text:p>
          </table:table-cell>
          <table:table-cell table:style-name="ce116" table:formula="of:=MAX([.L$9:.L73])" office:value-type="float" office:value="745.479291658457" calcext:value-type="float">
            <text:p>745</text:p>
          </table:table-cell>
          <table:table-cell table:formula="of:=MAX([.M$9:.M73])" office:value-type="float" office:value="169.622152963343" calcext:value-type="float">
            <text:p>170</text:p>
          </table:table-cell>
          <table:table-cell table:style-name="ce116" table:formula="of:=MAX([.N$9:.N73])" office:value-type="float" office:value="340.320406509305" calcext:value-type="float">
            <text:p>340</text:p>
          </table:table-cell>
          <table:table-cell table:style-name="ce116" table:formula="of:=MAX([.O$9:.O73])" office:value-type="float" office:value="1356.11605520667" calcext:value-type="float">
            <text:p>1356</text:p>
          </table:table-cell>
          <table:table-cell table:style-name="ce116" table:formula="of:=MAX([.P$9:.P73])" office:value-type="float" office:value="752.927120972042" calcext:value-type="float">
            <text:p>753</text:p>
          </table:table-cell>
          <table:table-cell table:formula="of:=MAX([.Q$9:.Q73])" office:value-type="float" office:value="915.904351267254" calcext:value-type="float">
            <text:p>916</text:p>
          </table:table-cell>
        </table:table-row>
      </table:table>
      <table:table table:name="M_Dia_A" table:style-name="ta1">
        <table:table-column table:style-name="co17" table:default-cell-style-name="Default"/>
        <table:table-column table:style-name="co18" table:default-cell-style-name="ce73"/>
        <table:table-column table:style-name="co18" table:number-columns-repeated="4" table:default-cell-style-name="ce112"/>
        <table:table-column table:style-name="co18" table:default-cell-style-name="ce116"/>
        <table:table-column table:style-name="co18" table:number-columns-repeated="2" table:default-cell-style-name="ce112"/>
        <table:table-column table:style-name="co18" table:default-cell-style-name="ce116"/>
        <table:table-column table:style-name="co18" table:number-columns-repeated="7" table:default-cell-style-name="ce112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15"/>
        </table:table-row>
        <table:table-row table:style-name="ro1">
          <table:table-cell/>
          <table:table-cell table:style-name="ce69" office:value-type="string" calcext:value-type="string">
            <text:p>Datos de diferentes países, ajustados a la población</text:p>
          </table:table-cell>
          <table:table-cell table:style-name="ce64" table:number-columns-repeated="5"/>
          <table:table-cell table:style-name="Default"/>
          <table:table-cell table:style-name="ce64" table:number-columns-repeated="9"/>
        </table:table-row>
        <table:table-row table:style-name="ro1">
          <table:table-cell/>
          <table:table-cell table:style-name="ce70" office:value-type="string" calcext:value-type="string">
            <text:p>Muertes diarias</text:p>
          </table:table-cell>
          <table:table-cell table:style-name="ce64" table:number-columns-repeated="5"/>
          <table:table-cell table:style-name="ce81" table:number-columns-repeated="6"/>
          <table:table-cell table:style-name="ce64" table:number-columns-repeated="4"/>
        </table:table-row>
        <table:table-row table:style-name="ro1">
          <table:table-cell/>
          <table:table-cell table:style-name="Default"/>
          <table:table-cell table:style-name="ce64" table:number-columns-repeated="5"/>
          <table:table-cell table:style-name="ce81"/>
          <table:table-cell table:style-name="ce121" table:number-columns-repeated="5"/>
          <table:table-cell table:style-name="ce64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64" table:number-columns-repeated="15"/>
        </table:table-row>
        <table:table-row table:style-name="ro1">
          <table:table-cell/>
          <table:table-cell table:style-name="ce81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112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112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64" table:number-columns-repeated="15"/>
        </table:table-row>
        <table:table-row table:style-name="ro1">
          <table:table-cell/>
          <table:table-cell table:style-name="ce71"/>
          <table:table-cell table:style-name="ce66" table:formula="of:=[M_Dia_NA.C8]" office:value-type="string" office:string-value="Alemania" calcext:value-type="string">
            <text:p>Alemania</text:p>
          </table:table-cell>
          <table:table-cell table:style-name="ce66" table:formula="of:=[M_Dia_NA.D8]" office:value-type="string" office:string-value="Austria" calcext:value-type="string">
            <text:p>Austria</text:p>
          </table:table-cell>
          <table:table-cell table:style-name="ce66" table:formula="of:=[M_Dia_NA.E8]" office:value-type="string" office:string-value="Bélgica" calcext:value-type="string">
            <text:p>Bélgica</text:p>
          </table:table-cell>
          <table:table-cell table:style-name="ce66" table:formula="of:=[M_Dia_NA.F8]" office:value-type="string" office:string-value="Dinamarca" calcext:value-type="string">
            <text:p>Dinamarca</text:p>
          </table:table-cell>
          <table:table-cell table:style-name="ce66" table:formula="of:=[M_Dia_NA.G8]" office:value-type="string" office:string-value="España" calcext:value-type="string">
            <text:p>España</text:p>
          </table:table-cell>
          <table:table-cell table:style-name="ce66" table:formula="of:=[M_Dia_NA.H8]" office:value-type="string" office:string-value="Francia" calcext:value-type="string">
            <text:p>Francia</text:p>
          </table:table-cell>
          <table:table-cell table:style-name="ce66" table:formula="of:=[M_Dia_NA.I8]" office:value-type="string" office:string-value="Holanda" calcext:value-type="string">
            <text:p>Holanda</text:p>
          </table:table-cell>
          <table:table-cell table:style-name="ce66" table:formula="of:=[M_Dia_NA.J8]" office:value-type="string" office:string-value="Italia" calcext:value-type="string">
            <text:p>Italia</text:p>
          </table:table-cell>
          <table:table-cell table:style-name="ce66" table:formula="of:=[M_Dia_NA.K8]" office:value-type="string" office:string-value="Irlanda" calcext:value-type="string">
            <text:p>Irlanda</text:p>
          </table:table-cell>
          <table:table-cell table:style-name="ce66" table:formula="of:=[M_Dia_NA.L8]" office:value-type="string" office:string-value="Luxemburgo" calcext:value-type="string">
            <text:p>Luxemburgo</text:p>
          </table:table-cell>
          <table:table-cell table:style-name="ce66" table:formula="of:=[M_Dia_NA.M8]" office:value-type="string" office:string-value="Noruega" calcext:value-type="string">
            <text:p>Noruega</text:p>
          </table:table-cell>
          <table:table-cell table:style-name="ce66" table:formula="of:=[M_Dia_NA.N8]" office:value-type="string" office:string-value="Portugal" calcext:value-type="string">
            <text:p>Portugal</text:p>
          </table:table-cell>
          <table:table-cell table:style-name="ce66" table:formula="of:=[M_Dia_NA.O8]" office:value-type="string" office:string-value="Reino Unido" calcext:value-type="string">
            <text:p>Reino Unido</text:p>
          </table:table-cell>
          <table:table-cell table:style-name="ce66" table:formula="of:=[M_Dia_NA.P8]" office:value-type="string" office:string-value="Suecia" calcext:value-type="string">
            <text:p>Suecia</text:p>
          </table:table-cell>
          <table:table-cell table:style-name="ce66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72" table:formula="of:=[M_Dia_NA.B9]" office:value-type="date" office:date-value="2020-02-20" calcext:value-type="date">
            <text:p>20/02</text:p>
          </table:table-cell>
          <table:table-cell table:number-columns-repeated="4"/>
          <table:table-cell table:style-name="ce112"/>
          <table:table-cell table:number-columns-repeated="2"/>
          <table:table-cell table:style-name="ce112"/>
          <table:table-cell table:number-columns-repeated="7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4"/>
          <table:table-cell table:style-name="ce112"/>
          <table:table-cell table:style-name="ce120" table:formula="of:=[M_Dia_NA.H10]/[.$H$6]" office:value-type="float" office:value="0.0748973033039256" calcext:value-type="float">
            <text:p>0.07</text:p>
          </table:table-cell>
          <table:table-cell/>
          <table:table-cell table:style-name="ce120" table:formula="of:=[M_Dia_NA.J10]/[.$J$6]" office:value-type="float" office:value="0.0740669220042003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4"/>
          <table:table-cell table:style-name="ce112"/>
          <table:table-cell table:formula="of:=[M_Dia_NA.H11]/[.$H$6]" office:value-type="float" office:value="0" calcext:value-type="float">
            <text:p>0.0</text:p>
          </table:table-cell>
          <table:table-cell/>
          <table:table-cell table:style-name="ce112" table:formula="of:=[M_Dia_NA.J11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4"/>
          <table:table-cell table:style-name="ce112"/>
          <table:table-cell table:formula="of:=[M_Dia_NA.H12]/[.$H$6]" office:value-type="float" office:value="0" calcext:value-type="float">
            <text:p>0.0</text:p>
          </table:table-cell>
          <table:table-cell/>
          <table:table-cell table:style-name="ce112" table:formula="of:=[M_Dia_NA.J12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96" table:formula="of:=[M_Dia_NA.A13]" office:value-type="string" office:string-value="L" calcext:value-type="string">
            <text:p>L</text:p>
          </table:table-cell>
          <table:table-cell table:style-name="ce72" table:formula="of:=[M_Dia_NA.B13]" office:value-type="date" office:date-value="2020-02-24" calcext:value-type="date">
            <text:p>24/02</text:p>
          </table:table-cell>
          <table:table-cell table:style-name="ce114" table:number-columns-repeated="5"/>
          <table:table-cell table:style-name="ce114" table:formula="of:=[M_Dia_NA.H13]/[.$H$6]" office:value-type="float" office:value="0" calcext:value-type="float">
            <text:p>0.0</text:p>
          </table:table-cell>
          <table:table-cell table:style-name="ce114"/>
          <table:table-cell table:style-name="ce114" table:formula="of:=[M_Dia_NA.J13]/[.$J$6]" office:value-type="float" office:value="0.296267688016801" calcext:value-type="float">
            <text:p>0.3</text:p>
          </table:table-cell>
          <table:table-cell table:style-name="ce114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4"/>
          <table:table-cell table:style-name="ce112"/>
          <table:table-cell table:formula="of:=[M_Dia_NA.H14]/[.$H$6]" office:value-type="float" office:value="0" calcext:value-type="float">
            <text:p>0.0</text:p>
          </table:table-cell>
          <table:table-cell/>
          <table:table-cell table:style-name="ce112" table:formula="of:=[M_Dia_NA.J14]/[.$J$6]" office:value-type="float" office:value="0.222200766012601" calcext:value-type="float">
            <text:p>0.2</text:p>
          </table:table-cell>
          <table:table-cell table:number-columns-repeated="7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4"/>
          <table:table-cell table:style-name="ce112"/>
          <table:table-cell table:formula="of:=[M_Dia_NA.H15]/[.$H$6]" office:value-type="float" office:value="0.0748973033039256" calcext:value-type="float">
            <text:p>0.1</text:p>
          </table:table-cell>
          <table:table-cell/>
          <table:table-cell table:style-name="ce112" table:formula="of:=[M_Dia_NA.J15]/[.$J$6]" office:value-type="float" office:value="0.14813384400840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4"/>
          <table:table-cell table:style-name="ce112"/>
          <table:table-cell table:formula="of:=[M_Dia_NA.H16]/[.$H$6]" office:value-type="float" office:value="0" calcext:value-type="float">
            <text:p>0.0</text:p>
          </table:table-cell>
          <table:table-cell/>
          <table:table-cell table:style-name="ce112" table:formula="of:=[M_Dia_NA.J16]/[.$J$6]" office:value-type="float" office:value="0.370334610021002" calcext:value-type="float">
            <text:p>0.4</text:p>
          </table:table-cell>
          <table:table-cell table:number-columns-repeated="7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4"/>
          <table:table-cell table:style-name="ce112"/>
          <table:table-cell table:formula="of:=[M_Dia_NA.H17]/[.$H$6]" office:value-type="float" office:value="0" calcext:value-type="float">
            <text:p>0.0</text:p>
          </table:table-cell>
          <table:table-cell/>
          <table:table-cell table:style-name="ce112" table:formula="of:=[M_Dia_NA.J17]/[.$J$6]" office:value-type="float" office:value="0.296267688016801" calcext:value-type="float">
            <text:p>0.3</text:p>
          </table:table-cell>
          <table:table-cell table:number-columns-repeated="7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4"/>
          <table:table-cell table:style-name="ce112"/>
          <table:table-cell table:formula="of:=[M_Dia_NA.H18]/[.$H$6]" office:value-type="float" office:value="0" calcext:value-type="float">
            <text:p>0.0</text:p>
          </table:table-cell>
          <table:table-cell/>
          <table:table-cell table:style-name="ce112" table:formula="of:=[M_Dia_NA.J18]/[.$J$6]" office:value-type="float" office:value="0.592535376033603" calcext:value-type="float">
            <text:p>0.6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4" table:formula="of:=[M_Dia_NA.B19]" office:value-type="date" office:date-value="2020-03-01" calcext:value-type="date">
            <text:p>01/03</text:p>
          </table:table-cell>
          <table:table-cell table:style-name="ce115" table:number-columns-repeated="5"/>
          <table:table-cell table:style-name="ce115" table:formula="of:=[M_Dia_NA.H19]/[.$H$6]" office:value-type="float" office:value="0" calcext:value-type="float">
            <text:p>0.0</text:p>
          </table:table-cell>
          <table:table-cell table:style-name="ce115"/>
          <table:table-cell table:style-name="ce115" table:formula="of:=[M_Dia_NA.J19]/[.$J$6]" office:value-type="float" office:value="0.370334610021002" calcext:value-type="float">
            <text:p>0.4</text:p>
          </table:table-cell>
          <table:table-cell table:style-name="ce115" table:number-columns-repeated="7"/>
        </table:table-row>
        <table:table-row table:style-name="ro1">
          <table:table-cell table:style-name="ce98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4"/>
          <table:table-cell table:style-name="ce112"/>
          <table:table-cell table:formula="of:=[M_Dia_NA.H20]/[.$H$6]" office:value-type="float" office:value="0.0748973033039256" calcext:value-type="float">
            <text:p>0.1</text:p>
          </table:table-cell>
          <table:table-cell/>
          <table:table-cell table:style-name="ce112" table:formula="of:=[M_Dia_NA.J20]/[.$J$6]" office:value-type="float" office:value="1.33320459607561" calcext:value-type="float">
            <text:p>1.3</text:p>
          </table:table-cell>
          <table:table-cell table:number-columns-repeated="7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4"/>
          <table:table-cell table:style-name="ce112"/>
          <table:table-cell table:formula="of:=[M_Dia_NA.H21]/[.$H$6]" office:value-type="float" office:value="0.0748973033039256" calcext:value-type="float">
            <text:p>0.1</text:p>
          </table:table-cell>
          <table:table-cell/>
          <table:table-cell table:style-name="ce112" table:formula="of:=[M_Dia_NA.J21]/[.$J$6]" office:value-type="float" office:value="1.99980689411341" calcext:value-type="float">
            <text:p>2.0</text:p>
          </table:table-cell>
          <table:table-cell table:number-columns-repeated="7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4"/>
          <table:table-cell table:style-name="ce112"/>
          <table:table-cell table:formula="of:=[M_Dia_NA.H22]/[.$H$6]" office:value-type="float" office:value="0" calcext:value-type="float">
            <text:p>0.0</text:p>
          </table:table-cell>
          <table:table-cell/>
          <table:table-cell table:style-name="ce112" table:formula="of:=[M_Dia_NA.J22]/[.$J$6]" office:value-type="float" office:value="2.07387381611761" calcext:value-type="float">
            <text:p>2.1</text:p>
          </table:table-cell>
          <table:table-cell table:number-columns-repeated="7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4"/>
          <table:table-cell table:style-name="ce112" table:formula="of:=[M_Dia_NA.G23]/[.$G$6]" office:value-type="float" office:value="0.235842812887796" calcext:value-type="float">
            <text:p>0.2</text:p>
          </table:table-cell>
          <table:table-cell table:formula="of:=[M_Dia_NA.H23]/[.$H$6]" office:value-type="float" office:value="0.224691909911777" calcext:value-type="float">
            <text:p>0.2</text:p>
          </table:table-cell>
          <table:table-cell/>
          <table:table-cell table:style-name="ce112" table:formula="of:=[M_Dia_NA.J23]/[.$J$6]" office:value-type="float" office:value="3.03674380217221" calcext:value-type="float">
            <text:p>3.0</text:p>
          </table:table-cell>
          <table:table-cell table:number-columns-repeated="4"/>
          <table:table-cell table:formula="of:=[M_Dia_NA.O23]/[.$O$6]" office:value-type="float" office:value="0.0844406011959319" calcext:value-type="float">
            <text:p>0.1</text:p>
          </table:table-cell>
          <table:table-cell/>
          <table:table-cell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4"/>
          <table:table-cell table:style-name="ce112" table:formula="of:=[M_Dia_NA.G24]/[.$G$6]" office:value-type="float" office:value="0.235842812887796" calcext:value-type="float">
            <text:p>0.2</text:p>
          </table:table-cell>
          <table:table-cell table:formula="of:=[M_Dia_NA.H24]/[.$H$6]" office:value-type="float" office:value="0.149794606607851" calcext:value-type="float">
            <text:p>0.1</text:p>
          </table:table-cell>
          <table:table-cell table:formula="of:=[M_Dia_NA.I24]/[.$I$6]" office:value-type="float" office:value="0.305261063186895" calcext:value-type="float">
            <text:p>0.3</text:p>
          </table:table-cell>
          <table:table-cell table:style-name="ce112" table:formula="of:=[M_Dia_NA.J24]/[.$J$6]" office:value-type="float" office:value="3.62927917820582" calcext:value-type="float">
            <text:p>3.6</text:p>
          </table:table-cell>
          <table:table-cell table:number-columns-repeated="4"/>
          <table:table-cell table:formula="of:=[M_Dia_NA.O24]/[.$O$6]" office:value-type="float" office:value="0.0844406011959319" calcext:value-type="float">
            <text:p>0.1</text:p>
          </table:table-cell>
          <table:table-cell/>
          <table:table-cell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4"/>
          <table:table-cell table:style-name="ce112" table:formula="of:=[M_Dia_NA.G25]/[.$G$6]" office:value-type="float" office:value="0.353764219331693" calcext:value-type="float">
            <text:p>0.4</text:p>
          </table:table-cell>
          <table:table-cell table:formula="of:=[M_Dia_NA.H25]/[.$H$6]" office:value-type="float" office:value="0.524281123127479" calcext:value-type="float">
            <text:p>0.5</text:p>
          </table:table-cell>
          <table:table-cell table:formula="of:=[M_Dia_NA.I25]/[.$I$6]" office:value-type="float" office:value="0" calcext:value-type="float">
            <text:p>0.0</text:p>
          </table:table-cell>
          <table:table-cell table:style-name="ce112" table:formula="of:=[M_Dia_NA.J25]/[.$J$6]" office:value-type="float" office:value="2.66640919215121" calcext:value-type="float">
            <text:p>2.7</text:p>
          </table:table-cell>
          <table:table-cell table:number-columns-repeated="4"/>
          <table:table-cell table:formula="of:=[M_Dia_NA.O25]/[.$O$6]" office:value-type="float" office:value="0" calcext:value-type="float">
            <text:p>0.0</text:p>
          </table:table-cell>
          <table:table-cell/>
          <table:table-cell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4"/>
          <table:table-cell table:style-name="ce112" table:formula="of:=[M_Dia_NA.G26]/[.$G$6]" office:value-type="float" office:value="0.235842812887796" calcext:value-type="float">
            <text:p>0.2</text:p>
          </table:table-cell>
          <table:table-cell table:formula="of:=[M_Dia_NA.H26]/[.$H$6]" office:value-type="float" office:value="0.224691909911777" calcext:value-type="float">
            <text:p>0.2</text:p>
          </table:table-cell>
          <table:table-cell table:formula="of:=[M_Dia_NA.I26]/[.$I$6]" office:value-type="float" office:value="0.610522126373789" calcext:value-type="float">
            <text:p>0.6</text:p>
          </table:table-cell>
          <table:table-cell table:style-name="ce112" table:formula="of:=[M_Dia_NA.J26]/[.$J$6]" office:value-type="float" office:value="9.85090062655864" calcext:value-type="float">
            <text:p>9.9</text:p>
          </table:table-cell>
          <table:table-cell table:number-columns-repeated="4"/>
          <table:table-cell table:formula="of:=[M_Dia_NA.O26]/[.$O$6]" office:value-type="float" office:value="0.0844406011959319" calcext:value-type="float">
            <text:p>0.1</text:p>
          </table:table-cell>
          <table:table-cell/>
          <table:table-cell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96" table:formula="of:=[M_Dia_NA.A27]" office:value-type="string" office:string-value="L" calcext:value-type="string">
            <text:p>L</text:p>
          </table:table-cell>
          <table:table-cell table:style-name="ce72" table:formula="of:=[M_Dia_NA.B27]" office:value-type="date" office:date-value="2020-03-09" calcext:value-type="date">
            <text:p>09/03</text:p>
          </table:table-cell>
          <table:table-cell table:style-name="ce114" table:formula="of:=[M_Dia_NA.C27]/[.$C$6]" office:value-type="float" office:value="0.11117071100651" calcext:value-type="float">
            <text:p>0.1</text:p>
          </table:table-cell>
          <table:table-cell table:style-name="ce114" table:number-columns-repeated="3"/>
          <table:table-cell table:style-name="ce114" table:formula="of:=[M_Dia_NA.G27]/[.$G$6]" office:value-type="float" office:value="0.707528438663387" calcext:value-type="float">
            <text:p>0.7</text:p>
          </table:table-cell>
          <table:table-cell table:style-name="ce114" table:formula="of:=[M_Dia_NA.H27]/[.$H$6]" office:value-type="float" office:value="0.149794606607851" calcext:value-type="float">
            <text:p>0.1</text:p>
          </table:table-cell>
          <table:table-cell table:style-name="ce114" table:formula="of:=[M_Dia_NA.I27]/[.$I$6]" office:value-type="float" office:value="0.305261063186895" calcext:value-type="float">
            <text:p>0.3</text:p>
          </table:table-cell>
          <table:table-cell table:style-name="ce114" table:formula="of:=[M_Dia_NA.J27]/[.$J$6]" office:value-type="float" office:value="7.18449143440743" calcext:value-type="float">
            <text:p>7.2</text:p>
          </table:table-cell>
          <table:table-cell table:style-name="ce114" table:number-columns-repeated="4"/>
          <table:table-cell table:style-name="ce114" table:formula="of:=[M_Dia_NA.O27]/[.$O$6]" office:value-type="float" office:value="0.168881202391864" calcext:value-type="float">
            <text:p>0.2</text:p>
          </table:table-cell>
          <table:table-cell table:style-name="ce114"/>
          <table:table-cell table:style-name="ce114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formula="of:=[M_Dia_NA.E28]/[.$E$6]" office:value-type="float" office:value="0.460195588805897" calcext:value-type="float">
            <text:p>0.5</text:p>
          </table:table-cell>
          <table:table-cell/>
          <table:table-cell table:style-name="ce112" table:formula="of:=[M_Dia_NA.G28]/[.$G$6]" office:value-type="float" office:value="2.24050672243406" calcext:value-type="float">
            <text:p>2.2</text:p>
          </table:table-cell>
          <table:table-cell table:formula="of:=[M_Dia_NA.H28]/[.$H$6]" office:value-type="float" office:value="0.674075729735331" calcext:value-type="float">
            <text:p>0.7</text:p>
          </table:table-cell>
          <table:table-cell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 table:number-columns-repeated="4"/>
          <table:table-cell table:formula="of:=[M_Dia_NA.O28]/[.$O$6]" office:value-type="float" office:value="0.0844406011959319" calcext:value-type="float">
            <text:p>0.1</text:p>
          </table:table-cell>
          <table:table-cell/>
          <table:table-cell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formula="of:=[M_Dia_NA.E29]/[.$E$6]" office:value-type="float" office:value="0.920391177611794" calcext:value-type="float">
            <text:p>0.9</text:p>
          </table:table-cell>
          <table:table-cell/>
          <table:table-cell table:style-name="ce112" table:formula="of:=[M_Dia_NA.G29]/[.$G$6]" office:value-type="float" office:value="1.41505687732677" calcext:value-type="float">
            <text:p>1.4</text:p>
          </table:table-cell>
          <table:table-cell table:formula="of:=[M_Dia_NA.H29]/[.$H$6]" office:value-type="float" office:value="1.34815145947066" calcext:value-type="float">
            <text:p>1.3</text:p>
          </table:table-cell>
          <table:table-cell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number-columns-repeated="3"/>
          <table:table-cell table:formula="of:=[M_Dia_NA.O29]/[.$O$6]" office:value-type="float" office:value="0.168881202391864" calcext:value-type="float">
            <text:p>0.2</text:p>
          </table:table-cell>
          <table:table-cell table:formula="of:=[M_Dia_NA.P29]/[.$P$6]" office:value-type="float" office:value="0.488913714916911" calcext:value-type="float">
            <text:p>0.5</text:p>
          </table:table-cell>
          <table:table-cell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112" table:formula="of:=[M_Dia_NA.G30]/[.$G$6]" office:value-type="float" office:value="4.36309203842422" calcext:value-type="float">
            <text:p>4.4</text:p>
          </table:table-cell>
          <table:table-cell table:formula="of:=[M_Dia_NA.H30]/[.$H$6]" office:value-type="float" office:value="0.973664942951033" calcext:value-type="float">
            <text:p>1.0</text:p>
          </table:table-cell>
          <table:table-cell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formula="of:=[M_Dia_NA.P30]/[.$P$6]" office:value-type="float" office:value="0" calcext:value-type="float">
            <text:p>0.0</text:p>
          </table:table-cell>
          <table:table-cell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112" table:formula="of:=[M_Dia_NA.G31]/[.$G$6]" office:value-type="float" office:value="4.00932781909253" calcext:value-type="float">
            <text:p>4.0</text:p>
          </table:table-cell>
          <table:table-cell table:formula="of:=[M_Dia_NA.H31]/[.$H$6]" office:value-type="float" office:value="1.34815145947066" calcext:value-type="float">
            <text:p>1.3</text:p>
          </table:table-cell>
          <table:table-cell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style-name="ce116"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formula="of:=[M_Dia_NA.P31]/[.$P$6]" office:value-type="float" office:value="0.488913714916911" calcext:value-type="float">
            <text:p>0.5</text:p>
          </table:table-cell>
          <table:table-cell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112" table:formula="of:=[M_Dia_NA.G32]/[.$G$6]" office:value-type="float" office:value="2.12258531599016" calcext:value-type="float">
            <text:p>2.1</text:p>
          </table:table-cell>
          <table:table-cell table:formula="of:=[M_Dia_NA.H32]/[.$H$6]" office:value-type="float" office:value="0.898767639647108" calcext:value-type="float">
            <text:p>0.9</text:p>
          </table:table-cell>
          <table:table-cell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formula="of:=[M_Dia_NA.P32]/[.$P$6]" office:value-type="float" office:value="0.488913714916911" calcext:value-type="float">
            <text:p>0.5</text:p>
          </table:table-cell>
          <table:table-cell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97"/>
          <table:table-cell table:style-name="ce74" table:formula="of:=[M_Dia_NA.B33]" office:value-type="date" office:date-value="2020-03-15" calcext:value-type="date">
            <text:p>15/03</text:p>
          </table:table-cell>
          <table:table-cell table:style-name="ce115" table:formula="of:=[M_Dia_NA.C33]/[.$C$6]" office:value-type="float" office:value="0.222341422013019" calcext:value-type="float">
            <text:p>0.2</text:p>
          </table:table-cell>
          <table:table-cell table:style-name="ce115" table:formula="of:=[M_Dia_NA.D33]/[.$D$6]" office:value-type="float" office:value="0" calcext:value-type="float">
            <text:p>0.0</text:p>
          </table:table-cell>
          <table:table-cell table:style-name="ce115" table:formula="of:=[M_Dia_NA.E33]/[.$E$6]" office:value-type="float" office:value="0" calcext:value-type="float">
            <text:p>0.0</text:p>
          </table:table-cell>
          <table:table-cell table:style-name="ce115" table:formula="of:=[M_Dia_NA.F33]/[.$F$6]" office:value-type="float" office:value="1.77272702101615" calcext:value-type="float">
            <text:p>1.8</text:p>
          </table:table-cell>
          <table:table-cell table:style-name="ce117" table:formula="of:=[M_Dia_NA.G33]/[.$G$6]" office:value-type="float" office:value="17.9240537794725" calcext:value-type="float">
            <text:p>18</text:p>
          </table:table-cell>
          <table:table-cell table:style-name="ce115" table:formula="of:=[M_Dia_NA.H33]/[.$H$6]" office:value-type="float" office:value="2.17202179581384" calcext:value-type="float">
            <text:p>2.2</text:p>
          </table:table-cell>
          <table:table-cell table:style-name="ce115" table:formula="of:=[M_Dia_NA.I33]/[.$I$6]" office:value-type="float" office:value="2.44208850549516" calcext:value-type="float">
            <text:p>2.4</text:p>
          </table:table-cell>
          <table:table-cell table:style-name="ce117" table:formula="of:=[M_Dia_NA.J33]/[.$J$6]" office:value-type="float" office:value="27.2566272975457" calcext:value-type="float">
            <text:p>27</text:p>
          </table:table-cell>
          <table:table-cell table:style-name="ce115" table:formula="of:=[M_Dia_NA.K33]/[.$K$6]" office:value-type="float" office:value="0" calcext:value-type="float">
            <text:p>0.0</text:p>
          </table:table-cell>
          <table:table-cell table:style-name="ce115" table:formula="of:=[M_Dia_NA.L33]/[.$L$6]" office:value-type="float" office:value="0" calcext:value-type="float">
            <text:p>0.0</text:p>
          </table:table-cell>
          <table:table-cell table:style-name="ce115" table:formula="of:=[M_Dia_NA.M33]/[.$M$6]" office:value-type="float" office:value="0" calcext:value-type="float">
            <text:p>0.0</text:p>
          </table:table-cell>
          <table:table-cell table:style-name="ce115"/>
          <table:table-cell table:style-name="ce115" table:formula="of:=[M_Dia_NA.O33]/[.$O$6]" office:value-type="float" office:value="1.18216841674305" calcext:value-type="float">
            <text:p>1.2</text:p>
          </table:table-cell>
          <table:table-cell table:style-name="ce115" table:formula="of:=[M_Dia_NA.P33]/[.$P$6]" office:value-type="float" office:value="0.977827429833821" calcext:value-type="float">
            <text:p>1.0</text:p>
          </table:table-cell>
          <table:table-cell table:style-name="ce115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98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112" table:formula="of:=[M_Dia_NA.G34]/[.$G$6]" office:value-type="float" office:value="2.47634953532185" calcext:value-type="float">
            <text:p>2.5</text:p>
          </table:table-cell>
          <table:table-cell table:formula="of:=[M_Dia_NA.H34]/[.$H$6]" office:value-type="float" office:value="2.09712449250992" calcext:value-type="float">
            <text:p>2.1</text:p>
          </table:table-cell>
          <table:table-cell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formula="of:=[M_Dia_NA.P34]/[.$P$6]" office:value-type="float" office:value="0.977827429833821" calcext:value-type="float">
            <text:p>1.0</text:p>
          </table:table-cell>
          <table:table-cell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formula="of:=[M_Dia_NA.H35]/[.$H$6]" office:value-type="float" office:value="2.02222718920599" calcext:value-type="float">
            <text:p>2.0</text:p>
          </table:table-cell>
          <table:table-cell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formula="of:=[M_Dia_NA.P35]/[.$P$6]" office:value-type="float" office:value="0.488913714916911" calcext:value-type="float">
            <text:p>0.5</text:p>
          </table:table-cell>
          <table:table-cell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formula="of:=[M_Dia_NA.H36]/[.$H$6]" office:value-type="float" office:value="5.16791392797087" calcext:value-type="float">
            <text:p>5.2</text:p>
          </table:table-cell>
          <table:table-cell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style-name="ce116"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formula="of:=[M_Dia_NA.P36]/[.$P$6]" office:value-type="float" office:value="2.93348228950146" calcext:value-type="float">
            <text:p>2.9</text:p>
          </table:table-cell>
          <table:table-cell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formula="of:=[M_Dia_NA.H37]/[.$H$6]" office:value-type="float" office:value="9.58685482290248" calcext:value-type="float">
            <text:p>9.6</text:p>
          </table:table-cell>
          <table:table-cell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style-name="ce116"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formula="of:=[M_Dia_NA.P37]/[.$P$6]" office:value-type="float" office:value="3.42239600441837" calcext:value-type="float">
            <text:p>3.4</text:p>
          </table:table-cell>
          <table:table-cell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formula="of:=[M_Dia_NA.H38]/[.$H$6]" office:value-type="float" office:value="5.8419896577062" calcext:value-type="float">
            <text:p>5.8</text:p>
          </table:table-cell>
          <table:table-cell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style-name="ce116"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formula="of:=[M_Dia_NA.P38]/[.$P$6]" office:value-type="float" office:value="4.88913714916911" calcext:value-type="float">
            <text:p>4.9</text:p>
          </table:table-cell>
          <table:table-cell table:style-name="ce116"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style-name="ce116"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formula="of:=[M_Dia_NA.H39]/[.$H$6]" office:value-type="float" office:value="8.38849797003967" calcext:value-type="float">
            <text:p>8.4</text:p>
          </table:table-cell>
          <table:table-cell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style-name="ce116"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formula="of:=[M_Dia_NA.P39]/[.$P$6]" office:value-type="float" office:value="3.42239600441837" calcext:value-type="float">
            <text:p>3.4</text:p>
          </table:table-cell>
          <table:table-cell table:style-name="ce116"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formula="of:=[M_Dia_NA.H40]/[.$H$6]" office:value-type="float" office:value="8.38849797003967" calcext:value-type="float">
            <text:p>8.4</text:p>
          </table:table-cell>
          <table:table-cell table:style-name="ce116"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formula="of:=[M_Dia_NA.P40]/[.$P$6]" office:value-type="float" office:value="5.86696457900293" calcext:value-type="float">
            <text:p>5.9</text:p>
          </table:table-cell>
          <table:table-cell table:style-name="ce116"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96" table:formula="of:=[M_Dia_NA.A41]" office:value-type="string" office:string-value="L" calcext:value-type="string">
            <text:p>L</text:p>
          </table:table-cell>
          <table:table-cell table:style-name="ce72" table:formula="of:=[M_Dia_NA.B41]" office:value-type="date" office:date-value="2020-03-23" calcext:value-type="date">
            <text:p>23/03</text:p>
          </table:table-cell>
          <table:table-cell table:style-name="ce114" table:formula="of:=[M_Dia_NA.C41]/[.$C$6]" office:value-type="float" office:value="1.7231460206009" calcext:value-type="float">
            <text:p>1.7</text:p>
          </table:table-cell>
          <table:table-cell table:style-name="ce114" table:formula="of:=[M_Dia_NA.D41]/[.$D$6]" office:value-type="float" office:value="2.92494966196731" calcext:value-type="float">
            <text:p>2.9</text:p>
          </table:table-cell>
          <table:table-cell table:style-name="ce114" table:formula="of:=[M_Dia_NA.E41]/[.$E$6]" office:value-type="float" office:value="5.98254265447666" calcext:value-type="float">
            <text:p>6.0</text:p>
          </table:table-cell>
          <table:table-cell table:style-name="ce114" table:formula="of:=[M_Dia_NA.F41]/[.$F$6]" office:value-type="float" office:value="0" calcext:value-type="float">
            <text:p>0.0</text:p>
          </table:table-cell>
          <table:table-cell table:style-name="ce118" table:formula="of:=[M_Dia_NA.G41]/[.$G$6]" office:value-type="float" office:value="54.4796897770808" calcext:value-type="float">
            <text:p>54</text:p>
          </table:table-cell>
          <table:table-cell table:style-name="ce118" table:formula="of:=[M_Dia_NA.H41]/[.$H$6]" office:value-type="float" office:value="13.9308984145302" calcext:value-type="float">
            <text:p>14</text:p>
          </table:table-cell>
          <table:table-cell table:style-name="ce118" table:formula="of:=[M_Dia_NA.I41]/[.$I$6]" office:value-type="float" office:value="10.3788761483544" calcext:value-type="float">
            <text:p>10</text:p>
          </table:table-cell>
          <table:table-cell table:style-name="ce118" table:formula="of:=[M_Dia_NA.J41]/[.$J$6]" office:value-type="float" office:value="44.5142201245244" calcext:value-type="float">
            <text:p>45</text:p>
          </table:table-cell>
          <table:table-cell table:style-name="ce114" table:formula="of:=[M_Dia_NA.K41]/[.$K$6]" office:value-type="float" office:value="2.96268091573978" calcext:value-type="float">
            <text:p>3.0</text:p>
          </table:table-cell>
          <table:table-cell table:style-name="ce114" table:formula="of:=[M_Dia_NA.L41]/[.$L$6]" office:value-type="float" office:value="0" calcext:value-type="float">
            <text:p>0.0</text:p>
          </table:table-cell>
          <table:table-cell table:style-name="ce114" table:formula="of:=[M_Dia_NA.M41]/[.$M$6]" office:value-type="float" office:value="0" calcext:value-type="float">
            <text:p>0.0</text:p>
          </table:table-cell>
          <table:table-cell table:style-name="ce114" table:formula="of:=[M_Dia_NA.N41]/[.$N$6]" office:value-type="float" office:value="4.28975302322654" calcext:value-type="float">
            <text:p>4.3</text:p>
          </table:table-cell>
          <table:table-cell table:style-name="ce114" table:formula="of:=[M_Dia_NA.O41]/[.$O$6]" office:value-type="float" office:value="4.55979246458032" calcext:value-type="float">
            <text:p>4.6</text:p>
          </table:table-cell>
          <table:table-cell table:style-name="ce114" table:formula="of:=[M_Dia_NA.P41]/[.$P$6]" office:value-type="float" office:value="5.37805086408602" calcext:value-type="float">
            <text:p>5.4</text:p>
          </table:table-cell>
          <table:table-cell table:style-name="ce118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style-name="ce116"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style-name="ce116" table:formula="of:=[M_Dia_NA.H42]/[.$H$6]" office:value-type="float" office:value="17.9753527929422" calcext:value-type="float">
            <text:p>18</text:p>
          </table:table-cell>
          <table:table-cell table:style-name="ce116"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style-name="ce116" table:formula="of:=[M_Dia_NA.P42]/[.$P$6]" office:value-type="float" office:value="9.77827429833821" calcext:value-type="float">
            <text:p>10</text:p>
          </table:table-cell>
          <table:table-cell table:style-name="ce116"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style-name="ce116"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style-name="ce116" table:formula="of:=[M_Dia_NA.H43]/[.$H$6]" office:value-type="float" office:value="17.3012770632068" calcext:value-type="float">
            <text:p>17</text:p>
          </table:table-cell>
          <table:table-cell table:style-name="ce116"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116" table:formula="of:=[M_Dia_NA.O43]/[.$O$6]" office:value-type="float" office:value="13.1727337865654" calcext:value-type="float">
            <text:p>13</text:p>
          </table:table-cell>
          <table:table-cell table:style-name="ce116" table:formula="of:=[M_Dia_NA.P43]/[.$P$6]" office:value-type="float" office:value="12.2228428729228" calcext:value-type="float">
            <text:p>12</text:p>
          </table:table-cell>
          <table:table-cell table:style-name="ce116"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116" table:formula="of:=[M_Dia_NA.D44]/[.$D$6]" office:value-type="float" office:value="10.5298187830823" calcext:value-type="float">
            <text:p>11</text:p>
          </table:table-cell>
          <table:table-cell table:style-name="ce116"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style-name="ce116" table:formula="of:=[M_Dia_NA.H44]/[.$H$6]" office:value-type="float" office:value="27.3375157059329" calcext:value-type="float">
            <text:p>27</text:p>
          </table:table-cell>
          <table:table-cell table:style-name="ce116"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116" table:formula="of:=[M_Dia_NA.K44]/[.$K$6]" office:value-type="float" office:value="14.8134045786989" calcext:value-type="float">
            <text:p>15</text:p>
          </table:table-cell>
          <table:table-cell table:style-name="ce116"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116" table:formula="of:=[M_Dia_NA.O44]/[.$O$6]" office:value-type="float" office:value="15.2837488164637" calcext:value-type="float">
            <text:p>15</text:p>
          </table:table-cell>
          <table:table-cell table:style-name="ce116" table:formula="of:=[M_Dia_NA.P44]/[.$P$6]" office:value-type="float" office:value="14.1784977325904" calcext:value-type="float">
            <text:p>14</text:p>
          </table:table-cell>
          <table:table-cell table:style-name="ce116"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style-name="ce116" table:formula="of:=[M_Dia_NA.E45]/[.$E$6]" office:value-type="float" office:value="31.7534956276069" calcext:value-type="float">
            <text:p>32</text:p>
          </table:table-cell>
          <table:table-cell table:style-name="ce116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style-name="ce116" table:formula="of:=[M_Dia_NA.H45]/[.$H$6]" office:value-type="float" office:value="22.3942936878738" calcext:value-type="float">
            <text:p>22</text:p>
          </table:table-cell>
          <table:table-cell table:style-name="ce116"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style-name="ce116"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116" table:formula="of:=[M_Dia_NA.O45]/[.$O$6]" office:value-type="float" office:value="21.9545563109423" calcext:value-type="float">
            <text:p>22</text:p>
          </table:table-cell>
          <table:table-cell table:style-name="ce116" table:formula="of:=[M_Dia_NA.P45]/[.$P$6]" office:value-type="float" office:value="15.6452388773411" calcext:value-type="float">
            <text:p>16</text:p>
          </table:table-cell>
          <table:table-cell table:style-name="ce116"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style-name="ce116" table:formula="of:=[M_Dia_NA.E46]/[.$E$6]" office:value-type="float" office:value="29.4525176835774" calcext:value-type="float">
            <text:p>29</text:p>
          </table:table-cell>
          <table:table-cell table:style-name="ce116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style-name="ce116" table:formula="of:=[M_Dia_NA.H46]/[.$H$6]" office:value-type="float" office:value="23.8922397539523" calcext:value-type="float">
            <text:p>24</text:p>
          </table:table-cell>
          <table:table-cell table:style-name="ce116"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116" table:formula="of:=[M_Dia_NA.K46]/[.$K$6]" office:value-type="float" office:value="20.7387664101785" calcext:value-type="float">
            <text:p>21</text:p>
          </table:table-cell>
          <table:table-cell table:style-name="ce116"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116" table:formula="of:=[M_Dia_NA.N46]/[.$N$6]" office:value-type="float" office:value="11.4393413952708" calcext:value-type="float">
            <text:p>11</text:p>
          </table:table-cell>
          <table:table-cell table:style-name="ce116" table:formula="of:=[M_Dia_NA.O46]/[.$O$6]" office:value-type="float" office:value="17.6480856499498" calcext:value-type="float">
            <text:p>18</text:p>
          </table:table-cell>
          <table:table-cell table:style-name="ce116" table:formula="of:=[M_Dia_NA.P46]/[.$P$6]" office:value-type="float" office:value="17.1119800220919" calcext:value-type="float">
            <text:p>17</text:p>
          </table:table-cell>
          <table:table-cell table:style-name="ce116"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97"/>
          <table:table-cell table:style-name="ce74" table:formula="of:=[M_Dia_NA.B47]" office:value-type="date" office:date-value="2020-03-29" calcext:value-type="date">
            <text:p>29/03</text:p>
          </table:table-cell>
          <table:table-cell table:style-name="ce115" table:formula="of:=[M_Dia_NA.C47]/[.$C$6]" office:value-type="float" office:value="3.55746275220831" calcext:value-type="float">
            <text:p>3.6</text:p>
          </table:table-cell>
          <table:table-cell table:style-name="ce117" table:formula="of:=[M_Dia_NA.D47]/[.$D$6]" office:value-type="float" office:value="10.5298187830823" calcext:value-type="float">
            <text:p>11</text:p>
          </table:table-cell>
          <table:table-cell table:style-name="ce117" table:formula="of:=[M_Dia_NA.E47]/[.$E$6]" office:value-type="float" office:value="35.89525592686" calcext:value-type="float">
            <text:p>36</text:p>
          </table:table-cell>
          <table:table-cell table:style-name="ce115" table:formula="of:=[M_Dia_NA.F47]/[.$F$6]" office:value-type="float" office:value="6.20454457355653" calcext:value-type="float">
            <text:p>6.2</text:p>
          </table:table-cell>
          <table:table-cell table:style-name="ce117" table:formula="of:=[M_Dia_NA.G47]/[.$G$6]" office:value-type="float" office:value="98.8181385999864" calcext:value-type="float">
            <text:p>99</text:p>
          </table:table-cell>
          <table:table-cell table:style-name="ce117" table:formula="of:=[M_Dia_NA.H47]/[.$H$6]" office:value-type="float" office:value="21.8700125647463" calcext:value-type="float">
            <text:p>22</text:p>
          </table:table-cell>
          <table:table-cell table:style-name="ce117" table:formula="of:=[M_Dia_NA.I47]/[.$I$6]" office:value-type="float" office:value="40.2944603406701" calcext:value-type="float">
            <text:p>40</text:p>
          </table:table-cell>
          <table:table-cell table:style-name="ce117" table:formula="of:=[M_Dia_NA.J47]/[.$J$6]" office:value-type="float" office:value="55.9945930351755" calcext:value-type="float">
            <text:p>56</text:p>
          </table:table-cell>
          <table:table-cell table:style-name="ce117" table:formula="of:=[M_Dia_NA.K47]/[.$K$6]" office:value-type="float" office:value="14.8134045786989" calcext:value-type="float">
            <text:p>15</text:p>
          </table:table-cell>
          <table:table-cell table:style-name="ce117" table:formula="of:=[M_Dia_NA.L47]/[.$L$6]" office:value-type="float" office:value="31.0616371524357" calcext:value-type="float">
            <text:p>31</text:p>
          </table:table-cell>
          <table:table-cell table:style-name="ce115" table:formula="of:=[M_Dia_NA.M47]/[.$M$6]" office:value-type="float" office:value="2.20288510342004" calcext:value-type="float">
            <text:p>2.2</text:p>
          </table:table-cell>
          <table:table-cell table:style-name="ce115" table:formula="of:=[M_Dia_NA.N47]/[.$N$6]" office:value-type="float" office:value="9.05614527125602" calcext:value-type="float">
            <text:p>9.1</text:p>
          </table:table-cell>
          <table:table-cell table:style-name="ce117" table:formula="of:=[M_Dia_NA.O47]/[.$O$6]" office:value-type="float" office:value="15.1993082152677" calcext:value-type="float">
            <text:p>15</text:p>
          </table:table-cell>
          <table:table-cell table:style-name="ce117" table:formula="of:=[M_Dia_NA.P47]/[.$P$6]" office:value-type="float" office:value="18.5787211668426" calcext:value-type="float">
            <text:p>19</text:p>
          </table:table-cell>
          <table:table-cell table:style-name="ce117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98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116" table:formula="of:=[M_Dia_NA.D48]/[.$D$6]" office:value-type="float" office:value="12.8697785126562" calcext:value-type="float">
            <text:p>13</text:p>
          </table:table-cell>
          <table:table-cell table:style-name="ce116"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style-name="ce116" table:formula="of:=[M_Dia_NA.H48]/[.$H$6]" office:value-type="float" office:value="31.3070727810409" calcext:value-type="float">
            <text:p>31</text:p>
          </table:table-cell>
          <table:table-cell table:style-name="ce116"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116" table:formula="of:=[M_Dia_NA.K48]/[.$K$6]" office:value-type="float" office:value="11.8507236629591" calcext:value-type="float">
            <text:p>12</text:p>
          </table:table-cell>
          <table:table-cell table:style-name="ce116"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116" table:formula="of:=[M_Dia_NA.N48]/[.$N$6]" office:value-type="float" office:value="10.0094237208619" calcext:value-type="float">
            <text:p>10</text:p>
          </table:table-cell>
          <table:table-cell table:style-name="ce116" table:formula="of:=[M_Dia_NA.O48]/[.$O$6]" office:value-type="float" office:value="32.17186905565" calcext:value-type="float">
            <text:p>32</text:p>
          </table:table-cell>
          <table:table-cell table:style-name="ce116" table:formula="of:=[M_Dia_NA.P48]/[.$P$6]" office:value-type="float" office:value="21.5122034563441" calcext:value-type="float">
            <text:p>22</text:p>
          </table:table-cell>
          <table:table-cell table:style-name="ce116"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116" table:formula="of:=[M_Dia_NA.D49]/[.$D$6]" office:value-type="float" office:value="11.6997986478692" calcext:value-type="float">
            <text:p>12</text:p>
          </table:table-cell>
          <table:table-cell table:style-name="ce116" table:formula="of:=[M_Dia_NA.E49]/[.$E$6]" office:value-type="float" office:value="88.3575530507322" calcext:value-type="float">
            <text:p>88</text:p>
          </table:table-cell>
          <table:table-cell table:style-name="ce116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style-name="ce116" table:formula="of:=[M_Dia_NA.H49]/[.$H$6]" office:value-type="float" office:value="37.3737543486589" calcext:value-type="float">
            <text:p>37</text:p>
          </table:table-cell>
          <table:table-cell table:style-name="ce116"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116" table:formula="of:=[M_Dia_NA.K49]/[.$K$6]" office:value-type="float" office:value="25.1827877837882" calcext:value-type="float">
            <text:p>25</text:p>
          </table:table-cell>
          <table:table-cell table:style-name="ce116"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116" table:formula="of:=[M_Dia_NA.N49]/[.$N$6]" office:value-type="float" office:value="9.53278449605897" calcext:value-type="float">
            <text:p>10</text:p>
          </table:table-cell>
          <table:table-cell table:style-name="ce116" table:formula="of:=[M_Dia_NA.O49]/[.$O$6]" office:value-type="float" office:value="47.5400584733096" calcext:value-type="float">
            <text:p>48</text:p>
          </table:table-cell>
          <table:table-cell table:style-name="ce116" table:formula="of:=[M_Dia_NA.P49]/[.$P$6]" office:value-type="float" office:value="22.001117171261" calcext:value-type="float">
            <text:p>22</text:p>
          </table:table-cell>
          <table:table-cell table:style-name="ce116"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116" table:formula="of:=[M_Dia_NA.D50]/[.$D$6]" office:value-type="float" office:value="10.5298187830823" calcext:value-type="float">
            <text:p>11</text:p>
          </table:table-cell>
          <table:table-cell table:style-name="ce116" table:formula="of:=[M_Dia_NA.E50]/[.$E$6]" office:value-type="float" office:value="56.6040574231253" calcext:value-type="float">
            <text:p>57</text:p>
          </table:table-cell>
          <table:table-cell table:style-name="ce116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style-name="ce116" table:formula="of:=[M_Dia_NA.H50]/[.$H$6]" office:value-type="float" office:value="38.1227273816981" calcext:value-type="float">
            <text:p>38</text:p>
          </table:table-cell>
          <table:table-cell table:style-name="ce116"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116" table:formula="of:=[M_Dia_NA.K50]/[.$K$6]" office:value-type="float" office:value="20.7387664101785" calcext:value-type="float">
            <text:p>21</text:p>
          </table:table-cell>
          <table:table-cell table:style-name="ce116"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116" table:formula="of:=[M_Dia_NA.N50]/[.$N$6]" office:value-type="float" office:value="12.8692590696796" calcext:value-type="float">
            <text:p>13</text:p>
          </table:table-cell>
          <table:table-cell table:style-name="ce116" table:formula="of:=[M_Dia_NA.O50]/[.$O$6]" office:value-type="float" office:value="48.0467020804852" calcext:value-type="float">
            <text:p>48</text:p>
          </table:table-cell>
          <table:table-cell table:style-name="ce116" table:formula="of:=[M_Dia_NA.P50]/[.$P$6]" office:value-type="float" office:value="24.9345994607624" calcext:value-type="float">
            <text:p>25</text:p>
          </table:table-cell>
          <table:table-cell table:style-name="ce116"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style-name="ce116" table:formula="of:=[M_Dia_NA.E51]/[.$E$6]" office:value-type="float" office:value="84.2157927514791" calcext:value-type="float">
            <text:p>84</text:p>
          </table:table-cell>
          <table:table-cell table:style-name="ce116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style-name="ce116" table:formula="of:=[M_Dia_NA.H51]/[.$H$6]" office:value-type="float" office:value="101.485845976819" calcext:value-type="float">
            <text:p>101</text:p>
          </table:table-cell>
          <table:table-cell table:style-name="ce116"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116" table:formula="of:=[M_Dia_NA.K51]/[.$K$6]" office:value-type="float" office:value="19.2574259523086" calcext:value-type="float">
            <text:p>19</text:p>
          </table:table-cell>
          <table:table-cell table:style-name="ce116" table:formula="of:=[M_Dia_NA.L51]/[.$L$6]" office:value-type="float" office:value="10.3538790508119" calcext:value-type="float">
            <text:p>10</text:p>
          </table:table-cell>
          <table:table-cell table:style-name="ce116" table:formula="of:=[M_Dia_NA.M51]/[.$M$6]" office:value-type="float" office:value="11.0144255171002" calcext:value-type="float">
            <text:p>11</text:p>
          </table:table-cell>
          <table:table-cell table:style-name="ce116" table:formula="of:=[M_Dia_NA.N51]/[.$N$6]" office:value-type="float" office:value="10.4860629456649" calcext:value-type="float">
            <text:p>10</text:p>
          </table:table-cell>
          <table:table-cell table:style-name="ce116" table:formula="of:=[M_Dia_NA.O51]/[.$O$6]" office:value-type="float" office:value="57.7573712180174" calcext:value-type="float">
            <text:p>58</text:p>
          </table:table-cell>
          <table:table-cell table:style-name="ce116" table:formula="of:=[M_Dia_NA.P51]/[.$P$6]" office:value-type="float" office:value="32.757218899433" calcext:value-type="float">
            <text:p>33</text:p>
          </table:table-cell>
          <table:table-cell table:style-name="ce116"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style-name="ce116" table:formula="of:=[M_Dia_NA.E52]/[.$E$6]" office:value-type="float" office:value="60.7458177223784" calcext:value-type="float">
            <text:p>61</text:p>
          </table:table-cell>
          <table:table-cell table:style-name="ce116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style-name="ce116" table:formula="of:=[M_Dia_NA.H52]/[.$H$6]" office:value-type="float" office:value="83.8849797003967" calcext:value-type="float">
            <text:p>84</text:p>
          </table:table-cell>
          <table:table-cell table:style-name="ce116"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116" table:formula="of:=[M_Dia_NA.K52]/[.$K$6]" office:value-type="float" office:value="32.5894900731376" calcext:value-type="float">
            <text:p>33</text:p>
          </table:table-cell>
          <table:table-cell table:style-name="ce116"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116" table:formula="of:=[M_Dia_NA.N52]/[.$N$6]" office:value-type="float" office:value="17.6356513177091" calcext:value-type="float">
            <text:p>18</text:p>
          </table:table-cell>
          <table:table-cell table:style-name="ce116" table:formula="of:=[M_Dia_NA.O52]/[.$O$6]" office:value-type="float" office:value="59.7839456467198" calcext:value-type="float">
            <text:p>60</text:p>
          </table:table-cell>
          <table:table-cell table:style-name="ce116" table:formula="of:=[M_Dia_NA.P52]/[.$P$6]" office:value-type="float" office:value="38.6241834784359" calcext:value-type="float">
            <text:p>39</text:p>
          </table:table-cell>
          <table:table-cell table:style-name="ce116"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116" table:formula="of:=[M_Dia_NA.D53]/[.$D$6]" office:value-type="float" office:value="10.5298187830823" calcext:value-type="float">
            <text:p>11</text:p>
          </table:table-cell>
          <table:table-cell table:style-name="ce116" table:formula="of:=[M_Dia_NA.E53]/[.$E$6]" office:value-type="float" office:value="64.4273824328256" calcext:value-type="float">
            <text:p>64</text:p>
          </table:table-cell>
          <table:table-cell table:style-name="ce116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style-name="ce116" table:formula="of:=[M_Dia_NA.H53]/[.$H$6]" office:value-type="float" office:value="78.8668603790337" calcext:value-type="float">
            <text:p>79</text:p>
          </table:table-cell>
          <table:table-cell table:style-name="ce116"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116" table:formula="of:=[M_Dia_NA.K53]/[.$K$6]" office:value-type="float" office:value="25.1827877837882" calcext:value-type="float">
            <text:p>25</text:p>
          </table:table-cell>
          <table:table-cell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116" table:formula="of:=[M_Dia_NA.N53]/[.$N$6]" office:value-type="float" office:value="9.53278449605897" calcext:value-type="float">
            <text:p>10</text:p>
          </table:table-cell>
          <table:table-cell table:style-name="ce116" table:formula="of:=[M_Dia_NA.O53]/[.$O$6]" office:value-type="float" office:value="52.2687321402818" calcext:value-type="float">
            <text:p>52</text:p>
          </table:table-cell>
          <table:table-cell table:style-name="ce116" table:formula="of:=[M_Dia_NA.P53]/[.$P$6]" office:value-type="float" office:value="33.2461326143499" calcext:value-type="float">
            <text:p>33</text:p>
          </table:table-cell>
          <table:table-cell table:style-name="ce116"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116" table:formula="of:=[M_Dia_NA.C54]/[.$C$6]" office:value-type="float" office:value="10.2277054125989" calcext:value-type="float">
            <text:p>10</text:p>
          </table:table-cell>
          <table:table-cell table:style-name="ce116" table:formula="of:=[M_Dia_NA.D54]/[.$D$6]" office:value-type="float" office:value="10.5298187830823" calcext:value-type="float">
            <text:p>11</text:p>
          </table:table-cell>
          <table:table-cell table:style-name="ce116" table:formula="of:=[M_Dia_NA.E54]/[.$E$6]" office:value-type="float" office:value="75.4720765641671" calcext:value-type="float">
            <text:p>75</text:p>
          </table:table-cell>
          <table:table-cell table:style-name="ce116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style-name="ce116" table:formula="of:=[M_Dia_NA.H54]/[.$H$6]" office:value-type="float" office:value="38.7968031114335" calcext:value-type="float">
            <text:p>39</text:p>
          </table:table-cell>
          <table:table-cell table:style-name="ce116"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116" table:formula="of:=[M_Dia_NA.K54]/[.$K$6]" office:value-type="float" office:value="31.1081496152677" calcext:value-type="float">
            <text:p>31</text:p>
          </table:table-cell>
          <table:table-cell table:style-name="ce116"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116" table:formula="of:=[M_Dia_NA.N54]/[.$N$6]" office:value-type="float" office:value="13.8225375192855" calcext:value-type="float">
            <text:p>14</text:p>
          </table:table-cell>
          <table:table-cell table:style-name="ce116" table:formula="of:=[M_Dia_NA.O54]/[.$O$6]" office:value-type="float" office:value="37.238305127406" calcext:value-type="float">
            <text:p>37</text:p>
          </table:table-cell>
          <table:table-cell table:style-name="ce116" table:formula="of:=[M_Dia_NA.P54]/[.$P$6]" office:value-type="float" office:value="39.6020109082698" calcext:value-type="float">
            <text:p>40</text:p>
          </table:table-cell>
          <table:table-cell table:style-name="ce116"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96" table:formula="of:=[M_Dia_NA.A55]" office:value-type="string" office:string-value="L" calcext:value-type="string">
            <text:p>L</text:p>
          </table:table-cell>
          <table:table-cell table:style-name="ce72" table:formula="of:=[M_Dia_NA.B55]" office:value-type="date" office:date-value="2020-04-06" calcext:value-type="date">
            <text:p>06/04</text:p>
          </table:table-cell>
          <table:table-cell table:style-name="ce114" table:formula="of:=[M_Dia_NA.C55]/[.$C$6]" office:value-type="float" office:value="5.11385270629944" calcext:value-type="float">
            <text:p>5.1</text:p>
          </table:table-cell>
          <table:table-cell table:style-name="ce114" table:formula="of:=[M_Dia_NA.D55]/[.$D$6]" office:value-type="float" office:value="9.3598389182954" calcext:value-type="float">
            <text:p>9.4</text:p>
          </table:table-cell>
          <table:table-cell table:style-name="ce118" table:formula="of:=[M_Dia_NA.E55]/[.$E$6]" office:value-type="float" office:value="85.1361839290909" calcext:value-type="float">
            <text:p>85</text:p>
          </table:table-cell>
          <table:table-cell table:style-name="ce114" table:formula="of:=[M_Dia_NA.F55]/[.$F$6]" office:value-type="float" office:value="7.09090808406461" calcext:value-type="float">
            <text:p>7.1</text:p>
          </table:table-cell>
          <table:table-cell table:style-name="ce118" table:formula="of:=[M_Dia_NA.G55]/[.$G$6]" office:value-type="float" office:value="75.1159359047629" calcext:value-type="float">
            <text:p>75</text:p>
          </table:table-cell>
          <table:table-cell table:style-name="ce118" table:formula="of:=[M_Dia_NA.H55]/[.$H$6]" office:value-type="float" office:value="62.3894536521701" calcext:value-type="float">
            <text:p>62</text:p>
          </table:table-cell>
          <table:table-cell table:style-name="ce118" table:formula="of:=[M_Dia_NA.I55]/[.$I$6]" office:value-type="float" office:value="30.8313673818764" calcext:value-type="float">
            <text:p>31</text:p>
          </table:table-cell>
          <table:table-cell table:style-name="ce118" table:formula="of:=[M_Dia_NA.J55]/[.$J$6]" office:value-type="float" office:value="47.1065623946714" calcext:value-type="float">
            <text:p>47</text:p>
          </table:table-cell>
          <table:table-cell table:style-name="ce118" table:formula="of:=[M_Dia_NA.K55]/[.$K$6]" office:value-type="float" office:value="23.7014473259183" calcext:value-type="float">
            <text:p>24</text:p>
          </table:table-cell>
          <table:table-cell table:style-name="ce118" table:formula="of:=[M_Dia_NA.L55]/[.$L$6]" office:value-type="float" office:value="51.7693952540595" calcext:value-type="float">
            <text:p>52</text:p>
          </table:table-cell>
          <table:table-cell table:style-name="ce114" table:formula="of:=[M_Dia_NA.M55]/[.$M$6]" office:value-type="float" office:value="1.10144255171002" calcext:value-type="float">
            <text:p>1.1</text:p>
          </table:table-cell>
          <table:table-cell table:style-name="ce118" table:formula="of:=[M_Dia_NA.N55]/[.$N$6]" office:value-type="float" office:value="7.62622759684718" calcext:value-type="float">
            <text:p>8</text:p>
          </table:table-cell>
          <table:table-cell table:style-name="ce118" table:formula="of:=[M_Dia_NA.O55]/[.$O$6]" office:value-type="float" office:value="66.3703125400024" calcext:value-type="float">
            <text:p>66</text:p>
          </table:table-cell>
          <table:table-cell table:style-name="ce118" table:formula="of:=[M_Dia_NA.P55]/[.$P$6]" office:value-type="float" office:value="44.002234342522" calcext:value-type="float">
            <text:p>44</text:p>
          </table:table-cell>
          <table:table-cell table:style-name="ce118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116" table:formula="of:=[M_Dia_NA.C56]/[.$C$6]" office:value-type="float" office:value="9.61626650206309" calcext:value-type="float">
            <text:p>10</text:p>
          </table:table-cell>
          <table:table-cell table:style-name="ce116" table:formula="of:=[M_Dia_NA.D56]/[.$D$6]" office:value-type="float" office:value="13.4547684450496" calcext:value-type="float">
            <text:p>13</text:p>
          </table:table-cell>
          <table:table-cell table:style-name="ce116" table:formula="of:=[M_Dia_NA.E56]/[.$E$6]" office:value-type="float" office:value="185.458822288776" calcext:value-type="float">
            <text:p>185</text:p>
          </table:table-cell>
          <table:table-cell table:style-name="ce116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style-name="ce116" table:formula="of:=[M_Dia_NA.H56]/[.$H$6]" office:value-type="float" office:value="106.129478781663" calcext:value-type="float">
            <text:p>106</text:p>
          </table:table-cell>
          <table:table-cell table:style-name="ce116"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116" table:formula="of:=[M_Dia_NA.K56]/[.$K$6]" office:value-type="float" office:value="53.3282564833161" calcext:value-type="float">
            <text:p>53</text:p>
          </table:table-cell>
          <table:table-cell table:style-name="ce116" table:formula="of:=[M_Dia_NA.L56]/[.$L$6]" office:value-type="float" office:value="31.0616371524357" calcext:value-type="float">
            <text:p>31</text:p>
          </table:table-cell>
          <table:table-cell table:style-name="ce116" table:formula="of:=[M_Dia_NA.M56]/[.$M$6]" office:value-type="float" office:value="11.0144255171002" calcext:value-type="float">
            <text:p>11</text:p>
          </table:table-cell>
          <table:table-cell table:style-name="ce116" table:formula="of:=[M_Dia_NA.N56]/[.$N$6]" office:value-type="float" office:value="16.2057336433002" calcext:value-type="float">
            <text:p>16</text:p>
          </table:table-cell>
          <table:table-cell table:style-name="ce116" table:formula="of:=[M_Dia_NA.O56]/[.$O$6]" office:value-type="float" office:value="79.2052839217841" calcext:value-type="float">
            <text:p>79</text:p>
          </table:table-cell>
          <table:table-cell table:style-name="ce116" table:formula="of:=[M_Dia_NA.P56]/[.$P$6]" office:value-type="float" office:value="38.135269763519" calcext:value-type="float">
            <text:p>38</text:p>
          </table:table-cell>
          <table:table-cell table:style-name="ce116"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116" table:formula="of:=[M_Dia_NA.C57]/[.$C$6]" office:value-type="float" office:value="14.1186802978267" calcext:value-type="float">
            <text:p>14</text:p>
          </table:table-cell>
          <table:table-cell table:style-name="ce116" table:formula="of:=[M_Dia_NA.D57]/[.$D$6]" office:value-type="float" office:value="17.5496979718039" calcext:value-type="float">
            <text:p>18</text:p>
          </table:table-cell>
          <table:table-cell table:style-name="ce116" table:formula="of:=[M_Dia_NA.E57]/[.$E$6]" office:value-type="float" office:value="94.3400957052089" calcext:value-type="float">
            <text:p>94</text:p>
          </table:table-cell>
          <table:table-cell table:style-name="ce116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style-name="ce116" table:formula="of:=[M_Dia_NA.H57]/[.$H$6]" office:value-type="float" office:value="40.5194410874238" calcext:value-type="float">
            <text:p>41</text:p>
          </table:table-cell>
          <table:table-cell table:style-name="ce116"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116" table:formula="of:=[M_Dia_NA.K57]/[.$K$6]" office:value-type="float" office:value="37.0335114467473" calcext:value-type="float">
            <text:p>37</text:p>
          </table:table-cell>
          <table:table-cell table:style-name="ce116" table:formula="of:=[M_Dia_NA.L57]/[.$L$6]" office:value-type="float" office:value="20.7077581016238" calcext:value-type="float">
            <text:p>21</text:p>
          </table:table-cell>
          <table:table-cell table:style-name="ce116" table:formula="of:=[M_Dia_NA.M57]/[.$M$6]" office:value-type="float" office:value="12.1158680688102" calcext:value-type="float">
            <text:p>12</text:p>
          </table:table-cell>
          <table:table-cell table:style-name="ce116" table:formula="of:=[M_Dia_NA.N57]/[.$N$6]" office:value-type="float" office:value="16.6823728681032" calcext:value-type="float">
            <text:p>17</text:p>
          </table:table-cell>
          <table:table-cell table:style-name="ce116" table:formula="of:=[M_Dia_NA.O57]/[.$O$6]" office:value-type="float" office:value="74.392169653616" calcext:value-type="float">
            <text:p>74</text:p>
          </table:table-cell>
          <table:table-cell table:style-name="ce116" table:formula="of:=[M_Dia_NA.P57]/[.$P$6]" office:value-type="float" office:value="49.8691989215249" calcext:value-type="float">
            <text:p>50</text:p>
          </table:table-cell>
          <table:table-cell table:style-name="ce116"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116" table:formula="of:=[M_Dia_NA.C58]/[.$C$6]" office:value-type="float" office:value="13.6739974538007" calcext:value-type="float">
            <text:p>14</text:p>
          </table:table-cell>
          <table:table-cell table:style-name="ce116" table:formula="of:=[M_Dia_NA.D58]/[.$D$6]" office:value-type="float" office:value="12.8697785126562" calcext:value-type="float">
            <text:p>13</text:p>
          </table:table-cell>
          <table:table-cell table:style-name="ce116" table:formula="of:=[M_Dia_NA.E58]/[.$E$6]" office:value-type="float" office:value="130.235351632069" calcext:value-type="float">
            <text:p>130</text:p>
          </table:table-cell>
          <table:table-cell table:style-name="ce116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style-name="ce116" table:formula="of:=[M_Dia_NA.H58]/[.$H$6]" office:value-type="float" office:value="100.437283730564" calcext:value-type="float">
            <text:p>100</text:p>
          </table:table-cell>
          <table:table-cell table:style-name="ce116"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116" table:formula="of:=[M_Dia_NA.K58]/[.$K$6]" office:value-type="float" office:value="41.477532820357" calcext:value-type="float">
            <text:p>41</text:p>
          </table:table-cell>
          <table:table-cell table:style-name="ce116"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116" table:formula="of:=[M_Dia_NA.N58]/[.$N$6]" office:value-type="float" office:value="13.8225375192855" calcext:value-type="float">
            <text:p>14</text:p>
          </table:table-cell>
          <table:table-cell table:style-name="ce116" table:formula="of:=[M_Dia_NA.O58]/[.$O$6]" office:value-type="float" office:value="82.7517891720132" calcext:value-type="float">
            <text:p>83</text:p>
          </table:table-cell>
          <table:table-cell table:style-name="ce116" table:formula="of:=[M_Dia_NA.P58]/[.$P$6]" office:value-type="float" office:value="36.6685286187683" calcext:value-type="float">
            <text:p>37</text:p>
          </table:table-cell>
          <table:table-cell table:style-name="ce116"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116" table:formula="of:=[M_Dia_NA.C59]/[.$C$6]" office:value-type="float" office:value="14.7857045638658" calcext:value-type="float">
            <text:p>15</text:p>
          </table:table-cell>
          <table:table-cell table:style-name="ce116" table:formula="of:=[M_Dia_NA.D59]/[.$D$6]" office:value-type="float" office:value="14.0397583774431" calcext:value-type="float">
            <text:p>14</text:p>
          </table:table-cell>
          <table:table-cell table:style-name="ce116"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style-name="ce116" table:formula="of:=[M_Dia_NA.H59]/[.$H$6]" office:value-type="float" office:value="73.9236383609746" calcext:value-type="float">
            <text:p>74</text:p>
          </table:table-cell>
          <table:table-cell table:style-name="ce116"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116" table:formula="of:=[M_Dia_NA.K59]/[.$K$6]" office:value-type="float" office:value="37.0335114467473" calcext:value-type="float">
            <text:p>37</text:p>
          </table:table-cell>
          <table:table-cell table:style-name="ce116"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116" table:formula="of:=[M_Dia_NA.N59]/[.$N$6]" office:value-type="float" office:value="12.3926198448767" calcext:value-type="float">
            <text:p>12</text:p>
          </table:table-cell>
          <table:table-cell table:style-name="ce116" table:formula="of:=[M_Dia_NA.O59]/[.$O$6]" office:value-type="float" office:value="77.4320312966695" calcext:value-type="float">
            <text:p>77</text:p>
          </table:table-cell>
          <table:table-cell table:style-name="ce116" table:formula="of:=[M_Dia_NA.P59]/[.$P$6]" office:value-type="float" office:value="36.6685286187683" calcext:value-type="float">
            <text:p>37</text:p>
          </table:table-cell>
          <table:table-cell table:style-name="ce116"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116" table:formula="of:=[M_Dia_NA.C60]/[.$C$6]" office:value-type="float" office:value="9.50509579105658" calcext:value-type="float">
            <text:p>10</text:p>
          </table:table-cell>
          <table:table-cell table:style-name="ce116" table:formula="of:=[M_Dia_NA.D60]/[.$D$6]" office:value-type="float" office:value="10.5298187830823" calcext:value-type="float">
            <text:p>11</text:p>
          </table:table-cell>
          <table:table-cell table:style-name="ce116" table:formula="of:=[M_Dia_NA.E60]/[.$E$6]" office:value-type="float" office:value="150.483957539528" calcext:value-type="float">
            <text:p>150</text:p>
          </table:table-cell>
          <table:table-cell table:style-name="ce116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style-name="ce116" table:formula="of:=[M_Dia_NA.H60]/[.$H$6]" office:value-type="float" office:value="47.5597875979928" calcext:value-type="float">
            <text:p>48</text:p>
          </table:table-cell>
          <table:table-cell table:style-name="ce116"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116" table:formula="of:=[M_Dia_NA.K60]/[.$K$6]" office:value-type="float" office:value="47.4028946518366" calcext:value-type="float">
            <text:p>47</text:p>
          </table:table-cell>
          <table:table-cell table:style-name="ce116"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116" table:formula="of:=[M_Dia_NA.N60]/[.$N$6]" office:value-type="float" office:value="16.6823728681032" calcext:value-type="float">
            <text:p>17</text:p>
          </table:table-cell>
          <table:table-cell table:style-name="ce116" table:formula="of:=[M_Dia_NA.O60]/[.$O$6]" office:value-type="float" office:value="62.2327230814018" calcext:value-type="float">
            <text:p>62</text:p>
          </table:table-cell>
          <table:table-cell table:style-name="ce116" table:formula="of:=[M_Dia_NA.P60]/[.$P$6]" office:value-type="float" office:value="36.1796149038514" calcext:value-type="float">
            <text:p>36</text:p>
          </table:table-cell>
          <table:table-cell table:style-name="ce116"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97"/>
          <table:table-cell table:style-name="ce74" table:formula="of:=[M_Dia_NA.B61]" office:value-type="date" office:date-value="2020-04-12" calcext:value-type="date">
            <text:p>12/04</text:p>
          </table:table-cell>
          <table:table-cell table:style-name="ce115" table:formula="of:=[M_Dia_NA.C61]/[.$C$6]" office:value-type="float" office:value="7.17051085991987" calcext:value-type="float">
            <text:p>7.2</text:p>
          </table:table-cell>
          <table:table-cell table:style-name="ce115" table:formula="of:=[M_Dia_NA.D61]/[.$D$6]" office:value-type="float" office:value="7.60486912111501" calcext:value-type="float">
            <text:p>7.6</text:p>
          </table:table-cell>
          <table:table-cell table:style-name="ce117" table:formula="of:=[M_Dia_NA.E61]/[.$E$6]" office:value-type="float" office:value="116.889679556698" calcext:value-type="float">
            <text:p>117</text:p>
          </table:table-cell>
          <table:table-cell table:style-name="ce117" table:formula="of:=[M_Dia_NA.F61]/[.$F$6]" office:value-type="float" office:value="11.522725636605" calcext:value-type="float">
            <text:p>12</text:p>
          </table:table-cell>
          <table:table-cell table:style-name="ce117" table:formula="of:=[M_Dia_NA.G61]/[.$G$6]" office:value-type="float" office:value="72.9933505887727" calcext:value-type="float">
            <text:p>73</text:p>
          </table:table-cell>
          <table:table-cell table:style-name="ce117" table:formula="of:=[M_Dia_NA.H61]/[.$H$6]" office:value-type="float" office:value="42.0173871535023" calcext:value-type="float">
            <text:p>42</text:p>
          </table:table-cell>
          <table:table-cell table:style-name="ce117" table:formula="of:=[M_Dia_NA.I61]/[.$I$6]" office:value-type="float" office:value="28.6945399395681" calcext:value-type="float">
            <text:p>29</text:p>
          </table:table-cell>
          <table:table-cell table:style-name="ce117" table:formula="of:=[M_Dia_NA.J61]/[.$J$6]" office:value-type="float" office:value="31.9228433838103" calcext:value-type="float">
            <text:p>32</text:p>
          </table:table-cell>
          <table:table-cell table:style-name="ce117" table:formula="of:=[M_Dia_NA.K61]/[.$K$6]" office:value-type="float" office:value="20.7387664101785" calcext:value-type="float">
            <text:p>21</text:p>
          </table:table-cell>
          <table:table-cell table:style-name="ce117" table:formula="of:=[M_Dia_NA.L61]/[.$L$6]" office:value-type="float" office:value="41.4155162032476" calcext:value-type="float">
            <text:p>41</text:p>
          </table:table-cell>
          <table:table-cell table:style-name="ce115" table:formula="of:=[M_Dia_NA.M61]/[.$M$6]" office:value-type="float" office:value="5.5072127585501" calcext:value-type="float">
            <text:p>5.5</text:p>
          </table:table-cell>
          <table:table-cell table:style-name="ce117" table:formula="of:=[M_Dia_NA.N61]/[.$N$6]" office:value-type="float" office:value="16.2057336433002" calcext:value-type="float">
            <text:p>16</text:p>
          </table:table-cell>
          <table:table-cell table:style-name="ce117" table:formula="of:=[M_Dia_NA.O61]/[.$O$6]" office:value-type="float" office:value="60.5439110574832" calcext:value-type="float">
            <text:p>61</text:p>
          </table:table-cell>
          <table:table-cell table:style-name="ce117" table:formula="of:=[M_Dia_NA.P61]/[.$P$6]" office:value-type="float" office:value="38.6241834784359" calcext:value-type="float">
            <text:p>39</text:p>
          </table:table-cell>
          <table:table-cell table:style-name="ce116"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98" table:formula="of:=[M_Dia_NA.A62]" office:value-type="string" office:string-value="L" calcext:value-type="string">
            <text:p>L</text:p>
          </table:table-cell>
          <table:table-cell table:style-name="ce72" table:formula="of:=[M_Dia_NA.B62]" office:value-type="date" office:date-value="2020-04-13" calcext:value-type="date">
            <text:p>13/04</text:p>
          </table:table-cell>
          <table:table-cell table:style-name="ce114" table:formula="of:=[M_Dia_NA.C62]/[.$C$6]" office:value-type="float" office:value="7.00375479341011" calcext:value-type="float">
            <text:p>7.0</text:p>
          </table:table-cell>
          <table:table-cell table:style-name="ce118" table:formula="of:=[M_Dia_NA.D62]/[.$D$6]" office:value-type="float" office:value="10.5298187830823" calcext:value-type="float">
            <text:p>11</text:p>
          </table:table-cell>
          <table:table-cell table:style-name="ce118" table:formula="of:=[M_Dia_NA.E62]/[.$E$6]" office:value-type="float" office:value="139.439263408187" calcext:value-type="float">
            <text:p>139</text:p>
          </table:table-cell>
          <table:table-cell table:style-name="ce118" table:formula="of:=[M_Dia_NA.F62]/[.$F$6]" office:value-type="float" office:value="10.6363621260969" calcext:value-type="float">
            <text:p>11</text:p>
          </table:table-cell>
          <table:table-cell table:style-name="ce118" table:formula="of:=[M_Dia_NA.G62]/[.$G$6]" office:value-type="float" office:value="60.9653671314952" calcext:value-type="float">
            <text:p>61</text:p>
          </table:table-cell>
          <table:table-cell table:style-name="ce118" table:formula="of:=[M_Dia_NA.H62]/[.$H$6]" office:value-type="float" office:value="42.9910520964533" calcext:value-type="float">
            <text:p>43</text:p>
          </table:table-cell>
          <table:table-cell table:style-name="ce118" table:formula="of:=[M_Dia_NA.I62]/[.$I$6]" office:value-type="float" office:value="26.2524514340729" calcext:value-type="float">
            <text:p>26</text:p>
          </table:table-cell>
          <table:table-cell table:style-name="ce118" table:formula="of:=[M_Dia_NA.J62]/[.$J$6]" office:value-type="float" office:value="41.9218778543774" calcext:value-type="float">
            <text:p>42</text:p>
          </table:table-cell>
          <table:table-cell table:style-name="ce118" table:formula="of:=[M_Dia_NA.K62]/[.$K$6]" office:value-type="float" office:value="45.9215541939667" calcext:value-type="float">
            <text:p>46</text:p>
          </table:table-cell>
          <table:table-cell table:style-name="ce118" table:formula="of:=[M_Dia_NA.L62]/[.$L$6]" office:value-type="float" office:value="10.3538790508119" calcext:value-type="float">
            <text:p>10</text:p>
          </table:table-cell>
          <table:table-cell table:style-name="ce118" table:formula="of:=[M_Dia_NA.M62]/[.$M$6]" office:value-type="float" office:value="12.1158680688102" calcext:value-type="float">
            <text:p>12</text:p>
          </table:table-cell>
          <table:table-cell table:style-name="ce118" table:formula="of:=[M_Dia_NA.N62]/[.$N$6]" office:value-type="float" office:value="14.7758159688914" calcext:value-type="float">
            <text:p>15</text:p>
          </table:table-cell>
          <table:table-cell table:style-name="ce118" table:formula="of:=[M_Dia_NA.O62]/[.$O$6]" office:value-type="float" office:value="65.694787730435" calcext:value-type="float">
            <text:p>66</text:p>
          </table:table-cell>
          <table:table-cell table:style-name="ce118" table:formula="of:=[M_Dia_NA.P62]/[.$P$6]" office:value-type="float" office:value="30.8015640397654" calcext:value-type="float">
            <text:p>31</text:p>
          </table:table-cell>
          <table:table-cell table:style-name="ce118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style-name="ce116" table:formula="of:=[M_Dia_NA.E63]/[.$E$6]" office:value-type="float" office:value="116.889679556698" calcext:value-type="float">
            <text:p>117</text:p>
          </table:table-cell>
          <table:table-cell table:style-name="ce116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style-name="ce116" table:formula="of:=[M_Dia_NA.H63]/[.$H$6]" office:value-type="float" office:value="57.0717451175913" calcext:value-type="float">
            <text:p>57</text:p>
          </table:table-cell>
          <table:table-cell table:style-name="ce116"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116" table:formula="of:=[M_Dia_NA.K63]/[.$K$6]" office:value-type="float" office:value="60.7349587726656" calcext:value-type="float">
            <text:p>61</text:p>
          </table:table-cell>
          <table:table-cell table:style-name="ce116" table:formula="of:=[M_Dia_NA.L63]/[.$L$6]" office:value-type="float" office:value="0" calcext:value-type="float">
            <text:p>0</text:p>
          </table:table-cell>
          <table:table-cell table:style-name="ce116" table:formula="of:=[M_Dia_NA.M63]/[.$M$6]" office:value-type="float" office:value="14.3187531722303" calcext:value-type="float">
            <text:p>14</text:p>
          </table:table-cell>
          <table:table-cell table:style-name="ce116" table:formula="of:=[M_Dia_NA.N63]/[.$N$6]" office:value-type="float" office:value="15.2524551936944" calcext:value-type="float">
            <text:p>15</text:p>
          </table:table-cell>
          <table:table-cell table:style-name="ce116" table:formula="of:=[M_Dia_NA.O63]/[.$O$6]" office:value-type="float" office:value="64.2592975101042" calcext:value-type="float">
            <text:p>64</text:p>
          </table:table-cell>
          <table:table-cell table:style-name="ce116" table:formula="of:=[M_Dia_NA.P63]/[.$P$6]" office:value-type="float" office:value="29.3348228950146" calcext:value-type="float">
            <text:p>29</text:p>
          </table:table-cell>
          <table:table-cell table:style-name="ce116"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116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style-name="ce116" table:formula="of:=[M_Dia_NA.E64]/[.$E$6]" office:value-type="float" office:value="130.235351632069" calcext:value-type="float">
            <text:p>130</text:p>
          </table:table-cell>
          <table:table-cell table:style-name="ce116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style-name="ce116" table:formula="of:=[M_Dia_NA.H64]/[.$H$6]" office:value-type="float" office:value="107.702322151045" calcext:value-type="float">
            <text:p>108</text:p>
          </table:table-cell>
          <table:table-cell table:style-name="ce116"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116" table:formula="of:=[M_Dia_NA.K64]/[.$K$6]" office:value-type="float" office:value="56.2909373990559" calcext:value-type="float">
            <text:p>56</text:p>
          </table:table-cell>
          <table:table-cell table:style-name="ce116"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116" table:formula="of:=[M_Dia_NA.N64]/[.$N$6]" office:value-type="float" office:value="15.2524551936944" calcext:value-type="float">
            <text:p>15</text:p>
          </table:table-cell>
          <table:table-cell table:style-name="ce116" table:formula="of:=[M_Dia_NA.O64]/[.$O$6]" office:value-type="float" office:value="72.7033576296973" calcext:value-type="float">
            <text:p>73</text:p>
          </table:table-cell>
          <table:table-cell table:style-name="ce116" table:formula="of:=[M_Dia_NA.P64]/[.$P$6]" office:value-type="float" office:value="27.379168035347" calcext:value-type="float">
            <text:p>27</text:p>
          </table:table-cell>
          <table:table-cell table:style-name="ce116"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116" table:formula="of:=[M_Dia_NA.C65]/[.$C$6]" office:value-type="float" office:value="17.5093869835253" calcext:value-type="float">
            <text:p>18</text:p>
          </table:table-cell>
          <table:table-cell table:style-name="ce116" table:formula="of:=[M_Dia_NA.D65]/[.$D$6]" office:value-type="float" office:value="9.94482885068886" calcext:value-type="float">
            <text:p>10</text:p>
          </table:table-cell>
          <table:table-cell table:style-name="ce116" table:formula="of:=[M_Dia_NA.E65]/[.$E$6]" office:value-type="float" office:value="191.901560532059" calcext:value-type="float">
            <text:p>192</text:p>
          </table:table-cell>
          <table:table-cell table:style-name="ce116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style-name="ce116" table:formula="of:=[M_Dia_NA.H65]/[.$H$6]" office:value-type="float" office:value="56.397669387856" calcext:value-type="float">
            <text:p>56</text:p>
          </table:table-cell>
          <table:table-cell table:style-name="ce116"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116" table:formula="of:=[M_Dia_NA.K65]/[.$K$6]" office:value-type="float" office:value="62.2162992305355" calcext:value-type="float">
            <text:p>62</text:p>
          </table:table-cell>
          <table:table-cell table:style-name="ce116"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116" table:formula="of:=[M_Dia_NA.N65]/[.$N$6]" office:value-type="float" office:value="14.2991767440885" calcext:value-type="float">
            <text:p>14</text:p>
          </table:table-cell>
          <table:table-cell table:style-name="ce116" table:formula="of:=[M_Dia_NA.O65]/[.$O$6]" office:value-type="float" office:value="71.5211892129543" calcext:value-type="float">
            <text:p>72</text:p>
          </table:table-cell>
          <table:table-cell table:style-name="ce116" table:formula="of:=[M_Dia_NA.P65]/[.$P$6]" office:value-type="float" office:value="29.8237366099316" calcext:value-type="float">
            <text:p>30</text:p>
          </table:table-cell>
          <table:table-cell table:style-name="ce116"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116" table:formula="of:=[M_Dia_NA.C66]/[.$C$6]" office:value-type="float" office:value="16.6200212954732" calcext:value-type="float">
            <text:p>17</text:p>
          </table:table-cell>
          <table:table-cell table:style-name="ce116" table:formula="of:=[M_Dia_NA.D66]/[.$D$6]" office:value-type="float" office:value="12.2847885802627" calcext:value-type="float">
            <text:p>12</text:p>
          </table:table-cell>
          <table:table-cell table:style-name="ce116" table:formula="of:=[M_Dia_NA.E66]/[.$E$6]" office:value-type="float" office:value="140.819850174604" calcext:value-type="float">
            <text:p>141</text:p>
          </table:table-cell>
          <table:table-cell table:style-name="ce116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style-name="ce116" table:formula="of:=[M_Dia_NA.H66]/[.$H$6]" office:value-type="float" office:value="56.9968478142874" calcext:value-type="float">
            <text:p>57</text:p>
          </table:table-cell>
          <table:table-cell table:style-name="ce116"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116" table:formula="of:=[M_Dia_NA.K66]/[.$K$6]" office:value-type="float" office:value="65.1789801462753" calcext:value-type="float">
            <text:p>65</text:p>
          </table:table-cell>
          <table:table-cell table:style-name="ce116"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116" table:formula="of:=[M_Dia_NA.N66]/[.$N$6]" office:value-type="float" office:value="13.3458982944826" calcext:value-type="float">
            <text:p>13</text:p>
          </table:table-cell>
          <table:table-cell table:style-name="ce116" table:formula="of:=[M_Dia_NA.O66]/[.$O$6]" office:value-type="float" office:value="75.2365756655753" calcext:value-type="float">
            <text:p>75</text:p>
          </table:table-cell>
          <table:table-cell table:style-name="ce116" table:formula="of:=[M_Dia_NA.P66]/[.$P$6]" office:value-type="float" office:value="11.2450154430889" calcext:value-type="float">
            <text:p>11</text:p>
          </table:table-cell>
          <table:table-cell table:style-name="ce116"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116" table:formula="of:=[M_Dia_NA.C67]/[.$C$6]" office:value-type="float" office:value="13.4516560317877" calcext:value-type="float">
            <text:p>13</text:p>
          </table:table-cell>
          <table:table-cell table:style-name="ce116" table:formula="of:=[M_Dia_NA.D67]/[.$D$6]" office:value-type="float" office:value="7.01987918872155" calcext:value-type="float">
            <text:p>7</text:p>
          </table:table-cell>
          <table:table-cell table:style-name="ce116" table:formula="of:=[M_Dia_NA.E67]/[.$E$6]" office:value-type="float" office:value="133.45672075371" calcext:value-type="float">
            <text:p>133</text:p>
          </table:table-cell>
          <table:table-cell table:style-name="ce116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style-name="ce116" table:formula="of:=[M_Dia_NA.H67]/[.$H$6]" office:value-type="float" office:value="48.0840687211203" calcext:value-type="float">
            <text:p>48</text:p>
          </table:table-cell>
          <table:table-cell table:style-name="ce116"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116" table:formula="of:=[M_Dia_NA.K67]/[.$K$6]" office:value-type="float" office:value="60.7349587726656" calcext:value-type="float">
            <text:p>61</text:p>
          </table:table-cell>
          <table:table-cell table:style-name="ce116"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116" table:formula="of:=[M_Dia_NA.N67]/[.$N$6]" office:value-type="float" office:value="14.2991767440885" calcext:value-type="float">
            <text:p>14</text:p>
          </table:table-cell>
          <table:table-cell table:style-name="ce116" table:formula="of:=[M_Dia_NA.O67]/[.$O$6]" office:value-type="float" office:value="50.0732765091876" calcext:value-type="float">
            <text:p>50</text:p>
          </table:table-cell>
          <table:table-cell table:style-name="ce116" table:formula="of:=[M_Dia_NA.P67]/[.$P$6]" office:value-type="float" office:value="4.4002234342522" calcext:value-type="float">
            <text:p>4</text:p>
          </table:table-cell>
          <table:table-cell table:style-name="ce116"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8]" office:value-type="date" office:date-value="2020-04-19" calcext:value-type="date">
            <text:p>19/04</text:p>
          </table:table-cell>
          <table:table-cell table:style-name="ce116" table:formula="of:=[M_Dia_NA.C68]/[.$C$6]" office:value-type="float" office:value="10.2277054125989" calcext:value-type="float">
            <text:p>10</text:p>
          </table:table-cell>
          <table:table-cell table:style-name="ce116" table:formula="of:=[M_Dia_NA.D68]/[.$D$6]" office:value-type="float" office:value="5.26490939154116" calcext:value-type="float">
            <text:p>5</text:p>
          </table:table-cell>
          <table:table-cell table:style-name="ce116" table:formula="of:=[M_Dia_NA.E68]/[.$E$6]" office:value-type="float" office:value="105.844985425356" calcext:value-type="float">
            <text:p>106</text:p>
          </table:table-cell>
          <table:table-cell table:style-name="ce116" table:formula="of:=[M_Dia_NA.F68]/[.$F$6]" office:value-type="float" office:value="7.97727159457268" calcext:value-type="float">
            <text:p>8</text:p>
          </table:table-cell>
          <table:table-cell table:formula="of:=[M_Dia_NA.G68]/[.$G$6]" office:value-type="float" office:value="48.3477766419981" calcext:value-type="float">
            <text:p>48</text:p>
          </table:table-cell>
          <table:table-cell table:style-name="ce116" table:formula="of:=[M_Dia_NA.H68]/[.$H$6]" office:value-type="float" office:value="29.5844348050506" calcext:value-type="float">
            <text:p>30</text:p>
          </table:table-cell>
          <table:table-cell table:style-name="ce116" table:formula="of:=[M_Dia_NA.I68]/[.$I$6]" office:value-type="float" office:value="25.3366682445123" calcext:value-type="float">
            <text:p>25</text:p>
          </table:table-cell>
          <table:table-cell table:formula="of:=[M_Dia_NA.J68]/[.$J$6]" office:value-type="float" office:value="32.0709772278187" calcext:value-type="float">
            <text:p>32</text:p>
          </table:table-cell>
          <table:table-cell table:style-name="ce116" table:formula="of:=[M_Dia_NA.K68]/[.$K$6]" office:value-type="float" office:value="57.7722778569258" calcext:value-type="float">
            <text:p>58</text:p>
          </table:table-cell>
          <table:table-cell table:style-name="ce116"/>
          <table:table-cell table:formula="of:=[M_Dia_NA.M68]/[.$M$6]" office:value-type="float" office:value="6.60865531026013" calcext:value-type="float">
            <text:p>6.6</text:p>
          </table:table-cell>
          <table:table-cell table:style-name="ce116" table:formula="of:=[M_Dia_NA.N68]/[.$N$6]" office:value-type="float" office:value="12.8692590696796" calcext:value-type="float">
            <text:p>13</text:p>
          </table:table-cell>
          <table:table-cell table:style-name="ce116"/>
          <table:table-cell table:style-name="ce116" table:formula="of:=[M_Dia_NA.P68]/[.$P$6]" office:value-type="float" office:value="9.77827429833821" calcext:value-type="float">
            <text:p>10</text:p>
          </table:table-cell>
          <table:table-cell table:style-name="ce116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116" table:number-columns-repeated="4"/>
          <table:table-cell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16" table:number-columns-repeated="4"/>
        </table:table-row>
        <table:table-row table:style-name="ro1" table:number-rows-repeated="3">
          <table:table-cell table:number-columns-repeated="6"/>
          <table:table-cell table:style-name="ce112"/>
          <table:table-cell table:number-columns-repeated="2"/>
          <table:table-cell table:style-name="ce112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116" table:formula="of:=MAX([.C$9:.C72])" office:value-type="float" office:value="17.5093869835253" calcext:value-type="float">
            <text:p>18</text:p>
          </table:table-cell>
          <table:table-cell table:style-name="ce116" table:formula="of:=MAX([.D$9:.D72])" office:value-type="float" office:value="17.5496979718039" calcext:value-type="float">
            <text:p>18</text:p>
          </table:table-cell>
          <table:table-cell table:style-name="ce116" table:formula="of:=MAX([.E$9:.E72])" office:value-type="float" office:value="228.257012047725" calcext:value-type="float">
            <text:p>228</text:p>
          </table:table-cell>
          <table:table-cell table:style-name="ce116" table:formula="of:=MAX([.F$9:.F72])" office:value-type="float" office:value="19.4999972311777" calcext:value-type="float">
            <text:p>19</text:p>
          </table:table-cell>
          <table:table-cell table:formula="of:=MAX([.G$9:.G72])" office:value-type="float" office:value="112.025336121703" calcext:value-type="float">
            <text:p>112</text:p>
          </table:table-cell>
          <table:table-cell table:style-name="ce116" table:formula="of:=MAX([.H$9:.H72])" office:value-type="float" office:value="107.702322151045" calcext:value-type="float">
            <text:p>108</text:p>
          </table:table-cell>
          <table:table-cell table:style-name="ce116" table:formula="of:=MAX([.I$9:.I72])" office:value-type="float" office:value="71.4310887857334" calcext:value-type="float">
            <text:p>71</text:p>
          </table:table-cell>
          <table:table-cell table:formula="of:=MAX([.J$9:.J72])" office:value-type="float" office:value="71.7708474220701" calcext:value-type="float">
            <text:p>72</text:p>
          </table:table-cell>
          <table:table-cell table:style-name="ce116" table:formula="of:=MAX([.K$9:.K72])" office:value-type="float" office:value="65.1789801462753" calcext:value-type="float">
            <text:p>65</text:p>
          </table:table-cell>
          <table:table-cell table:style-name="ce116" table:formula="of:=MAX([.L$9:.L72])" office:value-type="float" office:value="82.8310324064953" calcext:value-type="float">
            <text:p>83</text:p>
          </table:table-cell>
          <table:table-cell table:style-name="ce116" table:formula="of:=MAX([.M$9:.M72])" office:value-type="float" office:value="14.3187531722303" calcext:value-type="float">
            <text:p>14</text:p>
          </table:table-cell>
          <table:table-cell table:style-name="ce116" table:formula="of:=MAX([.N$9:.N72])" office:value-type="float" office:value="17.6356513177091" calcext:value-type="float">
            <text:p>18</text:p>
          </table:table-cell>
          <table:table-cell table:style-name="ce116" table:formula="of:=MAX([.O$9:.O72])" office:value-type="float" office:value="82.7517891720132" calcext:value-type="float">
            <text:p>83</text:p>
          </table:table-cell>
          <table:table-cell table:style-name="ce116" table:formula="of:=MAX([.P$9:.P72])" office:value-type="float" office:value="49.8691989215249" calcext:value-type="float">
            <text:p>50</text:p>
          </table:table-cell>
          <table:table-cell table:style-name="ce116" table:formula="of:=MAX([.Q$9:.Q72])" office:value-type="float" office:value="43.3953246113702" calcext:value-type="float">
            <text:p>43</text:p>
          </table:table-cell>
        </table:table-row>
      </table:table>
      <table:table table:name="M_Acu_NA_2" table:style-name="ta1">
        <table:table-column table:style-name="co15" table:default-cell-style-name="Default"/>
        <table:table-column table:style-name="co7" table:number-columns-repeated="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number-columns-repeated="6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7" table:number-columns-repeated="14" table:default-cell-style-name="ce64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5"/>
          <table:table-cell table:number-columns-repeated="2"/>
          <table:table-cell table:style-name="ce64" table:number-columns-repeated="5"/>
          <table:table-cell table:number-columns-repeated="17"/>
        </table:table-row>
        <table:table-row table:style-name="ro1">
          <table:table-cell/>
          <table:table-cell table:style-name="ce69" office:value-type="string" calcext:value-type="string">
            <text:p>Datos de diferentes países, NO ajustados a la población</text:p>
          </table:table-cell>
          <table:table-cell table:style-name="ce64" table:number-columns-repeated="5"/>
          <table:table-cell table:number-columns-repeated="2"/>
          <table:table-cell table:style-name="ce64" table:number-columns-repeated="5"/>
          <table:table-cell table:number-columns-repeated="17"/>
        </table:table-row>
        <table:table-row table:style-name="ro1">
          <table:table-cell/>
          <table:table-cell table:style-name="ce70" office:value-type="string" calcext:value-type="string">
            <text:p>Muertes acumuladas</text:p>
          </table:table-cell>
          <table:table-cell table:style-name="ce64" table:number-columns-repeated="4"/>
          <table:table-cell table:style-name="ce81"/>
          <table:table-cell table:number-columns-repeated="2"/>
          <table:table-cell table:style-name="ce64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64" table:number-columns-repeated="4"/>
          <table:table-cell table:style-name="ce121"/>
          <table:table-cell table:number-columns-repeated="2"/>
          <table:table-cell table:style-name="ce64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5"/>
          <table:table-cell table:number-columns-repeated="17"/>
        </table:table-row>
        <table:table-row table:style-name="ro1">
          <table:table-cell/>
          <table:table-cell table:style-name="ce81"/>
          <table:table-cell table:style-name="ce112" table:number-columns-repeated="5"/>
          <table:table-cell table:number-columns-repeated="2"/>
          <table:table-cell table:style-name="ce64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64" table:number-columns-repeated="4"/>
          <table:table-cell table:number-columns-repeated="3"/>
          <table:table-cell table:style-name="ce64" table:number-columns-repeated="5"/>
          <table:table-cell table:number-columns-repeated="17"/>
        </table:table-row>
        <table:table-row table:style-name="ro1">
          <table:table-cell table:style-name="ce97"/>
          <table:table-cell table:style-name="ce134"/>
          <table:table-cell table:style-name="ce115" table:formula="of:=[M_Acu_NA.G8]" office:value-type="string" office:string-value="España" calcext:value-type="string">
            <text:p>España</text:p>
          </table:table-cell>
          <table:table-cell table:style-name="ce115" table:formula="of:=[M_Acu_NA.H8]" office:value-type="string" office:string-value="Francia" calcext:value-type="string">
            <text:p>Francia</text:p>
          </table:table-cell>
          <table:table-cell table:style-name="ce115" table:formula="of:=[M_Acu_NA.J8]" office:value-type="string" office:string-value="Italia" calcext:value-type="string">
            <text:p>Italia</text:p>
          </table:table-cell>
          <table:table-cell table:style-name="ce115" table:formula="of:=[M_Acu_NA.O8]" office:value-type="string" office:string-value="Reino Unido" calcext:value-type="string">
            <text:p>Reino Unido</text:p>
          </table:table-cell>
          <table:table-cell table:style-name="ce136"/>
          <table:table-cell/>
          <table:table-cell table:style-name="ce78"/>
          <table:table-cell table:style-name="ce115" table:formula="of:=[M_Acu_NA.C8]" office:value-type="string" office:string-value="Alemania" calcext:value-type="string">
            <text:p>Alemania</text:p>
          </table:table-cell>
          <table:table-cell table:style-name="ce115" table:formula="of:=[M_Acu_NA.E8]" office:value-type="string" office:string-value="Bélgica" calcext:value-type="string">
            <text:p>Bélgica</text:p>
          </table:table-cell>
          <table:table-cell table:style-name="ce115" table:formula="of:=[M_Acu_NA.I8]" office:value-type="string" office:string-value="Holanda" calcext:value-type="string">
            <text:p>Holanda</text:p>
          </table:table-cell>
          <table:table-cell table:style-name="ce115" table:formula="of:=[M_Acu_NA.P8]" office:value-type="string" office:string-value="Suecia" calcext:value-type="string">
            <text:p>Suecia</text:p>
          </table:table-cell>
          <table:table-cell table:style-name="ce115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115" table:formula="of:=[M_Acu_NA.D8]" office:value-type="string" office:string-value="Austria" calcext:value-type="string">
            <text:p>Austria</text:p>
          </table:table-cell>
          <table:table-cell table:style-name="ce115" table:formula="of:=[M_Acu_NA.F8]" office:value-type="string" office:string-value="Dinamarca" calcext:value-type="string">
            <text:p>Dinamarca</text:p>
          </table:table-cell>
          <table:table-cell table:style-name="ce115" table:formula="of:=[M_Acu_NA.K8]" office:value-type="string" office:string-value="Irlanda" calcext:value-type="string">
            <text:p>Irlanda</text:p>
          </table:table-cell>
          <table:table-cell table:style-name="ce115" table:formula="of:=[M_Acu_NA.L8]" office:value-type="string" office:string-value="Luxemburgo" calcext:value-type="string">
            <text:p>Luxemburgo</text:p>
          </table:table-cell>
          <table:table-cell table:style-name="ce115" table:formula="of:=[M_Acu_NA.M8]" office:value-type="string" office:string-value="Noruega" calcext:value-type="string">
            <text:p>Noruega</text:p>
          </table:table-cell>
          <table:table-cell table:style-name="ce115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98"/>
          <table:table-cell table:style-name="ce72" table:formula="of:=[C_Acu_NA.B9]" office:value-type="date" office:date-value="2020-02-20" calcext:value-type="date">
            <text:p>20/02</text:p>
          </table:table-cell>
          <table:table-cell table:style-name="ce64" table:formula="of:=[M_Acu_NA.G9]" office:value-type="float" office:value="1" calcext:value-type="float">
            <text:p>1</text:p>
          </table:table-cell>
          <table:table-cell table:style-name="ce64" table:number-columns-repeated="3"/>
          <table:table-cell table:number-columns-repeated="2"/>
          <table:table-cell table:style-name="ce72" table:formula="of:=[.B9]" office:value-type="date" office:date-value="2020-02-20" calcext:value-type="date">
            <text:p>20/02</text:p>
          </table:table-cell>
          <table:table-cell table:style-name="ce64" table:number-columns-repeated="5"/>
          <table:table-cell table:number-columns-repeated="2"/>
          <table:table-cell table:style-name="ce139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0]" office:value-type="date" office:date-value="2020-02-21" calcext:value-type="date">
            <text:p>21/02</text:p>
          </table:table-cell>
          <table:table-cell table:style-name="ce64" table:formula="of:=[M_Acu_NA.G10]" office:value-type="float" office:value="1" calcext:value-type="float">
            <text:p>1</text:p>
          </table:table-cell>
          <table:table-cell table:style-name="ce64" table:formula="of:=[M_Acu_NA.H10]" office:value-type="float" office:value="1" calcext:value-type="float">
            <text:p>1</text:p>
          </table:table-cell>
          <table:table-cell table:style-name="ce64" table:formula="of:=[M_Acu_NA.J10]" office:value-type="float" office:value="1" calcext:value-type="float">
            <text:p>1</text:p>
          </table:table-cell>
          <table:table-cell table:style-name="ce64"/>
          <table:table-cell table:number-columns-repeated="2"/>
          <table:table-cell table:style-name="ce73" table:formula="of:=[.B10]" office:value-type="date" office:date-value="2020-02-21" calcext:value-type="date">
            <text:p>21/02</text:p>
          </table:table-cell>
          <table:table-cell table:style-name="ce64" table:number-columns-repeated="5"/>
          <table:table-cell table:number-columns-repeated="2"/>
          <table:table-cell table:style-name="ce139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1]" office:value-type="date" office:date-value="2020-02-22" calcext:value-type="date">
            <text:p>22/02</text:p>
          </table:table-cell>
          <table:table-cell table:style-name="ce64" table:formula="of:=[M_Acu_NA.G11]" office:value-type="float" office:value="1" calcext:value-type="float">
            <text:p>1</text:p>
          </table:table-cell>
          <table:table-cell table:style-name="ce64" table:formula="of:=[M_Acu_NA.H11]" office:value-type="float" office:value="1" calcext:value-type="float">
            <text:p>1</text:p>
          </table:table-cell>
          <table:table-cell table:style-name="ce64" table:formula="of:=[M_Acu_NA.J11]" office:value-type="float" office:value="2" calcext:value-type="float">
            <text:p>2</text:p>
          </table:table-cell>
          <table:table-cell table:style-name="ce64"/>
          <table:table-cell table:number-columns-repeated="2"/>
          <table:table-cell table:style-name="ce73" table:formula="of:=[.B11]" office:value-type="date" office:date-value="2020-02-22" calcext:value-type="date">
            <text:p>22/02</text:p>
          </table:table-cell>
          <table:table-cell table:style-name="ce64" table:number-columns-repeated="5"/>
          <table:table-cell table:number-columns-repeated="2"/>
          <table:table-cell table:style-name="ce139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2]" office:value-type="date" office:date-value="2020-02-23" calcext:value-type="date">
            <text:p>23/02</text:p>
          </table:table-cell>
          <table:table-cell table:style-name="ce64" table:formula="of:=[M_Acu_NA.G12]" office:value-type="float" office:value="1" calcext:value-type="float">
            <text:p>1</text:p>
          </table:table-cell>
          <table:table-cell table:style-name="ce64" table:formula="of:=[M_Acu_NA.H12]" office:value-type="float" office:value="1" calcext:value-type="float">
            <text:p>1</text:p>
          </table:table-cell>
          <table:table-cell table:style-name="ce64" table:formula="of:=[M_Acu_NA.J12]" office:value-type="float" office:value="3" calcext:value-type="float">
            <text:p>3</text:p>
          </table:table-cell>
          <table:table-cell table:style-name="ce64"/>
          <table:table-cell table:number-columns-repeated="2"/>
          <table:table-cell table:style-name="ce73" table:formula="of:=[.B12]" office:value-type="date" office:date-value="2020-02-23" calcext:value-type="date">
            <text:p>23/02</text:p>
          </table:table-cell>
          <table:table-cell table:style-name="ce64" table:number-columns-repeated="5"/>
          <table:table-cell table:number-columns-repeated="2"/>
          <table:table-cell table:style-name="ce139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96" table:formula="of:=[C_Acu_NA.A13]" office:value-type="string" office:string-value="L" calcext:value-type="string">
            <text:p>L</text:p>
          </table:table-cell>
          <table:table-cell table:style-name="ce72" table:formula="of:=[C_Acu_NA.B13]" office:value-type="date" office:date-value="2020-02-24" calcext:value-type="date">
            <text:p>24/02</text:p>
          </table:table-cell>
          <table:table-cell table:style-name="ce65" table:formula="of:=[M_Acu_NA.G13]" office:value-type="float" office:value="1" calcext:value-type="float">
            <text:p>1</text:p>
          </table:table-cell>
          <table:table-cell table:style-name="ce65" table:formula="of:=[M_Acu_NA.H13]" office:value-type="float" office:value="1" calcext:value-type="float">
            <text:p>1</text:p>
          </table:table-cell>
          <table:table-cell table:style-name="ce65" table:formula="of:=[M_Acu_NA.J13]" office:value-type="float" office:value="7" calcext:value-type="float">
            <text:p>7</text:p>
          </table:table-cell>
          <table:table-cell table:style-name="ce65"/>
          <table:table-cell table:style-name="ce77"/>
          <table:table-cell table:style-name="ce96" table:formula="of:=[.A13]" office:value-type="string" office:string-value="L" calcext:value-type="string">
            <text:p>L</text:p>
          </table:table-cell>
          <table:table-cell table:style-name="ce72" table:formula="of:=[.B13]" office:value-type="date" office:date-value="2020-02-24" calcext:value-type="date">
            <text:p>24/02</text:p>
          </table:table-cell>
          <table:table-cell table:style-name="ce65" table:number-columns-repeated="5"/>
          <table:table-cell/>
          <table:table-cell table:style-name="ce65" table:formula="of:=[.A13]" office:value-type="string" office:string-value="L" calcext:value-type="string">
            <text:p>L</text:p>
          </table:table-cell>
          <table:table-cell table:style-name="ce96" table:formula="of:=[.B13]" office:value-type="date" office:date-value="2020-02-24" calcext:value-type="date">
            <text:p>24/02</text:p>
          </table:table-cell>
          <table:table-cell table:style-name="ce65" table:number-columns-repeated="6"/>
          <table:table-cell table:number-columns-repeated="8"/>
        </table:table-row>
        <table:table-row table:style-name="ro1">
          <table:table-cell/>
          <table:table-cell table:style-name="ce73" table:formula="of:=[C_Acu_NA.B14]" office:value-type="date" office:date-value="2020-02-25" calcext:value-type="date">
            <text:p>25/02</text:p>
          </table:table-cell>
          <table:table-cell table:style-name="ce64" table:formula="of:=[M_Acu_NA.G14]" office:value-type="float" office:value="1" calcext:value-type="float">
            <text:p>1</text:p>
          </table:table-cell>
          <table:table-cell table:style-name="ce64" table:formula="of:=[M_Acu_NA.H14]" office:value-type="float" office:value="1" calcext:value-type="float">
            <text:p>1</text:p>
          </table:table-cell>
          <table:table-cell table:style-name="ce64" table:formula="of:=[M_Acu_NA.J14]" office:value-type="float" office:value="10" calcext:value-type="float">
            <text:p>10</text:p>
          </table:table-cell>
          <table:table-cell table:style-name="ce64"/>
          <table:table-cell table:number-columns-repeated="2"/>
          <table:table-cell table:style-name="ce73" table:formula="of:=[.B14]" office:value-type="date" office:date-value="2020-02-25" calcext:value-type="date">
            <text:p>25/02</text:p>
          </table:table-cell>
          <table:table-cell table:style-name="ce64" table:number-columns-repeated="5"/>
          <table:table-cell table:number-columns-repeated="2"/>
          <table:table-cell table:style-name="ce139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5]" office:value-type="date" office:date-value="2020-02-26" calcext:value-type="date">
            <text:p>26/02</text:p>
          </table:table-cell>
          <table:table-cell table:style-name="ce64" table:formula="of:=[M_Acu_NA.G15]" office:value-type="float" office:value="1" calcext:value-type="float">
            <text:p>1</text:p>
          </table:table-cell>
          <table:table-cell table:style-name="ce64" table:formula="of:=[M_Acu_NA.H15]" office:value-type="float" office:value="2" calcext:value-type="float">
            <text:p>2</text:p>
          </table:table-cell>
          <table:table-cell table:style-name="ce64" table:formula="of:=[M_Acu_NA.J15]" office:value-type="float" office:value="12" calcext:value-type="float">
            <text:p>12</text:p>
          </table:table-cell>
          <table:table-cell table:style-name="ce64"/>
          <table:table-cell table:number-columns-repeated="2"/>
          <table:table-cell table:style-name="ce73" table:formula="of:=[.B15]" office:value-type="date" office:date-value="2020-02-26" calcext:value-type="date">
            <text:p>26/02</text:p>
          </table:table-cell>
          <table:table-cell table:style-name="ce64" table:number-columns-repeated="5"/>
          <table:table-cell table:number-columns-repeated="2"/>
          <table:table-cell table:style-name="ce139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6]" office:value-type="date" office:date-value="2020-02-27" calcext:value-type="date">
            <text:p>27/02</text:p>
          </table:table-cell>
          <table:table-cell table:style-name="ce64" table:formula="of:=[M_Acu_NA.G16]" office:value-type="float" office:value="1" calcext:value-type="float">
            <text:p>1</text:p>
          </table:table-cell>
          <table:table-cell table:style-name="ce64" table:formula="of:=[M_Acu_NA.H16]" office:value-type="float" office:value="2" calcext:value-type="float">
            <text:p>2</text:p>
          </table:table-cell>
          <table:table-cell table:style-name="ce64" table:formula="of:=[M_Acu_NA.J16]" office:value-type="float" office:value="17" calcext:value-type="float">
            <text:p>17</text:p>
          </table:table-cell>
          <table:table-cell table:style-name="ce64"/>
          <table:table-cell table:number-columns-repeated="2"/>
          <table:table-cell table:style-name="ce73" table:formula="of:=[.B16]" office:value-type="date" office:date-value="2020-02-27" calcext:value-type="date">
            <text:p>27/02</text:p>
          </table:table-cell>
          <table:table-cell table:style-name="ce64" table:number-columns-repeated="5"/>
          <table:table-cell table:number-columns-repeated="2"/>
          <table:table-cell table:style-name="ce139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7]" office:value-type="date" office:date-value="2020-02-28" calcext:value-type="date">
            <text:p>28/02</text:p>
          </table:table-cell>
          <table:table-cell table:style-name="ce64" table:formula="of:=[M_Acu_NA.G17]" office:value-type="float" office:value="1" calcext:value-type="float">
            <text:p>1</text:p>
          </table:table-cell>
          <table:table-cell table:style-name="ce64" table:formula="of:=[M_Acu_NA.H17]" office:value-type="float" office:value="2" calcext:value-type="float">
            <text:p>2</text:p>
          </table:table-cell>
          <table:table-cell table:style-name="ce64" table:formula="of:=[M_Acu_NA.J17]" office:value-type="float" office:value="21" calcext:value-type="float">
            <text:p>21</text:p>
          </table:table-cell>
          <table:table-cell table:style-name="ce64"/>
          <table:table-cell table:number-columns-repeated="2"/>
          <table:table-cell table:style-name="ce73" table:formula="of:=[.B17]" office:value-type="date" office:date-value="2020-02-28" calcext:value-type="date">
            <text:p>28/02</text:p>
          </table:table-cell>
          <table:table-cell table:style-name="ce64" table:number-columns-repeated="5"/>
          <table:table-cell table:number-columns-repeated="2"/>
          <table:table-cell table:style-name="ce139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8]" office:value-type="date" office:date-value="2020-02-29" calcext:value-type="date">
            <text:p>29/02</text:p>
          </table:table-cell>
          <table:table-cell table:style-name="ce64" table:formula="of:=[M_Acu_NA.G18]" office:value-type="float" office:value="1" calcext:value-type="float">
            <text:p>1</text:p>
          </table:table-cell>
          <table:table-cell table:style-name="ce64" table:formula="of:=[M_Acu_NA.H18]" office:value-type="float" office:value="2" calcext:value-type="float">
            <text:p>2</text:p>
          </table:table-cell>
          <table:table-cell table:style-name="ce64" table:formula="of:=[M_Acu_NA.J18]" office:value-type="float" office:value="29" calcext:value-type="float">
            <text:p>29</text:p>
          </table:table-cell>
          <table:table-cell table:style-name="ce64"/>
          <table:table-cell table:number-columns-repeated="2"/>
          <table:table-cell table:style-name="ce73" table:formula="of:=[.B18]" office:value-type="date" office:date-value="2020-02-29" calcext:value-type="date">
            <text:p>29/02</text:p>
          </table:table-cell>
          <table:table-cell table:style-name="ce64" table:number-columns-repeated="5"/>
          <table:table-cell table:number-columns-repeated="2"/>
          <table:table-cell table:style-name="ce139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97"/>
          <table:table-cell table:style-name="ce74" table:formula="of:=[C_Acu_NA.B19]" office:value-type="date" office:date-value="2020-03-01" calcext:value-type="date">
            <text:p>01/03</text:p>
          </table:table-cell>
          <table:table-cell table:style-name="ce66" table:formula="of:=[M_Acu_NA.G19]" office:value-type="float" office:value="1" calcext:value-type="float">
            <text:p>1</text:p>
          </table:table-cell>
          <table:table-cell table:style-name="ce66" table:formula="of:=[M_Acu_NA.H19]" office:value-type="float" office:value="2" calcext:value-type="float">
            <text:p>2</text:p>
          </table:table-cell>
          <table:table-cell table:style-name="ce66" table:formula="of:=[M_Acu_NA.J19]" office:value-type="float" office:value="34" calcext:value-type="float">
            <text:p>34</text:p>
          </table:table-cell>
          <table:table-cell table:style-name="ce66"/>
          <table:table-cell table:style-name="ce77"/>
          <table:table-cell table:style-name="ce97"/>
          <table:table-cell table:style-name="ce74" table:formula="of:=[.B19]" office:value-type="date" office:date-value="2020-03-01" calcext:value-type="date">
            <text:p>01/03</text:p>
          </table:table-cell>
          <table:table-cell table:style-name="ce66" table:number-columns-repeated="5"/>
          <table:table-cell/>
          <table:table-cell table:style-name="ce97"/>
          <table:table-cell table:style-name="ce140" table:formula="of:=[.B19]" office:value-type="date" office:date-value="2020-03-01" calcext:value-type="date">
            <text:p>01/03</text:p>
          </table:table-cell>
          <table:table-cell table:style-name="ce66" table:number-columns-repeated="6"/>
          <table:table-cell table:number-columns-repeated="8"/>
        </table:table-row>
        <table:table-row table:style-name="ro1">
          <table:table-cell table:style-name="ce98" table:formula="of:=[C_Acu_NA.A20]" office:value-type="string" office:string-value="L" calcext:value-type="string">
            <text:p>L</text:p>
          </table:table-cell>
          <table:table-cell table:style-name="ce73" table:formula="of:=[C_Acu_NA.B20]" office:value-type="date" office:date-value="2020-03-02" calcext:value-type="date">
            <text:p>02/03</text:p>
          </table:table-cell>
          <table:table-cell table:style-name="ce64" table:formula="of:=[M_Acu_NA.G20]" office:value-type="float" office:value="1" calcext:value-type="float">
            <text:p>1</text:p>
          </table:table-cell>
          <table:table-cell table:style-name="ce64" table:formula="of:=[M_Acu_NA.H20]" office:value-type="float" office:value="3" calcext:value-type="float">
            <text:p>3</text:p>
          </table:table-cell>
          <table:table-cell table:style-name="ce64" table:formula="of:=[M_Acu_NA.J20]" office:value-type="float" office:value="52" calcext:value-type="float">
            <text:p>52</text:p>
          </table:table-cell>
          <table:table-cell table:style-name="ce64"/>
          <table:table-cell/>
          <table:table-cell table:style-name="ce98" table:formula="of:=[.A20]" office:value-type="string" office:string-value="L" calcext:value-type="string">
            <text:p>L</text:p>
          </table:table-cell>
          <table:table-cell table:style-name="ce73" table:formula="of:=[.B20]" office:value-type="date" office:date-value="2020-03-02" calcext:value-type="date">
            <text:p>02/03</text:p>
          </table:table-cell>
          <table:table-cell table:style-name="ce64" table:number-columns-repeated="5"/>
          <table:table-cell/>
          <table:table-cell table:style-name="ce64" table:formula="of:=[.A20]" office:value-type="string" office:string-value="L" calcext:value-type="string">
            <text:p>L</text:p>
          </table:table-cell>
          <table:table-cell table:style-name="ce139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1]" office:value-type="date" office:date-value="2020-03-03" calcext:value-type="date">
            <text:p>03/03</text:p>
          </table:table-cell>
          <table:table-cell table:style-name="ce64" table:formula="of:=[M_Acu_NA.G21]" office:value-type="float" office:value="1" calcext:value-type="float">
            <text:p>1</text:p>
          </table:table-cell>
          <table:table-cell table:style-name="ce64" table:formula="of:=[M_Acu_NA.H21]" office:value-type="float" office:value="4" calcext:value-type="float">
            <text:p>4</text:p>
          </table:table-cell>
          <table:table-cell table:style-name="ce64" table:formula="of:=[M_Acu_NA.J21]" office:value-type="float" office:value="79" calcext:value-type="float">
            <text:p>79</text:p>
          </table:table-cell>
          <table:table-cell table:style-name="ce64"/>
          <table:table-cell table:number-columns-repeated="2"/>
          <table:table-cell table:style-name="ce73" table:formula="of:=[.B21]" office:value-type="date" office:date-value="2020-03-03" calcext:value-type="date">
            <text:p>03/03</text:p>
          </table:table-cell>
          <table:table-cell table:style-name="ce64" table:number-columns-repeated="5"/>
          <table:table-cell table:number-columns-repeated="2"/>
          <table:table-cell table:style-name="ce139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2]" office:value-type="date" office:date-value="2020-03-04" calcext:value-type="date">
            <text:p>04/03</text:p>
          </table:table-cell>
          <table:table-cell table:style-name="ce64" table:formula="of:=[M_Acu_NA.G22]" office:value-type="float" office:value="1" calcext:value-type="float">
            <text:p>1</text:p>
          </table:table-cell>
          <table:table-cell table:style-name="ce64" table:formula="of:=[M_Acu_NA.H22]" office:value-type="float" office:value="4" calcext:value-type="float">
            <text:p>4</text:p>
          </table:table-cell>
          <table:table-cell table:style-name="ce64" table:formula="of:=[M_Acu_NA.J22]" office:value-type="float" office:value="107" calcext:value-type="float">
            <text:p>107</text:p>
          </table:table-cell>
          <table:table-cell table:style-name="ce64"/>
          <table:table-cell table:number-columns-repeated="2"/>
          <table:table-cell table:style-name="ce73" table:formula="of:=[.B22]" office:value-type="date" office:date-value="2020-03-04" calcext:value-type="date">
            <text:p>04/03</text:p>
          </table:table-cell>
          <table:table-cell table:style-name="ce64" table:number-columns-repeated="5"/>
          <table:table-cell table:number-columns-repeated="2"/>
          <table:table-cell table:style-name="ce139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3]" office:value-type="date" office:date-value="2020-03-05" calcext:value-type="date">
            <text:p>05/03</text:p>
          </table:table-cell>
          <table:table-cell table:style-name="ce64" table:formula="of:=[M_Acu_NA.G23]" office:value-type="float" office:value="3" calcext:value-type="float">
            <text:p>3</text:p>
          </table:table-cell>
          <table:table-cell table:style-name="ce64" table:formula="of:=[M_Acu_NA.H23]" office:value-type="float" office:value="7" calcext:value-type="float">
            <text:p>7</text:p>
          </table:table-cell>
          <table:table-cell table:style-name="ce64" table:formula="of:=[M_Acu_NA.J23]" office:value-type="float" office:value="148" calcext:value-type="float">
            <text:p>148</text:p>
          </table:table-cell>
          <table:table-cell table:style-name="ce64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73" table:formula="of:=[.B23]" office:value-type="date" office:date-value="2020-03-05" calcext:value-type="date">
            <text:p>05/03</text:p>
          </table:table-cell>
          <table:table-cell table:style-name="ce64" table:number-columns-repeated="4"/>
          <table:table-cell table:style-name="ce64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139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4]" office:value-type="date" office:date-value="2020-03-06" calcext:value-type="date">
            <text:p>06/03</text:p>
          </table:table-cell>
          <table:table-cell table:style-name="ce64" table:formula="of:=[M_Acu_NA.G24]" office:value-type="float" office:value="5" calcext:value-type="float">
            <text:p>5</text:p>
          </table:table-cell>
          <table:table-cell table:style-name="ce64" table:formula="of:=[M_Acu_NA.H24]" office:value-type="float" office:value="9" calcext:value-type="float">
            <text:p>9</text:p>
          </table:table-cell>
          <table:table-cell table:style-name="ce64" table:formula="of:=[M_Acu_NA.J24]" office:value-type="float" office:value="197" calcext:value-type="float">
            <text:p>197</text:p>
          </table:table-cell>
          <table:table-cell table:style-name="ce64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73" table:formula="of:=[.B24]" office:value-type="date" office:date-value="2020-03-06" calcext:value-type="date">
            <text:p>06/03</text:p>
          </table:table-cell>
          <table:table-cell table:style-name="ce64" table:number-columns-repeated="2"/>
          <table:table-cell table:style-name="ce64" table:formula="of:=[M_Acu_NA.I24]" office:value-type="float" office:value="1" calcext:value-type="float">
            <text:p>1</text:p>
          </table:table-cell>
          <table:table-cell table:style-name="ce64"/>
          <table:table-cell table:style-name="ce64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139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5]" office:value-type="date" office:date-value="2020-03-07" calcext:value-type="date">
            <text:p>07/03</text:p>
          </table:table-cell>
          <table:table-cell table:style-name="ce64" table:formula="of:=[M_Acu_NA.G25]" office:value-type="float" office:value="8" calcext:value-type="float">
            <text:p>8</text:p>
          </table:table-cell>
          <table:table-cell table:style-name="ce64" table:formula="of:=[M_Acu_NA.H25]" office:value-type="float" office:value="16" calcext:value-type="float">
            <text:p>16</text:p>
          </table:table-cell>
          <table:table-cell table:style-name="ce64" table:formula="of:=[M_Acu_NA.J25]" office:value-type="float" office:value="233" calcext:value-type="float">
            <text:p>233</text:p>
          </table:table-cell>
          <table:table-cell table:style-name="ce64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73" table:formula="of:=[.B25]" office:value-type="date" office:date-value="2020-03-07" calcext:value-type="date">
            <text:p>07/03</text:p>
          </table:table-cell>
          <table:table-cell table:style-name="ce64" table:number-columns-repeated="2"/>
          <table:table-cell table:style-name="ce64" table:formula="of:=[M_Acu_NA.I25]" office:value-type="float" office:value="1" calcext:value-type="float">
            <text:p>1</text:p>
          </table:table-cell>
          <table:table-cell table:style-name="ce64"/>
          <table:table-cell table:style-name="ce64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139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6]" office:value-type="date" office:date-value="2020-03-08" calcext:value-type="date">
            <text:p>08/03</text:p>
          </table:table-cell>
          <table:table-cell table:style-name="ce64" table:formula="of:=[M_Acu_NA.G26]" office:value-type="float" office:value="10" calcext:value-type="float">
            <text:p>10</text:p>
          </table:table-cell>
          <table:table-cell table:style-name="ce64" table:formula="of:=[M_Acu_NA.H26]" office:value-type="float" office:value="19" calcext:value-type="float">
            <text:p>19</text:p>
          </table:table-cell>
          <table:table-cell table:style-name="ce64" table:formula="of:=[M_Acu_NA.J26]" office:value-type="float" office:value="366" calcext:value-type="float">
            <text:p>366</text:p>
          </table:table-cell>
          <table:table-cell table:style-name="ce64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73" table:formula="of:=[.B26]" office:value-type="date" office:date-value="2020-03-08" calcext:value-type="date">
            <text:p>08/03</text:p>
          </table:table-cell>
          <table:table-cell table:style-name="ce64" table:number-columns-repeated="2"/>
          <table:table-cell table:style-name="ce64" table:formula="of:=[M_Acu_NA.I26]" office:value-type="float" office:value="3" calcext:value-type="float">
            <text:p>3</text:p>
          </table:table-cell>
          <table:table-cell table:style-name="ce64"/>
          <table:table-cell table:style-name="ce64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139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96" table:formula="of:=[C_Acu_NA.A27]" office:value-type="string" office:string-value="L" calcext:value-type="string">
            <text:p>L</text:p>
          </table:table-cell>
          <table:table-cell table:style-name="ce72" table:formula="of:=[C_Acu_NA.B27]" office:value-type="date" office:date-value="2020-03-09" calcext:value-type="date">
            <text:p>09/03</text:p>
          </table:table-cell>
          <table:table-cell table:style-name="ce65" table:formula="of:=[M_Acu_NA.G27]" office:value-type="float" office:value="16" calcext:value-type="float">
            <text:p>16</text:p>
          </table:table-cell>
          <table:table-cell table:style-name="ce65" table:formula="of:=[M_Acu_NA.H27]" office:value-type="float" office:value="21" calcext:value-type="float">
            <text:p>21</text:p>
          </table:table-cell>
          <table:table-cell table:style-name="ce65" table:formula="of:=[M_Acu_NA.J27]" office:value-type="float" office:value="463" calcext:value-type="float">
            <text:p>463</text:p>
          </table:table-cell>
          <table:table-cell table:style-name="ce65" table:formula="of:=[M_Acu_NA.O27]" office:value-type="float" office:value="5" calcext:value-type="float">
            <text:p>5</text:p>
          </table:table-cell>
          <table:table-cell table:style-name="ce77"/>
          <table:table-cell table:style-name="ce96" table:formula="of:=[.A27]" office:value-type="string" office:string-value="L" calcext:value-type="string">
            <text:p>L</text:p>
          </table:table-cell>
          <table:table-cell table:style-name="ce72" table:formula="of:=[.B27]" office:value-type="date" office:date-value="2020-03-09" calcext:value-type="date">
            <text:p>09/03</text:p>
          </table:table-cell>
          <table:table-cell table:style-name="ce65" table:formula="of:=[M_Acu_NA.C27]" office:value-type="float" office:value="2" calcext:value-type="float">
            <text:p>2</text:p>
          </table:table-cell>
          <table:table-cell table:style-name="ce65"/>
          <table:table-cell table:style-name="ce65" table:formula="of:=[M_Acu_NA.I27]" office:value-type="float" office:value="4" calcext:value-type="float">
            <text:p>4</text:p>
          </table:table-cell>
          <table:table-cell table:style-name="ce65"/>
          <table:table-cell table:style-name="ce65" table:formula="of:=[M_Acu_NA.Q27]" office:value-type="float" office:value="2" calcext:value-type="float">
            <text:p>2</text:p>
          </table:table-cell>
          <table:table-cell/>
          <table:table-cell table:style-name="ce65" table:formula="of:=[.A27]" office:value-type="string" office:string-value="L" calcext:value-type="string">
            <text:p>L</text:p>
          </table:table-cell>
          <table:table-cell table:style-name="ce96" table:formula="of:=[.B27]" office:value-type="date" office:date-value="2020-03-09" calcext:value-type="date">
            <text:p>09/03</text:p>
          </table:table-cell>
          <table:table-cell table:style-name="ce65" table:number-columns-repeated="6"/>
          <table:table-cell table:number-columns-repeated="8"/>
        </table:table-row>
        <table:table-row table:style-name="ro1">
          <table:table-cell/>
          <table:table-cell table:style-name="ce73" table:formula="of:=[C_Acu_NA.B28]" office:value-type="date" office:date-value="2020-03-10" calcext:value-type="date">
            <text:p>10/03</text:p>
          </table:table-cell>
          <table:table-cell table:style-name="ce64" table:formula="of:=[M_Acu_NA.G28]" office:value-type="float" office:value="35" calcext:value-type="float">
            <text:p>35</text:p>
          </table:table-cell>
          <table:table-cell table:style-name="ce64" table:formula="of:=[M_Acu_NA.H28]" office:value-type="float" office:value="30" calcext:value-type="float">
            <text:p>30</text:p>
          </table:table-cell>
          <table:table-cell table:style-name="ce64" table:formula="of:=[M_Acu_NA.J28]" office:value-type="float" office:value="631" calcext:value-type="float">
            <text:p>631</text:p>
          </table:table-cell>
          <table:table-cell table:style-name="ce64" table:formula="of:=[M_Acu_NA.O28]" office:value-type="float" office:value="6" calcext:value-type="float">
            <text:p>6</text:p>
          </table:table-cell>
          <table:table-cell table:number-columns-repeated="2"/>
          <table:table-cell table:style-name="ce73" table:formula="of:=[.B28]" office:value-type="date" office:date-value="2020-03-10" calcext:value-type="date">
            <text:p>10/03</text:p>
          </table:table-cell>
          <table:table-cell table:style-name="ce64" table:formula="of:=[M_Acu_NA.C28]" office:value-type="float" office:value="2" calcext:value-type="float">
            <text:p>2</text:p>
          </table:table-cell>
          <table:table-cell table:style-name="ce64" table:formula="of:=[M_Acu_NA.E28]" office:value-type="float" office:value="1" calcext:value-type="float">
            <text:p>1</text:p>
          </table:table-cell>
          <table:table-cell table:style-name="ce64" table:formula="of:=[M_Acu_NA.I28]" office:value-type="float" office:value="4" calcext:value-type="float">
            <text:p>4</text:p>
          </table:table-cell>
          <table:table-cell table:style-name="ce64"/>
          <table:table-cell table:style-name="ce64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139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9]" office:value-type="date" office:date-value="2020-03-11" calcext:value-type="date">
            <text:p>11/03</text:p>
          </table:table-cell>
          <table:table-cell table:style-name="ce64" table:formula="of:=[M_Acu_NA.G29]" office:value-type="float" office:value="47" calcext:value-type="float">
            <text:p>47</text:p>
          </table:table-cell>
          <table:table-cell table:style-name="ce64" table:formula="of:=[M_Acu_NA.H29]" office:value-type="float" office:value="48" calcext:value-type="float">
            <text:p>48</text:p>
          </table:table-cell>
          <table:table-cell table:style-name="ce64" table:formula="of:=[M_Acu_NA.J29]" office:value-type="float" office:value="827" calcext:value-type="float">
            <text:p>827</text:p>
          </table:table-cell>
          <table:table-cell table:style-name="ce64" table:formula="of:=[M_Acu_NA.O29]" office:value-type="float" office:value="8" calcext:value-type="float">
            <text:p>8</text:p>
          </table:table-cell>
          <table:table-cell table:number-columns-repeated="2"/>
          <table:table-cell table:style-name="ce73" table:formula="of:=[.B29]" office:value-type="date" office:date-value="2020-03-11" calcext:value-type="date">
            <text:p>11/03</text:p>
          </table:table-cell>
          <table:table-cell table:style-name="ce64" table:formula="of:=[M_Acu_NA.C29]" office:value-type="float" office:value="3" calcext:value-type="float">
            <text:p>3</text:p>
          </table:table-cell>
          <table:table-cell table:style-name="ce64" table:formula="of:=[M_Acu_NA.E29]" office:value-type="float" office:value="3" calcext:value-type="float">
            <text:p>3</text:p>
          </table:table-cell>
          <table:table-cell table:style-name="ce64" table:formula="of:=[M_Acu_NA.I29]" office:value-type="float" office:value="5" calcext:value-type="float">
            <text:p>5</text:p>
          </table:table-cell>
          <table:table-cell table:style-name="ce64" table:formula="of:=[M_Acu_NA.P29]" office:value-type="float" office:value="1" calcext:value-type="float">
            <text:p>1</text:p>
          </table:table-cell>
          <table:table-cell table:style-name="ce64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139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73" table:formula="of:=[C_Acu_NA.B30]" office:value-type="date" office:date-value="2020-03-12" calcext:value-type="date">
            <text:p>12/03</text:p>
          </table:table-cell>
          <table:table-cell table:style-name="ce64" table:formula="of:=[M_Acu_NA.G30]" office:value-type="float" office:value="84" calcext:value-type="float">
            <text:p>84</text:p>
          </table:table-cell>
          <table:table-cell table:style-name="ce64" table:formula="of:=[M_Acu_NA.H30]" office:value-type="float" office:value="61" calcext:value-type="float">
            <text:p>61</text:p>
          </table:table-cell>
          <table:table-cell table:style-name="ce64" table:formula="of:=[M_Acu_NA.J30]" office:value-type="float" office:value="1016" calcext:value-type="float">
            <text:p>1016</text:p>
          </table:table-cell>
          <table:table-cell table:style-name="ce64" table:formula="of:=[M_Acu_NA.O30]" office:value-type="float" office:value="8" calcext:value-type="float">
            <text:p>8</text:p>
          </table:table-cell>
          <table:table-cell table:number-columns-repeated="2"/>
          <table:table-cell table:style-name="ce73" table:formula="of:=[.B30]" office:value-type="date" office:date-value="2020-03-12" calcext:value-type="date">
            <text:p>12/03</text:p>
          </table:table-cell>
          <table:table-cell table:style-name="ce64" table:formula="of:=[M_Acu_NA.C30]" office:value-type="float" office:value="5" calcext:value-type="float">
            <text:p>5</text:p>
          </table:table-cell>
          <table:table-cell table:style-name="ce64" table:formula="of:=[M_Acu_NA.E30]" office:value-type="float" office:value="3" calcext:value-type="float">
            <text:p>3</text:p>
          </table:table-cell>
          <table:table-cell table:style-name="ce64" table:formula="of:=[M_Acu_NA.I30]" office:value-type="float" office:value="5" calcext:value-type="float">
            <text:p>5</text:p>
          </table:table-cell>
          <table:table-cell table:style-name="ce64" table:formula="of:=[M_Acu_NA.P30]" office:value-type="float" office:value="1" calcext:value-type="float">
            <text:p>1</text:p>
          </table:table-cell>
          <table:table-cell table:style-name="ce64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139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1]" office:value-type="date" office:date-value="2020-03-13" calcext:value-type="date">
            <text:p>13/03</text:p>
          </table:table-cell>
          <table:table-cell table:style-name="ce64" table:formula="of:=[M_Acu_NA.G31]" office:value-type="float" office:value="118" calcext:value-type="float">
            <text:p>118</text:p>
          </table:table-cell>
          <table:table-cell table:style-name="ce64" table:formula="of:=[M_Acu_NA.H31]" office:value-type="float" office:value="79" calcext:value-type="float">
            <text:p>79</text:p>
          </table:table-cell>
          <table:table-cell table:style-name="ce64" table:formula="of:=[M_Acu_NA.J31]" office:value-type="float" office:value="1266" calcext:value-type="float">
            <text:p>1266</text:p>
          </table:table-cell>
          <table:table-cell table:style-name="ce64" table:formula="of:=[M_Acu_NA.O31]" office:value-type="float" office:value="10" calcext:value-type="float">
            <text:p>10</text:p>
          </table:table-cell>
          <table:table-cell table:number-columns-repeated="2"/>
          <table:table-cell table:style-name="ce73" table:formula="of:=[.B31]" office:value-type="date" office:date-value="2020-03-13" calcext:value-type="date">
            <text:p>13/03</text:p>
          </table:table-cell>
          <table:table-cell table:style-name="ce64" table:formula="of:=[M_Acu_NA.C31]" office:value-type="float" office:value="8" calcext:value-type="float">
            <text:p>8</text:p>
          </table:table-cell>
          <table:table-cell table:style-name="ce64" table:formula="of:=[M_Acu_NA.E31]" office:value-type="float" office:value="3" calcext:value-type="float">
            <text:p>3</text:p>
          </table:table-cell>
          <table:table-cell table:style-name="ce64" table:formula="of:=[M_Acu_NA.I31]" office:value-type="float" office:value="10" calcext:value-type="float">
            <text:p>10</text:p>
          </table:table-cell>
          <table:table-cell table:style-name="ce64" table:formula="of:=[M_Acu_NA.P31]" office:value-type="float" office:value="2" calcext:value-type="float">
            <text:p>2</text:p>
          </table:table-cell>
          <table:table-cell table:style-name="ce64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139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2]" office:value-type="date" office:date-value="2020-03-14" calcext:value-type="date">
            <text:p>14/03</text:p>
          </table:table-cell>
          <table:table-cell table:style-name="ce64" table:formula="of:=[M_Acu_NA.G32]" office:value-type="float" office:value="136" calcext:value-type="float">
            <text:p>136</text:p>
          </table:table-cell>
          <table:table-cell table:style-name="ce64" table:formula="of:=[M_Acu_NA.H32]" office:value-type="float" office:value="91" calcext:value-type="float">
            <text:p>91</text:p>
          </table:table-cell>
          <table:table-cell table:style-name="ce64" table:formula="of:=[M_Acu_NA.J32]" office:value-type="float" office:value="1441" calcext:value-type="float">
            <text:p>1441</text:p>
          </table:table-cell>
          <table:table-cell table:style-name="ce64" table:formula="of:=[M_Acu_NA.O32]" office:value-type="float" office:value="21" calcext:value-type="float">
            <text:p>21</text:p>
          </table:table-cell>
          <table:table-cell table:number-columns-repeated="2"/>
          <table:table-cell table:style-name="ce73" table:formula="of:=[.B32]" office:value-type="date" office:date-value="2020-03-14" calcext:value-type="date">
            <text:p>14/03</text:p>
          </table:table-cell>
          <table:table-cell table:style-name="ce64" table:formula="of:=[M_Acu_NA.C32]" office:value-type="float" office:value="8" calcext:value-type="float">
            <text:p>8</text:p>
          </table:table-cell>
          <table:table-cell table:style-name="ce64" table:formula="of:=[M_Acu_NA.E32]" office:value-type="float" office:value="4" calcext:value-type="float">
            <text:p>4</text:p>
          </table:table-cell>
          <table:table-cell table:style-name="ce64" table:formula="of:=[M_Acu_NA.I32]" office:value-type="float" office:value="12" calcext:value-type="float">
            <text:p>12</text:p>
          </table:table-cell>
          <table:table-cell table:style-name="ce64" table:formula="of:=[M_Acu_NA.P32]" office:value-type="float" office:value="3" calcext:value-type="float">
            <text:p>3</text:p>
          </table:table-cell>
          <table:table-cell table:style-name="ce64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139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97"/>
          <table:table-cell table:style-name="ce74" table:formula="of:=[C_Acu_NA.B33]" office:value-type="date" office:date-value="2020-03-15" calcext:value-type="date">
            <text:p>15/03</text:p>
          </table:table-cell>
          <table:table-cell table:style-name="ce66" table:formula="of:=[M_Acu_NA.G33]" office:value-type="float" office:value="288" calcext:value-type="float">
            <text:p>288</text:p>
          </table:table-cell>
          <table:table-cell table:style-name="ce66" table:formula="of:=[M_Acu_NA.H33]" office:value-type="float" office:value="120" calcext:value-type="float">
            <text:p>120</text:p>
          </table:table-cell>
          <table:table-cell table:style-name="ce66" table:formula="of:=[M_Acu_NA.J33]" office:value-type="float" office:value="1809" calcext:value-type="float">
            <text:p>1809</text:p>
          </table:table-cell>
          <table:table-cell table:style-name="ce66" table:formula="of:=[M_Acu_NA.O33]" office:value-type="float" office:value="35" calcext:value-type="float">
            <text:p>35</text:p>
          </table:table-cell>
          <table:table-cell table:style-name="ce77"/>
          <table:table-cell table:style-name="ce97"/>
          <table:table-cell table:style-name="ce74" table:formula="of:=[.B33]" office:value-type="date" office:date-value="2020-03-15" calcext:value-type="date">
            <text:p>15/03</text:p>
          </table:table-cell>
          <table:table-cell table:style-name="ce66" table:formula="of:=[M_Acu_NA.C33]" office:value-type="float" office:value="12" calcext:value-type="float">
            <text:p>12</text:p>
          </table:table-cell>
          <table:table-cell table:style-name="ce66" table:formula="of:=[M_Acu_NA.E33]" office:value-type="float" office:value="4" calcext:value-type="float">
            <text:p>4</text:p>
          </table:table-cell>
          <table:table-cell table:style-name="ce66" table:formula="of:=[M_Acu_NA.I33]" office:value-type="float" office:value="20" calcext:value-type="float">
            <text:p>20</text:p>
          </table:table-cell>
          <table:table-cell table:style-name="ce66" table:formula="of:=[M_Acu_NA.P33]" office:value-type="float" office:value="5" calcext:value-type="float">
            <text:p>5</text:p>
          </table:table-cell>
          <table:table-cell table:style-name="ce66" table:formula="of:=[M_Acu_NA.Q33]" office:value-type="float" office:value="17" calcext:value-type="float">
            <text:p>17</text:p>
          </table:table-cell>
          <table:table-cell/>
          <table:table-cell table:style-name="ce97"/>
          <table:table-cell table:style-name="ce140" table:formula="of:=[.B33]" office:value-type="date" office:date-value="2020-03-15" calcext:value-type="date">
            <text:p>15/03</text:p>
          </table:table-cell>
          <table:table-cell table:style-name="ce66" table:formula="of:=[M_Acu_NA.D33]" office:value-type="float" office:value="1" calcext:value-type="float">
            <text:p>1</text:p>
          </table:table-cell>
          <table:table-cell table:style-name="ce66" table:formula="of:=[M_Acu_NA.F33]" office:value-type="float" office:value="4" calcext:value-type="float">
            <text:p>4</text:p>
          </table:table-cell>
          <table:table-cell table:style-name="ce66" table:formula="of:=[M_Acu_NA.K33]" office:value-type="float" office:value="2" calcext:value-type="float">
            <text:p>2</text:p>
          </table:table-cell>
          <table:table-cell table:style-name="ce66" table:formula="of:=[M_Acu_NA.L33]" office:value-type="float" office:value="1" calcext:value-type="float">
            <text:p>1</text:p>
          </table:table-cell>
          <table:table-cell table:style-name="ce66" table:formula="of:=[M_Acu_NA.M33]" office:value-type="float" office:value="3" calcext:value-type="float">
            <text:p>3</text:p>
          </table:table-cell>
          <table:table-cell table:style-name="ce66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98" table:formula="of:=[C_Acu_NA.A34]" office:value-type="string" office:string-value="L" calcext:value-type="string">
            <text:p>L</text:p>
          </table:table-cell>
          <table:table-cell table:style-name="ce73" table:formula="of:=[C_Acu_NA.B34]" office:value-type="date" office:date-value="2020-03-16" calcext:value-type="date">
            <text:p>16/03</text:p>
          </table:table-cell>
          <table:table-cell table:style-name="ce64" table:formula="of:=[M_Acu_NA.G34]" office:value-type="float" office:value="309" calcext:value-type="float">
            <text:p>309</text:p>
          </table:table-cell>
          <table:table-cell table:style-name="ce64" table:formula="of:=[M_Acu_NA.H34]" office:value-type="float" office:value="148" calcext:value-type="float">
            <text:p>148</text:p>
          </table:table-cell>
          <table:table-cell table:style-name="ce64" table:formula="of:=[M_Acu_NA.J34]" office:value-type="float" office:value="2158" calcext:value-type="float">
            <text:p>2158</text:p>
          </table:table-cell>
          <table:table-cell table:style-name="ce64" table:formula="of:=[M_Acu_NA.O34]" office:value-type="float" office:value="55" calcext:value-type="float">
            <text:p>55</text:p>
          </table:table-cell>
          <table:table-cell/>
          <table:table-cell table:style-name="ce98" table:formula="of:=[.A34]" office:value-type="string" office:string-value="L" calcext:value-type="string">
            <text:p>L</text:p>
          </table:table-cell>
          <table:table-cell table:style-name="ce73" table:formula="of:=[.B34]" office:value-type="date" office:date-value="2020-03-16" calcext:value-type="date">
            <text:p>16/03</text:p>
          </table:table-cell>
          <table:table-cell table:style-name="ce64" table:formula="of:=[M_Acu_NA.C34]" office:value-type="float" office:value="12" calcext:value-type="float">
            <text:p>12</text:p>
          </table:table-cell>
          <table:table-cell table:style-name="ce64" table:formula="of:=[M_Acu_NA.E34]" office:value-type="float" office:value="5" calcext:value-type="float">
            <text:p>5</text:p>
          </table:table-cell>
          <table:table-cell table:style-name="ce64" table:formula="of:=[M_Acu_NA.I34]" office:value-type="float" office:value="24" calcext:value-type="float">
            <text:p>24</text:p>
          </table:table-cell>
          <table:table-cell table:style-name="ce64" table:formula="of:=[M_Acu_NA.P34]" office:value-type="float" office:value="7" calcext:value-type="float">
            <text:p>7</text:p>
          </table:table-cell>
          <table:table-cell table:style-name="ce64" table:formula="of:=[M_Acu_NA.Q34]" office:value-type="float" office:value="26" calcext:value-type="float">
            <text:p>26</text:p>
          </table:table-cell>
          <table:table-cell/>
          <table:table-cell table:style-name="ce64" table:formula="of:=[.A34]" office:value-type="string" office:string-value="L" calcext:value-type="string">
            <text:p>L</text:p>
          </table:table-cell>
          <table:table-cell table:style-name="ce139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5]" office:value-type="date" office:date-value="2020-03-17" calcext:value-type="date">
            <text:p>17/03</text:p>
          </table:table-cell>
          <table:table-cell table:style-name="ce64" table:formula="of:=[M_Acu_NA.G35]" office:value-type="float" office:value="491" calcext:value-type="float">
            <text:p>491</text:p>
          </table:table-cell>
          <table:table-cell table:style-name="ce64" table:formula="of:=[M_Acu_NA.H35]" office:value-type="float" office:value="175" calcext:value-type="float">
            <text:p>175</text:p>
          </table:table-cell>
          <table:table-cell table:style-name="ce64" table:formula="of:=[M_Acu_NA.J35]" office:value-type="float" office:value="2503" calcext:value-type="float">
            <text:p>2503</text:p>
          </table:table-cell>
          <table:table-cell table:style-name="ce64" table:formula="of:=[M_Acu_NA.O35]" office:value-type="float" office:value="71" calcext:value-type="float">
            <text:p>71</text:p>
          </table:table-cell>
          <table:table-cell table:number-columns-repeated="2"/>
          <table:table-cell table:style-name="ce73" table:formula="of:=[.B35]" office:value-type="date" office:date-value="2020-03-17" calcext:value-type="date">
            <text:p>17/03</text:p>
          </table:table-cell>
          <table:table-cell table:style-name="ce64" table:formula="of:=[M_Acu_NA.C35]" office:value-type="float" office:value="12" calcext:value-type="float">
            <text:p>12</text:p>
          </table:table-cell>
          <table:table-cell table:style-name="ce64" table:formula="of:=[M_Acu_NA.E35]" office:value-type="float" office:value="5" calcext:value-type="float">
            <text:p>5</text:p>
          </table:table-cell>
          <table:table-cell table:style-name="ce64" table:formula="of:=[M_Acu_NA.I35]" office:value-type="float" office:value="43" calcext:value-type="float">
            <text:p>43</text:p>
          </table:table-cell>
          <table:table-cell table:style-name="ce64" table:formula="of:=[M_Acu_NA.P35]" office:value-type="float" office:value="8" calcext:value-type="float">
            <text:p>8</text:p>
          </table:table-cell>
          <table:table-cell table:style-name="ce64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139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6]" office:value-type="date" office:date-value="2020-03-18" calcext:value-type="date">
            <text:p>18/03</text:p>
          </table:table-cell>
          <table:table-cell table:style-name="ce64" table:formula="of:=[M_Acu_NA.G36]" office:value-type="float" office:value="598" calcext:value-type="float">
            <text:p>598</text:p>
          </table:table-cell>
          <table:table-cell table:style-name="ce64" table:formula="of:=[M_Acu_NA.H36]" office:value-type="float" office:value="244" calcext:value-type="float">
            <text:p>244</text:p>
          </table:table-cell>
          <table:table-cell table:style-name="ce64" table:formula="of:=[M_Acu_NA.J36]" office:value-type="float" office:value="2978" calcext:value-type="float">
            <text:p>2978</text:p>
          </table:table-cell>
          <table:table-cell table:style-name="ce64" table:formula="of:=[M_Acu_NA.O36]" office:value-type="float" office:value="103" calcext:value-type="float">
            <text:p>103</text:p>
          </table:table-cell>
          <table:table-cell table:number-columns-repeated="2"/>
          <table:table-cell table:style-name="ce73" table:formula="of:=[.B36]" office:value-type="date" office:date-value="2020-03-18" calcext:value-type="date">
            <text:p>18/03</text:p>
          </table:table-cell>
          <table:table-cell table:style-name="ce64" table:formula="of:=[M_Acu_NA.C36]" office:value-type="float" office:value="12" calcext:value-type="float">
            <text:p>12</text:p>
          </table:table-cell>
          <table:table-cell table:style-name="ce64" table:formula="of:=[M_Acu_NA.E36]" office:value-type="float" office:value="14" calcext:value-type="float">
            <text:p>14</text:p>
          </table:table-cell>
          <table:table-cell table:style-name="ce64" table:formula="of:=[M_Acu_NA.I36]" office:value-type="float" office:value="58" calcext:value-type="float">
            <text:p>58</text:p>
          </table:table-cell>
          <table:table-cell table:style-name="ce64" table:formula="of:=[M_Acu_NA.P36]" office:value-type="float" office:value="14" calcext:value-type="float">
            <text:p>14</text:p>
          </table:table-cell>
          <table:table-cell table:style-name="ce64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139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7]" office:value-type="date" office:date-value="2020-03-19" calcext:value-type="date">
            <text:p>19/03</text:p>
          </table:table-cell>
          <table:table-cell table:style-name="ce64" table:formula="of:=[M_Acu_NA.G37]" office:value-type="float" office:value="767" calcext:value-type="float">
            <text:p>767</text:p>
          </table:table-cell>
          <table:table-cell table:style-name="ce64" table:formula="of:=[M_Acu_NA.H37]" office:value-type="float" office:value="372" calcext:value-type="float">
            <text:p>372</text:p>
          </table:table-cell>
          <table:table-cell table:style-name="ce64" table:formula="of:=[M_Acu_NA.J37]" office:value-type="float" office:value="3405" calcext:value-type="float">
            <text:p>3405</text:p>
          </table:table-cell>
          <table:table-cell table:style-name="ce64" table:formula="of:=[M_Acu_NA.O37]" office:value-type="float" office:value="144" calcext:value-type="float">
            <text:p>144</text:p>
          </table:table-cell>
          <table:table-cell table:number-columns-repeated="2"/>
          <table:table-cell table:style-name="ce73" table:formula="of:=[.B37]" office:value-type="date" office:date-value="2020-03-19" calcext:value-type="date">
            <text:p>19/03</text:p>
          </table:table-cell>
          <table:table-cell table:style-name="ce64" table:formula="of:=[M_Acu_NA.C37]" office:value-type="float" office:value="20" calcext:value-type="float">
            <text:p>20</text:p>
          </table:table-cell>
          <table:table-cell table:style-name="ce64" table:formula="of:=[M_Acu_NA.E37]" office:value-type="float" office:value="21" calcext:value-type="float">
            <text:p>21</text:p>
          </table:table-cell>
          <table:table-cell table:style-name="ce64" table:formula="of:=[M_Acu_NA.I37]" office:value-type="float" office:value="76" calcext:value-type="float">
            <text:p>76</text:p>
          </table:table-cell>
          <table:table-cell table:style-name="ce64" table:formula="of:=[M_Acu_NA.P37]" office:value-type="float" office:value="21" calcext:value-type="float">
            <text:p>21</text:p>
          </table:table-cell>
          <table:table-cell table:style-name="ce64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139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8]" office:value-type="date" office:date-value="2020-03-20" calcext:value-type="date">
            <text:p>20/03</text:p>
          </table:table-cell>
          <table:table-cell table:style-name="ce64" table:formula="of:=[M_Acu_NA.G38]" office:value-type="float" office:value="1002" calcext:value-type="float">
            <text:p>1002</text:p>
          </table:table-cell>
          <table:table-cell table:style-name="ce64" table:formula="of:=[M_Acu_NA.H38]" office:value-type="float" office:value="450" calcext:value-type="float">
            <text:p>450</text:p>
          </table:table-cell>
          <table:table-cell table:style-name="ce64" table:formula="of:=[M_Acu_NA.J38]" office:value-type="float" office:value="4032" calcext:value-type="float">
            <text:p>4032</text:p>
          </table:table-cell>
          <table:table-cell table:style-name="ce64" table:formula="of:=[M_Acu_NA.O38]" office:value-type="float" office:value="177" calcext:value-type="float">
            <text:p>177</text:p>
          </table:table-cell>
          <table:table-cell table:number-columns-repeated="2"/>
          <table:table-cell table:style-name="ce73" table:formula="of:=[.B38]" office:value-type="date" office:date-value="2020-03-20" calcext:value-type="date">
            <text:p>20/03</text:p>
          </table:table-cell>
          <table:table-cell table:style-name="ce64" table:formula="of:=[M_Acu_NA.C38]" office:value-type="float" office:value="31" calcext:value-type="float">
            <text:p>31</text:p>
          </table:table-cell>
          <table:table-cell table:style-name="ce64" table:formula="of:=[M_Acu_NA.E38]" office:value-type="float" office:value="37" calcext:value-type="float">
            <text:p>37</text:p>
          </table:table-cell>
          <table:table-cell table:style-name="ce64" table:formula="of:=[M_Acu_NA.I38]" office:value-type="float" office:value="106" calcext:value-type="float">
            <text:p>106</text:p>
          </table:table-cell>
          <table:table-cell table:style-name="ce64" table:formula="of:=[M_Acu_NA.P38]" office:value-type="float" office:value="31" calcext:value-type="float">
            <text:p>31</text:p>
          </table:table-cell>
          <table:table-cell table:style-name="ce64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139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9]" office:value-type="date" office:date-value="2020-03-21" calcext:value-type="date">
            <text:p>21/03</text:p>
          </table:table-cell>
          <table:table-cell table:style-name="ce64" table:formula="of:=[M_Acu_NA.G39]" office:value-type="float" office:value="1326" calcext:value-type="float">
            <text:p>1326</text:p>
          </table:table-cell>
          <table:table-cell table:style-name="ce64" table:formula="of:=[M_Acu_NA.H39]" office:value-type="float" office:value="562" calcext:value-type="float">
            <text:p>562</text:p>
          </table:table-cell>
          <table:table-cell table:style-name="ce64" table:formula="of:=[M_Acu_NA.J39]" office:value-type="float" office:value="4825" calcext:value-type="float">
            <text:p>4825</text:p>
          </table:table-cell>
          <table:table-cell table:style-name="ce64" table:formula="of:=[M_Acu_NA.O39]" office:value-type="float" office:value="233" calcext:value-type="float">
            <text:p>233</text:p>
          </table:table-cell>
          <table:table-cell table:number-columns-repeated="2"/>
          <table:table-cell table:style-name="ce73" table:formula="of:=[.B39]" office:value-type="date" office:date-value="2020-03-21" calcext:value-type="date">
            <text:p>21/03</text:p>
          </table:table-cell>
          <table:table-cell table:style-name="ce64" table:formula="of:=[M_Acu_NA.C39]" office:value-type="float" office:value="47" calcext:value-type="float">
            <text:p>47</text:p>
          </table:table-cell>
          <table:table-cell table:style-name="ce64" table:formula="of:=[M_Acu_NA.E39]" office:value-type="float" office:value="67" calcext:value-type="float">
            <text:p>67</text:p>
          </table:table-cell>
          <table:table-cell table:style-name="ce64" table:formula="of:=[M_Acu_NA.I39]" office:value-type="float" office:value="136" calcext:value-type="float">
            <text:p>136</text:p>
          </table:table-cell>
          <table:table-cell table:style-name="ce64" table:formula="of:=[M_Acu_NA.P39]" office:value-type="float" office:value="38" calcext:value-type="float">
            <text:p>38</text:p>
          </table:table-cell>
          <table:table-cell table:style-name="ce64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139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0]" office:value-type="date" office:date-value="2020-03-22" calcext:value-type="date">
            <text:p>22/03</text:p>
          </table:table-cell>
          <table:table-cell table:style-name="ce64" table:formula="of:=[M_Acu_NA.G40]" office:value-type="float" office:value="1720" calcext:value-type="float">
            <text:p>1720</text:p>
          </table:table-cell>
          <table:table-cell table:style-name="ce64" table:formula="of:=[M_Acu_NA.H40]" office:value-type="float" office:value="674" calcext:value-type="float">
            <text:p>674</text:p>
          </table:table-cell>
          <table:table-cell table:style-name="ce64" table:formula="of:=[M_Acu_NA.J40]" office:value-type="float" office:value="5476" calcext:value-type="float">
            <text:p>5476</text:p>
          </table:table-cell>
          <table:table-cell table:style-name="ce64" table:formula="of:=[M_Acu_NA.O40]" office:value-type="float" office:value="281" calcext:value-type="float">
            <text:p>281</text:p>
          </table:table-cell>
          <table:table-cell table:number-columns-repeated="2"/>
          <table:table-cell table:style-name="ce73" table:formula="of:=[.B40]" office:value-type="date" office:date-value="2020-03-22" calcext:value-type="date">
            <text:p>22/03</text:p>
          </table:table-cell>
          <table:table-cell table:style-name="ce64" table:formula="of:=[M_Acu_NA.C40]" office:value-type="float" office:value="55" calcext:value-type="float">
            <text:p>55</text:p>
          </table:table-cell>
          <table:table-cell table:style-name="ce64" table:formula="of:=[M_Acu_NA.E40]" office:value-type="float" office:value="75" calcext:value-type="float">
            <text:p>75</text:p>
          </table:table-cell>
          <table:table-cell table:style-name="ce64" table:formula="of:=[M_Acu_NA.I40]" office:value-type="float" office:value="179" calcext:value-type="float">
            <text:p>179</text:p>
          </table:table-cell>
          <table:table-cell table:style-name="ce64" table:formula="of:=[M_Acu_NA.P40]" office:value-type="float" office:value="50" calcext:value-type="float">
            <text:p>50</text:p>
          </table:table-cell>
          <table:table-cell table:style-name="ce64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139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96" table:formula="of:=[C_Acu_NA.A41]" office:value-type="string" office:string-value="L" calcext:value-type="string">
            <text:p>L</text:p>
          </table:table-cell>
          <table:table-cell table:style-name="ce72" table:formula="of:=[C_Acu_NA.B41]" office:value-type="date" office:date-value="2020-03-23" calcext:value-type="date">
            <text:p>23/03</text:p>
          </table:table-cell>
          <table:table-cell table:style-name="ce65" table:formula="of:=[M_Acu_NA.G41]" office:value-type="float" office:value="2182" calcext:value-type="float">
            <text:p>2182</text:p>
          </table:table-cell>
          <table:table-cell table:style-name="ce65" table:formula="of:=[M_Acu_NA.H41]" office:value-type="float" office:value="860" calcext:value-type="float">
            <text:p>860</text:p>
          </table:table-cell>
          <table:table-cell table:style-name="ce65" table:formula="of:=[M_Acu_NA.J41]" office:value-type="float" office:value="6077" calcext:value-type="float">
            <text:p>6077</text:p>
          </table:table-cell>
          <table:table-cell table:style-name="ce65" table:formula="of:=[M_Acu_NA.O41]" office:value-type="float" office:value="335" calcext:value-type="float">
            <text:p>335</text:p>
          </table:table-cell>
          <table:table-cell table:style-name="ce77"/>
          <table:table-cell table:style-name="ce96" table:formula="of:=[.A41]" office:value-type="string" office:string-value="L" calcext:value-type="string">
            <text:p>L</text:p>
          </table:table-cell>
          <table:table-cell table:style-name="ce72" table:formula="of:=[.B41]" office:value-type="date" office:date-value="2020-03-23" calcext:value-type="date">
            <text:p>23/03</text:p>
          </table:table-cell>
          <table:table-cell table:style-name="ce65" table:formula="of:=[M_Acu_NA.C41]" office:value-type="float" office:value="86" calcext:value-type="float">
            <text:p>86</text:p>
          </table:table-cell>
          <table:table-cell table:style-name="ce65" table:formula="of:=[M_Acu_NA.E41]" office:value-type="float" office:value="88" calcext:value-type="float">
            <text:p>88</text:p>
          </table:table-cell>
          <table:table-cell table:style-name="ce65" table:formula="of:=[M_Acu_NA.I41]" office:value-type="float" office:value="213" calcext:value-type="float">
            <text:p>213</text:p>
          </table:table-cell>
          <table:table-cell table:style-name="ce65" table:formula="of:=[M_Acu_NA.P41]" office:value-type="float" office:value="61" calcext:value-type="float">
            <text:p>61</text:p>
          </table:table-cell>
          <table:table-cell table:style-name="ce65" table:formula="of:=[M_Acu_NA.Q41]" office:value-type="float" office:value="129" calcext:value-type="float">
            <text:p>129</text:p>
          </table:table-cell>
          <table:table-cell/>
          <table:table-cell table:style-name="ce65" table:formula="of:=[.A41]" office:value-type="string" office:string-value="L" calcext:value-type="string">
            <text:p>L</text:p>
          </table:table-cell>
          <table:table-cell table:style-name="ce96" table:formula="of:=[.B41]" office:value-type="date" office:date-value="2020-03-23" calcext:value-type="date">
            <text:p>23/03</text:p>
          </table:table-cell>
          <table:table-cell table:style-name="ce65" table:formula="of:=[M_Acu_NA.D41]" office:value-type="float" office:value="21" calcext:value-type="float">
            <text:p>21</text:p>
          </table:table-cell>
          <table:table-cell table:style-name="ce65" table:formula="of:=[M_Acu_NA.F41]" office:value-type="float" office:value="24" calcext:value-type="float">
            <text:p>24</text:p>
          </table:table-cell>
          <table:table-cell table:style-name="ce65" table:formula="of:=[M_Acu_NA.K41]" office:value-type="float" office:value="6" calcext:value-type="float">
            <text:p>6</text:p>
          </table:table-cell>
          <table:table-cell table:style-name="ce65" table:formula="of:=[M_Acu_NA.L41]" office:value-type="float" office:value="8" calcext:value-type="float">
            <text:p>8</text:p>
          </table:table-cell>
          <table:table-cell table:style-name="ce65" table:formula="of:=[M_Acu_NA.M41]" office:value-type="float" office:value="7" calcext:value-type="float">
            <text:p>7</text:p>
          </table:table-cell>
          <table:table-cell table:style-name="ce65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2]" office:value-type="date" office:date-value="2020-03-24" calcext:value-type="date">
            <text:p>24/03</text:p>
          </table:table-cell>
          <table:table-cell table:style-name="ce64" table:formula="of:=[M_Acu_NA.G42]" office:value-type="float" office:value="2686" calcext:value-type="float">
            <text:p>2686</text:p>
          </table:table-cell>
          <table:table-cell table:style-name="ce64" table:formula="of:=[M_Acu_NA.H42]" office:value-type="float" office:value="1100" calcext:value-type="float">
            <text:p>1100</text:p>
          </table:table-cell>
          <table:table-cell table:style-name="ce64" table:formula="of:=[M_Acu_NA.J42]" office:value-type="float" office:value="6820" calcext:value-type="float">
            <text:p>6820</text:p>
          </table:table-cell>
          <table:table-cell table:style-name="ce64" table:formula="of:=[M_Acu_NA.O42]" office:value-type="float" office:value="422" calcext:value-type="float">
            <text:p>422</text:p>
          </table:table-cell>
          <table:table-cell table:number-columns-repeated="2"/>
          <table:table-cell table:style-name="ce73" table:formula="of:=[.B42]" office:value-type="date" office:date-value="2020-03-24" calcext:value-type="date">
            <text:p>24/03</text:p>
          </table:table-cell>
          <table:table-cell table:style-name="ce64" table:formula="of:=[M_Acu_NA.C42]" office:value-type="float" office:value="114" calcext:value-type="float">
            <text:p>114</text:p>
          </table:table-cell>
          <table:table-cell table:style-name="ce64" table:formula="of:=[M_Acu_NA.E42]" office:value-type="float" office:value="122" calcext:value-type="float">
            <text:p>122</text:p>
          </table:table-cell>
          <table:table-cell table:style-name="ce64" table:formula="of:=[M_Acu_NA.I42]" office:value-type="float" office:value="276" calcext:value-type="float">
            <text:p>276</text:p>
          </table:table-cell>
          <table:table-cell table:style-name="ce64" table:formula="of:=[M_Acu_NA.P42]" office:value-type="float" office:value="81" calcext:value-type="float">
            <text:p>81</text:p>
          </table:table-cell>
          <table:table-cell table:style-name="ce64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139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3]" office:value-type="date" office:date-value="2020-03-25" calcext:value-type="date">
            <text:p>25/03</text:p>
          </table:table-cell>
          <table:table-cell table:style-name="ce64" table:formula="of:=[M_Acu_NA.G43]" office:value-type="float" office:value="3434" calcext:value-type="float">
            <text:p>3434</text:p>
          </table:table-cell>
          <table:table-cell table:style-name="ce64" table:formula="of:=[M_Acu_NA.H43]" office:value-type="float" office:value="1331" calcext:value-type="float">
            <text:p>1331</text:p>
          </table:table-cell>
          <table:table-cell table:style-name="ce64" table:formula="of:=[M_Acu_NA.J43]" office:value-type="float" office:value="7503" calcext:value-type="float">
            <text:p>7503</text:p>
          </table:table-cell>
          <table:table-cell table:style-name="ce64" table:formula="of:=[M_Acu_NA.O43]" office:value-type="float" office:value="578" calcext:value-type="float">
            <text:p>578</text:p>
          </table:table-cell>
          <table:table-cell table:number-columns-repeated="2"/>
          <table:table-cell table:style-name="ce73" table:formula="of:=[.B43]" office:value-type="date" office:date-value="2020-03-25" calcext:value-type="date">
            <text:p>25/03</text:p>
          </table:table-cell>
          <table:table-cell table:style-name="ce64" table:formula="of:=[M_Acu_NA.C43]" office:value-type="float" office:value="149" calcext:value-type="float">
            <text:p>149</text:p>
          </table:table-cell>
          <table:table-cell table:style-name="ce64" table:formula="of:=[M_Acu_NA.E43]" office:value-type="float" office:value="178" calcext:value-type="float">
            <text:p>178</text:p>
          </table:table-cell>
          <table:table-cell table:style-name="ce64" table:formula="of:=[M_Acu_NA.I43]" office:value-type="float" office:value="356" calcext:value-type="float">
            <text:p>356</text:p>
          </table:table-cell>
          <table:table-cell table:style-name="ce64" table:formula="of:=[M_Acu_NA.P43]" office:value-type="float" office:value="106" calcext:value-type="float">
            <text:p>106</text:p>
          </table:table-cell>
          <table:table-cell table:style-name="ce64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139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4]" office:value-type="date" office:date-value="2020-03-26" calcext:value-type="date">
            <text:p>26/03</text:p>
          </table:table-cell>
          <table:table-cell table:style-name="ce64" table:formula="of:=[M_Acu_NA.G44]" office:value-type="float" office:value="4089" calcext:value-type="float">
            <text:p>4089</text:p>
          </table:table-cell>
          <table:table-cell table:style-name="ce64" table:formula="of:=[M_Acu_NA.H44]" office:value-type="float" office:value="1696" calcext:value-type="float">
            <text:p>1696</text:p>
          </table:table-cell>
          <table:table-cell table:style-name="ce64" table:formula="of:=[M_Acu_NA.J44]" office:value-type="float" office:value="8165" calcext:value-type="float">
            <text:p>8165</text:p>
          </table:table-cell>
          <table:table-cell table:style-name="ce64" table:formula="of:=[M_Acu_NA.O44]" office:value-type="float" office:value="759" calcext:value-type="float">
            <text:p>759</text:p>
          </table:table-cell>
          <table:table-cell table:number-columns-repeated="2"/>
          <table:table-cell table:style-name="ce73" table:formula="of:=[.B44]" office:value-type="date" office:date-value="2020-03-26" calcext:value-type="date">
            <text:p>26/03</text:p>
          </table:table-cell>
          <table:table-cell table:style-name="ce64" table:formula="of:=[M_Acu_NA.C44]" office:value-type="float" office:value="196" calcext:value-type="float">
            <text:p>196</text:p>
          </table:table-cell>
          <table:table-cell table:style-name="ce64" table:formula="of:=[M_Acu_NA.E44]" office:value-type="float" office:value="220" calcext:value-type="float">
            <text:p>220</text:p>
          </table:table-cell>
          <table:table-cell table:style-name="ce64" table:formula="of:=[M_Acu_NA.I44]" office:value-type="float" office:value="434" calcext:value-type="float">
            <text:p>434</text:p>
          </table:table-cell>
          <table:table-cell table:style-name="ce64" table:formula="of:=[M_Acu_NA.P44]" office:value-type="float" office:value="135" calcext:value-type="float">
            <text:p>135</text:p>
          </table:table-cell>
          <table:table-cell table:style-name="ce64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139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5]" office:value-type="date" office:date-value="2020-03-27" calcext:value-type="date">
            <text:p>27/03</text:p>
          </table:table-cell>
          <table:table-cell table:style-name="ce64" table:formula="of:=[M_Acu_NA.G45]" office:value-type="float" office:value="4858" calcext:value-type="float">
            <text:p>4858</text:p>
          </table:table-cell>
          <table:table-cell table:style-name="ce64" table:formula="of:=[M_Acu_NA.H45]" office:value-type="float" office:value="1995" calcext:value-type="float">
            <text:p>1995</text:p>
          </table:table-cell>
          <table:table-cell table:style-name="ce64" table:formula="of:=[M_Acu_NA.J45]" office:value-type="float" office:value="9134" calcext:value-type="float">
            <text:p>9134</text:p>
          </table:table-cell>
          <table:table-cell table:style-name="ce64" table:formula="of:=[M_Acu_NA.O45]" office:value-type="float" office:value="1019" calcext:value-type="float">
            <text:p>1019</text:p>
          </table:table-cell>
          <table:table-cell table:number-columns-repeated="2"/>
          <table:table-cell table:style-name="ce73" table:formula="of:=[.B45]" office:value-type="date" office:date-value="2020-03-27" calcext:value-type="date">
            <text:p>27/03</text:p>
          </table:table-cell>
          <table:table-cell table:style-name="ce64" table:formula="of:=[M_Acu_NA.C45]" office:value-type="float" office:value="253" calcext:value-type="float">
            <text:p>253</text:p>
          </table:table-cell>
          <table:table-cell table:style-name="ce64" table:formula="of:=[M_Acu_NA.E45]" office:value-type="float" office:value="289" calcext:value-type="float">
            <text:p>289</text:p>
          </table:table-cell>
          <table:table-cell table:style-name="ce64" table:formula="of:=[M_Acu_NA.I45]" office:value-type="float" office:value="546" calcext:value-type="float">
            <text:p>546</text:p>
          </table:table-cell>
          <table:table-cell table:style-name="ce64" table:formula="of:=[M_Acu_NA.P45]" office:value-type="float" office:value="167" calcext:value-type="float">
            <text:p>167</text:p>
          </table:table-cell>
          <table:table-cell table:style-name="ce64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139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6]" office:value-type="date" office:date-value="2020-03-28" calcext:value-type="date">
            <text:p>28/03</text:p>
          </table:table-cell>
          <table:table-cell table:style-name="ce64" table:formula="of:=[M_Acu_NA.G46]" office:value-type="float" office:value="5690" calcext:value-type="float">
            <text:p>5690</text:p>
          </table:table-cell>
          <table:table-cell table:style-name="ce64" table:formula="of:=[M_Acu_NA.H46]" office:value-type="float" office:value="2314" calcext:value-type="float">
            <text:p>2314</text:p>
          </table:table-cell>
          <table:table-cell table:style-name="ce64" table:formula="of:=[M_Acu_NA.J46]" office:value-type="float" office:value="10023" calcext:value-type="float">
            <text:p>10023</text:p>
          </table:table-cell>
          <table:table-cell table:style-name="ce64" table:formula="of:=[M_Acu_NA.O46]" office:value-type="float" office:value="1228" calcext:value-type="float">
            <text:p>1228</text:p>
          </table:table-cell>
          <table:table-cell table:number-columns-repeated="2"/>
          <table:table-cell table:style-name="ce73" table:formula="of:=[.B46]" office:value-type="date" office:date-value="2020-03-28" calcext:value-type="date">
            <text:p>28/03</text:p>
          </table:table-cell>
          <table:table-cell table:style-name="ce64" table:formula="of:=[M_Acu_NA.C46]" office:value-type="float" office:value="325" calcext:value-type="float">
            <text:p>325</text:p>
          </table:table-cell>
          <table:table-cell table:style-name="ce64" table:formula="of:=[M_Acu_NA.E46]" office:value-type="float" office:value="353" calcext:value-type="float">
            <text:p>353</text:p>
          </table:table-cell>
          <table:table-cell table:style-name="ce64" table:formula="of:=[M_Acu_NA.I46]" office:value-type="float" office:value="639" calcext:value-type="float">
            <text:p>639</text:p>
          </table:table-cell>
          <table:table-cell table:style-name="ce64" table:formula="of:=[M_Acu_NA.P46]" office:value-type="float" office:value="202" calcext:value-type="float">
            <text:p>202</text:p>
          </table:table-cell>
          <table:table-cell table:style-name="ce64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139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97"/>
          <table:table-cell table:style-name="ce74" table:formula="of:=[C_Acu_NA.B47]" office:value-type="date" office:date-value="2020-03-29" calcext:value-type="date">
            <text:p>29/03</text:p>
          </table:table-cell>
          <table:table-cell table:style-name="ce66" table:formula="of:=[M_Acu_NA.G47]" office:value-type="float" office:value="6528" calcext:value-type="float">
            <text:p>6528</text:p>
          </table:table-cell>
          <table:table-cell table:style-name="ce66" table:formula="of:=[M_Acu_NA.H47]" office:value-type="float" office:value="2606" calcext:value-type="float">
            <text:p>2606</text:p>
          </table:table-cell>
          <table:table-cell table:style-name="ce66" table:formula="of:=[M_Acu_NA.J47]" office:value-type="float" office:value="10779" calcext:value-type="float">
            <text:p>10779</text:p>
          </table:table-cell>
          <table:table-cell table:style-name="ce66" table:formula="of:=[M_Acu_NA.O47]" office:value-type="float" office:value="1408" calcext:value-type="float">
            <text:p>1408</text:p>
          </table:table-cell>
          <table:table-cell table:style-name="ce77"/>
          <table:table-cell table:style-name="ce97"/>
          <table:table-cell table:style-name="ce74" table:formula="of:=[.B47]" office:value-type="date" office:date-value="2020-03-29" calcext:value-type="date">
            <text:p>29/03</text:p>
          </table:table-cell>
          <table:table-cell table:style-name="ce66" table:formula="of:=[M_Acu_NA.C47]" office:value-type="float" office:value="389" calcext:value-type="float">
            <text:p>389</text:p>
          </table:table-cell>
          <table:table-cell table:style-name="ce66" table:formula="of:=[M_Acu_NA.E47]" office:value-type="float" office:value="431" calcext:value-type="float">
            <text:p>431</text:p>
          </table:table-cell>
          <table:table-cell table:style-name="ce66" table:formula="of:=[M_Acu_NA.I47]" office:value-type="float" office:value="771" calcext:value-type="float">
            <text:p>771</text:p>
          </table:table-cell>
          <table:table-cell table:style-name="ce66" table:formula="of:=[M_Acu_NA.P47]" office:value-type="float" office:value="240" calcext:value-type="float">
            <text:p>240</text:p>
          </table:table-cell>
          <table:table-cell table:style-name="ce66" table:formula="of:=[M_Acu_NA.Q47]" office:value-type="float" office:value="327" calcext:value-type="float">
            <text:p>327</text:p>
          </table:table-cell>
          <table:table-cell/>
          <table:table-cell table:style-name="ce97"/>
          <table:table-cell table:style-name="ce140" table:formula="of:=[.B47]" office:value-type="date" office:date-value="2020-03-29" calcext:value-type="date">
            <text:p>29/03</text:p>
          </table:table-cell>
          <table:table-cell table:style-name="ce66" table:formula="of:=[M_Acu_NA.D47]" office:value-type="float" office:value="86" calcext:value-type="float">
            <text:p>86</text:p>
          </table:table-cell>
          <table:table-cell table:style-name="ce66" table:formula="of:=[M_Acu_NA.F47]" office:value-type="float" office:value="72" calcext:value-type="float">
            <text:p>72</text:p>
          </table:table-cell>
          <table:table-cell table:style-name="ce66" table:formula="of:=[M_Acu_NA.K47]" office:value-type="float" office:value="46" calcext:value-type="float">
            <text:p>46</text:p>
          </table:table-cell>
          <table:table-cell table:style-name="ce66" table:formula="of:=[M_Acu_NA.L47]" office:value-type="float" office:value="21" calcext:value-type="float">
            <text:p>21</text:p>
          </table:table-cell>
          <table:table-cell table:style-name="ce66" table:formula="of:=[M_Acu_NA.M47]" office:value-type="float" office:value="22" calcext:value-type="float">
            <text:p>22</text:p>
          </table:table-cell>
          <table:table-cell table:style-name="ce66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98" table:formula="of:=[C_Acu_NA.A48]" office:value-type="string" office:string-value="L" calcext:value-type="string">
            <text:p>L</text:p>
          </table:table-cell>
          <table:table-cell table:style-name="ce73" table:formula="of:=[C_Acu_NA.B48]" office:value-type="date" office:date-value="2020-03-30" calcext:value-type="date">
            <text:p>30/03</text:p>
          </table:table-cell>
          <table:table-cell table:style-name="ce64" table:formula="of:=[M_Acu_NA.G48]" office:value-type="float" office:value="7340" calcext:value-type="float">
            <text:p>7340</text:p>
          </table:table-cell>
          <table:table-cell table:style-name="ce64" table:formula="of:=[M_Acu_NA.H48]" office:value-type="float" office:value="3024" calcext:value-type="float">
            <text:p>3024</text:p>
          </table:table-cell>
          <table:table-cell table:style-name="ce64" table:formula="of:=[M_Acu_NA.J48]" office:value-type="float" office:value="11591" calcext:value-type="float">
            <text:p>11591</text:p>
          </table:table-cell>
          <table:table-cell table:style-name="ce64" table:formula="of:=[M_Acu_NA.O48]" office:value-type="float" office:value="1789" calcext:value-type="float">
            <text:p>1789</text:p>
          </table:table-cell>
          <table:table-cell/>
          <table:table-cell table:style-name="ce98" table:formula="of:=[.A48]" office:value-type="string" office:string-value="L" calcext:value-type="string">
            <text:p>L</text:p>
          </table:table-cell>
          <table:table-cell table:style-name="ce73" table:formula="of:=[.B48]" office:value-type="date" office:date-value="2020-03-30" calcext:value-type="date">
            <text:p>30/03</text:p>
          </table:table-cell>
          <table:table-cell table:style-name="ce64" table:formula="of:=[M_Acu_NA.C48]" office:value-type="float" office:value="455" calcext:value-type="float">
            <text:p>455</text:p>
          </table:table-cell>
          <table:table-cell table:style-name="ce64" table:formula="of:=[M_Acu_NA.E48]" office:value-type="float" office:value="513" calcext:value-type="float">
            <text:p>513</text:p>
          </table:table-cell>
          <table:table-cell table:style-name="ce64" table:formula="of:=[M_Acu_NA.I48]" office:value-type="float" office:value="864" calcext:value-type="float">
            <text:p>864</text:p>
          </table:table-cell>
          <table:table-cell table:style-name="ce64" table:formula="of:=[M_Acu_NA.P48]" office:value-type="float" office:value="284" calcext:value-type="float">
            <text:p>284</text:p>
          </table:table-cell>
          <table:table-cell table:style-name="ce64" table:formula="of:=[M_Acu_NA.Q48]" office:value-type="float" office:value="378" calcext:value-type="float">
            <text:p>378</text:p>
          </table:table-cell>
          <table:table-cell/>
          <table:table-cell table:style-name="ce64" table:formula="of:=[.A48]" office:value-type="string" office:string-value="L" calcext:value-type="string">
            <text:p>L</text:p>
          </table:table-cell>
          <table:table-cell table:style-name="ce139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9]" office:value-type="date" office:date-value="2020-03-31" calcext:value-type="date">
            <text:p>31/03</text:p>
          </table:table-cell>
          <table:table-cell table:style-name="ce64" table:formula="of:=[M_Acu_NA.G49]" office:value-type="float" office:value="8189" calcext:value-type="float">
            <text:p>8189</text:p>
          </table:table-cell>
          <table:table-cell table:style-name="ce64" table:formula="of:=[M_Acu_NA.H49]" office:value-type="float" office:value="3523" calcext:value-type="float">
            <text:p>3523</text:p>
          </table:table-cell>
          <table:table-cell table:style-name="ce64" table:formula="of:=[M_Acu_NA.J49]" office:value-type="float" office:value="12428" calcext:value-type="float">
            <text:p>12428</text:p>
          </table:table-cell>
          <table:table-cell table:style-name="ce64" table:formula="of:=[M_Acu_NA.O49]" office:value-type="float" office:value="2352" calcext:value-type="float">
            <text:p>2352</text:p>
          </table:table-cell>
          <table:table-cell table:number-columns-repeated="2"/>
          <table:table-cell table:style-name="ce73" table:formula="of:=[.B49]" office:value-type="date" office:date-value="2020-03-31" calcext:value-type="date">
            <text:p>31/03</text:p>
          </table:table-cell>
          <table:table-cell table:style-name="ce64" table:formula="of:=[M_Acu_NA.C49]" office:value-type="float" office:value="583" calcext:value-type="float">
            <text:p>583</text:p>
          </table:table-cell>
          <table:table-cell table:style-name="ce64" table:formula="of:=[M_Acu_NA.E49]" office:value-type="float" office:value="705" calcext:value-type="float">
            <text:p>705</text:p>
          </table:table-cell>
          <table:table-cell table:style-name="ce64" table:formula="of:=[M_Acu_NA.I49]" office:value-type="float" office:value="1039" calcext:value-type="float">
            <text:p>1039</text:p>
          </table:table-cell>
          <table:table-cell table:style-name="ce64" table:formula="of:=[M_Acu_NA.P49]" office:value-type="float" office:value="329" calcext:value-type="float">
            <text:p>329</text:p>
          </table:table-cell>
          <table:table-cell table:style-name="ce64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139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0]" office:value-type="date" office:date-value="2020-04-01" calcext:value-type="date">
            <text:p>01/04</text:p>
          </table:table-cell>
          <table:table-cell table:style-name="ce64" table:formula="of:=[M_Acu_NA.G50]" office:value-type="float" office:value="9053" calcext:value-type="float">
            <text:p>9053</text:p>
          </table:table-cell>
          <table:table-cell table:style-name="ce64" table:formula="of:=[M_Acu_NA.H50]" office:value-type="float" office:value="4032" calcext:value-type="float">
            <text:p>4032</text:p>
          </table:table-cell>
          <table:table-cell table:style-name="ce64" table:formula="of:=[M_Acu_NA.J50]" office:value-type="float" office:value="13155" calcext:value-type="float">
            <text:p>13155</text:p>
          </table:table-cell>
          <table:table-cell table:style-name="ce64" table:formula="of:=[M_Acu_NA.O50]" office:value-type="float" office:value="2921" calcext:value-type="float">
            <text:p>2921</text:p>
          </table:table-cell>
          <table:table-cell table:number-columns-repeated="2"/>
          <table:table-cell table:style-name="ce73" table:formula="of:=[.B50]" office:value-type="date" office:date-value="2020-04-01" calcext:value-type="date">
            <text:p>01/04</text:p>
          </table:table-cell>
          <table:table-cell table:style-name="ce64" table:formula="of:=[M_Acu_NA.C50]" office:value-type="float" office:value="732" calcext:value-type="float">
            <text:p>732</text:p>
          </table:table-cell>
          <table:table-cell table:style-name="ce64" table:formula="of:=[M_Acu_NA.E50]" office:value-type="float" office:value="828" calcext:value-type="float">
            <text:p>828</text:p>
          </table:table-cell>
          <table:table-cell table:style-name="ce64" table:formula="of:=[M_Acu_NA.I50]" office:value-type="float" office:value="1173" calcext:value-type="float">
            <text:p>1173</text:p>
          </table:table-cell>
          <table:table-cell table:style-name="ce64" table:formula="of:=[M_Acu_NA.P50]" office:value-type="float" office:value="380" calcext:value-type="float">
            <text:p>380</text:p>
          </table:table-cell>
          <table:table-cell table:style-name="ce64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139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1]" office:value-type="date" office:date-value="2020-04-02" calcext:value-type="date">
            <text:p>02/04</text:p>
          </table:table-cell>
          <table:table-cell table:style-name="ce64" table:formula="of:=[M_Acu_NA.G51]" office:value-type="float" office:value="10003" calcext:value-type="float">
            <text:p>10003</text:p>
          </table:table-cell>
          <table:table-cell table:style-name="ce64" table:formula="of:=[M_Acu_NA.H51]" office:value-type="float" office:value="5387" calcext:value-type="float">
            <text:p>5387</text:p>
          </table:table-cell>
          <table:table-cell table:style-name="ce64" table:formula="of:=[M_Acu_NA.J51]" office:value-type="float" office:value="13915" calcext:value-type="float">
            <text:p>13915</text:p>
          </table:table-cell>
          <table:table-cell table:style-name="ce64" table:formula="of:=[M_Acu_NA.O51]" office:value-type="float" office:value="3605" calcext:value-type="float">
            <text:p>3605</text:p>
          </table:table-cell>
          <table:table-cell table:number-columns-repeated="2"/>
          <table:table-cell table:style-name="ce73" table:formula="of:=[.B51]" office:value-type="date" office:date-value="2020-04-02" calcext:value-type="date">
            <text:p>02/04</text:p>
          </table:table-cell>
          <table:table-cell table:style-name="ce64" table:formula="of:=[M_Acu_NA.C51]" office:value-type="float" office:value="872" calcext:value-type="float">
            <text:p>872</text:p>
          </table:table-cell>
          <table:table-cell table:style-name="ce64" table:formula="of:=[M_Acu_NA.E51]" office:value-type="float" office:value="1011" calcext:value-type="float">
            <text:p>1011</text:p>
          </table:table-cell>
          <table:table-cell table:style-name="ce64" table:formula="of:=[M_Acu_NA.I51]" office:value-type="float" office:value="1339" calcext:value-type="float">
            <text:p>1339</text:p>
          </table:table-cell>
          <table:table-cell table:style-name="ce64" table:formula="of:=[M_Acu_NA.P51]" office:value-type="float" office:value="447" calcext:value-type="float">
            <text:p>447</text:p>
          </table:table-cell>
          <table:table-cell table:style-name="ce64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139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2]" office:value-type="date" office:date-value="2020-04-03" calcext:value-type="date">
            <text:p>03/04</text:p>
          </table:table-cell>
          <table:table-cell table:style-name="ce64" table:formula="of:=[M_Acu_NA.G52]" office:value-type="float" office:value="10935" calcext:value-type="float">
            <text:p>10935</text:p>
          </table:table-cell>
          <table:table-cell table:style-name="ce64" table:formula="of:=[M_Acu_NA.H52]" office:value-type="float" office:value="6507" calcext:value-type="float">
            <text:p>6507</text:p>
          </table:table-cell>
          <table:table-cell table:style-name="ce64" table:formula="of:=[M_Acu_NA.J52]" office:value-type="float" office:value="14681" calcext:value-type="float">
            <text:p>14681</text:p>
          </table:table-cell>
          <table:table-cell table:style-name="ce64" table:formula="of:=[M_Acu_NA.O52]" office:value-type="float" office:value="4313" calcext:value-type="float">
            <text:p>4313</text:p>
          </table:table-cell>
          <table:table-cell table:number-columns-repeated="2"/>
          <table:table-cell table:style-name="ce73" table:formula="of:=[.B52]" office:value-type="date" office:date-value="2020-04-03" calcext:value-type="date">
            <text:p>03/04</text:p>
          </table:table-cell>
          <table:table-cell table:style-name="ce64" table:formula="of:=[M_Acu_NA.C52]" office:value-type="float" office:value="1017" calcext:value-type="float">
            <text:p>1017</text:p>
          </table:table-cell>
          <table:table-cell table:style-name="ce64" table:formula="of:=[M_Acu_NA.E52]" office:value-type="float" office:value="1143" calcext:value-type="float">
            <text:p>1143</text:p>
          </table:table-cell>
          <table:table-cell table:style-name="ce64" table:formula="of:=[M_Acu_NA.I52]" office:value-type="float" office:value="1487" calcext:value-type="float">
            <text:p>1487</text:p>
          </table:table-cell>
          <table:table-cell table:style-name="ce64" table:formula="of:=[M_Acu_NA.P52]" office:value-type="float" office:value="526" calcext:value-type="float">
            <text:p>526</text:p>
          </table:table-cell>
          <table:table-cell table:style-name="ce64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139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3]" office:value-type="date" office:date-value="2020-04-04" calcext:value-type="date">
            <text:p>04/04</text:p>
          </table:table-cell>
          <table:table-cell table:style-name="ce64" table:formula="of:=[M_Acu_NA.G53]" office:value-type="float" office:value="11744" calcext:value-type="float">
            <text:p>11744</text:p>
          </table:table-cell>
          <table:table-cell table:style-name="ce64" table:formula="of:=[M_Acu_NA.H53]" office:value-type="float" office:value="7560" calcext:value-type="float">
            <text:p>7560</text:p>
          </table:table-cell>
          <table:table-cell table:style-name="ce64" table:formula="of:=[M_Acu_NA.J53]" office:value-type="float" office:value="15362" calcext:value-type="float">
            <text:p>15362</text:p>
          </table:table-cell>
          <table:table-cell table:style-name="ce64" table:formula="of:=[M_Acu_NA.O53]" office:value-type="float" office:value="4932" calcext:value-type="float">
            <text:p>4932</text:p>
          </table:table-cell>
          <table:table-cell table:number-columns-repeated="2"/>
          <table:table-cell table:style-name="ce73" table:formula="of:=[.B53]" office:value-type="date" office:date-value="2020-04-04" calcext:value-type="date">
            <text:p>04/04</text:p>
          </table:table-cell>
          <table:table-cell table:style-name="ce64" table:formula="of:=[M_Acu_NA.C53]" office:value-type="float" office:value="1158" calcext:value-type="float">
            <text:p>1158</text:p>
          </table:table-cell>
          <table:table-cell table:style-name="ce64" table:formula="of:=[M_Acu_NA.E53]" office:value-type="float" office:value="1283" calcext:value-type="float">
            <text:p>1283</text:p>
          </table:table-cell>
          <table:table-cell table:style-name="ce64" table:formula="of:=[M_Acu_NA.I53]" office:value-type="float" office:value="1651" calcext:value-type="float">
            <text:p>1651</text:p>
          </table:table-cell>
          <table:table-cell table:style-name="ce64" table:formula="of:=[M_Acu_NA.P53]" office:value-type="float" office:value="594" calcext:value-type="float">
            <text:p>594</text:p>
          </table:table-cell>
          <table:table-cell table:style-name="ce64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139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4]" office:value-type="date" office:date-value="2020-04-05" calcext:value-type="date">
            <text:p>05/04</text:p>
          </table:table-cell>
          <table:table-cell table:style-name="ce64" table:formula="of:=[M_Acu_NA.G54]" office:value-type="float" office:value="12418" calcext:value-type="float">
            <text:p>12418</text:p>
          </table:table-cell>
          <table:table-cell table:style-name="ce64" table:formula="of:=[M_Acu_NA.H54]" office:value-type="float" office:value="8078" calcext:value-type="float">
            <text:p>8078</text:p>
          </table:table-cell>
          <table:table-cell table:style-name="ce64" table:formula="of:=[M_Acu_NA.J54]" office:value-type="float" office:value="15887" calcext:value-type="float">
            <text:p>15887</text:p>
          </table:table-cell>
          <table:table-cell table:style-name="ce64" table:formula="of:=[M_Acu_NA.O54]" office:value-type="float" office:value="5373" calcext:value-type="float">
            <text:p>5373</text:p>
          </table:table-cell>
          <table:table-cell table:number-columns-repeated="2"/>
          <table:table-cell table:style-name="ce73" table:formula="of:=[.B54]" office:value-type="date" office:date-value="2020-04-05" calcext:value-type="date">
            <text:p>05/04</text:p>
          </table:table-cell>
          <table:table-cell table:style-name="ce64" table:formula="of:=[M_Acu_NA.C54]" office:value-type="float" office:value="1342" calcext:value-type="float">
            <text:p>1342</text:p>
          </table:table-cell>
          <table:table-cell table:style-name="ce64" table:formula="of:=[M_Acu_NA.E54]" office:value-type="float" office:value="1447" calcext:value-type="float">
            <text:p>1447</text:p>
          </table:table-cell>
          <table:table-cell table:style-name="ce64" table:formula="of:=[M_Acu_NA.I54]" office:value-type="float" office:value="1766" calcext:value-type="float">
            <text:p>1766</text:p>
          </table:table-cell>
          <table:table-cell table:style-name="ce64" table:formula="of:=[M_Acu_NA.P54]" office:value-type="float" office:value="675" calcext:value-type="float">
            <text:p>675</text:p>
          </table:table-cell>
          <table:table-cell table:style-name="ce64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139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96" table:formula="of:=[C_Acu_NA.A55]" office:value-type="string" office:string-value="L" calcext:value-type="string">
            <text:p>L</text:p>
          </table:table-cell>
          <table:table-cell table:style-name="ce72" table:formula="of:=[C_Acu_NA.B55]" office:value-type="date" office:date-value="2020-04-06" calcext:value-type="date">
            <text:p>06/04</text:p>
          </table:table-cell>
          <table:table-cell table:style-name="ce65" table:formula="of:=[M_Acu_NA.G55]" office:value-type="float" office:value="13055" calcext:value-type="float">
            <text:p>13055</text:p>
          </table:table-cell>
          <table:table-cell table:style-name="ce65" table:formula="of:=[M_Acu_NA.H55]" office:value-type="float" office:value="8911" calcext:value-type="float">
            <text:p>8911</text:p>
          </table:table-cell>
          <table:table-cell table:style-name="ce65" table:formula="of:=[M_Acu_NA.J55]" office:value-type="float" office:value="16523" calcext:value-type="float">
            <text:p>16523</text:p>
          </table:table-cell>
          <table:table-cell table:style-name="ce65" table:formula="of:=[M_Acu_NA.O55]" office:value-type="float" office:value="6159" calcext:value-type="float">
            <text:p>6159</text:p>
          </table:table-cell>
          <table:table-cell table:style-name="ce77"/>
          <table:table-cell table:style-name="ce96" table:formula="of:=[.A55]" office:value-type="string" office:string-value="L" calcext:value-type="string">
            <text:p>L</text:p>
          </table:table-cell>
          <table:table-cell table:style-name="ce72" table:formula="of:=[.B55]" office:value-type="date" office:date-value="2020-04-06" calcext:value-type="date">
            <text:p>06/04</text:p>
          </table:table-cell>
          <table:table-cell table:style-name="ce65" table:formula="of:=[M_Acu_NA.C55]" office:value-type="float" office:value="1434" calcext:value-type="float">
            <text:p>1434</text:p>
          </table:table-cell>
          <table:table-cell table:style-name="ce65" table:formula="of:=[M_Acu_NA.E55]" office:value-type="float" office:value="1632" calcext:value-type="float">
            <text:p>1632</text:p>
          </table:table-cell>
          <table:table-cell table:style-name="ce65" table:formula="of:=[M_Acu_NA.I55]" office:value-type="float" office:value="1867" calcext:value-type="float">
            <text:p>1867</text:p>
          </table:table-cell>
          <table:table-cell table:style-name="ce65" table:formula="of:=[M_Acu_NA.P55]" office:value-type="float" office:value="765" calcext:value-type="float">
            <text:p>765</text:p>
          </table:table-cell>
          <table:table-cell table:style-name="ce65" table:formula="of:=[M_Acu_NA.Q55]" office:value-type="float" office:value="773" calcext:value-type="float">
            <text:p>773</text:p>
          </table:table-cell>
          <table:table-cell/>
          <table:table-cell table:style-name="ce65" table:formula="of:=[.A55]" office:value-type="string" office:string-value="L" calcext:value-type="string">
            <text:p>L</text:p>
          </table:table-cell>
          <table:table-cell table:style-name="ce96" table:formula="of:=[.B55]" office:value-type="date" office:date-value="2020-04-06" calcext:value-type="date">
            <text:p>06/04</text:p>
          </table:table-cell>
          <table:table-cell table:style-name="ce65" table:formula="of:=[M_Acu_NA.D55]" office:value-type="float" office:value="220" calcext:value-type="float">
            <text:p>220</text:p>
          </table:table-cell>
          <table:table-cell table:style-name="ce65" table:formula="of:=[M_Acu_NA.F55]" office:value-type="float" office:value="187" calcext:value-type="float">
            <text:p>187</text:p>
          </table:table-cell>
          <table:table-cell table:style-name="ce65" table:formula="of:=[M_Acu_NA.K55]" office:value-type="float" office:value="174" calcext:value-type="float">
            <text:p>174</text:p>
          </table:table-cell>
          <table:table-cell table:style-name="ce65" table:formula="of:=[M_Acu_NA.L55]" office:value-type="float" office:value="41" calcext:value-type="float">
            <text:p>41</text:p>
          </table:table-cell>
          <table:table-cell table:style-name="ce65" table:formula="of:=[M_Acu_NA.M55]" office:value-type="float" office:value="59" calcext:value-type="float">
            <text:p>59</text:p>
          </table:table-cell>
          <table:table-cell table:style-name="ce65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6]" office:value-type="date" office:date-value="2020-04-07" calcext:value-type="date">
            <text:p>07/04</text:p>
          </table:table-cell>
          <table:table-cell table:style-name="ce64" table:formula="of:=[M_Acu_NA.G56]" office:value-type="float" office:value="13798" calcext:value-type="float">
            <text:p>13798</text:p>
          </table:table-cell>
          <table:table-cell table:style-name="ce64" table:formula="of:=[M_Acu_NA.H56]" office:value-type="float" office:value="10328" calcext:value-type="float">
            <text:p>10328</text:p>
          </table:table-cell>
          <table:table-cell table:style-name="ce64" table:formula="of:=[M_Acu_NA.J56]" office:value-type="float" office:value="17127" calcext:value-type="float">
            <text:p>17127</text:p>
          </table:table-cell>
          <table:table-cell table:style-name="ce64" table:formula="of:=[M_Acu_NA.O56]" office:value-type="float" office:value="7097" calcext:value-type="float">
            <text:p>7097</text:p>
          </table:table-cell>
          <table:table-cell table:number-columns-repeated="2"/>
          <table:table-cell table:style-name="ce73" table:formula="of:=[.B56]" office:value-type="date" office:date-value="2020-04-07" calcext:value-type="date">
            <text:p>07/04</text:p>
          </table:table-cell>
          <table:table-cell table:style-name="ce64" table:formula="of:=[M_Acu_NA.C56]" office:value-type="float" office:value="1607" calcext:value-type="float">
            <text:p>1607</text:p>
          </table:table-cell>
          <table:table-cell table:style-name="ce64" table:formula="of:=[M_Acu_NA.E56]" office:value-type="float" office:value="2035" calcext:value-type="float">
            <text:p>2035</text:p>
          </table:table-cell>
          <table:table-cell table:style-name="ce64" table:formula="of:=[M_Acu_NA.I56]" office:value-type="float" office:value="2101" calcext:value-type="float">
            <text:p>2101</text:p>
          </table:table-cell>
          <table:table-cell table:style-name="ce64" table:formula="of:=[M_Acu_NA.P56]" office:value-type="float" office:value="843" calcext:value-type="float">
            <text:p>843</text:p>
          </table:table-cell>
          <table:table-cell table:style-name="ce64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139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7]" office:value-type="date" office:date-value="2020-04-08" calcext:value-type="date">
            <text:p>08/04</text:p>
          </table:table-cell>
          <table:table-cell table:style-name="ce64" table:formula="of:=[M_Acu_NA.G57]" office:value-type="float" office:value="14555" calcext:value-type="float">
            <text:p>14555</text:p>
          </table:table-cell>
          <table:table-cell table:style-name="ce64" table:formula="of:=[M_Acu_NA.H57]" office:value-type="float" office:value="10869" calcext:value-type="float">
            <text:p>10869</text:p>
          </table:table-cell>
          <table:table-cell table:style-name="ce64" table:formula="of:=[M_Acu_NA.J57]" office:value-type="float" office:value="17669" calcext:value-type="float">
            <text:p>17669</text:p>
          </table:table-cell>
          <table:table-cell table:style-name="ce64" table:formula="of:=[M_Acu_NA.O57]" office:value-type="float" office:value="7978" calcext:value-type="float">
            <text:p>7978</text:p>
          </table:table-cell>
          <table:table-cell table:number-columns-repeated="2"/>
          <table:table-cell table:style-name="ce73" table:formula="of:=[.B57]" office:value-type="date" office:date-value="2020-04-08" calcext:value-type="date">
            <text:p>08/04</text:p>
          </table:table-cell>
          <table:table-cell table:style-name="ce64" table:formula="of:=[M_Acu_NA.C57]" office:value-type="float" office:value="1861" calcext:value-type="float">
            <text:p>1861</text:p>
          </table:table-cell>
          <table:table-cell table:style-name="ce64" table:formula="of:=[M_Acu_NA.E57]" office:value-type="float" office:value="2240" calcext:value-type="float">
            <text:p>2240</text:p>
          </table:table-cell>
          <table:table-cell table:style-name="ce64" table:formula="of:=[M_Acu_NA.I57]" office:value-type="float" office:value="2248" calcext:value-type="float">
            <text:p>2248</text:p>
          </table:table-cell>
          <table:table-cell table:style-name="ce64" table:formula="of:=[M_Acu_NA.P57]" office:value-type="float" office:value="945" calcext:value-type="float">
            <text:p>945</text:p>
          </table:table-cell>
          <table:table-cell table:style-name="ce64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139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8]" office:value-type="date" office:date-value="2020-04-09" calcext:value-type="date">
            <text:p>09/04</text:p>
          </table:table-cell>
          <table:table-cell table:style-name="ce64" table:formula="of:=[M_Acu_NA.G58]" office:value-type="float" office:value="15238" calcext:value-type="float">
            <text:p>15238</text:p>
          </table:table-cell>
          <table:table-cell table:style-name="ce64" table:formula="of:=[M_Acu_NA.H58]" office:value-type="float" office:value="12210" calcext:value-type="float">
            <text:p>12210</text:p>
          </table:table-cell>
          <table:table-cell table:style-name="ce64" table:formula="of:=[M_Acu_NA.J58]" office:value-type="float" office:value="18279" calcext:value-type="float">
            <text:p>18279</text:p>
          </table:table-cell>
          <table:table-cell table:style-name="ce64" table:formula="of:=[M_Acu_NA.O58]" office:value-type="float" office:value="8958" calcext:value-type="float">
            <text:p>8958</text:p>
          </table:table-cell>
          <table:table-cell table:number-columns-repeated="2"/>
          <table:table-cell table:style-name="ce73" table:formula="of:=[.B58]" office:value-type="date" office:date-value="2020-04-09" calcext:value-type="date">
            <text:p>09/04</text:p>
          </table:table-cell>
          <table:table-cell table:style-name="ce64" table:formula="of:=[M_Acu_NA.C58]" office:value-type="float" office:value="2107" calcext:value-type="float">
            <text:p>2107</text:p>
          </table:table-cell>
          <table:table-cell table:style-name="ce64" table:formula="of:=[M_Acu_NA.E58]" office:value-type="float" office:value="2523" calcext:value-type="float">
            <text:p>2523</text:p>
          </table:table-cell>
          <table:table-cell table:style-name="ce64" table:formula="of:=[M_Acu_NA.I58]" office:value-type="float" office:value="2396" calcext:value-type="float">
            <text:p>2396</text:p>
          </table:table-cell>
          <table:table-cell table:style-name="ce64" table:formula="of:=[M_Acu_NA.P58]" office:value-type="float" office:value="1020" calcext:value-type="float">
            <text:p>1020</text:p>
          </table:table-cell>
          <table:table-cell table:style-name="ce64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139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9]" office:value-type="date" office:date-value="2020-04-10" calcext:value-type="date">
            <text:p>10/04</text:p>
          </table:table-cell>
          <table:table-cell table:style-name="ce64" table:formula="of:=[M_Acu_NA.G59]" office:value-type="float" office:value="15843" calcext:value-type="float">
            <text:p>15843</text:p>
          </table:table-cell>
          <table:table-cell table:style-name="ce64" table:formula="of:=[M_Acu_NA.H59]" office:value-type="float" office:value="13197" calcext:value-type="float">
            <text:p>13197</text:p>
          </table:table-cell>
          <table:table-cell table:style-name="ce64" table:formula="of:=[M_Acu_NA.J59]" office:value-type="float" office:value="18849" calcext:value-type="float">
            <text:p>18849</text:p>
          </table:table-cell>
          <table:table-cell table:style-name="ce64" table:formula="of:=[M_Acu_NA.O59]" office:value-type="float" office:value="9875" calcext:value-type="float">
            <text:p>9875</text:p>
          </table:table-cell>
          <table:table-cell table:number-columns-repeated="2"/>
          <table:table-cell table:style-name="ce73" table:formula="of:=[.B59]" office:value-type="date" office:date-value="2020-04-10" calcext:value-type="date">
            <text:p>10/04</text:p>
          </table:table-cell>
          <table:table-cell table:style-name="ce64" table:formula="of:=[M_Acu_NA.C59]" office:value-type="float" office:value="2373" calcext:value-type="float">
            <text:p>2373</text:p>
          </table:table-cell>
          <table:table-cell table:style-name="ce64" table:formula="of:=[M_Acu_NA.E59]" office:value-type="float" office:value="3019" calcext:value-type="float">
            <text:p>3019</text:p>
          </table:table-cell>
          <table:table-cell table:style-name="ce64" table:formula="of:=[M_Acu_NA.I59]" office:value-type="float" office:value="2511" calcext:value-type="float">
            <text:p>2511</text:p>
          </table:table-cell>
          <table:table-cell table:style-name="ce64" table:formula="of:=[M_Acu_NA.P59]" office:value-type="float" office:value="1095" calcext:value-type="float">
            <text:p>1095</text:p>
          </table:table-cell>
          <table:table-cell table:style-name="ce64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139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0]" office:value-type="date" office:date-value="2020-04-11" calcext:value-type="date">
            <text:p>11/04</text:p>
          </table:table-cell>
          <table:table-cell table:style-name="ce64" table:formula="of:=[M_Acu_NA.G60]" office:value-type="float" office:value="16353" calcext:value-type="float">
            <text:p>16353</text:p>
          </table:table-cell>
          <table:table-cell table:style-name="ce64" table:formula="of:=[M_Acu_NA.H60]" office:value-type="float" office:value="13832" calcext:value-type="float">
            <text:p>13832</text:p>
          </table:table-cell>
          <table:table-cell table:style-name="ce64" table:formula="of:=[M_Acu_NA.J60]" office:value-type="float" office:value="19468" calcext:value-type="float">
            <text:p>19468</text:p>
          </table:table-cell>
          <table:table-cell table:style-name="ce64" table:formula="of:=[M_Acu_NA.O60]" office:value-type="float" office:value="10612" calcext:value-type="float">
            <text:p>10612</text:p>
          </table:table-cell>
          <table:table-cell table:number-columns-repeated="2"/>
          <table:table-cell table:style-name="ce73" table:formula="of:=[.B60]" office:value-type="date" office:date-value="2020-04-11" calcext:value-type="date">
            <text:p>11/04</text:p>
          </table:table-cell>
          <table:table-cell table:style-name="ce64" table:formula="of:=[M_Acu_NA.C60]" office:value-type="float" office:value="2544" calcext:value-type="float">
            <text:p>2544</text:p>
          </table:table-cell>
          <table:table-cell table:style-name="ce64" table:formula="of:=[M_Acu_NA.E60]" office:value-type="float" office:value="3346" calcext:value-type="float">
            <text:p>3346</text:p>
          </table:table-cell>
          <table:table-cell table:style-name="ce64" table:formula="of:=[M_Acu_NA.I60]" office:value-type="float" office:value="2643" calcext:value-type="float">
            <text:p>2643</text:p>
          </table:table-cell>
          <table:table-cell table:style-name="ce64" table:formula="of:=[M_Acu_NA.P60]" office:value-type="float" office:value="1169" calcext:value-type="float">
            <text:p>1169</text:p>
          </table:table-cell>
          <table:table-cell table:style-name="ce64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139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97"/>
          <table:table-cell table:style-name="ce74" table:formula="of:=[C_Acu_NA.B61]" office:value-type="date" office:date-value="2020-04-12" calcext:value-type="date">
            <text:p>12/04</text:p>
          </table:table-cell>
          <table:table-cell table:style-name="ce66" table:formula="of:=[M_Acu_NA.G61]" office:value-type="float" office:value="16972" calcext:value-type="float">
            <text:p>16972</text:p>
          </table:table-cell>
          <table:table-cell table:style-name="ce66" table:formula="of:=[M_Acu_NA.H61]" office:value-type="float" office:value="14393" calcext:value-type="float">
            <text:p>14393</text:p>
          </table:table-cell>
          <table:table-cell table:style-name="ce66" table:formula="of:=[M_Acu_NA.J61]" office:value-type="float" office:value="19899" calcext:value-type="float">
            <text:p>19899</text:p>
          </table:table-cell>
          <table:table-cell table:style-name="ce66" table:formula="of:=[M_Acu_NA.O61]" office:value-type="float" office:value="11329" calcext:value-type="float">
            <text:p>11329</text:p>
          </table:table-cell>
          <table:table-cell table:style-name="ce77"/>
          <table:table-cell table:style-name="ce97"/>
          <table:table-cell table:style-name="ce74" table:formula="of:=[.B61]" office:value-type="date" office:date-value="2020-04-12" calcext:value-type="date">
            <text:p>12/04</text:p>
          </table:table-cell>
          <table:table-cell table:style-name="ce66" table:formula="of:=[M_Acu_NA.C61]" office:value-type="float" office:value="2673" calcext:value-type="float">
            <text:p>2673</text:p>
          </table:table-cell>
          <table:table-cell table:style-name="ce66" table:formula="of:=[M_Acu_NA.E61]" office:value-type="float" office:value="3600" calcext:value-type="float">
            <text:p>3600</text:p>
          </table:table-cell>
          <table:table-cell table:style-name="ce66" table:formula="of:=[M_Acu_NA.I61]" office:value-type="float" office:value="2737" calcext:value-type="float">
            <text:p>2737</text:p>
          </table:table-cell>
          <table:table-cell table:style-name="ce66" table:formula="of:=[M_Acu_NA.P61]" office:value-type="float" office:value="1248" calcext:value-type="float">
            <text:p>1248</text:p>
          </table:table-cell>
          <table:table-cell table:style-name="ce66" table:formula="of:=[M_Acu_NA.Q61]" office:value-type="float" office:value="1103" calcext:value-type="float">
            <text:p>1103</text:p>
          </table:table-cell>
          <table:table-cell/>
          <table:table-cell table:style-name="ce97"/>
          <table:table-cell table:style-name="ce140" table:formula="of:=[.B61]" office:value-type="date" office:date-value="2020-04-12" calcext:value-type="date">
            <text:p>12/04</text:p>
          </table:table-cell>
          <table:table-cell table:style-name="ce66" table:formula="of:=[M_Acu_NA.D61]" office:value-type="float" office:value="350" calcext:value-type="float">
            <text:p>350</text:p>
          </table:table-cell>
          <table:table-cell table:style-name="ce66" table:formula="of:=[M_Acu_NA.F61]" office:value-type="float" office:value="273" calcext:value-type="float">
            <text:p>273</text:p>
          </table:table-cell>
          <table:table-cell table:style-name="ce66" table:formula="of:=[M_Acu_NA.K61]" office:value-type="float" office:value="334" calcext:value-type="float">
            <text:p>334</text:p>
          </table:table-cell>
          <table:table-cell table:style-name="ce66" table:formula="of:=[M_Acu_NA.L61]" office:value-type="float" office:value="66" calcext:value-type="float">
            <text:p>66</text:p>
          </table:table-cell>
          <table:table-cell table:style-name="ce66" table:formula="of:=[M_Acu_NA.M61]" office:value-type="float" office:value="103" calcext:value-type="float">
            <text:p>103</text:p>
          </table:table-cell>
          <table:table-cell table:style-name="ce66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96" table:formula="of:=[C_Acu_NA.A62]" office:value-type="string" office:string-value="L" calcext:value-type="string">
            <text:p>L</text:p>
          </table:table-cell>
          <table:table-cell table:style-name="ce72" table:formula="of:=[C_Acu_NA.B62]" office:value-type="date" office:date-value="2020-04-13" calcext:value-type="date">
            <text:p>13/04</text:p>
          </table:table-cell>
          <table:table-cell table:style-name="ce65" table:formula="of:=[M_Acu_NA.G62]" office:value-type="float" office:value="17489" calcext:value-type="float">
            <text:p>17489</text:p>
          </table:table-cell>
          <table:table-cell table:style-name="ce65" table:formula="of:=[M_Acu_NA.H62]" office:value-type="float" office:value="14967" calcext:value-type="float">
            <text:p>14967</text:p>
          </table:table-cell>
          <table:table-cell table:style-name="ce65" table:formula="of:=[M_Acu_NA.J62]" office:value-type="float" office:value="20465" calcext:value-type="float">
            <text:p>20465</text:p>
          </table:table-cell>
          <table:table-cell table:style-name="ce65" table:formula="of:=[M_Acu_NA.O62]" office:value-type="float" office:value="12107" calcext:value-type="float">
            <text:p>12107</text:p>
          </table:table-cell>
          <table:table-cell table:style-name="ce77"/>
          <table:table-cell table:style-name="ce96" table:formula="of:=[.A62]" office:value-type="string" office:string-value="L" calcext:value-type="string">
            <text:p>L</text:p>
          </table:table-cell>
          <table:table-cell table:style-name="ce72" table:formula="of:=[.B62]" office:value-type="date" office:date-value="2020-04-13" calcext:value-type="date">
            <text:p>13/04</text:p>
          </table:table-cell>
          <table:table-cell table:style-name="ce65" table:formula="of:=[M_Acu_NA.C62]" office:value-type="float" office:value="2799" calcext:value-type="float">
            <text:p>2799</text:p>
          </table:table-cell>
          <table:table-cell table:style-name="ce65" table:formula="of:=[M_Acu_NA.E62]" office:value-type="float" office:value="3903" calcext:value-type="float">
            <text:p>3903</text:p>
          </table:table-cell>
          <table:table-cell table:style-name="ce65" table:formula="of:=[M_Acu_NA.I62]" office:value-type="float" office:value="2823" calcext:value-type="float">
            <text:p>2823</text:p>
          </table:table-cell>
          <table:table-cell table:style-name="ce65" table:formula="of:=[M_Acu_NA.P62]" office:value-type="float" office:value="1311" calcext:value-type="float">
            <text:p>1311</text:p>
          </table:table-cell>
          <table:table-cell table:style-name="ce65" table:formula="of:=[M_Acu_NA.Q62]" office:value-type="float" office:value="1138" calcext:value-type="float">
            <text:p>1138</text:p>
          </table:table-cell>
          <table:table-cell/>
          <table:table-cell table:style-name="ce64" table:formula="of:=[.A62]" office:value-type="string" office:string-value="L" calcext:value-type="string">
            <text:p>L</text:p>
          </table:table-cell>
          <table:table-cell table:style-name="ce139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3]" office:value-type="date" office:date-value="2020-04-14" calcext:value-type="date">
            <text:p>14/04</text:p>
          </table:table-cell>
          <table:table-cell table:style-name="ce64" table:formula="of:=[M_Acu_NA.G63]" office:value-type="float" office:value="18056" calcext:value-type="float">
            <text:p>18056</text:p>
          </table:table-cell>
          <table:table-cell table:style-name="ce64" table:formula="of:=[M_Acu_NA.H63]" office:value-type="float" office:value="15729" calcext:value-type="float">
            <text:p>15729</text:p>
          </table:table-cell>
          <table:table-cell table:style-name="ce64" table:formula="of:=[M_Acu_NA.J63]" office:value-type="float" office:value="21067" calcext:value-type="float">
            <text:p>21067</text:p>
          </table:table-cell>
          <table:table-cell table:style-name="ce64" table:formula="of:=[M_Acu_NA.O63]" office:value-type="float" office:value="12868" calcext:value-type="float">
            <text:p>12868</text:p>
          </table:table-cell>
          <table:table-cell table:number-columns-repeated="2"/>
          <table:table-cell table:style-name="ce73" table:formula="of:=[.B63]" office:value-type="date" office:date-value="2020-04-14" calcext:value-type="date">
            <text:p>14/04</text:p>
          </table:table-cell>
          <table:table-cell table:style-name="ce64" table:formula="of:=[M_Acu_NA.C63]" office:value-type="float" office:value="2969" calcext:value-type="float">
            <text:p>2969</text:p>
          </table:table-cell>
          <table:table-cell table:style-name="ce64" table:formula="of:=[M_Acu_NA.E63]" office:value-type="float" office:value="4157" calcext:value-type="float">
            <text:p>4157</text:p>
          </table:table-cell>
          <table:table-cell table:style-name="ce64" table:formula="of:=[M_Acu_NA.I63]" office:value-type="float" office:value="2945" calcext:value-type="float">
            <text:p>2945</text:p>
          </table:table-cell>
          <table:table-cell table:style-name="ce64" table:formula="of:=[M_Acu_NA.P63]" office:value-type="float" office:value="1371" calcext:value-type="float">
            <text:p>1371</text:p>
          </table:table-cell>
          <table:table-cell table:style-name="ce64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139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4]" office:value-type="date" office:date-value="2020-04-15" calcext:value-type="date">
            <text:p>15/04</text:p>
          </table:table-cell>
          <table:table-cell table:style-name="ce64" table:formula="of:=[M_Acu_NA.G64]" office:value-type="float" office:value="18579" calcext:value-type="float">
            <text:p>18579</text:p>
          </table:table-cell>
          <table:table-cell table:style-name="ce64" table:formula="of:=[M_Acu_NA.H64]" office:value-type="float" office:value="17167" calcext:value-type="float">
            <text:p>17167</text:p>
          </table:table-cell>
          <table:table-cell table:style-name="ce64" table:formula="of:=[M_Acu_NA.J64]" office:value-type="float" office:value="21645" calcext:value-type="float">
            <text:p>21645</text:p>
          </table:table-cell>
          <table:table-cell table:style-name="ce64" table:formula="of:=[M_Acu_NA.O64]" office:value-type="float" office:value="13729" calcext:value-type="float">
            <text:p>13729</text:p>
          </table:table-cell>
          <table:table-cell table:number-columns-repeated="2"/>
          <table:table-cell table:style-name="ce73" table:formula="of:=[.B64]" office:value-type="date" office:date-value="2020-04-15" calcext:value-type="date">
            <text:p>15/04</text:p>
          </table:table-cell>
          <table:table-cell table:style-name="ce64" table:formula="of:=[M_Acu_NA.C64]" office:value-type="float" office:value="3254" calcext:value-type="float">
            <text:p>3254</text:p>
          </table:table-cell>
          <table:table-cell table:style-name="ce64" table:formula="of:=[M_Acu_NA.E64]" office:value-type="float" office:value="4440" calcext:value-type="float">
            <text:p>4440</text:p>
          </table:table-cell>
          <table:table-cell table:style-name="ce64" table:formula="of:=[M_Acu_NA.I64]" office:value-type="float" office:value="3134" calcext:value-type="float">
            <text:p>3134</text:p>
          </table:table-cell>
          <table:table-cell table:style-name="ce64" table:formula="of:=[M_Acu_NA.P64]" office:value-type="float" office:value="1427" calcext:value-type="float">
            <text:p>1427</text:p>
          </table:table-cell>
          <table:table-cell table:style-name="ce64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139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5]" office:value-type="date" office:date-value="2020-04-16" calcext:value-type="date">
            <text:p>16/04</text:p>
          </table:table-cell>
          <table:table-cell table:style-name="ce64" table:formula="of:=[M_Acu_NA.G65]" office:value-type="float" office:value="19130" calcext:value-type="float">
            <text:p>19130</text:p>
          </table:table-cell>
          <table:table-cell table:style-name="ce64" table:formula="of:=[M_Acu_NA.H65]" office:value-type="float" office:value="17920" calcext:value-type="float">
            <text:p>17920</text:p>
          </table:table-cell>
          <table:table-cell table:style-name="ce64" table:formula="of:=[M_Acu_NA.J65]" office:value-type="float" office:value="22170" calcext:value-type="float">
            <text:p>22170</text:p>
          </table:table-cell>
          <table:table-cell table:style-name="ce64" table:formula="of:=[M_Acu_NA.O65]" office:value-type="float" office:value="14576" calcext:value-type="float">
            <text:p>14576</text:p>
          </table:table-cell>
          <table:table-cell table:number-columns-repeated="2"/>
          <table:table-cell table:style-name="ce73" table:formula="of:=[.B65]" office:value-type="date" office:date-value="2020-04-16" calcext:value-type="date">
            <text:p>16/04</text:p>
          </table:table-cell>
          <table:table-cell table:style-name="ce64" table:formula="of:=[M_Acu_NA.C65]" office:value-type="float" office:value="3569" calcext:value-type="float">
            <text:p>3569</text:p>
          </table:table-cell>
          <table:table-cell table:style-name="ce64" table:formula="of:=[M_Acu_NA.E65]" office:value-type="float" office:value="4857" calcext:value-type="float">
            <text:p>4857</text:p>
          </table:table-cell>
          <table:table-cell table:style-name="ce64" table:formula="of:=[M_Acu_NA.I65]" office:value-type="float" office:value="3315" calcext:value-type="float">
            <text:p>3315</text:p>
          </table:table-cell>
          <table:table-cell table:style-name="ce64" table:formula="of:=[M_Acu_NA.P65]" office:value-type="float" office:value="1488" calcext:value-type="float">
            <text:p>1488</text:p>
          </table:table-cell>
          <table:table-cell table:style-name="ce64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139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6]" office:value-type="date" office:date-value="2020-04-17" calcext:value-type="date">
            <text:p>17/04</text:p>
          </table:table-cell>
          <table:table-cell table:style-name="ce64" table:formula="of:=[M_Acu_NA.G66]" office:value-type="float" office:value="19715" calcext:value-type="float">
            <text:p>19715</text:p>
          </table:table-cell>
          <table:table-cell table:style-name="ce64" table:formula="of:=[M_Acu_NA.H66]" office:value-type="float" office:value="18681" calcext:value-type="float">
            <text:p>18681</text:p>
          </table:table-cell>
          <table:table-cell table:style-name="ce64" table:formula="of:=[M_Acu_NA.J66]" office:value-type="float" office:value="22745" calcext:value-type="float">
            <text:p>22745</text:p>
          </table:table-cell>
          <table:table-cell table:style-name="ce64" table:formula="of:=[M_Acu_NA.O66]" office:value-type="float" office:value="15467" calcext:value-type="float">
            <text:p>15467</text:p>
          </table:table-cell>
          <table:table-cell table:number-columns-repeated="2"/>
          <table:table-cell table:style-name="ce73" table:formula="of:=[.B66]" office:value-type="date" office:date-value="2020-04-17" calcext:value-type="date">
            <text:p>17/04</text:p>
          </table:table-cell>
          <table:table-cell table:style-name="ce64" table:formula="of:=[M_Acu_NA.C66]" office:value-type="float" office:value="3868" calcext:value-type="float">
            <text:p>3868</text:p>
          </table:table-cell>
          <table:table-cell table:style-name="ce64" table:formula="of:=[M_Acu_NA.E66]" office:value-type="float" office:value="5163" calcext:value-type="float">
            <text:p>5163</text:p>
          </table:table-cell>
          <table:table-cell table:style-name="ce64" table:formula="of:=[M_Acu_NA.I66]" office:value-type="float" office:value="3459" calcext:value-type="float">
            <text:p>3459</text:p>
          </table:table-cell>
          <table:table-cell table:style-name="ce64" table:formula="of:=[M_Acu_NA.P66]" office:value-type="float" office:value="1511" calcext:value-type="float">
            <text:p>1511</text:p>
          </table:table-cell>
          <table:table-cell table:style-name="ce64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139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7]" office:value-type="date" office:date-value="2020-04-18" calcext:value-type="date">
            <text:p>18/04</text:p>
          </table:table-cell>
          <table:table-cell table:style-name="ce64" table:formula="of:=[M_Acu_NA.G67]" office:value-type="float" office:value="20280" calcext:value-type="float">
            <text:p>20280</text:p>
          </table:table-cell>
          <table:table-cell table:style-name="ce64" table:formula="of:=[M_Acu_NA.H67]" office:value-type="float" office:value="19323" calcext:value-type="float">
            <text:p>19323</text:p>
          </table:table-cell>
          <table:table-cell table:style-name="ce64" table:formula="of:=[M_Acu_NA.J67]" office:value-type="float" office:value="23227" calcext:value-type="float">
            <text:p>23227</text:p>
          </table:table-cell>
          <table:table-cell table:style-name="ce64" table:formula="of:=[M_Acu_NA.O67]" office:value-type="float" office:value="16060" calcext:value-type="float">
            <text:p>16060</text:p>
          </table:table-cell>
          <table:table-cell table:number-columns-repeated="2"/>
          <table:table-cell table:style-name="ce73" table:formula="of:=[.B67]" office:value-type="date" office:date-value="2020-04-18" calcext:value-type="date">
            <text:p>18/04</text:p>
          </table:table-cell>
          <table:table-cell table:style-name="ce64" table:formula="of:=[M_Acu_NA.C67]" office:value-type="float" office:value="4110" calcext:value-type="float">
            <text:p>4110</text:p>
          </table:table-cell>
          <table:table-cell table:style-name="ce64" table:formula="of:=[M_Acu_NA.E67]" office:value-type="float" office:value="5453" calcext:value-type="float">
            <text:p>5453</text:p>
          </table:table-cell>
          <table:table-cell table:style-name="ce64" table:formula="of:=[M_Acu_NA.I67]" office:value-type="float" office:value="3601" calcext:value-type="float">
            <text:p>3601</text:p>
          </table:table-cell>
          <table:table-cell table:style-name="ce64" table:formula="of:=[M_Acu_NA.P67]" office:value-type="float" office:value="1520" calcext:value-type="float">
            <text:p>1520</text:p>
          </table:table-cell>
          <table:table-cell table:style-name="ce64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139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8]" office:value-type="date" office:date-value="2020-04-19" calcext:value-type="date">
            <text:p>19/04</text:p>
          </table:table-cell>
          <table:table-cell table:style-name="ce64" table:formula="of:=[M_Acu_NA.G68]" office:value-type="float" office:value="20690" calcext:value-type="float">
            <text:p>20690</text:p>
          </table:table-cell>
          <table:table-cell table:style-name="ce64" table:formula="of:=[M_Acu_NA.H68]" office:value-type="float" office:value="19718" calcext:value-type="float">
            <text:p>19718</text:p>
          </table:table-cell>
          <table:table-cell table:style-name="ce64" table:formula="of:=[M_Acu_NA.J68]" office:value-type="float" office:value="23660" calcext:value-type="float">
            <text:p>23660</text:p>
          </table:table-cell>
          <table:table-cell table:style-name="ce64"/>
          <table:table-cell table:number-columns-repeated="2"/>
          <table:table-cell table:style-name="ce73" table:formula="of:=[.B68]" office:value-type="date" office:date-value="2020-04-19" calcext:value-type="date">
            <text:p>19/04</text:p>
          </table:table-cell>
          <table:table-cell table:style-name="ce64" table:formula="of:=[M_Acu_NA.C68]" office:value-type="float" office:value="4294" calcext:value-type="float">
            <text:p>4294</text:p>
          </table:table-cell>
          <table:table-cell table:style-name="ce64" table:formula="of:=[M_Acu_NA.E68]" office:value-type="float" office:value="5683" calcext:value-type="float">
            <text:p>5683</text:p>
          </table:table-cell>
          <table:table-cell table:style-name="ce64" table:formula="of:=[M_Acu_NA.I68]" office:value-type="float" office:value="3684" calcext:value-type="float">
            <text:p>3684</text:p>
          </table:table-cell>
          <table:table-cell table:style-name="ce64" table:formula="of:=[M_Acu_NA.P68]" office:value-type="float" office:value="1540" calcext:value-type="float">
            <text:p>1540</text:p>
          </table:table-cell>
          <table:table-cell table:style-name="ce64" table:formula="of:=[M_Acu_NA.Q68]" office:value-type="float" office:value="1393" calcext:value-type="float">
            <text:p>1393</text:p>
          </table:table-cell>
          <table:table-cell table:number-columns-repeated="2"/>
          <table:table-cell table:style-name="ce139" table:formula="of:=[.B68]" office:value-type="date" office:date-value="2020-04-19" calcext:value-type="date">
            <text:p>19/04</text:p>
          </table:table-cell>
          <table:table-cell table:formula="of:=[M_Acu_NA.D68]" office:value-type="float" office:value="452" calcext:value-type="float">
            <text:p>452</text:p>
          </table:table-cell>
          <table:table-cell table:formula="of:=[M_Acu_NA.F68]" office:value-type="float" office:value="355" calcext:value-type="float">
            <text:p>355</text:p>
          </table:table-cell>
          <table:table-cell table:formula="of:=[M_Acu_NA.K68]" office:value-type="float" office:value="610" calcext:value-type="float">
            <text:p>610</text:p>
          </table:table-cell>
          <table:table-cell/>
          <table:table-cell table:formula="of:=[M_Acu_NA.M68]" office:value-type="float" office:value="154" calcext:value-type="float">
            <text:p>154</text:p>
          </table:table-cell>
          <table:table-cell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ce98"/>
          <table:table-cell table:style-name="ce64" table:number-columns-repeated="4"/>
          <table:table-cell table:number-columns-repeated="3"/>
          <table:table-cell table:style-name="ce64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64" table:formula="of:=MAX([.C9:.C71])" office:value-type="float" office:value="20690" calcext:value-type="float">
            <text:p>20690</text:p>
          </table:table-cell>
          <table:table-cell table:style-name="ce64" table:formula="of:=MAX([.D9:.D71])" office:value-type="float" office:value="19718" calcext:value-type="float">
            <text:p>19718</text:p>
          </table:table-cell>
          <table:table-cell table:style-name="ce64" table:formula="of:=MAX([.E9:.E71])" office:value-type="float" office:value="23660" calcext:value-type="float">
            <text:p>23660</text:p>
          </table:table-cell>
          <table:table-cell table:style-name="ce64" table:formula="of:=MAX([.F9:.F71])" office:value-type="float" office:value="16060" calcext:value-type="float">
            <text:p>16060</text:p>
          </table:table-cell>
          <table:table-cell table:style-name="ce64" table:number-columns-repeated="3"/>
          <table:table-cell table:style-name="ce64" table:formula="of:=MAX([.J9:.J71])" office:value-type="float" office:value="4294" calcext:value-type="float">
            <text:p>4294</text:p>
          </table:table-cell>
          <table:table-cell table:style-name="ce64" table:formula="of:=MAX([.K9:.K71])" office:value-type="float" office:value="5683" calcext:value-type="float">
            <text:p>5683</text:p>
          </table:table-cell>
          <table:table-cell table:style-name="ce64" table:formula="of:=MAX([.L9:.L71])" office:value-type="float" office:value="3684" calcext:value-type="float">
            <text:p>3684</text:p>
          </table:table-cell>
          <table:table-cell table:style-name="ce64" table:formula="of:=MAX([.M9:.M71])" office:value-type="float" office:value="1540" calcext:value-type="float">
            <text:p>1540</text:p>
          </table:table-cell>
          <table:table-cell table:style-name="ce64" table:formula="of:=MAX([.N9:.N71])" office:value-type="float" office:value="1393" calcext:value-type="float">
            <text:p>1393</text:p>
          </table:table-cell>
          <table:table-cell table:number-columns-repeated="3"/>
          <table:table-cell table:formula="of:=MAX([.R9:.R71])" office:value-type="float" office:value="452" calcext:value-type="float">
            <text:p>452</text:p>
          </table:table-cell>
          <table:table-cell table:formula="of:=MAX([.S9:.S71])" office:value-type="float" office:value="355" calcext:value-type="float">
            <text:p>355</text:p>
          </table:table-cell>
          <table:table-cell table:formula="of:=MAX([.T9:.T71])" office:value-type="float" office:value="610" calcext:value-type="float">
            <text:p>610</text:p>
          </table:table-cell>
          <table:table-cell table:formula="of:=MAX([.U9:.U71])" office:value-type="float" office:value="72" calcext:value-type="float">
            <text:p>72</text:p>
          </table:table-cell>
          <table:table-cell table:formula="of:=MAX([.V9:.V71])" office:value-type="float" office:value="154" calcext:value-type="float">
            <text:p>154</text:p>
          </table:table-cell>
          <table:table-cell table:formula="of:=MAX([.W9:.W71])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/>
          <table:table-cell table:style-name="ce98"/>
          <table:table-cell table:style-name="ce64" table:formula="of:=[.C8]" office:value-type="string" office:string-value="España" calcext:value-type="string">
            <text:p>España</text:p>
          </table:table-cell>
          <table:table-cell table:style-name="ce64" table:formula="of:=[.D8]" office:value-type="string" office:string-value="Francia" calcext:value-type="string">
            <text:p>Francia</text:p>
          </table:table-cell>
          <table:table-cell table:style-name="ce64" table:formula="of:=[.E8]" office:value-type="string" office:string-value="Italia" calcext:value-type="string">
            <text:p>Italia</text:p>
          </table:table-cell>
          <table:table-cell table:style-name="ce64" table:formula="of:=[.F8]" office:value-type="string" office:string-value="Reino Unido" calcext:value-type="string">
            <text:p>Reino Unido</text:p>
          </table:table-cell>
          <table:table-cell table:style-name="ce64" table:number-columns-repeated="3"/>
          <table:table-cell table:style-name="ce64" table:formula="of:=[.J8]" office:value-type="string" office:string-value="Alemania" calcext:value-type="string">
            <text:p>Alemania</text:p>
          </table:table-cell>
          <table:table-cell table:style-name="ce64" table:formula="of:=[.K8]" office:value-type="string" office:string-value="Bélgica" calcext:value-type="string">
            <text:p>Bélgica</text:p>
          </table:table-cell>
          <table:table-cell table:style-name="ce64" table:formula="of:=[.L8]" office:value-type="string" office:string-value="Holanda" calcext:value-type="string">
            <text:p>Holanda</text:p>
          </table:table-cell>
          <table:table-cell table:style-name="ce64" table:formula="of:=[.M8]" office:value-type="string" office:string-value="Suecia" calcext:value-type="string">
            <text:p>Suecia</text:p>
          </table:table-cell>
          <table:table-cell table:style-name="ce64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119" table:formula="of:=MAX([.C73:.F73])" office:value-type="float" office:value="23660" calcext:value-type="float">
            <text:p>23660</text:p>
          </table:table-cell>
          <table:table-cell table:number-columns-repeated="5"/>
          <table:table-cell table:style-name="ce69" office:value-type="string" calcext:value-type="string">
            <text:p>Máximo: </text:p>
          </table:table-cell>
          <table:table-cell table:style-name="ce135" table:formula="of:=MAX([.J73:.N73])" office:value-type="float" office:value="5683" calcext:value-type="float">
            <text:p>5683</text:p>
          </table:table-cell>
          <table:table-cell table:number-columns-repeated="6"/>
          <table:table-cell table:style-name="ce69" office:value-type="string" calcext:value-type="string">
            <text:p>Máximo: </text:p>
          </table:table-cell>
          <table:table-cell table:style-name="ce135" table:formula="of:=MAX([.R73:.W73])" office:value-type="float" office:value="714" calcext:value-type="float">
            <text:p>7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9" office:value-type="string" calcext:value-type="string">
            <text:p>Mínimo</text:p>
          </table:table-cell>
          <table:table-cell table:style-name="ce135" table:formula="of:=MIN([.C73:.F73])" office:value-type="float" office:value="16060" calcext:value-type="float">
            <text:p>16060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119" table:formula="of:=MIN([.J73:.N73])" office:value-type="float" office:value="1393" calcext:value-type="float">
            <text:p>1393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119" table:formula="of:=MIN([.R73:.W73])" office:value-type="float" office:value="72" calcext:value-type="float">
            <text:p>72</text:p>
          </table:table-cell>
          <table:table-cell table:number-columns-repeated="12"/>
        </table:table-row>
        <table:table-row table:style-name="ro1" table:number-rows-repeated="1048498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table:table-column table:style-name="co31" table:default-cell-style-name="Default"/>
        <table:table-column table:style-name="co40" table:default-cell-style-name="Default"/>
        <table:table-column table:style-name="co41" table:number-columns-repeated="4" table:default-cell-style-name="ce64"/>
        <table:table-column table:style-name="co42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44" table:number-columns-repeated="5" table:default-cell-style-name="ce64"/>
        <table:table-column table:style-name="co45" table:default-cell-style-name="Default"/>
        <table:table-column table:style-name="co46" table:default-cell-style-name="ce64"/>
        <table:table-column table:style-name="co7" table:default-cell-style-name="ce64"/>
        <table:table-column table:style-name="co47" table:number-columns-repeated="6" table:default-cell-style-name="ce64"/>
        <table:table-column table:style-name="co7" table:number-columns-repeated="7" table:default-cell-style-name="ce64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number-columns-repeated="4"/>
          <table:table-cell table:style-name="ce64"/>
          <table:table-cell table:number-columns-repeated="23"/>
        </table:table-row>
        <table:table-row table:style-name="ro1">
          <table:table-cell/>
          <table:table-cell table:style-name="ce69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64"/>
          <table:table-cell table:number-columns-repeated="23"/>
        </table:table-row>
        <table:table-row table:style-name="ro1">
          <table:table-cell/>
          <table:table-cell table:style-name="ce70" office:value-type="string" calcext:value-type="string">
            <text:p>Muertes diarias</text:p>
          </table:table-cell>
          <table:table-cell table:number-columns-repeated="4"/>
          <table:table-cell table:style-name="ce81"/>
          <table:table-cell table:number-columns-repeated="23"/>
        </table:table-row>
        <table:table-row table:style-name="ro1">
          <table:table-cell table:number-columns-repeated="6"/>
          <table:table-cell table:style-name="ce121"/>
          <table:table-cell table:number-columns-repeated="23"/>
        </table:table-row>
        <table:table-row table:style-name="ro1">
          <table:table-cell table:number-columns-repeated="6"/>
          <table:table-cell table:style-name="ce64"/>
          <table:table-cell table:number-columns-repeated="23"/>
        </table:table-row>
        <table:table-row table:style-name="ro1">
          <table:table-cell/>
          <table:table-cell table:style-name="ce81"/>
          <table:table-cell table:style-name="ce112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97"/>
          <table:table-cell table:style-name="ce134"/>
          <table:table-cell table:style-name="ce115" table:formula="of:=[M_Dia_NA.G8]" office:value-type="string" office:string-value="España" calcext:value-type="string">
            <text:p>España</text:p>
          </table:table-cell>
          <table:table-cell table:style-name="ce115" table:formula="of:=[M_Dia_NA.H8]" office:value-type="string" office:string-value="Francia" calcext:value-type="string">
            <text:p>Francia</text:p>
          </table:table-cell>
          <table:table-cell table:style-name="ce115" table:formula="of:=[M_Dia_NA.J8]" office:value-type="string" office:string-value="Italia" calcext:value-type="string">
            <text:p>Italia</text:p>
          </table:table-cell>
          <table:table-cell table:style-name="ce115" table:formula="of:=[M_Dia_NA.O8]" office:value-type="string" office:string-value="Reino Unido" calcext:value-type="string">
            <text:p>Reino Unido</text:p>
          </table:table-cell>
          <table:table-cell table:style-name="ce136"/>
          <table:table-cell/>
          <table:table-cell table:style-name="ce78"/>
          <table:table-cell table:style-name="ce115" table:formula="of:=[M_Dia_NA.C8]" office:value-type="string" office:string-value="Alemania" calcext:value-type="string">
            <text:p>Alemania</text:p>
          </table:table-cell>
          <table:table-cell table:style-name="ce115" table:formula="of:=[M_Dia_NA.E8]" office:value-type="string" office:string-value="Bélgica" calcext:value-type="string">
            <text:p>Bélgica</text:p>
          </table:table-cell>
          <table:table-cell table:style-name="ce115" table:formula="of:=[M_Dia_NA.I8]" office:value-type="string" office:string-value="Holanda" calcext:value-type="string">
            <text:p>Holanda</text:p>
          </table:table-cell>
          <table:table-cell table:style-name="ce115" table:formula="of:=[M_Dia_NA.P8]" office:value-type="string" office:string-value="Suecia" calcext:value-type="string">
            <text:p>Suecia</text:p>
          </table:table-cell>
          <table:table-cell table:style-name="ce115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115" table:formula="of:=[M_Dia_NA.D8]" office:value-type="string" office:string-value="Austria" calcext:value-type="string">
            <text:p>Austria</text:p>
          </table:table-cell>
          <table:table-cell table:style-name="ce115" table:formula="of:=[M_Dia_NA.F8]" office:value-type="string" office:string-value="Dinamarca" calcext:value-type="string">
            <text:p>Dinamarca</text:p>
          </table:table-cell>
          <table:table-cell table:style-name="ce115" table:formula="of:=[M_Dia_NA.K8]" office:value-type="string" office:string-value="Irlanda" calcext:value-type="string">
            <text:p>Irlanda</text:p>
          </table:table-cell>
          <table:table-cell table:style-name="ce115" table:formula="of:=[M_Dia_NA.L8]" office:value-type="string" office:string-value="Luxemburgo" calcext:value-type="string">
            <text:p>Luxemburgo</text:p>
          </table:table-cell>
          <table:table-cell table:style-name="ce115" table:formula="of:=[M_Dia_NA.M8]" office:value-type="string" office:string-value="Noruega" calcext:value-type="string">
            <text:p>Noruega</text:p>
          </table:table-cell>
          <table:table-cell table:style-name="ce115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98"/>
          <table:table-cell table:style-name="ce72" table:formula="of:=[C_Dia_NA.B9]" office:value-type="date" office:date-value="2020-02-20" calcext:value-type="date">
            <text:p>20/02</text:p>
          </table:table-cell>
          <table:table-cell table:number-columns-repeated="6"/>
          <table:table-cell table:style-name="ce72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139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73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139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73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139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73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139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96" table:formula="of:=[C_Dia_NA.A13]" office:value-type="string" office:string-value="L" calcext:value-type="string">
            <text:p>L</text:p>
          </table:table-cell>
          <table:table-cell table:style-name="ce72" table:formula="of:=[C_Dia_NA.B13]" office:value-type="date" office:date-value="2020-02-24" calcext:value-type="date">
            <text:p>24/02</text:p>
          </table:table-cell>
          <table:table-cell table:style-name="ce65"/>
          <table:table-cell table:style-name="ce65" table:formula="of:=[M_Dia_NA.H13]" office:value-type="float" office:value="0" calcext:value-type="float">
            <text:p>0</text:p>
          </table:table-cell>
          <table:table-cell table:style-name="ce65" table:formula="of:=[M_Dia_NA.J13]" office:value-type="float" office:value="4" calcext:value-type="float">
            <text:p>4</text:p>
          </table:table-cell>
          <table:table-cell table:style-name="ce65"/>
          <table:table-cell table:style-name="ce77"/>
          <table:table-cell table:style-name="ce96" table:formula="of:=[.A13]" office:value-type="string" office:string-value="L" calcext:value-type="string">
            <text:p>L</text:p>
          </table:table-cell>
          <table:table-cell table:style-name="ce72" table:formula="of:=[.B13]" office:value-type="date" office:date-value="2020-02-24" calcext:value-type="date">
            <text:p>24/02</text:p>
          </table:table-cell>
          <table:table-cell table:style-name="ce65" table:number-columns-repeated="5"/>
          <table:table-cell/>
          <table:table-cell table:style-name="ce65" table:formula="of:=[.A13]" office:value-type="string" office:string-value="L" calcext:value-type="string">
            <text:p>L</text:p>
          </table:table-cell>
          <table:table-cell table:style-name="ce96" table:formula="of:=[.B13]" office:value-type="date" office:date-value="2020-02-24" calcext:value-type="date">
            <text:p>24/02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table:style-name="ce73" table:formula="of:=[C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73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139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73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139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73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139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73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139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73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139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97"/>
          <table:table-cell table:style-name="ce74" table:formula="of:=[C_Dia_NA.B19]" office:value-type="date" office:date-value="2020-03-01" calcext:value-type="date">
            <text:p>01/03</text:p>
          </table:table-cell>
          <table:table-cell table:style-name="ce66"/>
          <table:table-cell table:style-name="ce66" table:formula="of:=[M_Dia_NA.H19]" office:value-type="float" office:value="0" calcext:value-type="float">
            <text:p>0</text:p>
          </table:table-cell>
          <table:table-cell table:style-name="ce66" table:formula="of:=[M_Dia_NA.J19]" office:value-type="float" office:value="5" calcext:value-type="float">
            <text:p>5</text:p>
          </table:table-cell>
          <table:table-cell table:style-name="ce66"/>
          <table:table-cell table:style-name="ce77"/>
          <table:table-cell table:style-name="ce97"/>
          <table:table-cell table:style-name="ce74" table:formula="of:=[.B19]" office:value-type="date" office:date-value="2020-03-01" calcext:value-type="date">
            <text:p>01/03</text:p>
          </table:table-cell>
          <table:table-cell table:style-name="ce66" table:number-columns-repeated="5"/>
          <table:table-cell/>
          <table:table-cell table:style-name="ce66"/>
          <table:table-cell table:style-name="ce140" table:formula="of:=[.B19]" office:value-type="date" office:date-value="2020-03-01" calcext:value-type="date">
            <text:p>01/03</text:p>
          </table:table-cell>
          <table:table-cell table:style-name="ce66" table:number-columns-repeated="6"/>
          <table:table-cell table:number-columns-repeated="7"/>
        </table:table-row>
        <table:table-row table:style-name="ro1">
          <table:table-cell table:style-name="ce98" table:formula="of:=[C_Dia_NA.A20]" office:value-type="string" office:string-value="L" calcext:value-type="string">
            <text:p>L</text:p>
          </table:table-cell>
          <table:table-cell table:style-name="ce73" table:formula="of:=[C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98" table:formula="of:=[.A20]" office:value-type="string" office:string-value="L" calcext:value-type="string">
            <text:p>L</text:p>
          </table:table-cell>
          <table:table-cell table:style-name="ce73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139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73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139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73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139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73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139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73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139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73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139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73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139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96" table:formula="of:=[C_Dia_NA.A27]" office:value-type="string" office:string-value="L" calcext:value-type="string">
            <text:p>L</text:p>
          </table:table-cell>
          <table:table-cell table:style-name="ce72" table:formula="of:=[C_Dia_NA.B27]" office:value-type="date" office:date-value="2020-03-09" calcext:value-type="date">
            <text:p>09/03</text:p>
          </table:table-cell>
          <table:table-cell table:style-name="ce65" table:formula="of:=[M_Dia_NA.G27]" office:value-type="float" office:value="6" calcext:value-type="float">
            <text:p>6</text:p>
          </table:table-cell>
          <table:table-cell table:style-name="ce65" table:formula="of:=[M_Dia_NA.H27]" office:value-type="float" office:value="2" calcext:value-type="float">
            <text:p>2</text:p>
          </table:table-cell>
          <table:table-cell table:style-name="ce65" table:formula="of:=[M_Dia_NA.J27]" office:value-type="float" office:value="97" calcext:value-type="float">
            <text:p>97</text:p>
          </table:table-cell>
          <table:table-cell table:style-name="ce65" table:formula="of:=[M_Dia_NA.O27]" office:value-type="float" office:value="2" calcext:value-type="float">
            <text:p>2</text:p>
          </table:table-cell>
          <table:table-cell table:style-name="ce77"/>
          <table:table-cell table:style-name="ce96" table:formula="of:=[.A27]" office:value-type="string" office:string-value="L" calcext:value-type="string">
            <text:p>L</text:p>
          </table:table-cell>
          <table:table-cell table:style-name="ce72" table:formula="of:=[.B27]" office:value-type="date" office:date-value="2020-03-09" calcext:value-type="date">
            <text:p>09/03</text:p>
          </table:table-cell>
          <table:table-cell table:style-name="ce65" table:formula="of:=[M_Dia_NA.C27]" office:value-type="float" office:value="2" calcext:value-type="float">
            <text:p>2</text:p>
          </table:table-cell>
          <table:table-cell table:style-name="ce65"/>
          <table:table-cell table:style-name="ce65" table:formula="of:=[M_Dia_NA.I27]" office:value-type="float" office:value="1" calcext:value-type="float">
            <text:p>1</text:p>
          </table:table-cell>
          <table:table-cell table:style-name="ce65"/>
          <table:table-cell table:style-name="ce65" table:formula="of:=[M_Dia_NA.Q27]" office:value-type="float" office:value="0" calcext:value-type="float">
            <text:p>0</text:p>
          </table:table-cell>
          <table:table-cell/>
          <table:table-cell table:style-name="ce65" table:formula="of:=[.A27]" office:value-type="string" office:string-value="L" calcext:value-type="string">
            <text:p>L</text:p>
          </table:table-cell>
          <table:table-cell table:style-name="ce96" table:formula="of:=[.B27]" office:value-type="date" office:date-value="2020-03-09" calcext:value-type="date">
            <text:p>09/03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table:style-name="ce73" table:formula="of:=[C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73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139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73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139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73" table:formula="of:=[C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73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139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73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139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73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139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4" table:formula="of:=[C_Dia_NA.B33]" office:value-type="date" office:date-value="2020-03-15" calcext:value-type="date">
            <text:p>15/03</text:p>
          </table:table-cell>
          <table:table-cell table:style-name="ce66" table:formula="of:=[M_Dia_NA.G33]" office:value-type="float" office:value="152" calcext:value-type="float">
            <text:p>152</text:p>
          </table:table-cell>
          <table:table-cell table:style-name="ce66" table:formula="of:=[M_Dia_NA.H33]" office:value-type="float" office:value="29" calcext:value-type="float">
            <text:p>29</text:p>
          </table:table-cell>
          <table:table-cell table:style-name="ce66" table:formula="of:=[M_Dia_NA.J33]" office:value-type="float" office:value="368" calcext:value-type="float">
            <text:p>368</text:p>
          </table:table-cell>
          <table:table-cell table:style-name="ce66" table:formula="of:=[M_Dia_NA.O33]" office:value-type="float" office:value="14" calcext:value-type="float">
            <text:p>14</text:p>
          </table:table-cell>
          <table:table-cell table:style-name="ce77"/>
          <table:table-cell table:style-name="ce97"/>
          <table:table-cell table:style-name="ce74" table:formula="of:=[.B33]" office:value-type="date" office:date-value="2020-03-15" calcext:value-type="date">
            <text:p>15/03</text:p>
          </table:table-cell>
          <table:table-cell table:style-name="ce66" table:formula="of:=[M_Dia_NA.C33]" office:value-type="float" office:value="4" calcext:value-type="float">
            <text:p>4</text:p>
          </table:table-cell>
          <table:table-cell table:style-name="ce66" table:formula="of:=[M_Dia_NA.E33]" office:value-type="float" office:value="0" calcext:value-type="float">
            <text:p>0</text:p>
          </table:table-cell>
          <table:table-cell table:style-name="ce66" table:formula="of:=[M_Dia_NA.I33]" office:value-type="float" office:value="8" calcext:value-type="float">
            <text:p>8</text:p>
          </table:table-cell>
          <table:table-cell table:style-name="ce66" table:formula="of:=[M_Dia_NA.P33]" office:value-type="float" office:value="2" calcext:value-type="float">
            <text:p>2</text:p>
          </table:table-cell>
          <table:table-cell table:style-name="ce66" table:formula="of:=[M_Dia_NA.Q33]" office:value-type="float" office:value="6" calcext:value-type="float">
            <text:p>6</text:p>
          </table:table-cell>
          <table:table-cell/>
          <table:table-cell table:style-name="ce66"/>
          <table:table-cell table:style-name="ce140" table:formula="of:=[.B33]" office:value-type="date" office:date-value="2020-03-15" calcext:value-type="date">
            <text:p>15/03</text:p>
          </table:table-cell>
          <table:table-cell table:style-name="ce66" table:formula="of:=[M_Dia_NA.D33]" office:value-type="float" office:value="0" calcext:value-type="float">
            <text:p>0</text:p>
          </table:table-cell>
          <table:table-cell table:style-name="ce66" table:formula="of:=[M_Dia_NA.F33]" office:value-type="float" office:value="2" calcext:value-type="float">
            <text:p>2</text:p>
          </table:table-cell>
          <table:table-cell table:style-name="ce66" table:formula="of:=[M_Dia_NA.K33]" office:value-type="float" office:value="0" calcext:value-type="float">
            <text:p>0</text:p>
          </table:table-cell>
          <table:table-cell table:style-name="ce66" table:formula="of:=[M_Dia_NA.L33]" office:value-type="float" office:value="0" calcext:value-type="float">
            <text:p>0</text:p>
          </table:table-cell>
          <table:table-cell table:style-name="ce66" table:formula="of:=[M_Dia_NA.M33]" office:value-type="float" office:value="0" calcext:value-type="float">
            <text:p>0</text:p>
          </table:table-cell>
          <table:table-cell table:style-name="ce66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8" table:formula="of:=[C_Dia_NA.A34]" office:value-type="string" office:string-value="L" calcext:value-type="string">
            <text:p>L</text:p>
          </table:table-cell>
          <table:table-cell table:style-name="ce73" table:formula="of:=[C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98" table:formula="of:=[.A34]" office:value-type="string" office:string-value="L" calcext:value-type="string">
            <text:p>L</text:p>
          </table:table-cell>
          <table:table-cell table:style-name="ce73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39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73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139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73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139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73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139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73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139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73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139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73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139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96" table:formula="of:=[C_Dia_NA.A41]" office:value-type="string" office:string-value="L" calcext:value-type="string">
            <text:p>L</text:p>
          </table:table-cell>
          <table:table-cell table:style-name="ce72" table:formula="of:=[C_Dia_NA.B41]" office:value-type="date" office:date-value="2020-03-23" calcext:value-type="date">
            <text:p>23/03</text:p>
          </table:table-cell>
          <table:table-cell table:style-name="ce65" table:formula="of:=[M_Dia_NA.G41]" office:value-type="float" office:value="462" calcext:value-type="float">
            <text:p>462</text:p>
          </table:table-cell>
          <table:table-cell table:style-name="ce65" table:formula="of:=[M_Dia_NA.H41]" office:value-type="float" office:value="186" calcext:value-type="float">
            <text:p>186</text:p>
          </table:table-cell>
          <table:table-cell table:style-name="ce65" table:formula="of:=[M_Dia_NA.J41]" office:value-type="float" office:value="601" calcext:value-type="float">
            <text:p>601</text:p>
          </table:table-cell>
          <table:table-cell table:style-name="ce65" table:formula="of:=[M_Dia_NA.O41]" office:value-type="float" office:value="54" calcext:value-type="float">
            <text:p>54</text:p>
          </table:table-cell>
          <table:table-cell table:style-name="ce77"/>
          <table:table-cell table:style-name="ce96" table:formula="of:=[.A41]" office:value-type="string" office:string-value="L" calcext:value-type="string">
            <text:p>L</text:p>
          </table:table-cell>
          <table:table-cell table:style-name="ce72" table:formula="of:=[.B41]" office:value-type="date" office:date-value="2020-03-23" calcext:value-type="date">
            <text:p>23/03</text:p>
          </table:table-cell>
          <table:table-cell table:style-name="ce65" table:formula="of:=[M_Dia_NA.C41]" office:value-type="float" office:value="31" calcext:value-type="float">
            <text:p>31</text:p>
          </table:table-cell>
          <table:table-cell table:style-name="ce65" table:formula="of:=[M_Dia_NA.E41]" office:value-type="float" office:value="13" calcext:value-type="float">
            <text:p>13</text:p>
          </table:table-cell>
          <table:table-cell table:style-name="ce65" table:formula="of:=[M_Dia_NA.I41]" office:value-type="float" office:value="34" calcext:value-type="float">
            <text:p>34</text:p>
          </table:table-cell>
          <table:table-cell table:style-name="ce65" table:formula="of:=[M_Dia_NA.P41]" office:value-type="float" office:value="11" calcext:value-type="float">
            <text:p>11</text:p>
          </table:table-cell>
          <table:table-cell table:style-name="ce65" table:formula="of:=[M_Dia_NA.Q41]" office:value-type="float" office:value="29" calcext:value-type="float">
            <text:p>29</text:p>
          </table:table-cell>
          <table:table-cell/>
          <table:table-cell table:style-name="ce65" table:formula="of:=[.A41]" office:value-type="string" office:string-value="L" calcext:value-type="string">
            <text:p>L</text:p>
          </table:table-cell>
          <table:table-cell table:style-name="ce96" table:formula="of:=[.B41]" office:value-type="date" office:date-value="2020-03-23" calcext:value-type="date">
            <text:p>23/03</text:p>
          </table:table-cell>
          <table:table-cell table:style-name="ce65" table:formula="of:=[M_Dia_NA.D41]" office:value-type="float" office:value="5" calcext:value-type="float">
            <text:p>5</text:p>
          </table:table-cell>
          <table:table-cell table:style-name="ce65" table:formula="of:=[M_Dia_NA.F41]" office:value-type="float" office:value="0" calcext:value-type="float">
            <text:p>0</text:p>
          </table:table-cell>
          <table:table-cell table:style-name="ce65" table:formula="of:=[M_Dia_NA.K41]" office:value-type="float" office:value="2" calcext:value-type="float">
            <text:p>2</text:p>
          </table:table-cell>
          <table:table-cell table:style-name="ce65" table:formula="of:=[M_Dia_NA.L41]" office:value-type="float" office:value="0" calcext:value-type="float">
            <text:p>0</text:p>
          </table:table-cell>
          <table:table-cell table:style-name="ce65" table:formula="of:=[M_Dia_NA.M41]" office:value-type="float" office:value="0" calcext:value-type="float">
            <text:p>0</text:p>
          </table:table-cell>
          <table:table-cell table:style-name="ce65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73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139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73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139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73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139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73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139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73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139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4" table:formula="of:=[C_Dia_NA.B47]" office:value-type="date" office:date-value="2020-03-29" calcext:value-type="date">
            <text:p>29/03</text:p>
          </table:table-cell>
          <table:table-cell table:style-name="ce66" table:formula="of:=[M_Dia_NA.G47]" office:value-type="float" office:value="838" calcext:value-type="float">
            <text:p>838</text:p>
          </table:table-cell>
          <table:table-cell table:style-name="ce66" table:formula="of:=[M_Dia_NA.H47]" office:value-type="float" office:value="292" calcext:value-type="float">
            <text:p>292</text:p>
          </table:table-cell>
          <table:table-cell table:style-name="ce66" table:formula="of:=[M_Dia_NA.J47]" office:value-type="float" office:value="756" calcext:value-type="float">
            <text:p>756</text:p>
          </table:table-cell>
          <table:table-cell table:style-name="ce66" table:formula="of:=[M_Dia_NA.O47]" office:value-type="float" office:value="180" calcext:value-type="float">
            <text:p>180</text:p>
          </table:table-cell>
          <table:table-cell table:style-name="ce77"/>
          <table:table-cell table:style-name="ce97"/>
          <table:table-cell table:style-name="ce74" table:formula="of:=[.B47]" office:value-type="date" office:date-value="2020-03-29" calcext:value-type="date">
            <text:p>29/03</text:p>
          </table:table-cell>
          <table:table-cell table:style-name="ce66" table:formula="of:=[M_Dia_NA.C47]" office:value-type="float" office:value="64" calcext:value-type="float">
            <text:p>64</text:p>
          </table:table-cell>
          <table:table-cell table:style-name="ce66" table:formula="of:=[M_Dia_NA.E47]" office:value-type="float" office:value="78" calcext:value-type="float">
            <text:p>78</text:p>
          </table:table-cell>
          <table:table-cell table:style-name="ce66" table:formula="of:=[M_Dia_NA.I47]" office:value-type="float" office:value="132" calcext:value-type="float">
            <text:p>132</text:p>
          </table:table-cell>
          <table:table-cell table:style-name="ce66" table:formula="of:=[M_Dia_NA.P47]" office:value-type="float" office:value="38" calcext:value-type="float">
            <text:p>38</text:p>
          </table:table-cell>
          <table:table-cell table:style-name="ce66" table:formula="of:=[M_Dia_NA.Q47]" office:value-type="float" office:value="36" calcext:value-type="float">
            <text:p>36</text:p>
          </table:table-cell>
          <table:table-cell/>
          <table:table-cell table:style-name="ce66"/>
          <table:table-cell table:style-name="ce140" table:formula="of:=[.B47]" office:value-type="date" office:date-value="2020-03-29" calcext:value-type="date">
            <text:p>29/03</text:p>
          </table:table-cell>
          <table:table-cell table:style-name="ce66" table:formula="of:=[M_Dia_NA.D47]" office:value-type="float" office:value="18" calcext:value-type="float">
            <text:p>18</text:p>
          </table:table-cell>
          <table:table-cell table:style-name="ce66" table:formula="of:=[M_Dia_NA.F47]" office:value-type="float" office:value="7" calcext:value-type="float">
            <text:p>7</text:p>
          </table:table-cell>
          <table:table-cell table:style-name="ce66" table:formula="of:=[M_Dia_NA.K47]" office:value-type="float" office:value="10" calcext:value-type="float">
            <text:p>10</text:p>
          </table:table-cell>
          <table:table-cell table:style-name="ce66" table:formula="of:=[M_Dia_NA.L47]" office:value-type="float" office:value="3" calcext:value-type="float">
            <text:p>3</text:p>
          </table:table-cell>
          <table:table-cell table:style-name="ce66" table:formula="of:=[M_Dia_NA.M47]" office:value-type="float" office:value="2" calcext:value-type="float">
            <text:p>2</text:p>
          </table:table-cell>
          <table:table-cell table:style-name="ce66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98" table:formula="of:=[C_Dia_NA.A48]" office:value-type="string" office:string-value="L" calcext:value-type="string">
            <text:p>L</text:p>
          </table:table-cell>
          <table:table-cell table:style-name="ce73" table:formula="of:=[C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98" table:formula="of:=[.A48]" office:value-type="string" office:string-value="L" calcext:value-type="string">
            <text:p>L</text:p>
          </table:table-cell>
          <table:table-cell table:style-name="ce73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4" calcext:value-type="float">
            <text:p>44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39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73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5" calcext:value-type="float">
            <text:p>45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139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73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1" calcext:value-type="float">
            <text:p>51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139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73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67" calcext:value-type="float">
            <text:p>67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139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73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9" calcext:value-type="float">
            <text:p>79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139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73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68" calcext:value-type="float">
            <text:p>68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139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73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1" calcext:value-type="float">
            <text:p>81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139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96" table:formula="of:=[C_Dia_NA.A55]" office:value-type="string" office:string-value="L" calcext:value-type="string">
            <text:p>L</text:p>
          </table:table-cell>
          <table:table-cell table:style-name="ce72" table:formula="of:=[C_Dia_NA.B55]" office:value-type="date" office:date-value="2020-04-06" calcext:value-type="date">
            <text:p>06/04</text:p>
          </table:table-cell>
          <table:table-cell table:style-name="ce65" table:formula="of:=[M_Dia_NA.G55]" office:value-type="float" office:value="637" calcext:value-type="float">
            <text:p>637</text:p>
          </table:table-cell>
          <table:table-cell table:style-name="ce65" table:formula="of:=[M_Dia_NA.H55]" office:value-type="float" office:value="833" calcext:value-type="float">
            <text:p>833</text:p>
          </table:table-cell>
          <table:table-cell table:style-name="ce65" table:formula="of:=[M_Dia_NA.J55]" office:value-type="float" office:value="636" calcext:value-type="float">
            <text:p>636</text:p>
          </table:table-cell>
          <table:table-cell table:style-name="ce65" table:formula="of:=[M_Dia_NA.O55]" office:value-type="float" office:value="786" calcext:value-type="float">
            <text:p>786</text:p>
          </table:table-cell>
          <table:table-cell table:style-name="ce77"/>
          <table:table-cell table:style-name="ce96" table:formula="of:=[.A55]" office:value-type="string" office:string-value="L" calcext:value-type="string">
            <text:p>L</text:p>
          </table:table-cell>
          <table:table-cell table:style-name="ce72" table:formula="of:=[.B55]" office:value-type="date" office:date-value="2020-04-06" calcext:value-type="date">
            <text:p>06/04</text:p>
          </table:table-cell>
          <table:table-cell table:style-name="ce65" table:formula="of:=[M_Dia_NA.C55]" office:value-type="float" office:value="92" calcext:value-type="float">
            <text:p>92</text:p>
          </table:table-cell>
          <table:table-cell table:style-name="ce65" table:formula="of:=[M_Dia_NA.E55]" office:value-type="float" office:value="185" calcext:value-type="float">
            <text:p>185</text:p>
          </table:table-cell>
          <table:table-cell table:style-name="ce65" table:formula="of:=[M_Dia_NA.I55]" office:value-type="float" office:value="101" calcext:value-type="float">
            <text:p>101</text:p>
          </table:table-cell>
          <table:table-cell table:style-name="ce65" table:formula="of:=[M_Dia_NA.P55]" office:value-type="float" office:value="90" calcext:value-type="float">
            <text:p>90</text:p>
          </table:table-cell>
          <table:table-cell table:style-name="ce65" table:formula="of:=[M_Dia_NA.Q55]" office:value-type="float" office:value="48" calcext:value-type="float">
            <text:p>48</text:p>
          </table:table-cell>
          <table:table-cell/>
          <table:table-cell table:style-name="ce65" table:formula="of:=[.A55]" office:value-type="string" office:string-value="L" calcext:value-type="string">
            <text:p>L</text:p>
          </table:table-cell>
          <table:table-cell table:style-name="ce96" table:formula="of:=[.B55]" office:value-type="date" office:date-value="2020-04-06" calcext:value-type="date">
            <text:p>06/04</text:p>
          </table:table-cell>
          <table:table-cell table:style-name="ce65" table:formula="of:=[M_Dia_NA.D55]" office:value-type="float" office:value="16" calcext:value-type="float">
            <text:p>16</text:p>
          </table:table-cell>
          <table:table-cell table:style-name="ce65" table:formula="of:=[M_Dia_NA.F55]" office:value-type="float" office:value="8" calcext:value-type="float">
            <text:p>8</text:p>
          </table:table-cell>
          <table:table-cell table:style-name="ce65" table:formula="of:=[M_Dia_NA.K55]" office:value-type="float" office:value="16" calcext:value-type="float">
            <text:p>16</text:p>
          </table:table-cell>
          <table:table-cell table:style-name="ce65" table:formula="of:=[M_Dia_NA.L55]" office:value-type="float" office:value="5" calcext:value-type="float">
            <text:p>5</text:p>
          </table:table-cell>
          <table:table-cell table:style-name="ce65" table:formula="of:=[M_Dia_NA.M55]" office:value-type="float" office:value="1" calcext:value-type="float">
            <text:p>1</text:p>
          </table:table-cell>
          <table:table-cell table:style-name="ce65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73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78" calcext:value-type="float">
            <text:p>78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139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73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02" calcext:value-type="float">
            <text:p>102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139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73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75" calcext:value-type="float">
            <text:p>75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139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73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75" calcext:value-type="float">
            <text:p>75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139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73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74" calcext:value-type="float">
            <text:p>74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139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4" table:formula="of:=[C_Dia_NA.B61]" office:value-type="date" office:date-value="2020-04-12" calcext:value-type="date">
            <text:p>12/04</text:p>
          </table:table-cell>
          <table:table-cell table:style-name="ce66" table:formula="of:=[M_Dia_NA.G61]" office:value-type="float" office:value="619" calcext:value-type="float">
            <text:p>619</text:p>
          </table:table-cell>
          <table:table-cell table:style-name="ce66" table:formula="of:=[M_Dia_NA.H61]" office:value-type="float" office:value="561" calcext:value-type="float">
            <text:p>561</text:p>
          </table:table-cell>
          <table:table-cell table:style-name="ce66" table:formula="of:=[M_Dia_NA.J61]" office:value-type="float" office:value="431" calcext:value-type="float">
            <text:p>431</text:p>
          </table:table-cell>
          <table:table-cell table:style-name="ce66" table:formula="of:=[M_Dia_NA.O61]" office:value-type="float" office:value="717" calcext:value-type="float">
            <text:p>717</text:p>
          </table:table-cell>
          <table:table-cell table:style-name="ce77"/>
          <table:table-cell table:style-name="ce97"/>
          <table:table-cell table:style-name="ce74" table:formula="of:=[.B61]" office:value-type="date" office:date-value="2020-04-12" calcext:value-type="date">
            <text:p>12/04</text:p>
          </table:table-cell>
          <table:table-cell table:style-name="ce66" table:formula="of:=[M_Dia_NA.C61]" office:value-type="float" office:value="129" calcext:value-type="float">
            <text:p>129</text:p>
          </table:table-cell>
          <table:table-cell table:style-name="ce66" table:formula="of:=[M_Dia_NA.E61]" office:value-type="float" office:value="254" calcext:value-type="float">
            <text:p>254</text:p>
          </table:table-cell>
          <table:table-cell table:style-name="ce66" table:formula="of:=[M_Dia_NA.I61]" office:value-type="float" office:value="94" calcext:value-type="float">
            <text:p>94</text:p>
          </table:table-cell>
          <table:table-cell table:style-name="ce66" table:formula="of:=[M_Dia_NA.P61]" office:value-type="float" office:value="79" calcext:value-type="float">
            <text:p>79</text:p>
          </table:table-cell>
          <table:table-cell table:style-name="ce66" table:formula="of:=[M_Dia_NA.Q61]" office:value-type="float" office:value="47" calcext:value-type="float">
            <text:p>47</text:p>
          </table:table-cell>
          <table:table-cell/>
          <table:table-cell table:style-name="ce66"/>
          <table:table-cell table:style-name="ce140" table:formula="of:=[.B61]" office:value-type="date" office:date-value="2020-04-12" calcext:value-type="date">
            <text:p>12/04</text:p>
          </table:table-cell>
          <table:table-cell table:style-name="ce66" table:formula="of:=[M_Dia_NA.D61]" office:value-type="float" office:value="13" calcext:value-type="float">
            <text:p>13</text:p>
          </table:table-cell>
          <table:table-cell table:style-name="ce66" table:formula="of:=[M_Dia_NA.F61]" office:value-type="float" office:value="13" calcext:value-type="float">
            <text:p>13</text:p>
          </table:table-cell>
          <table:table-cell table:style-name="ce66" table:formula="of:=[M_Dia_NA.K61]" office:value-type="float" office:value="14" calcext:value-type="float">
            <text:p>14</text:p>
          </table:table-cell>
          <table:table-cell table:style-name="ce66" table:formula="of:=[M_Dia_NA.L61]" office:value-type="float" office:value="4" calcext:value-type="float">
            <text:p>4</text:p>
          </table:table-cell>
          <table:table-cell table:style-name="ce66" table:formula="of:=[M_Dia_NA.M61]" office:value-type="float" office:value="5" calcext:value-type="float">
            <text:p>5</text:p>
          </table:table-cell>
          <table:table-cell table:style-name="ce66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96" table:formula="of:=[C_Dia_NA.A62]" office:value-type="string" office:string-value="L" calcext:value-type="string">
            <text:p>L</text:p>
          </table:table-cell>
          <table:table-cell table:style-name="ce72" table:formula="of:=[C_Dia_NA.B62]" office:value-type="date" office:date-value="2020-04-13" calcext:value-type="date">
            <text:p>13/04</text:p>
          </table:table-cell>
          <table:table-cell table:style-name="ce65" table:formula="of:=[M_Dia_NA.G62]" office:value-type="float" office:value="517" calcext:value-type="float">
            <text:p>517</text:p>
          </table:table-cell>
          <table:table-cell table:style-name="ce65" table:formula="of:=[M_Dia_NA.H62]" office:value-type="float" office:value="574" calcext:value-type="float">
            <text:p>574</text:p>
          </table:table-cell>
          <table:table-cell table:style-name="ce65" table:formula="of:=[M_Dia_NA.J62]" office:value-type="float" office:value="566" calcext:value-type="float">
            <text:p>566</text:p>
          </table:table-cell>
          <table:table-cell table:style-name="ce65" table:formula="of:=[M_Dia_NA.O62]" office:value-type="float" office:value="778" calcext:value-type="float">
            <text:p>778</text:p>
          </table:table-cell>
          <table:table-cell table:style-name="ce77"/>
          <table:table-cell table:style-name="ce96" table:formula="of:=[.A62]" office:value-type="string" office:string-value="L" calcext:value-type="string">
            <text:p>L</text:p>
          </table:table-cell>
          <table:table-cell table:style-name="ce72" table:formula="of:=[.B62]" office:value-type="date" office:date-value="2020-04-13" calcext:value-type="date">
            <text:p>13/04</text:p>
          </table:table-cell>
          <table:table-cell table:style-name="ce65" table:formula="of:=[M_Dia_NA.C62]" office:value-type="float" office:value="126" calcext:value-type="float">
            <text:p>126</text:p>
          </table:table-cell>
          <table:table-cell table:style-name="ce65" table:formula="of:=[M_Dia_NA.E62]" office:value-type="float" office:value="303" calcext:value-type="float">
            <text:p>303</text:p>
          </table:table-cell>
          <table:table-cell table:style-name="ce65" table:formula="of:=[M_Dia_NA.I62]" office:value-type="float" office:value="86" calcext:value-type="float">
            <text:p>86</text:p>
          </table:table-cell>
          <table:table-cell table:style-name="ce65" table:formula="of:=[M_Dia_NA.P62]" office:value-type="float" office:value="63" calcext:value-type="float">
            <text:p>63</text:p>
          </table:table-cell>
          <table:table-cell table:style-name="ce65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39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73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60" calcext:value-type="float">
            <text:p>60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139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73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56" calcext:value-type="float">
            <text:p>56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139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73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61" calcext:value-type="float">
            <text:p>61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139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73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23" calcext:value-type="float">
            <text:p>23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139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593" calcext:value-type="float">
            <text:p>593</text:p>
          </table:table-cell>
          <table:table-cell table:number-columns-repeated="2"/>
          <table:table-cell table:style-name="ce73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9" calcext:value-type="float">
            <text:p>9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139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8]" office:value-type="date" office:date-value="2020-04-19" calcext:value-type="date">
            <text:p>19/04</text:p>
          </table:table-cell>
          <table:table-cell table:formula="of:=[M_Dia_NA.G68]" office:value-type="float" office:value="410" calcext:value-type="float">
            <text:p>410</text:p>
          </table:table-cell>
          <table:table-cell table:formula="of:=[M_Dia_NA.H68]" office:value-type="float" office:value="395" calcext:value-type="float">
            <text:p>395</text:p>
          </table:table-cell>
          <table:table-cell table:formula="of:=[M_Dia_NA.J68]" office:value-type="float" office:value="433" calcext:value-type="float">
            <text:p>433</text:p>
          </table:table-cell>
          <table:table-cell table:number-columns-repeated="3"/>
          <table:table-cell table:style-name="ce73" table:formula="of:=[.B68]" office:value-type="date" office:date-value="2020-04-19" calcext:value-type="date">
            <text:p>19/04</text:p>
          </table:table-cell>
          <table:table-cell table:formula="of:=[M_Dia_NA.C68]" office:value-type="float" office:value="184" calcext:value-type="float">
            <text:p>184</text:p>
          </table:table-cell>
          <table:table-cell table:formula="of:=[M_Dia_NA.E68]" office:value-type="float" office:value="230" calcext:value-type="float">
            <text:p>230</text:p>
          </table:table-cell>
          <table:table-cell table:formula="of:=[M_Dia_NA.I68]" office:value-type="float" office:value="83" calcext:value-type="float">
            <text:p>83</text:p>
          </table:table-cell>
          <table:table-cell table:formula="of:=[M_Dia_NA.P68]" office:value-type="float" office:value="20" calcext:value-type="float">
            <text:p>20</text:p>
          </table:table-cell>
          <table:table-cell table:formula="of:=[M_Dia_NA.Q68]" office:value-type="float" office:value="25" calcext:value-type="float">
            <text:p>25</text:p>
          </table:table-cell>
          <table:table-cell table:number-columns-repeated="2"/>
          <table:table-cell table:style-name="ce139" table:formula="of:=[.B68]" office:value-type="date" office:date-value="2020-04-19" calcext:value-type="date">
            <text:p>19/04</text:p>
          </table:table-cell>
          <table:table-cell table:formula="of:=[M_Dia_NA.D68]" office:value-type="float" office:value="9" calcext:value-type="float">
            <text:p>9</text:p>
          </table:table-cell>
          <table:table-cell table:formula="of:=[M_Dia_NA.F68]" office:value-type="float" office:value="9" calcext:value-type="float">
            <text:p>9</text:p>
          </table:table-cell>
          <table:table-cell table:formula="of:=[M_Dia_NA.K68]" office:value-type="float" office:value="39" calcext:value-type="float">
            <text:p>39</text:p>
          </table:table-cell>
          <table:table-cell/>
          <table:table-cell table:formula="of:=[M_Dia_NA.M68]" office:value-type="float" office:value="6" calcext:value-type="float">
            <text:p>6</text:p>
          </table:table-cell>
          <table:table-cell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ce98"/>
          <table:table-cell table:number-columns-repeated="14"/>
          <table:table-cell table:style-name="ce139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71])" office:value-type="float" office:value="950" calcext:value-type="float">
            <text:p>950</text:p>
          </table:table-cell>
          <table:table-cell table:formula="of:=MAX([.D9:.D71])" office:value-type="float" office:value="1438" calcext:value-type="float">
            <text:p>1438</text:p>
          </table:table-cell>
          <table:table-cell table:formula="of:=MAX([.E9:.E71])" office:value-type="float" office:value="969" calcext:value-type="float">
            <text:p>969</text:p>
          </table:table-cell>
          <table:table-cell table:formula="of:=MAX([.F9:.F71])" office:value-type="float" office:value="980" calcext:value-type="float">
            <text:p>980</text:p>
          </table:table-cell>
          <table:table-cell table:style-name="ce64" table:number-columns-repeated="3"/>
          <table:table-cell table:formula="of:=MAX([.J9:.J71])" office:value-type="float" office:value="315" calcext:value-type="float">
            <text:p>315</text:p>
          </table:table-cell>
          <table:table-cell table:formula="of:=MAX([.K9:.K71])" office:value-type="float" office:value="496" calcext:value-type="float">
            <text:p>496</text:p>
          </table:table-cell>
          <table:table-cell table:formula="of:=MAX([.L9:.L71])" office:value-type="float" office:value="234" calcext:value-type="float">
            <text:p>234</text:p>
          </table:table-cell>
          <table:table-cell table:formula="of:=MAX([.M9:.M71])" office:value-type="float" office:value="102" calcext:value-type="float">
            <text:p>102</text:p>
          </table:table-cell>
          <table:table-cell table:formula="of:=MAX([.N9:.N71])" office:value-type="float" office:value="66" calcext:value-type="float">
            <text:p>66</text:p>
          </table:table-cell>
          <table:table-cell table:number-columns-repeated="2"/>
          <table:table-cell table:style-name="ce139"/>
          <table:table-cell table:formula="of:=MAX([.R9:.R71])" office:value-type="float" office:value="30" calcext:value-type="float">
            <text:p>30</text:p>
          </table:table-cell>
          <table:table-cell table:formula="of:=MAX([.S9:.S71])" office:value-type="float" office:value="22" calcext:value-type="float">
            <text:p>22</text:p>
          </table:table-cell>
          <table:table-cell table:formula="of:=MAX([.T9:.T71])" office:value-type="float" office:value="44" calcext:value-type="float">
            <text:p>44</text:p>
          </table:table-cell>
          <table:table-cell table:formula="of:=MAX([.U9:.U71])" office:value-type="float" office:value="8" calcext:value-type="float">
            <text:p>8</text:p>
          </table:table-cell>
          <table:table-cell table:formula="of:=MAX([.V9:.V71])" office:value-type="float" office:value="13" calcext:value-type="float">
            <text:p>13</text:p>
          </table:table-cell>
          <table:table-cell table:formula="of:=MAX([.W9:.W71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4" table:number-columns-repeated="3"/>
          <table:table-cell table:number-columns-repeated="7"/>
          <table:table-cell table:style-name="ce139"/>
          <table:table-cell table:number-columns-repeated="13"/>
        </table:table-row>
        <table:table-row table:style-name="ro1">
          <table:table-cell/>
          <table:table-cell table:style-name="ce98" office:value-type="string" calcext:value-type="string">
            <text:p>SUMA</text:p>
          </table:table-cell>
          <table:table-cell table:formula="of:=SUM([.C9:.C71])" office:value-type="float" office:value="20689" calcext:value-type="float">
            <text:p>20689</text:p>
          </table:table-cell>
          <table:table-cell table:formula="of:=SUM([.D9:.D71])" office:value-type="float" office:value="19718" calcext:value-type="float">
            <text:p>19718</text:p>
          </table:table-cell>
          <table:table-cell table:formula="of:=SUM([.E9:.E71])" office:value-type="float" office:value="23660" calcext:value-type="float">
            <text:p>23660</text:p>
          </table:table-cell>
          <table:table-cell table:formula="of:=SUM([.F9:.F71])" office:value-type="float" office:value="16060" calcext:value-type="float">
            <text:p>16060</text:p>
          </table:table-cell>
          <table:table-cell table:style-name="ce64" table:number-columns-repeated="3"/>
          <table:table-cell table:formula="of:=SUM([.J9:.J71])" office:value-type="float" office:value="4294" calcext:value-type="float">
            <text:p>4294</text:p>
          </table:table-cell>
          <table:table-cell table:formula="of:=SUM([.K9:.K71])" office:value-type="float" office:value="5683" calcext:value-type="float">
            <text:p>5683</text:p>
          </table:table-cell>
          <table:table-cell table:formula="of:=SUM([.L9:.L71])" office:value-type="float" office:value="3684" calcext:value-type="float">
            <text:p>3684</text:p>
          </table:table-cell>
          <table:table-cell table:formula="of:=SUM([.M9:.M71])" office:value-type="float" office:value="1540" calcext:value-type="float">
            <text:p>1540</text:p>
          </table:table-cell>
          <table:table-cell table:formula="of:=SUM([.N9:.N71])" office:value-type="float" office:value="1393" calcext:value-type="float">
            <text:p>1393</text:p>
          </table:table-cell>
          <table:table-cell table:number-columns-repeated="2"/>
          <table:table-cell table:style-name="ce139"/>
          <table:table-cell table:formula="of:=SUM([.R9:.R71])" office:value-type="float" office:value="452" calcext:value-type="float">
            <text:p>452</text:p>
          </table:table-cell>
          <table:table-cell table:formula="of:=SUM([.S9:.S71])" office:value-type="float" office:value="355" calcext:value-type="float">
            <text:p>355</text:p>
          </table:table-cell>
          <table:table-cell table:formula="of:=SUM([.T9:.T71])" office:value-type="float" office:value="610" calcext:value-type="float">
            <text:p>610</text:p>
          </table:table-cell>
          <table:table-cell table:formula="of:=SUM([.U9:.U71])" office:value-type="float" office:value="72" calcext:value-type="float">
            <text:p>72</text:p>
          </table:table-cell>
          <table:table-cell table:formula="of:=SUM([.V9:.V71])" office:value-type="float" office:value="154" calcext:value-type="float">
            <text:p>154</text:p>
          </table:table-cell>
          <table:table-cell table:formula="of:=SUM([.W9:.W71])" office:value-type="float" office:value="714" calcext:value-type="float">
            <text:p>714</text:p>
          </table:table-cell>
          <table:table-cell table:number-columns-repeated="7"/>
        </table:table-row>
        <table:table-row table:style-name="ro1">
          <table:table-cell/>
          <table:table-cell table:style-name="ce98"/>
          <table:table-cell table:number-columns-repeated="4"/>
          <table:table-cell table:style-name="ce64" table:number-columns-repeated="3"/>
          <table:table-cell table:number-columns-repeated="7"/>
          <table:table-cell table:style-name="ce139"/>
          <table:table-cell table:number-columns-repeated="13"/>
        </table:table-row>
        <table:table-row table:style-name="ro1">
          <table:table-cell/>
          <table:table-cell table:style-name="ce98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64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139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98"/>
          <table:table-cell table:number-columns-repeated="14"/>
          <table:table-cell table:style-name="ce139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139"/>
          <table:table-cell table:number-columns-repeated="13"/>
        </table:table-row>
        <table:table-row table:style-name="ro1" table:number-rows-repeated="104846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table:table-column table:style-name="co32" table:default-cell-style-name="Default"/>
        <table:table-column table:style-name="co7" table:number-columns-repeated="7" table:default-cell-style-name="Default"/>
        <table:table-column table:style-name="co33" table:default-cell-style-name="Default"/>
        <table:table-column table:style-name="co7" table:number-columns-repeated="6" table:default-cell-style-name="Default"/>
        <table:table-column table:style-name="co7" table:default-cell-style-name="ce64"/>
        <table:table-column table:style-name="co34" table:default-cell-style-name="ce64"/>
        <table:table-column table:style-name="co7" table:number-columns-repeated="7" table:default-cell-style-name="ce64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13"/>
          <table:table-cell table:number-columns-repeated="9"/>
        </table:table-row>
        <table:table-row table:style-name="ro1">
          <table:table-cell/>
          <table:table-cell table:style-name="ce69" office:value-type="string" calcext:value-type="string">
            <text:p>Datos de diferentes países, ajustados a la población</text:p>
          </table:table-cell>
          <table:table-cell table:style-name="ce64" table:number-columns-repeated="13"/>
          <table:table-cell table:number-columns-repeated="9"/>
        </table:table-row>
        <table:table-row table:style-name="ro1">
          <table:table-cell/>
          <table:table-cell table:style-name="ce70" office:value-type="string" calcext:value-type="string">
            <text:p>Muertes acumuladas</text:p>
          </table:table-cell>
          <table:table-cell table:style-name="ce64" table:number-columns-repeated="5"/>
          <table:table-cell table:style-name="ce81" table:number-columns-repeated="6"/>
          <table:table-cell table:style-name="ce64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64" table:number-columns-repeated="5"/>
          <table:table-cell table:style-name="ce121" table:number-columns-repeated="6"/>
          <table:table-cell table:style-name="ce64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64" table:number-columns-repeated="13"/>
          <table:table-cell table:number-columns-repeated="9"/>
        </table:table-row>
        <table:table-row table:style-name="ro1">
          <table:table-cell/>
          <table:table-cell table:style-name="ce81" office:value-type="string" calcext:value-type="string">
            <text:p>Habitantes</text:p>
          </table:table-cell>
          <table:table-cell table:style-name="ce112" table:formula="of:=[M_Acu_A.E6]" office:value-type="float" office:value="2.1729891036" calcext:value-type="float">
            <text:p>2.2</text:p>
          </table:table-cell>
          <table:table-cell table:style-name="ce112" table:formula="of:=[M_Acu_A.G6]" office:value-type="float" office:value="8.4802245" calcext:value-type="float">
            <text:p>8.5</text:p>
          </table:table-cell>
          <table:table-cell table:style-name="ce112" table:formula="of:=[M_Acu_A.H6]" office:value-type="float" office:value="13.3516155574" calcext:value-type="float">
            <text:p>13.4</text:p>
          </table:table-cell>
          <table:table-cell table:style-name="ce112" table:formula="of:=[M_Acu_A.J6]" office:value-type="float" office:value="13.5013035906" calcext:value-type="float">
            <text:p>13.5</text:p>
          </table:table-cell>
          <table:table-cell table:style-name="ce112" table:formula="of:=[M_Acu_A.J6]" office:value-type="float" office:value="13.5013035906" calcext:value-type="float">
            <text:p>13.5</text:p>
          </table:table-cell>
          <table:table-cell table:style-name="ce112" table:number-columns-repeated="3"/>
          <table:table-cell table:style-name="ce112" table:formula="of:=[M_Acu_A.I6]" office:value-type="float" office:value="3.275884548" calcext:value-type="float">
            <text:p>3.3</text:p>
          </table:table-cell>
          <table:table-cell table:style-name="ce112" table:formula="of:=[M_Acu_A.K6]" office:value-type="float" office:value="0.67506426" calcext:value-type="float">
            <text:p>0.7</text:p>
          </table:table-cell>
          <table:table-cell table:style-name="ce112" table:formula="of:=[M_Acu_A.L6]" office:value-type="float" office:value="0.0965821597" calcext:value-type="float">
            <text:p>0.1</text:p>
          </table:table-cell>
          <table:table-cell table:style-name="ce112" table:formula="of:=[M_Acu_A.P6]" office:value-type="float" office:value="2.0453506815" calcext:value-type="float">
            <text:p>2.0</text:p>
          </table:table-cell>
          <table:table-cell table:style-name="ce112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136" table:formula="of:=[M_Acu_A.C6]" office:value-type="float" office:value="17.9903499932" calcext:value-type="float">
            <text:p>18.0</text:p>
          </table:table-cell>
          <table:table-cell table:style-name="ce136" table:formula="of:=[M_Acu_A.D6]" office:value-type="float" office:value="1.709431128" calcext:value-type="float">
            <text:p>1.7</text:p>
          </table:table-cell>
          <table:table-cell table:style-name="ce136" table:formula="of:=[M_Acu_A.F6]" office:value-type="float" office:value="1.1282052884" calcext:value-type="float">
            <text:p>1.1</text:p>
          </table:table-cell>
          <table:table-cell table:style-name="ce136" table:formula="of:=[M_Acu_A.M6]" office:value-type="float" office:value="0.907900279" calcext:value-type="float">
            <text:p>0.9</text:p>
          </table:table-cell>
          <table:table-cell table:style-name="ce136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97"/>
          <table:table-cell table:style-name="ce134"/>
          <table:table-cell table:style-name="ce115" table:formula="of:=[M_Acu_A.E8]" office:value-type="string" office:string-value="Bélgica" calcext:value-type="string">
            <text:p>Bélgica</text:p>
          </table:table-cell>
          <table:table-cell table:style-name="ce115" table:formula="of:=[M_Acu_A.G8]" office:value-type="string" office:string-value="España" calcext:value-type="string">
            <text:p>España</text:p>
          </table:table-cell>
          <table:table-cell table:style-name="ce115" table:formula="of:=[M_Acu_A.H8]" office:value-type="string" office:string-value="Francia" calcext:value-type="string">
            <text:p>Francia</text:p>
          </table:table-cell>
          <table:table-cell table:style-name="ce115" table:formula="of:=[M_Acu_A.J8]" office:value-type="string" office:string-value="Italia" calcext:value-type="string">
            <text:p>Italia</text:p>
          </table:table-cell>
          <table:table-cell table:style-name="ce115" table:formula="of:=[M_Acu_A.O8]" office:value-type="string" office:string-value="Reino Unido" calcext:value-type="string">
            <text:p>Reino Unido</text:p>
          </table:table-cell>
          <table:table-cell table:style-name="ce136"/>
          <table:table-cell table:style-name="ce115"/>
          <table:table-cell table:style-name="ce141"/>
          <table:table-cell table:style-name="ce115" table:formula="of:=[M_Acu_A.I8]" office:value-type="string" office:string-value="Holanda" calcext:value-type="string">
            <text:p>Holanda</text:p>
          </table:table-cell>
          <table:table-cell table:style-name="ce115" table:formula="of:=[M_Acu_A.K8]" office:value-type="string" office:string-value="Irlanda" calcext:value-type="string">
            <text:p>Irlanda</text:p>
          </table:table-cell>
          <table:table-cell table:style-name="ce115" table:formula="of:=[M_Acu_A.L8]" office:value-type="string" office:string-value="Luxemburgo" calcext:value-type="string">
            <text:p>Luxemburgo</text:p>
          </table:table-cell>
          <table:table-cell table:style-name="ce115" table:formula="of:=[M_Acu_A.P8]" office:value-type="string" office:string-value="Suecia" calcext:value-type="string">
            <text:p>Suecia</text:p>
          </table:table-cell>
          <table:table-cell table:style-name="ce115" table:formula="of:=[M_Acu_A.Q8]" office:value-type="string" office:string-value="Suiza" calcext:value-type="string">
            <text:p>Suiza</text:p>
          </table:table-cell>
          <table:table-cell/>
          <table:table-cell table:style-name="ce66"/>
          <table:table-cell table:style-name="ce71"/>
          <table:table-cell table:style-name="ce115" table:formula="of:=[M_Acu_A.C8]" office:value-type="string" office:string-value="Alemania" calcext:value-type="string">
            <text:p>Alemania</text:p>
          </table:table-cell>
          <table:table-cell table:style-name="ce115" table:formula="of:=[M_Acu_A.D8]" office:value-type="string" office:string-value="Austria" calcext:value-type="string">
            <text:p>Austria</text:p>
          </table:table-cell>
          <table:table-cell table:style-name="ce115" table:formula="of:=[M_Acu_A.F8]" office:value-type="string" office:string-value="Dinamarca" calcext:value-type="string">
            <text:p>Dinamarca</text:p>
          </table:table-cell>
          <table:table-cell table:style-name="ce115" table:formula="of:=[M_Acu_A.M8]" office:value-type="string" office:string-value="Noruega" calcext:value-type="string">
            <text:p>Noruega</text:p>
          </table:table-cell>
          <table:table-cell table:style-name="ce115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72" table:formula="of:=[M_Acu_A.B9]" office:value-type="date" office:date-value="2020-02-20" calcext:value-type="date">
            <text:p>20/02</text:p>
          </table:table-cell>
          <table:table-cell table:style-name="ce112" table:number-columns-repeated="7"/>
          <table:table-cell table:style-name="ce72" table:formula="of:=[.B9]" office:value-type="date" office:date-value="2020-02-20" calcext:value-type="date">
            <text:p>20/02</text:p>
          </table:table-cell>
          <table:table-cell table:style-name="ce112" table:number-columns-repeated="5"/>
          <table:table-cell table:number-columns-repeated="2"/>
          <table:table-cell table:style-name="ce73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0]" office:value-type="date" office:date-value="2020-02-21" calcext:value-type="date">
            <text:p>21/02</text:p>
          </table:table-cell>
          <table:table-cell table:style-name="ce112" table:number-columns-repeated="2"/>
          <table:table-cell table:style-name="ce112" table:formula="of:=[M_Acu_A.H10]" office:value-type="float" office:value="0.0748973033039256" calcext:value-type="float">
            <text:p>0.1</text:p>
          </table:table-cell>
          <table:table-cell table:style-name="ce112" table:formula="of:=[M_Acu_A.J10]" office:value-type="float" office:value="0.0740669220042003" calcext:value-type="float">
            <text:p>0.1</text:p>
          </table:table-cell>
          <table:table-cell table:style-name="ce112" table:number-columns-repeated="3"/>
          <table:table-cell table:style-name="ce73" table:formula="of:=[.B10]" office:value-type="date" office:date-value="2020-02-21" calcext:value-type="date">
            <text:p>21/02</text:p>
          </table:table-cell>
          <table:table-cell table:style-name="ce112" table:number-columns-repeated="5"/>
          <table:table-cell table:number-columns-repeated="2"/>
          <table:table-cell table:style-name="ce73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1]" office:value-type="date" office:date-value="2020-02-22" calcext:value-type="date">
            <text:p>22/02</text:p>
          </table:table-cell>
          <table:table-cell table:style-name="ce112" table:number-columns-repeated="2"/>
          <table:table-cell table:style-name="ce112" table:formula="of:=[M_Acu_A.H11]" office:value-type="float" office:value="0.0748973033039256" calcext:value-type="float">
            <text:p>0.1</text:p>
          </table:table-cell>
          <table:table-cell table:style-name="ce112" table:formula="of:=[M_Acu_A.J11]" office:value-type="float" office:value="0.148133844008401" calcext:value-type="float">
            <text:p>0.1</text:p>
          </table:table-cell>
          <table:table-cell table:style-name="ce112" table:number-columns-repeated="3"/>
          <table:table-cell table:style-name="ce73" table:formula="of:=[.B11]" office:value-type="date" office:date-value="2020-02-22" calcext:value-type="date">
            <text:p>22/02</text:p>
          </table:table-cell>
          <table:table-cell table:style-name="ce112" table:number-columns-repeated="5"/>
          <table:table-cell table:number-columns-repeated="2"/>
          <table:table-cell table:style-name="ce73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2]" office:value-type="date" office:date-value="2020-02-23" calcext:value-type="date">
            <text:p>23/02</text:p>
          </table:table-cell>
          <table:table-cell table:style-name="ce112" table:number-columns-repeated="2"/>
          <table:table-cell table:style-name="ce112" table:formula="of:=[M_Acu_A.H12]" office:value-type="float" office:value="0.0748973033039256" calcext:value-type="float">
            <text:p>0.1</text:p>
          </table:table-cell>
          <table:table-cell table:style-name="ce112" table:formula="of:=[M_Acu_A.J12]" office:value-type="float" office:value="0.222200766012601" calcext:value-type="float">
            <text:p>0.2</text:p>
          </table:table-cell>
          <table:table-cell table:style-name="ce112" table:number-columns-repeated="2"/>
          <table:table-cell table:style-name="ce115"/>
          <table:table-cell table:style-name="ce74" table:formula="of:=[.B12]" office:value-type="date" office:date-value="2020-02-23" calcext:value-type="date">
            <text:p>23/02</text:p>
          </table:table-cell>
          <table:table-cell table:style-name="ce115" table:number-columns-repeated="5"/>
          <table:table-cell table:number-columns-repeated="2"/>
          <table:table-cell table:style-name="ce73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96" table:formula="of:=[M_Acu_A.A13]" office:value-type="string" office:string-value="L" calcext:value-type="string">
            <text:p>L</text:p>
          </table:table-cell>
          <table:table-cell table:style-name="ce72" table:formula="of:=[M_Acu_A.B13]" office:value-type="date" office:date-value="2020-02-24" calcext:value-type="date">
            <text:p>24/02</text:p>
          </table:table-cell>
          <table:table-cell table:style-name="ce114" table:number-columns-repeated="2"/>
          <table:table-cell table:style-name="ce114" table:formula="of:=[M_Acu_A.H13]" office:value-type="float" office:value="0.0748973033039256" calcext:value-type="float">
            <text:p>0.1</text:p>
          </table:table-cell>
          <table:table-cell table:style-name="ce114" table:formula="of:=[M_Acu_A.J13]" office:value-type="float" office:value="0.518468454029402" calcext:value-type="float">
            <text:p>0.5</text:p>
          </table:table-cell>
          <table:table-cell table:style-name="ce114"/>
          <table:table-cell table:style-name="ce136"/>
          <table:table-cell table:style-name="ce98" table:formula="of:=[.A13]" office:value-type="string" office:string-value="L" calcext:value-type="string">
            <text:p>L</text:p>
          </table:table-cell>
          <table:table-cell table:style-name="ce73" table:formula="of:=[.B13]" office:value-type="date" office:date-value="2020-02-24" calcext:value-type="date">
            <text:p>24/02</text:p>
          </table:table-cell>
          <table:table-cell table:style-name="ce114" table:number-columns-repeated="5"/>
          <table:table-cell/>
          <table:table-cell table:style-name="ce65" table:formula="of:=[.A13]" office:value-type="string" office:string-value="L" calcext:value-type="string">
            <text:p>L</text:p>
          </table:table-cell>
          <table:table-cell table:style-name="ce72" table:formula="of:=[.B13]" office:value-type="date" office:date-value="2020-02-24" calcext:value-type="date">
            <text:p>24/02</text:p>
          </table:table-cell>
          <table:table-cell table:style-name="ce65" table:number-columns-repeated="5"/>
          <table:table-cell/>
        </table:table-row>
        <table:table-row table:style-name="ro1">
          <table:table-cell/>
          <table:table-cell table:style-name="ce73" table:formula="of:=[M_Acu_A.B14]" office:value-type="date" office:date-value="2020-02-25" calcext:value-type="date">
            <text:p>25/02</text:p>
          </table:table-cell>
          <table:table-cell table:style-name="ce112" table:number-columns-repeated="2"/>
          <table:table-cell table:style-name="ce112" table:formula="of:=[M_Acu_A.H14]" office:value-type="float" office:value="0.0748973033039256" calcext:value-type="float">
            <text:p>0.1</text:p>
          </table:table-cell>
          <table:table-cell table:style-name="ce112" table:formula="of:=[M_Acu_A.J14]" office:value-type="float" office:value="0.740669220042003" calcext:value-type="float">
            <text:p>0.7</text:p>
          </table:table-cell>
          <table:table-cell table:style-name="ce112" table:number-columns-repeated="3"/>
          <table:table-cell table:style-name="ce73" table:formula="of:=[.B14]" office:value-type="date" office:date-value="2020-02-25" calcext:value-type="date">
            <text:p>25/02</text:p>
          </table:table-cell>
          <table:table-cell table:style-name="ce112" table:number-columns-repeated="5"/>
          <table:table-cell table:number-columns-repeated="2"/>
          <table:table-cell table:style-name="ce73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5]" office:value-type="date" office:date-value="2020-02-26" calcext:value-type="date">
            <text:p>26/02</text:p>
          </table:table-cell>
          <table:table-cell table:style-name="ce112" table:number-columns-repeated="2"/>
          <table:table-cell table:style-name="ce112" table:formula="of:=[M_Acu_A.H15]" office:value-type="float" office:value="0.149794606607851" calcext:value-type="float">
            <text:p>0.1</text:p>
          </table:table-cell>
          <table:table-cell table:style-name="ce112" table:formula="of:=[M_Acu_A.J15]" office:value-type="float" office:value="0.888803064050404" calcext:value-type="float">
            <text:p>0.9</text:p>
          </table:table-cell>
          <table:table-cell table:style-name="ce112" table:number-columns-repeated="3"/>
          <table:table-cell table:style-name="ce73" table:formula="of:=[.B15]" office:value-type="date" office:date-value="2020-02-26" calcext:value-type="date">
            <text:p>26/02</text:p>
          </table:table-cell>
          <table:table-cell table:style-name="ce112" table:number-columns-repeated="5"/>
          <table:table-cell table:number-columns-repeated="2"/>
          <table:table-cell table:style-name="ce73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6]" office:value-type="date" office:date-value="2020-02-27" calcext:value-type="date">
            <text:p>27/02</text:p>
          </table:table-cell>
          <table:table-cell table:style-name="ce112" table:number-columns-repeated="2"/>
          <table:table-cell table:style-name="ce112" table:formula="of:=[M_Acu_A.H16]" office:value-type="float" office:value="0.149794606607851" calcext:value-type="float">
            <text:p>0.1</text:p>
          </table:table-cell>
          <table:table-cell table:style-name="ce112" table:formula="of:=[M_Acu_A.J16]" office:value-type="float" office:value="1.25913767407141" calcext:value-type="float">
            <text:p>1.3</text:p>
          </table:table-cell>
          <table:table-cell table:style-name="ce112" table:number-columns-repeated="3"/>
          <table:table-cell table:style-name="ce73" table:formula="of:=[.B16]" office:value-type="date" office:date-value="2020-02-27" calcext:value-type="date">
            <text:p>27/02</text:p>
          </table:table-cell>
          <table:table-cell table:style-name="ce112" table:number-columns-repeated="5"/>
          <table:table-cell table:number-columns-repeated="2"/>
          <table:table-cell table:style-name="ce73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7]" office:value-type="date" office:date-value="2020-02-28" calcext:value-type="date">
            <text:p>28/02</text:p>
          </table:table-cell>
          <table:table-cell table:style-name="ce112" table:number-columns-repeated="2"/>
          <table:table-cell table:style-name="ce112" table:formula="of:=[M_Acu_A.H17]" office:value-type="float" office:value="0.149794606607851" calcext:value-type="float">
            <text:p>0.1</text:p>
          </table:table-cell>
          <table:table-cell table:style-name="ce112" table:formula="of:=[M_Acu_A.J17]" office:value-type="float" office:value="1.55540536208821" calcext:value-type="float">
            <text:p>1.6</text:p>
          </table:table-cell>
          <table:table-cell table:style-name="ce112" table:number-columns-repeated="3"/>
          <table:table-cell table:style-name="ce73" table:formula="of:=[.B17]" office:value-type="date" office:date-value="2020-02-28" calcext:value-type="date">
            <text:p>28/02</text:p>
          </table:table-cell>
          <table:table-cell table:style-name="ce112" table:number-columns-repeated="5"/>
          <table:table-cell table:number-columns-repeated="2"/>
          <table:table-cell table:style-name="ce73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8]" office:value-type="date" office:date-value="2020-02-29" calcext:value-type="date">
            <text:p>29/02</text:p>
          </table:table-cell>
          <table:table-cell table:style-name="ce112" table:number-columns-repeated="2"/>
          <table:table-cell table:style-name="ce112" table:formula="of:=[M_Acu_A.H18]" office:value-type="float" office:value="0.149794606607851" calcext:value-type="float">
            <text:p>0.1</text:p>
          </table:table-cell>
          <table:table-cell table:style-name="ce112" table:formula="of:=[M_Acu_A.J18]" office:value-type="float" office:value="2.14794073812181" calcext:value-type="float">
            <text:p>2.1</text:p>
          </table:table-cell>
          <table:table-cell table:style-name="ce112" table:number-columns-repeated="3"/>
          <table:table-cell table:style-name="ce73" table:formula="of:=[.B18]" office:value-type="date" office:date-value="2020-02-29" calcext:value-type="date">
            <text:p>29/02</text:p>
          </table:table-cell>
          <table:table-cell table:style-name="ce112" table:number-columns-repeated="5"/>
          <table:table-cell table:number-columns-repeated="2"/>
          <table:table-cell table:style-name="ce73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97"/>
          <table:table-cell table:style-name="ce74" table:formula="of:=[M_Acu_A.B19]" office:value-type="date" office:date-value="2020-03-01" calcext:value-type="date">
            <text:p>01/03</text:p>
          </table:table-cell>
          <table:table-cell table:style-name="ce115" table:number-columns-repeated="2"/>
          <table:table-cell table:style-name="ce115" table:formula="of:=[M_Acu_A.H19]" office:value-type="float" office:value="0.149794606607851" calcext:value-type="float">
            <text:p>0.1</text:p>
          </table:table-cell>
          <table:table-cell table:style-name="ce115" table:formula="of:=[M_Acu_A.J19]" office:value-type="float" office:value="2.51827534814281" calcext:value-type="float">
            <text:p>2.5</text:p>
          </table:table-cell>
          <table:table-cell table:style-name="ce115"/>
          <table:table-cell table:style-name="ce136"/>
          <table:table-cell table:style-name="ce115"/>
          <table:table-cell table:style-name="ce74" table:formula="of:=[.B19]" office:value-type="date" office:date-value="2020-03-01" calcext:value-type="date">
            <text:p>01/03</text:p>
          </table:table-cell>
          <table:table-cell table:style-name="ce115" table:number-columns-repeated="5"/>
          <table:table-cell/>
          <table:table-cell table:style-name="ce66"/>
          <table:table-cell table:style-name="ce74" table:formula="of:=[.B19]" office:value-type="date" office:date-value="2020-03-01" calcext:value-type="date">
            <text:p>01/03</text:p>
          </table:table-cell>
          <table:table-cell table:style-name="ce66" table:number-columns-repeated="5"/>
          <table:table-cell/>
        </table:table-row>
        <table:table-row table:style-name="ro1">
          <table:table-cell table:style-name="ce98" table:formula="of:=[M_Acu_A.A20]" office:value-type="string" office:string-value="L" calcext:value-type="string">
            <text:p>L</text:p>
          </table:table-cell>
          <table:table-cell table:style-name="ce73" table:formula="of:=[M_Acu_A.B20]" office:value-type="date" office:date-value="2020-03-02" calcext:value-type="date">
            <text:p>02/03</text:p>
          </table:table-cell>
          <table:table-cell table:style-name="ce112" table:number-columns-repeated="2"/>
          <table:table-cell table:style-name="ce112" table:formula="of:=[M_Acu_A.H20]" office:value-type="float" office:value="0.224691909911777" calcext:value-type="float">
            <text:p>0.2</text:p>
          </table:table-cell>
          <table:table-cell table:style-name="ce112" table:formula="of:=[M_Acu_A.J20]" office:value-type="float" office:value="3.85147994421842" calcext:value-type="float">
            <text:p>3.9</text:p>
          </table:table-cell>
          <table:table-cell table:style-name="ce112" table:number-columns-repeated="2"/>
          <table:table-cell table:style-name="ce98" table:formula="of:=[.A20]" office:value-type="string" office:string-value="L" calcext:value-type="string">
            <text:p>L</text:p>
          </table:table-cell>
          <table:table-cell table:style-name="ce73" table:formula="of:=[.B20]" office:value-type="date" office:date-value="2020-03-02" calcext:value-type="date">
            <text:p>02/03</text:p>
          </table:table-cell>
          <table:table-cell table:style-name="ce112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73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21]" office:value-type="date" office:date-value="2020-03-03" calcext:value-type="date">
            <text:p>03/03</text:p>
          </table:table-cell>
          <table:table-cell table:style-name="ce112" table:number-columns-repeated="2"/>
          <table:table-cell table:style-name="ce112" table:formula="of:=[M_Acu_A.H21]" office:value-type="float" office:value="0.299589213215703" calcext:value-type="float">
            <text:p>0.3</text:p>
          </table:table-cell>
          <table:table-cell table:style-name="ce112" table:formula="of:=[M_Acu_A.J21]" office:value-type="float" office:value="5.85128683833183" calcext:value-type="float">
            <text:p>5.9</text:p>
          </table:table-cell>
          <table:table-cell table:style-name="ce112" table:number-columns-repeated="3"/>
          <table:table-cell table:style-name="ce73" table:formula="of:=[.B21]" office:value-type="date" office:date-value="2020-03-03" calcext:value-type="date">
            <text:p>03/03</text:p>
          </table:table-cell>
          <table:table-cell table:style-name="ce112" table:number-columns-repeated="5"/>
          <table:table-cell table:number-columns-repeated="2"/>
          <table:table-cell table:style-name="ce73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22]" office:value-type="date" office:date-value="2020-03-04" calcext:value-type="date">
            <text:p>04/03</text:p>
          </table:table-cell>
          <table:table-cell table:style-name="ce112" table:number-columns-repeated="2"/>
          <table:table-cell table:style-name="ce112" table:formula="of:=[M_Acu_A.H22]" office:value-type="float" office:value="0.299589213215703" calcext:value-type="float">
            <text:p>0.3</text:p>
          </table:table-cell>
          <table:table-cell table:style-name="ce112" table:formula="of:=[M_Acu_A.J22]" office:value-type="float" office:value="7.92516065444944" calcext:value-type="float">
            <text:p>7.9</text:p>
          </table:table-cell>
          <table:table-cell table:style-name="ce112" table:number-columns-repeated="3"/>
          <table:table-cell table:style-name="ce73" table:formula="of:=[.B22]" office:value-type="date" office:date-value="2020-03-04" calcext:value-type="date">
            <text:p>04/03</text:p>
          </table:table-cell>
          <table:table-cell table:style-name="ce112" table:number-columns-repeated="5"/>
          <table:table-cell table:number-columns-repeated="2"/>
          <table:table-cell table:style-name="ce73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23]" office:value-type="date" office:date-value="2020-03-05" calcext:value-type="date">
            <text:p>05/03</text:p>
          </table:table-cell>
          <table:table-cell table:style-name="ce112"/>
          <table:table-cell table:style-name="ce112" table:formula="of:=[M_Acu_A.G23]" office:value-type="float" office:value="0.353764219331693" calcext:value-type="float">
            <text:p>0.4</text:p>
          </table:table-cell>
          <table:table-cell table:style-name="ce112" table:formula="of:=[M_Acu_A.H23]" office:value-type="float" office:value="0.524281123127479" calcext:value-type="float">
            <text:p>0.5</text:p>
          </table:table-cell>
          <table:table-cell table:style-name="ce112" table:formula="of:=[M_Acu_A.J23]" office:value-type="float" office:value="10.9619044566217" calcext:value-type="float">
            <text:p>11.0</text:p>
          </table:table-cell>
          <table:table-cell table:style-name="ce112" table:formula="of:=[M_Acu_A.O23]" office:value-type="float" office:value="0.0844406011959319" calcext:value-type="float">
            <text:p>0.1</text:p>
          </table:table-cell>
          <table:table-cell table:style-name="ce112" table:number-columns-repeated="2"/>
          <table:table-cell table:style-name="ce73" table:formula="of:=[.B23]" office:value-type="date" office:date-value="2020-03-05" calcext:value-type="date">
            <text:p>05/03</text:p>
          </table:table-cell>
          <table:table-cell table:style-name="ce112" table:number-columns-repeated="4"/>
          <table:table-cell table:style-name="ce112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73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24]" office:value-type="date" office:date-value="2020-03-06" calcext:value-type="date">
            <text:p>06/03</text:p>
          </table:table-cell>
          <table:table-cell table:style-name="ce112"/>
          <table:table-cell table:style-name="ce112" table:formula="of:=[M_Acu_A.G24]" office:value-type="float" office:value="0.589607032219489" calcext:value-type="float">
            <text:p>0.6</text:p>
          </table:table-cell>
          <table:table-cell table:style-name="ce112" table:formula="of:=[M_Acu_A.H24]" office:value-type="float" office:value="0.674075729735331" calcext:value-type="float">
            <text:p>0.7</text:p>
          </table:table-cell>
          <table:table-cell table:style-name="ce112" table:formula="of:=[M_Acu_A.J24]" office:value-type="float" office:value="14.5911836348275" calcext:value-type="float">
            <text:p>14.6</text:p>
          </table:table-cell>
          <table:table-cell table:style-name="ce112" table:formula="of:=[M_Acu_A.O24]" office:value-type="float" office:value="0.168881202391864" calcext:value-type="float">
            <text:p>0.2</text:p>
          </table:table-cell>
          <table:table-cell table:style-name="ce112" table:number-columns-repeated="2"/>
          <table:table-cell table:style-name="ce73" table:formula="of:=[.B24]" office:value-type="date" office:date-value="2020-03-06" calcext:value-type="date">
            <text:p>06/03</text:p>
          </table:table-cell>
          <table:table-cell table:style-name="ce112" table:formula="of:=[M_Acu_A.I24]" office:value-type="float" office:value="0.305261063186895" calcext:value-type="float">
            <text:p>0.3</text:p>
          </table:table-cell>
          <table:table-cell table:style-name="ce112" table:number-columns-repeated="3"/>
          <table:table-cell table:style-name="ce112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73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25]" office:value-type="date" office:date-value="2020-03-07" calcext:value-type="date">
            <text:p>07/03</text:p>
          </table:table-cell>
          <table:table-cell table:style-name="ce112"/>
          <table:table-cell table:style-name="ce112" table:formula="of:=[M_Acu_A.G25]" office:value-type="float" office:value="0.943371251551182" calcext:value-type="float">
            <text:p>0.9</text:p>
          </table:table-cell>
          <table:table-cell table:style-name="ce112" table:formula="of:=[M_Acu_A.H25]" office:value-type="float" office:value="1.19835685286281" calcext:value-type="float">
            <text:p>1.2</text:p>
          </table:table-cell>
          <table:table-cell table:style-name="ce112" table:formula="of:=[M_Acu_A.J25]" office:value-type="float" office:value="17.2575928269787" calcext:value-type="float">
            <text:p>17.3</text:p>
          </table:table-cell>
          <table:table-cell table:style-name="ce112" table:formula="of:=[M_Acu_A.O25]" office:value-type="float" office:value="0.168881202391864" calcext:value-type="float">
            <text:p>0.2</text:p>
          </table:table-cell>
          <table:table-cell table:style-name="ce112" table:number-columns-repeated="2"/>
          <table:table-cell table:style-name="ce73" table:formula="of:=[.B25]" office:value-type="date" office:date-value="2020-03-07" calcext:value-type="date">
            <text:p>07/03</text:p>
          </table:table-cell>
          <table:table-cell table:style-name="ce112" table:formula="of:=[M_Acu_A.I25]" office:value-type="float" office:value="0.305261063186895" calcext:value-type="float">
            <text:p>0.3</text:p>
          </table:table-cell>
          <table:table-cell table:style-name="ce112" table:number-columns-repeated="3"/>
          <table:table-cell table:style-name="ce112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73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26]" office:value-type="date" office:date-value="2020-03-08" calcext:value-type="date">
            <text:p>08/03</text:p>
          </table:table-cell>
          <table:table-cell table:style-name="ce112"/>
          <table:table-cell table:style-name="ce112" table:formula="of:=[M_Acu_A.G26]" office:value-type="float" office:value="1.17921406443898" calcext:value-type="float">
            <text:p>1.2</text:p>
          </table:table-cell>
          <table:table-cell table:style-name="ce112" table:formula="of:=[M_Acu_A.H26]" office:value-type="float" office:value="1.42304876277459" calcext:value-type="float">
            <text:p>1.4</text:p>
          </table:table-cell>
          <table:table-cell table:style-name="ce112" table:formula="of:=[M_Acu_A.J26]" office:value-type="float" office:value="27.1084934535373" calcext:value-type="float">
            <text:p>27.1</text:p>
          </table:table-cell>
          <table:table-cell table:style-name="ce112" table:formula="of:=[M_Acu_A.O26]" office:value-type="float" office:value="0.253321803587796" calcext:value-type="float">
            <text:p>0.3</text:p>
          </table:table-cell>
          <table:table-cell table:style-name="ce112" table:number-columns-repeated="2"/>
          <table:table-cell table:style-name="ce73" table:formula="of:=[.B26]" office:value-type="date" office:date-value="2020-03-08" calcext:value-type="date">
            <text:p>08/03</text:p>
          </table:table-cell>
          <table:table-cell table:style-name="ce112" table:formula="of:=[M_Acu_A.I26]" office:value-type="float" office:value="0.915783189560684" calcext:value-type="float">
            <text:p>0.9</text:p>
          </table:table-cell>
          <table:table-cell table:style-name="ce112" table:number-columns-repeated="3"/>
          <table:table-cell table:style-name="ce112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73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96" table:formula="of:=[M_Acu_A.A27]" office:value-type="string" office:string-value="L" calcext:value-type="string">
            <text:p>L</text:p>
          </table:table-cell>
          <table:table-cell table:style-name="ce72" table:formula="of:=[M_Acu_A.B27]" office:value-type="date" office:date-value="2020-03-09" calcext:value-type="date">
            <text:p>09/03</text:p>
          </table:table-cell>
          <table:table-cell table:style-name="ce114"/>
          <table:table-cell table:style-name="ce114" table:formula="of:=[M_Acu_A.G27]" office:value-type="float" office:value="1.88674250310236" calcext:value-type="float">
            <text:p>1.9</text:p>
          </table:table-cell>
          <table:table-cell table:style-name="ce114" table:formula="of:=[M_Acu_A.H27]" office:value-type="float" office:value="1.57284336938244" calcext:value-type="float">
            <text:p>1.6</text:p>
          </table:table-cell>
          <table:table-cell table:style-name="ce114" table:formula="of:=[M_Acu_A.J27]" office:value-type="float" office:value="34.2929848879448" calcext:value-type="float">
            <text:p>34.3</text:p>
          </table:table-cell>
          <table:table-cell table:style-name="ce114" table:formula="of:=[M_Acu_A.O27]" office:value-type="float" office:value="0.422203005979659" calcext:value-type="float">
            <text:p>0.4</text:p>
          </table:table-cell>
          <table:table-cell table:style-name="ce136"/>
          <table:table-cell table:style-name="ce96" table:formula="of:=[.A27]" office:value-type="string" office:string-value="L" calcext:value-type="string">
            <text:p>L</text:p>
          </table:table-cell>
          <table:table-cell table:style-name="ce72" table:formula="of:=[.B27]" office:value-type="date" office:date-value="2020-03-09" calcext:value-type="date">
            <text:p>09/03</text:p>
          </table:table-cell>
          <table:table-cell table:style-name="ce114" table:formula="of:=[M_Acu_A.I27]" office:value-type="float" office:value="1.22104425274758" calcext:value-type="float">
            <text:p>1.2</text:p>
          </table:table-cell>
          <table:table-cell table:style-name="ce114" table:number-columns-repeated="3"/>
          <table:table-cell table:style-name="ce114" table:formula="of:=[M_Acu_A.Q27]" office:value-type="float" office:value="1.31500983670819" calcext:value-type="float">
            <text:p>1.3</text:p>
          </table:table-cell>
          <table:table-cell/>
          <table:table-cell table:style-name="ce65" table:formula="of:=[.A27]" office:value-type="string" office:string-value="L" calcext:value-type="string">
            <text:p>L</text:p>
          </table:table-cell>
          <table:table-cell table:style-name="ce72" table:formula="of:=[.B27]" office:value-type="date" office:date-value="2020-03-09" calcext:value-type="date">
            <text:p>09/03</text:p>
          </table:table-cell>
          <table:table-cell table:style-name="ce114" table:formula="of:=[M_Acu_A.C27]" office:value-type="float" office:value="0.11117071100651" calcext:value-type="float">
            <text:p>0.1</text:p>
          </table:table-cell>
          <table:table-cell table:style-name="ce65" table:number-columns-repeated="4"/>
          <table:table-cell/>
        </table:table-row>
        <table:table-row table:style-name="ro1">
          <table:table-cell/>
          <table:table-cell table:style-name="ce73" table:formula="of:=[M_Acu_A.B28]" office:value-type="date" office:date-value="2020-03-10" calcext:value-type="date">
            <text:p>10/03</text:p>
          </table:table-cell>
          <table:table-cell table:style-name="ce112" table:formula="of:=[M_Acu_A.E28]" office:value-type="float" office:value="0.460195588805897" calcext:value-type="float">
            <text:p>0.5</text:p>
          </table:table-cell>
          <table:table-cell table:style-name="ce112" table:formula="of:=[M_Acu_A.G28]" office:value-type="float" office:value="4.12724922553642" calcext:value-type="float">
            <text:p>4.1</text:p>
          </table:table-cell>
          <table:table-cell table:style-name="ce112" table:formula="of:=[M_Acu_A.H28]" office:value-type="float" office:value="2.24691909911777" calcext:value-type="float">
            <text:p>2.2</text:p>
          </table:table-cell>
          <table:table-cell table:style-name="ce112" table:formula="of:=[M_Acu_A.J28]" office:value-type="float" office:value="46.7362277846504" calcext:value-type="float">
            <text:p>46.7</text:p>
          </table:table-cell>
          <table:table-cell table:style-name="ce116" table:formula="of:=[M_Acu_A.O28]" office:value-type="float" office:value="0.506643607175591" calcext:value-type="float">
            <text:p>1</text:p>
          </table:table-cell>
          <table:table-cell table:style-name="ce112" table:number-columns-repeated="2"/>
          <table:table-cell table:style-name="ce73" table:formula="of:=[.B28]" office:value-type="date" office:date-value="2020-03-10" calcext:value-type="date">
            <text:p>10/03</text:p>
          </table:table-cell>
          <table:table-cell table:style-name="ce112" table:formula="of:=[M_Acu_A.I28]" office:value-type="float" office:value="1.22104425274758" calcext:value-type="float">
            <text:p>1.2</text:p>
          </table:table-cell>
          <table:table-cell table:style-name="ce112" table:number-columns-repeated="3"/>
          <table:table-cell table:style-name="ce112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73" table:formula="of:=[.B28]" office:value-type="date" office:date-value="2020-03-10" calcext:value-type="date">
            <text:p>10/03</text:p>
          </table:table-cell>
          <table:table-cell table:style-name="ce112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73" table:formula="of:=[M_Acu_A.B29]" office:value-type="date" office:date-value="2020-03-11" calcext:value-type="date">
            <text:p>11/03</text:p>
          </table:table-cell>
          <table:table-cell table:style-name="ce112" table:formula="of:=[M_Acu_A.E29]" office:value-type="float" office:value="1.38058676641769" calcext:value-type="float">
            <text:p>1.4</text:p>
          </table:table-cell>
          <table:table-cell table:style-name="ce112" table:formula="of:=[M_Acu_A.G29]" office:value-type="float" office:value="5.5423061028632" calcext:value-type="float">
            <text:p>5.5</text:p>
          </table:table-cell>
          <table:table-cell table:style-name="ce112" table:formula="of:=[M_Acu_A.H29]" office:value-type="float" office:value="3.59507055858843" calcext:value-type="float">
            <text:p>3.6</text:p>
          </table:table-cell>
          <table:table-cell table:style-name="ce112" table:formula="of:=[M_Acu_A.J29]" office:value-type="float" office:value="61.2533444974737" calcext:value-type="float">
            <text:p>61.3</text:p>
          </table:table-cell>
          <table:table-cell table:style-name="ce116" table:formula="of:=[M_Acu_A.O29]" office:value-type="float" office:value="0.675524809567455" calcext:value-type="float">
            <text:p>1</text:p>
          </table:table-cell>
          <table:table-cell table:style-name="ce112" table:number-columns-repeated="2"/>
          <table:table-cell table:style-name="ce73" table:formula="of:=[.B29]" office:value-type="date" office:date-value="2020-03-11" calcext:value-type="date">
            <text:p>11/03</text:p>
          </table:table-cell>
          <table:table-cell table:style-name="ce112" table:formula="of:=[M_Acu_A.I29]" office:value-type="float" office:value="1.52630531593447" calcext:value-type="float">
            <text:p>1.5</text:p>
          </table:table-cell>
          <table:table-cell table:style-name="ce112" table:formula="of:=[M_Acu_A.K29]" office:value-type="float" office:value="1.48134045786989" calcext:value-type="float">
            <text:p>1.5</text:p>
          </table:table-cell>
          <table:table-cell table:style-name="ce112"/>
          <table:table-cell table:style-name="ce112" table:formula="of:=[M_Acu_A.P29]" office:value-type="float" office:value="0.488913714916911" calcext:value-type="float">
            <text:p>0.5</text:p>
          </table:table-cell>
          <table:table-cell table:style-name="ce112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73" table:formula="of:=[.B29]" office:value-type="date" office:date-value="2020-03-11" calcext:value-type="date">
            <text:p>11/03</text:p>
          </table:table-cell>
          <table:table-cell table:style-name="ce112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73" table:formula="of:=[M_Acu_A.B30]" office:value-type="date" office:date-value="2020-03-12" calcext:value-type="date">
            <text:p>12/03</text:p>
          </table:table-cell>
          <table:table-cell table:style-name="ce112" table:formula="of:=[M_Acu_A.E30]" office:value-type="float" office:value="1.38058676641769" calcext:value-type="float">
            <text:p>1.4</text:p>
          </table:table-cell>
          <table:table-cell table:style-name="ce112" table:formula="of:=[M_Acu_A.G30]" office:value-type="float" office:value="9.90539814128742" calcext:value-type="float">
            <text:p>9.9</text:p>
          </table:table-cell>
          <table:table-cell table:style-name="ce112" table:formula="of:=[M_Acu_A.H30]" office:value-type="float" office:value="4.56873550153946" calcext:value-type="float">
            <text:p>4.6</text:p>
          </table:table-cell>
          <table:table-cell table:style-name="ce112" table:formula="of:=[M_Acu_A.J30]" office:value-type="float" office:value="75.2519927562675" calcext:value-type="float">
            <text:p>75.3</text:p>
          </table:table-cell>
          <table:table-cell table:style-name="ce116" table:formula="of:=[M_Acu_A.O30]" office:value-type="float" office:value="0.675524809567455" calcext:value-type="float">
            <text:p>1</text:p>
          </table:table-cell>
          <table:table-cell table:style-name="ce112" table:number-columns-repeated="2"/>
          <table:table-cell table:style-name="ce73" table:formula="of:=[.B30]" office:value-type="date" office:date-value="2020-03-12" calcext:value-type="date">
            <text:p>12/03</text:p>
          </table:table-cell>
          <table:table-cell table:style-name="ce112" table:formula="of:=[M_Acu_A.I30]" office:value-type="float" office:value="1.52630531593447" calcext:value-type="float">
            <text:p>1.5</text:p>
          </table:table-cell>
          <table:table-cell table:style-name="ce112" table:formula="of:=[M_Acu_A.K30]" office:value-type="float" office:value="1.48134045786989" calcext:value-type="float">
            <text:p>1.5</text:p>
          </table:table-cell>
          <table:table-cell table:style-name="ce112"/>
          <table:table-cell table:style-name="ce112" table:formula="of:=[M_Acu_A.P30]" office:value-type="float" office:value="0.488913714916911" calcext:value-type="float">
            <text:p>0.5</text:p>
          </table:table-cell>
          <table:table-cell table:style-name="ce112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73" table:formula="of:=[.B30]" office:value-type="date" office:date-value="2020-03-12" calcext:value-type="date">
            <text:p>12/03</text:p>
          </table:table-cell>
          <table:table-cell table:style-name="ce112" table:formula="of:=[M_Acu_A.C30]" office:value-type="float" office:value="0.277926777516274" calcext:value-type="float">
            <text:p>0.3</text:p>
          </table:table-cell>
          <table:table-cell table:style-name="ce112" table:formula="of:=[M_Acu_A.D30]" office:value-type="float" office:value="0.584989932393462" calcext:value-type="float">
            <text:p>0.6</text:p>
          </table:table-cell>
          <table:table-cell table:style-name="ce112" table:formula="of:=[M_Acu_A.F30]" office:value-type="float" office:value="0.886363510508076" calcext:value-type="float">
            <text:p>0.9</text:p>
          </table:table-cell>
          <table:table-cell table:style-name="ce112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73" table:formula="of:=[M_Acu_A.B31]" office:value-type="date" office:date-value="2020-03-13" calcext:value-type="date">
            <text:p>13/03</text:p>
          </table:table-cell>
          <table:table-cell table:style-name="ce112" table:formula="of:=[M_Acu_A.E31]" office:value-type="float" office:value="1.38058676641769" calcext:value-type="float">
            <text:p>1.4</text:p>
          </table:table-cell>
          <table:table-cell table:style-name="ce112" table:formula="of:=[M_Acu_A.G31]" office:value-type="float" office:value="13.9147259603799" calcext:value-type="float">
            <text:p>13.9</text:p>
          </table:table-cell>
          <table:table-cell table:style-name="ce112" table:formula="of:=[M_Acu_A.H31]" office:value-type="float" office:value="5.91688696101013" calcext:value-type="float">
            <text:p>5.9</text:p>
          </table:table-cell>
          <table:table-cell table:style-name="ce112" table:formula="of:=[M_Acu_A.J31]" office:value-type="float" office:value="93.7687232573176" calcext:value-type="float">
            <text:p>93.8</text:p>
          </table:table-cell>
          <table:table-cell table:style-name="ce116" table:formula="of:=[M_Acu_A.O31]" office:value-type="float" office:value="0.844406011959319" calcext:value-type="float">
            <text:p>1</text:p>
          </table:table-cell>
          <table:table-cell table:style-name="ce112" table:number-columns-repeated="2"/>
          <table:table-cell table:style-name="ce73" table:formula="of:=[.B31]" office:value-type="date" office:date-value="2020-03-13" calcext:value-type="date">
            <text:p>13/03</text:p>
          </table:table-cell>
          <table:table-cell table:style-name="ce112" table:formula="of:=[M_Acu_A.I31]" office:value-type="float" office:value="3.05261063186895" calcext:value-type="float">
            <text:p>3.1</text:p>
          </table:table-cell>
          <table:table-cell table:style-name="ce112" table:formula="of:=[M_Acu_A.K31]" office:value-type="float" office:value="1.48134045786989" calcext:value-type="float">
            <text:p>1.5</text:p>
          </table:table-cell>
          <table:table-cell table:style-name="ce112" table:formula="of:=[M_Acu_A.L31]" office:value-type="float" office:value="10.3538790508119" calcext:value-type="float">
            <text:p>10.4</text:p>
          </table:table-cell>
          <table:table-cell table:style-name="ce112" table:formula="of:=[M_Acu_A.P31]" office:value-type="float" office:value="0.977827429833821" calcext:value-type="float">
            <text:p>1.0</text:p>
          </table:table-cell>
          <table:table-cell table:style-name="ce112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73" table:formula="of:=[.B31]" office:value-type="date" office:date-value="2020-03-13" calcext:value-type="date">
            <text:p>13/03</text:p>
          </table:table-cell>
          <table:table-cell table:style-name="ce112" table:formula="of:=[M_Acu_A.C31]" office:value-type="float" office:value="0.444682844026039" calcext:value-type="float">
            <text:p>0.4</text:p>
          </table:table-cell>
          <table:table-cell table:style-name="ce112" table:formula="of:=[M_Acu_A.D31]" office:value-type="float" office:value="0.584989932393462" calcext:value-type="float">
            <text:p>0.6</text:p>
          </table:table-cell>
          <table:table-cell table:style-name="ce112" table:formula="of:=[M_Acu_A.F31]" office:value-type="float" office:value="0.886363510508076" calcext:value-type="float">
            <text:p>0.9</text:p>
          </table:table-cell>
          <table:table-cell table:style-name="ce112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73" table:formula="of:=[M_Acu_A.B32]" office:value-type="date" office:date-value="2020-03-14" calcext:value-type="date">
            <text:p>14/03</text:p>
          </table:table-cell>
          <table:table-cell table:style-name="ce112" table:formula="of:=[M_Acu_A.E32]" office:value-type="float" office:value="1.84078235522359" calcext:value-type="float">
            <text:p>1.8</text:p>
          </table:table-cell>
          <table:table-cell table:style-name="ce112" table:formula="of:=[M_Acu_A.G32]" office:value-type="float" office:value="16.0373112763701" calcext:value-type="float">
            <text:p>16.0</text:p>
          </table:table-cell>
          <table:table-cell table:style-name="ce112" table:formula="of:=[M_Acu_A.H32]" office:value-type="float" office:value="6.81565460065723" calcext:value-type="float">
            <text:p>6.8</text:p>
          </table:table-cell>
          <table:table-cell table:style-name="ce112" table:formula="of:=[M_Acu_A.J32]" office:value-type="float" office:value="106.730434608053" calcext:value-type="float">
            <text:p>106.7</text:p>
          </table:table-cell>
          <table:table-cell table:style-name="ce116" table:formula="of:=[M_Acu_A.O32]" office:value-type="float" office:value="1.77325262511457" calcext:value-type="float">
            <text:p>2</text:p>
          </table:table-cell>
          <table:table-cell table:style-name="ce112" table:number-columns-repeated="2"/>
          <table:table-cell table:style-name="ce73" table:formula="of:=[.B32]" office:value-type="date" office:date-value="2020-03-14" calcext:value-type="date">
            <text:p>14/03</text:p>
          </table:table-cell>
          <table:table-cell table:style-name="ce112" table:formula="of:=[M_Acu_A.I32]" office:value-type="float" office:value="3.66313275824274" calcext:value-type="float">
            <text:p>3.7</text:p>
          </table:table-cell>
          <table:table-cell table:style-name="ce112" table:formula="of:=[M_Acu_A.K32]" office:value-type="float" office:value="2.96268091573978" calcext:value-type="float">
            <text:p>3.0</text:p>
          </table:table-cell>
          <table:table-cell table:style-name="ce112" table:formula="of:=[M_Acu_A.L32]" office:value-type="float" office:value="10.3538790508119" calcext:value-type="float">
            <text:p>10.4</text:p>
          </table:table-cell>
          <table:table-cell table:style-name="ce112" table:formula="of:=[M_Acu_A.P32]" office:value-type="float" office:value="1.46674114475073" calcext:value-type="float">
            <text:p>1.5</text:p>
          </table:table-cell>
          <table:table-cell table:style-name="ce112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73" table:formula="of:=[.B32]" office:value-type="date" office:date-value="2020-03-14" calcext:value-type="date">
            <text:p>14/03</text:p>
          </table:table-cell>
          <table:table-cell table:style-name="ce112" table:formula="of:=[M_Acu_A.C32]" office:value-type="float" office:value="0.444682844026039" calcext:value-type="float">
            <text:p>0.4</text:p>
          </table:table-cell>
          <table:table-cell table:style-name="ce112" table:formula="of:=[M_Acu_A.D32]" office:value-type="float" office:value="0.584989932393462" calcext:value-type="float">
            <text:p>0.6</text:p>
          </table:table-cell>
          <table:table-cell table:style-name="ce112" table:formula="of:=[M_Acu_A.F32]" office:value-type="float" office:value="1.77272702101615" calcext:value-type="float">
            <text:p>1.8</text:p>
          </table:table-cell>
          <table:table-cell table:style-name="ce112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97"/>
          <table:table-cell table:style-name="ce74" table:formula="of:=[M_Acu_A.B33]" office:value-type="date" office:date-value="2020-03-15" calcext:value-type="date">
            <text:p>15/03</text:p>
          </table:table-cell>
          <table:table-cell table:style-name="ce115" table:formula="of:=[M_Acu_A.E33]" office:value-type="float" office:value="1.84078235522359" calcext:value-type="float">
            <text:p>1.8</text:p>
          </table:table-cell>
          <table:table-cell table:style-name="ce117" table:formula="of:=[M_Acu_A.G33]" office:value-type="float" office:value="33.9613650558426" calcext:value-type="float">
            <text:p>34</text:p>
          </table:table-cell>
          <table:table-cell table:style-name="ce115" table:formula="of:=[M_Acu_A.H33]" office:value-type="float" office:value="8.98767639647108" calcext:value-type="float">
            <text:p>9.0</text:p>
          </table:table-cell>
          <table:table-cell table:style-name="ce115" table:formula="of:=[M_Acu_A.J33]" office:value-type="float" office:value="133.987061905598" calcext:value-type="float">
            <text:p>134.0</text:p>
          </table:table-cell>
          <table:table-cell table:style-name="ce117" table:formula="of:=[M_Acu_A.O33]" office:value-type="float" office:value="2.95542104185762" calcext:value-type="float">
            <text:p>3</text:p>
          </table:table-cell>
          <table:table-cell table:style-name="ce136"/>
          <table:table-cell table:style-name="ce115"/>
          <table:table-cell table:style-name="ce74" table:formula="of:=[.B33]" office:value-type="date" office:date-value="2020-03-15" calcext:value-type="date">
            <text:p>15/03</text:p>
          </table:table-cell>
          <table:table-cell table:style-name="ce115" table:formula="of:=[M_Acu_A.I33]" office:value-type="float" office:value="6.10522126373789" calcext:value-type="float">
            <text:p>6.1</text:p>
          </table:table-cell>
          <table:table-cell table:style-name="ce115" table:formula="of:=[M_Acu_A.K33]" office:value-type="float" office:value="2.96268091573978" calcext:value-type="float">
            <text:p>3.0</text:p>
          </table:table-cell>
          <table:table-cell table:style-name="ce115" table:formula="of:=[M_Acu_A.L33]" office:value-type="float" office:value="10.3538790508119" calcext:value-type="float">
            <text:p>10.4</text:p>
          </table:table-cell>
          <table:table-cell table:style-name="ce115" table:formula="of:=[M_Acu_A.P33]" office:value-type="float" office:value="2.44456857458455" calcext:value-type="float">
            <text:p>2.4</text:p>
          </table:table-cell>
          <table:table-cell table:style-name="ce115" table:formula="of:=[M_Acu_A.Q33]" office:value-type="float" office:value="11.1775836120196" calcext:value-type="float">
            <text:p>11.2</text:p>
          </table:table-cell>
          <table:table-cell/>
          <table:table-cell table:style-name="ce66"/>
          <table:table-cell table:style-name="ce74" table:formula="of:=[.B33]" office:value-type="date" office:date-value="2020-03-15" calcext:value-type="date">
            <text:p>15/03</text:p>
          </table:table-cell>
          <table:table-cell table:style-name="ce115" table:formula="of:=[M_Acu_A.C33]" office:value-type="float" office:value="0.667024266039058" calcext:value-type="float">
            <text:p>0.7</text:p>
          </table:table-cell>
          <table:table-cell table:style-name="ce115" table:formula="of:=[M_Acu_A.D33]" office:value-type="float" office:value="0.584989932393462" calcext:value-type="float">
            <text:p>0.6</text:p>
          </table:table-cell>
          <table:table-cell table:style-name="ce115" table:formula="of:=[M_Acu_A.F33]" office:value-type="float" office:value="3.5454540420323" calcext:value-type="float">
            <text:p>3.5</text:p>
          </table:table-cell>
          <table:table-cell table:style-name="ce115" table:formula="of:=[M_Acu_A.M33]" office:value-type="float" office:value="3.30432765513006" calcext:value-type="float">
            <text:p>3.3</text:p>
          </table:table-cell>
          <table:table-cell table:style-name="ce66"/>
          <table:table-cell/>
        </table:table-row>
        <table:table-row table:style-name="ro1">
          <table:table-cell table:style-name="ce98" table:formula="of:=[M_Acu_A.A34]" office:value-type="string" office:string-value="L" calcext:value-type="string">
            <text:p>L</text:p>
          </table:table-cell>
          <table:table-cell table:style-name="ce73" table:formula="of:=[M_Acu_A.B34]" office:value-type="date" office:date-value="2020-03-16" calcext:value-type="date">
            <text:p>16/03</text:p>
          </table:table-cell>
          <table:table-cell table:style-name="ce112" table:formula="of:=[M_Acu_A.E34]" office:value-type="float" office:value="2.30097794402948" calcext:value-type="float">
            <text:p>2.3</text:p>
          </table:table-cell>
          <table:table-cell table:style-name="ce112" table:formula="of:=[M_Acu_A.G34]" office:value-type="float" office:value="36.4377145911644" calcext:value-type="float">
            <text:p>36.4</text:p>
          </table:table-cell>
          <table:table-cell table:style-name="ce112" table:formula="of:=[M_Acu_A.H34]" office:value-type="float" office:value="11.084800888981" calcext:value-type="float">
            <text:p>11.1</text:p>
          </table:table-cell>
          <table:table-cell table:style-name="ce112" table:formula="of:=[M_Acu_A.J34]" office:value-type="float" office:value="159.836417685064" calcext:value-type="float">
            <text:p>159.8</text:p>
          </table:table-cell>
          <table:table-cell table:style-name="ce116" table:formula="of:=[M_Acu_A.O34]" office:value-type="float" office:value="4.64423306577625" calcext:value-type="float">
            <text:p>5</text:p>
          </table:table-cell>
          <table:table-cell table:style-name="ce112"/>
          <table:table-cell table:style-name="ce98" table:formula="of:=[.A34]" office:value-type="string" office:string-value="L" calcext:value-type="string">
            <text:p>L</text:p>
          </table:table-cell>
          <table:table-cell table:style-name="ce73" table:formula="of:=[.B34]" office:value-type="date" office:date-value="2020-03-16" calcext:value-type="date">
            <text:p>16/03</text:p>
          </table:table-cell>
          <table:table-cell table:style-name="ce112" table:formula="of:=[M_Acu_A.I34]" office:value-type="float" office:value="7.32626551648547" calcext:value-type="float">
            <text:p>7.3</text:p>
          </table:table-cell>
          <table:table-cell table:style-name="ce112" table:formula="of:=[M_Acu_A.K34]" office:value-type="float" office:value="2.96268091573978" calcext:value-type="float">
            <text:p>3.0</text:p>
          </table:table-cell>
          <table:table-cell table:style-name="ce112" table:formula="of:=[M_Acu_A.L34]" office:value-type="float" office:value="10.3538790508119" calcext:value-type="float">
            <text:p>10.4</text:p>
          </table:table-cell>
          <table:table-cell table:style-name="ce112" table:formula="of:=[M_Acu_A.P34]" office:value-type="float" office:value="3.42239600441837" calcext:value-type="float">
            <text:p>3.4</text:p>
          </table:table-cell>
          <table:table-cell table:style-name="ce112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73" table:formula="of:=[.B34]" office:value-type="date" office:date-value="2020-03-16" calcext:value-type="date">
            <text:p>16/03</text:p>
          </table:table-cell>
          <table:table-cell table:style-name="ce112" table:formula="of:=[M_Acu_A.C34]" office:value-type="float" office:value="0.667024266039058" calcext:value-type="float">
            <text:p>0.7</text:p>
          </table:table-cell>
          <table:table-cell table:style-name="ce112" table:formula="of:=[M_Acu_A.D34]" office:value-type="float" office:value="1.75496979718039" calcext:value-type="float">
            <text:p>1.8</text:p>
          </table:table-cell>
          <table:table-cell table:style-name="ce112" table:formula="of:=[M_Acu_A.F34]" office:value-type="float" office:value="4.43181755254038" calcext:value-type="float">
            <text:p>4.4</text:p>
          </table:table-cell>
          <table:table-cell table:style-name="ce112" table:formula="of:=[M_Acu_A.M34]" office:value-type="float" office:value="3.30432765513006" calcext:value-type="float">
            <text:p>3.3</text:p>
          </table:table-cell>
          <table:table-cell table:style-name="ce112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73" table:formula="of:=[M_Acu_A.B35]" office:value-type="date" office:date-value="2020-03-17" calcext:value-type="date">
            <text:p>17/03</text:p>
          </table:table-cell>
          <table:table-cell table:style-name="ce112" table:formula="of:=[M_Acu_A.E35]" office:value-type="float" office:value="2.30097794402948" calcext:value-type="float">
            <text:p>2.3</text:p>
          </table:table-cell>
          <table:table-cell table:style-name="ce116" table:formula="of:=[M_Acu_A.G35]" office:value-type="float" office:value="57.8994105639538" calcext:value-type="float">
            <text:p>58</text:p>
          </table:table-cell>
          <table:table-cell table:style-name="ce112" table:formula="of:=[M_Acu_A.H35]" office:value-type="float" office:value="13.107028078187" calcext:value-type="float">
            <text:p>13.1</text:p>
          </table:table-cell>
          <table:table-cell table:style-name="ce112" table:formula="of:=[M_Acu_A.J35]" office:value-type="float" office:value="185.389505776513" calcext:value-type="float">
            <text:p>185.4</text:p>
          </table:table-cell>
          <table:table-cell table:style-name="ce116" table:formula="of:=[M_Acu_A.O35]" office:value-type="float" office:value="5.99528268491116" calcext:value-type="float">
            <text:p>6</text:p>
          </table:table-cell>
          <table:table-cell table:style-name="ce112" table:number-columns-repeated="2"/>
          <table:table-cell table:style-name="ce73" table:formula="of:=[.B35]" office:value-type="date" office:date-value="2020-03-17" calcext:value-type="date">
            <text:p>17/03</text:p>
          </table:table-cell>
          <table:table-cell table:style-name="ce112" table:formula="of:=[M_Acu_A.I35]" office:value-type="float" office:value="13.1262257170365" calcext:value-type="float">
            <text:p>13.1</text:p>
          </table:table-cell>
          <table:table-cell table:style-name="ce112" table:formula="of:=[M_Acu_A.K35]" office:value-type="float" office:value="2.96268091573978" calcext:value-type="float">
            <text:p>3.0</text:p>
          </table:table-cell>
          <table:table-cell table:style-name="ce112" table:formula="of:=[M_Acu_A.L35]" office:value-type="float" office:value="10.3538790508119" calcext:value-type="float">
            <text:p>10.4</text:p>
          </table:table-cell>
          <table:table-cell table:style-name="ce112" table:formula="of:=[M_Acu_A.P35]" office:value-type="float" office:value="3.91130971933529" calcext:value-type="float">
            <text:p>3.9</text:p>
          </table:table-cell>
          <table:table-cell table:style-name="ce112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73" table:formula="of:=[.B35]" office:value-type="date" office:date-value="2020-03-17" calcext:value-type="date">
            <text:p>17/03</text:p>
          </table:table-cell>
          <table:table-cell table:style-name="ce112" table:formula="of:=[M_Acu_A.C35]" office:value-type="float" office:value="0.667024266039058" calcext:value-type="float">
            <text:p>0.7</text:p>
          </table:table-cell>
          <table:table-cell table:style-name="ce112" table:formula="of:=[M_Acu_A.D35]" office:value-type="float" office:value="1.75496979718039" calcext:value-type="float">
            <text:p>1.8</text:p>
          </table:table-cell>
          <table:table-cell table:style-name="ce112" table:formula="of:=[M_Acu_A.F35]" office:value-type="float" office:value="5.31818106304845" calcext:value-type="float">
            <text:p>5.3</text:p>
          </table:table-cell>
          <table:table-cell table:style-name="ce112" table:formula="of:=[M_Acu_A.M35]" office:value-type="float" office:value="3.30432765513006" calcext:value-type="float">
            <text:p>3.3</text:p>
          </table:table-cell>
          <table:table-cell table:style-name="ce112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73" table:formula="of:=[M_Acu_A.B36]" office:value-type="date" office:date-value="2020-03-18" calcext:value-type="date">
            <text:p>18/03</text:p>
          </table:table-cell>
          <table:table-cell table:style-name="ce112" table:formula="of:=[M_Acu_A.E36]" office:value-type="float" office:value="6.44273824328256" calcext:value-type="float">
            <text:p>6.4</text:p>
          </table:table-cell>
          <table:table-cell table:style-name="ce116" table:formula="of:=[M_Acu_A.G36]" office:value-type="float" office:value="70.5170010534509" calcext:value-type="float">
            <text:p>71</text:p>
          </table:table-cell>
          <table:table-cell table:style-name="ce112" table:formula="of:=[M_Acu_A.H36]" office:value-type="float" office:value="18.2749420061579" calcext:value-type="float">
            <text:p>18.3</text:p>
          </table:table-cell>
          <table:table-cell table:style-name="ce112" table:formula="of:=[M_Acu_A.J36]" office:value-type="float" office:value="220.571293728509" calcext:value-type="float">
            <text:p>220.6</text:p>
          </table:table-cell>
          <table:table-cell table:style-name="ce116" table:formula="of:=[M_Acu_A.O36]" office:value-type="float" office:value="8.69738192318098" calcext:value-type="float">
            <text:p>9</text:p>
          </table:table-cell>
          <table:table-cell table:style-name="ce112" table:number-columns-repeated="2"/>
          <table:table-cell table:style-name="ce73" table:formula="of:=[.B36]" office:value-type="date" office:date-value="2020-03-18" calcext:value-type="date">
            <text:p>18/03</text:p>
          </table:table-cell>
          <table:table-cell table:style-name="ce112" table:formula="of:=[M_Acu_A.I36]" office:value-type="float" office:value="17.7051416648399" calcext:value-type="float">
            <text:p>17.7</text:p>
          </table:table-cell>
          <table:table-cell table:style-name="ce112" table:formula="of:=[M_Acu_A.K36]" office:value-type="float" office:value="2.96268091573978" calcext:value-type="float">
            <text:p>3.0</text:p>
          </table:table-cell>
          <table:table-cell table:style-name="ce112" table:formula="of:=[M_Acu_A.L36]" office:value-type="float" office:value="20.7077581016238" calcext:value-type="float">
            <text:p>20.7</text:p>
          </table:table-cell>
          <table:table-cell table:style-name="ce112" table:formula="of:=[M_Acu_A.P36]" office:value-type="float" office:value="6.84479200883675" calcext:value-type="float">
            <text:p>6.8</text:p>
          </table:table-cell>
          <table:table-cell table:style-name="ce112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73" table:formula="of:=[.B36]" office:value-type="date" office:date-value="2020-03-18" calcext:value-type="date">
            <text:p>18/03</text:p>
          </table:table-cell>
          <table:table-cell table:style-name="ce112" table:formula="of:=[M_Acu_A.C36]" office:value-type="float" office:value="0.667024266039058" calcext:value-type="float">
            <text:p>0.7</text:p>
          </table:table-cell>
          <table:table-cell table:style-name="ce112" table:formula="of:=[M_Acu_A.D36]" office:value-type="float" office:value="2.33995972957385" calcext:value-type="float">
            <text:p>2.3</text:p>
          </table:table-cell>
          <table:table-cell table:style-name="ce112" table:formula="of:=[M_Acu_A.F36]" office:value-type="float" office:value="7.97727159457268" calcext:value-type="float">
            <text:p>8.0</text:p>
          </table:table-cell>
          <table:table-cell table:style-name="ce112" table:formula="of:=[M_Acu_A.M36]" office:value-type="float" office:value="6.60865531026013" calcext:value-type="float">
            <text:p>6.6</text:p>
          </table:table-cell>
          <table:table-cell table:style-name="ce112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73" table:formula="of:=[M_Acu_A.B37]" office:value-type="date" office:date-value="2020-03-19" calcext:value-type="date">
            <text:p>19/03</text:p>
          </table:table-cell>
          <table:table-cell table:style-name="ce112" table:formula="of:=[M_Acu_A.E37]" office:value-type="float" office:value="9.66410736492384" calcext:value-type="float">
            <text:p>9.7</text:p>
          </table:table-cell>
          <table:table-cell table:style-name="ce116" table:formula="of:=[M_Acu_A.G37]" office:value-type="float" office:value="90.4457187424696" calcext:value-type="float">
            <text:p>90</text:p>
          </table:table-cell>
          <table:table-cell table:style-name="ce112" table:formula="of:=[M_Acu_A.H37]" office:value-type="float" office:value="27.8617968290603" calcext:value-type="float">
            <text:p>27.9</text:p>
          </table:table-cell>
          <table:table-cell table:style-name="ce112" table:formula="of:=[M_Acu_A.J37]" office:value-type="float" office:value="252.197869424302" calcext:value-type="float">
            <text:p>252.2</text:p>
          </table:table-cell>
          <table:table-cell table:style-name="ce116" table:formula="of:=[M_Acu_A.O37]" office:value-type="float" office:value="12.1594465722142" calcext:value-type="float">
            <text:p>12</text:p>
          </table:table-cell>
          <table:table-cell table:style-name="ce112" table:number-columns-repeated="2"/>
          <table:table-cell table:style-name="ce73" table:formula="of:=[.B37]" office:value-type="date" office:date-value="2020-03-19" calcext:value-type="date">
            <text:p>19/03</text:p>
          </table:table-cell>
          <table:table-cell table:style-name="ce112" table:formula="of:=[M_Acu_A.I37]" office:value-type="float" office:value="23.199840802204" calcext:value-type="float">
            <text:p>23.2</text:p>
          </table:table-cell>
          <table:table-cell table:style-name="ce112" table:formula="of:=[M_Acu_A.K37]" office:value-type="float" office:value="4.44402137360968" calcext:value-type="float">
            <text:p>4.4</text:p>
          </table:table-cell>
          <table:table-cell table:style-name="ce116" table:formula="of:=[M_Acu_A.L37]" office:value-type="float" office:value="41.4155162032476" calcext:value-type="float">
            <text:p>41</text:p>
          </table:table-cell>
          <table:table-cell table:style-name="ce112" table:formula="of:=[M_Acu_A.P37]" office:value-type="float" office:value="10.2671880132551" calcext:value-type="float">
            <text:p>10.3</text:p>
          </table:table-cell>
          <table:table-cell table:style-name="ce112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73" table:formula="of:=[.B37]" office:value-type="date" office:date-value="2020-03-19" calcext:value-type="date">
            <text:p>19/03</text:p>
          </table:table-cell>
          <table:table-cell table:style-name="ce112" table:formula="of:=[M_Acu_A.C37]" office:value-type="float" office:value="1.1117071100651" calcext:value-type="float">
            <text:p>1.1</text:p>
          </table:table-cell>
          <table:table-cell table:style-name="ce112" table:formula="of:=[M_Acu_A.D37]" office:value-type="float" office:value="3.50993959436077" calcext:value-type="float">
            <text:p>3.5</text:p>
          </table:table-cell>
          <table:table-cell table:style-name="ce116" table:formula="of:=[M_Acu_A.F37]" office:value-type="float" office:value="12.4090891471131" calcext:value-type="float">
            <text:p>12</text:p>
          </table:table-cell>
          <table:table-cell table:style-name="ce112" table:formula="of:=[M_Acu_A.M37]" office:value-type="float" office:value="6.60865531026013" calcext:value-type="float">
            <text:p>6.6</text:p>
          </table:table-cell>
          <table:table-cell table:style-name="ce112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73" table:formula="of:=[M_Acu_A.B38]" office:value-type="date" office:date-value="2020-03-20" calcext:value-type="date">
            <text:p>20/03</text:p>
          </table:table-cell>
          <table:table-cell table:style-name="ce112" table:formula="of:=[M_Acu_A.E38]" office:value-type="float" office:value="17.0272367858182" calcext:value-type="float">
            <text:p>17.0</text:p>
          </table:table-cell>
          <table:table-cell table:style-name="ce116" table:formula="of:=[M_Acu_A.G38]" office:value-type="float" office:value="118.157249256786" calcext:value-type="float">
            <text:p>118</text:p>
          </table:table-cell>
          <table:table-cell table:style-name="ce112" table:formula="of:=[M_Acu_A.H38]" office:value-type="float" office:value="33.7037864867665" calcext:value-type="float">
            <text:p>33.7</text:p>
          </table:table-cell>
          <table:table-cell table:style-name="ce112" table:formula="of:=[M_Acu_A.J38]" office:value-type="float" office:value="298.637829520936" calcext:value-type="float">
            <text:p>298.6</text:p>
          </table:table-cell>
          <table:table-cell table:style-name="ce116" table:formula="of:=[M_Acu_A.O38]" office:value-type="float" office:value="14.9459864116799" calcext:value-type="float">
            <text:p>15</text:p>
          </table:table-cell>
          <table:table-cell table:style-name="ce112" table:number-columns-repeated="2"/>
          <table:table-cell table:style-name="ce73" table:formula="of:=[.B38]" office:value-type="date" office:date-value="2020-03-20" calcext:value-type="date">
            <text:p>20/03</text:p>
          </table:table-cell>
          <table:table-cell table:style-name="ce112" table:formula="of:=[M_Acu_A.I38]" office:value-type="float" office:value="32.3576726978108" calcext:value-type="float">
            <text:p>32.4</text:p>
          </table:table-cell>
          <table:table-cell table:style-name="ce112" table:formula="of:=[M_Acu_A.K38]" office:value-type="float" office:value="4.44402137360968" calcext:value-type="float">
            <text:p>4.4</text:p>
          </table:table-cell>
          <table:table-cell table:style-name="ce116" table:formula="of:=[M_Acu_A.L38]" office:value-type="float" office:value="51.7693952540595" calcext:value-type="float">
            <text:p>52</text:p>
          </table:table-cell>
          <table:table-cell table:style-name="ce112" table:formula="of:=[M_Acu_A.P38]" office:value-type="float" office:value="15.1563251624242" calcext:value-type="float">
            <text:p>15.2</text:p>
          </table:table-cell>
          <table:table-cell table:style-name="ce112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73" table:formula="of:=[.B38]" office:value-type="date" office:date-value="2020-03-20" calcext:value-type="date">
            <text:p>20/03</text:p>
          </table:table-cell>
          <table:table-cell table:style-name="ce112" table:formula="of:=[M_Acu_A.C38]" office:value-type="float" office:value="1.7231460206009" calcext:value-type="float">
            <text:p>1.7</text:p>
          </table:table-cell>
          <table:table-cell table:style-name="ce112" table:formula="of:=[M_Acu_A.D38]" office:value-type="float" office:value="3.50993959436077" calcext:value-type="float">
            <text:p>3.5</text:p>
          </table:table-cell>
          <table:table-cell table:style-name="ce116" table:formula="of:=[M_Acu_A.F38]" office:value-type="float" office:value="15.9545431891454" calcext:value-type="float">
            <text:p>16</text:p>
          </table:table-cell>
          <table:table-cell table:style-name="ce112" table:formula="of:=[M_Acu_A.M38]" office:value-type="float" office:value="7.71009786197015" calcext:value-type="float">
            <text:p>7.7</text:p>
          </table:table-cell>
          <table:table-cell table:style-name="ce112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73" table:formula="of:=[M_Acu_A.B39]" office:value-type="date" office:date-value="2020-03-21" calcext:value-type="date">
            <text:p>21/03</text:p>
          </table:table-cell>
          <table:table-cell table:style-name="ce116" table:formula="of:=[M_Acu_A.E39]" office:value-type="float" office:value="30.8331044499951" calcext:value-type="float">
            <text:p>31</text:p>
          </table:table-cell>
          <table:table-cell table:style-name="ce116" table:formula="of:=[M_Acu_A.G39]" office:value-type="float" office:value="156.363784944608" calcext:value-type="float">
            <text:p>156</text:p>
          </table:table-cell>
          <table:table-cell table:style-name="ce112" table:formula="of:=[M_Acu_A.H39]" office:value-type="float" office:value="42.0922844568062" calcext:value-type="float">
            <text:p>42.1</text:p>
          </table:table-cell>
          <table:table-cell table:style-name="ce112" table:formula="of:=[M_Acu_A.J39]" office:value-type="float" office:value="357.372898670267" calcext:value-type="float">
            <text:p>357.4</text:p>
          </table:table-cell>
          <table:table-cell table:style-name="ce116" table:formula="of:=[M_Acu_A.O39]" office:value-type="float" office:value="19.6746600786521" calcext:value-type="float">
            <text:p>20</text:p>
          </table:table-cell>
          <table:table-cell table:style-name="ce112" table:number-columns-repeated="2"/>
          <table:table-cell table:style-name="ce73" table:formula="of:=[.B39]" office:value-type="date" office:date-value="2020-03-21" calcext:value-type="date">
            <text:p>21/03</text:p>
          </table:table-cell>
          <table:table-cell table:style-name="ce112" table:formula="of:=[M_Acu_A.I39]" office:value-type="float" office:value="41.5155045934177" calcext:value-type="float">
            <text:p>41.5</text:p>
          </table:table-cell>
          <table:table-cell table:style-name="ce112" table:formula="of:=[M_Acu_A.K39]" office:value-type="float" office:value="4.44402137360968" calcext:value-type="float">
            <text:p>4.4</text:p>
          </table:table-cell>
          <table:table-cell table:style-name="ce116" table:formula="of:=[M_Acu_A.L39]" office:value-type="float" office:value="82.8310324064953" calcext:value-type="float">
            <text:p>83</text:p>
          </table:table-cell>
          <table:table-cell table:style-name="ce112" table:formula="of:=[M_Acu_A.P39]" office:value-type="float" office:value="18.5787211668426" calcext:value-type="float">
            <text:p>18.6</text:p>
          </table:table-cell>
          <table:table-cell table:style-name="ce112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73" table:formula="of:=[.B39]" office:value-type="date" office:date-value="2020-03-21" calcext:value-type="date">
            <text:p>21/03</text:p>
          </table:table-cell>
          <table:table-cell table:style-name="ce112" table:formula="of:=[M_Acu_A.C39]" office:value-type="float" office:value="2.61251170865298" calcext:value-type="float">
            <text:p>2.6</text:p>
          </table:table-cell>
          <table:table-cell table:style-name="ce112" table:formula="of:=[M_Acu_A.D39]" office:value-type="float" office:value="4.6799194591477" calcext:value-type="float">
            <text:p>4.7</text:p>
          </table:table-cell>
          <table:table-cell table:style-name="ce116" table:formula="of:=[M_Acu_A.F39]" office:value-type="float" office:value="18.6136337206696" calcext:value-type="float">
            <text:p>19</text:p>
          </table:table-cell>
          <table:table-cell table:style-name="ce112" table:formula="of:=[M_Acu_A.M39]" office:value-type="float" office:value="7.71009786197015" calcext:value-type="float">
            <text:p>7.7</text:p>
          </table:table-cell>
          <table:table-cell table:style-name="ce112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73" table:formula="of:=[M_Acu_A.B40]" office:value-type="date" office:date-value="2020-03-22" calcext:value-type="date">
            <text:p>22/03</text:p>
          </table:table-cell>
          <table:table-cell table:style-name="ce112" table:formula="of:=[M_Acu_A.E40]" office:value-type="float" office:value="34.5146691604423" calcext:value-type="float">
            <text:p>34.5</text:p>
          </table:table-cell>
          <table:table-cell table:style-name="ce116" table:formula="of:=[M_Acu_A.G40]" office:value-type="float" office:value="202.824819083504" calcext:value-type="float">
            <text:p>203</text:p>
          </table:table-cell>
          <table:table-cell table:style-name="ce112" table:formula="of:=[M_Acu_A.H40]" office:value-type="float" office:value="50.4807824268459" calcext:value-type="float">
            <text:p>50.5</text:p>
          </table:table-cell>
          <table:table-cell table:style-name="ce116" table:formula="of:=[M_Acu_A.J40]" office:value-type="float" office:value="405.590464895001" calcext:value-type="float">
            <text:p>406</text:p>
          </table:table-cell>
          <table:table-cell table:style-name="ce116" table:formula="of:=[M_Acu_A.O40]" office:value-type="float" office:value="23.7278089360569" calcext:value-type="float">
            <text:p>24</text:p>
          </table:table-cell>
          <table:table-cell table:style-name="ce112" table:number-columns-repeated="2"/>
          <table:table-cell table:style-name="ce73" table:formula="of:=[.B40]" office:value-type="date" office:date-value="2020-03-22" calcext:value-type="date">
            <text:p>22/03</text:p>
          </table:table-cell>
          <table:table-cell table:style-name="ce112" table:formula="of:=[M_Acu_A.I40]" office:value-type="float" office:value="54.6417303104542" calcext:value-type="float">
            <text:p>54.6</text:p>
          </table:table-cell>
          <table:table-cell table:style-name="ce112" table:formula="of:=[M_Acu_A.K40]" office:value-type="float" office:value="5.92536183147957" calcext:value-type="float">
            <text:p>5.9</text:p>
          </table:table-cell>
          <table:table-cell table:style-name="ce116" table:formula="of:=[M_Acu_A.L40]" office:value-type="float" office:value="82.8310324064953" calcext:value-type="float">
            <text:p>83</text:p>
          </table:table-cell>
          <table:table-cell table:style-name="ce112" table:formula="of:=[M_Acu_A.P40]" office:value-type="float" office:value="24.4456857458455" calcext:value-type="float">
            <text:p>24.4</text:p>
          </table:table-cell>
          <table:table-cell table:style-name="ce112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73" table:formula="of:=[.B40]" office:value-type="date" office:date-value="2020-03-22" calcext:value-type="date">
            <text:p>22/03</text:p>
          </table:table-cell>
          <table:table-cell table:style-name="ce112" table:formula="of:=[M_Acu_A.C40]" office:value-type="float" office:value="3.05719455267902" calcext:value-type="float">
            <text:p>3.1</text:p>
          </table:table-cell>
          <table:table-cell table:style-name="ce112" table:formula="of:=[M_Acu_A.D40]" office:value-type="float" office:value="9.3598389182954" calcext:value-type="float">
            <text:p>9.4</text:p>
          </table:table-cell>
          <table:table-cell table:style-name="ce116" table:formula="of:=[M_Acu_A.F40]" office:value-type="float" office:value="21.2727242521938" calcext:value-type="float">
            <text:p>21</text:p>
          </table:table-cell>
          <table:table-cell table:style-name="ce112" table:formula="of:=[M_Acu_A.M40]" office:value-type="float" office:value="7.71009786197015" calcext:value-type="float">
            <text:p>7.7</text:p>
          </table:table-cell>
          <table:table-cell table:style-name="ce112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96" table:formula="of:=[M_Acu_A.A41]" office:value-type="string" office:string-value="L" calcext:value-type="string">
            <text:p>L</text:p>
          </table:table-cell>
          <table:table-cell table:style-name="ce72" table:formula="of:=[M_Acu_A.B41]" office:value-type="date" office:date-value="2020-03-23" calcext:value-type="date">
            <text:p>23/03</text:p>
          </table:table-cell>
          <table:table-cell table:style-name="ce114" table:formula="of:=[M_Acu_A.E41]" office:value-type="float" office:value="40.4972118149189" calcext:value-type="float">
            <text:p>40.5</text:p>
          </table:table-cell>
          <table:table-cell table:style-name="ce118" table:formula="of:=[M_Acu_A.G41]" office:value-type="float" office:value="257.304508860585" calcext:value-type="float">
            <text:p>257</text:p>
          </table:table-cell>
          <table:table-cell table:style-name="ce118" table:formula="of:=[M_Acu_A.H41]" office:value-type="float" office:value="64.4116808413761" calcext:value-type="float">
            <text:p>64</text:p>
          </table:table-cell>
          <table:table-cell table:style-name="ce118" table:formula="of:=[M_Acu_A.J41]" office:value-type="float" office:value="450.104685019525" calcext:value-type="float">
            <text:p>450</text:p>
          </table:table-cell>
          <table:table-cell table:style-name="ce118" table:formula="of:=[M_Acu_A.O41]" office:value-type="float" office:value="28.2876014006372" calcext:value-type="float">
            <text:p>28</text:p>
          </table:table-cell>
          <table:table-cell table:style-name="ce136"/>
          <table:table-cell table:style-name="ce96" table:formula="of:=[.A41]" office:value-type="string" office:string-value="L" calcext:value-type="string">
            <text:p>L</text:p>
          </table:table-cell>
          <table:table-cell table:style-name="ce72" table:formula="of:=[.B41]" office:value-type="date" office:date-value="2020-03-23" calcext:value-type="date">
            <text:p>23/03</text:p>
          </table:table-cell>
          <table:table-cell table:style-name="ce114" table:formula="of:=[M_Acu_A.I41]" office:value-type="float" office:value="65.0206064588086" calcext:value-type="float">
            <text:p>65.0</text:p>
          </table:table-cell>
          <table:table-cell table:style-name="ce118" table:formula="of:=[M_Acu_A.K41]" office:value-type="float" office:value="8.88804274721935" calcext:value-type="float">
            <text:p>9</text:p>
          </table:table-cell>
          <table:table-cell table:style-name="ce118" table:formula="of:=[M_Acu_A.L41]" office:value-type="float" office:value="82.8310324064953" calcext:value-type="float">
            <text:p>83</text:p>
          </table:table-cell>
          <table:table-cell table:style-name="ce114" table:formula="of:=[M_Acu_A.P41]" office:value-type="float" office:value="29.8237366099316" calcext:value-type="float">
            <text:p>29.8</text:p>
          </table:table-cell>
          <table:table-cell table:style-name="ce114" table:formula="of:=[M_Acu_A.Q41]" office:value-type="float" office:value="84.8181344676782" calcext:value-type="float">
            <text:p>84.8</text:p>
          </table:table-cell>
          <table:table-cell/>
          <table:table-cell table:style-name="ce65" table:formula="of:=[.A41]" office:value-type="string" office:string-value="L" calcext:value-type="string">
            <text:p>L</text:p>
          </table:table-cell>
          <table:table-cell table:style-name="ce72" table:formula="of:=[.B41]" office:value-type="date" office:date-value="2020-03-23" calcext:value-type="date">
            <text:p>23/03</text:p>
          </table:table-cell>
          <table:table-cell table:style-name="ce114" table:formula="of:=[M_Acu_A.C41]" office:value-type="float" office:value="4.78034057327992" calcext:value-type="float">
            <text:p>4.8</text:p>
          </table:table-cell>
          <table:table-cell table:style-name="ce118" table:formula="of:=[M_Acu_A.D41]" office:value-type="float" office:value="12.2847885802627" calcext:value-type="float">
            <text:p>12</text:p>
          </table:table-cell>
          <table:table-cell table:style-name="ce118" table:formula="of:=[M_Acu_A.F41]" office:value-type="float" office:value="21.2727242521938" calcext:value-type="float">
            <text:p>21</text:p>
          </table:table-cell>
          <table:table-cell table:style-name="ce114" table:formula="of:=[M_Acu_A.M41]" office:value-type="float" office:value="7.71009786197015" calcext:value-type="float">
            <text:p>7.7</text:p>
          </table:table-cell>
          <table:table-cell table:style-name="ce118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73" table:formula="of:=[M_Acu_A.B42]" office:value-type="date" office:date-value="2020-03-24" calcext:value-type="date">
            <text:p>24/03</text:p>
          </table:table-cell>
          <table:table-cell table:style-name="ce116" table:formula="of:=[M_Acu_A.E42]" office:value-type="float" office:value="56.1438618343194" calcext:value-type="float">
            <text:p>56</text:p>
          </table:table-cell>
          <table:table-cell table:style-name="ce116" table:formula="of:=[M_Acu_A.G42]" office:value-type="float" office:value="316.736897708309" calcext:value-type="float">
            <text:p>317</text:p>
          </table:table-cell>
          <table:table-cell table:style-name="ce116" table:formula="of:=[M_Acu_A.H42]" office:value-type="float" office:value="82.3870336343182" calcext:value-type="float">
            <text:p>82</text:p>
          </table:table-cell>
          <table:table-cell table:style-name="ce116" table:formula="of:=[M_Acu_A.J42]" office:value-type="float" office:value="505.136408068646" calcext:value-type="float">
            <text:p>505</text:p>
          </table:table-cell>
          <table:table-cell table:style-name="ce116" table:formula="of:=[M_Acu_A.O42]" office:value-type="float" office:value="35.6339337046832" calcext:value-type="float">
            <text:p>36</text:p>
          </table:table-cell>
          <table:table-cell table:style-name="ce112" table:number-columns-repeated="2"/>
          <table:table-cell table:style-name="ce73" table:formula="of:=[.B42]" office:value-type="date" office:date-value="2020-03-24" calcext:value-type="date">
            <text:p>24/03</text:p>
          </table:table-cell>
          <table:table-cell table:style-name="ce112" table:formula="of:=[M_Acu_A.I42]" office:value-type="float" office:value="84.2520534395829" calcext:value-type="float">
            <text:p>84.3</text:p>
          </table:table-cell>
          <table:table-cell table:style-name="ce116" table:formula="of:=[M_Acu_A.K42]" office:value-type="float" office:value="10.3693832050892" calcext:value-type="float">
            <text:p>10</text:p>
          </table:table-cell>
          <table:table-cell table:style-name="ce116" table:formula="of:=[M_Acu_A.L42]" office:value-type="float" office:value="82.8310324064953" calcext:value-type="float">
            <text:p>83</text:p>
          </table:table-cell>
          <table:table-cell table:style-name="ce116" table:formula="of:=[M_Acu_A.P42]" office:value-type="float" office:value="39.6020109082698" calcext:value-type="float">
            <text:p>40</text:p>
          </table:table-cell>
          <table:table-cell table:style-name="ce116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73" table:formula="of:=[.B42]" office:value-type="date" office:date-value="2020-03-24" calcext:value-type="date">
            <text:p>24/03</text:p>
          </table:table-cell>
          <table:table-cell table:style-name="ce112" table:formula="of:=[M_Acu_A.C42]" office:value-type="float" office:value="6.33673052737105" calcext:value-type="float">
            <text:p>6.3</text:p>
          </table:table-cell>
          <table:table-cell table:style-name="ce116" table:formula="of:=[M_Acu_A.D42]" office:value-type="float" office:value="16.3797181070169" calcext:value-type="float">
            <text:p>16</text:p>
          </table:table-cell>
          <table:table-cell table:style-name="ce116" table:formula="of:=[M_Acu_A.F42]" office:value-type="float" office:value="28.3636323362584" calcext:value-type="float">
            <text:p>28</text:p>
          </table:table-cell>
          <table:table-cell table:style-name="ce116" table:formula="of:=[M_Acu_A.M42]" office:value-type="float" office:value="11.0144255171002" calcext:value-type="float">
            <text:p>11</text:p>
          </table:table-cell>
          <table:table-cell table:style-name="ce116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73" table:formula="of:=[M_Acu_A.B43]" office:value-type="date" office:date-value="2020-03-25" calcext:value-type="date">
            <text:p>25/03</text:p>
          </table:table-cell>
          <table:table-cell table:style-name="ce116" table:formula="of:=[M_Acu_A.E43]" office:value-type="float" office:value="81.9148148074497" calcext:value-type="float">
            <text:p>82</text:p>
          </table:table-cell>
          <table:table-cell table:style-name="ce116" table:formula="of:=[M_Acu_A.G43]" office:value-type="float" office:value="404.942109728345" calcext:value-type="float">
            <text:p>405</text:p>
          </table:table-cell>
          <table:table-cell table:style-name="ce116" table:formula="of:=[M_Acu_A.H43]" office:value-type="float" office:value="99.688310697525" calcext:value-type="float">
            <text:p>100</text:p>
          </table:table-cell>
          <table:table-cell table:style-name="ce116" table:formula="of:=[M_Acu_A.J43]" office:value-type="float" office:value="555.724115797515" calcext:value-type="float">
            <text:p>556</text:p>
          </table:table-cell>
          <table:table-cell table:style-name="ce116" table:formula="of:=[M_Acu_A.O43]" office:value-type="float" office:value="48.8066674912486" calcext:value-type="float">
            <text:p>49</text:p>
          </table:table-cell>
          <table:table-cell table:style-name="ce112" table:number-columns-repeated="2"/>
          <table:table-cell table:style-name="ce73" table:formula="of:=[.B43]" office:value-type="date" office:date-value="2020-03-25" calcext:value-type="date">
            <text:p>25/03</text:p>
          </table:table-cell>
          <table:table-cell table:style-name="ce112" table:formula="of:=[M_Acu_A.I43]" office:value-type="float" office:value="108.672938494535" calcext:value-type="float">
            <text:p>108.7</text:p>
          </table:table-cell>
          <table:table-cell table:style-name="ce116" table:formula="of:=[M_Acu_A.K43]" office:value-type="float" office:value="13.332064120829" calcext:value-type="float">
            <text:p>13</text:p>
          </table:table-cell>
          <table:table-cell table:style-name="ce116" table:formula="of:=[M_Acu_A.L43]" office:value-type="float" office:value="82.8310324064953" calcext:value-type="float">
            <text:p>83</text:p>
          </table:table-cell>
          <table:table-cell table:style-name="ce116" table:formula="of:=[M_Acu_A.P43]" office:value-type="float" office:value="51.8248537811925" calcext:value-type="float">
            <text:p>52</text:p>
          </table:table-cell>
          <table:table-cell table:style-name="ce116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73" table:formula="of:=[.B43]" office:value-type="date" office:date-value="2020-03-25" calcext:value-type="date">
            <text:p>25/03</text:p>
          </table:table-cell>
          <table:table-cell table:style-name="ce112" table:formula="of:=[M_Acu_A.C43]" office:value-type="float" office:value="8.28221796998497" calcext:value-type="float">
            <text:p>8.3</text:p>
          </table:table-cell>
          <table:table-cell table:style-name="ce116" table:formula="of:=[M_Acu_A.D43]" office:value-type="float" office:value="18.1346879041973" calcext:value-type="float">
            <text:p>18</text:p>
          </table:table-cell>
          <table:table-cell table:style-name="ce116" table:formula="of:=[M_Acu_A.F43]" office:value-type="float" office:value="30.1363593572746" calcext:value-type="float">
            <text:p>30</text:p>
          </table:table-cell>
          <table:table-cell table:style-name="ce116" table:formula="of:=[M_Acu_A.M43]" office:value-type="float" office:value="13.2173106205203" calcext:value-type="float">
            <text:p>13</text:p>
          </table:table-cell>
          <table:table-cell table:style-name="ce116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73" table:formula="of:=[M_Acu_A.B44]" office:value-type="date" office:date-value="2020-03-26" calcext:value-type="date">
            <text:p>26/03</text:p>
          </table:table-cell>
          <table:table-cell table:style-name="ce116" table:formula="of:=[M_Acu_A.E44]" office:value-type="float" office:value="101.243029537297" calcext:value-type="float">
            <text:p>101</text:p>
          </table:table-cell>
          <table:table-cell table:style-name="ce116" table:formula="of:=[M_Acu_A.G44]" office:value-type="float" office:value="482.180630949098" calcext:value-type="float">
            <text:p>482</text:p>
          </table:table-cell>
          <table:table-cell table:style-name="ce116" table:formula="of:=[M_Acu_A.H44]" office:value-type="float" office:value="127.025826403458" calcext:value-type="float">
            <text:p>127</text:p>
          </table:table-cell>
          <table:table-cell table:style-name="ce116" table:formula="of:=[M_Acu_A.J44]" office:value-type="float" office:value="604.756418164296" calcext:value-type="float">
            <text:p>605</text:p>
          </table:table-cell>
          <table:table-cell table:style-name="ce116" table:formula="of:=[M_Acu_A.O44]" office:value-type="float" office:value="64.0904163077123" calcext:value-type="float">
            <text:p>64</text:p>
          </table:table-cell>
          <table:table-cell table:style-name="ce112" table:number-columns-repeated="2"/>
          <table:table-cell table:style-name="ce73" table:formula="of:=[.B44]" office:value-type="date" office:date-value="2020-03-26" calcext:value-type="date">
            <text:p>26/03</text:p>
          </table:table-cell>
          <table:table-cell table:style-name="ce116" table:formula="of:=[M_Acu_A.I44]" office:value-type="float" office:value="132.483301423112" calcext:value-type="float">
            <text:p>132</text:p>
          </table:table-cell>
          <table:table-cell table:style-name="ce116" table:formula="of:=[M_Acu_A.K44]" office:value-type="float" office:value="28.1454686995279" calcext:value-type="float">
            <text:p>28</text:p>
          </table:table-cell>
          <table:table-cell table:style-name="ce116" table:formula="of:=[M_Acu_A.L44]" office:value-type="float" office:value="93.1849114573071" calcext:value-type="float">
            <text:p>93</text:p>
          </table:table-cell>
          <table:table-cell table:style-name="ce116" table:formula="of:=[M_Acu_A.P44]" office:value-type="float" office:value="66.0033515137829" calcext:value-type="float">
            <text:p>66</text:p>
          </table:table-cell>
          <table:table-cell table:style-name="ce116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73" table:formula="of:=[.B44]" office:value-type="date" office:date-value="2020-03-26" calcext:value-type="date">
            <text:p>26/03</text:p>
          </table:table-cell>
          <table:table-cell table:style-name="ce116" table:formula="of:=[M_Acu_A.C44]" office:value-type="float" office:value="10.8947296786379" calcext:value-type="float">
            <text:p>11</text:p>
          </table:table-cell>
          <table:table-cell table:style-name="ce116" table:formula="of:=[M_Acu_A.D44]" office:value-type="float" office:value="28.6645066872796" calcext:value-type="float">
            <text:p>29</text:p>
          </table:table-cell>
          <table:table-cell table:style-name="ce116" table:formula="of:=[M_Acu_A.F44]" office:value-type="float" office:value="36.3409039308311" calcext:value-type="float">
            <text:p>36</text:p>
          </table:table-cell>
          <table:table-cell table:style-name="ce116" table:formula="of:=[M_Acu_A.M44]" office:value-type="float" office:value="15.4201957239403" calcext:value-type="float">
            <text:p>15</text:p>
          </table:table-cell>
          <table:table-cell table:style-name="ce116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73" table:formula="of:=[M_Acu_A.B45]" office:value-type="date" office:date-value="2020-03-27" calcext:value-type="date">
            <text:p>27/03</text:p>
          </table:table-cell>
          <table:table-cell table:style-name="ce116" table:formula="of:=[M_Acu_A.E45]" office:value-type="float" office:value="132.996525164904" calcext:value-type="float">
            <text:p>133</text:p>
          </table:table-cell>
          <table:table-cell table:style-name="ce116" table:formula="of:=[M_Acu_A.G45]" office:value-type="float" office:value="572.862192504456" calcext:value-type="float">
            <text:p>573</text:p>
          </table:table-cell>
          <table:table-cell table:style-name="ce116" table:formula="of:=[M_Acu_A.H45]" office:value-type="float" office:value="149.420120091332" calcext:value-type="float">
            <text:p>149</text:p>
          </table:table-cell>
          <table:table-cell table:style-name="ce116" table:formula="of:=[M_Acu_A.J45]" office:value-type="float" office:value="676.527265586366" calcext:value-type="float">
            <text:p>677</text:p>
          </table:table-cell>
          <table:table-cell table:style-name="ce116" table:formula="of:=[M_Acu_A.O45]" office:value-type="float" office:value="86.0449726186546" calcext:value-type="float">
            <text:p>86</text:p>
          </table:table-cell>
          <table:table-cell table:style-name="ce112" table:number-columns-repeated="2"/>
          <table:table-cell table:style-name="ce73" table:formula="of:=[.B45]" office:value-type="date" office:date-value="2020-03-27" calcext:value-type="date">
            <text:p>27/03</text:p>
          </table:table-cell>
          <table:table-cell table:style-name="ce116" table:formula="of:=[M_Acu_A.I45]" office:value-type="float" office:value="166.672540500045" calcext:value-type="float">
            <text:p>167</text:p>
          </table:table-cell>
          <table:table-cell table:style-name="ce116" table:formula="of:=[M_Acu_A.K45]" office:value-type="float" office:value="32.5894900731376" calcext:value-type="float">
            <text:p>33</text:p>
          </table:table-cell>
          <table:table-cell table:style-name="ce116" table:formula="of:=[M_Acu_A.L45]" office:value-type="float" office:value="155.308185762179" calcext:value-type="float">
            <text:p>155</text:p>
          </table:table-cell>
          <table:table-cell table:style-name="ce116" table:formula="of:=[M_Acu_A.P45]" office:value-type="float" office:value="81.6485903911241" calcext:value-type="float">
            <text:p>82</text:p>
          </table:table-cell>
          <table:table-cell table:style-name="ce116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73" table:formula="of:=[.B45]" office:value-type="date" office:date-value="2020-03-27" calcext:value-type="date">
            <text:p>27/03</text:p>
          </table:table-cell>
          <table:table-cell table:style-name="ce116" table:formula="of:=[M_Acu_A.C45]" office:value-type="float" office:value="14.0630949423235" calcext:value-type="float">
            <text:p>14</text:p>
          </table:table-cell>
          <table:table-cell table:style-name="ce116" table:formula="of:=[M_Acu_A.D45]" office:value-type="float" office:value="33.9294160788208" calcext:value-type="float">
            <text:p>34</text:p>
          </table:table-cell>
          <table:table-cell table:style-name="ce116" table:formula="of:=[M_Acu_A.F45]" office:value-type="float" office:value="46.0909025464199" calcext:value-type="float">
            <text:p>46</text:p>
          </table:table-cell>
          <table:table-cell table:style-name="ce116" table:formula="of:=[M_Acu_A.M45]" office:value-type="float" office:value="17.6230808273603" calcext:value-type="float">
            <text:p>18</text:p>
          </table:table-cell>
          <table:table-cell table:style-name="ce116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73" table:formula="of:=[M_Acu_A.B46]" office:value-type="date" office:date-value="2020-03-28" calcext:value-type="date">
            <text:p>28/03</text:p>
          </table:table-cell>
          <table:table-cell table:style-name="ce116" table:formula="of:=[M_Acu_A.E46]" office:value-type="float" office:value="162.449042848482" calcext:value-type="float">
            <text:p>162</text:p>
          </table:table-cell>
          <table:table-cell table:style-name="ce116" table:formula="of:=[M_Acu_A.G46]" office:value-type="float" office:value="670.972802665778" calcext:value-type="float">
            <text:p>671</text:p>
          </table:table-cell>
          <table:table-cell table:style-name="ce116" table:formula="of:=[M_Acu_A.H46]" office:value-type="float" office:value="173.312359845284" calcext:value-type="float">
            <text:p>173</text:p>
          </table:table-cell>
          <table:table-cell table:style-name="ce116" table:formula="of:=[M_Acu_A.J46]" office:value-type="float" office:value="742.3727592481" calcext:value-type="float">
            <text:p>742</text:p>
          </table:table-cell>
          <table:table-cell table:style-name="ce116" table:formula="of:=[M_Acu_A.O46]" office:value-type="float" office:value="103.693058268604" calcext:value-type="float">
            <text:p>104</text:p>
          </table:table-cell>
          <table:table-cell table:style-name="ce112" table:number-columns-repeated="2"/>
          <table:table-cell table:style-name="ce73" table:formula="of:=[.B46]" office:value-type="date" office:date-value="2020-03-28" calcext:value-type="date">
            <text:p>28/03</text:p>
          </table:table-cell>
          <table:table-cell table:style-name="ce116" table:formula="of:=[M_Acu_A.I46]" office:value-type="float" office:value="195.061819376426" calcext:value-type="float">
            <text:p>195</text:p>
          </table:table-cell>
          <table:table-cell table:style-name="ce116" table:formula="of:=[M_Acu_A.K46]" office:value-type="float" office:value="53.3282564833161" calcext:value-type="float">
            <text:p>53</text:p>
          </table:table-cell>
          <table:table-cell table:style-name="ce116" table:formula="of:=[M_Acu_A.L46]" office:value-type="float" office:value="186.369822914614" calcext:value-type="float">
            <text:p>186</text:p>
          </table:table-cell>
          <table:table-cell table:style-name="ce116" table:formula="of:=[M_Acu_A.P46]" office:value-type="float" office:value="98.760570413216" calcext:value-type="float">
            <text:p>99</text:p>
          </table:table-cell>
          <table:table-cell table:style-name="ce116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73" table:formula="of:=[.B46]" office:value-type="date" office:date-value="2020-03-28" calcext:value-type="date">
            <text:p>28/03</text:p>
          </table:table-cell>
          <table:table-cell table:style-name="ce116" table:formula="of:=[M_Acu_A.C46]" office:value-type="float" office:value="18.0652405385578" calcext:value-type="float">
            <text:p>18</text:p>
          </table:table-cell>
          <table:table-cell table:style-name="ce116" table:formula="of:=[M_Acu_A.D46]" office:value-type="float" office:value="39.7793154027554" calcext:value-type="float">
            <text:p>40</text:p>
          </table:table-cell>
          <table:table-cell table:style-name="ce116" table:formula="of:=[M_Acu_A.F46]" office:value-type="float" office:value="57.6136281830249" calcext:value-type="float">
            <text:p>58</text:p>
          </table:table-cell>
          <table:table-cell table:style-name="ce116" table:formula="of:=[M_Acu_A.M46]" office:value-type="float" office:value="22.0288510342004" calcext:value-type="float">
            <text:p>22</text:p>
          </table:table-cell>
          <table:table-cell table:style-name="ce116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97"/>
          <table:table-cell table:style-name="ce74" table:formula="of:=[M_Acu_A.B47]" office:value-type="date" office:date-value="2020-03-29" calcext:value-type="date">
            <text:p>29/03</text:p>
          </table:table-cell>
          <table:table-cell table:style-name="ce117" table:formula="of:=[M_Acu_A.E47]" office:value-type="float" office:value="198.344298775342" calcext:value-type="float">
            <text:p>198</text:p>
          </table:table-cell>
          <table:table-cell table:style-name="ce117" table:formula="of:=[M_Acu_A.G47]" office:value-type="float" office:value="769.790941265765" calcext:value-type="float">
            <text:p>770</text:p>
          </table:table-cell>
          <table:table-cell table:style-name="ce117" table:formula="of:=[M_Acu_A.H47]" office:value-type="float" office:value="195.18237241003" calcext:value-type="float">
            <text:p>195</text:p>
          </table:table-cell>
          <table:table-cell table:style-name="ce117" table:formula="of:=[M_Acu_A.J47]" office:value-type="float" office:value="798.367352283275" calcext:value-type="float">
            <text:p>798</text:p>
          </table:table-cell>
          <table:table-cell table:style-name="ce117" table:formula="of:=[M_Acu_A.O47]" office:value-type="float" office:value="118.892366483872" calcext:value-type="float">
            <text:p>119</text:p>
          </table:table-cell>
          <table:table-cell table:style-name="ce136"/>
          <table:table-cell table:style-name="ce115"/>
          <table:table-cell table:style-name="ce74" table:formula="of:=[.B47]" office:value-type="date" office:date-value="2020-03-29" calcext:value-type="date">
            <text:p>29/03</text:p>
          </table:table-cell>
          <table:table-cell table:style-name="ce117" table:formula="of:=[M_Acu_A.I47]" office:value-type="float" office:value="235.356279717096" calcext:value-type="float">
            <text:p>235</text:p>
          </table:table-cell>
          <table:table-cell table:style-name="ce117" table:formula="of:=[M_Acu_A.K47]" office:value-type="float" office:value="68.141661062015" calcext:value-type="float">
            <text:p>68</text:p>
          </table:table-cell>
          <table:table-cell table:style-name="ce117" table:formula="of:=[M_Acu_A.L47]" office:value-type="float" office:value="217.43146006705" calcext:value-type="float">
            <text:p>217</text:p>
          </table:table-cell>
          <table:table-cell table:style-name="ce117" table:formula="of:=[M_Acu_A.P47]" office:value-type="float" office:value="117.339291580059" calcext:value-type="float">
            <text:p>117</text:p>
          </table:table-cell>
          <table:table-cell table:style-name="ce117" table:formula="of:=[M_Acu_A.Q47]" office:value-type="float" office:value="215.004108301789" calcext:value-type="float">
            <text:p>215</text:p>
          </table:table-cell>
          <table:table-cell/>
          <table:table-cell table:style-name="ce66"/>
          <table:table-cell table:style-name="ce74" table:formula="of:=[.B47]" office:value-type="date" office:date-value="2020-03-29" calcext:value-type="date">
            <text:p>29/03</text:p>
          </table:table-cell>
          <table:table-cell table:style-name="ce117" table:formula="of:=[M_Acu_A.C47]" office:value-type="float" office:value="21.6227032907661" calcext:value-type="float">
            <text:p>22</text:p>
          </table:table-cell>
          <table:table-cell table:style-name="ce117" table:formula="of:=[M_Acu_A.D47]" office:value-type="float" office:value="50.3091341858378" calcext:value-type="float">
            <text:p>50</text:p>
          </table:table-cell>
          <table:table-cell table:style-name="ce117" table:formula="of:=[M_Acu_A.F47]" office:value-type="float" office:value="63.8181727565815" calcext:value-type="float">
            <text:p>64</text:p>
          </table:table-cell>
          <table:table-cell table:style-name="ce117" table:formula="of:=[M_Acu_A.M47]" office:value-type="float" office:value="24.2317361376205" calcext:value-type="float">
            <text:p>24</text:p>
          </table:table-cell>
          <table:table-cell table:style-name="ce117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98" table:formula="of:=[M_Acu_A.A48]" office:value-type="string" office:string-value="L" calcext:value-type="string">
            <text:p>L</text:p>
          </table:table-cell>
          <table:table-cell table:style-name="ce73" table:formula="of:=[M_Acu_A.B48]" office:value-type="date" office:date-value="2020-03-30" calcext:value-type="date">
            <text:p>30/03</text:p>
          </table:table-cell>
          <table:table-cell table:style-name="ce116" table:formula="of:=[M_Acu_A.E48]" office:value-type="float" office:value="236.080337057425" calcext:value-type="float">
            <text:p>236</text:p>
          </table:table-cell>
          <table:table-cell table:style-name="ce116" table:formula="of:=[M_Acu_A.G48]" office:value-type="float" office:value="865.54312329821" calcext:value-type="float">
            <text:p>866</text:p>
          </table:table-cell>
          <table:table-cell table:style-name="ce116" table:formula="of:=[M_Acu_A.H48]" office:value-type="float" office:value="226.489445191071" calcext:value-type="float">
            <text:p>226</text:p>
          </table:table-cell>
          <table:table-cell table:style-name="ce116" table:formula="of:=[M_Acu_A.J48]" office:value-type="float" office:value="858.509692950686" calcext:value-type="float">
            <text:p>859</text:p>
          </table:table-cell>
          <table:table-cell table:style-name="ce116" table:formula="of:=[M_Acu_A.O48]" office:value-type="float" office:value="151.064235539522" calcext:value-type="float">
            <text:p>151</text:p>
          </table:table-cell>
          <table:table-cell table:style-name="ce112"/>
          <table:table-cell table:style-name="ce98" table:formula="of:=[.A48]" office:value-type="string" office:string-value="L" calcext:value-type="string">
            <text:p>L</text:p>
          </table:table-cell>
          <table:table-cell table:style-name="ce73" table:formula="of:=[.B48]" office:value-type="date" office:date-value="2020-03-30" calcext:value-type="date">
            <text:p>30/03</text:p>
          </table:table-cell>
          <table:table-cell table:style-name="ce116" table:formula="of:=[M_Acu_A.I48]" office:value-type="float" office:value="263.745558593477" calcext:value-type="float">
            <text:p>264</text:p>
          </table:table-cell>
          <table:table-cell table:style-name="ce116" table:formula="of:=[M_Acu_A.K48]" office:value-type="float" office:value="79.9923847249742" calcext:value-type="float">
            <text:p>80</text:p>
          </table:table-cell>
          <table:table-cell table:style-name="ce116" table:formula="of:=[M_Acu_A.L48]" office:value-type="float" office:value="227.785339117862" calcext:value-type="float">
            <text:p>228</text:p>
          </table:table-cell>
          <table:table-cell table:style-name="ce116" table:formula="of:=[M_Acu_A.P48]" office:value-type="float" office:value="138.851495036403" calcext:value-type="float">
            <text:p>139</text:p>
          </table:table-cell>
          <table:table-cell table:style-name="ce116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73" table:formula="of:=[.B48]" office:value-type="date" office:date-value="2020-03-30" calcext:value-type="date">
            <text:p>30/03</text:p>
          </table:table-cell>
          <table:table-cell table:style-name="ce116" table:formula="of:=[M_Acu_A.C48]" office:value-type="float" office:value="25.2913367539809" calcext:value-type="float">
            <text:p>25</text:p>
          </table:table-cell>
          <table:table-cell table:style-name="ce116" table:formula="of:=[M_Acu_A.D48]" office:value-type="float" office:value="63.1789126984939" calcext:value-type="float">
            <text:p>63</text:p>
          </table:table-cell>
          <table:table-cell table:style-name="ce116" table:formula="of:=[M_Acu_A.F48]" office:value-type="float" office:value="68.2499903091218" calcext:value-type="float">
            <text:p>68</text:p>
          </table:table-cell>
          <table:table-cell table:style-name="ce116" table:formula="of:=[M_Acu_A.M48]" office:value-type="float" office:value="29.7389488961706" calcext:value-type="float">
            <text:p>30</text:p>
          </table:table-cell>
          <table:table-cell table:style-name="ce116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73" table:formula="of:=[M_Acu_A.B49]" office:value-type="date" office:date-value="2020-03-31" calcext:value-type="date">
            <text:p>31/03</text:p>
          </table:table-cell>
          <table:table-cell table:style-name="ce116" table:formula="of:=[M_Acu_A.E49]" office:value-type="float" office:value="324.437890108157" calcext:value-type="float">
            <text:p>324</text:p>
          </table:table-cell>
          <table:table-cell table:style-name="ce116" table:formula="of:=[M_Acu_A.G49]" office:value-type="float" office:value="965.658397369079" calcext:value-type="float">
            <text:p>966</text:p>
          </table:table-cell>
          <table:table-cell table:style-name="ce116" table:formula="of:=[M_Acu_A.H49]" office:value-type="float" office:value="263.86319953973" calcext:value-type="float">
            <text:p>264</text:p>
          </table:table-cell>
          <table:table-cell table:style-name="ce116" table:formula="of:=[M_Acu_A.J49]" office:value-type="float" office:value="920.503706668202" calcext:value-type="float">
            <text:p>921</text:p>
          </table:table-cell>
          <table:table-cell table:style-name="ce116" table:formula="of:=[M_Acu_A.O49]" office:value-type="float" office:value="198.604294012832" calcext:value-type="float">
            <text:p>199</text:p>
          </table:table-cell>
          <table:table-cell table:style-name="ce112" table:number-columns-repeated="2"/>
          <table:table-cell table:style-name="ce73" table:formula="of:=[.B49]" office:value-type="date" office:date-value="2020-03-31" calcext:value-type="date">
            <text:p>31/03</text:p>
          </table:table-cell>
          <table:table-cell table:style-name="ce116" table:formula="of:=[M_Acu_A.I49]" office:value-type="float" office:value="317.166244651184" calcext:value-type="float">
            <text:p>317</text:p>
          </table:table-cell>
          <table:table-cell table:style-name="ce116" table:formula="of:=[M_Acu_A.K49]" office:value-type="float" office:value="105.175172508762" calcext:value-type="float">
            <text:p>105</text:p>
          </table:table-cell>
          <table:table-cell table:style-name="ce116" table:formula="of:=[M_Acu_A.L49]" office:value-type="float" office:value="238.139218168674" calcext:value-type="float">
            <text:p>238</text:p>
          </table:table-cell>
          <table:table-cell table:style-name="ce116" table:formula="of:=[M_Acu_A.P49]" office:value-type="float" office:value="160.852612207664" calcext:value-type="float">
            <text:p>161</text:p>
          </table:table-cell>
          <table:table-cell table:style-name="ce116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73" table:formula="of:=[.B49]" office:value-type="date" office:date-value="2020-03-31" calcext:value-type="date">
            <text:p>31/03</text:p>
          </table:table-cell>
          <table:table-cell table:style-name="ce116" table:formula="of:=[M_Acu_A.C49]" office:value-type="float" office:value="32.4062622583976" calcext:value-type="float">
            <text:p>32</text:p>
          </table:table-cell>
          <table:table-cell table:style-name="ce116" table:formula="of:=[M_Acu_A.D49]" office:value-type="float" office:value="74.8787113463632" calcext:value-type="float">
            <text:p>75</text:p>
          </table:table-cell>
          <table:table-cell table:style-name="ce116" table:formula="of:=[M_Acu_A.F49]" office:value-type="float" office:value="79.7727159457268" calcext:value-type="float">
            <text:p>80</text:p>
          </table:table-cell>
          <table:table-cell table:style-name="ce116" table:formula="of:=[M_Acu_A.M49]" office:value-type="float" office:value="30.8403914478806" calcext:value-type="float">
            <text:p>31</text:p>
          </table:table-cell>
          <table:table-cell table:style-name="ce116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73" table:formula="of:=[M_Acu_A.B50]" office:value-type="date" office:date-value="2020-04-01" calcext:value-type="date">
            <text:p>01/04</text:p>
          </table:table-cell>
          <table:table-cell table:style-name="ce116" table:formula="of:=[M_Acu_A.E50]" office:value-type="float" office:value="381.041947531283" calcext:value-type="float">
            <text:p>381</text:p>
          </table:table-cell>
          <table:table-cell table:style-name="ce116" table:formula="of:=[M_Acu_A.G50]" office:value-type="float" office:value="1067.54249253661" calcext:value-type="float">
            <text:p>1068</text:p>
          </table:table-cell>
          <table:table-cell table:style-name="ce116" table:formula="of:=[M_Acu_A.H50]" office:value-type="float" office:value="301.985926921428" calcext:value-type="float">
            <text:p>302</text:p>
          </table:table-cell>
          <table:table-cell table:style-name="ce116" table:formula="of:=[M_Acu_A.J50]" office:value-type="float" office:value="974.350358965255" calcext:value-type="float">
            <text:p>974</text:p>
          </table:table-cell>
          <table:table-cell table:style-name="ce116" table:formula="of:=[M_Acu_A.O50]" office:value-type="float" office:value="246.650996093317" calcext:value-type="float">
            <text:p>247</text:p>
          </table:table-cell>
          <table:table-cell table:style-name="ce112" table:number-columns-repeated="2"/>
          <table:table-cell table:style-name="ce73" table:formula="of:=[.B50]" office:value-type="date" office:date-value="2020-04-01" calcext:value-type="date">
            <text:p>01/04</text:p>
          </table:table-cell>
          <table:table-cell table:style-name="ce116" table:formula="of:=[M_Acu_A.I50]" office:value-type="float" office:value="358.071227118227" calcext:value-type="float">
            <text:p>358</text:p>
          </table:table-cell>
          <table:table-cell table:style-name="ce116" table:formula="of:=[M_Acu_A.K50]" office:value-type="float" office:value="125.913938918941" calcext:value-type="float">
            <text:p>126</text:p>
          </table:table-cell>
          <table:table-cell table:style-name="ce116" table:formula="of:=[M_Acu_A.L50]" office:value-type="float" office:value="300.262492473545" calcext:value-type="float">
            <text:p>300</text:p>
          </table:table-cell>
          <table:table-cell table:style-name="ce116" table:formula="of:=[M_Acu_A.P50]" office:value-type="float" office:value="185.787211668426" calcext:value-type="float">
            <text:p>186</text:p>
          </table:table-cell>
          <table:table-cell table:style-name="ce116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73" table:formula="of:=[.B50]" office:value-type="date" office:date-value="2020-04-01" calcext:value-type="date">
            <text:p>01/04</text:p>
          </table:table-cell>
          <table:table-cell table:style-name="ce116" table:formula="of:=[M_Acu_A.C50]" office:value-type="float" office:value="40.6884802283825" calcext:value-type="float">
            <text:p>41</text:p>
          </table:table-cell>
          <table:table-cell table:style-name="ce116" table:formula="of:=[M_Acu_A.D50]" office:value-type="float" office:value="85.4085301294455" calcext:value-type="float">
            <text:p>85</text:p>
          </table:table-cell>
          <table:table-cell table:style-name="ce116" table:formula="of:=[M_Acu_A.F50]" office:value-type="float" office:value="92.1818050928399" calcext:value-type="float">
            <text:p>92</text:p>
          </table:table-cell>
          <table:table-cell table:style-name="ce116" table:formula="of:=[M_Acu_A.M50]" office:value-type="float" office:value="35.2461616547207" calcext:value-type="float">
            <text:p>35</text:p>
          </table:table-cell>
          <table:table-cell table:style-name="ce116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73" table:formula="of:=[M_Acu_A.B51]" office:value-type="date" office:date-value="2020-04-02" calcext:value-type="date">
            <text:p>02/04</text:p>
          </table:table-cell>
          <table:table-cell table:style-name="ce116" table:formula="of:=[M_Acu_A.E51]" office:value-type="float" office:value="465.257740282762" calcext:value-type="float">
            <text:p>465</text:p>
          </table:table-cell>
          <table:table-cell table:style-name="ce116" table:formula="of:=[M_Acu_A.G51]" office:value-type="float" office:value="1179.56782865831" calcext:value-type="float">
            <text:p>1180</text:p>
          </table:table-cell>
          <table:table-cell table:style-name="ce116" table:formula="of:=[M_Acu_A.H51]" office:value-type="float" office:value="403.471772898247" calcext:value-type="float">
            <text:p>403</text:p>
          </table:table-cell>
          <table:table-cell table:style-name="ce116" table:formula="of:=[M_Acu_A.J51]" office:value-type="float" office:value="1030.64121968845" calcext:value-type="float">
            <text:p>1031</text:p>
          </table:table-cell>
          <table:table-cell table:style-name="ce116" table:formula="of:=[M_Acu_A.O51]" office:value-type="float" office:value="304.408367311334" calcext:value-type="float">
            <text:p>304</text:p>
          </table:table-cell>
          <table:table-cell table:style-name="ce112" table:number-columns-repeated="2"/>
          <table:table-cell table:style-name="ce73" table:formula="of:=[.B51]" office:value-type="date" office:date-value="2020-04-02" calcext:value-type="date">
            <text:p>02/04</text:p>
          </table:table-cell>
          <table:table-cell table:style-name="ce116" table:formula="of:=[M_Acu_A.I51]" office:value-type="float" office:value="408.744563607252" calcext:value-type="float">
            <text:p>409</text:p>
          </table:table-cell>
          <table:table-cell table:style-name="ce116" table:formula="of:=[M_Acu_A.K51]" office:value-type="float" office:value="145.171364871249" calcext:value-type="float">
            <text:p>145</text:p>
          </table:table-cell>
          <table:table-cell table:style-name="ce116" table:formula="of:=[M_Acu_A.L51]" office:value-type="float" office:value="310.616371524357" calcext:value-type="float">
            <text:p>311</text:p>
          </table:table-cell>
          <table:table-cell table:style-name="ce116" table:formula="of:=[M_Acu_A.P51]" office:value-type="float" office:value="218.544430567859" calcext:value-type="float">
            <text:p>219</text:p>
          </table:table-cell>
          <table:table-cell table:style-name="ce116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73" table:formula="of:=[.B51]" office:value-type="date" office:date-value="2020-04-02" calcext:value-type="date">
            <text:p>02/04</text:p>
          </table:table-cell>
          <table:table-cell table:style-name="ce116" table:formula="of:=[M_Acu_A.C51]" office:value-type="float" office:value="48.4704299988382" calcext:value-type="float">
            <text:p>48</text:p>
          </table:table-cell>
          <table:table-cell table:style-name="ce116" table:formula="of:=[M_Acu_A.D51]" office:value-type="float" office:value="92.4284093181671" calcext:value-type="float">
            <text:p>92</text:p>
          </table:table-cell>
          <table:table-cell table:style-name="ce116" table:formula="of:=[M_Acu_A.F51]" office:value-type="float" office:value="109.022711792493" calcext:value-type="float">
            <text:p>109</text:p>
          </table:table-cell>
          <table:table-cell table:style-name="ce116" table:formula="of:=[M_Acu_A.M51]" office:value-type="float" office:value="46.2605871718209" calcext:value-type="float">
            <text:p>46</text:p>
          </table:table-cell>
          <table:table-cell table:style-name="ce116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73" table:formula="of:=[M_Acu_A.B52]" office:value-type="date" office:date-value="2020-04-03" calcext:value-type="date">
            <text:p>03/04</text:p>
          </table:table-cell>
          <table:table-cell table:style-name="ce116" table:formula="of:=[M_Acu_A.E52]" office:value-type="float" office:value="526.00355800514" calcext:value-type="float">
            <text:p>526</text:p>
          </table:table-cell>
          <table:table-cell table:style-name="ce116" table:formula="of:=[M_Acu_A.G52]" office:value-type="float" office:value="1289.47057946402" calcext:value-type="float">
            <text:p>1289</text:p>
          </table:table-cell>
          <table:table-cell table:style-name="ce116" table:formula="of:=[M_Acu_A.H52]" office:value-type="float" office:value="487.356752598644" calcext:value-type="float">
            <text:p>487</text:p>
          </table:table-cell>
          <table:table-cell table:style-name="ce116" table:formula="of:=[M_Acu_A.J52]" office:value-type="float" office:value="1087.37648194367" calcext:value-type="float">
            <text:p>1087</text:p>
          </table:table-cell>
          <table:table-cell table:style-name="ce116" table:formula="of:=[M_Acu_A.O52]" office:value-type="float" office:value="364.192312958054" calcext:value-type="float">
            <text:p>364</text:p>
          </table:table-cell>
          <table:table-cell table:style-name="ce112" table:number-columns-repeated="2"/>
          <table:table-cell table:style-name="ce73" table:formula="of:=[.B52]" office:value-type="date" office:date-value="2020-04-03" calcext:value-type="date">
            <text:p>03/04</text:p>
          </table:table-cell>
          <table:table-cell table:style-name="ce116" table:formula="of:=[M_Acu_A.I52]" office:value-type="float" office:value="453.923200958912" calcext:value-type="float">
            <text:p>454</text:p>
          </table:table-cell>
          <table:table-cell table:style-name="ce116" table:formula="of:=[M_Acu_A.K52]" office:value-type="float" office:value="177.760854944387" calcext:value-type="float">
            <text:p>178</text:p>
          </table:table-cell>
          <table:table-cell table:style-name="ce116" table:formula="of:=[M_Acu_A.L52]" office:value-type="float" office:value="320.970250575169" calcext:value-type="float">
            <text:p>321</text:p>
          </table:table-cell>
          <table:table-cell table:style-name="ce116" table:formula="of:=[M_Acu_A.P52]" office:value-type="float" office:value="257.168614046295" calcext:value-type="float">
            <text:p>257</text:p>
          </table:table-cell>
          <table:table-cell table:style-name="ce116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73" table:formula="of:=[.B52]" office:value-type="date" office:date-value="2020-04-03" calcext:value-type="date">
            <text:p>03/04</text:p>
          </table:table-cell>
          <table:table-cell table:style-name="ce116" table:formula="of:=[M_Acu_A.C52]" office:value-type="float" office:value="56.5303065468102" calcext:value-type="float">
            <text:p>57</text:p>
          </table:table-cell>
          <table:table-cell table:style-name="ce116" table:formula="of:=[M_Acu_A.D52]" office:value-type="float" office:value="98.2783086421017" calcext:value-type="float">
            <text:p>98</text:p>
          </table:table-cell>
          <table:table-cell table:style-name="ce116" table:formula="of:=[M_Acu_A.F52]" office:value-type="float" office:value="123.204527960623" calcext:value-type="float">
            <text:p>123</text:p>
          </table:table-cell>
          <table:table-cell table:style-name="ce116" table:formula="of:=[M_Acu_A.M52]" office:value-type="float" office:value="48.4634722752409" calcext:value-type="float">
            <text:p>48</text:p>
          </table:table-cell>
          <table:table-cell table:style-name="ce116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73" table:formula="of:=[M_Acu_A.B53]" office:value-type="date" office:date-value="2020-04-04" calcext:value-type="date">
            <text:p>04/04</text:p>
          </table:table-cell>
          <table:table-cell table:style-name="ce116" table:formula="of:=[M_Acu_A.E53]" office:value-type="float" office:value="590.430940437966" calcext:value-type="float">
            <text:p>590</text:p>
          </table:table-cell>
          <table:table-cell table:style-name="ce116" table:formula="of:=[M_Acu_A.G53]" office:value-type="float" office:value="1384.86899727714" calcext:value-type="float">
            <text:p>1385</text:p>
          </table:table-cell>
          <table:table-cell table:style-name="ce116" table:formula="of:=[M_Acu_A.H53]" office:value-type="float" office:value="566.223612977678" calcext:value-type="float">
            <text:p>566</text:p>
          </table:table-cell>
          <table:table-cell table:style-name="ce116" table:formula="of:=[M_Acu_A.J53]" office:value-type="float" office:value="1137.81605582853" calcext:value-type="float">
            <text:p>1138</text:p>
          </table:table-cell>
          <table:table-cell table:style-name="ce116" table:formula="of:=[M_Acu_A.O53]" office:value-type="float" office:value="416.461045098336" calcext:value-type="float">
            <text:p>416</text:p>
          </table:table-cell>
          <table:table-cell table:style-name="ce112" table:number-columns-repeated="2"/>
          <table:table-cell table:style-name="ce73" table:formula="of:=[.B53]" office:value-type="date" office:date-value="2020-04-04" calcext:value-type="date">
            <text:p>04/04</text:p>
          </table:table-cell>
          <table:table-cell table:style-name="ce116" table:formula="of:=[M_Acu_A.I53]" office:value-type="float" office:value="503.986015321563" calcext:value-type="float">
            <text:p>504</text:p>
          </table:table-cell>
          <table:table-cell table:style-name="ce116" table:formula="of:=[M_Acu_A.K53]" office:value-type="float" office:value="202.943642728175" calcext:value-type="float">
            <text:p>203</text:p>
          </table:table-cell>
          <table:table-cell table:style-name="ce116" table:formula="of:=[M_Acu_A.L53]" office:value-type="float" office:value="320.970250575169" calcext:value-type="float">
            <text:p>321</text:p>
          </table:table-cell>
          <table:table-cell table:style-name="ce116" table:formula="of:=[M_Acu_A.P53]" office:value-type="float" office:value="290.414746660645" calcext:value-type="float">
            <text:p>290</text:p>
          </table:table-cell>
          <table:table-cell table:style-name="ce116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73" table:formula="of:=[.B53]" office:value-type="date" office:date-value="2020-04-04" calcext:value-type="date">
            <text:p>04/04</text:p>
          </table:table-cell>
          <table:table-cell table:style-name="ce116" table:formula="of:=[M_Acu_A.C53]" office:value-type="float" office:value="64.3678416727691" calcext:value-type="float">
            <text:p>64</text:p>
          </table:table-cell>
          <table:table-cell table:style-name="ce116" table:formula="of:=[M_Acu_A.D53]" office:value-type="float" office:value="108.808127425184" calcext:value-type="float">
            <text:p>109</text:p>
          </table:table-cell>
          <table:table-cell table:style-name="ce116" table:formula="of:=[M_Acu_A.F53]" office:value-type="float" office:value="142.7045251918" calcext:value-type="float">
            <text:p>143</text:p>
          </table:table-cell>
          <table:table-cell table:style-name="ce116" table:formula="of:=[M_Acu_A.M53]" office:value-type="float" office:value="55.0721275855011" calcext:value-type="float">
            <text:p>55</text:p>
          </table:table-cell>
          <table:table-cell table:style-name="ce116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73" table:formula="of:=[M_Acu_A.B54]" office:value-type="date" office:date-value="2020-04-05" calcext:value-type="date">
            <text:p>05/04</text:p>
          </table:table-cell>
          <table:table-cell table:style-name="ce116" table:formula="of:=[M_Acu_A.E54]" office:value-type="float" office:value="665.903017002133" calcext:value-type="float">
            <text:p>666</text:p>
          </table:table-cell>
          <table:table-cell table:style-name="ce116" table:formula="of:=[M_Acu_A.G54]" office:value-type="float" office:value="1464.34802522032" calcext:value-type="float">
            <text:p>1464</text:p>
          </table:table-cell>
          <table:table-cell table:style-name="ce116" table:formula="of:=[M_Acu_A.H54]" office:value-type="float" office:value="605.020416089111" calcext:value-type="float">
            <text:p>605</text:p>
          </table:table-cell>
          <table:table-cell table:style-name="ce116" table:formula="of:=[M_Acu_A.J54]" office:value-type="float" office:value="1176.70118988073" calcext:value-type="float">
            <text:p>1177</text:p>
          </table:table-cell>
          <table:table-cell table:style-name="ce116" table:formula="of:=[M_Acu_A.O54]" office:value-type="float" office:value="453.699350225742" calcext:value-type="float">
            <text:p>454</text:p>
          </table:table-cell>
          <table:table-cell table:style-name="ce112" table:number-columns-repeated="2"/>
          <table:table-cell table:style-name="ce73" table:formula="of:=[.B54]" office:value-type="date" office:date-value="2020-04-05" calcext:value-type="date">
            <text:p>05/04</text:p>
          </table:table-cell>
          <table:table-cell table:style-name="ce116" table:formula="of:=[M_Acu_A.I54]" office:value-type="float" office:value="539.091037588056" calcext:value-type="float">
            <text:p>539</text:p>
          </table:table-cell>
          <table:table-cell table:style-name="ce116" table:formula="of:=[M_Acu_A.K54]" office:value-type="float" office:value="234.051792343443" calcext:value-type="float">
            <text:p>234</text:p>
          </table:table-cell>
          <table:table-cell table:style-name="ce116" table:formula="of:=[M_Acu_A.L54]" office:value-type="float" office:value="372.739645829229" calcext:value-type="float">
            <text:p>373</text:p>
          </table:table-cell>
          <table:table-cell table:style-name="ce116" table:formula="of:=[M_Acu_A.P54]" office:value-type="float" office:value="330.016757568915" calcext:value-type="float">
            <text:p>330</text:p>
          </table:table-cell>
          <table:table-cell table:style-name="ce116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73" table:formula="of:=[.B54]" office:value-type="date" office:date-value="2020-04-05" calcext:value-type="date">
            <text:p>05/04</text:p>
          </table:table-cell>
          <table:table-cell table:style-name="ce116" table:formula="of:=[M_Acu_A.C54]" office:value-type="float" office:value="74.595547085368" calcext:value-type="float">
            <text:p>75</text:p>
          </table:table-cell>
          <table:table-cell table:style-name="ce116" table:formula="of:=[M_Acu_A.D54]" office:value-type="float" office:value="119.337946208266" calcext:value-type="float">
            <text:p>119</text:p>
          </table:table-cell>
          <table:table-cell table:style-name="ce116" table:formula="of:=[M_Acu_A.F54]" office:value-type="float" office:value="158.659068380946" calcext:value-type="float">
            <text:p>159</text:p>
          </table:table-cell>
          <table:table-cell table:style-name="ce116" table:formula="of:=[M_Acu_A.M54]" office:value-type="float" office:value="63.8836679991812" calcext:value-type="float">
            <text:p>64</text:p>
          </table:table-cell>
          <table:table-cell table:style-name="ce116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96" table:formula="of:=[M_Acu_A.A55]" office:value-type="string" office:string-value="L" calcext:value-type="string">
            <text:p>L</text:p>
          </table:table-cell>
          <table:table-cell table:style-name="ce72" table:formula="of:=[M_Acu_A.B55]" office:value-type="date" office:date-value="2020-04-06" calcext:value-type="date">
            <text:p>06/04</text:p>
          </table:table-cell>
          <table:table-cell table:style-name="ce118" table:formula="of:=[M_Acu_A.E55]" office:value-type="float" office:value="751.039200931224" calcext:value-type="float">
            <text:p>751</text:p>
          </table:table-cell>
          <table:table-cell table:style-name="ce118" table:formula="of:=[M_Acu_A.G55]" office:value-type="float" office:value="1539.46396112509" calcext:value-type="float">
            <text:p>1539</text:p>
          </table:table-cell>
          <table:table-cell table:style-name="ce118" table:formula="of:=[M_Acu_A.H55]" office:value-type="float" office:value="667.409869741281" calcext:value-type="float">
            <text:p>667</text:p>
          </table:table-cell>
          <table:table-cell table:style-name="ce118" table:formula="of:=[M_Acu_A.J55]" office:value-type="float" office:value="1223.8077522754" calcext:value-type="float">
            <text:p>1224</text:p>
          </table:table-cell>
          <table:table-cell table:style-name="ce118" table:formula="of:=[M_Acu_A.O55]" office:value-type="float" office:value="520.069662765744" calcext:value-type="float">
            <text:p>520</text:p>
          </table:table-cell>
          <table:table-cell table:style-name="ce136"/>
          <table:table-cell table:style-name="ce96" table:formula="of:=[.A55]" office:value-type="string" office:string-value="L" calcext:value-type="string">
            <text:p>L</text:p>
          </table:table-cell>
          <table:table-cell table:style-name="ce72" table:formula="of:=[.B55]" office:value-type="date" office:date-value="2020-04-06" calcext:value-type="date">
            <text:p>06/04</text:p>
          </table:table-cell>
          <table:table-cell table:style-name="ce118" table:formula="of:=[M_Acu_A.I55]" office:value-type="float" office:value="569.922404969932" calcext:value-type="float">
            <text:p>570</text:p>
          </table:table-cell>
          <table:table-cell table:style-name="ce118" table:formula="of:=[M_Acu_A.K55]" office:value-type="float" office:value="257.753239669361" calcext:value-type="float">
            <text:p>258</text:p>
          </table:table-cell>
          <table:table-cell table:style-name="ce118" table:formula="of:=[M_Acu_A.L55]" office:value-type="float" office:value="424.509041083288" calcext:value-type="float">
            <text:p>425</text:p>
          </table:table-cell>
          <table:table-cell table:style-name="ce118" table:formula="of:=[M_Acu_A.P55]" office:value-type="float" office:value="374.018991911437" calcext:value-type="float">
            <text:p>374</text:p>
          </table:table-cell>
          <table:table-cell table:style-name="ce118" table:formula="of:=[M_Acu_A.Q55]" office:value-type="float" office:value="508.251301887715" calcext:value-type="float">
            <text:p>508</text:p>
          </table:table-cell>
          <table:table-cell/>
          <table:table-cell table:style-name="ce65" table:formula="of:=[.A55]" office:value-type="string" office:string-value="L" calcext:value-type="string">
            <text:p>L</text:p>
          </table:table-cell>
          <table:table-cell table:style-name="ce72" table:formula="of:=[.B55]" office:value-type="date" office:date-value="2020-04-06" calcext:value-type="date">
            <text:p>06/04</text:p>
          </table:table-cell>
          <table:table-cell table:style-name="ce118" table:formula="of:=[M_Acu_A.C55]" office:value-type="float" office:value="79.7093997916674" calcext:value-type="float">
            <text:p>80</text:p>
          </table:table-cell>
          <table:table-cell table:style-name="ce118" table:formula="of:=[M_Acu_A.D55]" office:value-type="float" office:value="128.697785126562" calcext:value-type="float">
            <text:p>129</text:p>
          </table:table-cell>
          <table:table-cell table:style-name="ce118" table:formula="of:=[M_Acu_A.F55]" office:value-type="float" office:value="165.74997646501" calcext:value-type="float">
            <text:p>166</text:p>
          </table:table-cell>
          <table:table-cell table:style-name="ce118" table:formula="of:=[M_Acu_A.M55]" office:value-type="float" office:value="64.9851105508912" calcext:value-type="float">
            <text:p>65</text:p>
          </table:table-cell>
          <table:table-cell table:style-name="ce118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73" table:formula="of:=[M_Acu_A.B56]" office:value-type="date" office:date-value="2020-04-07" calcext:value-type="date">
            <text:p>07/04</text:p>
          </table:table-cell>
          <table:table-cell table:style-name="ce116" table:formula="of:=[M_Acu_A.E56]" office:value-type="float" office:value="936.49802322" calcext:value-type="float">
            <text:p>936</text:p>
          </table:table-cell>
          <table:table-cell table:style-name="ce116" table:formula="of:=[M_Acu_A.G56]" office:value-type="float" office:value="1627.0795661129" calcext:value-type="float">
            <text:p>1627</text:p>
          </table:table-cell>
          <table:table-cell table:style-name="ce116" table:formula="of:=[M_Acu_A.H56]" office:value-type="float" office:value="773.539348522944" calcext:value-type="float">
            <text:p>774</text:p>
          </table:table-cell>
          <table:table-cell table:style-name="ce116" table:formula="of:=[M_Acu_A.J56]" office:value-type="float" office:value="1268.54417316594" calcext:value-type="float">
            <text:p>1269</text:p>
          </table:table-cell>
          <table:table-cell table:style-name="ce116" table:formula="of:=[M_Acu_A.O56]" office:value-type="float" office:value="599.274946687528" calcext:value-type="float">
            <text:p>599</text:p>
          </table:table-cell>
          <table:table-cell table:style-name="ce112" table:number-columns-repeated="2"/>
          <table:table-cell table:style-name="ce73" table:formula="of:=[.B56]" office:value-type="date" office:date-value="2020-04-07" calcext:value-type="date">
            <text:p>07/04</text:p>
          </table:table-cell>
          <table:table-cell table:style-name="ce116" table:formula="of:=[M_Acu_A.I56]" office:value-type="float" office:value="641.353493755666" calcext:value-type="float">
            <text:p>641</text:p>
          </table:table-cell>
          <table:table-cell table:style-name="ce116" table:formula="of:=[M_Acu_A.K56]" office:value-type="float" office:value="311.081496152677" calcext:value-type="float">
            <text:p>311</text:p>
          </table:table-cell>
          <table:table-cell table:style-name="ce116" table:formula="of:=[M_Acu_A.L56]" office:value-type="float" office:value="455.570678235724" calcext:value-type="float">
            <text:p>456</text:p>
          </table:table-cell>
          <table:table-cell table:style-name="ce116" table:formula="of:=[M_Acu_A.P56]" office:value-type="float" office:value="412.154261674956" calcext:value-type="float">
            <text:p>412</text:p>
          </table:table-cell>
          <table:table-cell table:style-name="ce116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73" table:formula="of:=[.B56]" office:value-type="date" office:date-value="2020-04-07" calcext:value-type="date">
            <text:p>07/04</text:p>
          </table:table-cell>
          <table:table-cell table:style-name="ce116" table:formula="of:=[M_Acu_A.C56]" office:value-type="float" office:value="89.3256662937305" calcext:value-type="float">
            <text:p>89</text:p>
          </table:table-cell>
          <table:table-cell table:style-name="ce116" table:formula="of:=[M_Acu_A.D56]" office:value-type="float" office:value="142.152553571611" calcext:value-type="float">
            <text:p>142</text:p>
          </table:table-cell>
          <table:table-cell table:style-name="ce116" table:formula="of:=[M_Acu_A.F56]" office:value-type="float" office:value="179.931792633139" calcext:value-type="float">
            <text:p>180</text:p>
          </table:table-cell>
          <table:table-cell table:style-name="ce116" table:formula="of:=[M_Acu_A.M56]" office:value-type="float" office:value="75.9995360679914" calcext:value-type="float">
            <text:p>76</text:p>
          </table:table-cell>
          <table:table-cell table:style-name="ce116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73" table:formula="of:=[M_Acu_A.B57]" office:value-type="date" office:date-value="2020-04-08" calcext:value-type="date">
            <text:p>08/04</text:p>
          </table:table-cell>
          <table:table-cell table:style-name="ce116" table:formula="of:=[M_Acu_A.E57]" office:value-type="float" office:value="1030.83811892521" calcext:value-type="float">
            <text:p>1031</text:p>
          </table:table-cell>
          <table:table-cell table:style-name="ce116" table:formula="of:=[M_Acu_A.G57]" office:value-type="float" office:value="1716.34607079093" calcext:value-type="float">
            <text:p>1716</text:p>
          </table:table-cell>
          <table:table-cell table:style-name="ce116" table:formula="of:=[M_Acu_A.H57]" office:value-type="float" office:value="814.058789610368" calcext:value-type="float">
            <text:p>814</text:p>
          </table:table-cell>
          <table:table-cell table:style-name="ce116" table:formula="of:=[M_Acu_A.J57]" office:value-type="float" office:value="1308.68844489222" calcext:value-type="float">
            <text:p>1309</text:p>
          </table:table-cell>
          <table:table-cell table:style-name="ce116" table:formula="of:=[M_Acu_A.O57]" office:value-type="float" office:value="673.667116341144" calcext:value-type="float">
            <text:p>674</text:p>
          </table:table-cell>
          <table:table-cell table:style-name="ce112" table:number-columns-repeated="2"/>
          <table:table-cell table:style-name="ce73" table:formula="of:=[.B57]" office:value-type="date" office:date-value="2020-04-08" calcext:value-type="date">
            <text:p>08/04</text:p>
          </table:table-cell>
          <table:table-cell table:style-name="ce116" table:formula="of:=[M_Acu_A.I57]" office:value-type="float" office:value="686.226870044139" calcext:value-type="float">
            <text:p>686</text:p>
          </table:table-cell>
          <table:table-cell table:style-name="ce116" table:formula="of:=[M_Acu_A.K57]" office:value-type="float" office:value="348.115007599425" calcext:value-type="float">
            <text:p>348</text:p>
          </table:table-cell>
          <table:table-cell table:style-name="ce116" table:formula="of:=[M_Acu_A.L57]" office:value-type="float" office:value="476.278436337348" calcext:value-type="float">
            <text:p>476</text:p>
          </table:table-cell>
          <table:table-cell table:style-name="ce116" table:formula="of:=[M_Acu_A.P57]" office:value-type="float" office:value="462.023460596481" calcext:value-type="float">
            <text:p>462</text:p>
          </table:table-cell>
          <table:table-cell table:style-name="ce116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73" table:formula="of:=[.B57]" office:value-type="date" office:date-value="2020-04-08" calcext:value-type="date">
            <text:p>08/04</text:p>
          </table:table-cell>
          <table:table-cell table:style-name="ce116" table:formula="of:=[M_Acu_A.C57]" office:value-type="float" office:value="103.444346591557" calcext:value-type="float">
            <text:p>103</text:p>
          </table:table-cell>
          <table:table-cell table:style-name="ce116" table:formula="of:=[M_Acu_A.D57]" office:value-type="float" office:value="159.702251543415" calcext:value-type="float">
            <text:p>160</text:p>
          </table:table-cell>
          <table:table-cell table:style-name="ce116" table:formula="of:=[M_Acu_A.F57]" office:value-type="float" office:value="193.227245290761" calcext:value-type="float">
            <text:p>193</text:p>
          </table:table-cell>
          <table:table-cell table:style-name="ce116" table:formula="of:=[M_Acu_A.M57]" office:value-type="float" office:value="88.1154041368017" calcext:value-type="float">
            <text:p>88</text:p>
          </table:table-cell>
          <table:table-cell table:style-name="ce116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73" table:formula="of:=[M_Acu_A.B58]" office:value-type="date" office:date-value="2020-04-09" calcext:value-type="date">
            <text:p>09/04</text:p>
          </table:table-cell>
          <table:table-cell table:style-name="ce116" table:formula="of:=[M_Acu_A.E58]" office:value-type="float" office:value="1161.07347055728" calcext:value-type="float">
            <text:p>1161</text:p>
          </table:table-cell>
          <table:table-cell table:style-name="ce116" table:formula="of:=[M_Acu_A.G58]" office:value-type="float" office:value="1796.88639139211" calcext:value-type="float">
            <text:p>1797</text:p>
          </table:table-cell>
          <table:table-cell table:style-name="ce116" table:formula="of:=[M_Acu_A.H58]" office:value-type="float" office:value="914.496073340932" calcext:value-type="float">
            <text:p>914</text:p>
          </table:table-cell>
          <table:table-cell table:style-name="ce116" table:formula="of:=[M_Acu_A.J58]" office:value-type="float" office:value="1353.86926731478" calcext:value-type="float">
            <text:p>1354</text:p>
          </table:table-cell>
          <table:table-cell table:style-name="ce116" table:formula="of:=[M_Acu_A.O58]" office:value-type="float" office:value="756.418905513158" calcext:value-type="float">
            <text:p>756</text:p>
          </table:table-cell>
          <table:table-cell table:style-name="ce112" table:number-columns-repeated="2"/>
          <table:table-cell table:style-name="ce73" table:formula="of:=[.B58]" office:value-type="date" office:date-value="2020-04-09" calcext:value-type="date">
            <text:p>09/04</text:p>
          </table:table-cell>
          <table:table-cell table:style-name="ce116" table:formula="of:=[M_Acu_A.I58]" office:value-type="float" office:value="731.4055073958" calcext:value-type="float">
            <text:p>731</text:p>
          </table:table-cell>
          <table:table-cell table:style-name="ce116" table:formula="of:=[M_Acu_A.K58]" office:value-type="float" office:value="389.592540419782" calcext:value-type="float">
            <text:p>390</text:p>
          </table:table-cell>
          <table:table-cell table:style-name="ce116" table:formula="of:=[M_Acu_A.L58]" office:value-type="float" office:value="538.401710642219" calcext:value-type="float">
            <text:p>538</text:p>
          </table:table-cell>
          <table:table-cell table:style-name="ce116" table:formula="of:=[M_Acu_A.P58]" office:value-type="float" office:value="498.691989215249" calcext:value-type="float">
            <text:p>499</text:p>
          </table:table-cell>
          <table:table-cell table:style-name="ce116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73" table:formula="of:=[.B58]" office:value-type="date" office:date-value="2020-04-09" calcext:value-type="date">
            <text:p>09/04</text:p>
          </table:table-cell>
          <table:table-cell table:style-name="ce116" table:formula="of:=[M_Acu_A.C58]" office:value-type="float" office:value="117.118344045358" calcext:value-type="float">
            <text:p>117</text:p>
          </table:table-cell>
          <table:table-cell table:style-name="ce116" table:formula="of:=[M_Acu_A.D58]" office:value-type="float" office:value="172.572030056071" calcext:value-type="float">
            <text:p>173</text:p>
          </table:table-cell>
          <table:table-cell table:style-name="ce116" table:formula="of:=[M_Acu_A.F58]" office:value-type="float" office:value="210.068151990414" calcext:value-type="float">
            <text:p>210</text:p>
          </table:table-cell>
          <table:table-cell table:style-name="ce116" table:formula="of:=[M_Acu_A.M58]" office:value-type="float" office:value="96.9269445504819" calcext:value-type="float">
            <text:p>97</text:p>
          </table:table-cell>
          <table:table-cell table:style-name="ce116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73" table:formula="of:=[M_Acu_A.B59]" office:value-type="date" office:date-value="2020-04-10" calcext:value-type="date">
            <text:p>10/04</text:p>
          </table:table-cell>
          <table:table-cell table:style-name="ce116" table:formula="of:=[M_Acu_A.E59]" office:value-type="float" office:value="1389.330482605" calcext:value-type="float">
            <text:p>1389</text:p>
          </table:table-cell>
          <table:table-cell table:style-name="ce116" table:formula="of:=[M_Acu_A.G59]" office:value-type="float" office:value="1868.22884229067" calcext:value-type="float">
            <text:p>1868</text:p>
          </table:table-cell>
          <table:table-cell table:style-name="ce116" table:formula="of:=[M_Acu_A.H59]" office:value-type="float" office:value="988.419711701907" calcext:value-type="float">
            <text:p>988</text:p>
          </table:table-cell>
          <table:table-cell table:style-name="ce116" table:formula="of:=[M_Acu_A.J59]" office:value-type="float" office:value="1396.08741285717" calcext:value-type="float">
            <text:p>1396</text:p>
          </table:table-cell>
          <table:table-cell table:style-name="ce116" table:formula="of:=[M_Acu_A.O59]" office:value-type="float" office:value="833.850936809827" calcext:value-type="float">
            <text:p>834</text:p>
          </table:table-cell>
          <table:table-cell table:style-name="ce112" table:number-columns-repeated="2"/>
          <table:table-cell table:style-name="ce73" table:formula="of:=[.B59]" office:value-type="date" office:date-value="2020-04-10" calcext:value-type="date">
            <text:p>10/04</text:p>
          </table:table-cell>
          <table:table-cell table:style-name="ce116" table:formula="of:=[M_Acu_A.I59]" office:value-type="float" office:value="766.510529662293" calcext:value-type="float">
            <text:p>767</text:p>
          </table:table-cell>
          <table:table-cell table:style-name="ce116" table:formula="of:=[M_Acu_A.K59]" office:value-type="float" office:value="426.626051866529" calcext:value-type="float">
            <text:p>427</text:p>
          </table:table-cell>
          <table:table-cell table:style-name="ce116" table:formula="of:=[M_Acu_A.L59]" office:value-type="float" office:value="559.109468743843" calcext:value-type="float">
            <text:p>559</text:p>
          </table:table-cell>
          <table:table-cell table:style-name="ce116" table:formula="of:=[M_Acu_A.P59]" office:value-type="float" office:value="535.360517834017" calcext:value-type="float">
            <text:p>535</text:p>
          </table:table-cell>
          <table:table-cell table:style-name="ce116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73" table:formula="of:=[.B59]" office:value-type="date" office:date-value="2020-04-10" calcext:value-type="date">
            <text:p>10/04</text:p>
          </table:table-cell>
          <table:table-cell table:style-name="ce116" table:formula="of:=[M_Acu_A.C59]" office:value-type="float" office:value="131.904048609224" calcext:value-type="float">
            <text:p>132</text:p>
          </table:table-cell>
          <table:table-cell table:style-name="ce116" table:formula="of:=[M_Acu_A.D59]" office:value-type="float" office:value="186.611788433514" calcext:value-type="float">
            <text:p>187</text:p>
          </table:table-cell>
          <table:table-cell table:style-name="ce116" table:formula="of:=[M_Acu_A.F59]" office:value-type="float" office:value="218.931787095495" calcext:value-type="float">
            <text:p>219</text:p>
          </table:table-cell>
          <table:table-cell table:style-name="ce116" table:formula="of:=[M_Acu_A.M59]" office:value-type="float" office:value="101.332714757322" calcext:value-type="float">
            <text:p>101</text:p>
          </table:table-cell>
          <table:table-cell table:style-name="ce116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73" table:formula="of:=[M_Acu_A.B60]" office:value-type="date" office:date-value="2020-04-11" calcext:value-type="date">
            <text:p>11/04</text:p>
          </table:table-cell>
          <table:table-cell table:style-name="ce116" table:formula="of:=[M_Acu_A.E60]" office:value-type="float" office:value="1539.81444014453" calcext:value-type="float">
            <text:p>1540</text:p>
          </table:table-cell>
          <table:table-cell table:style-name="ce116" table:formula="of:=[M_Acu_A.G60]" office:value-type="float" office:value="1928.36875957706" calcext:value-type="float">
            <text:p>1928</text:p>
          </table:table-cell>
          <table:table-cell table:style-name="ce116" table:formula="of:=[M_Acu_A.H60]" office:value-type="float" office:value="1035.9794992999" calcext:value-type="float">
            <text:p>1036</text:p>
          </table:table-cell>
          <table:table-cell table:style-name="ce116" table:formula="of:=[M_Acu_A.J60]" office:value-type="float" office:value="1441.93483757777" calcext:value-type="float">
            <text:p>1442</text:p>
          </table:table-cell>
          <table:table-cell table:style-name="ce116" table:formula="of:=[M_Acu_A.O60]" office:value-type="float" office:value="896.083659891229" calcext:value-type="float">
            <text:p>896</text:p>
          </table:table-cell>
          <table:table-cell table:style-name="ce112" table:number-columns-repeated="2"/>
          <table:table-cell table:style-name="ce73" table:formula="of:=[.B60]" office:value-type="date" office:date-value="2020-04-11" calcext:value-type="date">
            <text:p>11/04</text:p>
          </table:table-cell>
          <table:table-cell table:style-name="ce116" table:formula="of:=[M_Acu_A.I60]" office:value-type="float" office:value="806.804990002963" calcext:value-type="float">
            <text:p>807</text:p>
          </table:table-cell>
          <table:table-cell table:style-name="ce116" table:formula="of:=[M_Acu_A.K60]" office:value-type="float" office:value="474.028946518366" calcext:value-type="float">
            <text:p>474</text:p>
          </table:table-cell>
          <table:table-cell table:style-name="ce116" table:formula="of:=[M_Acu_A.L60]" office:value-type="float" office:value="641.940501150338" calcext:value-type="float">
            <text:p>642</text:p>
          </table:table-cell>
          <table:table-cell table:style-name="ce116" table:formula="of:=[M_Acu_A.P60]" office:value-type="float" office:value="571.540132737869" calcext:value-type="float">
            <text:p>572</text:p>
          </table:table-cell>
          <table:table-cell table:style-name="ce116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73" table:formula="of:=[.B60]" office:value-type="date" office:date-value="2020-04-11" calcext:value-type="date">
            <text:p>11/04</text:p>
          </table:table-cell>
          <table:table-cell table:style-name="ce116" table:formula="of:=[M_Acu_A.C60]" office:value-type="float" office:value="141.40914440028" calcext:value-type="float">
            <text:p>141</text:p>
          </table:table-cell>
          <table:table-cell table:style-name="ce116" table:formula="of:=[M_Acu_A.D60]" office:value-type="float" office:value="197.141607216597" calcext:value-type="float">
            <text:p>197</text:p>
          </table:table-cell>
          <table:table-cell table:style-name="ce116" table:formula="of:=[M_Acu_A.F60]" office:value-type="float" office:value="230.4545127321" calcext:value-type="float">
            <text:p>230</text:p>
          </table:table-cell>
          <table:table-cell table:style-name="ce116" table:formula="of:=[M_Acu_A.M60]" office:value-type="float" office:value="107.941370067582" calcext:value-type="float">
            <text:p>108</text:p>
          </table:table-cell>
          <table:table-cell table:style-name="ce116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97"/>
          <table:table-cell table:style-name="ce73" table:formula="of:=[M_Acu_A.B61]" office:value-type="date" office:date-value="2020-04-12" calcext:value-type="date">
            <text:p>12/04</text:p>
          </table:table-cell>
          <table:table-cell table:style-name="ce116" table:formula="of:=[M_Acu_A.E61]" office:value-type="float" office:value="1656.70411970123" calcext:value-type="float">
            <text:p>1657</text:p>
          </table:table-cell>
          <table:table-cell table:style-name="ce116" table:formula="of:=[M_Acu_A.G61]" office:value-type="float" office:value="2001.36211016583" calcext:value-type="float">
            <text:p>2001</text:p>
          </table:table-cell>
          <table:table-cell table:style-name="ce116" table:formula="of:=[M_Acu_A.H61]" office:value-type="float" office:value="1077.9968864534" calcext:value-type="float">
            <text:p>1078</text:p>
          </table:table-cell>
          <table:table-cell table:style-name="ce116" table:formula="of:=[M_Acu_A.J61]" office:value-type="float" office:value="1473.85768096158" calcext:value-type="float">
            <text:p>1474</text:p>
          </table:table-cell>
          <table:table-cell table:style-name="ce116" table:formula="of:=[M_Acu_A.O61]" office:value-type="float" office:value="956.627570948712" calcext:value-type="float">
            <text:p>957</text:p>
          </table:table-cell>
          <table:table-cell table:style-name="ce112" table:number-columns-repeated="2"/>
          <table:table-cell table:style-name="ce73" table:formula="of:=[.B61]" office:value-type="date" office:date-value="2020-04-12" calcext:value-type="date">
            <text:p>12/04</text:p>
          </table:table-cell>
          <table:table-cell table:style-name="ce116" table:formula="of:=[M_Acu_A.I61]" office:value-type="float" office:value="835.499529942531" calcext:value-type="float">
            <text:p>835</text:p>
          </table:table-cell>
          <table:table-cell table:style-name="ce116" table:formula="of:=[M_Acu_A.K61]" office:value-type="float" office:value="494.767712928544" calcext:value-type="float">
            <text:p>495</text:p>
          </table:table-cell>
          <table:table-cell table:style-name="ce116" table:formula="of:=[M_Acu_A.L61]" office:value-type="float" office:value="683.356017353586" calcext:value-type="float">
            <text:p>683</text:p>
          </table:table-cell>
          <table:table-cell table:style-name="ce116" table:formula="of:=[M_Acu_A.P61]" office:value-type="float" office:value="610.164316216305" calcext:value-type="float">
            <text:p>610</text:p>
          </table:table-cell>
          <table:table-cell table:style-name="ce116" table:formula="of:=[M_Acu_A.Q61]" office:value-type="float" office:value="725.227924944566" calcext:value-type="float">
            <text:p>725</text:p>
          </table:table-cell>
          <table:table-cell/>
          <table:table-cell table:style-name="ce66"/>
          <table:table-cell table:style-name="ce74" table:formula="of:=[.B61]" office:value-type="date" office:date-value="2020-04-12" calcext:value-type="date">
            <text:p>12/04</text:p>
          </table:table-cell>
          <table:table-cell table:style-name="ce117" table:formula="of:=[M_Acu_A.C61]" office:value-type="float" office:value="148.5796552602" calcext:value-type="float">
            <text:p>149</text:p>
          </table:table-cell>
          <table:table-cell table:style-name="ce117" table:formula="of:=[M_Acu_A.D61]" office:value-type="float" office:value="204.746476337712" calcext:value-type="float">
            <text:p>205</text:p>
          </table:table-cell>
          <table:table-cell table:style-name="ce117" table:formula="of:=[M_Acu_A.F61]" office:value-type="float" office:value="241.977238368705" calcext:value-type="float">
            <text:p>242</text:p>
          </table:table-cell>
          <table:table-cell table:style-name="ce117" table:formula="of:=[M_Acu_A.M61]" office:value-type="float" office:value="113.448582826132" calcext:value-type="float">
            <text:p>113</text:p>
          </table:table-cell>
          <table:table-cell table:style-name="ce117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98" table:formula="of:=[M_Acu_A.A62]" office:value-type="string" office:string-value="L" calcext:value-type="string">
            <text:p>L</text:p>
          </table:table-cell>
          <table:table-cell table:style-name="ce72" table:formula="of:=[M_Acu_A.B62]" office:value-type="date" office:date-value="2020-04-13" calcext:value-type="date">
            <text:p>13/04</text:p>
          </table:table-cell>
          <table:table-cell table:style-name="ce118" table:formula="of:=[M_Acu_A.E62]" office:value-type="float" office:value="1796.14338310942" calcext:value-type="float">
            <text:p>1796</text:p>
          </table:table-cell>
          <table:table-cell table:style-name="ce118" table:formula="of:=[M_Acu_A.G62]" office:value-type="float" office:value="2062.32747729733" calcext:value-type="float">
            <text:p>2062</text:p>
          </table:table-cell>
          <table:table-cell table:style-name="ce118" table:formula="of:=[M_Acu_A.H62]" office:value-type="float" office:value="1120.98793854986" calcext:value-type="float">
            <text:p>1121</text:p>
          </table:table-cell>
          <table:table-cell table:style-name="ce118" table:formula="of:=[M_Acu_A.J62]" office:value-type="float" office:value="1515.77955881596" calcext:value-type="float">
            <text:p>1516</text:p>
          </table:table-cell>
          <table:table-cell table:style-name="ce118" table:formula="of:=[M_Acu_A.O62]" office:value-type="float" office:value="1022.32235867915" calcext:value-type="float">
            <text:p>1022</text:p>
          </table:table-cell>
          <table:table-cell table:style-name="ce136"/>
          <table:table-cell table:style-name="ce96" table:formula="of:=[.A62]" office:value-type="string" office:string-value="L" calcext:value-type="string">
            <text:p>L</text:p>
          </table:table-cell>
          <table:table-cell table:style-name="ce72" table:formula="of:=[.B62]" office:value-type="date" office:date-value="2020-04-13" calcext:value-type="date">
            <text:p>13/04</text:p>
          </table:table-cell>
          <table:table-cell table:style-name="ce118" table:formula="of:=[M_Acu_A.I62]" office:value-type="float" office:value="861.751981376604" calcext:value-type="float">
            <text:p>862</text:p>
          </table:table-cell>
          <table:table-cell table:style-name="ce118" table:formula="of:=[M_Acu_A.K62]" office:value-type="float" office:value="540.689267122511" calcext:value-type="float">
            <text:p>541</text:p>
          </table:table-cell>
          <table:table-cell table:style-name="ce118" table:formula="of:=[M_Acu_A.L62]" office:value-type="float" office:value="693.709896404398" calcext:value-type="float">
            <text:p>694</text:p>
          </table:table-cell>
          <table:table-cell table:style-name="ce118" table:formula="of:=[M_Acu_A.P62]" office:value-type="float" office:value="640.96588025607" calcext:value-type="float">
            <text:p>641</text:p>
          </table:table-cell>
          <table:table-cell table:style-name="ce118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73" table:formula="of:=[.B62]" office:value-type="date" office:date-value="2020-04-13" calcext:value-type="date">
            <text:p>13/04</text:p>
          </table:table-cell>
          <table:table-cell table:style-name="ce116" table:formula="of:=[M_Acu_A.C62]" office:value-type="float" office:value="155.58341005361" calcext:value-type="float">
            <text:p>156</text:p>
          </table:table-cell>
          <table:table-cell table:style-name="ce116" table:formula="of:=[M_Acu_A.D62]" office:value-type="float" office:value="215.276295120794" calcext:value-type="float">
            <text:p>215</text:p>
          </table:table-cell>
          <table:table-cell table:style-name="ce116" table:formula="of:=[M_Acu_A.F62]" office:value-type="float" office:value="252.613600494802" calcext:value-type="float">
            <text:p>253</text:p>
          </table:table-cell>
          <table:table-cell table:style-name="ce116" table:formula="of:=[M_Acu_A.M62]" office:value-type="float" office:value="125.564450894942" calcext:value-type="float">
            <text:p>126</text:p>
          </table:table-cell>
          <table:table-cell table:style-name="ce116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73" table:formula="of:=[M_Acu_A.B63]" office:value-type="date" office:date-value="2020-04-14" calcext:value-type="date">
            <text:p>14/04</text:p>
          </table:table-cell>
          <table:table-cell table:style-name="ce116" table:formula="of:=[M_Acu_A.E63]" office:value-type="float" office:value="1913.03306266611" calcext:value-type="float">
            <text:p>1913</text:p>
          </table:table-cell>
          <table:table-cell table:style-name="ce116" table:formula="of:=[M_Acu_A.G63]" office:value-type="float" office:value="2129.18891475102" calcext:value-type="float">
            <text:p>2129</text:p>
          </table:table-cell>
          <table:table-cell table:style-name="ce116" table:formula="of:=[M_Acu_A.H63]" office:value-type="float" office:value="1178.05968366745" calcext:value-type="float">
            <text:p>1178</text:p>
          </table:table-cell>
          <table:table-cell table:style-name="ce116" table:formula="of:=[M_Acu_A.J63]" office:value-type="float" office:value="1560.36784586249" calcext:value-type="float">
            <text:p>1560</text:p>
          </table:table-cell>
          <table:table-cell table:style-name="ce116" table:formula="of:=[M_Acu_A.O63]" office:value-type="float" office:value="1086.58165618925" calcext:value-type="float">
            <text:p>1087</text:p>
          </table:table-cell>
          <table:table-cell table:style-name="ce112" table:number-columns-repeated="2"/>
          <table:table-cell table:style-name="ce73" table:formula="of:=[.B63]" office:value-type="date" office:date-value="2020-04-14" calcext:value-type="date">
            <text:p>14/04</text:p>
          </table:table-cell>
          <table:table-cell table:style-name="ce116" table:formula="of:=[M_Acu_A.I63]" office:value-type="float" office:value="898.993831085405" calcext:value-type="float">
            <text:p>899</text:p>
          </table:table-cell>
          <table:table-cell table:style-name="ce116" table:formula="of:=[M_Acu_A.K63]" office:value-type="float" office:value="601.424225895176" calcext:value-type="float">
            <text:p>601</text:p>
          </table:table-cell>
          <table:table-cell table:style-name="ce116" table:formula="of:=[M_Acu_A.L63]" office:value-type="float" office:value="693.709896404398" calcext:value-type="float">
            <text:p>694</text:p>
          </table:table-cell>
          <table:table-cell table:style-name="ce116" table:formula="of:=[M_Acu_A.P63]" office:value-type="float" office:value="670.300703151085" calcext:value-type="float">
            <text:p>670</text:p>
          </table:table-cell>
          <table:table-cell table:style-name="ce116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73" table:formula="of:=[.B63]" office:value-type="date" office:date-value="2020-04-14" calcext:value-type="date">
            <text:p>14/04</text:p>
          </table:table-cell>
          <table:table-cell table:style-name="ce116" table:formula="of:=[M_Acu_A.C63]" office:value-type="float" office:value="165.032920489164" calcext:value-type="float">
            <text:p>165</text:p>
          </table:table-cell>
          <table:table-cell table:style-name="ce116" table:formula="of:=[M_Acu_A.D63]" office:value-type="float" office:value="224.63613403909" calcext:value-type="float">
            <text:p>225</text:p>
          </table:table-cell>
          <table:table-cell table:style-name="ce116" table:formula="of:=[M_Acu_A.F63]" office:value-type="float" office:value="265.022689641915" calcext:value-type="float">
            <text:p>265</text:p>
          </table:table-cell>
          <table:table-cell table:style-name="ce116" table:formula="of:=[M_Acu_A.M63]" office:value-type="float" office:value="139.883204067173" calcext:value-type="float">
            <text:p>140</text:p>
          </table:table-cell>
          <table:table-cell table:style-name="ce116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73" table:formula="of:=[M_Acu_A.B64]" office:value-type="date" office:date-value="2020-04-15" calcext:value-type="date">
            <text:p>15/04</text:p>
          </table:table-cell>
          <table:table-cell table:style-name="ce116" table:formula="of:=[M_Acu_A.E64]" office:value-type="float" office:value="2043.26841429818" calcext:value-type="float">
            <text:p>2043</text:p>
          </table:table-cell>
          <table:table-cell table:style-name="ce116" table:formula="of:=[M_Acu_A.G64]" office:value-type="float" office:value="2190.86181032118" calcext:value-type="float">
            <text:p>2191</text:p>
          </table:table-cell>
          <table:table-cell table:style-name="ce116" table:formula="of:=[M_Acu_A.H64]" office:value-type="float" office:value="1285.76200581849" calcext:value-type="float">
            <text:p>1286</text:p>
          </table:table-cell>
          <table:table-cell table:style-name="ce116" table:formula="of:=[M_Acu_A.J64]" office:value-type="float" office:value="1603.17852678092" calcext:value-type="float">
            <text:p>1603</text:p>
          </table:table-cell>
          <table:table-cell table:style-name="ce116" table:formula="of:=[M_Acu_A.O64]" office:value-type="float" office:value="1159.28501381895" calcext:value-type="float">
            <text:p>1159</text:p>
          </table:table-cell>
          <table:table-cell table:style-name="ce112" table:number-columns-repeated="2"/>
          <table:table-cell table:style-name="ce73" table:formula="of:=[.B64]" office:value-type="date" office:date-value="2020-04-15" calcext:value-type="date">
            <text:p>15/04</text:p>
          </table:table-cell>
          <table:table-cell table:style-name="ce116" table:formula="of:=[M_Acu_A.I64]" office:value-type="float" office:value="956.688172027728" calcext:value-type="float">
            <text:p>957</text:p>
          </table:table-cell>
          <table:table-cell table:style-name="ce116" table:formula="of:=[M_Acu_A.K64]" office:value-type="float" office:value="657.715163294232" calcext:value-type="float">
            <text:p>658</text:p>
          </table:table-cell>
          <table:table-cell table:style-name="ce116" table:formula="of:=[M_Acu_A.L64]" office:value-type="float" office:value="704.06377545521" calcext:value-type="float">
            <text:p>704</text:p>
          </table:table-cell>
          <table:table-cell table:style-name="ce116" table:formula="of:=[M_Acu_A.P64]" office:value-type="float" office:value="697.679871186432" calcext:value-type="float">
            <text:p>698</text:p>
          </table:table-cell>
          <table:table-cell table:style-name="ce116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73" table:formula="of:=[.B64]" office:value-type="date" office:date-value="2020-04-15" calcext:value-type="date">
            <text:p>15/04</text:p>
          </table:table-cell>
          <table:table-cell table:style-name="ce116" table:formula="of:=[M_Acu_A.C64]" office:value-type="float" office:value="180.874746807591" calcext:value-type="float">
            <text:p>181</text:p>
          </table:table-cell>
          <table:table-cell table:style-name="ce116" table:formula="of:=[M_Acu_A.D64]" office:value-type="float" office:value="229.901043430631" calcext:value-type="float">
            <text:p>230</text:p>
          </table:table-cell>
          <table:table-cell table:style-name="ce116" table:formula="of:=[M_Acu_A.F64]" office:value-type="float" office:value="273.886324746995" calcext:value-type="float">
            <text:p>274</text:p>
          </table:table-cell>
          <table:table-cell table:style-name="ce116" table:formula="of:=[M_Acu_A.M64]" office:value-type="float" office:value="143.187531722303" calcext:value-type="float">
            <text:p>143</text:p>
          </table:table-cell>
          <table:table-cell table:style-name="ce116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73" table:formula="of:=[M_Acu_A.B65]" office:value-type="date" office:date-value="2020-04-16" calcext:value-type="date">
            <text:p>16/04</text:p>
          </table:table-cell>
          <table:table-cell table:style-name="ce116" table:formula="of:=[M_Acu_A.E65]" office:value-type="float" office:value="2235.16997483024" calcext:value-type="float">
            <text:p>2235</text:p>
          </table:table-cell>
          <table:table-cell table:style-name="ce116" table:formula="of:=[M_Acu_A.G65]" office:value-type="float" office:value="2255.83650527176" calcext:value-type="float">
            <text:p>2256</text:p>
          </table:table-cell>
          <table:table-cell table:style-name="ce116" table:formula="of:=[M_Acu_A.H65]" office:value-type="float" office:value="1342.15967520635" calcext:value-type="float">
            <text:p>1342</text:p>
          </table:table-cell>
          <table:table-cell table:style-name="ce116" table:formula="of:=[M_Acu_A.J65]" office:value-type="float" office:value="1642.06366083312" calcext:value-type="float">
            <text:p>1642</text:p>
          </table:table-cell>
          <table:table-cell table:style-name="ce116" table:formula="of:=[M_Acu_A.O65]" office:value-type="float" office:value="1230.8062030319" calcext:value-type="float">
            <text:p>1231</text:p>
          </table:table-cell>
          <table:table-cell table:style-name="ce112" table:number-columns-repeated="2"/>
          <table:table-cell table:style-name="ce73" table:formula="of:=[.B65]" office:value-type="date" office:date-value="2020-04-16" calcext:value-type="date">
            <text:p>16/04</text:p>
          </table:table-cell>
          <table:table-cell table:style-name="ce116" table:formula="of:=[M_Acu_A.I65]" office:value-type="float" office:value="1011.94042446456" calcext:value-type="float">
            <text:p>1012</text:p>
          </table:table-cell>
          <table:table-cell table:style-name="ce116" table:formula="of:=[M_Acu_A.K65]" office:value-type="float" office:value="719.931462524768" calcext:value-type="float">
            <text:p>720</text:p>
          </table:table-cell>
          <table:table-cell table:style-name="ce116" table:formula="of:=[M_Acu_A.L65]" office:value-type="float" office:value="704.06377545521" calcext:value-type="float">
            <text:p>704</text:p>
          </table:table-cell>
          <table:table-cell table:style-name="ce116" table:formula="of:=[M_Acu_A.P65]" office:value-type="float" office:value="727.503607796363" calcext:value-type="float">
            <text:p>728</text:p>
          </table:table-cell>
          <table:table-cell table:style-name="ce116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73" table:formula="of:=[.B65]" office:value-type="date" office:date-value="2020-04-16" calcext:value-type="date">
            <text:p>16/04</text:p>
          </table:table-cell>
          <table:table-cell table:style-name="ce116" table:formula="of:=[M_Acu_A.C65]" office:value-type="float" office:value="198.384133791116" calcext:value-type="float">
            <text:p>198</text:p>
          </table:table-cell>
          <table:table-cell table:style-name="ce116" table:formula="of:=[M_Acu_A.D65]" office:value-type="float" office:value="239.84587228132" calcext:value-type="float">
            <text:p>240</text:p>
          </table:table-cell>
          <table:table-cell table:style-name="ce116" table:formula="of:=[M_Acu_A.F65]" office:value-type="float" office:value="284.522686873092" calcext:value-type="float">
            <text:p>285</text:p>
          </table:table-cell>
          <table:table-cell table:style-name="ce116" table:formula="of:=[M_Acu_A.M65]" office:value-type="float" office:value="149.796187032563" calcext:value-type="float">
            <text:p>150</text:p>
          </table:table-cell>
          <table:table-cell table:style-name="ce116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73" table:formula="of:=[M_Acu_A.B66]" office:value-type="date" office:date-value="2020-04-17" calcext:value-type="date">
            <text:p>17/04</text:p>
          </table:table-cell>
          <table:table-cell table:style-name="ce116" table:formula="of:=[M_Acu_A.E66]" office:value-type="float" office:value="2375.98982500485" calcext:value-type="float">
            <text:p>2376</text:p>
          </table:table-cell>
          <table:table-cell table:style-name="ce116" table:formula="of:=[M_Acu_A.G66]" office:value-type="float" office:value="2324.82052804145" calcext:value-type="float">
            <text:p>2325</text:p>
          </table:table-cell>
          <table:table-cell table:style-name="ce116" table:formula="of:=[M_Acu_A.H66]" office:value-type="float" office:value="1399.15652302063" calcext:value-type="float">
            <text:p>1399</text:p>
          </table:table-cell>
          <table:table-cell table:style-name="ce116" table:formula="of:=[M_Acu_A.J66]" office:value-type="float" office:value="1684.65214098554" calcext:value-type="float">
            <text:p>1685</text:p>
          </table:table-cell>
          <table:table-cell table:style-name="ce116" table:formula="of:=[M_Acu_A.O66]" office:value-type="float" office:value="1306.04277869748" calcext:value-type="float">
            <text:p>1306</text:p>
          </table:table-cell>
          <table:table-cell table:style-name="ce112" table:number-columns-repeated="2"/>
          <table:table-cell table:style-name="ce73" table:formula="of:=[.B66]" office:value-type="date" office:date-value="2020-04-17" calcext:value-type="date">
            <text:p>17/04</text:p>
          </table:table-cell>
          <table:table-cell table:style-name="ce116" table:formula="of:=[M_Acu_A.I66]" office:value-type="float" office:value="1055.89801756347" calcext:value-type="float">
            <text:p>1056</text:p>
          </table:table-cell>
          <table:table-cell table:style-name="ce116" table:formula="of:=[M_Acu_A.K66]" office:value-type="float" office:value="785.110442671043" calcext:value-type="float">
            <text:p>785</text:p>
          </table:table-cell>
          <table:table-cell table:style-name="ce116" table:formula="of:=[M_Acu_A.L66]" office:value-type="float" office:value="745.479291658457" calcext:value-type="float">
            <text:p>745</text:p>
          </table:table-cell>
          <table:table-cell table:style-name="ce116" table:formula="of:=[M_Acu_A.P66]" office:value-type="float" office:value="738.748623239452" calcext:value-type="float">
            <text:p>739</text:p>
          </table:table-cell>
          <table:table-cell table:style-name="ce116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73" table:formula="of:=[.B66]" office:value-type="date" office:date-value="2020-04-17" calcext:value-type="date">
            <text:p>17/04</text:p>
          </table:table-cell>
          <table:table-cell table:style-name="ce116" table:formula="of:=[M_Acu_A.C66]" office:value-type="float" office:value="215.00415508659" calcext:value-type="float">
            <text:p>215</text:p>
          </table:table-cell>
          <table:table-cell table:style-name="ce116" table:formula="of:=[M_Acu_A.D66]" office:value-type="float" office:value="252.130660861582" calcext:value-type="float">
            <text:p>252</text:p>
          </table:table-cell>
          <table:table-cell table:style-name="ce116" table:formula="of:=[M_Acu_A.F66]" office:value-type="float" office:value="297.818139530713" calcext:value-type="float">
            <text:p>298</text:p>
          </table:table-cell>
          <table:table-cell table:style-name="ce116" table:formula="of:=[M_Acu_A.M66]" office:value-type="float" office:value="150.897629584273" calcext:value-type="float">
            <text:p>151</text:p>
          </table:table-cell>
          <table:table-cell table:style-name="ce116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73" table:formula="of:=[M_Acu_A.B67]" office:value-type="date" office:date-value="2020-04-18" calcext:value-type="date">
            <text:p>18/04</text:p>
          </table:table-cell>
          <table:table-cell table:style-name="ce116" table:formula="of:=[M_Acu_A.E67]" office:value-type="float" office:value="2509.44654575856" calcext:value-type="float">
            <text:p>2509</text:p>
          </table:table-cell>
          <table:table-cell table:style-name="ce116" table:formula="of:=[M_Acu_A.G67]" office:value-type="float" office:value="2391.44612268225" calcext:value-type="float">
            <text:p>2391</text:p>
          </table:table-cell>
          <table:table-cell table:style-name="ce116" table:formula="of:=[M_Acu_A.H67]" office:value-type="float" office:value="1447.24059174176" calcext:value-type="float">
            <text:p>1447</text:p>
          </table:table-cell>
          <table:table-cell table:style-name="ce116" table:formula="of:=[M_Acu_A.J67]" office:value-type="float" office:value="1720.35239739156" calcext:value-type="float">
            <text:p>1720</text:p>
          </table:table-cell>
          <table:table-cell table:style-name="ce116" table:formula="of:=[M_Acu_A.O67]" office:value-type="float" office:value="1356.11605520667" calcext:value-type="float">
            <text:p>1356</text:p>
          </table:table-cell>
          <table:table-cell table:style-name="ce112" table:number-columns-repeated="2"/>
          <table:table-cell table:style-name="ce73" table:formula="of:=[.B67]" office:value-type="date" office:date-value="2020-04-18" calcext:value-type="date">
            <text:p>18/04</text:p>
          </table:table-cell>
          <table:table-cell table:style-name="ce116" table:formula="of:=[M_Acu_A.I67]" office:value-type="float" office:value="1099.24508853601" calcext:value-type="float">
            <text:p>1099</text:p>
          </table:table-cell>
          <table:table-cell table:style-name="ce116" table:formula="of:=[M_Acu_A.K67]" office:value-type="float" office:value="845.845401443709" calcext:value-type="float">
            <text:p>846</text:p>
          </table:table-cell>
          <table:table-cell table:style-name="ce116" table:formula="of:=[M_Acu_A.L67]" office:value-type="float" office:value="745.479291658457" calcext:value-type="float">
            <text:p>745</text:p>
          </table:table-cell>
          <table:table-cell table:style-name="ce116" table:formula="of:=[M_Acu_A.P67]" office:value-type="float" office:value="743.148846673704" calcext:value-type="float">
            <text:p>743</text:p>
          </table:table-cell>
          <table:table-cell table:style-name="ce116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73" table:formula="of:=[.B67]" office:value-type="date" office:date-value="2020-04-18" calcext:value-type="date">
            <text:p>18/04</text:p>
          </table:table-cell>
          <table:table-cell table:style-name="ce116" table:formula="of:=[M_Acu_A.C67]" office:value-type="float" office:value="228.455811118377" calcext:value-type="float">
            <text:p>228</text:p>
          </table:table-cell>
          <table:table-cell table:style-name="ce116" table:formula="of:=[M_Acu_A.D67]" office:value-type="float" office:value="259.150540050304" calcext:value-type="float">
            <text:p>259</text:p>
          </table:table-cell>
          <table:table-cell table:style-name="ce116" table:formula="of:=[M_Acu_A.F67]" office:value-type="float" office:value="306.681774635794" calcext:value-type="float">
            <text:p>307</text:p>
          </table:table-cell>
          <table:table-cell table:style-name="ce116" table:formula="of:=[M_Acu_A.M67]" office:value-type="float" office:value="163.013497653083" calcext:value-type="float">
            <text:p>163</text:p>
          </table:table-cell>
          <table:table-cell table:style-name="ce116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/>
          <table:table-cell table:style-name="ce73" table:formula="of:=[M_Acu_A.B68]" office:value-type="date" office:date-value="2020-04-19" calcext:value-type="date">
            <text:p>19/04</text:p>
          </table:table-cell>
          <table:table-cell table:style-name="ce116" table:formula="of:=[M_Acu_A.E68]" office:value-type="float" office:value="2615.29153118391" calcext:value-type="float">
            <text:p>2615</text:p>
          </table:table-cell>
          <table:table-cell table:style-name="ce116" table:formula="of:=[M_Acu_A.G68]" office:value-type="float" office:value="2439.79389932425" calcext:value-type="float">
            <text:p>2440</text:p>
          </table:table-cell>
          <table:table-cell table:style-name="ce116" table:formula="of:=[M_Acu_A.H68]" office:value-type="float" office:value="1476.82502654681" calcext:value-type="float">
            <text:p>1477</text:p>
          </table:table-cell>
          <table:table-cell table:style-name="ce116" table:formula="of:=[M_Acu_A.J68]" office:value-type="float" office:value="1752.42337461938" calcext:value-type="float">
            <text:p>1752</text:p>
          </table:table-cell>
          <table:table-cell table:style-name="ce116"/>
          <table:table-cell table:style-name="ce112" table:number-columns-repeated="2"/>
          <table:table-cell table:style-name="ce73" table:formula="of:=[.B68]" office:value-type="date" office:date-value="2020-04-19" calcext:value-type="date">
            <text:p>19/04</text:p>
          </table:table-cell>
          <table:table-cell table:style-name="ce116" table:formula="of:=[M_Acu_A.I68]" office:value-type="float" office:value="1124.58175678052" calcext:value-type="float">
            <text:p>1125</text:p>
          </table:table-cell>
          <table:table-cell table:style-name="ce116" table:formula="of:=[M_Acu_A.K68]" office:value-type="float" office:value="903.617679300634" calcext:value-type="float">
            <text:p>904</text:p>
          </table:table-cell>
          <table:table-cell table:style-name="ce116"/>
          <table:table-cell table:style-name="ce116" table:formula="of:=[M_Acu_A.P68]" office:value-type="float" office:value="752.927120972042" calcext:value-type="float">
            <text:p>753</text:p>
          </table:table-cell>
          <table:table-cell table:style-name="ce116" table:formula="of:=[M_Acu_A.Q68]" office:value-type="float" office:value="915.904351267254" calcext:value-type="float">
            <text:p>916</text:p>
          </table:table-cell>
          <table:table-cell table:number-columns-repeated="2"/>
          <table:table-cell table:style-name="ce73" table:formula="of:=[.B68]" office:value-type="date" office:date-value="2020-04-19" calcext:value-type="date">
            <text:p>19/04</text:p>
          </table:table-cell>
          <table:table-cell table:style-name="ce116" table:formula="of:=[M_Acu_A.C68]" office:value-type="float" office:value="238.683516530976" calcext:value-type="float">
            <text:p>239</text:p>
          </table:table-cell>
          <table:table-cell table:style-name="ce116" table:formula="of:=[M_Acu_A.D68]" office:value-type="float" office:value="264.415449441845" calcext:value-type="float">
            <text:p>264</text:p>
          </table:table-cell>
          <table:table-cell table:style-name="ce116" table:formula="of:=[M_Acu_A.F68]" office:value-type="float" office:value="314.659046230367" calcext:value-type="float">
            <text:p>315</text:p>
          </table:table-cell>
          <table:table-cell table:style-name="ce116" table:formula="of:=[M_Acu_A.M68]" office:value-type="float" office:value="169.622152963343" calcext:value-type="float">
            <text:p>170</text:p>
          </table:table-cell>
          <table:table-cell table:style-name="ce116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/>
          <table:table-cell table:style-name="ce73"/>
          <table:table-cell table:style-name="ce116" table:number-columns-repeated="5"/>
          <table:table-cell table:style-name="ce112" table:number-columns-repeated="2"/>
          <table:table-cell table:style-name="ce73"/>
          <table:table-cell table:style-name="ce116" table:number-columns-repeated="5"/>
          <table:table-cell table:number-columns-repeated="2"/>
          <table:table-cell table:style-name="ce73"/>
          <table:table-cell table:style-name="ce116" table:number-columns-repeated="5"/>
          <table:table-cell/>
        </table:table-row>
        <table:table-row table:style-name="ro1" table:number-rows-repeated="3">
          <table:table-cell table:number-columns-repeated="2"/>
          <table:table-cell table:style-name="ce112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116" table:formula="of:=MAX([.C$9:.C72])" office:value-type="float" office:value="2615.29153118391" calcext:value-type="float">
            <text:p>2615</text:p>
          </table:table-cell>
          <table:table-cell table:style-name="ce116" table:formula="of:=MAX([.D$9:.D72])" office:value-type="float" office:value="2439.79389932425" calcext:value-type="float">
            <text:p>2440</text:p>
          </table:table-cell>
          <table:table-cell table:style-name="ce116" table:formula="of:=MAX([.E$9:.E72])" office:value-type="float" office:value="1476.82502654681" calcext:value-type="float">
            <text:p>1477</text:p>
          </table:table-cell>
          <table:table-cell table:style-name="ce116" table:formula="of:=MAX([.F$9:.F72])" office:value-type="float" office:value="1752.42337461938" calcext:value-type="float">
            <text:p>1752</text:p>
          </table:table-cell>
          <table:table-cell table:style-name="ce116" table:formula="of:=MAX([.G$9:.G72])" office:value-type="float" office:value="1356.11605520667" calcext:value-type="float">
            <text:p>1356</text:p>
          </table:table-cell>
          <table:table-cell table:style-name="ce116" table:number-columns-repeated="3"/>
          <table:table-cell table:style-name="ce116" table:formula="of:=MAX([.K$9:.K72])" office:value-type="float" office:value="1124.58175678052" calcext:value-type="float">
            <text:p>1125</text:p>
          </table:table-cell>
          <table:table-cell table:style-name="ce116" table:formula="of:=MAX([.L$9:.L72])" office:value-type="float" office:value="903.617679300634" calcext:value-type="float">
            <text:p>904</text:p>
          </table:table-cell>
          <table:table-cell table:style-name="ce116" table:formula="of:=MAX([.M$9:.M72])" office:value-type="float" office:value="745.479291658457" calcext:value-type="float">
            <text:p>745</text:p>
          </table:table-cell>
          <table:table-cell table:style-name="ce116" table:formula="of:=MAX([.N$9:.N72])" office:value-type="float" office:value="752.927120972042" calcext:value-type="float">
            <text:p>753</text:p>
          </table:table-cell>
          <table:table-cell table:style-name="ce116" table:formula="of:=MAX([.O$9:.O72])" office:value-type="float" office:value="915.904351267254" calcext:value-type="float">
            <text:p>916</text:p>
          </table:table-cell>
          <table:table-cell table:number-columns-repeated="3"/>
          <table:table-cell table:style-name="ce116" table:formula="of:=MAX([.S$9:.S72])" office:value-type="float" office:value="238.683516530976" calcext:value-type="float">
            <text:p>239</text:p>
          </table:table-cell>
          <table:table-cell table:style-name="ce116" table:formula="of:=MAX([.T$9:.T72])" office:value-type="float" office:value="264.415449441845" calcext:value-type="float">
            <text:p>264</text:p>
          </table:table-cell>
          <table:table-cell table:style-name="ce116" table:formula="of:=MAX([.U$9:.U72])" office:value-type="float" office:value="314.659046230367" calcext:value-type="float">
            <text:p>315</text:p>
          </table:table-cell>
          <table:table-cell table:style-name="ce116" table:formula="of:=MAX([.V$9:.V72])" office:value-type="float" office:value="169.622152963343" calcext:value-type="float">
            <text:p>170</text:p>
          </table:table-cell>
          <table:table-cell table:style-name="ce116" table:formula="of:=MAX([.W$9:.W72])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 table:number-columns-repeated="2"/>
          <table:table-cell table:style-name="ce112" table:formula="of:=[.C8]" office:value-type="string" office:string-value="Bélgica" calcext:value-type="string">
            <text:p>Bélgica</text:p>
          </table:table-cell>
          <table:table-cell table:style-name="ce112" table:formula="of:=[.D8]" office:value-type="string" office:string-value="España" calcext:value-type="string">
            <text:p>España</text:p>
          </table:table-cell>
          <table:table-cell table:style-name="ce112" table:formula="of:=[.E8]" office:value-type="string" office:string-value="Francia" calcext:value-type="string">
            <text:p>Francia</text:p>
          </table:table-cell>
          <table:table-cell table:style-name="ce112" table:formula="of:=[.F8]" office:value-type="string" office:string-value="Italia" calcext:value-type="string">
            <text:p>Italia</text:p>
          </table:table-cell>
          <table:table-cell table:style-name="ce112" table:formula="of:=[.G8]" office:value-type="string" office:string-value="Reino Unido" calcext:value-type="string">
            <text:p>Reino Unido</text:p>
          </table:table-cell>
          <table:table-cell table:style-name="ce112" table:number-columns-repeated="3"/>
          <table:table-cell table:style-name="ce112" table:formula="of:=[.K8]" office:value-type="string" office:string-value="Holanda" calcext:value-type="string">
            <text:p>Holanda</text:p>
          </table:table-cell>
          <table:table-cell table:style-name="ce112" table:formula="of:=[.L8]" office:value-type="string" office:string-value="Irlanda" calcext:value-type="string">
            <text:p>Irlanda</text:p>
          </table:table-cell>
          <table:table-cell table:style-name="ce112" table:formula="of:=[.M8]" office:value-type="string" office:string-value="Luxemburgo" calcext:value-type="string">
            <text:p>Luxemburgo</text:p>
          </table:table-cell>
          <table:table-cell table:style-name="ce112" table:formula="of:=[.N8]" office:value-type="string" office:string-value="Suecia" calcext:value-type="string">
            <text:p>Suecia</text:p>
          </table:table-cell>
          <table:table-cell table:style-name="ce112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112" table:formula="of:=[.S8]" office:value-type="string" office:string-value="Alemania" calcext:value-type="string">
            <text:p>Alemania</text:p>
          </table:table-cell>
          <table:table-cell table:style-name="ce112" table:formula="of:=[.T8]" office:value-type="string" office:string-value="Austria" calcext:value-type="string">
            <text:p>Austria</text:p>
          </table:table-cell>
          <table:table-cell table:style-name="ce112" table:formula="of:=[.U8]" office:value-type="string" office:string-value="Dinamarca" calcext:value-type="string">
            <text:p>Dinamarca</text:p>
          </table:table-cell>
          <table:table-cell table:style-name="ce112" table:formula="of:=[.V8]" office:value-type="string" office:string-value="Noruega" calcext:value-type="string">
            <text:p>Noruega</text:p>
          </table:table-cell>
          <table:table-cell table:style-name="ce112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69" office:value-type="string" calcext:value-type="string">
            <text:p>Mínimo</text:p>
          </table:table-cell>
          <table:table-cell table:style-name="ce135" table:formula="of:=MIN([.C73:.G73])" office:value-type="float" office:value="1356.11605520667" calcext:value-type="float">
            <text:p>1356</text:p>
          </table:table-cell>
          <table:table-cell table:number-columns-repeated="6"/>
          <table:table-cell table:style-name="ce69" office:value-type="string" calcext:value-type="string">
            <text:p>Mínimo</text:p>
          </table:table-cell>
          <table:table-cell table:style-name="ce135" table:formula="of:=MIN([.K73:.O73])" office:value-type="float" office:value="745.479291658457" calcext:value-type="float">
            <text:p>745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119" table:formula="of:=MIN([.S73:.W73])" office:value-type="float" office:value="169.622152963343" calcext:value-type="float">
            <text:p>170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119" table:formula="of:=MAX([.C73:.G73])" office:value-type="float" office:value="2615.29153118391" calcext:value-type="float">
            <text:p>2615</text:p>
          </table:table-cell>
          <table:table-cell table:number-columns-repeated="6"/>
          <table:table-cell table:style-name="ce69" office:value-type="string" calcext:value-type="string">
            <text:p>Máximo: </text:p>
          </table:table-cell>
          <table:table-cell table:style-name="ce135" table:formula="of:=MAX([.K73:.O73])" office:value-type="float" office:value="1124.58175678052" calcext:value-type="float">
            <text:p>1125</text:p>
          </table:table-cell>
          <table:table-cell table:number-columns-repeated="6"/>
          <table:table-cell table:style-name="ce69" office:value-type="string" calcext:value-type="string">
            <text:p>Máximo: </text:p>
          </table:table-cell>
          <table:table-cell table:style-name="ce135" table:formula="of:=MAX([.S73:.W73])" office:value-type="float" office:value="340.320406509305" calcext:value-type="float">
            <text:p>340</text:p>
          </table:table-cell>
          <table:table-cell table:style-name="Default" table:number-columns-repeated="3"/>
          <table:table-cell/>
        </table:table-row>
        <table:table-row table:style-name="ro1" table:number-rows-repeated="104849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table:table-column table:style-name="co35" table:default-cell-style-name="Default"/>
        <table:table-column table:style-name="co36" table:number-columns-repeated="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number-columns-repeated="5" table:default-cell-style-name="Default"/>
        <table:table-column table:style-name="co7" table:default-cell-style-name="ce64"/>
        <table:table-column table:style-name="co22" table:default-cell-style-name="ce64"/>
        <table:table-column table:style-name="co7" table:number-columns-repeated="13" table:default-cell-style-name="ce64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13"/>
          <table:table-cell table:number-columns-repeated="15"/>
        </table:table-row>
        <table:table-row table:style-name="ro1">
          <table:table-cell/>
          <table:table-cell table:style-name="ce69" office:value-type="string" calcext:value-type="string">
            <text:p>Datos de diferentes países, ajustados a la población</text:p>
          </table:table-cell>
          <table:table-cell table:style-name="ce64" table:number-columns-repeated="13"/>
          <table:table-cell table:number-columns-repeated="15"/>
        </table:table-row>
        <table:table-row table:style-name="ro1">
          <table:table-cell/>
          <table:table-cell table:style-name="ce70" office:value-type="string" calcext:value-type="string">
            <text:p>Muertes diarias</text:p>
          </table:table-cell>
          <table:table-cell table:style-name="ce64" table:number-columns-repeated="5"/>
          <table:table-cell table:style-name="ce81" table:number-columns-repeated="6"/>
          <table:table-cell table:style-name="ce64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64" table:number-columns-repeated="5"/>
          <table:table-cell table:style-name="ce121" table:number-columns-repeated="6"/>
          <table:table-cell table:style-name="ce64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64" table:number-columns-repeated="13"/>
          <table:table-cell table:number-columns-repeated="15"/>
        </table:table-row>
        <table:table-row table:style-name="ro1">
          <table:table-cell/>
          <table:table-cell table:style-name="ce81" office:value-type="string" calcext:value-type="string">
            <text:p>Habitantes</text:p>
          </table:table-cell>
          <table:table-cell table:style-name="ce112" table:formula="of:=[M_Dia_A.E6]" office:value-type="float" office:value="2.1729891036" calcext:value-type="float">
            <text:p>2.2</text:p>
          </table:table-cell>
          <table:table-cell table:style-name="ce112" table:formula="of:=[M_Dia_A.G6]" office:value-type="float" office:value="8.4802245" calcext:value-type="float">
            <text:p>8.5</text:p>
          </table:table-cell>
          <table:table-cell table:style-name="ce112" table:formula="of:=[M_Dia_A.H6]" office:value-type="float" office:value="13.3516155574" calcext:value-type="float">
            <text:p>13.4</text:p>
          </table:table-cell>
          <table:table-cell table:style-name="ce112" table:formula="of:=[M_Dia_A.J6]" office:value-type="float" office:value="13.5013035906" calcext:value-type="float">
            <text:p>13.5</text:p>
          </table:table-cell>
          <table:table-cell table:style-name="ce112" table:formula="of:=[M_Dia_A.O6]" office:value-type="float" office:value="11.8426442474" calcext:value-type="float">
            <text:p>11.8</text:p>
          </table:table-cell>
          <table:table-cell table:style-name="ce112" table:number-columns-repeated="3"/>
          <table:table-cell table:style-name="ce112" table:formula="of:=[M_Dia_A.I6]" office:value-type="float" office:value="3.275884548" calcext:value-type="float">
            <text:p>3.3</text:p>
          </table:table-cell>
          <table:table-cell table:style-name="ce112" table:formula="of:=[M_Dia_A.K6]" office:value-type="float" office:value="0.67506426" calcext:value-type="float">
            <text:p>0.7</text:p>
          </table:table-cell>
          <table:table-cell table:style-name="ce112" table:formula="of:=[M_Dia_A.L6]" office:value-type="float" office:value="0.0965821597" calcext:value-type="float">
            <text:p>0.1</text:p>
          </table:table-cell>
          <table:table-cell table:style-name="ce112" table:formula="of:=[M_Dia_A.P6]" office:value-type="float" office:value="2.0453506815" calcext:value-type="float">
            <text:p>2.0</text:p>
          </table:table-cell>
          <table:table-cell table:style-name="ce112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136" table:formula="of:=[M_Dia_A.C6]" office:value-type="float" office:value="17.9903499932" calcext:value-type="float">
            <text:p>18.0</text:p>
          </table:table-cell>
          <table:table-cell table:style-name="ce136" table:formula="of:=[M_Dia_A.D6]" office:value-type="float" office:value="1.709431128" calcext:value-type="float">
            <text:p>1.7</text:p>
          </table:table-cell>
          <table:table-cell table:style-name="ce136" table:formula="of:=[M_Dia_A.F6]" office:value-type="float" office:value="1.1282052884" calcext:value-type="float">
            <text:p>1.1</text:p>
          </table:table-cell>
          <table:table-cell table:style-name="ce136" table:formula="of:=[M_Dia_A.M6]" office:value-type="float" office:value="0.907900279" calcext:value-type="float">
            <text:p>0.9</text:p>
          </table:table-cell>
          <table:table-cell table:style-name="ce136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97"/>
          <table:table-cell table:style-name="ce134"/>
          <table:table-cell table:style-name="ce115" table:formula="of:=[M_Dia_A.E8]" office:value-type="string" office:string-value="Bélgica" calcext:value-type="string">
            <text:p>Bélgica</text:p>
          </table:table-cell>
          <table:table-cell table:style-name="ce115" table:formula="of:=[M_Dia_A.G8]" office:value-type="string" office:string-value="España" calcext:value-type="string">
            <text:p>España</text:p>
          </table:table-cell>
          <table:table-cell table:style-name="ce115" table:formula="of:=[M_Dia_A.H8]" office:value-type="string" office:string-value="Francia" calcext:value-type="string">
            <text:p>Francia</text:p>
          </table:table-cell>
          <table:table-cell table:style-name="ce115" table:formula="of:=[M_Dia_A.J8]" office:value-type="string" office:string-value="Italia" calcext:value-type="string">
            <text:p>Italia</text:p>
          </table:table-cell>
          <table:table-cell table:style-name="ce115" table:formula="of:=[M_Dia_A.O8]" office:value-type="string" office:string-value="Reino Unido" calcext:value-type="string">
            <text:p>Reino Unido</text:p>
          </table:table-cell>
          <table:table-cell table:style-name="ce136"/>
          <table:table-cell table:style-name="ce115"/>
          <table:table-cell table:style-name="ce141"/>
          <table:table-cell table:style-name="ce115" table:formula="of:=[M_Dia_A.I8]" office:value-type="string" office:string-value="Holanda" calcext:value-type="string">
            <text:p>Holanda</text:p>
          </table:table-cell>
          <table:table-cell table:style-name="ce115" table:formula="of:=[M_Dia_A.K8]" office:value-type="string" office:string-value="Irlanda" calcext:value-type="string">
            <text:p>Irlanda</text:p>
          </table:table-cell>
          <table:table-cell table:style-name="ce115" table:formula="of:=[M_Dia_A.L8]" office:value-type="string" office:string-value="Luxemburgo" calcext:value-type="string">
            <text:p>Luxemburgo</text:p>
          </table:table-cell>
          <table:table-cell table:style-name="ce115" table:formula="of:=[M_Dia_A.P8]" office:value-type="string" office:string-value="Suecia" calcext:value-type="string">
            <text:p>Suecia</text:p>
          </table:table-cell>
          <table:table-cell table:style-name="ce115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115" table:formula="of:=[M_Dia_A.C8]" office:value-type="string" office:string-value="Alemania" calcext:value-type="string">
            <text:p>Alemania</text:p>
          </table:table-cell>
          <table:table-cell table:style-name="ce115" table:formula="of:=[M_Dia_A.D8]" office:value-type="string" office:string-value="Austria" calcext:value-type="string">
            <text:p>Austria</text:p>
          </table:table-cell>
          <table:table-cell table:style-name="ce115" table:formula="of:=[M_Dia_A.F8]" office:value-type="string" office:string-value="Dinamarca" calcext:value-type="string">
            <text:p>Dinamarca</text:p>
          </table:table-cell>
          <table:table-cell table:style-name="ce115" table:formula="of:=[M_Dia_A.M8]" office:value-type="string" office:string-value="Noruega" calcext:value-type="string">
            <text:p>Noruega</text:p>
          </table:table-cell>
          <table:table-cell table:style-name="ce115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72" table:formula="of:=[M_Dia_A.B9]" office:value-type="date" office:date-value="2020-02-20" calcext:value-type="date">
            <text:p>20/02</text:p>
          </table:table-cell>
          <table:table-cell table:style-name="ce112" table:number-columns-repeated="7"/>
          <table:table-cell table:style-name="ce72" table:formula="of:=[.B9]" office:value-type="date" office:date-value="2020-02-20" calcext:value-type="date">
            <text:p>20/02</text:p>
          </table:table-cell>
          <table:table-cell table:style-name="ce112" table:number-columns-repeated="5"/>
          <table:table-cell table:number-columns-repeated="2"/>
          <table:table-cell table:style-name="ce139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0]" office:value-type="date" office:date-value="2020-02-21" calcext:value-type="date">
            <text:p>21/02</text:p>
          </table:table-cell>
          <table:table-cell table:style-name="ce112" table:number-columns-repeated="2"/>
          <table:table-cell table:style-name="ce112" table:formula="of:=[M_Dia_A.H10]" office:value-type="float" office:value="0.0748973033039256" calcext:value-type="float">
            <text:p>0.1</text:p>
          </table:table-cell>
          <table:table-cell table:style-name="ce112" table:formula="of:=[M_Dia_A.J10]" office:value-type="float" office:value="0.0740669220042003" calcext:value-type="float">
            <text:p>0.1</text:p>
          </table:table-cell>
          <table:table-cell table:style-name="ce112" table:number-columns-repeated="3"/>
          <table:table-cell table:style-name="ce73" table:formula="of:=[.B10]" office:value-type="date" office:date-value="2020-02-21" calcext:value-type="date">
            <text:p>21/02</text:p>
          </table:table-cell>
          <table:table-cell table:style-name="ce112" table:number-columns-repeated="5"/>
          <table:table-cell table:number-columns-repeated="2"/>
          <table:table-cell table:style-name="ce139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1]" office:value-type="date" office:date-value="2020-02-22" calcext:value-type="date">
            <text:p>22/02</text:p>
          </table:table-cell>
          <table:table-cell table:style-name="ce112" table:number-columns-repeated="2"/>
          <table:table-cell table:style-name="ce112" table:formula="of:=[M_Dia_A.H11]" office:value-type="float" office:value="0" calcext:value-type="float">
            <text:p>0.0</text:p>
          </table:table-cell>
          <table:table-cell table:style-name="ce112" table:formula="of:=[M_Dia_A.J11]" office:value-type="float" office:value="0.0740669220042003" calcext:value-type="float">
            <text:p>0.1</text:p>
          </table:table-cell>
          <table:table-cell table:style-name="ce112" table:number-columns-repeated="3"/>
          <table:table-cell table:style-name="ce73" table:formula="of:=[.B11]" office:value-type="date" office:date-value="2020-02-22" calcext:value-type="date">
            <text:p>22/02</text:p>
          </table:table-cell>
          <table:table-cell table:style-name="ce112" table:number-columns-repeated="5"/>
          <table:table-cell table:number-columns-repeated="2"/>
          <table:table-cell table:style-name="ce139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2]" office:value-type="date" office:date-value="2020-02-23" calcext:value-type="date">
            <text:p>23/02</text:p>
          </table:table-cell>
          <table:table-cell table:style-name="ce112" table:number-columns-repeated="2"/>
          <table:table-cell table:style-name="ce112" table:formula="of:=[M_Dia_A.H12]" office:value-type="float" office:value="0" calcext:value-type="float">
            <text:p>0.0</text:p>
          </table:table-cell>
          <table:table-cell table:style-name="ce112" table:formula="of:=[M_Dia_A.J12]" office:value-type="float" office:value="0.0740669220042003" calcext:value-type="float">
            <text:p>0.1</text:p>
          </table:table-cell>
          <table:table-cell table:style-name="ce112" table:number-columns-repeated="2"/>
          <table:table-cell table:style-name="ce115"/>
          <table:table-cell table:style-name="ce74" table:formula="of:=[.B12]" office:value-type="date" office:date-value="2020-02-23" calcext:value-type="date">
            <text:p>23/02</text:p>
          </table:table-cell>
          <table:table-cell table:style-name="ce115" table:number-columns-repeated="5"/>
          <table:table-cell table:number-columns-repeated="2"/>
          <table:table-cell table:style-name="ce139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96" table:formula="of:=[M_Dia_A.A13]" office:value-type="string" office:string-value="L" calcext:value-type="string">
            <text:p>L</text:p>
          </table:table-cell>
          <table:table-cell table:style-name="ce72" table:formula="of:=[M_Dia_A.B13]" office:value-type="date" office:date-value="2020-02-24" calcext:value-type="date">
            <text:p>24/02</text:p>
          </table:table-cell>
          <table:table-cell table:style-name="ce114" table:number-columns-repeated="2"/>
          <table:table-cell table:style-name="ce114" table:formula="of:=[M_Dia_A.H13]" office:value-type="float" office:value="0" calcext:value-type="float">
            <text:p>0.0</text:p>
          </table:table-cell>
          <table:table-cell table:style-name="ce114" table:formula="of:=[M_Dia_A.J13]" office:value-type="float" office:value="0.296267688016801" calcext:value-type="float">
            <text:p>0.3</text:p>
          </table:table-cell>
          <table:table-cell table:style-name="ce114"/>
          <table:table-cell table:style-name="ce136"/>
          <table:table-cell table:style-name="ce98" table:formula="of:=[.A13]" office:value-type="string" office:string-value="L" calcext:value-type="string">
            <text:p>L</text:p>
          </table:table-cell>
          <table:table-cell table:style-name="ce73" table:formula="of:=[.B13]" office:value-type="date" office:date-value="2020-02-24" calcext:value-type="date">
            <text:p>24/02</text:p>
          </table:table-cell>
          <table:table-cell table:style-name="ce114" table:number-columns-repeated="5"/>
          <table:table-cell/>
          <table:table-cell table:style-name="ce65" table:formula="of:=[.A13]" office:value-type="string" office:string-value="L" calcext:value-type="string">
            <text:p>L</text:p>
          </table:table-cell>
          <table:table-cell table:style-name="ce96" table:formula="of:=[.B13]" office:value-type="date" office:date-value="2020-02-24" calcext:value-type="date">
            <text:p>24/02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table:style-name="ce73" table:formula="of:=[M_Dia_A.B14]" office:value-type="date" office:date-value="2020-02-25" calcext:value-type="date">
            <text:p>25/02</text:p>
          </table:table-cell>
          <table:table-cell table:style-name="ce112" table:number-columns-repeated="2"/>
          <table:table-cell table:style-name="ce112" table:formula="of:=[M_Dia_A.H14]" office:value-type="float" office:value="0" calcext:value-type="float">
            <text:p>0.0</text:p>
          </table:table-cell>
          <table:table-cell table:style-name="ce112" table:formula="of:=[M_Dia_A.J14]" office:value-type="float" office:value="0.222200766012601" calcext:value-type="float">
            <text:p>0.2</text:p>
          </table:table-cell>
          <table:table-cell table:style-name="ce112" table:number-columns-repeated="3"/>
          <table:table-cell table:style-name="ce73" table:formula="of:=[.B14]" office:value-type="date" office:date-value="2020-02-25" calcext:value-type="date">
            <text:p>25/02</text:p>
          </table:table-cell>
          <table:table-cell table:style-name="ce112" table:number-columns-repeated="5"/>
          <table:table-cell table:number-columns-repeated="2"/>
          <table:table-cell table:style-name="ce139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5]" office:value-type="date" office:date-value="2020-02-26" calcext:value-type="date">
            <text:p>26/02</text:p>
          </table:table-cell>
          <table:table-cell table:style-name="ce112" table:number-columns-repeated="2"/>
          <table:table-cell table:style-name="ce112" table:formula="of:=[M_Dia_A.H15]" office:value-type="float" office:value="0.0748973033039256" calcext:value-type="float">
            <text:p>0.1</text:p>
          </table:table-cell>
          <table:table-cell table:style-name="ce112" table:formula="of:=[M_Dia_A.J15]" office:value-type="float" office:value="0.148133844008401" calcext:value-type="float">
            <text:p>0.1</text:p>
          </table:table-cell>
          <table:table-cell table:style-name="ce112" table:number-columns-repeated="3"/>
          <table:table-cell table:style-name="ce73" table:formula="of:=[.B15]" office:value-type="date" office:date-value="2020-02-26" calcext:value-type="date">
            <text:p>26/02</text:p>
          </table:table-cell>
          <table:table-cell table:style-name="ce112" table:number-columns-repeated="5"/>
          <table:table-cell table:number-columns-repeated="2"/>
          <table:table-cell table:style-name="ce139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6]" office:value-type="date" office:date-value="2020-02-27" calcext:value-type="date">
            <text:p>27/02</text:p>
          </table:table-cell>
          <table:table-cell table:style-name="ce112" table:number-columns-repeated="2"/>
          <table:table-cell table:style-name="ce112" table:formula="of:=[M_Dia_A.H16]" office:value-type="float" office:value="0" calcext:value-type="float">
            <text:p>0.0</text:p>
          </table:table-cell>
          <table:table-cell table:style-name="ce112" table:formula="of:=[M_Dia_A.J16]" office:value-type="float" office:value="0.370334610021002" calcext:value-type="float">
            <text:p>0.4</text:p>
          </table:table-cell>
          <table:table-cell table:style-name="ce112" table:number-columns-repeated="3"/>
          <table:table-cell table:style-name="ce73" table:formula="of:=[.B16]" office:value-type="date" office:date-value="2020-02-27" calcext:value-type="date">
            <text:p>27/02</text:p>
          </table:table-cell>
          <table:table-cell table:style-name="ce112" table:number-columns-repeated="5"/>
          <table:table-cell table:number-columns-repeated="2"/>
          <table:table-cell table:style-name="ce139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7]" office:value-type="date" office:date-value="2020-02-28" calcext:value-type="date">
            <text:p>28/02</text:p>
          </table:table-cell>
          <table:table-cell table:style-name="ce112" table:number-columns-repeated="2"/>
          <table:table-cell table:style-name="ce112" table:formula="of:=[M_Dia_A.H17]" office:value-type="float" office:value="0" calcext:value-type="float">
            <text:p>0.0</text:p>
          </table:table-cell>
          <table:table-cell table:style-name="ce112" table:formula="of:=[M_Dia_A.J17]" office:value-type="float" office:value="0.296267688016801" calcext:value-type="float">
            <text:p>0.3</text:p>
          </table:table-cell>
          <table:table-cell table:style-name="ce112" table:number-columns-repeated="3"/>
          <table:table-cell table:style-name="ce73" table:formula="of:=[.B17]" office:value-type="date" office:date-value="2020-02-28" calcext:value-type="date">
            <text:p>28/02</text:p>
          </table:table-cell>
          <table:table-cell table:style-name="ce112" table:number-columns-repeated="5"/>
          <table:table-cell table:number-columns-repeated="2"/>
          <table:table-cell table:style-name="ce139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8]" office:value-type="date" office:date-value="2020-02-29" calcext:value-type="date">
            <text:p>29/02</text:p>
          </table:table-cell>
          <table:table-cell table:style-name="ce112" table:number-columns-repeated="2"/>
          <table:table-cell table:style-name="ce112" table:formula="of:=[M_Dia_A.H18]" office:value-type="float" office:value="0" calcext:value-type="float">
            <text:p>0.0</text:p>
          </table:table-cell>
          <table:table-cell table:style-name="ce112" table:formula="of:=[M_Dia_A.J18]" office:value-type="float" office:value="0.592535376033603" calcext:value-type="float">
            <text:p>0.6</text:p>
          </table:table-cell>
          <table:table-cell table:style-name="ce112" table:number-columns-repeated="3"/>
          <table:table-cell table:style-name="ce73" table:formula="of:=[.B18]" office:value-type="date" office:date-value="2020-02-29" calcext:value-type="date">
            <text:p>29/02</text:p>
          </table:table-cell>
          <table:table-cell table:style-name="ce112" table:number-columns-repeated="5"/>
          <table:table-cell table:number-columns-repeated="2"/>
          <table:table-cell table:style-name="ce139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97"/>
          <table:table-cell table:style-name="ce74" table:formula="of:=[M_Dia_A.B19]" office:value-type="date" office:date-value="2020-03-01" calcext:value-type="date">
            <text:p>01/03</text:p>
          </table:table-cell>
          <table:table-cell table:style-name="ce115" table:number-columns-repeated="2"/>
          <table:table-cell table:style-name="ce115" table:formula="of:=[M_Dia_A.H19]" office:value-type="float" office:value="0" calcext:value-type="float">
            <text:p>0.0</text:p>
          </table:table-cell>
          <table:table-cell table:style-name="ce115" table:formula="of:=[M_Dia_A.J19]" office:value-type="float" office:value="0.370334610021002" calcext:value-type="float">
            <text:p>0.4</text:p>
          </table:table-cell>
          <table:table-cell table:style-name="ce115"/>
          <table:table-cell table:style-name="ce136"/>
          <table:table-cell table:style-name="ce115"/>
          <table:table-cell table:style-name="ce74" table:formula="of:=[.B19]" office:value-type="date" office:date-value="2020-03-01" calcext:value-type="date">
            <text:p>01/03</text:p>
          </table:table-cell>
          <table:table-cell table:style-name="ce115" table:number-columns-repeated="5"/>
          <table:table-cell/>
          <table:table-cell table:style-name="ce66"/>
          <table:table-cell table:style-name="ce140" table:formula="of:=[.B19]" office:value-type="date" office:date-value="2020-03-01" calcext:value-type="date">
            <text:p>01/03</text:p>
          </table:table-cell>
          <table:table-cell table:style-name="ce66" table:number-columns-repeated="5"/>
          <table:table-cell table:number-columns-repeated="7"/>
        </table:table-row>
        <table:table-row table:style-name="ro1">
          <table:table-cell table:style-name="ce98" table:formula="of:=[M_Dia_A.A20]" office:value-type="string" office:string-value="L" calcext:value-type="string">
            <text:p>L</text:p>
          </table:table-cell>
          <table:table-cell table:style-name="ce73" table:formula="of:=[M_Dia_A.B20]" office:value-type="date" office:date-value="2020-03-02" calcext:value-type="date">
            <text:p>02/03</text:p>
          </table:table-cell>
          <table:table-cell table:style-name="ce112" table:number-columns-repeated="2"/>
          <table:table-cell table:style-name="ce112" table:formula="of:=[M_Dia_A.H20]" office:value-type="float" office:value="0.0748973033039256" calcext:value-type="float">
            <text:p>0.1</text:p>
          </table:table-cell>
          <table:table-cell table:style-name="ce112" table:formula="of:=[M_Dia_A.J20]" office:value-type="float" office:value="1.33320459607561" calcext:value-type="float">
            <text:p>1.3</text:p>
          </table:table-cell>
          <table:table-cell table:style-name="ce112" table:number-columns-repeated="2"/>
          <table:table-cell table:style-name="ce98" table:formula="of:=[.A20]" office:value-type="string" office:string-value="L" calcext:value-type="string">
            <text:p>L</text:p>
          </table:table-cell>
          <table:table-cell table:style-name="ce73" table:formula="of:=[.B20]" office:value-type="date" office:date-value="2020-03-02" calcext:value-type="date">
            <text:p>02/03</text:p>
          </table:table-cell>
          <table:table-cell table:style-name="ce112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39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21]" office:value-type="date" office:date-value="2020-03-03" calcext:value-type="date">
            <text:p>03/03</text:p>
          </table:table-cell>
          <table:table-cell table:style-name="ce112" table:number-columns-repeated="2"/>
          <table:table-cell table:style-name="ce112" table:formula="of:=[M_Dia_A.H21]" office:value-type="float" office:value="0.0748973033039256" calcext:value-type="float">
            <text:p>0.1</text:p>
          </table:table-cell>
          <table:table-cell table:style-name="ce112" table:formula="of:=[M_Dia_A.J21]" office:value-type="float" office:value="1.99980689411341" calcext:value-type="float">
            <text:p>2.0</text:p>
          </table:table-cell>
          <table:table-cell table:style-name="ce112" table:number-columns-repeated="3"/>
          <table:table-cell table:style-name="ce73" table:formula="of:=[.B21]" office:value-type="date" office:date-value="2020-03-03" calcext:value-type="date">
            <text:p>03/03</text:p>
          </table:table-cell>
          <table:table-cell table:style-name="ce112" table:number-columns-repeated="5"/>
          <table:table-cell table:number-columns-repeated="2"/>
          <table:table-cell table:style-name="ce139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22]" office:value-type="date" office:date-value="2020-03-04" calcext:value-type="date">
            <text:p>04/03</text:p>
          </table:table-cell>
          <table:table-cell table:style-name="ce112" table:number-columns-repeated="2"/>
          <table:table-cell table:style-name="ce112" table:formula="of:=[M_Dia_A.H22]" office:value-type="float" office:value="0" calcext:value-type="float">
            <text:p>0.0</text:p>
          </table:table-cell>
          <table:table-cell table:style-name="ce112" table:formula="of:=[M_Dia_A.J22]" office:value-type="float" office:value="2.07387381611761" calcext:value-type="float">
            <text:p>2.1</text:p>
          </table:table-cell>
          <table:table-cell table:style-name="ce112" table:number-columns-repeated="3"/>
          <table:table-cell table:style-name="ce73" table:formula="of:=[.B22]" office:value-type="date" office:date-value="2020-03-04" calcext:value-type="date">
            <text:p>04/03</text:p>
          </table:table-cell>
          <table:table-cell table:style-name="ce112" table:number-columns-repeated="5"/>
          <table:table-cell table:number-columns-repeated="2"/>
          <table:table-cell table:style-name="ce139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23]" office:value-type="date" office:date-value="2020-03-05" calcext:value-type="date">
            <text:p>05/03</text:p>
          </table:table-cell>
          <table:table-cell table:style-name="ce112"/>
          <table:table-cell table:style-name="ce112" table:formula="of:=[M_Dia_A.G23]" office:value-type="float" office:value="0.235842812887796" calcext:value-type="float">
            <text:p>0.2</text:p>
          </table:table-cell>
          <table:table-cell table:style-name="ce112" table:formula="of:=[M_Dia_A.H23]" office:value-type="float" office:value="0.224691909911777" calcext:value-type="float">
            <text:p>0.2</text:p>
          </table:table-cell>
          <table:table-cell table:style-name="ce112" table:formula="of:=[M_Dia_A.J23]" office:value-type="float" office:value="3.03674380217221" calcext:value-type="float">
            <text:p>3.0</text:p>
          </table:table-cell>
          <table:table-cell table:style-name="ce112" table:formula="of:=[M_Dia_A.O23]" office:value-type="float" office:value="0.0844406011959319" calcext:value-type="float">
            <text:p>0.1</text:p>
          </table:table-cell>
          <table:table-cell table:style-name="ce112" table:number-columns-repeated="2"/>
          <table:table-cell table:style-name="ce73" table:formula="of:=[.B23]" office:value-type="date" office:date-value="2020-03-05" calcext:value-type="date">
            <text:p>05/03</text:p>
          </table:table-cell>
          <table:table-cell table:style-name="ce112" table:number-columns-repeated="4"/>
          <table:table-cell table:style-name="ce112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139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24]" office:value-type="date" office:date-value="2020-03-06" calcext:value-type="date">
            <text:p>06/03</text:p>
          </table:table-cell>
          <table:table-cell table:style-name="ce112"/>
          <table:table-cell table:style-name="ce112" table:formula="of:=[M_Dia_A.G24]" office:value-type="float" office:value="0.235842812887796" calcext:value-type="float">
            <text:p>0.2</text:p>
          </table:table-cell>
          <table:table-cell table:style-name="ce112" table:formula="of:=[M_Dia_A.H24]" office:value-type="float" office:value="0.149794606607851" calcext:value-type="float">
            <text:p>0.1</text:p>
          </table:table-cell>
          <table:table-cell table:style-name="ce112" table:formula="of:=[M_Dia_A.J24]" office:value-type="float" office:value="3.62927917820582" calcext:value-type="float">
            <text:p>3.6</text:p>
          </table:table-cell>
          <table:table-cell table:style-name="ce112" table:formula="of:=[M_Dia_A.O24]" office:value-type="float" office:value="0.0844406011959319" calcext:value-type="float">
            <text:p>0.1</text:p>
          </table:table-cell>
          <table:table-cell table:style-name="ce112" table:number-columns-repeated="2"/>
          <table:table-cell table:style-name="ce73" table:formula="of:=[.B24]" office:value-type="date" office:date-value="2020-03-06" calcext:value-type="date">
            <text:p>06/03</text:p>
          </table:table-cell>
          <table:table-cell table:style-name="ce112" table:formula="of:=[M_Dia_A.I24]" office:value-type="float" office:value="0.305261063186895" calcext:value-type="float">
            <text:p>0.3</text:p>
          </table:table-cell>
          <table:table-cell table:style-name="ce112" table:number-columns-repeated="3"/>
          <table:table-cell table:style-name="ce112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139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25]" office:value-type="date" office:date-value="2020-03-07" calcext:value-type="date">
            <text:p>07/03</text:p>
          </table:table-cell>
          <table:table-cell table:style-name="ce112"/>
          <table:table-cell table:style-name="ce112" table:formula="of:=[M_Dia_A.G25]" office:value-type="float" office:value="0.353764219331693" calcext:value-type="float">
            <text:p>0.4</text:p>
          </table:table-cell>
          <table:table-cell table:style-name="ce112" table:formula="of:=[M_Dia_A.H25]" office:value-type="float" office:value="0.524281123127479" calcext:value-type="float">
            <text:p>0.5</text:p>
          </table:table-cell>
          <table:table-cell table:style-name="ce112" table:formula="of:=[M_Dia_A.J25]" office:value-type="float" office:value="2.66640919215121" calcext:value-type="float">
            <text:p>2.7</text:p>
          </table:table-cell>
          <table:table-cell table:style-name="ce112" table:formula="of:=[M_Dia_A.O25]" office:value-type="float" office:value="0" calcext:value-type="float">
            <text:p>0.0</text:p>
          </table:table-cell>
          <table:table-cell table:style-name="ce112" table:number-columns-repeated="2"/>
          <table:table-cell table:style-name="ce73" table:formula="of:=[.B25]" office:value-type="date" office:date-value="2020-03-07" calcext:value-type="date">
            <text:p>07/03</text:p>
          </table:table-cell>
          <table:table-cell table:style-name="ce112" table:formula="of:=[M_Dia_A.I25]" office:value-type="float" office:value="0" calcext:value-type="float">
            <text:p>0.0</text:p>
          </table:table-cell>
          <table:table-cell table:style-name="ce112" table:number-columns-repeated="3"/>
          <table:table-cell table:style-name="ce112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139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26]" office:value-type="date" office:date-value="2020-03-08" calcext:value-type="date">
            <text:p>08/03</text:p>
          </table:table-cell>
          <table:table-cell table:style-name="ce112"/>
          <table:table-cell table:style-name="ce112" table:formula="of:=[M_Dia_A.G26]" office:value-type="float" office:value="0.235842812887796" calcext:value-type="float">
            <text:p>0.2</text:p>
          </table:table-cell>
          <table:table-cell table:style-name="ce112" table:formula="of:=[M_Dia_A.H26]" office:value-type="float" office:value="0.224691909911777" calcext:value-type="float">
            <text:p>0.2</text:p>
          </table:table-cell>
          <table:table-cell table:style-name="ce112" table:formula="of:=[M_Dia_A.J26]" office:value-type="float" office:value="9.85090062655864" calcext:value-type="float">
            <text:p>9.9</text:p>
          </table:table-cell>
          <table:table-cell table:style-name="ce112" table:formula="of:=[M_Dia_A.O26]" office:value-type="float" office:value="0.0844406011959319" calcext:value-type="float">
            <text:p>0.1</text:p>
          </table:table-cell>
          <table:table-cell table:style-name="ce112" table:number-columns-repeated="2"/>
          <table:table-cell table:style-name="ce73" table:formula="of:=[.B26]" office:value-type="date" office:date-value="2020-03-08" calcext:value-type="date">
            <text:p>08/03</text:p>
          </table:table-cell>
          <table:table-cell table:style-name="ce112" table:formula="of:=[M_Dia_A.I26]" office:value-type="float" office:value="0.610522126373789" calcext:value-type="float">
            <text:p>0.6</text:p>
          </table:table-cell>
          <table:table-cell table:style-name="ce112" table:number-columns-repeated="3"/>
          <table:table-cell table:style-name="ce112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139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96" table:formula="of:=[M_Dia_A.A27]" office:value-type="string" office:string-value="L" calcext:value-type="string">
            <text:p>L</text:p>
          </table:table-cell>
          <table:table-cell table:style-name="ce72" table:formula="of:=[M_Dia_A.B27]" office:value-type="date" office:date-value="2020-03-09" calcext:value-type="date">
            <text:p>09/03</text:p>
          </table:table-cell>
          <table:table-cell table:style-name="ce114"/>
          <table:table-cell table:style-name="ce114" table:formula="of:=[M_Dia_A.G27]" office:value-type="float" office:value="0.707528438663387" calcext:value-type="float">
            <text:p>0.7</text:p>
          </table:table-cell>
          <table:table-cell table:style-name="ce114" table:formula="of:=[M_Dia_A.H27]" office:value-type="float" office:value="0.149794606607851" calcext:value-type="float">
            <text:p>0.1</text:p>
          </table:table-cell>
          <table:table-cell table:style-name="ce114" table:formula="of:=[M_Dia_A.J27]" office:value-type="float" office:value="7.18449143440743" calcext:value-type="float">
            <text:p>7.2</text:p>
          </table:table-cell>
          <table:table-cell table:style-name="ce114" table:formula="of:=[M_Dia_A.O27]" office:value-type="float" office:value="0.168881202391864" calcext:value-type="float">
            <text:p>0.2</text:p>
          </table:table-cell>
          <table:table-cell table:style-name="ce136"/>
          <table:table-cell table:style-name="ce96" table:formula="of:=[.A27]" office:value-type="string" office:string-value="L" calcext:value-type="string">
            <text:p>L</text:p>
          </table:table-cell>
          <table:table-cell table:style-name="ce72" table:formula="of:=[.B27]" office:value-type="date" office:date-value="2020-03-09" calcext:value-type="date">
            <text:p>09/03</text:p>
          </table:table-cell>
          <table:table-cell table:style-name="ce114" table:formula="of:=[M_Dia_A.I27]" office:value-type="float" office:value="0.305261063186895" calcext:value-type="float">
            <text:p>0.3</text:p>
          </table:table-cell>
          <table:table-cell table:style-name="ce114" table:number-columns-repeated="3"/>
          <table:table-cell table:style-name="ce114" table:formula="of:=[M_Dia_A.Q27]" office:value-type="float" office:value="0" calcext:value-type="float">
            <text:p>0.0</text:p>
          </table:table-cell>
          <table:table-cell/>
          <table:table-cell table:style-name="ce65" table:formula="of:=[.A27]" office:value-type="string" office:string-value="L" calcext:value-type="string">
            <text:p>L</text:p>
          </table:table-cell>
          <table:table-cell table:style-name="ce96" table:formula="of:=[.B27]" office:value-type="date" office:date-value="2020-03-09" calcext:value-type="date">
            <text:p>09/03</text:p>
          </table:table-cell>
          <table:table-cell table:style-name="ce114" table:formula="of:=[M_Dia_A.C27]" office:value-type="float" office:value="0.11117071100651" calcext:value-type="float">
            <text:p>0.1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table:style-name="ce73" table:formula="of:=[M_Dia_A.B28]" office:value-type="date" office:date-value="2020-03-10" calcext:value-type="date">
            <text:p>10/03</text:p>
          </table:table-cell>
          <table:table-cell table:style-name="ce112" table:formula="of:=[M_Dia_A.E28]" office:value-type="float" office:value="0.460195588805897" calcext:value-type="float">
            <text:p>0.5</text:p>
          </table:table-cell>
          <table:table-cell table:style-name="ce112" table:formula="of:=[M_Dia_A.G28]" office:value-type="float" office:value="2.24050672243406" calcext:value-type="float">
            <text:p>2.2</text:p>
          </table:table-cell>
          <table:table-cell table:style-name="ce112" table:formula="of:=[M_Dia_A.H28]" office:value-type="float" office:value="0.674075729735331" calcext:value-type="float">
            <text:p>0.7</text:p>
          </table:table-cell>
          <table:table-cell table:style-name="ce112" table:formula="of:=[M_Dia_A.J28]" office:value-type="float" office:value="12.4432428967057" calcext:value-type="float">
            <text:p>12.4</text:p>
          </table:table-cell>
          <table:table-cell table:style-name="ce116" table:formula="of:=[M_Dia_A.O28]" office:value-type="float" office:value="0.0844406011959319" calcext:value-type="float">
            <text:p>0</text:p>
          </table:table-cell>
          <table:table-cell table:style-name="ce112" table:number-columns-repeated="2"/>
          <table:table-cell table:style-name="ce73" table:formula="of:=[.B28]" office:value-type="date" office:date-value="2020-03-10" calcext:value-type="date">
            <text:p>10/03</text:p>
          </table:table-cell>
          <table:table-cell table:style-name="ce112" table:formula="of:=[M_Dia_A.I28]" office:value-type="float" office:value="0" calcext:value-type="float">
            <text:p>0.0</text:p>
          </table:table-cell>
          <table:table-cell table:style-name="ce112" table:number-columns-repeated="3"/>
          <table:table-cell table:style-name="ce112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139" table:formula="of:=[.B28]" office:value-type="date" office:date-value="2020-03-10" calcext:value-type="date">
            <text:p>10/03</text:p>
          </table:table-cell>
          <table:table-cell table:style-name="ce112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73" table:formula="of:=[M_Dia_A.B29]" office:value-type="date" office:date-value="2020-03-11" calcext:value-type="date">
            <text:p>11/03</text:p>
          </table:table-cell>
          <table:table-cell table:style-name="ce112" table:formula="of:=[M_Dia_A.E29]" office:value-type="float" office:value="0.920391177611794" calcext:value-type="float">
            <text:p>0.9</text:p>
          </table:table-cell>
          <table:table-cell table:style-name="ce112" table:formula="of:=[M_Dia_A.G29]" office:value-type="float" office:value="1.41505687732677" calcext:value-type="float">
            <text:p>1.4</text:p>
          </table:table-cell>
          <table:table-cell table:style-name="ce112" table:formula="of:=[M_Dia_A.H29]" office:value-type="float" office:value="1.34815145947066" calcext:value-type="float">
            <text:p>1.3</text:p>
          </table:table-cell>
          <table:table-cell table:style-name="ce112" table:formula="of:=[M_Dia_A.J29]" office:value-type="float" office:value="14.5171167128233" calcext:value-type="float">
            <text:p>14.5</text:p>
          </table:table-cell>
          <table:table-cell table:style-name="ce116" table:formula="of:=[M_Dia_A.O29]" office:value-type="float" office:value="0.168881202391864" calcext:value-type="float">
            <text:p>0</text:p>
          </table:table-cell>
          <table:table-cell table:style-name="ce112" table:number-columns-repeated="2"/>
          <table:table-cell table:style-name="ce73" table:formula="of:=[.B29]" office:value-type="date" office:date-value="2020-03-11" calcext:value-type="date">
            <text:p>11/03</text:p>
          </table:table-cell>
          <table:table-cell table:style-name="ce112" table:formula="of:=[M_Dia_A.I29]" office:value-type="float" office:value="0.305261063186895" calcext:value-type="float">
            <text:p>0.3</text:p>
          </table:table-cell>
          <table:table-cell table:style-name="ce112" table:formula="of:=[M_Dia_A.K29]" office:value-type="float" office:value="1.48134045786989" calcext:value-type="float">
            <text:p>1.5</text:p>
          </table:table-cell>
          <table:table-cell table:style-name="ce112"/>
          <table:table-cell table:style-name="ce112" table:formula="of:=[M_Dia_A.P29]" office:value-type="float" office:value="0.488913714916911" calcext:value-type="float">
            <text:p>0.5</text:p>
          </table:table-cell>
          <table:table-cell table:style-name="ce112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139" table:formula="of:=[.B29]" office:value-type="date" office:date-value="2020-03-11" calcext:value-type="date">
            <text:p>11/03</text:p>
          </table:table-cell>
          <table:table-cell table:style-name="ce112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73" table:formula="of:=[M_Dia_A.B30]" office:value-type="date" office:date-value="2020-03-12" calcext:value-type="date">
            <text:p>12/03</text:p>
          </table:table-cell>
          <table:table-cell table:style-name="ce112" table:formula="of:=[M_Dia_A.E30]" office:value-type="float" office:value="0" calcext:value-type="float">
            <text:p>0.0</text:p>
          </table:table-cell>
          <table:table-cell table:style-name="ce112" table:formula="of:=[M_Dia_A.G30]" office:value-type="float" office:value="4.36309203842422" calcext:value-type="float">
            <text:p>4.4</text:p>
          </table:table-cell>
          <table:table-cell table:style-name="ce112" table:formula="of:=[M_Dia_A.H30]" office:value-type="float" office:value="0.973664942951033" calcext:value-type="float">
            <text:p>1.0</text:p>
          </table:table-cell>
          <table:table-cell table:style-name="ce112" table:formula="of:=[M_Dia_A.J30]" office:value-type="float" office:value="13.9986482587939" calcext:value-type="float">
            <text:p>14.0</text:p>
          </table:table-cell>
          <table:table-cell table:style-name="ce116" table:formula="of:=[M_Dia_A.O30]" office:value-type="float" office:value="0" calcext:value-type="float">
            <text:p>0</text:p>
          </table:table-cell>
          <table:table-cell table:style-name="ce112" table:number-columns-repeated="2"/>
          <table:table-cell table:style-name="ce73" table:formula="of:=[.B30]" office:value-type="date" office:date-value="2020-03-12" calcext:value-type="date">
            <text:p>12/03</text:p>
          </table:table-cell>
          <table:table-cell table:style-name="ce112" table:formula="of:=[M_Dia_A.I30]" office:value-type="float" office:value="0" calcext:value-type="float">
            <text:p>0.0</text:p>
          </table:table-cell>
          <table:table-cell table:style-name="ce112" table:formula="of:=[M_Dia_A.K30]" office:value-type="float" office:value="0" calcext:value-type="float">
            <text:p>0.0</text:p>
          </table:table-cell>
          <table:table-cell table:style-name="ce112"/>
          <table:table-cell table:style-name="ce112" table:formula="of:=[M_Dia_A.P30]" office:value-type="float" office:value="0" calcext:value-type="float">
            <text:p>0.0</text:p>
          </table:table-cell>
          <table:table-cell table:style-name="ce112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139" table:formula="of:=[.B30]" office:value-type="date" office:date-value="2020-03-12" calcext:value-type="date">
            <text:p>12/03</text:p>
          </table:table-cell>
          <table:table-cell table:style-name="ce112" table:formula="of:=[M_Dia_A.C30]" office:value-type="float" office:value="0.11117071100651" calcext:value-type="float">
            <text:p>0.1</text:p>
          </table:table-cell>
          <table:table-cell table:style-name="ce112" table:formula="of:=[M_Dia_A.D30]" office:value-type="float" office:value="0.584989932393462" calcext:value-type="float">
            <text:p>0.6</text:p>
          </table:table-cell>
          <table:table-cell table:style-name="ce112" table:formula="of:=[M_Dia_A.F30]" office:value-type="float" office:value="0.886363510508076" calcext:value-type="float">
            <text:p>0.9</text:p>
          </table:table-cell>
          <table:table-cell table:style-name="ce112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M_Dia_A.B31]" office:value-type="date" office:date-value="2020-03-13" calcext:value-type="date">
            <text:p>13/03</text:p>
          </table:table-cell>
          <table:table-cell table:style-name="ce112" table:formula="of:=[M_Dia_A.E31]" office:value-type="float" office:value="0" calcext:value-type="float">
            <text:p>0.0</text:p>
          </table:table-cell>
          <table:table-cell table:style-name="ce112" table:formula="of:=[M_Dia_A.G31]" office:value-type="float" office:value="4.00932781909253" calcext:value-type="float">
            <text:p>4.0</text:p>
          </table:table-cell>
          <table:table-cell table:style-name="ce112" table:formula="of:=[M_Dia_A.H31]" office:value-type="float" office:value="1.34815145947066" calcext:value-type="float">
            <text:p>1.3</text:p>
          </table:table-cell>
          <table:table-cell table:style-name="ce112" table:formula="of:=[M_Dia_A.J31]" office:value-type="float" office:value="18.5167305010501" calcext:value-type="float">
            <text:p>18.5</text:p>
          </table:table-cell>
          <table:table-cell table:style-name="ce116" table:formula="of:=[M_Dia_A.O31]" office:value-type="float" office:value="0.168881202391864" calcext:value-type="float">
            <text:p>0</text:p>
          </table:table-cell>
          <table:table-cell table:style-name="ce112" table:number-columns-repeated="2"/>
          <table:table-cell table:style-name="ce73" table:formula="of:=[.B31]" office:value-type="date" office:date-value="2020-03-13" calcext:value-type="date">
            <text:p>13/03</text:p>
          </table:table-cell>
          <table:table-cell table:style-name="ce112" table:formula="of:=[M_Dia_A.I31]" office:value-type="float" office:value="1.52630531593447" calcext:value-type="float">
            <text:p>1.5</text:p>
          </table:table-cell>
          <table:table-cell table:style-name="ce112" table:formula="of:=[M_Dia_A.K31]" office:value-type="float" office:value="0" calcext:value-type="float">
            <text:p>0.0</text:p>
          </table:table-cell>
          <table:table-cell table:style-name="ce112" table:formula="of:=[M_Dia_A.L31]" office:value-type="float" office:value="10.3538790508119" calcext:value-type="float">
            <text:p>10.4</text:p>
          </table:table-cell>
          <table:table-cell table:style-name="ce112" table:formula="of:=[M_Dia_A.P31]" office:value-type="float" office:value="0.488913714916911" calcext:value-type="float">
            <text:p>0.5</text:p>
          </table:table-cell>
          <table:table-cell table:style-name="ce112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139" table:formula="of:=[.B31]" office:value-type="date" office:date-value="2020-03-13" calcext:value-type="date">
            <text:p>13/03</text:p>
          </table:table-cell>
          <table:table-cell table:style-name="ce112" table:formula="of:=[M_Dia_A.C31]" office:value-type="float" office:value="0.166756066509764" calcext:value-type="float">
            <text:p>0.2</text:p>
          </table:table-cell>
          <table:table-cell table:style-name="ce112" table:formula="of:=[M_Dia_A.D31]" office:value-type="float" office:value="0" calcext:value-type="float">
            <text:p>0.0</text:p>
          </table:table-cell>
          <table:table-cell table:style-name="ce112" table:formula="of:=[M_Dia_A.F31]" office:value-type="float" office:value="0" calcext:value-type="float">
            <text:p>0.0</text:p>
          </table:table-cell>
          <table:table-cell table:style-name="ce112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M_Dia_A.B32]" office:value-type="date" office:date-value="2020-03-14" calcext:value-type="date">
            <text:p>14/03</text:p>
          </table:table-cell>
          <table:table-cell table:style-name="ce112" table:formula="of:=[M_Dia_A.E32]" office:value-type="float" office:value="0.460195588805897" calcext:value-type="float">
            <text:p>0.5</text:p>
          </table:table-cell>
          <table:table-cell table:style-name="ce112" table:formula="of:=[M_Dia_A.G32]" office:value-type="float" office:value="2.12258531599016" calcext:value-type="float">
            <text:p>2.1</text:p>
          </table:table-cell>
          <table:table-cell table:style-name="ce112" table:formula="of:=[M_Dia_A.H32]" office:value-type="float" office:value="0.898767639647108" calcext:value-type="float">
            <text:p>0.9</text:p>
          </table:table-cell>
          <table:table-cell table:style-name="ce112" table:formula="of:=[M_Dia_A.J32]" office:value-type="float" office:value="12.9617113507351" calcext:value-type="float">
            <text:p>13.0</text:p>
          </table:table-cell>
          <table:table-cell table:style-name="ce116" table:formula="of:=[M_Dia_A.O32]" office:value-type="float" office:value="0.928846613155251" calcext:value-type="float">
            <text:p>1</text:p>
          </table:table-cell>
          <table:table-cell table:style-name="ce112" table:number-columns-repeated="2"/>
          <table:table-cell table:style-name="ce73" table:formula="of:=[.B32]" office:value-type="date" office:date-value="2020-03-14" calcext:value-type="date">
            <text:p>14/03</text:p>
          </table:table-cell>
          <table:table-cell table:style-name="ce112" table:formula="of:=[M_Dia_A.I32]" office:value-type="float" office:value="0.610522126373789" calcext:value-type="float">
            <text:p>0.6</text:p>
          </table:table-cell>
          <table:table-cell table:style-name="ce112" table:formula="of:=[M_Dia_A.K32]" office:value-type="float" office:value="1.48134045786989" calcext:value-type="float">
            <text:p>1.5</text:p>
          </table:table-cell>
          <table:table-cell table:style-name="ce112" table:formula="of:=[M_Dia_A.L32]" office:value-type="float" office:value="0" calcext:value-type="float">
            <text:p>0.0</text:p>
          </table:table-cell>
          <table:table-cell table:style-name="ce112" table:formula="of:=[M_Dia_A.P32]" office:value-type="float" office:value="0.488913714916911" calcext:value-type="float">
            <text:p>0.5</text:p>
          </table:table-cell>
          <table:table-cell table:style-name="ce112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139" table:formula="of:=[.B32]" office:value-type="date" office:date-value="2020-03-14" calcext:value-type="date">
            <text:p>14/03</text:p>
          </table:table-cell>
          <table:table-cell table:style-name="ce112" table:formula="of:=[M_Dia_A.C32]" office:value-type="float" office:value="0" calcext:value-type="float">
            <text:p>0.0</text:p>
          </table:table-cell>
          <table:table-cell table:style-name="ce112" table:formula="of:=[M_Dia_A.D32]" office:value-type="float" office:value="0" calcext:value-type="float">
            <text:p>0.0</text:p>
          </table:table-cell>
          <table:table-cell table:style-name="ce112" table:formula="of:=[M_Dia_A.F32]" office:value-type="float" office:value="0.886363510508076" calcext:value-type="float">
            <text:p>0.9</text:p>
          </table:table-cell>
          <table:table-cell table:style-name="ce112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97"/>
          <table:table-cell table:style-name="ce74" table:formula="of:=[M_Dia_A.B33]" office:value-type="date" office:date-value="2020-03-15" calcext:value-type="date">
            <text:p>15/03</text:p>
          </table:table-cell>
          <table:table-cell table:style-name="ce115" table:formula="of:=[M_Dia_A.E33]" office:value-type="float" office:value="0" calcext:value-type="float">
            <text:p>0.0</text:p>
          </table:table-cell>
          <table:table-cell table:style-name="ce117" table:formula="of:=[M_Dia_A.G33]" office:value-type="float" office:value="17.9240537794725" calcext:value-type="float">
            <text:p>18</text:p>
          </table:table-cell>
          <table:table-cell table:style-name="ce115" table:formula="of:=[M_Dia_A.H33]" office:value-type="float" office:value="2.17202179581384" calcext:value-type="float">
            <text:p>2.2</text:p>
          </table:table-cell>
          <table:table-cell table:style-name="ce115" table:formula="of:=[M_Dia_A.J33]" office:value-type="float" office:value="27.2566272975457" calcext:value-type="float">
            <text:p>27.3</text:p>
          </table:table-cell>
          <table:table-cell table:style-name="ce117" table:formula="of:=[M_Dia_A.O33]" office:value-type="float" office:value="1.18216841674305" calcext:value-type="float">
            <text:p>1</text:p>
          </table:table-cell>
          <table:table-cell table:style-name="ce136"/>
          <table:table-cell table:style-name="ce115"/>
          <table:table-cell table:style-name="ce74" table:formula="of:=[.B33]" office:value-type="date" office:date-value="2020-03-15" calcext:value-type="date">
            <text:p>15/03</text:p>
          </table:table-cell>
          <table:table-cell table:style-name="ce115" table:formula="of:=[M_Dia_A.I33]" office:value-type="float" office:value="2.44208850549516" calcext:value-type="float">
            <text:p>2.4</text:p>
          </table:table-cell>
          <table:table-cell table:style-name="ce115" table:formula="of:=[M_Dia_A.K33]" office:value-type="float" office:value="0" calcext:value-type="float">
            <text:p>0.0</text:p>
          </table:table-cell>
          <table:table-cell table:style-name="ce115" table:formula="of:=[M_Dia_A.L33]" office:value-type="float" office:value="0" calcext:value-type="float">
            <text:p>0.0</text:p>
          </table:table-cell>
          <table:table-cell table:style-name="ce115" table:formula="of:=[M_Dia_A.P33]" office:value-type="float" office:value="0.977827429833821" calcext:value-type="float">
            <text:p>1.0</text:p>
          </table:table-cell>
          <table:table-cell table:style-name="ce115" table:formula="of:=[M_Dia_A.Q33]" office:value-type="float" office:value="3.94502951012457" calcext:value-type="float">
            <text:p>3.9</text:p>
          </table:table-cell>
          <table:table-cell/>
          <table:table-cell table:style-name="ce66"/>
          <table:table-cell table:style-name="ce140" table:formula="of:=[.B33]" office:value-type="date" office:date-value="2020-03-15" calcext:value-type="date">
            <text:p>15/03</text:p>
          </table:table-cell>
          <table:table-cell table:style-name="ce115" table:formula="of:=[M_Dia_A.C33]" office:value-type="float" office:value="0.222341422013019" calcext:value-type="float">
            <text:p>0.2</text:p>
          </table:table-cell>
          <table:table-cell table:style-name="ce115" table:formula="of:=[M_Dia_A.D33]" office:value-type="float" office:value="0" calcext:value-type="float">
            <text:p>0.0</text:p>
          </table:table-cell>
          <table:table-cell table:style-name="ce115" table:formula="of:=[M_Dia_A.F33]" office:value-type="float" office:value="1.77272702101615" calcext:value-type="float">
            <text:p>1.8</text:p>
          </table:table-cell>
          <table:table-cell table:style-name="ce115" table:formula="of:=[M_Dia_A.M33]" office:value-type="float" office:value="0" calcext:value-type="float">
            <text:p>0.0</text:p>
          </table:table-cell>
          <table:table-cell table:style-name="ce66"/>
          <table:table-cell table:number-columns-repeated="7"/>
        </table:table-row>
        <table:table-row table:style-name="ro1">
          <table:table-cell table:style-name="ce98" table:formula="of:=[M_Dia_A.A34]" office:value-type="string" office:string-value="L" calcext:value-type="string">
            <text:p>L</text:p>
          </table:table-cell>
          <table:table-cell table:style-name="ce73" table:formula="of:=[M_Dia_A.B34]" office:value-type="date" office:date-value="2020-03-16" calcext:value-type="date">
            <text:p>16/03</text:p>
          </table:table-cell>
          <table:table-cell table:style-name="ce112" table:formula="of:=[M_Dia_A.E34]" office:value-type="float" office:value="0.460195588805897" calcext:value-type="float">
            <text:p>0.5</text:p>
          </table:table-cell>
          <table:table-cell table:style-name="ce112" table:formula="of:=[M_Dia_A.G34]" office:value-type="float" office:value="2.47634953532185" calcext:value-type="float">
            <text:p>2.5</text:p>
          </table:table-cell>
          <table:table-cell table:style-name="ce112" table:formula="of:=[M_Dia_A.H34]" office:value-type="float" office:value="2.09712449250992" calcext:value-type="float">
            <text:p>2.1</text:p>
          </table:table-cell>
          <table:table-cell table:style-name="ce112" table:formula="of:=[M_Dia_A.J34]" office:value-type="float" office:value="25.8493557794659" calcext:value-type="float">
            <text:p>25.8</text:p>
          </table:table-cell>
          <table:table-cell table:style-name="ce116" table:formula="of:=[M_Dia_A.O34]" office:value-type="float" office:value="1.68881202391864" calcext:value-type="float">
            <text:p>2</text:p>
          </table:table-cell>
          <table:table-cell table:style-name="ce112"/>
          <table:table-cell table:style-name="ce98" table:formula="of:=[.A34]" office:value-type="string" office:string-value="L" calcext:value-type="string">
            <text:p>L</text:p>
          </table:table-cell>
          <table:table-cell table:style-name="ce73" table:formula="of:=[.B34]" office:value-type="date" office:date-value="2020-03-16" calcext:value-type="date">
            <text:p>16/03</text:p>
          </table:table-cell>
          <table:table-cell table:style-name="ce112" table:formula="of:=[M_Dia_A.I34]" office:value-type="float" office:value="1.22104425274758" calcext:value-type="float">
            <text:p>1.2</text:p>
          </table:table-cell>
          <table:table-cell table:style-name="ce112" table:formula="of:=[M_Dia_A.K34]" office:value-type="float" office:value="0" calcext:value-type="float">
            <text:p>0.0</text:p>
          </table:table-cell>
          <table:table-cell table:style-name="ce112" table:formula="of:=[M_Dia_A.L34]" office:value-type="float" office:value="0" calcext:value-type="float">
            <text:p>0.0</text:p>
          </table:table-cell>
          <table:table-cell table:style-name="ce112" table:formula="of:=[M_Dia_A.P34]" office:value-type="float" office:value="0.977827429833821" calcext:value-type="float">
            <text:p>1.0</text:p>
          </table:table-cell>
          <table:table-cell table:style-name="ce112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39" table:formula="of:=[.B34]" office:value-type="date" office:date-value="2020-03-16" calcext:value-type="date">
            <text:p>16/03</text:p>
          </table:table-cell>
          <table:table-cell table:style-name="ce112" table:formula="of:=[M_Dia_A.C34]" office:value-type="float" office:value="0" calcext:value-type="float">
            <text:p>0.0</text:p>
          </table:table-cell>
          <table:table-cell table:style-name="ce112" table:formula="of:=[M_Dia_A.D34]" office:value-type="float" office:value="1.16997986478692" calcext:value-type="float">
            <text:p>1.2</text:p>
          </table:table-cell>
          <table:table-cell table:style-name="ce112" table:formula="of:=[M_Dia_A.F34]" office:value-type="float" office:value="0.886363510508076" calcext:value-type="float">
            <text:p>0.9</text:p>
          </table:table-cell>
          <table:table-cell table:style-name="ce112" table:formula="of:=[M_Dia_A.M34]" office:value-type="float" office:value="0" calcext:value-type="float">
            <text:p>0.0</text:p>
          </table:table-cell>
          <table:table-cell table:style-name="ce112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35]" office:value-type="date" office:date-value="2020-03-17" calcext:value-type="date">
            <text:p>17/03</text:p>
          </table:table-cell>
          <table:table-cell table:style-name="ce112" table:formula="of:=[M_Dia_A.E35]" office:value-type="float" office:value="0" calcext:value-type="float">
            <text:p>0.0</text:p>
          </table:table-cell>
          <table:table-cell table:style-name="ce116" table:formula="of:=[M_Dia_A.G35]" office:value-type="float" office:value="21.4616959727894" calcext:value-type="float">
            <text:p>21</text:p>
          </table:table-cell>
          <table:table-cell table:style-name="ce112" table:formula="of:=[M_Dia_A.H35]" office:value-type="float" office:value="2.02222718920599" calcext:value-type="float">
            <text:p>2.0</text:p>
          </table:table-cell>
          <table:table-cell table:style-name="ce112" table:formula="of:=[M_Dia_A.J35]" office:value-type="float" office:value="25.5530880914491" calcext:value-type="float">
            <text:p>25.6</text:p>
          </table:table-cell>
          <table:table-cell table:style-name="ce116" table:formula="of:=[M_Dia_A.O35]" office:value-type="float" office:value="1.35104961913491" calcext:value-type="float">
            <text:p>1</text:p>
          </table:table-cell>
          <table:table-cell table:style-name="ce112" table:number-columns-repeated="2"/>
          <table:table-cell table:style-name="ce73" table:formula="of:=[.B35]" office:value-type="date" office:date-value="2020-03-17" calcext:value-type="date">
            <text:p>17/03</text:p>
          </table:table-cell>
          <table:table-cell table:style-name="ce112" table:formula="of:=[M_Dia_A.I35]" office:value-type="float" office:value="5.799960200551" calcext:value-type="float">
            <text:p>5.8</text:p>
          </table:table-cell>
          <table:table-cell table:style-name="ce112" table:formula="of:=[M_Dia_A.K35]" office:value-type="float" office:value="0" calcext:value-type="float">
            <text:p>0.0</text:p>
          </table:table-cell>
          <table:table-cell table:style-name="ce112" table:formula="of:=[M_Dia_A.L35]" office:value-type="float" office:value="0" calcext:value-type="float">
            <text:p>0.0</text:p>
          </table:table-cell>
          <table:table-cell table:style-name="ce112" table:formula="of:=[M_Dia_A.P35]" office:value-type="float" office:value="0.488913714916911" calcext:value-type="float">
            <text:p>0.5</text:p>
          </table:table-cell>
          <table:table-cell table:style-name="ce112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139" table:formula="of:=[.B35]" office:value-type="date" office:date-value="2020-03-17" calcext:value-type="date">
            <text:p>17/03</text:p>
          </table:table-cell>
          <table:table-cell table:style-name="ce112" table:formula="of:=[M_Dia_A.C35]" office:value-type="float" office:value="0" calcext:value-type="float">
            <text:p>0.0</text:p>
          </table:table-cell>
          <table:table-cell table:style-name="ce112" table:formula="of:=[M_Dia_A.D35]" office:value-type="float" office:value="0" calcext:value-type="float">
            <text:p>0.0</text:p>
          </table:table-cell>
          <table:table-cell table:style-name="ce112" table:formula="of:=[M_Dia_A.F35]" office:value-type="float" office:value="0.886363510508076" calcext:value-type="float">
            <text:p>0.9</text:p>
          </table:table-cell>
          <table:table-cell table:style-name="ce112" table:formula="of:=[M_Dia_A.M35]" office:value-type="float" office:value="0" calcext:value-type="float">
            <text:p>0.0</text:p>
          </table:table-cell>
          <table:table-cell table:style-name="ce112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36]" office:value-type="date" office:date-value="2020-03-18" calcext:value-type="date">
            <text:p>18/03</text:p>
          </table:table-cell>
          <table:table-cell table:style-name="ce112" table:formula="of:=[M_Dia_A.E36]" office:value-type="float" office:value="4.14176029925307" calcext:value-type="float">
            <text:p>4.1</text:p>
          </table:table-cell>
          <table:table-cell table:style-name="ce116" table:formula="of:=[M_Dia_A.G36]" office:value-type="float" office:value="12.6175904894971" calcext:value-type="float">
            <text:p>13</text:p>
          </table:table-cell>
          <table:table-cell table:style-name="ce112" table:formula="of:=[M_Dia_A.H36]" office:value-type="float" office:value="5.16791392797087" calcext:value-type="float">
            <text:p>5.2</text:p>
          </table:table-cell>
          <table:table-cell table:style-name="ce112" table:formula="of:=[M_Dia_A.J36]" office:value-type="float" office:value="35.1817879519952" calcext:value-type="float">
            <text:p>35.2</text:p>
          </table:table-cell>
          <table:table-cell table:style-name="ce116" table:formula="of:=[M_Dia_A.O36]" office:value-type="float" office:value="2.70209923826982" calcext:value-type="float">
            <text:p>3</text:p>
          </table:table-cell>
          <table:table-cell table:style-name="ce112" table:number-columns-repeated="2"/>
          <table:table-cell table:style-name="ce73" table:formula="of:=[.B36]" office:value-type="date" office:date-value="2020-03-18" calcext:value-type="date">
            <text:p>18/03</text:p>
          </table:table-cell>
          <table:table-cell table:style-name="ce112" table:formula="of:=[M_Dia_A.I36]" office:value-type="float" office:value="4.57891594780342" calcext:value-type="float">
            <text:p>4.6</text:p>
          </table:table-cell>
          <table:table-cell table:style-name="ce112" table:formula="of:=[M_Dia_A.K36]" office:value-type="float" office:value="0" calcext:value-type="float">
            <text:p>0.0</text:p>
          </table:table-cell>
          <table:table-cell table:style-name="ce112" table:formula="of:=[M_Dia_A.L36]" office:value-type="float" office:value="10.3538790508119" calcext:value-type="float">
            <text:p>10.4</text:p>
          </table:table-cell>
          <table:table-cell table:style-name="ce112" table:formula="of:=[M_Dia_A.P36]" office:value-type="float" office:value="2.93348228950146" calcext:value-type="float">
            <text:p>2.9</text:p>
          </table:table-cell>
          <table:table-cell table:style-name="ce116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139" table:formula="of:=[.B36]" office:value-type="date" office:date-value="2020-03-18" calcext:value-type="date">
            <text:p>18/03</text:p>
          </table:table-cell>
          <table:table-cell table:style-name="ce112" table:formula="of:=[M_Dia_A.C36]" office:value-type="float" office:value="0" calcext:value-type="float">
            <text:p>0.0</text:p>
          </table:table-cell>
          <table:table-cell table:style-name="ce112" table:formula="of:=[M_Dia_A.D36]" office:value-type="float" office:value="0.584989932393462" calcext:value-type="float">
            <text:p>0.6</text:p>
          </table:table-cell>
          <table:table-cell table:style-name="ce112" table:formula="of:=[M_Dia_A.F36]" office:value-type="float" office:value="2.65909053152423" calcext:value-type="float">
            <text:p>2.7</text:p>
          </table:table-cell>
          <table:table-cell table:style-name="ce112" table:formula="of:=[M_Dia_A.M36]" office:value-type="float" office:value="3.30432765513006" calcext:value-type="float">
            <text:p>3.3</text:p>
          </table:table-cell>
          <table:table-cell table:style-name="ce112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37]" office:value-type="date" office:date-value="2020-03-19" calcext:value-type="date">
            <text:p>19/03</text:p>
          </table:table-cell>
          <table:table-cell table:style-name="ce112" table:formula="of:=[M_Dia_A.E37]" office:value-type="float" office:value="3.22136912164128" calcext:value-type="float">
            <text:p>3.2</text:p>
          </table:table-cell>
          <table:table-cell table:style-name="ce116" table:formula="of:=[M_Dia_A.G37]" office:value-type="float" office:value="19.9287176890187" calcext:value-type="float">
            <text:p>20</text:p>
          </table:table-cell>
          <table:table-cell table:style-name="ce112" table:formula="of:=[M_Dia_A.H37]" office:value-type="float" office:value="9.58685482290248" calcext:value-type="float">
            <text:p>9.6</text:p>
          </table:table-cell>
          <table:table-cell table:style-name="ce112" table:formula="of:=[M_Dia_A.J37]" office:value-type="float" office:value="31.6265756957935" calcext:value-type="float">
            <text:p>31.6</text:p>
          </table:table-cell>
          <table:table-cell table:style-name="ce116" table:formula="of:=[M_Dia_A.O37]" office:value-type="float" office:value="3.46206464903321" calcext:value-type="float">
            <text:p>3</text:p>
          </table:table-cell>
          <table:table-cell table:style-name="ce112" table:number-columns-repeated="2"/>
          <table:table-cell table:style-name="ce73" table:formula="of:=[.B37]" office:value-type="date" office:date-value="2020-03-19" calcext:value-type="date">
            <text:p>19/03</text:p>
          </table:table-cell>
          <table:table-cell table:style-name="ce112" table:formula="of:=[M_Dia_A.I37]" office:value-type="float" office:value="5.49469913736411" calcext:value-type="float">
            <text:p>5.5</text:p>
          </table:table-cell>
          <table:table-cell table:style-name="ce112" table:formula="of:=[M_Dia_A.K37]" office:value-type="float" office:value="1.48134045786989" calcext:value-type="float">
            <text:p>1.5</text:p>
          </table:table-cell>
          <table:table-cell table:style-name="ce112" table:formula="of:=[M_Dia_A.L37]" office:value-type="float" office:value="20.7077581016238" calcext:value-type="float">
            <text:p>20.7</text:p>
          </table:table-cell>
          <table:table-cell table:style-name="ce112" table:formula="of:=[M_Dia_A.P37]" office:value-type="float" office:value="3.42239600441837" calcext:value-type="float">
            <text:p>3.4</text:p>
          </table:table-cell>
          <table:table-cell table:style-name="ce116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139" table:formula="of:=[.B37]" office:value-type="date" office:date-value="2020-03-19" calcext:value-type="date">
            <text:p>19/03</text:p>
          </table:table-cell>
          <table:table-cell table:style-name="ce112" table:formula="of:=[M_Dia_A.C37]" office:value-type="float" office:value="0.444682844026039" calcext:value-type="float">
            <text:p>0.4</text:p>
          </table:table-cell>
          <table:table-cell table:style-name="ce112" table:formula="of:=[M_Dia_A.D37]" office:value-type="float" office:value="1.16997986478692" calcext:value-type="float">
            <text:p>1.2</text:p>
          </table:table-cell>
          <table:table-cell table:style-name="ce112" table:formula="of:=[M_Dia_A.F37]" office:value-type="float" office:value="4.43181755254038" calcext:value-type="float">
            <text:p>4.4</text:p>
          </table:table-cell>
          <table:table-cell table:style-name="ce112" table:formula="of:=[M_Dia_A.M37]" office:value-type="float" office:value="0" calcext:value-type="float">
            <text:p>0.0</text:p>
          </table:table-cell>
          <table:table-cell table:style-name="ce112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38]" office:value-type="date" office:date-value="2020-03-20" calcext:value-type="date">
            <text:p>20/03</text:p>
          </table:table-cell>
          <table:table-cell table:style-name="ce112" table:formula="of:=[M_Dia_A.E38]" office:value-type="float" office:value="7.36312942089435" calcext:value-type="float">
            <text:p>7.4</text:p>
          </table:table-cell>
          <table:table-cell table:style-name="ce116" table:formula="of:=[M_Dia_A.G38]" office:value-type="float" office:value="27.711530514316" calcext:value-type="float">
            <text:p>28</text:p>
          </table:table-cell>
          <table:table-cell table:style-name="ce112" table:formula="of:=[M_Dia_A.H38]" office:value-type="float" office:value="5.8419896577062" calcext:value-type="float">
            <text:p>5.8</text:p>
          </table:table-cell>
          <table:table-cell table:style-name="ce112" table:formula="of:=[M_Dia_A.J38]" office:value-type="float" office:value="46.4399600966336" calcext:value-type="float">
            <text:p>46.4</text:p>
          </table:table-cell>
          <table:table-cell table:style-name="ce116" table:formula="of:=[M_Dia_A.O38]" office:value-type="float" office:value="2.78653983946575" calcext:value-type="float">
            <text:p>3</text:p>
          </table:table-cell>
          <table:table-cell table:style-name="ce112" table:number-columns-repeated="2"/>
          <table:table-cell table:style-name="ce73" table:formula="of:=[.B38]" office:value-type="date" office:date-value="2020-03-20" calcext:value-type="date">
            <text:p>20/03</text:p>
          </table:table-cell>
          <table:table-cell table:style-name="ce112" table:formula="of:=[M_Dia_A.I38]" office:value-type="float" office:value="9.15783189560684" calcext:value-type="float">
            <text:p>9.2</text:p>
          </table:table-cell>
          <table:table-cell table:style-name="ce112" table:formula="of:=[M_Dia_A.K38]" office:value-type="float" office:value="0" calcext:value-type="float">
            <text:p>0.0</text:p>
          </table:table-cell>
          <table:table-cell table:style-name="ce112" table:formula="of:=[M_Dia_A.L38]" office:value-type="float" office:value="10.3538790508119" calcext:value-type="float">
            <text:p>10.4</text:p>
          </table:table-cell>
          <table:table-cell table:style-name="ce112" table:formula="of:=[M_Dia_A.P38]" office:value-type="float" office:value="4.88913714916911" calcext:value-type="float">
            <text:p>4.9</text:p>
          </table:table-cell>
          <table:table-cell table:style-name="ce116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139" table:formula="of:=[.B38]" office:value-type="date" office:date-value="2020-03-20" calcext:value-type="date">
            <text:p>20/03</text:p>
          </table:table-cell>
          <table:table-cell table:style-name="ce112" table:formula="of:=[M_Dia_A.C38]" office:value-type="float" office:value="0.611438910535803" calcext:value-type="float">
            <text:p>0.6</text:p>
          </table:table-cell>
          <table:table-cell table:style-name="ce112" table:formula="of:=[M_Dia_A.D38]" office:value-type="float" office:value="0" calcext:value-type="float">
            <text:p>0.0</text:p>
          </table:table-cell>
          <table:table-cell table:style-name="ce112" table:formula="of:=[M_Dia_A.F38]" office:value-type="float" office:value="3.5454540420323" calcext:value-type="float">
            <text:p>3.5</text:p>
          </table:table-cell>
          <table:table-cell table:style-name="ce112" table:formula="of:=[M_Dia_A.M38]" office:value-type="float" office:value="1.10144255171002" calcext:value-type="float">
            <text:p>1.1</text:p>
          </table:table-cell>
          <table:table-cell table:style-name="ce112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39]" office:value-type="date" office:date-value="2020-03-21" calcext:value-type="date">
            <text:p>21/03</text:p>
          </table:table-cell>
          <table:table-cell table:style-name="ce116" table:formula="of:=[M_Dia_A.E39]" office:value-type="float" office:value="13.8058676641769" calcext:value-type="float">
            <text:p>14</text:p>
          </table:table-cell>
          <table:table-cell table:style-name="ce116" table:formula="of:=[M_Dia_A.G39]" office:value-type="float" office:value="38.2065356878229" calcext:value-type="float">
            <text:p>38</text:p>
          </table:table-cell>
          <table:table-cell table:style-name="ce112" table:formula="of:=[M_Dia_A.H39]" office:value-type="float" office:value="8.38849797003967" calcext:value-type="float">
            <text:p>8.4</text:p>
          </table:table-cell>
          <table:table-cell table:style-name="ce112" table:formula="of:=[M_Dia_A.J39]" office:value-type="float" office:value="58.7350691493309" calcext:value-type="float">
            <text:p>58.7</text:p>
          </table:table-cell>
          <table:table-cell table:style-name="ce116" table:formula="of:=[M_Dia_A.O39]" office:value-type="float" office:value="4.72867366697219" calcext:value-type="float">
            <text:p>5</text:p>
          </table:table-cell>
          <table:table-cell table:style-name="ce112" table:number-columns-repeated="2"/>
          <table:table-cell table:style-name="ce73" table:formula="of:=[.B39]" office:value-type="date" office:date-value="2020-03-21" calcext:value-type="date">
            <text:p>21/03</text:p>
          </table:table-cell>
          <table:table-cell table:style-name="ce112" table:formula="of:=[M_Dia_A.I39]" office:value-type="float" office:value="9.15783189560684" calcext:value-type="float">
            <text:p>9.2</text:p>
          </table:table-cell>
          <table:table-cell table:style-name="ce112" table:formula="of:=[M_Dia_A.K39]" office:value-type="float" office:value="0" calcext:value-type="float">
            <text:p>0.0</text:p>
          </table:table-cell>
          <table:table-cell table:style-name="ce112" table:formula="of:=[M_Dia_A.L39]" office:value-type="float" office:value="31.0616371524357" calcext:value-type="float">
            <text:p>31.1</text:p>
          </table:table-cell>
          <table:table-cell table:style-name="ce112" table:formula="of:=[M_Dia_A.P39]" office:value-type="float" office:value="3.42239600441837" calcext:value-type="float">
            <text:p>3.4</text:p>
          </table:table-cell>
          <table:table-cell table:style-name="ce116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139" table:formula="of:=[.B39]" office:value-type="date" office:date-value="2020-03-21" calcext:value-type="date">
            <text:p>21/03</text:p>
          </table:table-cell>
          <table:table-cell table:style-name="ce112" table:formula="of:=[M_Dia_A.C39]" office:value-type="float" office:value="0.889365688052077" calcext:value-type="float">
            <text:p>0.9</text:p>
          </table:table-cell>
          <table:table-cell table:style-name="ce112" table:formula="of:=[M_Dia_A.D39]" office:value-type="float" office:value="1.16997986478692" calcext:value-type="float">
            <text:p>1.2</text:p>
          </table:table-cell>
          <table:table-cell table:style-name="ce112" table:formula="of:=[M_Dia_A.F39]" office:value-type="float" office:value="2.65909053152423" calcext:value-type="float">
            <text:p>2.7</text:p>
          </table:table-cell>
          <table:table-cell table:style-name="ce112" table:formula="of:=[M_Dia_A.M39]" office:value-type="float" office:value="0" calcext:value-type="float">
            <text:p>0.0</text:p>
          </table:table-cell>
          <table:table-cell table:style-name="ce112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0]" office:value-type="date" office:date-value="2020-03-22" calcext:value-type="date">
            <text:p>22/03</text:p>
          </table:table-cell>
          <table:table-cell table:style-name="ce112" table:formula="of:=[M_Dia_A.E40]" office:value-type="float" office:value="3.68156471044717" calcext:value-type="float">
            <text:p>3.7</text:p>
          </table:table-cell>
          <table:table-cell table:style-name="ce116" table:formula="of:=[M_Dia_A.G40]" office:value-type="float" office:value="46.4610341388957" calcext:value-type="float">
            <text:p>46</text:p>
          </table:table-cell>
          <table:table-cell table:style-name="ce112" table:formula="of:=[M_Dia_A.H40]" office:value-type="float" office:value="8.38849797003967" calcext:value-type="float">
            <text:p>8.4</text:p>
          </table:table-cell>
          <table:table-cell table:style-name="ce116" table:formula="of:=[M_Dia_A.J40]" office:value-type="float" office:value="48.2175662247344" calcext:value-type="float">
            <text:p>48</text:p>
          </table:table-cell>
          <table:table-cell table:style-name="ce116" table:formula="of:=[M_Dia_A.O40]" office:value-type="float" office:value="4.05314885740473" calcext:value-type="float">
            <text:p>4</text:p>
          </table:table-cell>
          <table:table-cell table:style-name="ce112" table:number-columns-repeated="2"/>
          <table:table-cell table:style-name="ce73" table:formula="of:=[.B40]" office:value-type="date" office:date-value="2020-03-22" calcext:value-type="date">
            <text:p>22/03</text:p>
          </table:table-cell>
          <table:table-cell table:style-name="ce112" table:formula="of:=[M_Dia_A.I40]" office:value-type="float" office:value="13.1262257170365" calcext:value-type="float">
            <text:p>13.1</text:p>
          </table:table-cell>
          <table:table-cell table:style-name="ce112" table:formula="of:=[M_Dia_A.K40]" office:value-type="float" office:value="1.48134045786989" calcext:value-type="float">
            <text:p>1.5</text:p>
          </table:table-cell>
          <table:table-cell table:style-name="ce112" table:formula="of:=[M_Dia_A.L40]" office:value-type="float" office:value="0" calcext:value-type="float">
            <text:p>0.0</text:p>
          </table:table-cell>
          <table:table-cell table:style-name="ce112" table:formula="of:=[M_Dia_A.P40]" office:value-type="float" office:value="5.86696457900293" calcext:value-type="float">
            <text:p>5.9</text:p>
          </table:table-cell>
          <table:table-cell table:style-name="ce112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139" table:formula="of:=[.B40]" office:value-type="date" office:date-value="2020-03-22" calcext:value-type="date">
            <text:p>22/03</text:p>
          </table:table-cell>
          <table:table-cell table:style-name="ce112" table:formula="of:=[M_Dia_A.C40]" office:value-type="float" office:value="0.444682844026039" calcext:value-type="float">
            <text:p>0.4</text:p>
          </table:table-cell>
          <table:table-cell table:style-name="ce112" table:formula="of:=[M_Dia_A.D40]" office:value-type="float" office:value="4.6799194591477" calcext:value-type="float">
            <text:p>4.7</text:p>
          </table:table-cell>
          <table:table-cell table:style-name="ce112" table:formula="of:=[M_Dia_A.F40]" office:value-type="float" office:value="2.65909053152423" calcext:value-type="float">
            <text:p>2.7</text:p>
          </table:table-cell>
          <table:table-cell table:style-name="ce112" table:formula="of:=[M_Dia_A.M40]" office:value-type="float" office:value="0" calcext:value-type="float">
            <text:p>0.0</text:p>
          </table:table-cell>
          <table:table-cell table:style-name="ce112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96" table:formula="of:=[M_Dia_A.A41]" office:value-type="string" office:string-value="L" calcext:value-type="string">
            <text:p>L</text:p>
          </table:table-cell>
          <table:table-cell table:style-name="ce72" table:formula="of:=[M_Dia_A.B41]" office:value-type="date" office:date-value="2020-03-23" calcext:value-type="date">
            <text:p>23/03</text:p>
          </table:table-cell>
          <table:table-cell table:style-name="ce114" table:formula="of:=[M_Dia_A.E41]" office:value-type="float" office:value="5.98254265447666" calcext:value-type="float">
            <text:p>6.0</text:p>
          </table:table-cell>
          <table:table-cell table:style-name="ce118" table:formula="of:=[M_Dia_A.G41]" office:value-type="float" office:value="54.4796897770808" calcext:value-type="float">
            <text:p>54</text:p>
          </table:table-cell>
          <table:table-cell table:style-name="ce118" table:formula="of:=[M_Dia_A.H41]" office:value-type="float" office:value="13.9308984145302" calcext:value-type="float">
            <text:p>14</text:p>
          </table:table-cell>
          <table:table-cell table:style-name="ce118" table:formula="of:=[M_Dia_A.J41]" office:value-type="float" office:value="44.5142201245244" calcext:value-type="float">
            <text:p>45</text:p>
          </table:table-cell>
          <table:table-cell table:style-name="ce118" table:formula="of:=[M_Dia_A.O41]" office:value-type="float" office:value="4.55979246458032" calcext:value-type="float">
            <text:p>5</text:p>
          </table:table-cell>
          <table:table-cell table:style-name="ce136"/>
          <table:table-cell table:style-name="ce96" table:formula="of:=[.A41]" office:value-type="string" office:string-value="L" calcext:value-type="string">
            <text:p>L</text:p>
          </table:table-cell>
          <table:table-cell table:style-name="ce72" table:formula="of:=[.B41]" office:value-type="date" office:date-value="2020-03-23" calcext:value-type="date">
            <text:p>23/03</text:p>
          </table:table-cell>
          <table:table-cell table:style-name="ce114" table:formula="of:=[M_Dia_A.I41]" office:value-type="float" office:value="10.3788761483544" calcext:value-type="float">
            <text:p>10.4</text:p>
          </table:table-cell>
          <table:table-cell table:style-name="ce114" table:formula="of:=[M_Dia_A.K41]" office:value-type="float" office:value="2.96268091573978" calcext:value-type="float">
            <text:p>3.0</text:p>
          </table:table-cell>
          <table:table-cell table:style-name="ce114" table:formula="of:=[M_Dia_A.L41]" office:value-type="float" office:value="0" calcext:value-type="float">
            <text:p>0.0</text:p>
          </table:table-cell>
          <table:table-cell table:style-name="ce114" table:formula="of:=[M_Dia_A.P41]" office:value-type="float" office:value="5.37805086408602" calcext:value-type="float">
            <text:p>5.4</text:p>
          </table:table-cell>
          <table:table-cell table:style-name="ce114" table:formula="of:=[M_Dia_A.Q41]" office:value-type="float" office:value="19.0676426322687" calcext:value-type="float">
            <text:p>19.1</text:p>
          </table:table-cell>
          <table:table-cell/>
          <table:table-cell table:style-name="ce65" table:formula="of:=[.A41]" office:value-type="string" office:string-value="L" calcext:value-type="string">
            <text:p>L</text:p>
          </table:table-cell>
          <table:table-cell table:style-name="ce96" table:formula="of:=[.B41]" office:value-type="date" office:date-value="2020-03-23" calcext:value-type="date">
            <text:p>23/03</text:p>
          </table:table-cell>
          <table:table-cell table:style-name="ce114" table:formula="of:=[M_Dia_A.C41]" office:value-type="float" office:value="1.7231460206009" calcext:value-type="float">
            <text:p>1.7</text:p>
          </table:table-cell>
          <table:table-cell table:style-name="ce114" table:formula="of:=[M_Dia_A.D41]" office:value-type="float" office:value="2.92494966196731" calcext:value-type="float">
            <text:p>2.9</text:p>
          </table:table-cell>
          <table:table-cell table:style-name="ce114" table:formula="of:=[M_Dia_A.F41]" office:value-type="float" office:value="0" calcext:value-type="float">
            <text:p>0.0</text:p>
          </table:table-cell>
          <table:table-cell table:style-name="ce114" table:formula="of:=[M_Dia_A.M41]" office:value-type="float" office:value="0" calcext:value-type="float">
            <text:p>0.0</text:p>
          </table:table-cell>
          <table:table-cell table:style-name="ce114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2]" office:value-type="date" office:date-value="2020-03-24" calcext:value-type="date">
            <text:p>24/03</text:p>
          </table:table-cell>
          <table:table-cell table:style-name="ce116" table:formula="of:=[M_Dia_A.E42]" office:value-type="float" office:value="15.6466500194005" calcext:value-type="float">
            <text:p>16</text:p>
          </table:table-cell>
          <table:table-cell table:style-name="ce116" table:formula="of:=[M_Dia_A.G42]" office:value-type="float" office:value="59.4323888477245" calcext:value-type="float">
            <text:p>59</text:p>
          </table:table-cell>
          <table:table-cell table:style-name="ce116" table:formula="of:=[M_Dia_A.H42]" office:value-type="float" office:value="17.9753527929422" calcext:value-type="float">
            <text:p>18</text:p>
          </table:table-cell>
          <table:table-cell table:style-name="ce116" table:formula="of:=[M_Dia_A.J42]" office:value-type="float" office:value="55.0317230491208" calcext:value-type="float">
            <text:p>55</text:p>
          </table:table-cell>
          <table:table-cell table:style-name="ce116" table:formula="of:=[M_Dia_A.O42]" office:value-type="float" office:value="7.34633230404607" calcext:value-type="float">
            <text:p>7</text:p>
          </table:table-cell>
          <table:table-cell table:style-name="ce112" table:number-columns-repeated="2"/>
          <table:table-cell table:style-name="ce73" table:formula="of:=[.B42]" office:value-type="date" office:date-value="2020-03-24" calcext:value-type="date">
            <text:p>24/03</text:p>
          </table:table-cell>
          <table:table-cell table:style-name="ce112" table:formula="of:=[M_Dia_A.I42]" office:value-type="float" office:value="19.2314469807744" calcext:value-type="float">
            <text:p>19.2</text:p>
          </table:table-cell>
          <table:table-cell table:style-name="ce112" table:formula="of:=[M_Dia_A.K42]" office:value-type="float" office:value="1.48134045786989" calcext:value-type="float">
            <text:p>1.5</text:p>
          </table:table-cell>
          <table:table-cell table:style-name="ce112" table:formula="of:=[M_Dia_A.L42]" office:value-type="float" office:value="0" calcext:value-type="float">
            <text:p>0.0</text:p>
          </table:table-cell>
          <table:table-cell table:style-name="ce112" table:formula="of:=[M_Dia_A.P42]" office:value-type="float" office:value="9.77827429833821" calcext:value-type="float">
            <text:p>9.8</text:p>
          </table:table-cell>
          <table:table-cell table:style-name="ce112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139" table:formula="of:=[.B42]" office:value-type="date" office:date-value="2020-03-24" calcext:value-type="date">
            <text:p>24/03</text:p>
          </table:table-cell>
          <table:table-cell table:style-name="ce112" table:formula="of:=[M_Dia_A.C42]" office:value-type="float" office:value="1.55638995409114" calcext:value-type="float">
            <text:p>1.6</text:p>
          </table:table-cell>
          <table:table-cell table:style-name="ce112" table:formula="of:=[M_Dia_A.D42]" office:value-type="float" office:value="4.09492952675424" calcext:value-type="float">
            <text:p>4.1</text:p>
          </table:table-cell>
          <table:table-cell table:style-name="ce112" table:formula="of:=[M_Dia_A.F42]" office:value-type="float" office:value="7.09090808406461" calcext:value-type="float">
            <text:p>7.1</text:p>
          </table:table-cell>
          <table:table-cell table:style-name="ce112" table:formula="of:=[M_Dia_A.M42]" office:value-type="float" office:value="3.30432765513006" calcext:value-type="float">
            <text:p>3.3</text:p>
          </table:table-cell>
          <table:table-cell table:style-name="ce112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3]" office:value-type="date" office:date-value="2020-03-25" calcext:value-type="date">
            <text:p>25/03</text:p>
          </table:table-cell>
          <table:table-cell table:style-name="ce116" table:formula="of:=[M_Dia_A.E43]" office:value-type="float" office:value="25.7709529731302" calcext:value-type="float">
            <text:p>26</text:p>
          </table:table-cell>
          <table:table-cell table:style-name="ce116" table:formula="of:=[M_Dia_A.G43]" office:value-type="float" office:value="88.2052120200355" calcext:value-type="float">
            <text:p>88</text:p>
          </table:table-cell>
          <table:table-cell table:style-name="ce116" table:formula="of:=[M_Dia_A.H43]" office:value-type="float" office:value="17.3012770632068" calcext:value-type="float">
            <text:p>17</text:p>
          </table:table-cell>
          <table:table-cell table:style-name="ce116" table:formula="of:=[M_Dia_A.J43]" office:value-type="float" office:value="50.5877077288688" calcext:value-type="float">
            <text:p>51</text:p>
          </table:table-cell>
          <table:table-cell table:style-name="ce116" table:formula="of:=[M_Dia_A.O43]" office:value-type="float" office:value="13.1727337865654" calcext:value-type="float">
            <text:p>13</text:p>
          </table:table-cell>
          <table:table-cell table:style-name="ce112" table:number-columns-repeated="2"/>
          <table:table-cell table:style-name="ce73" table:formula="of:=[.B43]" office:value-type="date" office:date-value="2020-03-25" calcext:value-type="date">
            <text:p>25/03</text:p>
          </table:table-cell>
          <table:table-cell table:style-name="ce112" table:formula="of:=[M_Dia_A.I43]" office:value-type="float" office:value="24.4208850549516" calcext:value-type="float">
            <text:p>24.4</text:p>
          </table:table-cell>
          <table:table-cell table:style-name="ce112" table:formula="of:=[M_Dia_A.K43]" office:value-type="float" office:value="2.96268091573978" calcext:value-type="float">
            <text:p>3.0</text:p>
          </table:table-cell>
          <table:table-cell table:style-name="ce112" table:formula="of:=[M_Dia_A.L43]" office:value-type="float" office:value="0" calcext:value-type="float">
            <text:p>0.0</text:p>
          </table:table-cell>
          <table:table-cell table:style-name="ce112" table:formula="of:=[M_Dia_A.P43]" office:value-type="float" office:value="12.2228428729228" calcext:value-type="float">
            <text:p>12.2</text:p>
          </table:table-cell>
          <table:table-cell table:style-name="ce112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139" table:formula="of:=[.B43]" office:value-type="date" office:date-value="2020-03-25" calcext:value-type="date">
            <text:p>25/03</text:p>
          </table:table-cell>
          <table:table-cell table:style-name="ce112" table:formula="of:=[M_Dia_A.C43]" office:value-type="float" office:value="1.94548744261392" calcext:value-type="float">
            <text:p>1.9</text:p>
          </table:table-cell>
          <table:table-cell table:style-name="ce112" table:formula="of:=[M_Dia_A.D43]" office:value-type="float" office:value="1.75496979718039" calcext:value-type="float">
            <text:p>1.8</text:p>
          </table:table-cell>
          <table:table-cell table:style-name="ce112" table:formula="of:=[M_Dia_A.F43]" office:value-type="float" office:value="1.77272702101615" calcext:value-type="float">
            <text:p>1.8</text:p>
          </table:table-cell>
          <table:table-cell table:style-name="ce112" table:formula="of:=[M_Dia_A.M43]" office:value-type="float" office:value="2.20288510342004" calcext:value-type="float">
            <text:p>2.2</text:p>
          </table:table-cell>
          <table:table-cell table:style-name="ce112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4]" office:value-type="date" office:date-value="2020-03-26" calcext:value-type="date">
            <text:p>26/03</text:p>
          </table:table-cell>
          <table:table-cell table:style-name="ce116" table:formula="of:=[M_Dia_A.E44]" office:value-type="float" office:value="19.3282147298477" calcext:value-type="float">
            <text:p>19</text:p>
          </table:table-cell>
          <table:table-cell table:style-name="ce116" table:formula="of:=[M_Dia_A.G44]" office:value-type="float" office:value="77.2385212207531" calcext:value-type="float">
            <text:p>77</text:p>
          </table:table-cell>
          <table:table-cell table:style-name="ce116" table:formula="of:=[M_Dia_A.H44]" office:value-type="float" office:value="27.3375157059329" calcext:value-type="float">
            <text:p>27</text:p>
          </table:table-cell>
          <table:table-cell table:style-name="ce116" table:formula="of:=[M_Dia_A.J44]" office:value-type="float" office:value="49.0323023667806" calcext:value-type="float">
            <text:p>49</text:p>
          </table:table-cell>
          <table:table-cell table:style-name="ce116" table:formula="of:=[M_Dia_A.O44]" office:value-type="float" office:value="15.2837488164637" calcext:value-type="float">
            <text:p>15</text:p>
          </table:table-cell>
          <table:table-cell table:style-name="ce112" table:number-columns-repeated="2"/>
          <table:table-cell table:style-name="ce73" table:formula="of:=[.B44]" office:value-type="date" office:date-value="2020-03-26" calcext:value-type="date">
            <text:p>26/03</text:p>
          </table:table-cell>
          <table:table-cell table:style-name="ce112" table:formula="of:=[M_Dia_A.I44]" office:value-type="float" office:value="23.8103629285778" calcext:value-type="float">
            <text:p>23.8</text:p>
          </table:table-cell>
          <table:table-cell table:style-name="ce116" table:formula="of:=[M_Dia_A.K44]" office:value-type="float" office:value="14.8134045786989" calcext:value-type="float">
            <text:p>15</text:p>
          </table:table-cell>
          <table:table-cell table:style-name="ce112" table:formula="of:=[M_Dia_A.L44]" office:value-type="float" office:value="10.3538790508119" calcext:value-type="float">
            <text:p>10.4</text:p>
          </table:table-cell>
          <table:table-cell table:style-name="ce116" table:formula="of:=[M_Dia_A.P44]" office:value-type="float" office:value="14.1784977325904" calcext:value-type="float">
            <text:p>14</text:p>
          </table:table-cell>
          <table:table-cell table:style-name="ce116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139" table:formula="of:=[.B44]" office:value-type="date" office:date-value="2020-03-26" calcext:value-type="date">
            <text:p>26/03</text:p>
          </table:table-cell>
          <table:table-cell table:style-name="ce112" table:formula="of:=[M_Dia_A.C44]" office:value-type="float" office:value="2.61251170865298" calcext:value-type="float">
            <text:p>2.6</text:p>
          </table:table-cell>
          <table:table-cell table:style-name="ce116" table:formula="of:=[M_Dia_A.D44]" office:value-type="float" office:value="10.5298187830823" calcext:value-type="float">
            <text:p>11</text:p>
          </table:table-cell>
          <table:table-cell table:style-name="ce112" table:formula="of:=[M_Dia_A.F44]" office:value-type="float" office:value="6.20454457355653" calcext:value-type="float">
            <text:p>6.2</text:p>
          </table:table-cell>
          <table:table-cell table:style-name="ce112" table:formula="of:=[M_Dia_A.M44]" office:value-type="float" office:value="2.20288510342004" calcext:value-type="float">
            <text:p>2.2</text:p>
          </table:table-cell>
          <table:table-cell table:style-name="ce112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5]" office:value-type="date" office:date-value="2020-03-27" calcext:value-type="date">
            <text:p>27/03</text:p>
          </table:table-cell>
          <table:table-cell table:style-name="ce116" table:formula="of:=[M_Dia_A.E45]" office:value-type="float" office:value="31.7534956276069" calcext:value-type="float">
            <text:p>32</text:p>
          </table:table-cell>
          <table:table-cell table:style-name="ce116" table:formula="of:=[M_Dia_A.G45]" office:value-type="float" office:value="90.6815615553574" calcext:value-type="float">
            <text:p>91</text:p>
          </table:table-cell>
          <table:table-cell table:style-name="ce116" table:formula="of:=[M_Dia_A.H45]" office:value-type="float" office:value="22.3942936878738" calcext:value-type="float">
            <text:p>22</text:p>
          </table:table-cell>
          <table:table-cell table:style-name="ce116" table:formula="of:=[M_Dia_A.J45]" office:value-type="float" office:value="71.7708474220701" calcext:value-type="float">
            <text:p>72</text:p>
          </table:table-cell>
          <table:table-cell table:style-name="ce116" table:formula="of:=[M_Dia_A.O45]" office:value-type="float" office:value="21.9545563109423" calcext:value-type="float">
            <text:p>22</text:p>
          </table:table-cell>
          <table:table-cell table:style-name="ce112" table:number-columns-repeated="2"/>
          <table:table-cell table:style-name="ce73" table:formula="of:=[.B45]" office:value-type="date" office:date-value="2020-03-27" calcext:value-type="date">
            <text:p>27/03</text:p>
          </table:table-cell>
          <table:table-cell table:style-name="ce112" table:formula="of:=[M_Dia_A.I45]" office:value-type="float" office:value="34.1892390769322" calcext:value-type="float">
            <text:p>34.2</text:p>
          </table:table-cell>
          <table:table-cell table:style-name="ce112" table:formula="of:=[M_Dia_A.K45]" office:value-type="float" office:value="4.44402137360968" calcext:value-type="float">
            <text:p>4.4</text:p>
          </table:table-cell>
          <table:table-cell table:style-name="ce112" table:formula="of:=[M_Dia_A.L45]" office:value-type="float" office:value="62.1232743048714" calcext:value-type="float">
            <text:p>62.1</text:p>
          </table:table-cell>
          <table:table-cell table:style-name="ce112" table:formula="of:=[M_Dia_A.P45]" office:value-type="float" office:value="15.6452388773411" calcext:value-type="float">
            <text:p>15.6</text:p>
          </table:table-cell>
          <table:table-cell table:style-name="ce116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139" table:formula="of:=[.B45]" office:value-type="date" office:date-value="2020-03-27" calcext:value-type="date">
            <text:p>27/03</text:p>
          </table:table-cell>
          <table:table-cell table:style-name="ce112" table:formula="of:=[M_Dia_A.C45]" office:value-type="float" office:value="3.16836526368552" calcext:value-type="float">
            <text:p>3.2</text:p>
          </table:table-cell>
          <table:table-cell table:style-name="ce112" table:formula="of:=[M_Dia_A.D45]" office:value-type="float" office:value="5.26490939154116" calcext:value-type="float">
            <text:p>5.3</text:p>
          </table:table-cell>
          <table:table-cell table:style-name="ce112" table:formula="of:=[M_Dia_A.F45]" office:value-type="float" office:value="9.74999861558883" calcext:value-type="float">
            <text:p>9.7</text:p>
          </table:table-cell>
          <table:table-cell table:style-name="ce112" table:formula="of:=[M_Dia_A.M45]" office:value-type="float" office:value="2.20288510342004" calcext:value-type="float">
            <text:p>2.2</text:p>
          </table:table-cell>
          <table:table-cell table:style-name="ce112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6]" office:value-type="date" office:date-value="2020-03-28" calcext:value-type="date">
            <text:p>28/03</text:p>
          </table:table-cell>
          <table:table-cell table:style-name="ce116" table:formula="of:=[M_Dia_A.E46]" office:value-type="float" office:value="29.4525176835774" calcext:value-type="float">
            <text:p>29</text:p>
          </table:table-cell>
          <table:table-cell table:style-name="ce116" table:formula="of:=[M_Dia_A.G46]" office:value-type="float" office:value="98.110610161323" calcext:value-type="float">
            <text:p>98</text:p>
          </table:table-cell>
          <table:table-cell table:style-name="ce116" table:formula="of:=[M_Dia_A.H46]" office:value-type="float" office:value="23.8922397539523" calcext:value-type="float">
            <text:p>24</text:p>
          </table:table-cell>
          <table:table-cell table:style-name="ce116" table:formula="of:=[M_Dia_A.J46]" office:value-type="float" office:value="65.8454936617341" calcext:value-type="float">
            <text:p>66</text:p>
          </table:table-cell>
          <table:table-cell table:style-name="ce116" table:formula="of:=[M_Dia_A.O46]" office:value-type="float" office:value="17.6480856499498" calcext:value-type="float">
            <text:p>18</text:p>
          </table:table-cell>
          <table:table-cell table:style-name="ce112" table:number-columns-repeated="2"/>
          <table:table-cell table:style-name="ce73" table:formula="of:=[.B46]" office:value-type="date" office:date-value="2020-03-28" calcext:value-type="date">
            <text:p>28/03</text:p>
          </table:table-cell>
          <table:table-cell table:style-name="ce112" table:formula="of:=[M_Dia_A.I46]" office:value-type="float" office:value="28.3892788763812" calcext:value-type="float">
            <text:p>28.4</text:p>
          </table:table-cell>
          <table:table-cell table:style-name="ce112" table:formula="of:=[M_Dia_A.K46]" office:value-type="float" office:value="20.7387664101785" calcext:value-type="float">
            <text:p>20.7</text:p>
          </table:table-cell>
          <table:table-cell table:style-name="ce116" table:formula="of:=[M_Dia_A.L46]" office:value-type="float" office:value="31.0616371524357" calcext:value-type="float">
            <text:p>31</text:p>
          </table:table-cell>
          <table:table-cell table:style-name="ce116" table:formula="of:=[M_Dia_A.P46]" office:value-type="float" office:value="17.1119800220919" calcext:value-type="float">
            <text:p>17</text:p>
          </table:table-cell>
          <table:table-cell table:style-name="ce116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139" table:formula="of:=[.B46]" office:value-type="date" office:date-value="2020-03-28" calcext:value-type="date">
            <text:p>28/03</text:p>
          </table:table-cell>
          <table:table-cell table:style-name="ce112" table:formula="of:=[M_Dia_A.C46]" office:value-type="float" office:value="4.00214559623435" calcext:value-type="float">
            <text:p>4.0</text:p>
          </table:table-cell>
          <table:table-cell table:style-name="ce112" table:formula="of:=[M_Dia_A.D46]" office:value-type="float" office:value="5.84989932393462" calcext:value-type="float">
            <text:p>5.8</text:p>
          </table:table-cell>
          <table:table-cell table:style-name="ce116" table:formula="of:=[M_Dia_A.F46]" office:value-type="float" office:value="11.522725636605" calcext:value-type="float">
            <text:p>12</text:p>
          </table:table-cell>
          <table:table-cell table:style-name="ce112" table:formula="of:=[M_Dia_A.M46]" office:value-type="float" office:value="4.40577020684008" calcext:value-type="float">
            <text:p>4.4</text:p>
          </table:table-cell>
          <table:table-cell table:style-name="ce116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4" table:formula="of:=[M_Dia_A.B47]" office:value-type="date" office:date-value="2020-03-29" calcext:value-type="date">
            <text:p>29/03</text:p>
          </table:table-cell>
          <table:table-cell table:style-name="ce117" table:formula="of:=[M_Dia_A.E47]" office:value-type="float" office:value="35.89525592686" calcext:value-type="float">
            <text:p>36</text:p>
          </table:table-cell>
          <table:table-cell table:style-name="ce117" table:formula="of:=[M_Dia_A.G47]" office:value-type="float" office:value="98.8181385999864" calcext:value-type="float">
            <text:p>99</text:p>
          </table:table-cell>
          <table:table-cell table:style-name="ce117" table:formula="of:=[M_Dia_A.H47]" office:value-type="float" office:value="21.8700125647463" calcext:value-type="float">
            <text:p>22</text:p>
          </table:table-cell>
          <table:table-cell table:style-name="ce117" table:formula="of:=[M_Dia_A.J47]" office:value-type="float" office:value="55.9945930351755" calcext:value-type="float">
            <text:p>56</text:p>
          </table:table-cell>
          <table:table-cell table:style-name="ce117" table:formula="of:=[M_Dia_A.O47]" office:value-type="float" office:value="15.1993082152677" calcext:value-type="float">
            <text:p>15</text:p>
          </table:table-cell>
          <table:table-cell table:style-name="ce136"/>
          <table:table-cell table:style-name="ce115"/>
          <table:table-cell table:style-name="ce74" table:formula="of:=[.B47]" office:value-type="date" office:date-value="2020-03-29" calcext:value-type="date">
            <text:p>29/03</text:p>
          </table:table-cell>
          <table:table-cell table:style-name="ce115" table:formula="of:=[M_Dia_A.I47]" office:value-type="float" office:value="40.2944603406701" calcext:value-type="float">
            <text:p>40.3</text:p>
          </table:table-cell>
          <table:table-cell table:style-name="ce117" table:formula="of:=[M_Dia_A.K47]" office:value-type="float" office:value="14.8134045786989" calcext:value-type="float">
            <text:p>15</text:p>
          </table:table-cell>
          <table:table-cell table:style-name="ce115" table:formula="of:=[M_Dia_A.L47]" office:value-type="float" office:value="31.0616371524357" calcext:value-type="float">
            <text:p>31.1</text:p>
          </table:table-cell>
          <table:table-cell table:style-name="ce117" table:formula="of:=[M_Dia_A.P47]" office:value-type="float" office:value="18.5787211668426" calcext:value-type="float">
            <text:p>19</text:p>
          </table:table-cell>
          <table:table-cell table:style-name="ce117" table:formula="of:=[M_Dia_A.Q47]" office:value-type="float" office:value="23.6701770607474" calcext:value-type="float">
            <text:p>24</text:p>
          </table:table-cell>
          <table:table-cell/>
          <table:table-cell table:style-name="ce66"/>
          <table:table-cell table:style-name="ce140" table:formula="of:=[.B47]" office:value-type="date" office:date-value="2020-03-29" calcext:value-type="date">
            <text:p>29/03</text:p>
          </table:table-cell>
          <table:table-cell table:style-name="ce115" table:formula="of:=[M_Dia_A.C47]" office:value-type="float" office:value="3.55746275220831" calcext:value-type="float">
            <text:p>3.6</text:p>
          </table:table-cell>
          <table:table-cell table:style-name="ce117" table:formula="of:=[M_Dia_A.D47]" office:value-type="float" office:value="10.5298187830823" calcext:value-type="float">
            <text:p>11</text:p>
          </table:table-cell>
          <table:table-cell table:style-name="ce115" table:formula="of:=[M_Dia_A.F47]" office:value-type="float" office:value="6.20454457355653" calcext:value-type="float">
            <text:p>6.2</text:p>
          </table:table-cell>
          <table:table-cell table:style-name="ce115" table:formula="of:=[M_Dia_A.M47]" office:value-type="float" office:value="2.20288510342004" calcext:value-type="float">
            <text:p>2.2</text:p>
          </table:table-cell>
          <table:table-cell table:style-name="ce115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98" table:formula="of:=[M_Dia_A.A48]" office:value-type="string" office:string-value="L" calcext:value-type="string">
            <text:p>L</text:p>
          </table:table-cell>
          <table:table-cell table:style-name="ce73" table:formula="of:=[M_Dia_A.B48]" office:value-type="date" office:date-value="2020-03-30" calcext:value-type="date">
            <text:p>30/03</text:p>
          </table:table-cell>
          <table:table-cell table:style-name="ce116" table:formula="of:=[M_Dia_A.E48]" office:value-type="float" office:value="37.7360382820835" calcext:value-type="float">
            <text:p>38</text:p>
          </table:table-cell>
          <table:table-cell table:style-name="ce116" table:formula="of:=[M_Dia_A.G48]" office:value-type="float" office:value="95.752182032445" calcext:value-type="float">
            <text:p>96</text:p>
          </table:table-cell>
          <table:table-cell table:style-name="ce116" table:formula="of:=[M_Dia_A.H48]" office:value-type="float" office:value="31.3070727810409" calcext:value-type="float">
            <text:p>31</text:p>
          </table:table-cell>
          <table:table-cell table:style-name="ce116" table:formula="of:=[M_Dia_A.J48]" office:value-type="float" office:value="60.1423406674107" calcext:value-type="float">
            <text:p>60</text:p>
          </table:table-cell>
          <table:table-cell table:style-name="ce116" table:formula="of:=[M_Dia_A.O48]" office:value-type="float" office:value="32.17186905565" calcext:value-type="float">
            <text:p>32</text:p>
          </table:table-cell>
          <table:table-cell table:style-name="ce112"/>
          <table:table-cell table:style-name="ce98" table:formula="of:=[.A48]" office:value-type="string" office:string-value="L" calcext:value-type="string">
            <text:p>L</text:p>
          </table:table-cell>
          <table:table-cell table:style-name="ce73" table:formula="of:=[.B48]" office:value-type="date" office:date-value="2020-03-30" calcext:value-type="date">
            <text:p>30/03</text:p>
          </table:table-cell>
          <table:table-cell table:style-name="ce112" table:formula="of:=[M_Dia_A.I48]" office:value-type="float" office:value="28.3892788763812" calcext:value-type="float">
            <text:p>28.4</text:p>
          </table:table-cell>
          <table:table-cell table:style-name="ce116" table:formula="of:=[M_Dia_A.K48]" office:value-type="float" office:value="11.8507236629591" calcext:value-type="float">
            <text:p>12</text:p>
          </table:table-cell>
          <table:table-cell table:style-name="ce112" table:formula="of:=[M_Dia_A.L48]" office:value-type="float" office:value="10.3538790508119" calcext:value-type="float">
            <text:p>10.4</text:p>
          </table:table-cell>
          <table:table-cell table:style-name="ce116" table:formula="of:=[M_Dia_A.P48]" office:value-type="float" office:value="21.5122034563441" calcext:value-type="float">
            <text:p>22</text:p>
          </table:table-cell>
          <table:table-cell table:style-name="ce116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39" table:formula="of:=[.B48]" office:value-type="date" office:date-value="2020-03-30" calcext:value-type="date">
            <text:p>30/03</text:p>
          </table:table-cell>
          <table:table-cell table:style-name="ce112" table:formula="of:=[M_Dia_A.C48]" office:value-type="float" office:value="3.66863346321482" calcext:value-type="float">
            <text:p>3.7</text:p>
          </table:table-cell>
          <table:table-cell table:style-name="ce116" table:formula="of:=[M_Dia_A.D48]" office:value-type="float" office:value="12.8697785126562" calcext:value-type="float">
            <text:p>13</text:p>
          </table:table-cell>
          <table:table-cell table:style-name="ce112" table:formula="of:=[M_Dia_A.F48]" office:value-type="float" office:value="4.43181755254038" calcext:value-type="float">
            <text:p>4.4</text:p>
          </table:table-cell>
          <table:table-cell table:style-name="ce112" table:formula="of:=[M_Dia_A.M48]" office:value-type="float" office:value="5.5072127585501" calcext:value-type="float">
            <text:p>5.5</text:p>
          </table:table-cell>
          <table:table-cell table:style-name="ce116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9]" office:value-type="date" office:date-value="2020-03-31" calcext:value-type="date">
            <text:p>31/03</text:p>
          </table:table-cell>
          <table:table-cell table:style-name="ce116" table:formula="of:=[M_Dia_A.E49]" office:value-type="float" office:value="88.3575530507322" calcext:value-type="float">
            <text:p>88</text:p>
          </table:table-cell>
          <table:table-cell table:style-name="ce116" table:formula="of:=[M_Dia_A.G49]" office:value-type="float" office:value="100.115274070869" calcext:value-type="float">
            <text:p>100</text:p>
          </table:table-cell>
          <table:table-cell table:style-name="ce116" table:formula="of:=[M_Dia_A.H49]" office:value-type="float" office:value="37.3737543486589" calcext:value-type="float">
            <text:p>37</text:p>
          </table:table-cell>
          <table:table-cell table:style-name="ce116" table:formula="of:=[M_Dia_A.J49]" office:value-type="float" office:value="61.9940137175157" calcext:value-type="float">
            <text:p>62</text:p>
          </table:table-cell>
          <table:table-cell table:style-name="ce116" table:formula="of:=[M_Dia_A.O49]" office:value-type="float" office:value="47.5400584733096" calcext:value-type="float">
            <text:p>48</text:p>
          </table:table-cell>
          <table:table-cell table:style-name="ce112" table:number-columns-repeated="2"/>
          <table:table-cell table:style-name="ce73" table:formula="of:=[.B49]" office:value-type="date" office:date-value="2020-03-31" calcext:value-type="date">
            <text:p>31/03</text:p>
          </table:table-cell>
          <table:table-cell table:style-name="ce112" table:formula="of:=[M_Dia_A.I49]" office:value-type="float" office:value="53.4206860577066" calcext:value-type="float">
            <text:p>53.4</text:p>
          </table:table-cell>
          <table:table-cell table:style-name="ce116" table:formula="of:=[M_Dia_A.K49]" office:value-type="float" office:value="25.1827877837882" calcext:value-type="float">
            <text:p>25</text:p>
          </table:table-cell>
          <table:table-cell table:style-name="ce116" table:formula="of:=[M_Dia_A.L49]" office:value-type="float" office:value="10.3538790508119" calcext:value-type="float">
            <text:p>10</text:p>
          </table:table-cell>
          <table:table-cell table:style-name="ce116" table:formula="of:=[M_Dia_A.P49]" office:value-type="float" office:value="22.001117171261" calcext:value-type="float">
            <text:p>22</text:p>
          </table:table-cell>
          <table:table-cell table:style-name="ce116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139" table:formula="of:=[.B49]" office:value-type="date" office:date-value="2020-03-31" calcext:value-type="date">
            <text:p>31/03</text:p>
          </table:table-cell>
          <table:table-cell table:style-name="ce112" table:formula="of:=[M_Dia_A.C49]" office:value-type="float" office:value="7.11492550441662" calcext:value-type="float">
            <text:p>7.1</text:p>
          </table:table-cell>
          <table:table-cell table:style-name="ce116" table:formula="of:=[M_Dia_A.D49]" office:value-type="float" office:value="11.6997986478692" calcext:value-type="float">
            <text:p>12</text:p>
          </table:table-cell>
          <table:table-cell table:style-name="ce116" table:formula="of:=[M_Dia_A.F49]" office:value-type="float" office:value="11.522725636605" calcext:value-type="float">
            <text:p>12</text:p>
          </table:table-cell>
          <table:table-cell table:style-name="ce112" table:formula="of:=[M_Dia_A.M49]" office:value-type="float" office:value="1.10144255171002" calcext:value-type="float">
            <text:p>1.1</text:p>
          </table:table-cell>
          <table:table-cell table:style-name="ce112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0]" office:value-type="date" office:date-value="2020-04-01" calcext:value-type="date">
            <text:p>01/04</text:p>
          </table:table-cell>
          <table:table-cell table:style-name="ce116" table:formula="of:=[M_Dia_A.E50]" office:value-type="float" office:value="56.6040574231253" calcext:value-type="float">
            <text:p>57</text:p>
          </table:table-cell>
          <table:table-cell table:style-name="ce116" table:formula="of:=[M_Dia_A.G50]" office:value-type="float" office:value="101.884095167528" calcext:value-type="float">
            <text:p>102</text:p>
          </table:table-cell>
          <table:table-cell table:style-name="ce116" table:formula="of:=[M_Dia_A.H50]" office:value-type="float" office:value="38.1227273816981" calcext:value-type="float">
            <text:p>38</text:p>
          </table:table-cell>
          <table:table-cell table:style-name="ce116" table:formula="of:=[M_Dia_A.J50]" office:value-type="float" office:value="53.8466522970536" calcext:value-type="float">
            <text:p>54</text:p>
          </table:table-cell>
          <table:table-cell table:style-name="ce116" table:formula="of:=[M_Dia_A.O50]" office:value-type="float" office:value="48.0467020804852" calcext:value-type="float">
            <text:p>48</text:p>
          </table:table-cell>
          <table:table-cell table:style-name="ce112" table:number-columns-repeated="2"/>
          <table:table-cell table:style-name="ce73" table:formula="of:=[.B50]" office:value-type="date" office:date-value="2020-04-01" calcext:value-type="date">
            <text:p>01/04</text:p>
          </table:table-cell>
          <table:table-cell table:style-name="ce112" table:formula="of:=[M_Dia_A.I50]" office:value-type="float" office:value="40.9049824670439" calcext:value-type="float">
            <text:p>40.9</text:p>
          </table:table-cell>
          <table:table-cell table:style-name="ce116" table:formula="of:=[M_Dia_A.K50]" office:value-type="float" office:value="20.7387664101785" calcext:value-type="float">
            <text:p>21</text:p>
          </table:table-cell>
          <table:table-cell table:style-name="ce116" table:formula="of:=[M_Dia_A.L50]" office:value-type="float" office:value="62.1232743048714" calcext:value-type="float">
            <text:p>62</text:p>
          </table:table-cell>
          <table:table-cell table:style-name="ce116" table:formula="of:=[M_Dia_A.P50]" office:value-type="float" office:value="24.9345994607624" calcext:value-type="float">
            <text:p>25</text:p>
          </table:table-cell>
          <table:table-cell table:style-name="ce116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139" table:formula="of:=[.B50]" office:value-type="date" office:date-value="2020-04-01" calcext:value-type="date">
            <text:p>01/04</text:p>
          </table:table-cell>
          <table:table-cell table:style-name="ce112" table:formula="of:=[M_Dia_A.C50]" office:value-type="float" office:value="8.28221796998497" calcext:value-type="float">
            <text:p>8.3</text:p>
          </table:table-cell>
          <table:table-cell table:style-name="ce116" table:formula="of:=[M_Dia_A.D50]" office:value-type="float" office:value="10.5298187830823" calcext:value-type="float">
            <text:p>11</text:p>
          </table:table-cell>
          <table:table-cell table:style-name="ce116" table:formula="of:=[M_Dia_A.F50]" office:value-type="float" office:value="12.4090891471131" calcext:value-type="float">
            <text:p>12</text:p>
          </table:table-cell>
          <table:table-cell table:style-name="ce112" table:formula="of:=[M_Dia_A.M50]" office:value-type="float" office:value="4.40577020684008" calcext:value-type="float">
            <text:p>4.4</text:p>
          </table:table-cell>
          <table:table-cell table:style-name="ce116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1]" office:value-type="date" office:date-value="2020-04-02" calcext:value-type="date">
            <text:p>02/04</text:p>
          </table:table-cell>
          <table:table-cell table:style-name="ce116" table:formula="of:=[M_Dia_A.E51]" office:value-type="float" office:value="84.2157927514791" calcext:value-type="float">
            <text:p>84</text:p>
          </table:table-cell>
          <table:table-cell table:style-name="ce116" table:formula="of:=[M_Dia_A.G51]" office:value-type="float" office:value="112.025336121703" calcext:value-type="float">
            <text:p>112</text:p>
          </table:table-cell>
          <table:table-cell table:style-name="ce116" table:formula="of:=[M_Dia_A.H51]" office:value-type="float" office:value="101.485845976819" calcext:value-type="float">
            <text:p>101</text:p>
          </table:table-cell>
          <table:table-cell table:style-name="ce116" table:formula="of:=[M_Dia_A.J51]" office:value-type="float" office:value="56.2908607231923" calcext:value-type="float">
            <text:p>56</text:p>
          </table:table-cell>
          <table:table-cell table:style-name="ce116" table:formula="of:=[M_Dia_A.O51]" office:value-type="float" office:value="57.7573712180174" calcext:value-type="float">
            <text:p>58</text:p>
          </table:table-cell>
          <table:table-cell table:style-name="ce112" table:number-columns-repeated="2"/>
          <table:table-cell table:style-name="ce73" table:formula="of:=[.B51]" office:value-type="date" office:date-value="2020-04-02" calcext:value-type="date">
            <text:p>02/04</text:p>
          </table:table-cell>
          <table:table-cell table:style-name="ce112" table:formula="of:=[M_Dia_A.I51]" office:value-type="float" office:value="50.6733364890245" calcext:value-type="float">
            <text:p>50.7</text:p>
          </table:table-cell>
          <table:table-cell table:style-name="ce112" table:formula="of:=[M_Dia_A.K51]" office:value-type="float" office:value="19.2574259523086" calcext:value-type="float">
            <text:p>19.3</text:p>
          </table:table-cell>
          <table:table-cell table:style-name="ce116" table:formula="of:=[M_Dia_A.L51]" office:value-type="float" office:value="10.3538790508119" calcext:value-type="float">
            <text:p>10</text:p>
          </table:table-cell>
          <table:table-cell table:style-name="ce116" table:formula="of:=[M_Dia_A.P51]" office:value-type="float" office:value="32.757218899433" calcext:value-type="float">
            <text:p>33</text:p>
          </table:table-cell>
          <table:table-cell table:style-name="ce116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139" table:formula="of:=[.B51]" office:value-type="date" office:date-value="2020-04-02" calcext:value-type="date">
            <text:p>02/04</text:p>
          </table:table-cell>
          <table:table-cell table:style-name="ce112" table:formula="of:=[M_Dia_A.C51]" office:value-type="float" office:value="7.78194977045568" calcext:value-type="float">
            <text:p>7.8</text:p>
          </table:table-cell>
          <table:table-cell table:style-name="ce112" table:formula="of:=[M_Dia_A.D51]" office:value-type="float" office:value="7.01987918872155" calcext:value-type="float">
            <text:p>7.0</text:p>
          </table:table-cell>
          <table:table-cell table:style-name="ce116" table:formula="of:=[M_Dia_A.F51]" office:value-type="float" office:value="16.8409066996534" calcext:value-type="float">
            <text:p>17</text:p>
          </table:table-cell>
          <table:table-cell table:style-name="ce116" table:formula="of:=[M_Dia_A.M51]" office:value-type="float" office:value="11.0144255171002" calcext:value-type="float">
            <text:p>11</text:p>
          </table:table-cell>
          <table:table-cell table:style-name="ce116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2]" office:value-type="date" office:date-value="2020-04-03" calcext:value-type="date">
            <text:p>03/04</text:p>
          </table:table-cell>
          <table:table-cell table:style-name="ce116" table:formula="of:=[M_Dia_A.E52]" office:value-type="float" office:value="60.7458177223784" calcext:value-type="float">
            <text:p>61</text:p>
          </table:table-cell>
          <table:table-cell table:style-name="ce116" table:formula="of:=[M_Dia_A.G52]" office:value-type="float" office:value="109.902750805713" calcext:value-type="float">
            <text:p>110</text:p>
          </table:table-cell>
          <table:table-cell table:style-name="ce116" table:formula="of:=[M_Dia_A.H52]" office:value-type="float" office:value="83.8849797003967" calcext:value-type="float">
            <text:p>84</text:p>
          </table:table-cell>
          <table:table-cell table:style-name="ce116" table:formula="of:=[M_Dia_A.J52]" office:value-type="float" office:value="56.7352622552175" calcext:value-type="float">
            <text:p>57</text:p>
          </table:table-cell>
          <table:table-cell table:style-name="ce116" table:formula="of:=[M_Dia_A.O52]" office:value-type="float" office:value="59.7839456467198" calcext:value-type="float">
            <text:p>60</text:p>
          </table:table-cell>
          <table:table-cell table:style-name="ce112" table:number-columns-repeated="2"/>
          <table:table-cell table:style-name="ce73" table:formula="of:=[.B52]" office:value-type="date" office:date-value="2020-04-03" calcext:value-type="date">
            <text:p>03/04</text:p>
          </table:table-cell>
          <table:table-cell table:style-name="ce112" table:formula="of:=[M_Dia_A.I52]" office:value-type="float" office:value="45.1786373516604" calcext:value-type="float">
            <text:p>45.2</text:p>
          </table:table-cell>
          <table:table-cell table:style-name="ce112" table:formula="of:=[M_Dia_A.K52]" office:value-type="float" office:value="32.5894900731376" calcext:value-type="float">
            <text:p>32.6</text:p>
          </table:table-cell>
          <table:table-cell table:style-name="ce116" table:formula="of:=[M_Dia_A.L52]" office:value-type="float" office:value="10.3538790508119" calcext:value-type="float">
            <text:p>10</text:p>
          </table:table-cell>
          <table:table-cell table:style-name="ce116" table:formula="of:=[M_Dia_A.P52]" office:value-type="float" office:value="38.6241834784359" calcext:value-type="float">
            <text:p>39</text:p>
          </table:table-cell>
          <table:table-cell table:style-name="ce116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139" table:formula="of:=[.B52]" office:value-type="date" office:date-value="2020-04-03" calcext:value-type="date">
            <text:p>03/04</text:p>
          </table:table-cell>
          <table:table-cell table:style-name="ce112" table:formula="of:=[M_Dia_A.C52]" office:value-type="float" office:value="8.05987654797195" calcext:value-type="float">
            <text:p>8.1</text:p>
          </table:table-cell>
          <table:table-cell table:style-name="ce112" table:formula="of:=[M_Dia_A.D52]" office:value-type="float" office:value="5.84989932393462" calcext:value-type="float">
            <text:p>5.8</text:p>
          </table:table-cell>
          <table:table-cell table:style-name="ce116" table:formula="of:=[M_Dia_A.F52]" office:value-type="float" office:value="14.1818161681292" calcext:value-type="float">
            <text:p>14</text:p>
          </table:table-cell>
          <table:table-cell table:style-name="ce112" table:formula="of:=[M_Dia_A.M52]" office:value-type="float" office:value="2.20288510342004" calcext:value-type="float">
            <text:p>2.2</text:p>
          </table:table-cell>
          <table:table-cell table:style-name="ce116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3]" office:value-type="date" office:date-value="2020-04-04" calcext:value-type="date">
            <text:p>04/04</text:p>
          </table:table-cell>
          <table:table-cell table:style-name="ce116" table:formula="of:=[M_Dia_A.E53]" office:value-type="float" office:value="64.4273824328256" calcext:value-type="float">
            <text:p>64</text:p>
          </table:table-cell>
          <table:table-cell table:style-name="ce116" table:formula="of:=[M_Dia_A.G53]" office:value-type="float" office:value="95.3984178131133" calcext:value-type="float">
            <text:p>95</text:p>
          </table:table-cell>
          <table:table-cell table:style-name="ce116" table:formula="of:=[M_Dia_A.H53]" office:value-type="float" office:value="78.8668603790337" calcext:value-type="float">
            <text:p>79</text:p>
          </table:table-cell>
          <table:table-cell table:style-name="ce116" table:formula="of:=[M_Dia_A.J53]" office:value-type="float" office:value="50.4395738848604" calcext:value-type="float">
            <text:p>50</text:p>
          </table:table-cell>
          <table:table-cell table:style-name="ce116" table:formula="of:=[M_Dia_A.O53]" office:value-type="float" office:value="52.2687321402818" calcext:value-type="float">
            <text:p>52</text:p>
          </table:table-cell>
          <table:table-cell table:style-name="ce112" table:number-columns-repeated="2"/>
          <table:table-cell table:style-name="ce73" table:formula="of:=[.B53]" office:value-type="date" office:date-value="2020-04-04" calcext:value-type="date">
            <text:p>04/04</text:p>
          </table:table-cell>
          <table:table-cell table:style-name="ce112" table:formula="of:=[M_Dia_A.I53]" office:value-type="float" office:value="50.0628143626507" calcext:value-type="float">
            <text:p>50.1</text:p>
          </table:table-cell>
          <table:table-cell table:style-name="ce116" table:formula="of:=[M_Dia_A.K53]" office:value-type="float" office:value="25.1827877837882" calcext:value-type="float">
            <text:p>25</text:p>
          </table:table-cell>
          <table:table-cell table:style-name="ce116" table:formula="of:=[M_Dia_A.L53]" office:value-type="float" office:value="0" calcext:value-type="float">
            <text:p>0</text:p>
          </table:table-cell>
          <table:table-cell table:style-name="ce116" table:formula="of:=[M_Dia_A.P53]" office:value-type="float" office:value="33.2461326143499" calcext:value-type="float">
            <text:p>33</text:p>
          </table:table-cell>
          <table:table-cell table:style-name="ce112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139" table:formula="of:=[.B53]" office:value-type="date" office:date-value="2020-04-04" calcext:value-type="date">
            <text:p>04/04</text:p>
          </table:table-cell>
          <table:table-cell table:style-name="ce112" table:formula="of:=[M_Dia_A.C53]" office:value-type="float" office:value="7.83753512595893" calcext:value-type="float">
            <text:p>7.8</text:p>
          </table:table-cell>
          <table:table-cell table:style-name="ce116" table:formula="of:=[M_Dia_A.D53]" office:value-type="float" office:value="10.5298187830823" calcext:value-type="float">
            <text:p>11</text:p>
          </table:table-cell>
          <table:table-cell table:style-name="ce116" table:formula="of:=[M_Dia_A.F53]" office:value-type="float" office:value="19.4999972311777" calcext:value-type="float">
            <text:p>19</text:p>
          </table:table-cell>
          <table:table-cell table:style-name="ce112" table:formula="of:=[M_Dia_A.M53]" office:value-type="float" office:value="6.60865531026013" calcext:value-type="float">
            <text:p>6.6</text:p>
          </table:table-cell>
          <table:table-cell table:style-name="ce112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4]" office:value-type="date" office:date-value="2020-04-05" calcext:value-type="date">
            <text:p>05/04</text:p>
          </table:table-cell>
          <table:table-cell table:style-name="ce116" table:formula="of:=[M_Dia_A.E54]" office:value-type="float" office:value="75.4720765641671" calcext:value-type="float">
            <text:p>75</text:p>
          </table:table-cell>
          <table:table-cell table:style-name="ce116" table:formula="of:=[M_Dia_A.G54]" office:value-type="float" office:value="79.4790279431871" calcext:value-type="float">
            <text:p>79</text:p>
          </table:table-cell>
          <table:table-cell table:style-name="ce116" table:formula="of:=[M_Dia_A.H54]" office:value-type="float" office:value="38.7968031114335" calcext:value-type="float">
            <text:p>39</text:p>
          </table:table-cell>
          <table:table-cell table:style-name="ce116" table:formula="of:=[M_Dia_A.J54]" office:value-type="float" office:value="38.8851340522052" calcext:value-type="float">
            <text:p>39</text:p>
          </table:table-cell>
          <table:table-cell table:style-name="ce116" table:formula="of:=[M_Dia_A.O54]" office:value-type="float" office:value="37.238305127406" calcext:value-type="float">
            <text:p>37</text:p>
          </table:table-cell>
          <table:table-cell table:style-name="ce112" table:number-columns-repeated="2"/>
          <table:table-cell table:style-name="ce73" table:formula="of:=[.B54]" office:value-type="date" office:date-value="2020-04-05" calcext:value-type="date">
            <text:p>05/04</text:p>
          </table:table-cell>
          <table:table-cell table:style-name="ce116" table:formula="of:=[M_Dia_A.I54]" office:value-type="float" office:value="35.1050222664929" calcext:value-type="float">
            <text:p>35</text:p>
          </table:table-cell>
          <table:table-cell table:style-name="ce116" table:formula="of:=[M_Dia_A.K54]" office:value-type="float" office:value="31.1081496152677" calcext:value-type="float">
            <text:p>31</text:p>
          </table:table-cell>
          <table:table-cell table:style-name="ce116" table:formula="of:=[M_Dia_A.L54]" office:value-type="float" office:value="51.7693952540595" calcext:value-type="float">
            <text:p>52</text:p>
          </table:table-cell>
          <table:table-cell table:style-name="ce116" table:formula="of:=[M_Dia_A.P54]" office:value-type="float" office:value="39.6020109082698" calcext:value-type="float">
            <text:p>40</text:p>
          </table:table-cell>
          <table:table-cell table:style-name="ce116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139" table:formula="of:=[.B54]" office:value-type="date" office:date-value="2020-04-05" calcext:value-type="date">
            <text:p>05/04</text:p>
          </table:table-cell>
          <table:table-cell table:style-name="ce116" table:formula="of:=[M_Dia_A.C54]" office:value-type="float" office:value="10.2277054125989" calcext:value-type="float">
            <text:p>10</text:p>
          </table:table-cell>
          <table:table-cell table:style-name="ce116" table:formula="of:=[M_Dia_A.D54]" office:value-type="float" office:value="10.5298187830823" calcext:value-type="float">
            <text:p>11</text:p>
          </table:table-cell>
          <table:table-cell table:style-name="ce116" table:formula="of:=[M_Dia_A.F54]" office:value-type="float" office:value="15.9545431891454" calcext:value-type="float">
            <text:p>16</text:p>
          </table:table-cell>
          <table:table-cell table:style-name="ce112" table:formula="of:=[M_Dia_A.M54]" office:value-type="float" office:value="8.81154041368017" calcext:value-type="float">
            <text:p>8.8</text:p>
          </table:table-cell>
          <table:table-cell table:style-name="ce116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96" table:formula="of:=[M_Dia_A.A55]" office:value-type="string" office:string-value="L" calcext:value-type="string">
            <text:p>L</text:p>
          </table:table-cell>
          <table:table-cell table:style-name="ce72" table:formula="of:=[M_Dia_A.B55]" office:value-type="date" office:date-value="2020-04-06" calcext:value-type="date">
            <text:p>06/04</text:p>
          </table:table-cell>
          <table:table-cell table:style-name="ce118" table:formula="of:=[M_Dia_A.E55]" office:value-type="float" office:value="85.1361839290909" calcext:value-type="float">
            <text:p>85</text:p>
          </table:table-cell>
          <table:table-cell table:style-name="ce118" table:formula="of:=[M_Dia_A.G55]" office:value-type="float" office:value="75.1159359047629" calcext:value-type="float">
            <text:p>75</text:p>
          </table:table-cell>
          <table:table-cell table:style-name="ce118" table:formula="of:=[M_Dia_A.H55]" office:value-type="float" office:value="62.3894536521701" calcext:value-type="float">
            <text:p>62</text:p>
          </table:table-cell>
          <table:table-cell table:style-name="ce118" table:formula="of:=[M_Dia_A.J55]" office:value-type="float" office:value="47.1065623946714" calcext:value-type="float">
            <text:p>47</text:p>
          </table:table-cell>
          <table:table-cell table:style-name="ce118" table:formula="of:=[M_Dia_A.O55]" office:value-type="float" office:value="66.3703125400024" calcext:value-type="float">
            <text:p>66</text:p>
          </table:table-cell>
          <table:table-cell table:style-name="ce136"/>
          <table:table-cell table:style-name="ce96" table:formula="of:=[.A55]" office:value-type="string" office:string-value="L" calcext:value-type="string">
            <text:p>L</text:p>
          </table:table-cell>
          <table:table-cell table:style-name="ce72" table:formula="of:=[.B55]" office:value-type="date" office:date-value="2020-04-06" calcext:value-type="date">
            <text:p>06/04</text:p>
          </table:table-cell>
          <table:table-cell table:style-name="ce114" table:formula="of:=[M_Dia_A.I55]" office:value-type="float" office:value="30.8313673818764" calcext:value-type="float">
            <text:p>30.8</text:p>
          </table:table-cell>
          <table:table-cell table:style-name="ce114" table:formula="of:=[M_Dia_A.K55]" office:value-type="float" office:value="23.7014473259183" calcext:value-type="float">
            <text:p>23.7</text:p>
          </table:table-cell>
          <table:table-cell table:style-name="ce114" table:formula="of:=[M_Dia_A.L55]" office:value-type="float" office:value="51.7693952540595" calcext:value-type="float">
            <text:p>51.8</text:p>
          </table:table-cell>
          <table:table-cell table:style-name="ce118" table:formula="of:=[M_Dia_A.P55]" office:value-type="float" office:value="44.002234342522" calcext:value-type="float">
            <text:p>44</text:p>
          </table:table-cell>
          <table:table-cell table:style-name="ce118" table:formula="of:=[M_Dia_A.Q55]" office:value-type="float" office:value="31.5602360809965" calcext:value-type="float">
            <text:p>32</text:p>
          </table:table-cell>
          <table:table-cell/>
          <table:table-cell table:style-name="ce65" table:formula="of:=[.A55]" office:value-type="string" office:string-value="L" calcext:value-type="string">
            <text:p>L</text:p>
          </table:table-cell>
          <table:table-cell table:style-name="ce96" table:formula="of:=[.B55]" office:value-type="date" office:date-value="2020-04-06" calcext:value-type="date">
            <text:p>06/04</text:p>
          </table:table-cell>
          <table:table-cell table:style-name="ce114" table:formula="of:=[M_Dia_A.C55]" office:value-type="float" office:value="5.11385270629944" calcext:value-type="float">
            <text:p>5.1</text:p>
          </table:table-cell>
          <table:table-cell table:style-name="ce114" table:formula="of:=[M_Dia_A.D55]" office:value-type="float" office:value="9.3598389182954" calcext:value-type="float">
            <text:p>9.4</text:p>
          </table:table-cell>
          <table:table-cell table:style-name="ce114" table:formula="of:=[M_Dia_A.F55]" office:value-type="float" office:value="7.09090808406461" calcext:value-type="float">
            <text:p>7.1</text:p>
          </table:table-cell>
          <table:table-cell table:style-name="ce114" table:formula="of:=[M_Dia_A.M55]" office:value-type="float" office:value="1.10144255171002" calcext:value-type="float">
            <text:p>1.1</text:p>
          </table:table-cell>
          <table:table-cell table:style-name="ce114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6]" office:value-type="date" office:date-value="2020-04-07" calcext:value-type="date">
            <text:p>07/04</text:p>
          </table:table-cell>
          <table:table-cell table:style-name="ce116" table:formula="of:=[M_Dia_A.E56]" office:value-type="float" office:value="185.458822288776" calcext:value-type="float">
            <text:p>185</text:p>
          </table:table-cell>
          <table:table-cell table:style-name="ce116" table:formula="of:=[M_Dia_A.G56]" office:value-type="float" office:value="87.6156049878161" calcext:value-type="float">
            <text:p>88</text:p>
          </table:table-cell>
          <table:table-cell table:style-name="ce116" table:formula="of:=[M_Dia_A.H56]" office:value-type="float" office:value="106.129478781663" calcext:value-type="float">
            <text:p>106</text:p>
          </table:table-cell>
          <table:table-cell table:style-name="ce116" table:formula="of:=[M_Dia_A.J56]" office:value-type="float" office:value="44.736420890537" calcext:value-type="float">
            <text:p>45</text:p>
          </table:table-cell>
          <table:table-cell table:style-name="ce116" table:formula="of:=[M_Dia_A.O56]" office:value-type="float" office:value="79.2052839217841" calcext:value-type="float">
            <text:p>79</text:p>
          </table:table-cell>
          <table:table-cell table:style-name="ce112" table:number-columns-repeated="2"/>
          <table:table-cell table:style-name="ce73" table:formula="of:=[.B56]" office:value-type="date" office:date-value="2020-04-07" calcext:value-type="date">
            <text:p>07/04</text:p>
          </table:table-cell>
          <table:table-cell table:style-name="ce112" table:formula="of:=[M_Dia_A.I56]" office:value-type="float" office:value="71.4310887857334" calcext:value-type="float">
            <text:p>71.4</text:p>
          </table:table-cell>
          <table:table-cell table:style-name="ce116" table:formula="of:=[M_Dia_A.K56]" office:value-type="float" office:value="53.3282564833161" calcext:value-type="float">
            <text:p>53</text:p>
          </table:table-cell>
          <table:table-cell table:style-name="ce116" table:formula="of:=[M_Dia_A.L56]" office:value-type="float" office:value="31.0616371524357" calcext:value-type="float">
            <text:p>31</text:p>
          </table:table-cell>
          <table:table-cell table:style-name="ce116" table:formula="of:=[M_Dia_A.P56]" office:value-type="float" office:value="38.135269763519" calcext:value-type="float">
            <text:p>38</text:p>
          </table:table-cell>
          <table:table-cell table:style-name="ce116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139" table:formula="of:=[.B56]" office:value-type="date" office:date-value="2020-04-07" calcext:value-type="date">
            <text:p>07/04</text:p>
          </table:table-cell>
          <table:table-cell table:style-name="ce116" table:formula="of:=[M_Dia_A.C56]" office:value-type="float" office:value="9.61626650206309" calcext:value-type="float">
            <text:p>10</text:p>
          </table:table-cell>
          <table:table-cell table:style-name="ce116" table:formula="of:=[M_Dia_A.D56]" office:value-type="float" office:value="13.4547684450496" calcext:value-type="float">
            <text:p>13</text:p>
          </table:table-cell>
          <table:table-cell table:style-name="ce116" table:formula="of:=[M_Dia_A.F56]" office:value-type="float" office:value="14.1818161681292" calcext:value-type="float">
            <text:p>14</text:p>
          </table:table-cell>
          <table:table-cell table:style-name="ce116" table:formula="of:=[M_Dia_A.M56]" office:value-type="float" office:value="11.0144255171002" calcext:value-type="float">
            <text:p>11</text:p>
          </table:table-cell>
          <table:table-cell table:style-name="ce116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7]" office:value-type="date" office:date-value="2020-04-08" calcext:value-type="date">
            <text:p>08/04</text:p>
          </table:table-cell>
          <table:table-cell table:style-name="ce116" table:formula="of:=[M_Dia_A.E57]" office:value-type="float" office:value="94.3400957052089" calcext:value-type="float">
            <text:p>94</text:p>
          </table:table-cell>
          <table:table-cell table:style-name="ce116" table:formula="of:=[M_Dia_A.G57]" office:value-type="float" office:value="89.2665046780306" calcext:value-type="float">
            <text:p>89</text:p>
          </table:table-cell>
          <table:table-cell table:style-name="ce116" table:formula="of:=[M_Dia_A.H57]" office:value-type="float" office:value="40.5194410874238" calcext:value-type="float">
            <text:p>41</text:p>
          </table:table-cell>
          <table:table-cell table:style-name="ce116" table:formula="of:=[M_Dia_A.J57]" office:value-type="float" office:value="40.1442717262766" calcext:value-type="float">
            <text:p>40</text:p>
          </table:table-cell>
          <table:table-cell table:style-name="ce116" table:formula="of:=[M_Dia_A.O57]" office:value-type="float" office:value="74.392169653616" calcext:value-type="float">
            <text:p>74</text:p>
          </table:table-cell>
          <table:table-cell table:style-name="ce112" table:number-columns-repeated="2"/>
          <table:table-cell table:style-name="ce73" table:formula="of:=[.B57]" office:value-type="date" office:date-value="2020-04-08" calcext:value-type="date">
            <text:p>08/04</text:p>
          </table:table-cell>
          <table:table-cell table:style-name="ce116" table:formula="of:=[M_Dia_A.I57]" office:value-type="float" office:value="44.8733762884735" calcext:value-type="float">
            <text:p>45</text:p>
          </table:table-cell>
          <table:table-cell table:style-name="ce116" table:formula="of:=[M_Dia_A.K57]" office:value-type="float" office:value="37.0335114467473" calcext:value-type="float">
            <text:p>37</text:p>
          </table:table-cell>
          <table:table-cell table:style-name="ce116" table:formula="of:=[M_Dia_A.L57]" office:value-type="float" office:value="20.7077581016238" calcext:value-type="float">
            <text:p>21</text:p>
          </table:table-cell>
          <table:table-cell table:style-name="ce116" table:formula="of:=[M_Dia_A.P57]" office:value-type="float" office:value="49.8691989215249" calcext:value-type="float">
            <text:p>50</text:p>
          </table:table-cell>
          <table:table-cell table:style-name="ce116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139" table:formula="of:=[.B57]" office:value-type="date" office:date-value="2020-04-08" calcext:value-type="date">
            <text:p>08/04</text:p>
          </table:table-cell>
          <table:table-cell table:style-name="ce116" table:formula="of:=[M_Dia_A.C57]" office:value-type="float" office:value="14.1186802978267" calcext:value-type="float">
            <text:p>14</text:p>
          </table:table-cell>
          <table:table-cell table:style-name="ce116" table:formula="of:=[M_Dia_A.D57]" office:value-type="float" office:value="17.5496979718039" calcext:value-type="float">
            <text:p>18</text:p>
          </table:table-cell>
          <table:table-cell table:style-name="ce116" table:formula="of:=[M_Dia_A.F57]" office:value-type="float" office:value="13.2954526576211" calcext:value-type="float">
            <text:p>13</text:p>
          </table:table-cell>
          <table:table-cell table:style-name="ce116" table:formula="of:=[M_Dia_A.M57]" office:value-type="float" office:value="12.1158680688102" calcext:value-type="float">
            <text:p>12</text:p>
          </table:table-cell>
          <table:table-cell table:style-name="ce116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8]" office:value-type="date" office:date-value="2020-04-09" calcext:value-type="date">
            <text:p>09/04</text:p>
          </table:table-cell>
          <table:table-cell table:style-name="ce116" table:formula="of:=[M_Dia_A.E58]" office:value-type="float" office:value="130.235351632069" calcext:value-type="float">
            <text:p>130</text:p>
          </table:table-cell>
          <table:table-cell table:style-name="ce116" table:formula="of:=[M_Dia_A.G58]" office:value-type="float" office:value="80.5403206011822" calcext:value-type="float">
            <text:p>81</text:p>
          </table:table-cell>
          <table:table-cell table:style-name="ce116" table:formula="of:=[M_Dia_A.H58]" office:value-type="float" office:value="100.437283730564" calcext:value-type="float">
            <text:p>100</text:p>
          </table:table-cell>
          <table:table-cell table:style-name="ce116" table:formula="of:=[M_Dia_A.J58]" office:value-type="float" office:value="45.1808224225622" calcext:value-type="float">
            <text:p>45</text:p>
          </table:table-cell>
          <table:table-cell table:style-name="ce116" table:formula="of:=[M_Dia_A.O58]" office:value-type="float" office:value="82.7517891720132" calcext:value-type="float">
            <text:p>83</text:p>
          </table:table-cell>
          <table:table-cell table:style-name="ce112" table:number-columns-repeated="2"/>
          <table:table-cell table:style-name="ce73" table:formula="of:=[.B58]" office:value-type="date" office:date-value="2020-04-09" calcext:value-type="date">
            <text:p>09/04</text:p>
          </table:table-cell>
          <table:table-cell table:style-name="ce116" table:formula="of:=[M_Dia_A.I58]" office:value-type="float" office:value="45.1786373516604" calcext:value-type="float">
            <text:p>45</text:p>
          </table:table-cell>
          <table:table-cell table:style-name="ce116" table:formula="of:=[M_Dia_A.K58]" office:value-type="float" office:value="41.477532820357" calcext:value-type="float">
            <text:p>41</text:p>
          </table:table-cell>
          <table:table-cell table:style-name="ce116" table:formula="of:=[M_Dia_A.L58]" office:value-type="float" office:value="62.1232743048714" calcext:value-type="float">
            <text:p>62</text:p>
          </table:table-cell>
          <table:table-cell table:style-name="ce116" table:formula="of:=[M_Dia_A.P58]" office:value-type="float" office:value="36.6685286187683" calcext:value-type="float">
            <text:p>37</text:p>
          </table:table-cell>
          <table:table-cell table:style-name="ce116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139" table:formula="of:=[.B58]" office:value-type="date" office:date-value="2020-04-09" calcext:value-type="date">
            <text:p>09/04</text:p>
          </table:table-cell>
          <table:table-cell table:style-name="ce116" table:formula="of:=[M_Dia_A.C58]" office:value-type="float" office:value="13.6739974538007" calcext:value-type="float">
            <text:p>14</text:p>
          </table:table-cell>
          <table:table-cell table:style-name="ce116" table:formula="of:=[M_Dia_A.D58]" office:value-type="float" office:value="12.8697785126562" calcext:value-type="float">
            <text:p>13</text:p>
          </table:table-cell>
          <table:table-cell table:style-name="ce116" table:formula="of:=[M_Dia_A.F58]" office:value-type="float" office:value="16.8409066996534" calcext:value-type="float">
            <text:p>17</text:p>
          </table:table-cell>
          <table:table-cell table:style-name="ce112" table:formula="of:=[M_Dia_A.M58]" office:value-type="float" office:value="8.81154041368017" calcext:value-type="float">
            <text:p>8.8</text:p>
          </table:table-cell>
          <table:table-cell table:style-name="ce116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9]" office:value-type="date" office:date-value="2020-04-10" calcext:value-type="date">
            <text:p>10/04</text:p>
          </table:table-cell>
          <table:table-cell table:style-name="ce116" table:formula="of:=[M_Dia_A.E59]" office:value-type="float" office:value="228.257012047725" calcext:value-type="float">
            <text:p>228</text:p>
          </table:table-cell>
          <table:table-cell table:style-name="ce116" table:formula="of:=[M_Dia_A.G59]" office:value-type="float" office:value="71.3424508985582" calcext:value-type="float">
            <text:p>71</text:p>
          </table:table-cell>
          <table:table-cell table:style-name="ce116" table:formula="of:=[M_Dia_A.H59]" office:value-type="float" office:value="73.9236383609746" calcext:value-type="float">
            <text:p>74</text:p>
          </table:table-cell>
          <table:table-cell table:style-name="ce116" table:formula="of:=[M_Dia_A.J59]" office:value-type="float" office:value="42.2181455423942" calcext:value-type="float">
            <text:p>42</text:p>
          </table:table-cell>
          <table:table-cell table:style-name="ce116" table:formula="of:=[M_Dia_A.O59]" office:value-type="float" office:value="77.4320312966695" calcext:value-type="float">
            <text:p>77</text:p>
          </table:table-cell>
          <table:table-cell table:style-name="ce112" table:number-columns-repeated="2"/>
          <table:table-cell table:style-name="ce73" table:formula="of:=[.B59]" office:value-type="date" office:date-value="2020-04-10" calcext:value-type="date">
            <text:p>10/04</text:p>
          </table:table-cell>
          <table:table-cell table:style-name="ce116" table:formula="of:=[M_Dia_A.I59]" office:value-type="float" office:value="35.1050222664929" calcext:value-type="float">
            <text:p>35</text:p>
          </table:table-cell>
          <table:table-cell table:style-name="ce116" table:formula="of:=[M_Dia_A.K59]" office:value-type="float" office:value="37.0335114467473" calcext:value-type="float">
            <text:p>37</text:p>
          </table:table-cell>
          <table:table-cell table:style-name="ce112" table:formula="of:=[M_Dia_A.L59]" office:value-type="float" office:value="20.7077581016238" calcext:value-type="float">
            <text:p>20.7</text:p>
          </table:table-cell>
          <table:table-cell table:style-name="ce116" table:formula="of:=[M_Dia_A.P59]" office:value-type="float" office:value="36.6685286187683" calcext:value-type="float">
            <text:p>37</text:p>
          </table:table-cell>
          <table:table-cell table:style-name="ce116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139" table:formula="of:=[.B59]" office:value-type="date" office:date-value="2020-04-10" calcext:value-type="date">
            <text:p>10/04</text:p>
          </table:table-cell>
          <table:table-cell table:style-name="ce116" table:formula="of:=[M_Dia_A.C59]" office:value-type="float" office:value="14.7857045638658" calcext:value-type="float">
            <text:p>15</text:p>
          </table:table-cell>
          <table:table-cell table:style-name="ce116" table:formula="of:=[M_Dia_A.D59]" office:value-type="float" office:value="14.0397583774431" calcext:value-type="float">
            <text:p>14</text:p>
          </table:table-cell>
          <table:table-cell table:style-name="ce112" table:formula="of:=[M_Dia_A.F59]" office:value-type="float" office:value="8.86363510508076" calcext:value-type="float">
            <text:p>8.9</text:p>
          </table:table-cell>
          <table:table-cell table:style-name="ce112" table:formula="of:=[M_Dia_A.M59]" office:value-type="float" office:value="4.40577020684008" calcext:value-type="float">
            <text:p>4.4</text:p>
          </table:table-cell>
          <table:table-cell table:style-name="ce116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0]" office:value-type="date" office:date-value="2020-04-11" calcext:value-type="date">
            <text:p>11/04</text:p>
          </table:table-cell>
          <table:table-cell table:style-name="ce116" table:formula="of:=[M_Dia_A.E60]" office:value-type="float" office:value="150.483957539528" calcext:value-type="float">
            <text:p>150</text:p>
          </table:table-cell>
          <table:table-cell table:style-name="ce116" table:formula="of:=[M_Dia_A.G60]" office:value-type="float" office:value="60.1399172863879" calcext:value-type="float">
            <text:p>60</text:p>
          </table:table-cell>
          <table:table-cell table:style-name="ce116" table:formula="of:=[M_Dia_A.H60]" office:value-type="float" office:value="47.5597875979928" calcext:value-type="float">
            <text:p>48</text:p>
          </table:table-cell>
          <table:table-cell table:style-name="ce116" table:formula="of:=[M_Dia_A.J60]" office:value-type="float" office:value="45.8474247206" calcext:value-type="float">
            <text:p>46</text:p>
          </table:table-cell>
          <table:table-cell table:style-name="ce116" table:formula="of:=[M_Dia_A.O60]" office:value-type="float" office:value="62.2327230814018" calcext:value-type="float">
            <text:p>62</text:p>
          </table:table-cell>
          <table:table-cell table:style-name="ce112" table:number-columns-repeated="2"/>
          <table:table-cell table:style-name="ce73" table:formula="of:=[.B60]" office:value-type="date" office:date-value="2020-04-11" calcext:value-type="date">
            <text:p>11/04</text:p>
          </table:table-cell>
          <table:table-cell table:style-name="ce112" table:formula="of:=[M_Dia_A.I60]" office:value-type="float" office:value="40.2944603406701" calcext:value-type="float">
            <text:p>40.3</text:p>
          </table:table-cell>
          <table:table-cell table:style-name="ce116" table:formula="of:=[M_Dia_A.K60]" office:value-type="float" office:value="47.4028946518366" calcext:value-type="float">
            <text:p>47</text:p>
          </table:table-cell>
          <table:table-cell table:style-name="ce116" table:formula="of:=[M_Dia_A.L60]" office:value-type="float" office:value="82.8310324064953" calcext:value-type="float">
            <text:p>83</text:p>
          </table:table-cell>
          <table:table-cell table:style-name="ce116" table:formula="of:=[M_Dia_A.P60]" office:value-type="float" office:value="36.1796149038514" calcext:value-type="float">
            <text:p>36</text:p>
          </table:table-cell>
          <table:table-cell table:style-name="ce116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139" table:formula="of:=[.B60]" office:value-type="date" office:date-value="2020-04-11" calcext:value-type="date">
            <text:p>11/04</text:p>
          </table:table-cell>
          <table:table-cell table:style-name="ce116" table:formula="of:=[M_Dia_A.C60]" office:value-type="float" office:value="9.50509579105658" calcext:value-type="float">
            <text:p>10</text:p>
          </table:table-cell>
          <table:table-cell table:style-name="ce116" table:formula="of:=[M_Dia_A.D60]" office:value-type="float" office:value="10.5298187830823" calcext:value-type="float">
            <text:p>11</text:p>
          </table:table-cell>
          <table:table-cell table:style-name="ce116" table:formula="of:=[M_Dia_A.F60]" office:value-type="float" office:value="11.522725636605" calcext:value-type="float">
            <text:p>12</text:p>
          </table:table-cell>
          <table:table-cell table:style-name="ce112" table:formula="of:=[M_Dia_A.M60]" office:value-type="float" office:value="6.60865531026013" calcext:value-type="float">
            <text:p>6.6</text:p>
          </table:table-cell>
          <table:table-cell table:style-name="ce116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3" table:formula="of:=[M_Dia_A.B61]" office:value-type="date" office:date-value="2020-04-12" calcext:value-type="date">
            <text:p>12/04</text:p>
          </table:table-cell>
          <table:table-cell table:style-name="ce116" table:formula="of:=[M_Dia_A.E61]" office:value-type="float" office:value="116.889679556698" calcext:value-type="float">
            <text:p>117</text:p>
          </table:table-cell>
          <table:table-cell table:style-name="ce116" table:formula="of:=[M_Dia_A.G61]" office:value-type="float" office:value="72.9933505887727" calcext:value-type="float">
            <text:p>73</text:p>
          </table:table-cell>
          <table:table-cell table:style-name="ce116" table:formula="of:=[M_Dia_A.H61]" office:value-type="float" office:value="42.0173871535023" calcext:value-type="float">
            <text:p>42</text:p>
          </table:table-cell>
          <table:table-cell table:style-name="ce116" table:formula="of:=[M_Dia_A.J61]" office:value-type="float" office:value="31.9228433838103" calcext:value-type="float">
            <text:p>32</text:p>
          </table:table-cell>
          <table:table-cell table:style-name="ce116" table:formula="of:=[M_Dia_A.O61]" office:value-type="float" office:value="60.5439110574832" calcext:value-type="float">
            <text:p>61</text:p>
          </table:table-cell>
          <table:table-cell table:style-name="ce112" table:number-columns-repeated="2"/>
          <table:table-cell table:style-name="ce73" table:formula="of:=[.B61]" office:value-type="date" office:date-value="2020-04-12" calcext:value-type="date">
            <text:p>12/04</text:p>
          </table:table-cell>
          <table:table-cell table:style-name="ce112" table:formula="of:=[M_Dia_A.I61]" office:value-type="float" office:value="28.6945399395681" calcext:value-type="float">
            <text:p>28.7</text:p>
          </table:table-cell>
          <table:table-cell table:style-name="ce112" table:formula="of:=[M_Dia_A.K61]" office:value-type="float" office:value="20.7387664101785" calcext:value-type="float">
            <text:p>20.7</text:p>
          </table:table-cell>
          <table:table-cell table:style-name="ce116" table:formula="of:=[M_Dia_A.L61]" office:value-type="float" office:value="41.4155162032476" calcext:value-type="float">
            <text:p>41</text:p>
          </table:table-cell>
          <table:table-cell table:style-name="ce116" table:formula="of:=[M_Dia_A.P61]" office:value-type="float" office:value="38.6241834784359" calcext:value-type="float">
            <text:p>39</text:p>
          </table:table-cell>
          <table:table-cell table:style-name="ce116" table:formula="of:=[M_Dia_A.Q61]" office:value-type="float" office:value="30.9027311626424" calcext:value-type="float">
            <text:p>31</text:p>
          </table:table-cell>
          <table:table-cell/>
          <table:table-cell table:style-name="ce66"/>
          <table:table-cell table:style-name="ce140" table:formula="of:=[.B61]" office:value-type="date" office:date-value="2020-04-12" calcext:value-type="date">
            <text:p>12/04</text:p>
          </table:table-cell>
          <table:table-cell table:style-name="ce115" table:formula="of:=[M_Dia_A.C61]" office:value-type="float" office:value="7.17051085991987" calcext:value-type="float">
            <text:p>7.2</text:p>
          </table:table-cell>
          <table:table-cell table:style-name="ce115" table:formula="of:=[M_Dia_A.D61]" office:value-type="float" office:value="7.60486912111501" calcext:value-type="float">
            <text:p>7.6</text:p>
          </table:table-cell>
          <table:table-cell table:style-name="ce117" table:formula="of:=[M_Dia_A.F61]" office:value-type="float" office:value="11.522725636605" calcext:value-type="float">
            <text:p>12</text:p>
          </table:table-cell>
          <table:table-cell table:style-name="ce115" table:formula="of:=[M_Dia_A.M61]" office:value-type="float" office:value="5.5072127585501" calcext:value-type="float">
            <text:p>5.5</text:p>
          </table:table-cell>
          <table:table-cell table:style-name="ce117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98" table:formula="of:=[M_Dia_A.A62]" office:value-type="string" office:string-value="L" calcext:value-type="string">
            <text:p>L</text:p>
          </table:table-cell>
          <table:table-cell table:style-name="ce72" table:formula="of:=[M_Dia_A.B62]" office:value-type="date" office:date-value="2020-04-13" calcext:value-type="date">
            <text:p>13/04</text:p>
          </table:table-cell>
          <table:table-cell table:style-name="ce118" table:formula="of:=[M_Dia_A.E62]" office:value-type="float" office:value="139.439263408187" calcext:value-type="float">
            <text:p>139</text:p>
          </table:table-cell>
          <table:table-cell table:style-name="ce118" table:formula="of:=[M_Dia_A.G62]" office:value-type="float" office:value="60.9653671314952" calcext:value-type="float">
            <text:p>61</text:p>
          </table:table-cell>
          <table:table-cell table:style-name="ce118" table:formula="of:=[M_Dia_A.H62]" office:value-type="float" office:value="42.9910520964533" calcext:value-type="float">
            <text:p>43</text:p>
          </table:table-cell>
          <table:table-cell table:style-name="ce118" table:formula="of:=[M_Dia_A.J62]" office:value-type="float" office:value="41.9218778543774" calcext:value-type="float">
            <text:p>42</text:p>
          </table:table-cell>
          <table:table-cell table:style-name="ce118" table:formula="of:=[M_Dia_A.O62]" office:value-type="float" office:value="65.694787730435" calcext:value-type="float">
            <text:p>66</text:p>
          </table:table-cell>
          <table:table-cell table:style-name="ce136"/>
          <table:table-cell table:style-name="ce96" table:formula="of:=[.A62]" office:value-type="string" office:string-value="L" calcext:value-type="string">
            <text:p>L</text:p>
          </table:table-cell>
          <table:table-cell table:style-name="ce72" table:formula="of:=[.B62]" office:value-type="date" office:date-value="2020-04-13" calcext:value-type="date">
            <text:p>13/04</text:p>
          </table:table-cell>
          <table:table-cell table:style-name="ce114" table:formula="of:=[M_Dia_A.I62]" office:value-type="float" office:value="26.2524514340729" calcext:value-type="float">
            <text:p>26.3</text:p>
          </table:table-cell>
          <table:table-cell table:style-name="ce118" table:formula="of:=[M_Dia_A.K62]" office:value-type="float" office:value="45.9215541939667" calcext:value-type="float">
            <text:p>46</text:p>
          </table:table-cell>
          <table:table-cell table:style-name="ce118" table:formula="of:=[M_Dia_A.L62]" office:value-type="float" office:value="10.3538790508119" calcext:value-type="float">
            <text:p>10</text:p>
          </table:table-cell>
          <table:table-cell table:style-name="ce118" table:formula="of:=[M_Dia_A.P62]" office:value-type="float" office:value="30.8015640397654" calcext:value-type="float">
            <text:p>31</text:p>
          </table:table-cell>
          <table:table-cell table:style-name="ce118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39" table:formula="of:=[.B62]" office:value-type="date" office:date-value="2020-04-13" calcext:value-type="date">
            <text:p>13/04</text:p>
          </table:table-cell>
          <table:table-cell table:style-name="ce112" table:formula="of:=[M_Dia_A.C62]" office:value-type="float" office:value="7.00375479341011" calcext:value-type="float">
            <text:p>7.0</text:p>
          </table:table-cell>
          <table:table-cell table:style-name="ce116" table:formula="of:=[M_Dia_A.D62]" office:value-type="float" office:value="10.5298187830823" calcext:value-type="float">
            <text:p>11</text:p>
          </table:table-cell>
          <table:table-cell table:style-name="ce116" table:formula="of:=[M_Dia_A.F62]" office:value-type="float" office:value="10.6363621260969" calcext:value-type="float">
            <text:p>11</text:p>
          </table:table-cell>
          <table:table-cell table:style-name="ce116" table:formula="of:=[M_Dia_A.M62]" office:value-type="float" office:value="12.1158680688102" calcext:value-type="float">
            <text:p>12</text:p>
          </table:table-cell>
          <table:table-cell table:style-name="ce116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3]" office:value-type="date" office:date-value="2020-04-14" calcext:value-type="date">
            <text:p>14/04</text:p>
          </table:table-cell>
          <table:table-cell table:style-name="ce116" table:formula="of:=[M_Dia_A.E63]" office:value-type="float" office:value="116.889679556698" calcext:value-type="float">
            <text:p>117</text:p>
          </table:table-cell>
          <table:table-cell table:style-name="ce116" table:formula="of:=[M_Dia_A.G63]" office:value-type="float" office:value="66.86143745369" calcext:value-type="float">
            <text:p>67</text:p>
          </table:table-cell>
          <table:table-cell table:style-name="ce116" table:formula="of:=[M_Dia_A.H63]" office:value-type="float" office:value="57.0717451175913" calcext:value-type="float">
            <text:p>57</text:p>
          </table:table-cell>
          <table:table-cell table:style-name="ce116" table:formula="of:=[M_Dia_A.J63]" office:value-type="float" office:value="44.5882870465286" calcext:value-type="float">
            <text:p>45</text:p>
          </table:table-cell>
          <table:table-cell table:style-name="ce116" table:formula="of:=[M_Dia_A.O63]" office:value-type="float" office:value="64.2592975101042" calcext:value-type="float">
            <text:p>64</text:p>
          </table:table-cell>
          <table:table-cell table:style-name="ce112" table:number-columns-repeated="2"/>
          <table:table-cell table:style-name="ce73" table:formula="of:=[.B63]" office:value-type="date" office:date-value="2020-04-14" calcext:value-type="date">
            <text:p>14/04</text:p>
          </table:table-cell>
          <table:table-cell table:style-name="ce112" table:formula="of:=[M_Dia_A.I63]" office:value-type="float" office:value="37.2418497088012" calcext:value-type="float">
            <text:p>37.2</text:p>
          </table:table-cell>
          <table:table-cell table:style-name="ce112" table:formula="of:=[M_Dia_A.K63]" office:value-type="float" office:value="60.7349587726656" calcext:value-type="float">
            <text:p>60.7</text:p>
          </table:table-cell>
          <table:table-cell table:style-name="ce116" table:formula="of:=[M_Dia_A.L63]" office:value-type="float" office:value="0" calcext:value-type="float">
            <text:p>0</text:p>
          </table:table-cell>
          <table:table-cell table:style-name="ce116" table:formula="of:=[M_Dia_A.P63]" office:value-type="float" office:value="29.3348228950146" calcext:value-type="float">
            <text:p>29</text:p>
          </table:table-cell>
          <table:table-cell table:style-name="ce112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139" table:formula="of:=[.B63]" office:value-type="date" office:date-value="2020-04-14" calcext:value-type="date">
            <text:p>14/04</text:p>
          </table:table-cell>
          <table:table-cell table:style-name="ce112" table:formula="of:=[M_Dia_A.C63]" office:value-type="float" office:value="9.44951043555332" calcext:value-type="float">
            <text:p>9.4</text:p>
          </table:table-cell>
          <table:table-cell table:style-name="ce112" table:formula="of:=[M_Dia_A.D63]" office:value-type="float" office:value="9.3598389182954" calcext:value-type="float">
            <text:p>9.4</text:p>
          </table:table-cell>
          <table:table-cell table:style-name="ce116" table:formula="of:=[M_Dia_A.F63]" office:value-type="float" office:value="12.4090891471131" calcext:value-type="float">
            <text:p>12</text:p>
          </table:table-cell>
          <table:table-cell table:style-name="ce116" table:formula="of:=[M_Dia_A.M63]" office:value-type="float" office:value="14.3187531722303" calcext:value-type="float">
            <text:p>14</text:p>
          </table:table-cell>
          <table:table-cell table:style-name="ce116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4]" office:value-type="date" office:date-value="2020-04-15" calcext:value-type="date">
            <text:p>15/04</text:p>
          </table:table-cell>
          <table:table-cell table:style-name="ce116" table:formula="of:=[M_Dia_A.E64]" office:value-type="float" office:value="130.235351632069" calcext:value-type="float">
            <text:p>130</text:p>
          </table:table-cell>
          <table:table-cell table:style-name="ce116" table:formula="of:=[M_Dia_A.G64]" office:value-type="float" office:value="61.6728955701585" calcext:value-type="float">
            <text:p>62</text:p>
          </table:table-cell>
          <table:table-cell table:style-name="ce116" table:formula="of:=[M_Dia_A.H64]" office:value-type="float" office:value="107.702322151045" calcext:value-type="float">
            <text:p>108</text:p>
          </table:table-cell>
          <table:table-cell table:style-name="ce116" table:formula="of:=[M_Dia_A.J64]" office:value-type="float" office:value="42.8106809184278" calcext:value-type="float">
            <text:p>43</text:p>
          </table:table-cell>
          <table:table-cell table:style-name="ce116" table:formula="of:=[M_Dia_A.O64]" office:value-type="float" office:value="72.7033576296973" calcext:value-type="float">
            <text:p>73</text:p>
          </table:table-cell>
          <table:table-cell table:style-name="ce112" table:number-columns-repeated="2"/>
          <table:table-cell table:style-name="ce73" table:formula="of:=[.B64]" office:value-type="date" office:date-value="2020-04-15" calcext:value-type="date">
            <text:p>15/04</text:p>
          </table:table-cell>
          <table:table-cell table:style-name="ce116" table:formula="of:=[M_Dia_A.I64]" office:value-type="float" office:value="57.6943409423231" calcext:value-type="float">
            <text:p>58</text:p>
          </table:table-cell>
          <table:table-cell table:style-name="ce112" table:formula="of:=[M_Dia_A.K64]" office:value-type="float" office:value="56.2909373990559" calcext:value-type="float">
            <text:p>56.3</text:p>
          </table:table-cell>
          <table:table-cell table:style-name="ce116" table:formula="of:=[M_Dia_A.L64]" office:value-type="float" office:value="10.3538790508119" calcext:value-type="float">
            <text:p>10</text:p>
          </table:table-cell>
          <table:table-cell table:style-name="ce116" table:formula="of:=[M_Dia_A.P64]" office:value-type="float" office:value="27.379168035347" calcext:value-type="float">
            <text:p>27</text:p>
          </table:table-cell>
          <table:table-cell table:style-name="ce116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139" table:formula="of:=[.B64]" office:value-type="date" office:date-value="2020-04-15" calcext:value-type="date">
            <text:p>15/04</text:p>
          </table:table-cell>
          <table:table-cell table:style-name="ce116" table:formula="of:=[M_Dia_A.C64]" office:value-type="float" office:value="15.8418263184276" calcext:value-type="float">
            <text:p>16</text:p>
          </table:table-cell>
          <table:table-cell table:style-name="ce112" table:formula="of:=[M_Dia_A.D64]" office:value-type="float" office:value="5.26490939154116" calcext:value-type="float">
            <text:p>5.3</text:p>
          </table:table-cell>
          <table:table-cell table:style-name="ce112" table:formula="of:=[M_Dia_A.F64]" office:value-type="float" office:value="8.86363510508076" calcext:value-type="float">
            <text:p>8.9</text:p>
          </table:table-cell>
          <table:table-cell table:style-name="ce112" table:formula="of:=[M_Dia_A.M64]" office:value-type="float" office:value="3.30432765513006" calcext:value-type="float">
            <text:p>3.3</text:p>
          </table:table-cell>
          <table:table-cell table:style-name="ce116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5]" office:value-type="date" office:date-value="2020-04-16" calcext:value-type="date">
            <text:p>16/04</text:p>
          </table:table-cell>
          <table:table-cell table:style-name="ce116" table:formula="of:=[M_Dia_A.E65]" office:value-type="float" office:value="191.901560532059" calcext:value-type="float">
            <text:p>192</text:p>
          </table:table-cell>
          <table:table-cell table:style-name="ce116" table:formula="of:=[M_Dia_A.G65]" office:value-type="float" office:value="64.9746949505877" calcext:value-type="float">
            <text:p>65</text:p>
          </table:table-cell>
          <table:table-cell table:style-name="ce116" table:formula="of:=[M_Dia_A.H65]" office:value-type="float" office:value="56.397669387856" calcext:value-type="float">
            <text:p>56</text:p>
          </table:table-cell>
          <table:table-cell table:style-name="ce116" table:formula="of:=[M_Dia_A.J65]" office:value-type="float" office:value="38.8851340522052" calcext:value-type="float">
            <text:p>39</text:p>
          </table:table-cell>
          <table:table-cell table:style-name="ce116" table:formula="of:=[M_Dia_A.O65]" office:value-type="float" office:value="71.5211892129543" calcext:value-type="float">
            <text:p>72</text:p>
          </table:table-cell>
          <table:table-cell table:style-name="ce112" table:number-columns-repeated="2"/>
          <table:table-cell table:style-name="ce73" table:formula="of:=[.B65]" office:value-type="date" office:date-value="2020-04-16" calcext:value-type="date">
            <text:p>16/04</text:p>
          </table:table-cell>
          <table:table-cell table:style-name="ce116" table:formula="of:=[M_Dia_A.I65]" office:value-type="float" office:value="55.2522524368279" calcext:value-type="float">
            <text:p>55</text:p>
          </table:table-cell>
          <table:table-cell table:style-name="ce112" table:formula="of:=[M_Dia_A.K65]" office:value-type="float" office:value="62.2162992305355" calcext:value-type="float">
            <text:p>62.2</text:p>
          </table:table-cell>
          <table:table-cell table:style-name="ce116" table:formula="of:=[M_Dia_A.L65]" office:value-type="float" office:value="0" calcext:value-type="float">
            <text:p>0</text:p>
          </table:table-cell>
          <table:table-cell table:style-name="ce116" table:formula="of:=[M_Dia_A.P65]" office:value-type="float" office:value="29.8237366099316" calcext:value-type="float">
            <text:p>30</text:p>
          </table:table-cell>
          <table:table-cell table:style-name="ce116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139" table:formula="of:=[.B65]" office:value-type="date" office:date-value="2020-04-16" calcext:value-type="date">
            <text:p>16/04</text:p>
          </table:table-cell>
          <table:table-cell table:style-name="ce116" table:formula="of:=[M_Dia_A.C65]" office:value-type="float" office:value="17.5093869835253" calcext:value-type="float">
            <text:p>18</text:p>
          </table:table-cell>
          <table:table-cell table:style-name="ce112" table:formula="of:=[M_Dia_A.D65]" office:value-type="float" office:value="9.94482885068886" calcext:value-type="float">
            <text:p>9.9</text:p>
          </table:table-cell>
          <table:table-cell table:style-name="ce116" table:formula="of:=[M_Dia_A.F65]" office:value-type="float" office:value="10.6363621260969" calcext:value-type="float">
            <text:p>11</text:p>
          </table:table-cell>
          <table:table-cell table:style-name="ce112" table:formula="of:=[M_Dia_A.M65]" office:value-type="float" office:value="6.60865531026013" calcext:value-type="float">
            <text:p>6.6</text:p>
          </table:table-cell>
          <table:table-cell table:style-name="ce116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6]" office:value-type="date" office:date-value="2020-04-17" calcext:value-type="date">
            <text:p>17/04</text:p>
          </table:table-cell>
          <table:table-cell table:style-name="ce116" table:formula="of:=[M_Dia_A.E66]" office:value-type="float" office:value="140.819850174604" calcext:value-type="float">
            <text:p>141</text:p>
          </table:table-cell>
          <table:table-cell table:style-name="ce116" table:formula="of:=[M_Dia_A.G66]" office:value-type="float" office:value="68.9840227696802" calcext:value-type="float">
            <text:p>69</text:p>
          </table:table-cell>
          <table:table-cell table:style-name="ce116" table:formula="of:=[M_Dia_A.H66]" office:value-type="float" office:value="56.9968478142874" calcext:value-type="float">
            <text:p>57</text:p>
          </table:table-cell>
          <table:table-cell table:style-name="ce116" table:formula="of:=[M_Dia_A.J66]" office:value-type="float" office:value="42.5884801524152" calcext:value-type="float">
            <text:p>43</text:p>
          </table:table-cell>
          <table:table-cell table:style-name="ce116" table:formula="of:=[M_Dia_A.O66]" office:value-type="float" office:value="75.2365756655753" calcext:value-type="float">
            <text:p>75</text:p>
          </table:table-cell>
          <table:table-cell table:style-name="ce112" table:number-columns-repeated="2"/>
          <table:table-cell table:style-name="ce73" table:formula="of:=[.B66]" office:value-type="date" office:date-value="2020-04-17" calcext:value-type="date">
            <text:p>17/04</text:p>
          </table:table-cell>
          <table:table-cell table:style-name="ce116" table:formula="of:=[M_Dia_A.I66]" office:value-type="float" office:value="43.9575930989128" calcext:value-type="float">
            <text:p>44</text:p>
          </table:table-cell>
          <table:table-cell table:style-name="ce112" table:formula="of:=[M_Dia_A.K66]" office:value-type="float" office:value="65.1789801462753" calcext:value-type="float">
            <text:p>65.2</text:p>
          </table:table-cell>
          <table:table-cell table:style-name="ce116" table:formula="of:=[M_Dia_A.L66]" office:value-type="float" office:value="41.4155162032476" calcext:value-type="float">
            <text:p>41</text:p>
          </table:table-cell>
          <table:table-cell table:style-name="ce116" table:formula="of:=[M_Dia_A.P66]" office:value-type="float" office:value="11.2450154430889" calcext:value-type="float">
            <text:p>11</text:p>
          </table:table-cell>
          <table:table-cell table:style-name="ce116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139" table:formula="of:=[.B66]" office:value-type="date" office:date-value="2020-04-17" calcext:value-type="date">
            <text:p>17/04</text:p>
          </table:table-cell>
          <table:table-cell table:style-name="ce116" table:formula="of:=[M_Dia_A.C66]" office:value-type="float" office:value="16.6200212954732" calcext:value-type="float">
            <text:p>17</text:p>
          </table:table-cell>
          <table:table-cell table:style-name="ce116" table:formula="of:=[M_Dia_A.D66]" office:value-type="float" office:value="12.2847885802627" calcext:value-type="float">
            <text:p>12</text:p>
          </table:table-cell>
          <table:table-cell table:style-name="ce116" table:formula="of:=[M_Dia_A.F66]" office:value-type="float" office:value="13.2954526576211" calcext:value-type="float">
            <text:p>13</text:p>
          </table:table-cell>
          <table:table-cell table:style-name="ce112" table:formula="of:=[M_Dia_A.M66]" office:value-type="float" office:value="1.10144255171002" calcext:value-type="float">
            <text:p>1.1</text:p>
          </table:table-cell>
          <table:table-cell table:style-name="ce116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7]" office:value-type="date" office:date-value="2020-04-18" calcext:value-type="date">
            <text:p>18/04</text:p>
          </table:table-cell>
          <table:table-cell table:style-name="ce116" table:formula="of:=[M_Dia_A.E67]" office:value-type="float" office:value="133.45672075371" calcext:value-type="float">
            <text:p>133</text:p>
          </table:table-cell>
          <table:table-cell table:style-name="ce116" table:formula="of:=[M_Dia_A.G67]" office:value-type="float" office:value="66.6255946408023" calcext:value-type="float">
            <text:p>67</text:p>
          </table:table-cell>
          <table:table-cell table:style-name="ce116" table:formula="of:=[M_Dia_A.H67]" office:value-type="float" office:value="48.0840687211203" calcext:value-type="float">
            <text:p>48</text:p>
          </table:table-cell>
          <table:table-cell table:style-name="ce116" table:formula="of:=[M_Dia_A.J67]" office:value-type="float" office:value="35.7002564060246" calcext:value-type="float">
            <text:p>36</text:p>
          </table:table-cell>
          <table:table-cell table:style-name="ce116" table:formula="of:=[M_Dia_A.O67]" office:value-type="float" office:value="50.0732765091876" calcext:value-type="float">
            <text:p>50</text:p>
          </table:table-cell>
          <table:table-cell table:style-name="ce112" table:number-columns-repeated="2"/>
          <table:table-cell table:style-name="ce73" table:formula="of:=[.B67]" office:value-type="date" office:date-value="2020-04-18" calcext:value-type="date">
            <text:p>18/04</text:p>
          </table:table-cell>
          <table:table-cell table:style-name="ce116" table:formula="of:=[M_Dia_A.I67]" office:value-type="float" office:value="43.3470709725391" calcext:value-type="float">
            <text:p>43</text:p>
          </table:table-cell>
          <table:table-cell table:style-name="ce112" table:formula="of:=[M_Dia_A.K67]" office:value-type="float" office:value="60.7349587726656" calcext:value-type="float">
            <text:p>60.7</text:p>
          </table:table-cell>
          <table:table-cell table:style-name="ce116" table:formula="of:=[M_Dia_A.L67]" office:value-type="float" office:value="0" calcext:value-type="float">
            <text:p>0</text:p>
          </table:table-cell>
          <table:table-cell table:style-name="ce116" table:formula="of:=[M_Dia_A.P67]" office:value-type="float" office:value="4.4002234342522" calcext:value-type="float">
            <text:p>4</text:p>
          </table:table-cell>
          <table:table-cell table:style-name="ce116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139" table:formula="of:=[.B67]" office:value-type="date" office:date-value="2020-04-18" calcext:value-type="date">
            <text:p>18/04</text:p>
          </table:table-cell>
          <table:table-cell table:style-name="ce116" table:formula="of:=[M_Dia_A.C67]" office:value-type="float" office:value="13.4516560317877" calcext:value-type="float">
            <text:p>13</text:p>
          </table:table-cell>
          <table:table-cell table:style-name="ce112" table:formula="of:=[M_Dia_A.D67]" office:value-type="float" office:value="7.01987918872155" calcext:value-type="float">
            <text:p>7.0</text:p>
          </table:table-cell>
          <table:table-cell table:style-name="ce116" table:formula="of:=[M_Dia_A.F67]" office:value-type="float" office:value="8.86363510508076" calcext:value-type="float">
            <text:p>9</text:p>
          </table:table-cell>
          <table:table-cell table:style-name="ce112" table:formula="of:=[M_Dia_A.M67]" office:value-type="float" office:value="12.1158680688102" calcext:value-type="float">
            <text:p>12.1</text:p>
          </table:table-cell>
          <table:table-cell table:style-name="ce116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8]" office:value-type="date" office:date-value="2020-04-19" calcext:value-type="date">
            <text:p>19/04</text:p>
          </table:table-cell>
          <table:table-cell table:style-name="ce116" table:formula="of:=[M_Dia_A.E68]" office:value-type="float" office:value="105.844985425356" calcext:value-type="float">
            <text:p>106</text:p>
          </table:table-cell>
          <table:table-cell table:style-name="ce116" table:formula="of:=[M_Dia_A.G68]" office:value-type="float" office:value="48.3477766419981" calcext:value-type="float">
            <text:p>48</text:p>
          </table:table-cell>
          <table:table-cell table:style-name="ce116" table:formula="of:=[M_Dia_A.H68]" office:value-type="float" office:value="29.5844348050506" calcext:value-type="float">
            <text:p>30</text:p>
          </table:table-cell>
          <table:table-cell table:style-name="ce116" table:formula="of:=[M_Dia_A.J68]" office:value-type="float" office:value="32.0709772278187" calcext:value-type="float">
            <text:p>32</text:p>
          </table:table-cell>
          <table:table-cell table:style-name="ce116"/>
          <table:table-cell table:style-name="ce112" table:number-columns-repeated="2"/>
          <table:table-cell table:style-name="ce73" table:formula="of:=[.B68]" office:value-type="date" office:date-value="2020-04-19" calcext:value-type="date">
            <text:p>19/04</text:p>
          </table:table-cell>
          <table:table-cell table:style-name="ce116" table:formula="of:=[M_Dia_A.I68]" office:value-type="float" office:value="25.3366682445123" calcext:value-type="float">
            <text:p>25</text:p>
          </table:table-cell>
          <table:table-cell table:style-name="ce112" table:formula="of:=[M_Dia_A.K68]" office:value-type="float" office:value="57.7722778569258" calcext:value-type="float">
            <text:p>57.8</text:p>
          </table:table-cell>
          <table:table-cell table:style-name="ce116"/>
          <table:table-cell table:style-name="ce116" table:formula="of:=[M_Dia_A.P68]" office:value-type="float" office:value="9.77827429833821" calcext:value-type="float">
            <text:p>10</text:p>
          </table:table-cell>
          <table:table-cell table:style-name="ce116" table:formula="of:=[M_Dia_A.Q68]" office:value-type="float" office:value="16.4376229588524" calcext:value-type="float">
            <text:p>16</text:p>
          </table:table-cell>
          <table:table-cell table:number-columns-repeated="2"/>
          <table:table-cell table:style-name="ce139" table:formula="of:=[.B68]" office:value-type="date" office:date-value="2020-04-19" calcext:value-type="date">
            <text:p>19/04</text:p>
          </table:table-cell>
          <table:table-cell table:style-name="ce116" table:formula="of:=[M_Dia_A.C68]" office:value-type="float" office:value="10.2277054125989" calcext:value-type="float">
            <text:p>10</text:p>
          </table:table-cell>
          <table:table-cell table:style-name="ce116" table:formula="of:=[M_Dia_A.D68]" office:value-type="float" office:value="5.26490939154116" calcext:value-type="float">
            <text:p>5</text:p>
          </table:table-cell>
          <table:table-cell table:style-name="ce116" table:formula="of:=[M_Dia_A.F68]" office:value-type="float" office:value="7.97727159457268" calcext:value-type="float">
            <text:p>8</text:p>
          </table:table-cell>
          <table:table-cell table:style-name="ce112" table:formula="of:=[M_Dia_A.M68]" office:value-type="float" office:value="6.60865531026013" calcext:value-type="float">
            <text:p>6.6</text:p>
          </table:table-cell>
          <table:table-cell table:style-name="ce116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73"/>
          <table:table-cell table:style-name="ce116" table:number-columns-repeated="5"/>
          <table:table-cell table:style-name="ce112" table:number-columns-repeated="2"/>
          <table:table-cell table:style-name="ce73"/>
          <table:table-cell table:style-name="ce116" table:number-columns-repeated="4"/>
          <table:table-cell table:style-name="ce112"/>
          <table:table-cell table:number-columns-repeated="2"/>
          <table:table-cell table:style-name="ce139"/>
          <table:table-cell table:style-name="ce116"/>
          <table:table-cell table:style-name="ce112" table:number-columns-repeated="2"/>
          <table:table-cell table:style-name="ce116" table:number-columns-repeated="2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112" table:number-columns-repeated="8"/>
          <table:table-cell table:number-columns-repeated="7"/>
          <table:table-cell table:style-name="ce139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116" table:formula="of:=MAX([.C$9:.C72])" office:value-type="float" office:value="228.257012047725" calcext:value-type="float">
            <text:p>228</text:p>
          </table:table-cell>
          <table:table-cell table:style-name="ce116" table:formula="of:=MAX([.D$9:.D72])" office:value-type="float" office:value="112.025336121703" calcext:value-type="float">
            <text:p>112</text:p>
          </table:table-cell>
          <table:table-cell table:style-name="ce116" table:formula="of:=MAX([.E$9:.E72])" office:value-type="float" office:value="107.702322151045" calcext:value-type="float">
            <text:p>108</text:p>
          </table:table-cell>
          <table:table-cell table:style-name="ce116" table:formula="of:=MAX([.F$9:.F72])" office:value-type="float" office:value="71.7708474220701" calcext:value-type="float">
            <text:p>72</text:p>
          </table:table-cell>
          <table:table-cell table:style-name="ce116" table:formula="of:=MAX([.G$9:.G72])" office:value-type="float" office:value="82.7517891720132" calcext:value-type="float">
            <text:p>83</text:p>
          </table:table-cell>
          <table:table-cell table:style-name="ce116" table:number-columns-repeated="3"/>
          <table:table-cell table:style-name="ce116" table:formula="of:=MAX([.K$9:.K72])" office:value-type="float" office:value="71.4310887857334" calcext:value-type="float">
            <text:p>71</text:p>
          </table:table-cell>
          <table:table-cell table:style-name="ce116" table:formula="of:=MAX([.L$9:.L72])" office:value-type="float" office:value="65.1789801462753" calcext:value-type="float">
            <text:p>65</text:p>
          </table:table-cell>
          <table:table-cell table:style-name="ce116" table:formula="of:=MAX([.M$9:.M72])" office:value-type="float" office:value="82.8310324064953" calcext:value-type="float">
            <text:p>83</text:p>
          </table:table-cell>
          <table:table-cell table:style-name="ce116" table:formula="of:=MAX([.N$9:.N72])" office:value-type="float" office:value="49.8691989215249" calcext:value-type="float">
            <text:p>50</text:p>
          </table:table-cell>
          <table:table-cell table:style-name="ce116" table:formula="of:=MAX([.O$9:.O72])" office:value-type="float" office:value="43.3953246113702" calcext:value-type="float">
            <text:p>43</text:p>
          </table:table-cell>
          <table:table-cell table:number-columns-repeated="2"/>
          <table:table-cell table:style-name="ce139"/>
          <table:table-cell table:style-name="ce116" table:formula="of:=MAX([.S$9:.S72])" office:value-type="float" office:value="17.5093869835253" calcext:value-type="float">
            <text:p>18</text:p>
          </table:table-cell>
          <table:table-cell table:style-name="ce116" table:formula="of:=MAX([.T$9:.T72])" office:value-type="float" office:value="17.5496979718039" calcext:value-type="float">
            <text:p>18</text:p>
          </table:table-cell>
          <table:table-cell table:style-name="ce116" table:formula="of:=MAX([.U$9:.U72])" office:value-type="float" office:value="19.4999972311777" calcext:value-type="float">
            <text:p>19</text:p>
          </table:table-cell>
          <table:table-cell table:style-name="ce116" table:formula="of:=MAX([.V$9:.V72])" office:value-type="float" office:value="14.3187531722303" calcext:value-type="float">
            <text:p>14</text:p>
          </table:table-cell>
          <table:table-cell table:style-name="ce116" table:formula="of:=MAX([.W$9:.W72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6" table:number-columns-repeated="13"/>
          <table:table-cell table:number-columns-repeated="2"/>
          <table:table-cell table:style-name="ce139"/>
          <table:table-cell table:style-name="ce116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116" table:formula="of:=SUM([.C9:.C72])" office:value-type="float" office:value="2615.29153118391" calcext:value-type="float">
            <text:p>2615</text:p>
          </table:table-cell>
          <table:table-cell table:style-name="ce116" table:formula="of:=SUM([.D9:.D72])" office:value-type="float" office:value="2439.6759779178" calcext:value-type="float">
            <text:p>2440</text:p>
          </table:table-cell>
          <table:table-cell table:style-name="ce116" table:formula="of:=SUM([.E9:.E72])" office:value-type="float" office:value="1476.82502654681" calcext:value-type="float">
            <text:p>1477</text:p>
          </table:table-cell>
          <table:table-cell table:style-name="ce116" table:formula="of:=SUM([.F9:.F72])" office:value-type="float" office:value="1752.42337461938" calcext:value-type="float">
            <text:p>1752</text:p>
          </table:table-cell>
          <table:table-cell table:style-name="ce116" table:formula="of:=SUM([.G9:.G72])" office:value-type="float" office:value="1356.11605520667" calcext:value-type="float">
            <text:p>1356</text:p>
          </table:table-cell>
          <table:table-cell table:style-name="ce116" table:number-columns-repeated="3"/>
          <table:table-cell table:style-name="ce116" table:formula="of:=SUM([.K9:.K72])" office:value-type="float" office:value="1124.58175678052" calcext:value-type="float">
            <text:p>1125</text:p>
          </table:table-cell>
          <table:table-cell table:style-name="ce116" table:formula="of:=SUM([.L9:.L72])" office:value-type="float" office:value="903.617679300634" calcext:value-type="float">
            <text:p>904</text:p>
          </table:table-cell>
          <table:table-cell table:style-name="ce116" table:formula="of:=SUM([.M9:.M72])" office:value-type="float" office:value="745.479291658457" calcext:value-type="float">
            <text:p>745</text:p>
          </table:table-cell>
          <table:table-cell table:style-name="ce116" table:formula="of:=SUM([.N9:.N72])" office:value-type="float" office:value="752.927120972043" calcext:value-type="float">
            <text:p>753</text:p>
          </table:table-cell>
          <table:table-cell table:style-name="ce116" table:formula="of:=SUM([.O9:.O72])" office:value-type="float" office:value="915.904351267254" calcext:value-type="float">
            <text:p>916</text:p>
          </table:table-cell>
          <table:table-cell table:number-columns-repeated="3"/>
          <table:table-cell table:style-name="ce116" table:formula="of:=SUM([.S9:.S72])" office:value-type="float" office:value="238.683516530976" calcext:value-type="float">
            <text:p>239</text:p>
          </table:table-cell>
          <table:table-cell table:style-name="ce116" table:formula="of:=SUM([.T9:.T72])" office:value-type="float" office:value="264.415449441845" calcext:value-type="float">
            <text:p>264</text:p>
          </table:table-cell>
          <table:table-cell table:style-name="ce116" table:formula="of:=SUM([.U9:.U72])" office:value-type="float" office:value="314.659046230367" calcext:value-type="float">
            <text:p>315</text:p>
          </table:table-cell>
          <table:table-cell table:style-name="ce116" table:formula="of:=SUM([.V9:.V72])" office:value-type="float" office:value="169.622152963343" calcext:value-type="float">
            <text:p>170</text:p>
          </table:table-cell>
          <table:table-cell table:style-name="ce116" table:formula="of:=SUM([.W9:.W72])" office:value-type="float" office:value="340.320406509305" calcext:value-type="float">
            <text:p>34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6" table:number-columns-repeated="13"/>
          <table:table-cell table:number-columns-repeated="2"/>
          <table:table-cell table:style-name="ce139"/>
          <table:table-cell table:style-name="ce116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112" table:formula="of:=[.C8]" office:value-type="string" office:string-value="Bélgica" calcext:value-type="string">
            <text:p>Bélgica</text:p>
          </table:table-cell>
          <table:table-cell table:style-name="ce112" table:formula="of:=[.D8]" office:value-type="string" office:string-value="España" calcext:value-type="string">
            <text:p>España</text:p>
          </table:table-cell>
          <table:table-cell table:style-name="ce112" table:formula="of:=[.E8]" office:value-type="string" office:string-value="Francia" calcext:value-type="string">
            <text:p>Francia</text:p>
          </table:table-cell>
          <table:table-cell table:style-name="ce112" table:formula="of:=[.F8]" office:value-type="string" office:string-value="Italia" calcext:value-type="string">
            <text:p>Italia</text:p>
          </table:table-cell>
          <table:table-cell table:style-name="ce112" table:formula="of:=[.G8]" office:value-type="string" office:string-value="Reino Unido" calcext:value-type="string">
            <text:p>Reino Unido</text:p>
          </table:table-cell>
          <table:table-cell table:style-name="ce112" table:number-columns-repeated="3"/>
          <table:table-cell table:style-name="ce112" table:formula="of:=[.K8]" office:value-type="string" office:string-value="Holanda" calcext:value-type="string">
            <text:p>Holanda</text:p>
          </table:table-cell>
          <table:table-cell table:style-name="ce112" table:formula="of:=[.L8]" office:value-type="string" office:string-value="Irlanda" calcext:value-type="string">
            <text:p>Irlanda</text:p>
          </table:table-cell>
          <table:table-cell table:style-name="ce112" table:formula="of:=[.M8]" office:value-type="string" office:string-value="Luxemburgo" calcext:value-type="string">
            <text:p>Luxemburgo</text:p>
          </table:table-cell>
          <table:table-cell table:style-name="ce112" table:formula="of:=[.N8]" office:value-type="string" office:string-value="Suecia" calcext:value-type="string">
            <text:p>Suecia</text:p>
          </table:table-cell>
          <table:table-cell table:style-name="ce112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139"/>
          <table:table-cell table:style-name="ce112" table:formula="of:=[.S8]" office:value-type="string" office:string-value="Alemania" calcext:value-type="string">
            <text:p>Alemania</text:p>
          </table:table-cell>
          <table:table-cell table:style-name="ce112" table:formula="of:=[.T8]" office:value-type="string" office:string-value="Austria" calcext:value-type="string">
            <text:p>Austria</text:p>
          </table:table-cell>
          <table:table-cell table:style-name="ce112" table:formula="of:=[.U8]" office:value-type="string" office:string-value="Dinamarca" calcext:value-type="string">
            <text:p>Dinamarca</text:p>
          </table:table-cell>
          <table:table-cell table:style-name="ce112" table:formula="of:=[.V8]" office:value-type="string" office:string-value="Noruega" calcext:value-type="string">
            <text:p>Noruega</text:p>
          </table:table-cell>
          <table:table-cell table:style-name="ce112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2" table:number-columns-repeated="8"/>
          <table:table-cell table:number-columns-repeated="7"/>
          <table:table-cell table:style-name="ce139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69" office:value-type="string" calcext:value-type="string">
            <text:p>Mínimo</text:p>
          </table:table-cell>
          <table:table-cell table:style-name="ce135" table:formula="of:=MIN([.C73:.G73])" office:value-type="float" office:value="71.7708474220701" calcext:value-type="float">
            <text:p>72</text:p>
          </table:table-cell>
          <table:table-cell table:style-name="ce112" table:number-columns-repeated="6"/>
          <table:table-cell office:value-type="string" calcext:value-type="string">
            <text:p>Mínimo</text:p>
          </table:table-cell>
          <table:table-cell table:style-name="ce119" table:formula="of:=MIN([.K73:.O73])" office:value-type="float" office:value="43.3953246113702" calcext:value-type="float">
            <text:p>43</text:p>
          </table:table-cell>
          <table:table-cell table:number-columns-repeated="5"/>
          <table:table-cell table:style-name="ce139"/>
          <table:table-cell table:style-name="Default" office:value-type="string" calcext:value-type="string">
            <text:p>Mínimo</text:p>
          </table:table-cell>
          <table:table-cell table:style-name="ce119" table:formula="of:=MIN([.S73:.Z73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119" table:formula="of:=MAX([.C73:.G73])" office:value-type="float" office:value="228.257012047725" calcext:value-type="float">
            <text:p>228</text:p>
          </table:table-cell>
          <table:table-cell table:style-name="ce112" table:number-columns-repeated="6"/>
          <table:table-cell table:style-name="ce69" office:value-type="string" calcext:value-type="string">
            <text:p>Máximo: </text:p>
          </table:table-cell>
          <table:table-cell table:style-name="ce135" table:formula="of:=MAX([.K73:.O73])" office:value-type="float" office:value="82.8310324064953" calcext:value-type="float">
            <text:p>83</text:p>
          </table:table-cell>
          <table:table-cell table:number-columns-repeated="5"/>
          <table:table-cell table:style-name="ce139"/>
          <table:table-cell table:style-name="ce69" office:value-type="string" calcext:value-type="string">
            <text:p>Máximo: </text:p>
          </table:table-cell>
          <table:table-cell table:style-name="ce135" table:formula="of:=MAX([.S73:.Z73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112" table:number-columns-repeated="8"/>
          <table:table-cell table:number-columns-repeated="7"/>
          <table:table-cell table:style-name="ce139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112" table:number-columns-repeated="8"/>
          <table:table-cell table:number-columns-repeated="20"/>
        </table:table-row>
        <table:table-row table:style-name="ro1" table:number-rows-repeated="104847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9:M_Dia_NA_2.B68 M_Dia_NA_2.C8:M_Dia_NA_2.C8 M_Dia_NA_2.C9:M_Dia_NA_2.C68 M_Dia_NA_2.D8:M_Dia_NA_2.D8 M_Dia_NA_2.D9:M_Dia_NA_2.D68 M_Dia_NA_2.E8:M_Dia_NA_2.E8 M_Dia_NA_2.E9:M_Dia_NA_2.E68 M_Dia_NA_2.F8:M_Dia_NA_2.F8 M_Dia_NA_2.F9:M_Dia_NA_2.F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9:M_Dia_NA_2.I68 M_Dia_NA_2.J8:M_Dia_NA_2.J8 M_Dia_NA_2.J9:M_Dia_NA_2.J68 M_Dia_NA_2.K8:M_Dia_NA_2.K8 M_Dia_NA_2.K9:M_Dia_NA_2.K68 M_Dia_NA_2.L8:M_Dia_NA_2.L8 M_Dia_NA_2.L9:M_Dia_NA_2.L68 M_Dia_NA_2.M8:M_Dia_NA_2.M8 M_Dia_NA_2.M9:M_Dia_NA_2.M68 M_Dia_NA_2.N8:M_Dia_NA_2.N8 M_Dia_NA_2.N9:M_Dia_NA_2.N6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9:M_Acu_NA_2.B68 M_Acu_NA_2.C8:M_Acu_NA_2.C8 M_Acu_NA_2.C9:M_Acu_NA_2.C68 M_Acu_NA_2.D8:M_Acu_NA_2.D8 M_Acu_NA_2.D9:M_Acu_NA_2.D68 M_Acu_NA_2.E8:M_Acu_NA_2.E8 M_Acu_NA_2.E9:M_Acu_NA_2.E68 M_Acu_NA_2.F8:M_Acu_NA_2.F8 M_Acu_NA_2.F9:M_Acu_NA_2.F6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9:M_Acu_NA_2.I68 M_Acu_NA_2.J8:M_Acu_NA_2.J8 M_Acu_NA_2.J9:M_Acu_NA_2.J68 M_Acu_NA_2.K8:M_Acu_NA_2.K8 M_Acu_NA_2.K9:M_Acu_NA_2.K68 M_Acu_NA_2.L8:M_Acu_NA_2.L8 M_Acu_NA_2.L9:M_Acu_NA_2.L68 M_Acu_NA_2.M8:M_Acu_NA_2.M8 M_Acu_NA_2.M9:M_Acu_NA_2.M68 M_Acu_NA_2.N8:M_Acu_NA_2.N8 M_Acu_NA_2.N9:M_Acu_NA_2.N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9:M_Acu_NA_2.Q68 M_Acu_NA_2.R8:M_Acu_NA_2.R8 M_Acu_NA_2.R9:M_Acu_NA_2.R68 M_Acu_NA_2.S8:M_Acu_NA_2.S8 M_Acu_NA_2.S9:M_Acu_NA_2.S68 M_Acu_NA_2.T8:M_Acu_NA_2.T8 M_Acu_NA_2.T9:M_Acu_NA_2.T68 M_Acu_NA_2.U8:M_Acu_NA_2.U8 M_Acu_NA_2.U9:M_Acu_NA_2.U68 M_Acu_NA_2.V8:M_Acu_NA_2.V8 M_Acu_NA_2.V9:M_Acu_NA_2.V68 M_Acu_NA_2.W8:M_Acu_NA_2.W8 M_Acu_NA_2.W9:M_Acu_NA_2.W6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9:M_Dia_NA_2.Q68 M_Dia_NA_2.R8:M_Dia_NA_2.R8 M_Dia_NA_2.R9:M_Dia_NA_2.R68 M_Dia_NA_2.S8:M_Dia_NA_2.S8 M_Dia_NA_2.S9:M_Dia_NA_2.S68 M_Dia_NA_2.T8:M_Dia_NA_2.T8 M_Dia_NA_2.T9:M_Dia_NA_2.T68 M_Dia_NA_2.U8:M_Dia_NA_2.U8 M_Dia_NA_2.U9:M_Dia_NA_2.U68 M_Dia_NA_2.V8:M_Dia_NA_2.V8 M_Dia_NA_2.V9:M_Dia_NA_2.V68 M_Dia_NA_2.W8:M_Dia_NA_2.W8 M_Dia_NA_2.W9:M_Dia_NA_2.W6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7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table:shapes>
          <draw:frame draw:z-index="0" draw:style-name="gr1" draw:text-style-name="P1" svg:width="15cm" svg:height="12cm" svg:x="0cm" svg:y="0.904cm">
            <draw:object draw:notify-on-update-of-ranges="M_Dia_A_2.B9:M_Dia_A_2.B68 M_Dia_A_2.C8:M_Dia_A_2.C8 M_Dia_A_2.C9:M_Dia_A_2.C68 M_Dia_A_2.D8:M_Dia_A_2.D8 M_Dia_A_2.D9:M_Dia_A_2.D68 M_Dia_A_2.E8:M_Dia_A_2.E8 M_Dia_A_2.E9:M_Dia_A_2.E68 M_Dia_A_2.F8:M_Dia_A_2.F8 M_Dia_A_2.F9:M_Dia_A_2.F68 M_Dia_A_2.G8:M_Dia_A_2.G8 M_Dia_A_2.G9:M_Dia_A_2.G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9:M_Dia_A_2.J68 M_Dia_A_2.K8:M_Dia_A_2.K8 M_Dia_A_2.K9:M_Dia_A_2.K68 M_Dia_A_2.L8:M_Dia_A_2.L8 M_Dia_A_2.L9:M_Dia_A_2.L68 M_Dia_A_2.M8:M_Dia_A_2.M8 M_Dia_A_2.M9:M_Dia_A_2.M68 M_Dia_A_2.N8:M_Dia_A_2.N8 M_Dia_A_2.N9:M_Dia_A_2.N68 M_Dia_A_2.O8:M_Dia_A_2.O8 M_Dia_A_2.O9:M_Dia_A_2.O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9:M_Acu_A_2.B68 M_Acu_A_2.C8:M_Acu_A_2.C8 M_Acu_A_2.C9:M_Acu_A_2.C68 M_Acu_A_2.D8:M_Acu_A_2.D8 M_Acu_A_2.D9:M_Acu_A_2.D68 M_Acu_A_2.E8:M_Acu_A_2.E8 M_Acu_A_2.E9:M_Acu_A_2.E68 M_Acu_A_2.F8:M_Acu_A_2.F8 M_Acu_A_2.F9:M_Acu_A_2.F68 M_Acu_A_2.G8:M_Acu_A_2.G8 M_Acu_A_2.G9:M_Acu_A_2.G6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9:M_Acu_A_2.J68 M_Acu_A_2.K8:M_Acu_A_2.K8 M_Acu_A_2.K9:M_Acu_A_2.K68 M_Acu_A_2.L8:M_Acu_A_2.L8 M_Acu_A_2.L9:M_Acu_A_2.L68 M_Acu_A_2.M8:M_Acu_A_2.M8 M_Acu_A_2.M9:M_Acu_A_2.M68 M_Acu_A_2.N8:M_Acu_A_2.N8 M_Acu_A_2.N9:M_Acu_A_2.N68 M_Acu_A_2.O8:M_Acu_A_2.O8 M_Acu_A_2.O9:M_Acu_A_2.O6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9:M_Dia_A_2.R68 M_Dia_A_2.S8:M_Dia_A_2.S8 M_Dia_A_2.S9:M_Dia_A_2.S68 M_Dia_A_2.T8:M_Dia_A_2.T8 M_Dia_A_2.T9:M_Dia_A_2.T68 M_Dia_A_2.U8:M_Dia_A_2.U8 M_Dia_A_2.U9:M_Dia_A_2.U68 M_Dia_A_2.V8:M_Dia_A_2.V8 M_Dia_A_2.V9:M_Dia_A_2.V68 M_Dia_A_2.W8:M_Dia_A_2.W8 M_Dia_A_2.W9:M_Dia_A_2.W6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9:M_Acu_A_2.R68 M_Acu_A_2.S8:M_Acu_A_2.S8 M_Acu_A_2.S9:M_Acu_A_2.S68 M_Acu_A_2.T8:M_Acu_A_2.T8 M_Acu_A_2.T9:M_Acu_A_2.T68 M_Acu_A_2.U8:M_Acu_A_2.U8 M_Acu_A_2.U9:M_Acu_A_2.U68 M_Acu_A_2.V8:M_Acu_A_2.V8 M_Acu_A_2.V9:M_Acu_A_2.V68 M_Acu_A_2.W8:M_Acu_A_2.W8 M_Acu_A_2.W9:M_Acu_A_2.W6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95"/>
          <table:table-cell/>
        </table:table-row>
      </table:table>
      <table:table table:name="Fuentes" table:style-name="ta1">
        <table:table-column table:style-name="co7" table:number-columns-repeated="3" table:default-cell-style-name="Default"/>
        <table:table-column table:style-name="co39" table:default-cell-style-name="Default"/>
        <table:table-column table:style-name="co7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69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1"/>
          <table:table-cell table:style-name="ce66" office:value-type="string" calcext:value-type="string">
            <text:p>Fecha</text:p>
          </table:table-cell>
          <table:table-cell table:style-name="ce66" office:value-type="string" calcext:value-type="string">
            <text:p>Población </text:p>
          </table:table-cell>
          <table:table-cell table:style-name="ce66" office:value-type="string" calcext:value-type="string">
            <text:p>% &gt; 65</text:p>
          </table:table-cell>
          <table:table-cell table:style-name="ce66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42" office:value-type="string" calcext:value-type="string">
            <text:p>Alemania</text:p>
          </table:table-cell>
          <table:table-cell table:style-name="ce142" office:value-type="string" calcext:value-type="string">
            <text:p>https://en.wikipedia.org/wiki/Demographics_of_Germany</text:p>
          </table:table-cell>
          <table:table-cell table:style-name="ce142"/>
          <table:table-cell table:style-name="ce142" office:value-type="string" calcext:value-type="string">
            <text:p>Alemania</text:p>
          </table:table-cell>
          <table:table-cell table:style-name="ce143" office:value-type="string" calcext:value-type="string">
            <text:p>julio 2018</text:p>
          </table:table-cell>
          <table:table-cell table:style-name="ce144" office:value-type="float" office:value="80457737" calcext:value-type="float">
            <text:p>80.457.737</text:p>
          </table:table-cell>
          <table:table-cell table:style-name="ce133" office:value-type="float" office:value="22.36" calcext:value-type="float">
            <text:p>22.36</text:p>
          </table:table-cell>
          <table:table-cell table:style-name="ce144" table:formula="of:=[.H25]*[.I25]/100" office:value-type="float" office:value="17990349.9932" calcext:value-type="float">
            <text:p>17.990.350</text:p>
          </table:table-cell>
          <table:table-cell table:style-name="ce142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145" office:value-type="float" office:value="8793370" calcext:value-type="float">
            <text:p>8.793.370</text:p>
          </table:table-cell>
          <table:table-cell table:style-name="ce120" office:value-type="float" office:value="19.44" calcext:value-type="float">
            <text:p>19.44</text:p>
          </table:table-cell>
          <table:table-cell table:style-name="ce145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145" office:value-type="float" office:value="11570762" calcext:value-type="float">
            <text:p>11.570.762</text:p>
          </table:table-cell>
          <table:table-cell table:style-name="ce120" office:value-type="float" office:value="18.78" calcext:value-type="float">
            <text:p>18.78</text:p>
          </table:table-cell>
          <table:table-cell table:style-name="ce145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142" office:value-type="string" calcext:value-type="string">
            <text:p>Dinamarca</text:p>
          </table:table-cell>
          <table:table-cell table:style-name="ce142" office:value-type="string" calcext:value-type="string">
            <text:p>https://en.wikipedia.org/wiki/Demographics_of_Denmark</text:p>
          </table:table-cell>
          <table:table-cell table:style-name="ce142"/>
          <table:table-cell table:style-name="ce142" office:value-type="string" calcext:value-type="string">
            <text:p>Dinamarca</text:p>
          </table:table-cell>
          <table:table-cell table:style-name="ce142" office:value-type="string" calcext:value-type="string">
            <text:p>julio 2018</text:p>
          </table:table-cell>
          <table:table-cell table:style-name="ce144" office:value-type="float" office:value="5809502" calcext:value-type="float">
            <text:p>5.809.502</text:p>
          </table:table-cell>
          <table:table-cell table:style-name="ce133" office:value-type="float" office:value="19.42" calcext:value-type="float">
            <text:p>19.42</text:p>
          </table:table-cell>
          <table:table-cell table:style-name="ce144" table:formula="of:=[.H28]*[.I28]/100" office:value-type="float" office:value="1128205.2884" calcext:value-type="float">
            <text:p>1.128.205</text:p>
          </table:table-cell>
          <table:table-cell table:style-name="ce65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64" office:value-type="string" calcext:value-type="string">
            <text:p>enero 2018</text:p>
          </table:table-cell>
          <table:table-cell table:style-name="ce145" office:value-type="float" office:value="46723000" calcext:value-type="float">
            <text:p>46.723.000</text:p>
          </table:table-cell>
          <table:table-cell table:style-name="ce120" office:value-type="float" office:value="18.15" calcext:value-type="float">
            <text:p>18.15</text:p>
          </table:table-cell>
          <table:table-cell table:style-name="ce145" table:formula="of:=[.H29]*[.I29]/100" office:value-type="float" office:value="8480224.5" calcext:value-type="float">
            <text:p>8.480.225</text:p>
          </table:table-cell>
          <table:table-cell table:style-name="ce14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97" office:value-type="string" calcext:value-type="string">
            <text:p>Francia</text:p>
          </table:table-cell>
          <table:table-cell table:style-name="ce97" office:value-type="string" calcext:value-type="string">
            <text:p>https://en.wikipedia.org/wiki/Demographics_of_France</text:p>
          </table:table-cell>
          <table:table-cell table:style-name="ce97"/>
          <table:table-cell table:style-name="ce97" office:value-type="string" calcext:value-type="string">
            <text:p>Francia</text:p>
          </table:table-cell>
          <table:table-cell table:style-name="ce66" office:value-type="string" calcext:value-type="string">
            <text:p>julio 2018</text:p>
          </table:table-cell>
          <table:table-cell table:style-name="ce146" office:value-type="float" office:value="67364357" calcext:value-type="float">
            <text:p>67.364.357</text:p>
          </table:table-cell>
          <table:table-cell table:style-name="ce147" office:value-type="float" office:value="19.82" calcext:value-type="float">
            <text:p>19.82</text:p>
          </table:table-cell>
          <table:table-cell table:style-name="ce146" table:formula="of:=[.H30]*[.I30]/100" office:value-type="float" office:value="13351615.5574" calcext:value-type="float">
            <text:p>13.351.616</text:p>
          </table:table-cell>
          <table:table-cell table:style-name="ce97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64" office:value-type="string" calcext:value-type="string">
            <text:p>julio 2018</text:p>
          </table:table-cell>
          <table:table-cell table:style-name="ce145" office:value-type="float" office:value="17151228" calcext:value-type="float">
            <text:p>17.151.228</text:p>
          </table:table-cell>
          <table:table-cell table:style-name="ce120" office:value-type="float" office:value="19.1" calcext:value-type="float">
            <text:p>19.10</text:p>
          </table:table-cell>
          <table:table-cell table:style-name="ce145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64" office:value-type="string" calcext:value-type="string">
            <text:p>julio 2018</text:p>
          </table:table-cell>
          <table:table-cell table:style-name="ce145" office:value-type="float" office:value="62246674" calcext:value-type="float">
            <text:p>62.246.674</text:p>
          </table:table-cell>
          <table:table-cell table:style-name="ce120" office:value-type="float" office:value="21.69" calcext:value-type="float">
            <text:p>21.69</text:p>
          </table:table-cell>
          <table:table-cell table:style-name="ce145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64" office:value-type="string" calcext:value-type="string">
            <text:p>julio 2018</text:p>
          </table:table-cell>
          <table:table-cell table:style-name="ce145" office:value-type="float" office:value="5068050" calcext:value-type="float">
            <text:p>5.068.050</text:p>
          </table:table-cell>
          <table:table-cell table:style-name="ce120" office:value-type="float" office:value="13.32" calcext:value-type="float">
            <text:p>13.32</text:p>
          </table:table-cell>
          <table:table-cell table:style-name="ce145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142" office:value-type="string" calcext:value-type="string">
            <text:p>Noruega</text:p>
          </table:table-cell>
          <table:table-cell table:style-name="ce142" office:value-type="string" calcext:value-type="string">
            <text:p>https://en.wikipedia.org/wiki/Demographics_of_Norway</text:p>
          </table:table-cell>
          <table:table-cell table:style-name="ce142"/>
          <table:table-cell table:style-name="ce142" office:value-type="string" calcext:value-type="string">
            <text:p>Noruega</text:p>
          </table:table-cell>
          <table:table-cell table:style-name="ce65" office:value-type="string" calcext:value-type="string">
            <text:p>julio 2018</text:p>
          </table:table-cell>
          <table:table-cell table:style-name="ce144" office:value-type="float" office:value="5372191" calcext:value-type="float">
            <text:p>5.372.191</text:p>
          </table:table-cell>
          <table:table-cell table:style-name="ce133" office:value-type="float" office:value="16.9" calcext:value-type="float">
            <text:p>16.90</text:p>
          </table:table-cell>
          <table:table-cell table:style-name="ce144" table:formula="of:=[.H34]*[.I34]/100" office:value-type="float" office:value="907900.279" calcext:value-type="float">
            <text:p>907.900</text:p>
          </table:table-cell>
          <table:table-cell table:style-name="ce142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145" office:value-type="float" office:value="628381" calcext:value-type="float">
            <text:p>628.381</text:p>
          </table:table-cell>
          <table:table-cell table:style-name="ce120" office:value-type="float" office:value="15.37" calcext:value-type="float">
            <text:p>15.37</text:p>
          </table:table-cell>
          <table:table-cell table:style-name="ce145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97" office:value-type="string" calcext:value-type="string">
            <text:p>Portugal</text:p>
          </table:table-cell>
          <table:table-cell table:style-name="ce97" office:value-type="string" calcext:value-type="string">
            <text:p>https://en.wikipedia.org/wiki/Demographics_of_Portugal</text:p>
          </table:table-cell>
          <table:table-cell table:style-name="ce97"/>
          <table:table-cell table:style-name="ce97" office:value-type="string" calcext:value-type="string">
            <text:p>Portugal</text:p>
          </table:table-cell>
          <table:table-cell table:style-name="ce66" office:value-type="string" calcext:value-type="string">
            <text:p>julio 2018</text:p>
          </table:table-cell>
          <table:table-cell table:style-name="ce146" office:value-type="float" office:value="10355493" calcext:value-type="float">
            <text:p>10.355.493</text:p>
          </table:table-cell>
          <table:table-cell table:style-name="ce147" office:value-type="float" office:value="20.26" calcext:value-type="float">
            <text:p>20.26</text:p>
          </table:table-cell>
          <table:table-cell table:style-name="ce146" table:formula="of:=[.H36]*[.I36]/100" office:value-type="float" office:value="2098022.8818" calcext:value-type="float">
            <text:p>2.098.023</text:p>
          </table:table-cell>
          <table:table-cell table:style-name="ce9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64" office:value-type="string" calcext:value-type="string">
            <text:p>julio 2018</text:p>
          </table:table-cell>
          <table:table-cell table:style-name="ce145" office:value-type="float" office:value="65105246" calcext:value-type="float">
            <text:p>65.105.246</text:p>
          </table:table-cell>
          <table:table-cell table:style-name="ce120" office:value-type="float" office:value="18.19" calcext:value-type="float">
            <text:p>18.19</text:p>
          </table:table-cell>
          <table:table-cell table:style-name="ce145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64" office:value-type="string" calcext:value-type="string">
            <text:p>julio 2018</text:p>
          </table:table-cell>
          <table:table-cell table:style-name="ce145" office:value-type="float" office:value="10040995" calcext:value-type="float">
            <text:p>10.040.995</text:p>
          </table:table-cell>
          <table:table-cell table:style-name="ce120" office:value-type="float" office:value="20.37" calcext:value-type="float">
            <text:p>20.37</text:p>
          </table:table-cell>
          <table:table-cell table:style-name="ce145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97" office:value-type="string" calcext:value-type="string">
            <text:p>Suiza</text:p>
          </table:table-cell>
          <table:table-cell table:style-name="ce97" office:value-type="string" calcext:value-type="string">
            <text:p>https://en.wikipedia.org/wiki/Demographics_of_Switzerland</text:p>
          </table:table-cell>
          <table:table-cell table:style-name="ce97"/>
          <table:table-cell table:style-name="ce97" office:value-type="string" calcext:value-type="string">
            <text:p>Suiza</text:p>
          </table:table-cell>
          <table:table-cell table:style-name="ce66" office:value-type="string" calcext:value-type="string">
            <text:p>julio 2018</text:p>
          </table:table-cell>
          <table:table-cell table:style-name="ce146" office:value-type="float" office:value="8292809" calcext:value-type="float">
            <text:p>8.292.809</text:p>
          </table:table-cell>
          <table:table-cell table:style-name="ce147" office:value-type="float" office:value="18.34" calcext:value-type="float">
            <text:p>18.34</text:p>
          </table:table-cell>
          <table:table-cell table:style-name="ce146" table:formula="of:=[.H39]*[.I39]/100" office:value-type="float" office:value="1520901.1706" calcext:value-type="float">
            <text:p>1.520.901</text:p>
          </table:table-cell>
          <table:table-cell table:style-name="ce9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22:17:18.9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19T22:24:07.129000000</dc:date>
    <meta:editing-duration>P1DT5H47M56S</meta:editing-duration>
    <meta:editing-cycles>99</meta:editing-cycles>
    <meta:generator>LibreOffice/6.4.0.3$Windows_X86_64 LibreOffice_project/b0a288ab3d2d4774cb44b62f04d5d28733ac6df8</meta:generator>
    <meta:document-statistic meta:table-count="14" meta:cell-count="9855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7.393cm" svg:y="1.821cm" style:legend-expansion="custom" chartooo:width="3.235cm" chartooo:height="4.698cm" style:legend-expansion-aspect-ratio="0.688590889740315" chart:style-name="ch3"/>
        <chart:plot-area chart:style-name="ch4" table:cell-range-address="M_Dia_A_2.B8:M_Dia_A_2.G68" chart:data-source-has-labels="both" svg:x="-0.013cm" svg:y="1.043cm" svg:width="14.719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68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68" chart:label-cell-address="M_Dia_A_2.C8:M_Dia_A_2.C8" chart:class="chart:line">
            <chart:data-point chart:repeated="60"/>
          </chart:series>
          <chart:series chart:style-name="ch8" chart:values-cell-range-address="M_Dia_A_2.D9:M_Dia_A_2.D68" chart:label-cell-address="M_Dia_A_2.D8:M_Dia_A_2.D8" chart:class="chart:line">
            <chart:data-point chart:repeated="60"/>
          </chart:series>
          <chart:series chart:style-name="ch9" chart:values-cell-range-address="M_Dia_A_2.E9:M_Dia_A_2.E68" chart:label-cell-address="M_Dia_A_2.E8:M_Dia_A_2.E8" chart:class="chart:line">
            <chart:data-point chart:repeated="60"/>
          </chart:series>
          <chart:series chart:style-name="ch10" chart:values-cell-range-address="M_Dia_A_2.F9:M_Dia_A_2.F68" chart:label-cell-address="M_Dia_A_2.F8:M_Dia_A_2.F8" chart:class="chart:line">
            <chart:data-point chart:repeated="60"/>
          </chart:series>
          <chart:series chart:style-name="ch11" chart:values-cell-range-address="M_Dia_A_2.G9:M_Dia_A_2.G68" chart:label-cell-address="M_Dia_A_2.G8:M_Dia_A_2.G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68</svg:desc>
                </draw:g>
              </table:table-cell>
              <table:table-cell office:value-type="float" office:value="NaN">
                <text:p>NaN</text:p>
                <draw:g>
                  <svg:desc>M_Dia_A_2.C9:M_Dia_A_2.C68</svg:desc>
                </draw:g>
              </table:table-cell>
              <table:table-cell office:value-type="float" office:value="NaN">
                <text:p>NaN</text:p>
                <draw:g>
                  <svg:desc>M_Dia_A_2.D9:M_Dia_A_2.D68</svg:desc>
                </draw:g>
              </table:table-cell>
              <table:table-cell office:value-type="float" office:value="NaN">
                <text:p>NaN</text:p>
                <draw:g>
                  <svg:desc>M_Dia_A_2.E9:M_Dia_A_2.E68</svg:desc>
                </draw:g>
              </table:table-cell>
              <table:table-cell office:value-type="float" office:value="NaN">
                <text:p>NaN</text:p>
                <draw:g>
                  <svg:desc>M_Dia_A_2.F9:M_Dia_A_2.F68</svg:desc>
                </draw:g>
              </table:table-cell>
              <table:table-cell office:value-type="float" office:value="NaN">
                <text:p>NaN</text:p>
                <draw:g>
                  <svg:desc>M_Dia_A_2.G9:M_Dia_A_2.G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50.0732765091876">
                <text:p>50.073276509187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750" chart:interval-major="15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7.523cm" svg:y="2.79cm" style:legend-expansion="custom" chartooo:width="3.235cm" chartooo:height="6.301cm" style:legend-expansion-aspect-ratio="0.513410569750833" chart:style-name="ch3"/>
        <chart:plot-area chart:style-name="ch4" table:cell-range-address="M_Acu_NA_2.Q8:M_Acu_NA_2.W68" chart:data-source-has-labels="both" svg:x="0.5cm" svg:y="0.926cm" svg:width="14.208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68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68" chart:label-cell-address="M_Acu_NA_2.R8:M_Acu_NA_2.R8" chart:class="chart:line">
            <chart:data-point chart:repeated="60"/>
          </chart:series>
          <chart:series chart:style-name="ch8" chart:values-cell-range-address="M_Acu_NA_2.S9:M_Acu_NA_2.S68" chart:label-cell-address="M_Acu_NA_2.S8:M_Acu_NA_2.S8" chart:class="chart:line">
            <chart:data-point chart:repeated="60"/>
          </chart:series>
          <chart:series chart:style-name="ch9" chart:values-cell-range-address="M_Acu_NA_2.T9:M_Acu_NA_2.T68" chart:label-cell-address="M_Acu_NA_2.T8:M_Acu_NA_2.T8" chart:class="chart:line">
            <chart:data-point chart:repeated="60"/>
          </chart:series>
          <chart:series chart:style-name="ch10" chart:values-cell-range-address="M_Acu_NA_2.U9:M_Acu_NA_2.U68" chart:label-cell-address="M_Acu_NA_2.U8:M_Acu_NA_2.U8" chart:class="chart:line">
            <chart:data-point chart:repeated="60"/>
          </chart:series>
          <chart:series chart:style-name="ch11" chart:values-cell-range-address="M_Acu_NA_2.V9:M_Acu_NA_2.V68" chart:label-cell-address="M_Acu_NA_2.V8:M_Acu_NA_2.V8" chart:class="chart:line">
            <chart:data-point chart:repeated="60"/>
          </chart:series>
          <chart:series chart:style-name="ch12" chart:values-cell-range-address="M_Acu_NA_2.W9:M_Acu_NA_2.W68" chart:label-cell-address="M_Acu_NA_2.W8:M_Acu_NA_2.W8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68</svg:desc>
                </draw:g>
              </table:table-cell>
              <table:table-cell office:value-type="float" office:value="NaN">
                <text:p>NaN</text:p>
                <draw:g>
                  <svg:desc>M_Acu_NA_2.R9:M_Acu_NA_2.R68</svg:desc>
                </draw:g>
              </table:table-cell>
              <table:table-cell office:value-type="float" office:value="NaN">
                <text:p>NaN</text:p>
                <draw:g>
                  <svg:desc>M_Acu_NA_2.S9:M_Acu_NA_2.S68</svg:desc>
                </draw:g>
              </table:table-cell>
              <table:table-cell office:value-type="float" office:value="NaN">
                <text:p>NaN</text:p>
                <draw:g>
                  <svg:desc>M_Acu_NA_2.T9:M_Acu_NA_2.T68</svg:desc>
                </draw:g>
              </table:table-cell>
              <table:table-cell office:value-type="float" office:value="NaN">
                <text:p>NaN</text:p>
                <draw:g>
                  <svg:desc>M_Acu_NA_2.U9:M_Acu_NA_2.U68</svg:desc>
                </draw:g>
              </table:table-cell>
              <table:table-cell office:value-type="float" office:value="NaN">
                <text:p>NaN</text:p>
                <draw:g>
                  <svg:desc>M_Acu_NA_2.V9:M_Acu_NA_2.V68</svg:desc>
                </draw:g>
              </table:table-cell>
              <table:table-cell office:value-type="float" office:value="NaN">
                <text:p>NaN</text:p>
                <draw:g>
                  <svg:desc>M_Acu_NA_2.W9:M_Acu_NA_2.W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4.39cm" svg:y="2.933cm" style:legend-expansion="custom" chartooo:width="3.235cm" chartooo:height="6.188cm" style:legend-expansion-aspect-ratio="0.52278603749192" chart:style-name="ch3"/>
        <chart:plot-area chart:style-name="ch4" table:cell-range-address="M_Dia_NA_2.Q9:M_Dia_NA_2.W68 M_Dia_NA_2.R8:M_Dia_NA_2.W8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68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68" chart:label-cell-address="M_Dia_NA_2.R8:M_Dia_NA_2.R8" chart:class="chart:line">
            <chart:data-point chart:repeated="60"/>
          </chart:series>
          <chart:series chart:style-name="ch8" chart:values-cell-range-address="M_Dia_NA_2.S9:M_Dia_NA_2.S68" chart:label-cell-address="M_Dia_NA_2.S8:M_Dia_NA_2.S8" chart:class="chart:line">
            <chart:data-point chart:repeated="60"/>
          </chart:series>
          <chart:series chart:style-name="ch9" chart:values-cell-range-address="M_Dia_NA_2.T9:M_Dia_NA_2.T68" chart:label-cell-address="M_Dia_NA_2.T8:M_Dia_NA_2.T8" chart:class="chart:line">
            <chart:data-point chart:repeated="60"/>
          </chart:series>
          <chart:series chart:style-name="ch10" chart:values-cell-range-address="M_Dia_NA_2.U9:M_Dia_NA_2.U68" chart:label-cell-address="M_Dia_NA_2.U8:M_Dia_NA_2.U8" chart:class="chart:line">
            <chart:data-point chart:repeated="60"/>
          </chart:series>
          <chart:series chart:style-name="ch11" chart:values-cell-range-address="M_Dia_NA_2.V9:M_Dia_NA_2.V68" chart:label-cell-address="M_Dia_NA_2.V8:M_Dia_NA_2.V8" chart:class="chart:line">
            <chart:data-point chart:repeated="60"/>
          </chart:series>
          <chart:series chart:style-name="ch12" chart:values-cell-range-address="M_Dia_NA_2.W9:M_Dia_NA_2.W68" chart:label-cell-address="M_Dia_NA_2.W8:M_Dia_NA_2.W8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68</svg:desc>
                </draw:g>
              </table:table-cell>
              <table:table-cell office:value-type="float" office:value="NaN">
                <text:p>NaN</text:p>
                <draw:g>
                  <svg:desc>M_Dia_NA_2.R9:M_Dia_NA_2.R68</svg:desc>
                </draw:g>
              </table:table-cell>
              <table:table-cell office:value-type="float" office:value="NaN">
                <text:p>NaN</text:p>
                <draw:g>
                  <svg:desc>M_Dia_NA_2.S9:M_Dia_NA_2.S68</svg:desc>
                </draw:g>
              </table:table-cell>
              <table:table-cell office:value-type="float" office:value="NaN">
                <text:p>NaN</text:p>
                <draw:g>
                  <svg:desc>M_Dia_NA_2.T9:M_Dia_NA_2.T68</svg:desc>
                </draw:g>
              </table:table-cell>
              <table:table-cell office:value-type="float" office:value="NaN">
                <text:p>NaN</text:p>
                <draw:g>
                  <svg:desc>M_Dia_NA_2.U9:M_Dia_NA_2.U68</svg:desc>
                </draw:g>
              </table:table-cell>
              <table:table-cell office:value-type="float" office:value="NaN">
                <text:p>NaN</text:p>
                <draw:g>
                  <svg:desc>M_Dia_NA_2.V9:M_Dia_NA_2.V68</svg:desc>
                </draw:g>
              </table:table-cell>
              <table:table-cell office:value-type="float" office:value="NaN">
                <text:p>NaN</text:p>
                <draw:g>
                  <svg:desc>M_Dia_NA_2.W9:M_Dia_NA_2.W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5.841cm" svg:y="1.597cm" style:legend-expansion="custom" chartooo:width="3.235cm" chartooo:height="5.039cm" style:legend-expansion-aspect-ratio="0.641992458821195" chart:style-name="ch3"/>
        <chart:plot-area chart:style-name="ch4" table:cell-range-address="M_Dia_A_2.R8:M_Dia_A_2.W68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68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68" chart:label-cell-address="M_Dia_A_2.S8:M_Dia_A_2.S8" chart:class="chart:line">
            <chart:data-point chart:repeated="60"/>
          </chart:series>
          <chart:series chart:style-name="ch8" chart:values-cell-range-address="M_Dia_A_2.T9:M_Dia_A_2.T68" chart:label-cell-address="M_Dia_A_2.T8:M_Dia_A_2.T8" chart:class="chart:line">
            <chart:data-point chart:repeated="60"/>
          </chart:series>
          <chart:series chart:style-name="ch9" chart:values-cell-range-address="M_Dia_A_2.U9:M_Dia_A_2.U68" chart:label-cell-address="M_Dia_A_2.U8:M_Dia_A_2.U8" chart:class="chart:line">
            <chart:data-point chart:repeated="60"/>
          </chart:series>
          <chart:series chart:style-name="ch10" chart:values-cell-range-address="M_Dia_A_2.V9:M_Dia_A_2.V68" chart:label-cell-address="M_Dia_A_2.V8:M_Dia_A_2.V8" chart:class="chart:line">
            <chart:data-point chart:repeated="60"/>
          </chart:series>
          <chart:series chart:style-name="ch11" chart:values-cell-range-address="M_Dia_A_2.W9:M_Dia_A_2.W68" chart:label-cell-address="M_Dia_A_2.W8:M_Dia_A_2.W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68</svg:desc>
                </draw:g>
              </table:table-cell>
              <table:table-cell office:value-type="float" office:value="NaN">
                <text:p>NaN</text:p>
                <draw:g>
                  <svg:desc>M_Dia_A_2.S9:M_Dia_A_2.S68</svg:desc>
                </draw:g>
              </table:table-cell>
              <table:table-cell office:value-type="float" office:value="NaN">
                <text:p>NaN</text:p>
                <draw:g>
                  <svg:desc>M_Dia_A_2.T9:M_Dia_A_2.T68</svg:desc>
                </draw:g>
              </table:table-cell>
              <table:table-cell office:value-type="float" office:value="NaN">
                <text:p>NaN</text:p>
                <draw:g>
                  <svg:desc>M_Dia_A_2.U9:M_Dia_A_2.U68</svg:desc>
                </draw:g>
              </table:table-cell>
              <table:table-cell office:value-type="float" office:value="NaN">
                <text:p>NaN</text:p>
                <draw:g>
                  <svg:desc>M_Dia_A_2.V9:M_Dia_A_2.V68</svg:desc>
                </draw:g>
              </table:table-cell>
              <table:table-cell office:value-type="float" office:value="NaN">
                <text:p>NaN</text:p>
                <draw:g>
                  <svg:desc>M_Dia_A_2.W9:M_Dia_A_2.W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60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8.234cm" svg:y="2.607cm" style:legend-expansion="custom" chartooo:width="3.235cm" chartooo:height="4.535cm" style:legend-expansion-aspect-ratio="0.713340683572216" chart:style-name="ch3"/>
        <chart:plot-area chart:style-name="ch4" table:cell-range-address="M_Acu_NA_2.I9:M_Acu_NA_2.N68 M_Acu_NA_2.J8:M_Acu_NA_2.N8" chart:data-source-has-labels="both" svg:x="0.209cm" svg:y="0.926cm" svg:width="14.499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68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68" chart:label-cell-address="M_Acu_NA_2.J8:M_Acu_NA_2.J8" chart:class="chart:line">
            <chart:data-point chart:repeated="60"/>
          </chart:series>
          <chart:series chart:style-name="ch8" chart:values-cell-range-address="M_Acu_NA_2.K9:M_Acu_NA_2.K68" chart:label-cell-address="M_Acu_NA_2.K8:M_Acu_NA_2.K8" chart:class="chart:line">
            <chart:data-point chart:repeated="60"/>
          </chart:series>
          <chart:series chart:style-name="ch9" chart:values-cell-range-address="M_Acu_NA_2.L9:M_Acu_NA_2.L68" chart:label-cell-address="M_Acu_NA_2.L8:M_Acu_NA_2.L8" chart:class="chart:line">
            <chart:data-point chart:repeated="60"/>
          </chart:series>
          <chart:series chart:style-name="ch10" chart:values-cell-range-address="M_Acu_NA_2.M9:M_Acu_NA_2.M68" chart:label-cell-address="M_Acu_NA_2.M8:M_Acu_NA_2.M8" chart:class="chart:line">
            <chart:data-point chart:repeated="60"/>
          </chart:series>
          <chart:series chart:style-name="ch11" chart:values-cell-range-address="M_Acu_NA_2.N9:M_Acu_NA_2.N68" chart:label-cell-address="M_Acu_NA_2.N8:M_Acu_NA_2.N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68</svg:desc>
                </draw:g>
              </table:table-cell>
              <table:table-cell office:value-type="float" office:value="NaN">
                <text:p>NaN</text:p>
                <draw:g>
                  <svg:desc>M_Acu_NA_2.J9:M_Acu_NA_2.J68</svg:desc>
                </draw:g>
              </table:table-cell>
              <table:table-cell office:value-type="float" office:value="NaN">
                <text:p>NaN</text:p>
                <draw:g>
                  <svg:desc>M_Acu_NA_2.K9:M_Acu_NA_2.K68</svg:desc>
                </draw:g>
              </table:table-cell>
              <table:table-cell office:value-type="float" office:value="NaN">
                <text:p>NaN</text:p>
                <draw:g>
                  <svg:desc>M_Acu_NA_2.L9:M_Acu_NA_2.L68</svg:desc>
                </draw:g>
              </table:table-cell>
              <table:table-cell office:value-type="float" office:value="NaN">
                <text:p>NaN</text:p>
                <draw:g>
                  <svg:desc>M_Acu_NA_2.M9:M_Acu_NA_2.M68</svg:desc>
                </draw:g>
              </table:table-cell>
              <table:table-cell office:value-type="float" office:value="NaN">
                <text:p>NaN</text:p>
                <draw:g>
                  <svg:desc>M_Acu_NA_2.N9:M_Acu_NA_2.N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0">
                <text:p>2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29">
                <text:p>32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0">
                <text:p>38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47">
                <text:p>44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26">
                <text:p>52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594">
                <text:p>59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75">
                <text:p>67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65">
                <text:p>76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43">
                <text:p>84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45">
                <text:p>94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20">
                <text:p>102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095">
                <text:p>109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169">
                <text:p>1169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248">
                <text:p>1248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311">
                <text:p>1311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371">
                <text:p>137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427">
                <text:p>1427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488">
                <text:p>1488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511">
                <text:p>1511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520">
                <text:p>1520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1540">
                <text:p>1540</text:p>
              </table:table-cell>
              <table:table-cell office:value-type="float" office:value="1393">
                <text:p>1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5.606cm" svg:y="1.801cm" style:legend-expansion="custom" chartooo:width="3.235cm" chartooo:height="4.859cm" style:legend-expansion-aspect-ratio="0.665774850792344" chart:style-name="ch3"/>
        <chart:plot-area chart:style-name="ch4" table:cell-range-address="M_Dia_A_2.J8:M_Dia_A_2.O68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68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68" chart:label-cell-address="M_Dia_A_2.K8:M_Dia_A_2.K8" chart:class="chart:line">
            <chart:data-point chart:repeated="60"/>
          </chart:series>
          <chart:series chart:style-name="ch8" chart:values-cell-range-address="M_Dia_A_2.L9:M_Dia_A_2.L68" chart:label-cell-address="M_Dia_A_2.L8:M_Dia_A_2.L8" chart:class="chart:line">
            <chart:data-point chart:repeated="60"/>
          </chart:series>
          <chart:series chart:style-name="ch9" chart:values-cell-range-address="M_Dia_A_2.M9:M_Dia_A_2.M68" chart:label-cell-address="M_Dia_A_2.M8:M_Dia_A_2.M8" chart:class="chart:line">
            <chart:data-point chart:repeated="60"/>
          </chart:series>
          <chart:series chart:style-name="ch10" chart:values-cell-range-address="M_Dia_A_2.N9:M_Dia_A_2.N68" chart:label-cell-address="M_Dia_A_2.N8:M_Dia_A_2.N8" chart:class="chart:line">
            <chart:data-point chart:repeated="60"/>
          </chart:series>
          <chart:series chart:style-name="ch11" chart:values-cell-range-address="M_Dia_A_2.O9:M_Dia_A_2.O68" chart:label-cell-address="M_Dia_A_2.O8:M_Dia_A_2.O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68</svg:desc>
                </draw:g>
              </table:table-cell>
              <table:table-cell office:value-type="float" office:value="NaN">
                <text:p>NaN</text:p>
                <draw:g>
                  <svg:desc>M_Dia_A_2.K9:M_Dia_A_2.K68</svg:desc>
                </draw:g>
              </table:table-cell>
              <table:table-cell office:value-type="float" office:value="NaN">
                <text:p>NaN</text:p>
                <draw:g>
                  <svg:desc>M_Dia_A_2.L9:M_Dia_A_2.L68</svg:desc>
                </draw:g>
              </table:table-cell>
              <table:table-cell office:value-type="float" office:value="NaN">
                <text:p>NaN</text:p>
                <draw:g>
                  <svg:desc>M_Dia_A_2.M9:M_Dia_A_2.M68</svg:desc>
                </draw:g>
              </table:table-cell>
              <table:table-cell office:value-type="float" office:value="NaN">
                <text:p>NaN</text:p>
                <draw:g>
                  <svg:desc>M_Dia_A_2.N9:M_Dia_A_2.N68</svg:desc>
                </draw:g>
              </table:table-cell>
              <table:table-cell office:value-type="float" office:value="NaN">
                <text:p>NaN</text:p>
                <draw:g>
                  <svg:desc>M_Dia_A_2.O9:M_Dia_A_2.O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5122034563441">
                <text:p>21.5122034563441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2.001117171261">
                <text:p>22.001117171261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4.9345994607624">
                <text:p>24.9345994607624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2.757218899433">
                <text:p>32.757218899433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6241834784359">
                <text:p>38.624183478435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3.2461326143499">
                <text:p>33.2461326143499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002234342522">
                <text:p>44.002234342522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9.8691989215249">
                <text:p>49.8691989215249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36.6685286187683">
                <text:p>36.6685286187683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6.6685286187683">
                <text:p>36.6685286187683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6.1796149038514">
                <text:p>36.1796149038514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8.6241834784359">
                <text:p>38.6241834784359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0.8015640397654">
                <text:p>30.8015640397654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29.3348228950146">
                <text:p>29.334822895014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7.379168035347">
                <text:p>27.379168035347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1.2450154430889">
                <text:p>11.2450154430889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4.4002234342522">
                <text:p>4.4002234342522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NaN">
                <text:p>NaN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6.4376229588524">
                <text:p>16.43762295885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4.547cm" svg:y="2.947cm" style:legend-expansion="custom" chartooo:width="3.235cm" chartooo:height="4.265cm" style:legend-expansion-aspect-ratio="0.758499413833529" chart:style-name="ch3"/>
        <chart:plot-area chart:style-name="ch4" table:cell-range-address="M_Dia_NA_2.B9:M_Dia_NA_2.F68 M_Dia_NA_2.C8:M_Dia_NA_2.F8" chart:data-source-has-labels="both" svg:x="0.138cm" svg:y="0.925cm" svg:width="14.568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68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68" chart:label-cell-address="M_Dia_NA_2.C8:M_Dia_NA_2.C8" chart:class="chart:line">
            <chart:data-point chart:repeated="60"/>
          </chart:series>
          <chart:series chart:style-name="ch8" chart:values-cell-range-address="M_Dia_NA_2.D9:M_Dia_NA_2.D68" chart:label-cell-address="M_Dia_NA_2.D8:M_Dia_NA_2.D8" chart:class="chart:line">
            <chart:data-point chart:repeated="60"/>
          </chart:series>
          <chart:series chart:style-name="ch9" chart:values-cell-range-address="M_Dia_NA_2.E9:M_Dia_NA_2.E68" chart:label-cell-address="M_Dia_NA_2.E8:M_Dia_NA_2.E8" chart:class="chart:line">
            <chart:data-point chart:repeated="60"/>
          </chart:series>
          <chart:series chart:style-name="ch10" chart:values-cell-range-address="M_Dia_NA_2.F9:M_Dia_NA_2.F68" chart:label-cell-address="M_Dia_NA_2.F8:M_Dia_NA_2.F8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68</svg:desc>
                </draw:g>
              </table:table-cell>
              <table:table-cell office:value-type="float" office:value="NaN">
                <text:p>NaN</text:p>
                <draw:g>
                  <svg:desc>M_Dia_NA_2.C9:M_Dia_NA_2.C68</svg:desc>
                </draw:g>
              </table:table-cell>
              <table:table-cell office:value-type="float" office:value="NaN">
                <text:p>NaN</text:p>
                <draw:g>
                  <svg:desc>M_Dia_NA_2.D9:M_Dia_NA_2.D68</svg:desc>
                </draw:g>
              </table:table-cell>
              <table:table-cell office:value-type="float" office:value="NaN">
                <text:p>NaN</text:p>
                <draw:g>
                  <svg:desc>M_Dia_NA_2.E9:M_Dia_NA_2.E68</svg:desc>
                </draw:g>
              </table:table-cell>
              <table:table-cell office:value-type="float" office:value="NaN">
                <text:p>NaN</text:p>
                <draw:g>
                  <svg:desc>M_Dia_NA_2.F9:M_Dia_NA_2.F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6.185cm" svg:y="2.964cm" style:legend-expansion="custom" chartooo:width="3.235cm" chartooo:height="5.168cm" style:legend-expansion-aspect-ratio="0.625967492260062" chart:style-name="ch3"/>
        <chart:plot-area chart:style-name="ch4" table:cell-range-address="M_Dia_NA_2.I9:M_Dia_NA_2.N68 M_Dia_NA_2.J8:M_Dia_NA_2.N8" chart:data-source-has-labels="both" svg:x="-0.012cm" svg:y="0.926cm" svg:width="14.722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68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68" chart:label-cell-address="M_Dia_NA_2.J8:M_Dia_NA_2.J8" chart:class="chart:line">
            <chart:data-point chart:repeated="60"/>
          </chart:series>
          <chart:series chart:style-name="ch8" chart:values-cell-range-address="M_Dia_NA_2.K9:M_Dia_NA_2.K68" chart:label-cell-address="M_Dia_NA_2.K8:M_Dia_NA_2.K8" chart:class="chart:line">
            <chart:data-point chart:repeated="60"/>
          </chart:series>
          <chart:series chart:style-name="ch9" chart:values-cell-range-address="M_Dia_NA_2.L9:M_Dia_NA_2.L68" chart:label-cell-address="M_Dia_NA_2.L8:M_Dia_NA_2.L8" chart:class="chart:line">
            <chart:data-point chart:repeated="60"/>
          </chart:series>
          <chart:series chart:style-name="ch10" chart:values-cell-range-address="M_Dia_NA_2.M9:M_Dia_NA_2.M68" chart:label-cell-address="M_Dia_NA_2.M8:M_Dia_NA_2.M8" chart:class="chart:line">
            <chart:data-point chart:repeated="60"/>
          </chart:series>
          <chart:series chart:style-name="ch11" chart:values-cell-range-address="M_Dia_NA_2.N9:M_Dia_NA_2.N68" chart:label-cell-address="M_Dia_NA_2.N8:M_Dia_NA_2.N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68</svg:desc>
                </draw:g>
              </table:table-cell>
              <table:table-cell office:value-type="float" office:value="NaN">
                <text:p>NaN</text:p>
                <draw:g>
                  <svg:desc>M_Dia_NA_2.J9:M_Dia_NA_2.J68</svg:desc>
                </draw:g>
              </table:table-cell>
              <table:table-cell office:value-type="float" office:value="NaN">
                <text:p>NaN</text:p>
                <draw:g>
                  <svg:desc>M_Dia_NA_2.K9:M_Dia_NA_2.K68</svg:desc>
                </draw:g>
              </table:table-cell>
              <table:table-cell office:value-type="float" office:value="NaN">
                <text:p>NaN</text:p>
                <draw:g>
                  <svg:desc>M_Dia_NA_2.L9:M_Dia_NA_2.L68</svg:desc>
                </draw:g>
              </table:table-cell>
              <table:table-cell office:value-type="float" office:value="NaN">
                <text:p>NaN</text:p>
                <draw:g>
                  <svg:desc>M_Dia_NA_2.M9:M_Dia_NA_2.M68</svg:desc>
                </draw:g>
              </table:table-cell>
              <table:table-cell office:value-type="float" office:value="NaN">
                <text:p>NaN</text:p>
                <draw:g>
                  <svg:desc>M_Dia_NA_2.N9:M_Dia_NA_2.N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78">
                <text:p>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02">
                <text:p>1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23">
                <text:p>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200" chart:origin="0" chart:interval-major="2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8.195cm" svg:y="1.733cm" style:legend-expansion="custom" chartooo:width="3.235cm" chartooo:height="4.917cm" style:legend-expansion-aspect-ratio="0.657921496847671" chart:style-name="ch3"/>
        <chart:plot-area chart:style-name="ch4" table:cell-range-address="M_Acu_A_2.J8:M_Acu_A_2.O68" chart:data-source-has-labels="both" svg:x="0.301cm" svg:y="1.05cm" svg:width="14.401cm" svg:height="10.76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68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68" chart:label-cell-address="M_Acu_A_2.K8:M_Acu_A_2.K8" chart:class="chart:line">
            <chart:data-point chart:repeated="60"/>
          </chart:series>
          <chart:series chart:style-name="ch8" chart:values-cell-range-address="M_Acu_A_2.L9:M_Acu_A_2.L68" chart:label-cell-address="M_Acu_A_2.L8:M_Acu_A_2.L8" chart:class="chart:line">
            <chart:data-point chart:repeated="60"/>
          </chart:series>
          <chart:series chart:style-name="ch9" chart:values-cell-range-address="M_Acu_A_2.M9:M_Acu_A_2.M68" chart:label-cell-address="M_Acu_A_2.M8:M_Acu_A_2.M8" chart:class="chart:line">
            <chart:data-point chart:repeated="60"/>
          </chart:series>
          <chart:series chart:style-name="ch10" chart:values-cell-range-address="M_Acu_A_2.N9:M_Acu_A_2.N68" chart:label-cell-address="M_Acu_A_2.N8:M_Acu_A_2.N8" chart:class="chart:line">
            <chart:data-point chart:repeated="60"/>
          </chart:series>
          <chart:series chart:style-name="ch11" chart:values-cell-range-address="M_Acu_A_2.O9:M_Acu_A_2.O68" chart:label-cell-address="M_Acu_A_2.O8:M_Acu_A_2.O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68</svg:desc>
                </draw:g>
              </table:table-cell>
              <table:table-cell office:value-type="float" office:value="NaN">
                <text:p>NaN</text:p>
                <draw:g>
                  <svg:desc>M_Acu_A_2.K9:M_Acu_A_2.K68</svg:desc>
                </draw:g>
              </table:table-cell>
              <table:table-cell office:value-type="float" office:value="NaN">
                <text:p>NaN</text:p>
                <draw:g>
                  <svg:desc>M_Acu_A_2.L9:M_Acu_A_2.L68</svg:desc>
                </draw:g>
              </table:table-cell>
              <table:table-cell office:value-type="float" office:value="NaN">
                <text:p>NaN</text:p>
                <draw:g>
                  <svg:desc>M_Acu_A_2.M9:M_Acu_A_2.M68</svg:desc>
                </draw:g>
              </table:table-cell>
              <table:table-cell office:value-type="float" office:value="NaN">
                <text:p>NaN</text:p>
                <draw:g>
                  <svg:desc>M_Acu_A_2.N9:M_Acu_A_2.N68</svg:desc>
                </draw:g>
              </table:table-cell>
              <table:table-cell office:value-type="float" office:value="NaN">
                <text:p>NaN</text:p>
                <draw:g>
                  <svg:desc>M_Acu_A_2.O9:M_Acu_A_2.O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339291580059">
                <text:p>117.339291580059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0.852612207664">
                <text:p>160.852612207664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5.787211668426">
                <text:p>185.787211668426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18.544430567859">
                <text:p>218.544430567859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57.168614046295">
                <text:p>257.168614046295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0.414746660645">
                <text:p>290.414746660645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0.016757568915">
                <text:p>330.016757568915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74.018991911437">
                <text:p>374.018991911437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12.154261674956">
                <text:p>412.154261674956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62.023460596481">
                <text:p>462.023460596481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498.691989215249">
                <text:p>498.691989215249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35.360517834017">
                <text:p>535.360517834017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571.540132737869">
                <text:p>571.540132737869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10.164316216305">
                <text:p>610.164316216305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40.96588025607">
                <text:p>640.96588025607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70.300703151085">
                <text:p>670.300703151085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697.679871186432">
                <text:p>697.679871186432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727.503607796363">
                <text:p>727.503607796363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738.748623239452">
                <text:p>738.748623239452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743.148846673704">
                <text:p>743.148846673704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NaN">
                <text:p>NaN</text:p>
              </table:table-cell>
              <table:table-cell office:value-type="float" office:value="752.927120972042">
                <text:p>752.927120972042</text:p>
              </table:table-cell>
              <table:table-cell office:value-type="float" office:value="915.904351267254">
                <text:p>915.9043512672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25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6.053cm" svg:y="2.667cm" style:legend-expansion="custom" chartooo:width="3.235cm" chartooo:height="4.685cm" style:legend-expansion-aspect-ratio="0.690501600853789" chart:style-name="ch3"/>
        <chart:plot-area chart:style-name="ch4" table:cell-range-address="M_Acu_NA_2.B9:M_Acu_NA_2.F68 M_Acu_NA_2.C8:M_Acu_NA_2.F8" chart:data-source-has-labels="both" svg:x="0.111cm" svg:y="0.925cm" svg:width="14.597cm" svg:height="10.541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68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68" chart:label-cell-address="M_Acu_NA_2.C8:M_Acu_NA_2.C8" chart:class="chart:line">
            <chart:data-point chart:repeated="60"/>
          </chart:series>
          <chart:series chart:style-name="ch8" chart:values-cell-range-address="M_Acu_NA_2.D9:M_Acu_NA_2.D68" chart:label-cell-address="M_Acu_NA_2.D8:M_Acu_NA_2.D8" chart:class="chart:line">
            <chart:data-point chart:repeated="60"/>
          </chart:series>
          <chart:series chart:style-name="ch9" chart:values-cell-range-address="M_Acu_NA_2.E9:M_Acu_NA_2.E68" chart:label-cell-address="M_Acu_NA_2.E8:M_Acu_NA_2.E8" chart:class="chart:line">
            <chart:data-point chart:repeated="60"/>
          </chart:series>
          <chart:series chart:style-name="ch10" chart:values-cell-range-address="M_Acu_NA_2.F9:M_Acu_NA_2.F68" chart:label-cell-address="M_Acu_NA_2.F8:M_Acu_NA_2.F8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68</svg:desc>
                </draw:g>
              </table:table-cell>
              <table:table-cell office:value-type="float" office:value="1">
                <text:p>1</text:p>
                <draw:g>
                  <svg:desc>M_Acu_NA_2.C9:M_Acu_NA_2.C68</svg:desc>
                </draw:g>
              </table:table-cell>
              <table:table-cell office:value-type="float" office:value="NaN">
                <text:p>NaN</text:p>
                <draw:g>
                  <svg:desc>M_Acu_NA_2.D9:M_Acu_NA_2.D68</svg:desc>
                </draw:g>
              </table:table-cell>
              <table:table-cell office:value-type="float" office:value="NaN">
                <text:p>NaN</text:p>
                <draw:g>
                  <svg:desc>M_Acu_NA_2.E9:M_Acu_NA_2.E68</svg:desc>
                </draw:g>
              </table:table-cell>
              <table:table-cell office:value-type="float" office:value="NaN">
                <text:p>NaN</text:p>
                <draw:g>
                  <svg:desc>M_Acu_NA_2.F9:M_Acu_NA_2.F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7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6.846cm" svg:y="2.559cm" style:legend-expansion="custom" chartooo:width="3.235cm" chartooo:height="5.182cm" style:legend-expansion-aspect-ratio="0.624276341181011" chart:style-name="ch3"/>
        <chart:plot-area chart:style-name="ch4" table:cell-range-address="M_Acu_A_2.B8:M_Acu_A_2.G68" chart:data-source-has-labels="both" svg:x="0.417cm" svg:y="1.241cm" svg:width="14.286cm" svg:height="10.572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68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68" chart:label-cell-address="M_Acu_A_2.C8:M_Acu_A_2.C8" chart:class="chart:line">
            <chart:data-point chart:repeated="60"/>
          </chart:series>
          <chart:series chart:style-name="ch8" chart:values-cell-range-address="M_Acu_A_2.D9:M_Acu_A_2.D68" chart:label-cell-address="M_Acu_A_2.D8:M_Acu_A_2.D8" chart:class="chart:line">
            <chart:data-point chart:repeated="60"/>
          </chart:series>
          <chart:series chart:style-name="ch9" chart:values-cell-range-address="M_Acu_A_2.E9:M_Acu_A_2.E68" chart:label-cell-address="M_Acu_A_2.E8:M_Acu_A_2.E8" chart:class="chart:line">
            <chart:data-point chart:repeated="60"/>
          </chart:series>
          <chart:series chart:style-name="ch10" chart:values-cell-range-address="M_Acu_A_2.F9:M_Acu_A_2.F68" chart:label-cell-address="M_Acu_A_2.F8:M_Acu_A_2.F8" chart:class="chart:line">
            <chart:data-point chart:repeated="60"/>
          </chart:series>
          <chart:series chart:style-name="ch11" chart:values-cell-range-address="M_Acu_A_2.G9:M_Acu_A_2.G68" chart:label-cell-address="M_Acu_A_2.G8:M_Acu_A_2.G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68</svg:desc>
                </draw:g>
              </table:table-cell>
              <table:table-cell office:value-type="float" office:value="NaN">
                <text:p>NaN</text:p>
                <draw:g>
                  <svg:desc>M_Acu_A_2.C9:M_Acu_A_2.C68</svg:desc>
                </draw:g>
              </table:table-cell>
              <table:table-cell office:value-type="float" office:value="NaN">
                <text:p>NaN</text:p>
                <draw:g>
                  <svg:desc>M_Acu_A_2.D9:M_Acu_A_2.D68</svg:desc>
                </draw:g>
              </table:table-cell>
              <table:table-cell office:value-type="float" office:value="NaN">
                <text:p>NaN</text:p>
                <draw:g>
                  <svg:desc>M_Acu_A_2.E9:M_Acu_A_2.E68</svg:desc>
                </draw:g>
              </table:table-cell>
              <table:table-cell office:value-type="float" office:value="NaN">
                <text:p>NaN</text:p>
                <draw:g>
                  <svg:desc>M_Acu_A_2.F9:M_Acu_A_2.F68</svg:desc>
                </draw:g>
              </table:table-cell>
              <table:table-cell office:value-type="float" office:value="NaN">
                <text:p>NaN</text:p>
                <draw:g>
                  <svg:desc>M_Acu_A_2.G9:M_Acu_A_2.G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356.11605520667">
                <text:p>1356.11605520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350" chart:origin="0" chart:interval-major="5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8.547cm" svg:y="1.788cm" style:legend-expansion="custom" chartooo:width="3.235cm" chartooo:height="3.993cm" style:legend-expansion-aspect-ratio="0.810167793638868" chart:style-name="ch3"/>
        <chart:plot-area chart:style-name="ch4" table:cell-range-address="M_Acu_A_2.R8:M_Acu_A_2.W68" chart:data-source-has-labels="both" svg:x="-0.014cm" svg:y="1.051cm" svg:width="14.718cm" svg:height="10.7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68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68" chart:label-cell-address="M_Acu_A_2.S8:M_Acu_A_2.S8" chart:class="chart:line">
            <chart:data-point chart:repeated="60"/>
          </chart:series>
          <chart:series chart:style-name="ch8" chart:values-cell-range-address="M_Acu_A_2.T9:M_Acu_A_2.T68" chart:label-cell-address="M_Acu_A_2.T8:M_Acu_A_2.T8" chart:class="chart:line">
            <chart:data-point chart:repeated="60"/>
          </chart:series>
          <chart:series chart:style-name="ch9" chart:values-cell-range-address="M_Acu_A_2.U9:M_Acu_A_2.U68" chart:label-cell-address="M_Acu_A_2.U8:M_Acu_A_2.U8" chart:class="chart:line">
            <chart:data-point chart:repeated="60"/>
          </chart:series>
          <chart:series chart:style-name="ch10" chart:values-cell-range-address="M_Acu_A_2.V9:M_Acu_A_2.V68" chart:label-cell-address="M_Acu_A_2.V8:M_Acu_A_2.V8" chart:class="chart:line">
            <chart:data-point chart:repeated="60"/>
          </chart:series>
          <chart:series chart:style-name="ch11" chart:values-cell-range-address="M_Acu_A_2.W9:M_Acu_A_2.W68" chart:label-cell-address="M_Acu_A_2.W8:M_Acu_A_2.W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68</svg:desc>
                </draw:g>
              </table:table-cell>
              <table:table-cell office:value-type="float" office:value="NaN">
                <text:p>NaN</text:p>
                <draw:g>
                  <svg:desc>M_Acu_A_2.S9:M_Acu_A_2.S68</svg:desc>
                </draw:g>
              </table:table-cell>
              <table:table-cell office:value-type="float" office:value="NaN">
                <text:p>NaN</text:p>
                <draw:g>
                  <svg:desc>M_Acu_A_2.T9:M_Acu_A_2.T68</svg:desc>
                </draw:g>
              </table:table-cell>
              <table:table-cell office:value-type="float" office:value="NaN">
                <text:p>NaN</text:p>
                <draw:g>
                  <svg:desc>M_Acu_A_2.U9:M_Acu_A_2.U68</svg:desc>
                </draw:g>
              </table:table-cell>
              <table:table-cell office:value-type="float" office:value="NaN">
                <text:p>NaN</text:p>
                <draw:g>
                  <svg:desc>M_Acu_A_2.V9:M_Acu_A_2.V68</svg:desc>
                </draw:g>
              </table:table-cell>
              <table:table-cell office:value-type="float" office:value="NaN">
                <text:p>NaN</text:p>
                <draw:g>
                  <svg:desc>M_Acu_A_2.W9:M_Acu_A_2.W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